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037cm"/>
    </style:style>
    <style:style style:name="co12" style:family="table-column">
      <style:table-column-properties fo:break-before="auto" style:column-width="3.42cm"/>
    </style:style>
    <style:style style:name="co13" style:family="table-column">
      <style:table-column-properties fo:break-before="auto" style:column-width="2.796cm"/>
    </style:style>
    <style:style style:name="co14" style:family="table-column">
      <style:table-column-properties fo:break-before="auto" style:column-width="3.177cm"/>
    </style:style>
    <style:style style:name="co15" style:family="table-column">
      <style:table-column-properties fo:break-before="auto" style:column-width="2.792cm"/>
    </style:style>
    <style:style style:name="co16" style:family="table-column">
      <style:table-column-properties fo:break-before="auto" style:column-width="2.896cm"/>
    </style:style>
    <style:style style:name="co17" style:family="table-column">
      <style:table-column-properties fo:break-before="auto" style:column-width="2.828cm"/>
    </style:style>
    <style:style style:name="co18" style:family="table-column">
      <style:table-column-properties fo:break-before="auto" style:column-width="3.141cm"/>
    </style:style>
    <style:style style:name="co19" style:family="table-column">
      <style:table-column-properties fo:break-before="auto" style:column-width="4.015cm"/>
    </style:style>
    <style:style style:name="co20" style:family="table-column">
      <style:table-column-properties fo:break-before="auto" style:column-width="4.154cm"/>
    </style:style>
    <style:style style:name="co21" style:family="table-column">
      <style:table-column-properties fo:break-before="auto" style:column-width="4.468cm"/>
    </style:style>
    <style:style style:name="co22" style:family="table-column">
      <style:table-column-properties fo:break-before="auto" style:column-width="4.364cm"/>
    </style:style>
    <style:style style:name="co23" style:family="table-column">
      <style:table-column-properties fo:break-before="auto" style:column-width="3.561cm"/>
    </style:style>
    <style:style style:name="co24" style:family="table-column">
      <style:table-column-properties fo:break-before="auto" style:column-width="3.84cm"/>
    </style:style>
    <style:style style:name="co25" style:family="table-column">
      <style:table-column-properties fo:break-before="auto" style:column-width="3.455cm"/>
    </style:style>
    <style:style style:name="co26" style:family="table-column">
      <style:table-column-properties fo:break-before="auto" style:column-width="3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23ff23" fo:border="0.06pt solid #000000"/>
    </style:style>
    <style:style style:name="ce5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d320" fo:border="0.06pt solid #000000"/>
    </style:style>
    <style:style style:name="ce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3caff" fo:border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8080" fo:border="0.06pt solid #000000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ccffff" fo:border="0.06pt solid #000000"/>
    </style:style>
    <style:style style:name="ce17" style:family="table-cell" style:parent-style-name="Default" style:data-style-name="N60">
      <style:table-cell-properties fo:background-color="#ccffff" fo:border="0.06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/>
    <style:style style:name="ce2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99ccff" fo:border="0.06pt solid #000000"/>
    </style:style>
    <style:style style:name="ce22" style:family="table-cell" style:parent-style-name="Default" style:data-style-name="N0">
      <style:table-cell-properties fo:background-color="#ccffff" fo:border="0.06pt solid #000000"/>
    </style:style>
    <style:style style:name="ce2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ackground-color="#ff950e" fo:border="0.06pt solid #000000"/>
    </style:style>
    <style:style style:name="ce26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9966cc" fo:border="0.06pt solid #000000"/>
    </style:style>
    <style:style style:name="ce28" style:family="table-cell" style:parent-style-name="Default">
      <style:table-cell-properties fo:background-color="#ff950e" fo:border="0.06pt solid #000000"/>
      <style:text-properties style:font-name="Liberation Sans" style:font-name-asian="Droid Sans Fallback" style:font-name-complex="FreeSans"/>
    </style:style>
    <style:style style:name="ce29" style:family="table-cell" style:parent-style-name="Default">
      <style:text-properties style:font-name="Liberation Sans" style:font-name-asian="Droid Sans Fallback" style:font-name-complex="FreeSans"/>
    </style:style>
    <style:style style:name="ce30" style:family="table-cell" style:parent-style-name="Default">
      <style:table-cell-properties fo:background-color="#33a3a3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33a3a3" fo:border="0.06pt solid #000000"/>
    </style:style>
    <style:style style:name="ce3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ff66" fo:border="0.06pt solid #000000"/>
    </style:style>
    <style:style style:name="ce34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b84747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b84747" fo:border="0.06pt solid #000000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198a8a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198a8a" fo:border="0.06pt solid #000000"/>
    </style:style>
    <style:style style:name="ce41" style:family="table-cell" style:parent-style-name="Default" style:data-style-name="N123">
      <style:table-cell-properties fo:background-color="#ffff00" fo:border="0.06pt solid #000000"/>
    </style:style>
    <style:style style:name="ce42" style:family="table-cell" style:parent-style-name="Default" style:data-style-name="N123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 style:data-style-name="N123">
      <style:table-cell-properties fo:background-color="#ffff00" fo:border="0.06pt solid #000000"/>
      <style:text-properties style:font-name="Liberation Sans" style:font-name-asian="Droid Sans Fallback" style:font-name-complex="FreeSans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00ff00" fo:border="0.06pt solid #000000"/>
    </style:style>
    <style:style style:name="ce46" style:family="table-cell" style:parent-style-name="Default" style:data-style-name="N123">
      <style:table-cell-properties fo:background-color="transparent" fo:border="none"/>
    </style:style>
    <style:style style:name="ce47" style:family="table-cell" style:parent-style-name="Default">
      <style:table-cell-properties fo:background-color="#ffcc99" fo:border="0.06pt solid #000000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aea79f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aea79f" fo:border="0.06pt solid #000000"/>
    </style:style>
    <style:style style:name="ce51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3deb3d" fo:border="0.06pt solid #000000"/>
    </style:style>
    <style:style style:name="ce53" style:family="table-cell" style:parent-style-name="Default" style:data-style-name="N123">
      <style:table-cell-properties fo:background-color="#3deb3d" fo:border="0.06pt solid #000000"/>
    </style:style>
    <style:style style:name="ce54" style:family="table-cell" style:parent-style-name="Default" style:data-style-name="N123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57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 style:data-style-name="N60">
      <style:table-cell-properties fo:background-color="#ffff00" fo:border="0.06pt solid #000000"/>
    </style:style>
    <style:style style:name="ce59" style:family="table-cell" style:parent-style-name="Default" style:data-style-name="N0">
      <style:table-cell-properties fo:background-color="#ffff00" fo:border="0.06pt solid #000000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63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64" style:family="table-cell" style:parent-style-name="Default">
      <style:table-cell-properties fo:background-color="#e6ff00" fo:border="0.06pt solid #000000"/>
      <style:text-properties style:use-window-font-color="true"/>
    </style:style>
    <style:style style:name="ce65" style:family="table-cell" style:parent-style-name="Default" style:data-style-name="N60">
      <style:table-cell-properties fo:background-color="#99ccff" fo:border="0.06pt solid #000000"/>
    </style:style>
    <style:style style:name="ce66" style:family="table-cell" style:parent-style-name="Default" style:data-style-name="N0">
      <style:table-cell-properties fo:background-color="#ffcc99" fo:border="0.06pt solid #000000"/>
    </style:style>
    <style:style style:name="ce67" style:family="table-cell" style:parent-style-name="Default">
      <style:table-cell-properties fo:background-color="#99ccff"/>
    </style:style>
    <style:style style:name="ce68" style:family="table-cell" style:parent-style-name="Default" style:data-style-name="N60">
      <style:table-cell-properties fo:background-color="#23ff23" fo:border="0.06pt solid #000000"/>
    </style:style>
    <style:style style:name="ce69" style:family="table-cell" style:parent-style-name="Default" style:data-style-name="N60">
      <style:table-cell-properties fo:background-color="#ffcc99" fo:border="0.06pt solid #000000"/>
    </style:style>
    <style:style style:name="ce70" style:family="table-cell" style:parent-style-name="Default">
      <style:table-cell-properties fo:background-color="#23ff23"/>
    </style:style>
    <style:style style:name="ce71" style:family="table-cell" style:parent-style-name="Default">
      <style:table-cell-properties fo:background-color="#cfe7f5" fo:border="0.06pt solid #000000"/>
    </style:style>
    <style:style style:name="ce72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60">
      <style:table-cell-properties fo:background-color="#cfe7f5" fo:border="0.06pt solid #000000"/>
    </style:style>
    <style:style style:name="ce74" style:family="table-cell" style:parent-style-name="Default">
      <style:table-cell-properties fo:background-color="#cfe7f5"/>
    </style:style>
  </office:automatic-styles>
  <office:body>
    <office:spreadsheet>
      <table:table table:name="Pos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3" table:number-columns-repeated="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4" table:number-columns-repeated="2" table:default-cell-style-name="ce21"/>
        <table:table-column table:style-name="co10" table:default-cell-style-name="ce21"/>
        <table:table-column table:style-name="co11" table:default-cell-style-name="ce21"/>
        <table:table-column table:style-name="co4" table:number-columns-repeated="2" table:default-cell-style-name="ce21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4" table:default-cell-style-name="ce29"/>
        <table:table-column table:style-name="co4" table:number-columns-repeated="6" table:default-cell-style-name="Default"/>
        <table:table-row table:style-name="ro1" table:number-rows-repeated="2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6"/>
          <table:table-cell table:style-name="ce10"/>
          <table:table-cell table:number-columns-repeated="2"/>
          <table:table-cell table:style-name="ce11" office:value-type="string" calcext:value-type="string" table:number-columns-spanned="6" table:number-rows-spanned="1">
            <text:p>Dados Brutos AMR – Tabela 0</text:p>
          </table:table-cell>
          <table:covered-table-cell table:number-columns-repeated="5" table:style-name="ce12"/>
          <table:table-cell/>
          <table:table-cell table:style-name="ce13" office:value-type="string" calcext:value-type="string" table:number-columns-spanned="7" table:number-rows-spanned="1">
            <text:p>Valores Mínimos e Máximos – Tabela 4</text:p>
          </table:table-cell>
          <table:covered-table-cell table:number-columns-repeated="6" table:style-name="ce14"/>
          <table:table-cell table:style-name="Default" table:number-columns-repeated="2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Carateristica V-I – Tabela 1</text:p>
          </table:table-cell>
          <table:covered-table-cell table:number-columns-repeated="5" table:style-name="ce2"/>
          <table:table-cell table:style-name="ce9"/>
          <table:table-cell table:number-columns-repeated="2"/>
          <table:table-cell table:style-name="ce12" office:value-type="string" calcext:value-type="string">
            <text:p><text:s/>→ </text:p>
          </table:table-cell>
          <table:table-cell table:style-name="ce12" table:number-columns-repeated="2"/>
          <table:table-cell table:style-name="ce12" office:value-type="string" calcext:value-type="string">
            <text:p>←</text:p>
          </table:table-cell>
          <table:table-cell table:style-name="ce12" table:number-columns-repeated="2"/>
          <table:table-cell/>
          <table:table-cell table:style-name="ce14" office:value-type="string" calcext:value-type="string">
            <text:p>→ </text:p>
          </table:table-cell>
          <table:table-cell table:style-name="ce14" office:value-type="string" calcext:value-type="string">
            <text:p>← </text:p>
          </table:table-cell>
          <table:table-cell table:style-name="ce14" office:value-type="string" calcext:value-type="string">
            <text:p>Médias</text:p>
          </table:table-cell>
          <table:table-cell table:style-name="ce14"/>
          <table:table-cell table:style-name="ce14" office:value-type="string" calcext:value-type="string">
            <text:p>→ </text:p>
          </table:table-cell>
          <table:table-cell table:style-name="ce14" office:value-type="string" calcext:value-type="string">
            <text:p>← </text:p>
          </table:table-cell>
          <table:table-cell table:style-name="ce14" office:value-type="string" calcext:value-type="string">
            <text:p>Médias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table:number-columns-repeated="6"/>
          <table:table-cell table:style-name="ce9"/>
          <table:table-cell table:number-columns-repeated="2"/>
          <table:table-cell table:style-name="ce12" office:value-type="string" calcext:value-type="string">
            <text:p>H(Oe)</text:p>
          </table:table-cell>
          <table:table-cell table:style-name="ce12" office:value-type="string" calcext:value-type="string">
            <text:p>Voltage(V)</text:p>
          </table:table-cell>
          <table:table-cell table:style-name="ce12" office:value-type="string" calcext:value-type="string">
            <text:p>Vmin(V)</text:p>
          </table:table-cell>
          <table:table-cell table:style-name="ce12" office:value-type="string" calcext:value-type="string">
            <text:p>H(Oe)</text:p>
          </table:table-cell>
          <table:table-cell table:style-name="ce12" office:value-type="string" calcext:value-type="string">
            <text:p>Voltage(V)</text:p>
          </table:table-cell>
          <table:table-cell table:style-name="ce12" office:value-type="string" calcext:value-type="string">
            <text:p>Vmin(V)</text:p>
          </table:table-cell>
          <table:table-cell/>
          <table:table-cell table:number-columns-repeated="2" table:style-name="ce14" office:value-type="string" calcext:value-type="string">
            <text:p>Rmin →(ohm)</text:p>
          </table:table-cell>
          <table:table-cell table:style-name="ce14" office:value-type="string" calcext:value-type="string">
            <text:p>Rmin med(ohm)</text:p>
          </table:table-cell>
          <table:table-cell table:style-name="ce14"/>
          <table:table-cell table:number-columns-repeated="2" table:style-name="ce14" office:value-type="string" calcext:value-type="string">
            <text:p>MRmax → (%)</text:p>
          </table:table-cell>
          <table:table-cell table:style-name="ce14" office:value-type="string" calcext:value-type="string">
            <text:p>MRmax med(%)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label I</text:p>
          </table:table-cell>
          <table:table-cell table:style-name="ce2" office:value-type="string" calcext:value-type="string">
            <text:p>I(mA)</text:p>
          </table:table-cell>
          <table:table-cell table:style-name="ce2" office:value-type="string" calcext:value-type="string">
            <text:p>eI(mA)</text:p>
          </table:table-cell>
          <table:table-cell table:style-name="ce2" office:value-type="string" calcext:value-type="string">
            <text:p>T(mV)</text:p>
          </table:table-cell>
          <table:table-cell table:style-name="ce2" office:value-type="string" calcext:value-type="string">
            <text:p>eT(mV)</text:p>
          </table:table-cell>
          <table:table-cell table:style-name="ce2" office:value-type="string" calcext:value-type="string">
            <text:p>R(ohm)</text:p>
          </table:table-cell>
          <table:table-cell table:style-name="ce9"/>
          <table:table-cell table:number-columns-repeated="2"/>
          <table:table-cell table:style-name="ce12" office:value-type="float" office:value="-50" calcext:value-type="float">
            <text:p>-50</text:p>
          </table:table-cell>
          <table:table-cell table:number-columns-repeated="2" table:style-name="ce12" office:value-type="float" office:value="0.003871" calcext:value-type="float">
            <text:p>0.003871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 office:value-type="float" office:value="0.00387" calcext:value-type="float">
            <text:p>0.00387</text:p>
          </table:table-cell>
          <table:table-cell/>
          <table:table-cell table:style-name="ce14" office:value-type="float" office:value="3.8702259548" calcext:value-type="float">
            <text:p>3.8702259548</text:p>
          </table:table-cell>
          <table:table-cell table:style-name="ce14" office:value-type="float" office:value="3.8692261548" calcext:value-type="float">
            <text:p>3.8692261548</text:p>
          </table:table-cell>
          <table:table-cell table:style-name="ce14" office:value-type="float" office:value="3.8697260548" calcext:value-type="float">
            <text:p>3.8697260548</text:p>
          </table:table-cell>
          <table:table-cell table:style-name="ce14"/>
          <table:table-cell table:style-name="ce14" office:value-type="float" office:value="2.2991475071" calcext:value-type="float">
            <text:p>2.2991475071</text:p>
          </table:table-cell>
          <table:table-cell table:style-name="ce14" office:value-type="float" office:value="2.2739018088" calcext:value-type="float">
            <text:p>2.2739018088</text:p>
          </table:table-cell>
          <table:table-cell table:style-name="ce14" table:formula="of:=([.U6]+[.V6])/2" office:value-type="float" office:value="2.28652465795" calcext:value-type="float">
            <text:p>2.286524658</text:p>
          </table:table-cell>
          <table:table-cell table:style-name="Default" table:number-columns-repeated="2"/>
          <table:table-cell/>
          <table:table-cell table:style-name="ce26" office:value-type="string" calcext:value-type="string" table:number-columns-spanned="3" table:number-rows-spanned="1">
            <text:p>Análise Estatística Ku – Tabela 16</text:p>
          </table:table-cell>
          <table:covered-table-cell table:style-name="ce26"/>
          <table:covered-table-cell table:style-name="ce27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0095" calcext:value-type="float">
            <text:p>10.009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39.483" calcext:value-type="float">
            <text:p>39.48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3.944552675" calcext:value-type="float">
            <text:p>3.944552675</text:p>
          </table:table-cell>
          <table:table-cell table:style-name="ce9"/>
          <table:table-cell table:number-columns-repeated="2"/>
          <table:table-cell table:style-name="ce12" office:value-type="float" office:value="-49" calcext:value-type="float">
            <text:p>-49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 office:value-type="string" calcext:value-type="string">
            <text:p>Vmax(V)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 office:value-type="string" calcext:value-type="string">
            <text:p>Vmax(V)</text:p>
          </table:table-cell>
          <table:table-cell/>
          <table:table-cell table:number-columns-repeated="2" table:style-name="ce14" office:value-type="string" calcext:value-type="string">
            <text:p>Rmax → (ohm)</text:p>
          </table:table-cell>
          <table:table-cell table:style-name="ce14" office:value-type="string" calcext:value-type="string">
            <text:p>Rmax med(ohm)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/>
          <table:table-cell table:style-name="ce27" office:value-type="string" calcext:value-type="string">
            <text:p>ku(erg cm^-3)</text:p>
          </table:table-cell>
          <table:table-cell table:style-name="ce27" office:value-type="string" calcext:value-type="string">
            <text:p>eku(erg cm^-3)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8.0044" calcext:value-type="float">
            <text:p>8.0044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31.578" calcext:value-type="float">
            <text:p>31.57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.9450802059" calcext:value-type="float">
            <text:p>3.9450802059</text:p>
          </table:table-cell>
          <table:table-cell table:style-name="ce9"/>
          <table:table-cell table:number-columns-repeated="2"/>
          <table:table-cell table:style-name="ce12" office:value-type="float" office:value="-48" calcext:value-type="float">
            <text:p>-48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 office:value-type="float" office:value="0.00396" calcext:value-type="float">
            <text:p>0.0039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 office:value-type="float" office:value="0.003958" calcext:value-type="float">
            <text:p>0.003958</text:p>
          </table:table-cell>
          <table:table-cell/>
          <table:table-cell table:style-name="ce14" office:value-type="float" office:value="3.9592081584" calcext:value-type="float">
            <text:p>3.9592081584</text:p>
          </table:table-cell>
          <table:table-cell table:style-name="ce14" office:value-type="float" office:value="3.9572085583" calcext:value-type="float">
            <text:p>3.9572085583</text:p>
          </table:table-cell>
          <table:table-cell table:style-name="ce14" office:value-type="float" office:value="3.9582083583" calcext:value-type="float">
            <text:p>3.9582083583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/>
          <table:table-cell table:style-name="ce27" office:value-type="float" office:value="4289.85882873746" calcext:value-type="float">
            <text:p>4289.8588287375</text:p>
          </table:table-cell>
          <table:table-cell table:style-name="ce27" office:value-type="float" office:value="380.957687070461" calcext:value-type="float">
            <text:p>380.957687070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.9998" calcext:value-type="float">
            <text:p>5.9998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23.667" calcext:value-type="float">
            <text:p>23.66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.9446314877" calcext:value-type="float">
            <text:p>3.9446314877</text:p>
          </table:table-cell>
          <table:table-cell table:style-name="ce9"/>
          <table:table-cell table:number-columns-repeated="2"/>
          <table:table-cell table:style-name="ce12" office:value-type="float" office:value="-47" calcext:value-type="float">
            <text:p>-47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table:style-name="ce14" office:value-type="string" calcext:value-type="string">
            <text:p>dR → (ohm)</text:p>
          </table:table-cell>
          <table:table-cell table:style-name="ce14" office:value-type="string" calcext:value-type="string">
            <text:p>dR ← (ohm)</text:p>
          </table:table-cell>
          <table:table-cell table:style-name="ce14" office:value-type="string" calcext:value-type="string">
            <text:p>dR(ohm)</text:p>
          </table:table-cell>
          <table:table-cell table:style-name="ce14"/>
          <table:table-cell table:style-name="ce13" office:value-type="string" calcext:value-type="string" table:number-columns-spanned="3" table:number-rows-spanned="1">
            <text:p>Erros</text:p>
          </table:table-cell>
          <table:covered-table-cell table:number-columns-repeated="2" table:style-name="ce14"/>
          <table:table-cell table:style-name="Default" table:number-columns-repeated="2"/>
          <table:table-cell/>
          <table:table-cell table:style-name="ce27"/>
          <table:table-cell table:style-name="ce27" office:value-type="float" office:value="3450.59079607965" calcext:value-type="float">
            <text:p>3450.5907960797</text:p>
          </table:table-cell>
          <table:table-cell table:style-name="ce27" office:value-type="float" office:value="308.77387217576" calcext:value-type="float">
            <text:p>308.773872175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.999" calcext:value-type="float">
            <text:p>3.999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15.775" calcext:value-type="float">
            <text:p>15.77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.944736184" calcext:value-type="float">
            <text:p>3.944736184</text:p>
          </table:table-cell>
          <table:table-cell table:style-name="ce9"/>
          <table:table-cell table:number-columns-repeated="2"/>
          <table:table-cell table:style-name="ce12" office:value-type="float" office:value="-46" calcext:value-type="float">
            <text:p>-46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table:style-name="ce14" office:value-type="float" office:value="0.0889822036" calcext:value-type="float">
            <text:p>0.0889822036</text:p>
          </table:table-cell>
          <table:table-cell table:style-name="ce14" office:value-type="float" office:value="0.0879824035" calcext:value-type="float">
            <text:p>0.0879824035</text:p>
          </table:table-cell>
          <table:table-cell table:style-name="ce14" office:value-type="float" office:value="0.0884823035" calcext:value-type="float">
            <text:p>0.0884823035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/>
          <table:table-cell table:style-name="ce27" office:value-type="float" office:value="2972.95803511279" calcext:value-type="float">
            <text:p>2972.9580351128</text:p>
          </table:table-cell>
          <table:table-cell table:style-name="ce27" office:value-type="float" office:value="275.538765387803" calcext:value-type="float">
            <text:p>275.538765387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.0006" calcext:value-type="float">
            <text:p>2.0006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7.894" calcext:value-type="float">
            <text:p>7.89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.9458162551" calcext:value-type="float">
            <text:p>3.9458162551</text:p>
          </table:table-cell>
          <table:table-cell table:style-name="ce9"/>
          <table:table-cell table:number-columns-repeated="2"/>
          <table:table-cell table:style-name="ce12" office:value-type="float" office:value="-45" calcext:value-type="float">
            <text:p>-45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table:style-name="ce14" table:number-columns-repeated="4"/>
          <table:table-cell table:style-name="ce14" office:value-type="string" calcext:value-type="string">
            <text:p>→ </text:p>
          </table:table-cell>
          <table:table-cell table:style-name="ce14" office:value-type="string" calcext:value-type="string">
            <text:p>← </text:p>
          </table:table-cell>
          <table:table-cell table:style-name="ce14" office:value-type="string" calcext:value-type="string">
            <text:p>Médias</text:p>
          </table:table-cell>
          <table:table-cell table:style-name="Default" table:number-columns-repeated="2"/>
          <table:table-cell/>
          <table:table-cell table:style-name="ce27"/>
          <table:table-cell table:style-name="ce27" office:value-type="float" office:value="3001.69172081821" calcext:value-type="float">
            <text:p>3001.6917208182</text:p>
          </table:table-cell>
          <table:table-cell table:style-name="ce27" office:value-type="float" office:value="185.970887197256" calcext:value-type="float">
            <text:p>185.970887197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3" calcext:value-type="float">
            <text:p>-0.0003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.3333333333" calcext:value-type="float">
            <text:p>3.3333333333</text:p>
          </table:table-cell>
          <table:table-cell table:style-name="ce9"/>
          <table:table-cell table:number-columns-repeated="2"/>
          <table:table-cell table:style-name="ce12" office:value-type="float" office:value="-44" calcext:value-type="float">
            <text:p>-44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table:style-name="ce13" office:value-type="string" calcext:value-type="string" table:number-columns-spanned="3" table:number-rows-spanned="1">
            <text:p>Erros</text:p>
          </table:table-cell>
          <table:covered-table-cell table:number-columns-repeated="2" table:style-name="ce14"/>
          <table:table-cell table:style-name="ce14"/>
          <table:table-cell table:number-columns-repeated="2" table:style-name="ce14" office:value-type="string" calcext:value-type="string">
            <text:p>eMRmax → (%)</text:p>
          </table:table-cell>
          <table:table-cell table:style-name="ce14" office:value-type="string" calcext:value-type="string">
            <text:p>eMRmax med(%)</text:p>
          </table:table-cell>
          <table:table-cell table:style-name="Default" table:number-columns-repeated="2"/>
          <table:table-cell/>
          <table:table-cell table:style-name="ce26" office:value-type="string" calcext:value-type="string" table:number-columns-spanned="1" table:number-rows-spanned="2">
            <text:p>1ª pt</text:p>
          </table:table-cell>
          <table:table-cell table:style-name="ce27" office:value-type="float" office:value="3233.6037384759" calcext:value-type="float">
            <text:p>3233.6037384759</text:p>
          </table:table-cell>
          <table:table-cell table:style-name="ce27" office:value-type="float" office:value="129.816579665465" calcext:value-type="float">
            <text:p>129.81657966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7.896" calcext:value-type="float">
            <text:p>-7.89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.948" calcext:value-type="float">
            <text:p>3.948</text:p>
          </table:table-cell>
          <table:table-cell table:style-name="ce9"/>
          <table:table-cell table:number-columns-repeated="2"/>
          <table:table-cell table:style-name="ce12" office:value-type="float" office:value="-43" calcext:value-type="float">
            <text:p>-43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table:style-name="ce14" table:number-columns-repeated="4"/>
          <table:table-cell table:style-name="ce14" office:value-type="float" office:value="0.072715916" calcext:value-type="float">
            <text:p>0.072715916</text:p>
          </table:table-cell>
          <table:table-cell table:style-name="ce14" office:value-type="float" office:value="0.0727178483" calcext:value-type="float">
            <text:p>0.0727178483</text:p>
          </table:table-cell>
          <table:table-cell table:style-name="ce14" table:formula="of:=([.U13]+[.V13])/2" office:value-type="float" office:value="0.07271688215" calcext:value-type="float">
            <text:p>0.0727168822</text:p>
          </table:table-cell>
          <table:table-cell table:style-name="Default" table:number-columns-repeated="2"/>
          <table:table-cell/>
          <table:covered-table-cell table:style-name="ce27"/>
          <table:table-cell table:style-name="ce27" office:value-type="float" office:value="3159.44927996419" calcext:value-type="float">
            <text:p>3159.4492799642</text:p>
          </table:table-cell>
          <table:table-cell table:style-name="ce27" office:value-type="float" office:value="124.633087401248" calcext:value-type="float">
            <text:p>124.633087401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2" office:value-type="float" office:value="-4.0106" calcext:value-type="float">
            <text:p>-4.0106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-15.864" calcext:value-type="float">
            <text:p>-15.86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.9555178776" calcext:value-type="float">
            <text:p>3.9555178776</text:p>
          </table:table-cell>
          <table:table-cell table:style-name="ce9"/>
          <table:table-cell table:number-columns-repeated="2"/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table:number-columns-repeated="2" table:style-name="ce14" office:value-type="string" calcext:value-type="string">
            <text:p>eRmin →(ohm)</text:p>
          </table:table-cell>
          <table:table-cell table:style-name="ce14" office:value-type="string" calcext:value-type="string">
            <text:p>eRmin med(ohm)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/>
          <table:table-cell table:style-name="ce27" office:value-type="float" office:value="3384.86659863964" calcext:value-type="float">
            <text:p>3384.8665986396</text:p>
          </table:table-cell>
          <table:table-cell table:style-name="ce27" office:value-type="float" office:value="159.414742948535" calcext:value-type="float">
            <text:p>159.414742948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-6" calcext:value-type="float">
            <text:p>-6</text:p>
          </table:table-cell>
          <table:table-cell table:style-name="ce2" office:value-type="float" office:value="-6.0086" calcext:value-type="float">
            <text:p>-6.0086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23.78" calcext:value-type="float">
            <text:p>-23.7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.9576606863" calcext:value-type="float">
            <text:p>3.9576606863</text:p>
          </table:table-cell>
          <table:table-cell table:style-name="ce9"/>
          <table:table-cell table:number-columns-repeated="2"/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table:style-name="ce14" office:value-type="float" office:value="0.0013867452" calcext:value-type="float">
            <text:p>0.0013867452</text:p>
          </table:table-cell>
          <table:table-cell table:style-name="ce14" office:value-type="float" office:value="0.0013866453" calcext:value-type="float">
            <text:p>0.0013866453</text:p>
          </table:table-cell>
          <table:table-cell table:style-name="ce14" office:value-type="float" office:value="0.0013866953" calcext:value-type="float">
            <text:p>0.0013866953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/>
          <table:table-cell table:style-name="ce27" office:value-type="float" office:value="2835.19233341026" calcext:value-type="float">
            <text:p>2835.1923334103</text:p>
          </table:table-cell>
          <table:table-cell table:style-name="ce27" office:value-type="float" office:value="164.644131709452" calcext:value-type="float">
            <text:p>164.644131709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-8" calcext:value-type="float">
            <text:p>-8</text:p>
          </table:table-cell>
          <table:table-cell table:style-name="ce2" office:value-type="float" office:value="-8.0036" calcext:value-type="float">
            <text:p>-8.0036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32.685" calcext:value-type="float">
            <text:p>-32.68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.0837872957" calcext:value-type="float">
            <text:p>4.0837872957</text:p>
          </table:table-cell>
          <table:table-cell table:style-name="ce9"/>
          <table:table-cell table:number-columns-repeated="2"/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table:number-columns-repeated="2" table:style-name="ce14" office:value-type="string" calcext:value-type="string">
            <text:p>eRmax → (ohm)</text:p>
          </table:table-cell>
          <table:table-cell table:style-name="ce14" office:value-type="string" calcext:value-type="string">
            <text:p>eRmax med(ohm)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/>
          <table:table-cell table:style-name="ce27" office:value-type="float" office:value="2711.9941996299" calcext:value-type="float">
            <text:p>2711.9941996299</text:p>
          </table:table-cell>
          <table:table-cell table:style-name="ce27" office:value-type="float" office:value="154.879006117947" calcext:value-type="float">
            <text:p>154.879006117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10.0061" calcext:value-type="float">
            <text:p>-10.0061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-39.626" calcext:value-type="float">
            <text:p>-39.626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3.9601842876" calcext:value-type="float">
            <text:p>3.9601842876</text:p>
          </table:table-cell>
          <table:table-cell table:style-name="ce9"/>
          <table:table-cell table:number-columns-repeated="2"/>
          <table:table-cell table:style-name="ce12" office:value-type="float" office:value="-39" calcext:value-type="float">
            <text:p>-39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table:style-name="ce14" office:value-type="float" office:value="0.0013956417" calcext:value-type="float">
            <text:p>0.0013956417</text:p>
          </table:table-cell>
          <table:table-cell table:style-name="ce14" office:value-type="float" office:value="0.0013954418" calcext:value-type="float">
            <text:p>0.0013954418</text:p>
          </table:table-cell>
          <table:table-cell table:style-name="ce14" office:value-type="float" office:value="0.0013955417" calcext:value-type="float">
            <text:p>0.0013955417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/>
          <table:table-cell table:style-name="ce27" office:value-type="float" office:value="2936.26707761326" calcext:value-type="float">
            <text:p>2936.2670776133</text:p>
          </table:table-cell>
          <table:table-cell table:style-name="ce27" office:value-type="float" office:value="183.814203708963" calcext:value-type="float">
            <text:p>183.81420370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6"/>
          <table:table-cell table:style-name="ce10"/>
          <table:table-cell table:number-columns-repeated="2"/>
          <table:table-cell table:style-name="ce12" office:value-type="float" office:value="-38" calcext:value-type="float">
            <text:p>-38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table:style-name="ce14" office:value-type="string" calcext:value-type="string">
            <text:p>edR → (ohm)</text:p>
          </table:table-cell>
          <table:table-cell table:style-name="ce14" office:value-type="string" calcext:value-type="string">
            <text:p>edR ← (ohm)</text:p>
          </table:table-cell>
          <table:table-cell table:style-name="ce14" office:value-type="string" calcext:value-type="string">
            <text:p>edR(ohm)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6"/>
          <table:table-cell table:style-name="ce10"/>
          <table:table-cell table:number-columns-repeated="2"/>
          <table:table-cell table:style-name="ce12" office:value-type="float" office:value="-37" calcext:value-type="float">
            <text:p>-37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table:style-name="ce14" office:value-type="float" office:value="0.002782387" calcext:value-type="float">
            <text:p>0.002782387</text:p>
          </table:table-cell>
          <table:table-cell table:style-name="ce14" office:value-type="float" office:value="0.002782087" calcext:value-type="float">
            <text:p>0.002782087</text:p>
          </table:table-cell>
          <table:table-cell table:style-name="ce14" office:value-type="float" office:value="0.00278224" calcext:value-type="float">
            <text:p>0.00278224</text:p>
          </table:table-cell>
          <table:table-cell table:style-name="ce14" table:number-columns-repeated="4"/>
          <table:table-cell table:style-name="Default" table:number-columns-repeated="2"/>
          <table:table-cell/>
          <table:table-cell table:style-name="ce27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6"/>
          <table:table-cell table:style-name="ce10"/>
          <table:table-cell table:number-columns-repeated="2"/>
          <table:table-cell table:style-name="ce12" office:value-type="float" office:value="-36" calcext:value-type="float">
            <text:p>-36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table:style-name="ce15" office:value-type="string" calcext:value-type="string" table:number-columns-spanned="8" table:number-rows-spanned="1">
            <text:p>Valores Ku e Fit Quadrático – Tabela 5</text:p>
          </table:table-cell>
          <table:covered-table-cell table:number-columns-repeated="7" table:style-name="ce16"/>
          <table:table-cell table:style-name="Default"/>
          <table:table-cell/>
          <table:table-cell table:style-name="ce27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7" office:value-type="string" calcext:value-type="string" table:number-columns-spanned="3" table:number-rows-spanned="1">
            <text:p>Erros V, I e H – Tabela 1.1</text:p>
          </table:table-cell>
          <table:covered-table-cell table:number-columns-repeated="2" table:style-name="ce8"/>
          <table:table-cell table:style-name="Default" table:number-columns-repeated="2"/>
          <table:table-cell table:style-name="ce10"/>
          <table:table-cell table:number-columns-repeated="2"/>
          <table:table-cell table:style-name="ce12" office:value-type="float" office:value="-35" calcext:value-type="float">
            <text:p>-35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table:style-name="ce16" office:value-type="string" calcext:value-type="string">
            <text:p><text:s/>→ </text:p>
          </table:table-cell>
          <table:table-cell table:style-name="ce16" office:value-type="string" calcext:value-type="string">
            <text:p>← </text:p>
          </table:table-cell>
          <table:table-cell table:style-name="ce16" office:value-type="string" calcext:value-type="string">
            <text:p><text:s/>→</text:p>
          </table:table-cell>
          <table:table-cell table:style-name="ce16" office:value-type="string" calcext:value-type="string">
            <text:p>← </text:p>
          </table:table-cell>
          <table:table-cell table:style-name="ce16" table:number-columns-repeated="4"/>
          <table:table-cell table:style-name="Default"/>
          <table:table-cell/>
          <table:table-cell table:style-name="ce27"/>
          <table:table-cell table:style-name="ce26" office:value-type="string" calcext:value-type="string" table:number-columns-spanned="2" table:number-rows-spanned="1">
            <text:p>Médias</text:p>
          </table:table-cell>
          <table:covered-table-cell table:style-name="ce27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8" office:value-type="string" calcext:value-type="string">
            <text:p>eV(V)</text:p>
          </table:table-cell>
          <table:table-cell table:style-name="ce8" office:value-type="string" calcext:value-type="string">
            <text:p>eH(Oe)</text:p>
          </table:table-cell>
          <table:table-cell table:style-name="ce8" office:value-type="string" calcext:value-type="string">
            <text:p>eI(A)</text:p>
          </table:table-cell>
          <table:table-cell table:style-name="Default" table:number-columns-repeated="2"/>
          <table:table-cell table:style-name="ce10"/>
          <table:table-cell table:number-columns-repeated="2"/>
          <table:table-cell table:style-name="ce12" office:value-type="float" office:value="-34" calcext:value-type="float">
            <text:p>-34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table:style-name="ce15" office:value-type="string" calcext:value-type="string" table:number-columns-spanned="2" table:number-rows-spanned="1">
            <text:p>Intervalo Fit [-5,5]</text:p>
          </table:table-cell>
          <table:covered-table-cell table:style-name="ce16"/>
          <table:table-cell table:style-name="ce23" office:value-type="string" calcext:value-type="string" table:number-columns-spanned="2" table:number-rows-spanned="1">
            <text:p>Intervalo Fit [-4,4]</text:p>
          </table:table-cell>
          <table:covered-table-cell table:style-name="ce16"/>
          <table:table-cell table:style-name="ce16" office:value-type="string" calcext:value-type="string">
            <text:p>Medias</text:p>
          </table:table-cell>
          <table:table-cell table:style-name="ce15" office:value-type="string" calcext:value-type="string" table:number-columns-spanned="3" table:number-rows-spanned="1">
            <text:p>Erros Ku</text:p>
          </table:table-cell>
          <table:covered-table-cell table:number-columns-repeated="2" table:style-name="ce16"/>
          <table:table-cell table:style-name="Default"/>
          <table:table-cell/>
          <table:table-cell table:style-name="ce27"/>
          <table:table-cell table:style-name="ce27" table:formula="of:=SUM([.AB9:.AB17])/9" office:value-type="float" office:value="3076.29041997153" calcext:value-type="float">
            <text:p>3076.2904199715</text:p>
          </table:table-cell>
          <table:table-cell table:style-name="ce27" table:formula="of:=SUM([.AC9:.AC17])/9" office:value-type="float" office:value="187.498364034714" calcext:value-type="float">
            <text:p>187.498364034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000001" calcext:value-type="float">
            <text:p>0.00000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00001" calcext:value-type="float">
            <text:p>0.0000001</text:p>
          </table:table-cell>
          <table:table-cell table:style-name="Default" table:number-columns-repeated="2"/>
          <table:table-cell table:style-name="ce10"/>
          <table:table-cell table:number-columns-repeated="2"/>
          <table:table-cell table:style-name="ce12" office:value-type="float" office:value="-33" calcext:value-type="float">
            <text:p>-33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table:style-name="ce15" office:value-type="string" calcext:value-type="string" table:number-columns-spanned="4" table:number-rows-spanned="1">
            <text:p>b(Ohm erg^-2 cm^6) </text:p>
          </table:table-cell>
          <table:covered-table-cell table:number-columns-repeated="3" table:style-name="ce16"/>
          <table:table-cell table:style-name="ce16"/>
          <table:table-cell table:style-name="ce16" office:value-type="string" calcext:value-type="string">
            <text:p><text:s/>→</text:p>
          </table:table-cell>
          <table:table-cell table:style-name="ce16" office:value-type="string" calcext:value-type="string">
            <text:p>← </text:p>
          </table:table-cell>
          <table:table-cell table:style-name="ce16" office:value-type="string" calcext:value-type="string">
            <text:p>media</text:p>
          </table:table-cell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8" office:value-type="string" calcext:value-type="string">
            <text:p>I(A)</text:p>
          </table:table-cell>
          <table:table-cell table:style-name="ce9" table:number-columns-repeated="2"/>
          <table:table-cell table:style-name="ce10"/>
          <table:table-cell table:style-name="Default"/>
          <table:table-cell table:style-name="ce10"/>
          <table:table-cell table:number-columns-repeated="2"/>
          <table:table-cell table:style-name="ce12" office:value-type="float" office:value="-32" calcext:value-type="float">
            <text:p>-32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table:style-name="ce16" table:formula="of:=0.00000000851" office:value-type="float" office:value="0.00000000851" calcext:value-type="float">
            <text:p>8.51E-009</text:p>
          </table:table-cell>
          <table:table-cell table:style-name="ce22" table:formula="of:=0.000000008814" office:value-type="float" office:value="0.000000008814" calcext:value-type="float">
            <text:p>8.814E-009</text:p>
          </table:table-cell>
          <table:table-cell table:style-name="ce16" table:formula="of:=0.000000009782" office:value-type="float" office:value="0.000000009782" calcext:value-type="float">
            <text:p>9.782E-009</text:p>
          </table:table-cell>
          <table:table-cell table:style-name="ce17" office:value-type="float" office:value="0.00000001029" calcext:value-type="float">
            <text:p>1.03E-008</text:p>
          </table:table-cell>
          <table:table-cell table:style-name="ce16"/>
          <table:table-cell table:style-name="ce16" office:value-type="string" calcext:value-type="string">
            <text:p>eku(erg cm^-3)</text:p>
          </table:table-cell>
          <table:table-cell table:style-name="ce15"/>
          <table:table-cell table:style-name="ce16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0010002" calcext:value-type="float">
            <text:p>0.0010002</text:p>
          </table:table-cell>
          <table:table-cell table:style-name="ce9" table:number-columns-repeated="2"/>
          <table:table-cell table:style-name="ce10"/>
          <table:table-cell table:style-name="Default"/>
          <table:table-cell table:number-columns-repeated="3"/>
          <table:table-cell table:style-name="ce12" office:value-type="float" office:value="-31" calcext:value-type="float">
            <text:p>-31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table:style-name="ce15" office:value-type="string" calcext:value-type="string" table:number-columns-spanned="4" table:number-rows-spanned="1">
            <text:p>Ku(erg cm^-3)</text:p>
          </table:table-cell>
          <table:covered-table-cell table:number-columns-repeated="3" table:style-name="ce16"/>
          <table:table-cell table:style-name="ce16"/>
          <table:table-cell table:style-name="ce16" office:value-type="float" office:value="129.816579665465" calcext:value-type="float">
            <text:p>129.8165796655</text:p>
          </table:table-cell>
          <table:table-cell table:style-name="ce16" office:value-type="float" office:value="124.633087401248" calcext:value-type="float">
            <text:p>124.6330874012</text:p>
          </table:table-cell>
          <table:table-cell table:style-name="ce16" office:value-type="float" office:value="127.224833533357" calcext:value-type="float">
            <text:p>127.2248335334</text:p>
          </table:table-cell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8"/>
          <table:table-cell table:style-name="ce9" table:number-columns-repeated="2"/>
          <table:table-cell table:style-name="ce10"/>
          <table:table-cell table:style-name="Default"/>
          <table:table-cell table:number-columns-repeated="3"/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table:style-name="ce16" table:formula="of:=SQRT([.Q10]/[.Q24])" office:value-type="float" office:value="3233.6037384759" calcext:value-type="float">
            <text:p>3233.6037384759</text:p>
          </table:table-cell>
          <table:table-cell table:style-name="ce16" table:formula="of:=SQRT([.R10]/[.R24])" office:value-type="float" office:value="3159.44927996419" calcext:value-type="float">
            <text:p>3159.4492799642</text:p>
          </table:table-cell>
          <table:table-cell table:style-name="ce16" table:formula="of:=SQRT([.Q10]/[.S24])" office:value-type="float" office:value="3016.04452821856" calcext:value-type="float">
            <text:p>3016.0445282186</text:p>
          </table:table-cell>
          <table:table-cell table:style-name="ce16" table:formula="of:=SQRT([.R10]/[.T24])" office:value-type="float" office:value="2924.08655260965" calcext:value-type="float">
            <text:p>2924.0865526097</text:p>
          </table:table-cell>
          <table:table-cell table:style-name="ce16" table:formula="of:=([.S26]+[.T26])/2" office:value-type="float" office:value="2970.0655404141" calcext:value-type="float">
            <text:p>2970.0655404141</text:p>
          </table:table-cell>
          <table:table-cell table:style-name="ce16" table:number-columns-repeated="2"/>
          <table:table-cell table:style-name="ce17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0" table:number-columns-repeated="3"/>
          <table:table-cell table:style-name="Default"/>
          <table:table-cell table:number-columns-repeated="3"/>
          <table:table-cell table:style-name="ce12" office:value-type="float" office:value="-29" calcext:value-type="float">
            <text:p>-29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table:style-name="ce15" office:value-type="string" calcext:value-type="string" table:number-columns-spanned="4" table:number-rows-spanned="1">
            <text:p>Chi^2</text:p>
          </table:table-cell>
          <table:covered-table-cell table:number-columns-repeated="3" table:style-name="ce16"/>
          <table:table-cell table:style-name="ce16"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Dados de R(H) – Tabela 2</text:p>
          </table:table-cell>
          <table:covered-table-cell table:number-columns-repeated="5"/>
          <table:table-cell table:number-columns-repeated="3"/>
          <table:table-cell table:style-name="ce12" office:value-type="float" office:value="-28" calcext:value-type="float">
            <text:p>-28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/>
          <table:table-cell table:style-name="ce16" table:formula="of:=7.37" office:value-type="float" office:value="7.37" calcext:value-type="float">
            <text:p>7.37</text:p>
          </table:table-cell>
          <table:table-cell table:style-name="ce16" office:value-type="float" office:value="3.63" calcext:value-type="float">
            <text:p>3.63</text:p>
          </table:table-cell>
          <table:table-cell table:style-name="ce16" table:formula="of:=56.93/8" office:value-type="float" office:value="7.11625" calcext:value-type="float">
            <text:p>7.11625</text:p>
          </table:table-cell>
          <table:table-cell table:style-name="ce16" table:formula="of:=20.16/8" office:value-type="float" office:value="2.52" calcext:value-type="float">
            <text:p>2.52</text:p>
          </table:table-cell>
          <table:table-cell table:style-name="ce16"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table:style-name="ce12" office:value-type="float" office:value="-27" calcext:value-type="float">
            <text:p>-27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/>
          <table:table-cell table:style-name="ce15" office:value-type="string" calcext:value-type="string" table:number-columns-spanned="4" table:number-rows-spanned="1">
            <text:p>eb(ohm erg^-2 cm^6)</text:p>
          </table:table-cell>
          <table:covered-table-cell table:number-columns-repeated="3" table:style-name="ce16"/>
          <table:table-cell table:style-name="ce16"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table:style-name="ce12" office:value-type="float" office:value="-26" calcext:value-type="float">
            <text:p>-26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/>
          <table:table-cell table:style-name="ce17" office:value-type="float" office:value="0.0000000003412" calcext:value-type="float">
            <text:p>3.41E-010</text:p>
          </table:table-cell>
          <table:table-cell table:style-name="ce17" office:value-type="float" office:value="0.0000000003492" calcext:value-type="float">
            <text:p>3.49E-010</text:p>
          </table:table-cell>
          <table:table-cell table:style-name="ce17" office:value-type="float" office:value="0.0000000005362" calcext:value-type="float">
            <text:p>5.36E-010</text:p>
          </table:table-cell>
          <table:table-cell table:style-name="ce17" office:value-type="float" office:value="0.0000000005518" calcext:value-type="float">
            <text:p>5.52E-010</text:p>
          </table:table-cell>
          <table:table-cell table:style-name="ce16"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table:style-name="ce12" office:value-type="float" office:value="-25" calcext:value-type="float">
            <text:p>-25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/>
          <table:table-cell table:style-name="ce18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table:style-name="ce12" office:value-type="float" office:value="-24" calcext:value-type="float">
            <text:p>-24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/>
          <table:table-cell table:style-name="ce19" table:number-columns-repeated="4"/>
          <table:table-cell table:style-name="Default" table:number-columns-repeated="5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table:style-name="ce12" office:value-type="float" office:value="-23" calcext:value-type="float">
            <text:p>-23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/>
          <table:table-cell table:style-name="Default" table:number-columns-repeated="9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table:style-name="ce12" office:value-type="float" office:value="-22" calcext:value-type="float">
            <text:p>-22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/>
          <table:table-cell table:style-name="Default" table:number-columns-repeated="9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table:style-name="ce12" office:value-type="float" office:value="-21" calcext:value-type="float">
            <text:p>-21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/>
          <table:table-cell table:style-name="Default" table:number-columns-repeated="8"/>
          <table:table-cell table:style-name="ce18"/>
          <table:table-cell table:style-name="ce24" office:value-type="string" calcext:value-type="string" table:number-columns-spanned="12" table:number-rows-spanned="1">
            <text:p>Dados Selecionados Para análise Face A – Tabela 12.1</text:p>
          </table:table-cell>
          <table:covered-table-cell table:number-columns-repeated="11" table:style-name="ce25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table:style-name="ce12" office:value-type="float" office:value="-20" calcext:value-type="float">
            <text:p>-20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/>
          <table:table-cell table:style-name="ce20" office:value-type="string" calcext:value-type="string" table:number-columns-spanned="9" table:number-rows-spanned="1">
            <text:p>Dados Brutos Magnete Externo Face A – Tabela 12</text:p>
          </table:table-cell>
          <table:covered-table-cell table:number-columns-repeated="8"/>
          <table:table-cell table:style-name="ce25" office:value-type="string" calcext:value-type="string">
            <text:p><text:s/>→ <text:s/></text:p>
          </table:table-cell>
          <table:table-cell table:style-name="ce25" table:number-columns-repeated="2"/>
          <table:table-cell table:style-name="ce25" office:value-type="string" calcext:value-type="string">
            <text:p>← </text:p>
          </table:table-cell>
          <table:table-cell table:style-name="ce25" table:number-columns-repeated="2"/>
          <table:table-cell table:style-name="ce25" office:value-type="string" calcext:value-type="string">
            <text:p><text:s/>→ <text:s/></text:p>
          </table:table-cell>
          <table:table-cell table:style-name="ce25" table:number-columns-repeated="2"/>
          <table:table-cell table:style-name="ce25" office:value-type="string" calcext:value-type="string">
            <text:p>←</text:p>
          </table:table-cell>
          <table:table-cell table:style-name="ce25" table:number-columns-repeated="2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table:style-name="ce12" office:value-type="float" office:value="-19" calcext:value-type="float">
            <text:p>-19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2"/>
          <table:table-cell table:style-name="ce25" office:value-type="string" calcext:value-type="string">
            <text:p>D=0</text:p>
          </table:table-cell>
          <table:table-cell table:style-name="ce25" table:number-columns-repeated="2"/>
          <table:table-cell table:style-name="ce25" office:value-type="string" calcext:value-type="string">
            <text:p>D=2</text:p>
          </table:table-cell>
          <table:table-cell table:style-name="ce25" table:number-columns-repeated="2"/>
          <table:table-cell table:style-name="ce25" office:value-type="string" calcext:value-type="string">
            <text:p>D=3</text:p>
          </table:table-cell>
          <table:table-cell table:style-name="ce25" table:number-columns-repeated="2"/>
          <table:table-cell table:style-name="ce25" office:value-type="string" calcext:value-type="string">
            <text:p>D=4</text:p>
          </table:table-cell>
          <table:table-cell table:style-name="ce25" table:number-columns-repeated="2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table:style-name="ce12" office:value-type="float" office:value="-18" calcext:value-type="float">
            <text:p>-18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/>
          <table:table-cell table:style-name="ce25" office:value-type="string" calcext:value-type="string">
            <text:p>H(Oe)</text:p>
          </table:table-cell>
          <table:table-cell table:style-name="ce25" office:value-type="string" calcext:value-type="string">
            <text:p>R(ohm)</text:p>
          </table:table-cell>
          <table:table-cell table:style-name="ce25" office:value-type="string" calcext:value-type="string">
            <text:p>eR(ohm)</text:p>
          </table:table-cell>
          <table:table-cell table:style-name="ce25" office:value-type="string" calcext:value-type="string">
            <text:p>H(Oe)</text:p>
          </table:table-cell>
          <table:table-cell table:style-name="ce25" office:value-type="string" calcext:value-type="string">
            <text:p>R(ohm)</text:p>
          </table:table-cell>
          <table:table-cell table:style-name="ce25" office:value-type="string" calcext:value-type="string">
            <text:p>eR(ohm)</text:p>
          </table:table-cell>
          <table:table-cell table:style-name="ce25" office:value-type="string" calcext:value-type="string">
            <text:p>H(Oe)</text:p>
          </table:table-cell>
          <table:table-cell table:style-name="ce25" office:value-type="string" calcext:value-type="string">
            <text:p>R(ohm)</text:p>
          </table:table-cell>
          <table:table-cell table:style-name="ce25" office:value-type="string" calcext:value-type="string">
            <text:p>eR(ohm)</text:p>
          </table:table-cell>
          <table:table-cell table:style-name="ce25" office:value-type="string" calcext:value-type="string">
            <text:p>H(Oe)</text:p>
          </table:table-cell>
          <table:table-cell table:style-name="ce25" office:value-type="string" calcext:value-type="string">
            <text:p>R(ohm)</text:p>
          </table:table-cell>
          <table:table-cell table:style-name="ce25" office:value-type="string" calcext:value-type="string">
            <text:p>eR(ohm)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table:style-name="ce12" office:value-type="float" office:value="-17" calcext:value-type="float">
            <text:p>-17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/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39]" office:value-type="float" office:value="-10" calcext:value-type="float">
            <text:p>-10</text:p>
          </table:table-cell>
          <table:table-cell table:style-name="ce25" table:formula="of:=-1*[.R39]/[.$B$25]" office:value-type="float" office:value="3.93821235752849" calcext:value-type="float">
            <text:p>3.9382123575</text:p>
          </table:table-cell>
          <table:table-cell table:style-name="ce28" table:formula="of:=[.$B$23]/[.$B$25]+ABS([.R39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39]" office:value-type="float" office:value="-20" calcext:value-type="float">
            <text:p>-20</text:p>
          </table:table-cell>
          <table:table-cell table:style-name="ce25" table:formula="of:=-1*[.V39]/[.$B$25]" office:value-type="float" office:value="3.9372125574885" calcext:value-type="float">
            <text:p>3.9372125575</text:p>
          </table:table-cell>
          <table:table-cell table:style-name="ce28" table:formula="of:=[.$B$23]/[.$B$25]+ABS([.V39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table:style-name="ce12" office:value-type="float" office:value="-16" calcext:value-type="float">
            <text:p>-16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0.003877" calcext:value-type="float">
            <text:p>0.003877</text:p>
          </table:table-cell>
          <table:table-cell table:style-name="ce12"/>
          <table:table-cell/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0]" office:value-type="float" office:value="-9" calcext:value-type="float">
            <text:p>-9</text:p>
          </table:table-cell>
          <table:table-cell table:style-name="ce25" table:formula="of:=-1*[.R40]/[.$B$25]" office:value-type="float" office:value="3.93821235752849" calcext:value-type="float">
            <text:p>3.9382123575</text:p>
          </table:table-cell>
          <table:table-cell table:style-name="ce28" table:formula="of:=[.$B$23]/[.$B$25]+ABS([.R40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0]" office:value-type="float" office:value="-19" calcext:value-type="float">
            <text:p>-19</text:p>
          </table:table-cell>
          <table:table-cell table:style-name="ce25" table:formula="of:=-1*[.V40]/[.$B$25]" office:value-type="float" office:value="3.93621275744851" calcext:value-type="float">
            <text:p>3.9362127574</text:p>
          </table:table-cell>
          <table:table-cell table:style-name="ce28" table:formula="of:=[.$B$23]/[.$B$25]+ABS([.V40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table:style-name="ce12" office:value-type="float" office:value="-15" calcext:value-type="float">
            <text:p>-15</text:p>
          </table:table-cell>
          <table:table-cell table:style-name="ce12" office:value-type="float" office:value="0.003877" calcext:value-type="float">
            <text:p>0.003877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.003878" calcext:value-type="float">
            <text:p>0.003878</text:p>
          </table:table-cell>
          <table:table-cell table:style-name="ce12"/>
          <table:table-cell/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1]" office:value-type="float" office:value="-8" calcext:value-type="float">
            <text:p>-8</text:p>
          </table:table-cell>
          <table:table-cell table:style-name="ce25" table:formula="of:=-1*[.R41]/[.$B$25]" office:value-type="float" office:value="3.93821235752849" calcext:value-type="float">
            <text:p>3.9382123575</text:p>
          </table:table-cell>
          <table:table-cell table:style-name="ce28" table:formula="of:=[.$B$23]/[.$B$25]+ABS([.R41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1]" office:value-type="float" office:value="-18" calcext:value-type="float">
            <text:p>-18</text:p>
          </table:table-cell>
          <table:table-cell table:style-name="ce25" table:formula="of:=-1*[.V41]/[.$B$25]" office:value-type="float" office:value="3.9372125574885" calcext:value-type="float">
            <text:p>3.9372125575</text:p>
          </table:table-cell>
          <table:table-cell table:style-name="ce28" table:formula="of:=[.$B$23]/[.$B$25]+ABS([.V41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table:style-name="ce12" office:value-type="float" office:value="-14" calcext:value-type="float">
            <text:p>-14</text:p>
          </table:table-cell>
          <table:table-cell table:style-name="ce12" office:value-type="float" office:value="0.003878" calcext:value-type="float">
            <text:p>0.003878</text:p>
          </table:table-cell>
          <table:table-cell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003878" calcext:value-type="float">
            <text:p>0.003878</text:p>
          </table:table-cell>
          <table:table-cell table:style-name="ce12"/>
          <table:table-cell/>
          <table:table-cell office:value-type="float" office:value="-7" calcext:value-type="float">
            <text:p>-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2]" office:value-type="float" office:value="-7" calcext:value-type="float">
            <text:p>-7</text:p>
          </table:table-cell>
          <table:table-cell table:style-name="ce25" table:formula="of:=-1*[.R42]/[.$B$25]" office:value-type="float" office:value="3.93821235752849" calcext:value-type="float">
            <text:p>3.9382123575</text:p>
          </table:table-cell>
          <table:table-cell table:style-name="ce28" table:formula="of:=[.$B$23]/[.$B$25]+ABS([.R42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2]" office:value-type="float" office:value="-17" calcext:value-type="float">
            <text:p>-17</text:p>
          </table:table-cell>
          <table:table-cell table:style-name="ce25" table:formula="of:=-1*[.V42]/[.$B$25]" office:value-type="float" office:value="3.9372125574885" calcext:value-type="float">
            <text:p>3.9372125575</text:p>
          </table:table-cell>
          <table:table-cell table:style-name="ce28" table:formula="of:=[.$B$23]/[.$B$25]+ABS([.V42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table:style-name="ce12" office:value-type="float" office:value="-13" calcext:value-type="float">
            <text:p>-13</text:p>
          </table:table-cell>
          <table:table-cell table:style-name="ce12" office:value-type="float" office:value="0.003879" calcext:value-type="float">
            <text:p>0.003879</text:p>
          </table:table-cell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0.00388" calcext:value-type="float">
            <text:p>0.00388</text:p>
          </table:table-cell>
          <table:table-cell table:style-name="ce12"/>
          <table:table-cell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3]" office:value-type="float" office:value="-6" calcext:value-type="float">
            <text:p>-6</text:p>
          </table:table-cell>
          <table:table-cell table:style-name="ce25" table:formula="of:=-1*[.R43]/[.$B$25]" office:value-type="float" office:value="3.93921215756849" calcext:value-type="float">
            <text:p>3.9392121576</text:p>
          </table:table-cell>
          <table:table-cell table:style-name="ce28" table:formula="of:=[.$B$23]/[.$B$25]+ABS([.R43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3]" office:value-type="float" office:value="-16" calcext:value-type="float">
            <text:p>-16</text:p>
          </table:table-cell>
          <table:table-cell table:style-name="ce25" table:formula="of:=-1*[.V43]/[.$B$25]" office:value-type="float" office:value="3.9372125574885" calcext:value-type="float">
            <text:p>3.9372125575</text:p>
          </table:table-cell>
          <table:table-cell table:style-name="ce28" table:formula="of:=[.$B$23]/[.$B$25]+ABS([.V43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table:style-name="ce12" office:value-type="float" office:value="-12" calcext:value-type="float">
            <text:p>-12</text:p>
          </table:table-cell>
          <table:table-cell table:style-name="ce12" office:value-type="float" office:value="0.003881" calcext:value-type="float">
            <text:p>0.003881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0.003881" calcext:value-type="float">
            <text:p>0.003881</text:p>
          </table:table-cell>
          <table:table-cell table:style-name="ce12"/>
          <table:table-cell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4]" office:value-type="float" office:value="-5" calcext:value-type="float">
            <text:p>-5</text:p>
          </table:table-cell>
          <table:table-cell table:style-name="ce25" table:formula="of:=-1*[.R44]/[.$B$25]" office:value-type="float" office:value="3.93921215756849" calcext:value-type="float">
            <text:p>3.9392121576</text:p>
          </table:table-cell>
          <table:table-cell table:style-name="ce28" table:formula="of:=[.$B$23]/[.$B$25]+ABS([.R44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44]" office:value-type="float" office:value="-15" calcext:value-type="float">
            <text:p>-15</text:p>
          </table:table-cell>
          <table:table-cell table:style-name="ce25" table:formula="of:=-1*[.V44]/[.$B$25]" office:value-type="float" office:value="3.9372125574885" calcext:value-type="float">
            <text:p>3.9372125575</text:p>
          </table:table-cell>
          <table:table-cell table:style-name="ce28" table:formula="of:=[.$B$23]/[.$B$25]+ABS([.V44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-11" calcext:value-type="float">
            <text:p>-11</text:p>
          </table:table-cell>
          <table:table-cell table:style-name="ce12" office:value-type="float" office:value="0.003883" calcext:value-type="float">
            <text:p>0.003883</text:p>
          </table:table-cell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.003883" calcext:value-type="float">
            <text:p>0.003883</text:p>
          </table:table-cell>
          <table:table-cell table:style-name="ce12"/>
          <table:table-cell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5]" office:value-type="float" office:value="-4" calcext:value-type="float">
            <text:p>-4</text:p>
          </table:table-cell>
          <table:table-cell table:style-name="ce25" table:formula="of:=-1*[.R45]/[.$B$25]" office:value-type="float" office:value="3.93921215756849" calcext:value-type="float">
            <text:p>3.9392121576</text:p>
          </table:table-cell>
          <table:table-cell table:style-name="ce28" table:formula="of:=[.$B$23]/[.$B$25]+ABS([.R45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5]" office:value-type="float" office:value="-14" calcext:value-type="float">
            <text:p>-14</text:p>
          </table:table-cell>
          <table:table-cell table:style-name="ce25" table:formula="of:=-1*[.V45]/[.$B$25]" office:value-type="float" office:value="3.9372125574885" calcext:value-type="float">
            <text:p>3.9372125575</text:p>
          </table:table-cell>
          <table:table-cell table:style-name="ce28" table:formula="of:=[.$B$23]/[.$B$25]+ABS([.V45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0.003885" calcext:value-type="float">
            <text:p>0.003885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.003884" calcext:value-type="float">
            <text:p>0.003884</text:p>
          </table:table-cell>
          <table:table-cell table:style-name="ce12"/>
          <table:table-cell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6]" office:value-type="float" office:value="-3" calcext:value-type="float">
            <text:p>-3</text:p>
          </table:table-cell>
          <table:table-cell table:style-name="ce25" table:formula="of:=-1*[.R46]/[.$B$25]" office:value-type="float" office:value="3.93921215756849" calcext:value-type="float">
            <text:p>3.9392121576</text:p>
          </table:table-cell>
          <table:table-cell table:style-name="ce28" table:formula="of:=[.$B$23]/[.$B$25]+ABS([.R46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6]" office:value-type="float" office:value="-13" calcext:value-type="float">
            <text:p>-13</text:p>
          </table:table-cell>
          <table:table-cell table:style-name="ce25" table:formula="of:=-1*[.V46]/[.$B$25]" office:value-type="float" office:value="3.9372125574885" calcext:value-type="float">
            <text:p>3.9372125575</text:p>
          </table:table-cell>
          <table:table-cell table:style-name="ce28" table:formula="of:=[.$B$23]/[.$B$25]+ABS([.V46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-9" calcext:value-type="float">
            <text:p>-9</text:p>
          </table:table-cell>
          <table:table-cell table:style-name="ce12" office:value-type="float" office:value="0.00389" calcext:value-type="float">
            <text:p>0.00389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003886" calcext:value-type="float">
            <text:p>0.003886</text:p>
          </table:table-cell>
          <table:table-cell table:style-name="ce12"/>
          <table:table-cell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7]" office:value-type="float" office:value="-2" calcext:value-type="float">
            <text:p>-2</text:p>
          </table:table-cell>
          <table:table-cell table:style-name="ce25" table:formula="of:=-1*[.R47]/[.$B$25]" office:value-type="float" office:value="3.93921215756849" calcext:value-type="float">
            <text:p>3.9392121576</text:p>
          </table:table-cell>
          <table:table-cell table:style-name="ce28" table:formula="of:=[.$B$23]/[.$B$25]+ABS([.R47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7]" office:value-type="float" office:value="-12" calcext:value-type="float">
            <text:p>-12</text:p>
          </table:table-cell>
          <table:table-cell table:style-name="ce25" table:formula="of:=-1*[.V47]/[.$B$25]" office:value-type="float" office:value="3.9372125574885" calcext:value-type="float">
            <text:p>3.9372125575</text:p>
          </table:table-cell>
          <table:table-cell table:style-name="ce28" table:formula="of:=[.$B$23]/[.$B$25]+ABS([.V47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-8" calcext:value-type="float">
            <text:p>-8</text:p>
          </table:table-cell>
          <table:table-cell table:style-name="ce12" office:value-type="float" office:value="0.003894" calcext:value-type="float">
            <text:p>0.003894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00389" calcext:value-type="float">
            <text:p>0.00389</text:p>
          </table:table-cell>
          <table:table-cell table:style-name="ce12"/>
          <table:table-cell/>
          <table:table-cell office:value-type="float" office:value="-1" calcext:value-type="float">
            <text:p>-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8]" office:value-type="float" office:value="-1" calcext:value-type="float">
            <text:p>-1</text:p>
          </table:table-cell>
          <table:table-cell table:style-name="ce25" table:formula="of:=-1*[.R48]/[.$B$25]" office:value-type="float" office:value="3.93921215756849" calcext:value-type="float">
            <text:p>3.9392121576</text:p>
          </table:table-cell>
          <table:table-cell table:style-name="ce28" table:formula="of:=[.$B$23]/[.$B$25]+ABS([.R48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8]" office:value-type="float" office:value="-11" calcext:value-type="float">
            <text:p>-11</text:p>
          </table:table-cell>
          <table:table-cell table:style-name="ce25" table:formula="of:=-1*[.V48]/[.$B$25]" office:value-type="float" office:value="3.93821235752849" calcext:value-type="float">
            <text:p>3.9382123575</text:p>
          </table:table-cell>
          <table:table-cell table:style-name="ce28" table:formula="of:=[.$B$23]/[.$B$25]+ABS([.V48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0.003901" calcext:value-type="float">
            <text:p>0.003901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0.003893" calcext:value-type="float">
            <text:p>0.003893</text:p>
          </table:table-cell>
          <table:table-cell table:style-name="ce12"/>
          <table:table-cell/>
          <table:table-cell office:value-type="float" office:value="0" calcext:value-type="float">
            <text:p>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0" calcext:value-type="float">
            <text:p>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49]" office:value-type="float" office:value="0" calcext:value-type="float">
            <text:p>0</text:p>
          </table:table-cell>
          <table:table-cell table:style-name="ce25" table:formula="of:=-1*[.R49]/[.$B$25]" office:value-type="float" office:value="3.93921215756849" calcext:value-type="float">
            <text:p>3.9392121576</text:p>
          </table:table-cell>
          <table:table-cell table:style-name="ce28" table:formula="of:=[.$B$23]/[.$B$25]+ABS([.R49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49]" office:value-type="float" office:value="-10" calcext:value-type="float">
            <text:p>-10</text:p>
          </table:table-cell>
          <table:table-cell table:style-name="ce25" table:formula="of:=-1*[.V49]/[.$B$25]" office:value-type="float" office:value="3.93821235752849" calcext:value-type="float">
            <text:p>3.9382123575</text:p>
          </table:table-cell>
          <table:table-cell table:style-name="ce28" table:formula="of:=[.$B$23]/[.$B$25]+ABS([.V49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0.003909" calcext:value-type="float">
            <text:p>0.003909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0039" calcext:value-type="float">
            <text:p>0.0039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" calcext:value-type="float">
            <text:p>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0]" office:value-type="float" office:value="1" calcext:value-type="float">
            <text:p>1</text:p>
          </table:table-cell>
          <table:table-cell table:style-name="ce25" table:formula="of:=-1*[.R50]/[.$B$25]" office:value-type="float" office:value="3.93921215756849" calcext:value-type="float">
            <text:p>3.9392121576</text:p>
          </table:table-cell>
          <table:table-cell table:style-name="ce28" table:formula="of:=[.$B$23]/[.$B$25]+ABS([.R50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0]" office:value-type="float" office:value="-9" calcext:value-type="float">
            <text:p>-9</text:p>
          </table:table-cell>
          <table:table-cell table:style-name="ce25" table:formula="of:=-1*[.V50]/[.$B$25]" office:value-type="float" office:value="3.93821235752849" calcext:value-type="float">
            <text:p>3.9382123575</text:p>
          </table:table-cell>
          <table:table-cell table:style-name="ce28" table:formula="of:=[.$B$23]/[.$B$25]+ABS([.V50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0.003921" calcext:value-type="float">
            <text:p>0.003921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0.003905" calcext:value-type="float">
            <text:p>0.003905</text:p>
          </table:table-cell>
          <table:table-cell table:style-name="ce12"/>
          <table:table-cell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1]" office:value-type="float" office:value="2" calcext:value-type="float">
            <text:p>2</text:p>
          </table:table-cell>
          <table:table-cell table:style-name="ce25" table:formula="of:=-1*[.R51]/[.$B$25]" office:value-type="float" office:value="3.94021195760848" calcext:value-type="float">
            <text:p>3.9402119576</text:p>
          </table:table-cell>
          <table:table-cell table:style-name="ce28" table:formula="of:=[.$B$23]/[.$B$25]+ABS([.R51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1]" office:value-type="float" office:value="-8" calcext:value-type="float">
            <text:p>-8</text:p>
          </table:table-cell>
          <table:table-cell table:style-name="ce25" table:formula="of:=-1*[.V51]/[.$B$25]" office:value-type="float" office:value="3.93821235752849" calcext:value-type="float">
            <text:p>3.9382123575</text:p>
          </table:table-cell>
          <table:table-cell table:style-name="ce28" table:formula="of:=[.$B$23]/[.$B$25]+ABS([.V51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-4" calcext:value-type="float">
            <text:p>-4</text:p>
          </table:table-cell>
          <table:table-cell table:style-name="ce12" office:value-type="float" office:value="0.003931" calcext:value-type="float">
            <text:p>0.003931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003915" calcext:value-type="float">
            <text:p>0.003915</text:p>
          </table:table-cell>
          <table:table-cell table:style-name="ce12"/>
          <table:table-cell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2]" office:value-type="float" office:value="3" calcext:value-type="float">
            <text:p>3</text:p>
          </table:table-cell>
          <table:table-cell table:style-name="ce25" table:formula="of:=-1*[.R52]/[.$B$25]" office:value-type="float" office:value="3.94021195760848" calcext:value-type="float">
            <text:p>3.9402119576</text:p>
          </table:table-cell>
          <table:table-cell table:style-name="ce28" table:formula="of:=[.$B$23]/[.$B$25]+ABS([.R52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2]" office:value-type="float" office:value="-7" calcext:value-type="float">
            <text:p>-7</text:p>
          </table:table-cell>
          <table:table-cell table:style-name="ce25" table:formula="of:=-1*[.V52]/[.$B$25]" office:value-type="float" office:value="3.93921215756849" calcext:value-type="float">
            <text:p>3.9392121576</text:p>
          </table:table-cell>
          <table:table-cell table:style-name="ce28" table:formula="of:=[.$B$23]/[.$B$25]+ABS([.V52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0.003942" calcext:value-type="float">
            <text:p>0.003942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003924" calcext:value-type="float">
            <text:p>0.003924</text:p>
          </table:table-cell>
          <table:table-cell table:style-name="ce12"/>
          <table:table-cell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6" calcext:value-type="float">
            <text:p>-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3]" office:value-type="float" office:value="4" calcext:value-type="float">
            <text:p>4</text:p>
          </table:table-cell>
          <table:table-cell table:style-name="ce25" table:formula="of:=-1*[.R53]/[.$B$25]" office:value-type="float" office:value="3.94021195760848" calcext:value-type="float">
            <text:p>3.9402119576</text:p>
          </table:table-cell>
          <table:table-cell table:style-name="ce28" table:formula="of:=[.$B$23]/[.$B$25]+ABS([.R53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3]" office:value-type="float" office:value="-6" calcext:value-type="float">
            <text:p>-6</text:p>
          </table:table-cell>
          <table:table-cell table:style-name="ce25" table:formula="of:=-1*[.V53]/[.$B$25]" office:value-type="float" office:value="3.94021195760848" calcext:value-type="float">
            <text:p>3.9402119576</text:p>
          </table:table-cell>
          <table:table-cell table:style-name="ce28" table:formula="of:=[.$B$23]/[.$B$25]+ABS([.V53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table:style-name="ce12" office:value-type="float" office:value="-2" calcext:value-type="float">
            <text:p>-2</text:p>
          </table:table-cell>
          <table:table-cell table:style-name="ce12" office:value-type="float" office:value="0.003954" calcext:value-type="float">
            <text:p>0.003954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3937" calcext:value-type="float">
            <text:p>0.003937</text:p>
          </table:table-cell>
          <table:table-cell table:style-name="ce12"/>
          <table:table-cell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4]" office:value-type="float" office:value="5" calcext:value-type="float">
            <text:p>5</text:p>
          </table:table-cell>
          <table:table-cell table:style-name="ce25" table:formula="of:=-1*[.R54]/[.$B$25]" office:value-type="float" office:value="3.94021195760848" calcext:value-type="float">
            <text:p>3.9402119576</text:p>
          </table:table-cell>
          <table:table-cell table:style-name="ce28" table:formula="of:=[.$B$23]/[.$B$25]+ABS([.R54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4]" office:value-type="float" office:value="-5" calcext:value-type="float">
            <text:p>-5</text:p>
          </table:table-cell>
          <table:table-cell table:style-name="ce25" table:formula="of:=-1*[.V54]/[.$B$25]" office:value-type="float" office:value="3.94121175764847" calcext:value-type="float">
            <text:p>3.9412117576</text:p>
          </table:table-cell>
          <table:table-cell table:style-name="ce28" table:formula="of:=[.$B$23]/[.$B$25]+ABS([.V54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0.003959" calcext:value-type="float">
            <text:p>0.003959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3942" calcext:value-type="float">
            <text:p>0.003942</text:p>
          </table:table-cell>
          <table:table-cell table:style-name="ce12"/>
          <table:table-cell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4" calcext:value-type="float">
            <text:p>-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5]" office:value-type="float" office:value="6" calcext:value-type="float">
            <text:p>6</text:p>
          </table:table-cell>
          <table:table-cell table:style-name="ce25" table:formula="of:=-1*[.R55]/[.$B$25]" office:value-type="float" office:value="3.94021195760848" calcext:value-type="float">
            <text:p>3.9402119576</text:p>
          </table:table-cell>
          <table:table-cell table:style-name="ce28" table:formula="of:=[.$B$23]/[.$B$25]+ABS([.R55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5]" office:value-type="float" office:value="-4" calcext:value-type="float">
            <text:p>-4</text:p>
          </table:table-cell>
          <table:table-cell table:style-name="ce25" table:formula="of:=-1*[.V55]/[.$B$25]" office:value-type="float" office:value="3.94221155768846" calcext:value-type="float">
            <text:p>3.9422115577</text:p>
          </table:table-cell>
          <table:table-cell table:style-name="ce28" table:formula="of:=[.$B$23]/[.$B$25]+ABS([.V55])*[.$D$23]/([.$B$25]*[.$B$25])" office:value-type="float" office:value="0.00139394236729539" calcext:value-type="float">
            <text:p>0.001393942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table:style-name="ce12" office:value-type="float" office:value="-6.22E-015" calcext:value-type="float">
            <text:p>-6.22E-015</text:p>
          </table:table-cell>
          <table:table-cell table:style-name="ce12" office:value-type="float" office:value="0.00396" calcext:value-type="float">
            <text:p>0.0039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3953" calcext:value-type="float">
            <text:p>0.003953</text:p>
          </table:table-cell>
          <table:table-cell table:style-name="ce12"/>
          <table:table-cell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-3" calcext:value-type="float">
            <text:p>-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6]" office:value-type="float" office:value="7" calcext:value-type="float">
            <text:p>7</text:p>
          </table:table-cell>
          <table:table-cell table:style-name="ce25" table:formula="of:=-1*[.R56]/[.$B$25]" office:value-type="float" office:value="3.94121175764847" calcext:value-type="float">
            <text:p>3.9412117576</text:p>
          </table:table-cell>
          <table:table-cell table:style-name="ce28" table:formula="of:=[.$B$23]/[.$B$25]+ABS([.R56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56]" office:value-type="float" office:value="-3" calcext:value-type="float">
            <text:p>-3</text:p>
          </table:table-cell>
          <table:table-cell table:style-name="ce25" table:formula="of:=-1*[.V56]/[.$B$25]" office:value-type="float" office:value="3.94321135772845" calcext:value-type="float">
            <text:p>3.9432113577</text:p>
          </table:table-cell>
          <table:table-cell table:style-name="ce28" table:formula="of:=[.$B$23]/[.$B$25]+ABS([.V56])*[.$D$23]/([.$B$25]*[.$B$25])" office:value-type="float" office:value="0.00139404232730738" calcext:value-type="float">
            <text:p>0.001394042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3956" calcext:value-type="float">
            <text:p>0.003956</text:p>
          </table:table-cell>
          <table:table-cell table:style-name="ce12"/>
          <table:table-cell table:style-name="ce12" office:value-type="float" office:value="-6.22E-015" calcext:value-type="float">
            <text:p>-6.22E-015</text:p>
          </table:table-cell>
          <table:table-cell table:style-name="ce12" office:value-type="float" office:value="0.003957" calcext:value-type="float">
            <text:p>0.003957</text:p>
          </table:table-cell>
          <table:table-cell table:style-name="ce12"/>
          <table:table-cell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2" calcext:value-type="float">
            <text:p>-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7]" office:value-type="float" office:value="8" calcext:value-type="float">
            <text:p>8</text:p>
          </table:table-cell>
          <table:table-cell table:style-name="ce25" table:formula="of:=-1*[.R57]/[.$B$25]" office:value-type="float" office:value="3.94121175764847" calcext:value-type="float">
            <text:p>3.9412117576</text:p>
          </table:table-cell>
          <table:table-cell table:style-name="ce28" table:formula="of:=[.$B$23]/[.$B$25]+ABS([.R57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7]" office:value-type="float" office:value="-2" calcext:value-type="float">
            <text:p>-2</text:p>
          </table:table-cell>
          <table:table-cell table:style-name="ce25" table:formula="of:=-1*[.V57]/[.$B$25]" office:value-type="float" office:value="3.94521095780844" calcext:value-type="float">
            <text:p>3.9452109578</text:p>
          </table:table-cell>
          <table:table-cell table:style-name="ce28" table:formula="of:=[.$B$23]/[.$B$25]+ABS([.V57])*[.$D$23]/([.$B$25]*[.$B$25])" office:value-type="float" office:value="0.00139424224733138" calcext:value-type="float">
            <text:p>0.001394242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3946" calcext:value-type="float">
            <text:p>0.003946</text:p>
          </table:table-cell>
          <table:table-cell table:style-name="ce12"/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0.003958" calcext:value-type="float">
            <text:p>0.003958</text:p>
          </table:table-cell>
          <table:table-cell table:style-name="ce12"/>
          <table:table-cell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" calcext:value-type="float">
            <text:p>-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31" calcext:value-type="float">
            <text:p>-3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8]" office:value-type="float" office:value="9" calcext:value-type="float">
            <text:p>9</text:p>
          </table:table-cell>
          <table:table-cell table:style-name="ce25" table:formula="of:=-1*[.R58]/[.$B$25]" office:value-type="float" office:value="3.94121175764847" calcext:value-type="float">
            <text:p>3.9412117576</text:p>
          </table:table-cell>
          <table:table-cell table:style-name="ce28" table:formula="of:=[.$B$23]/[.$B$25]+ABS([.R58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8]" office:value-type="float" office:value="-1" calcext:value-type="float">
            <text:p>-1</text:p>
          </table:table-cell>
          <table:table-cell table:style-name="ce25" table:formula="of:=-1*[.V58]/[.$B$25]" office:value-type="float" office:value="3.94721055788842" calcext:value-type="float">
            <text:p>3.9472105579</text:p>
          </table:table-cell>
          <table:table-cell table:style-name="ce28" table:formula="of:=[.$B$23]/[.$B$25]+ABS([.V58])*[.$D$23]/([.$B$25]*[.$B$25])" office:value-type="float" office:value="0.00139444216735537" calcext:value-type="float">
            <text:p>0.001394442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394" calcext:value-type="float">
            <text:p>0.00394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style-name="ce12" office:value-type="float" office:value="0.003955" calcext:value-type="float">
            <text:p>0.003955</text:p>
          </table:table-cell>
          <table:table-cell table:style-name="ce12"/>
          <table:table-cell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5" calcext:value-type="float">
            <text:p>-0.00399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0" calcext:value-type="float">
            <text:p>-3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59]" office:value-type="float" office:value="10" calcext:value-type="float">
            <text:p>10</text:p>
          </table:table-cell>
          <table:table-cell table:style-name="ce25" table:formula="of:=-1*[.R59]/[.$B$25]" office:value-type="float" office:value="3.94121175764847" calcext:value-type="float">
            <text:p>3.9412117576</text:p>
          </table:table-cell>
          <table:table-cell table:style-name="ce28" table:formula="of:=[.$B$23]/[.$B$25]+ABS([.R59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59]" office:value-type="float" office:value="2.22E-015" calcext:value-type="float">
            <text:p>2.22E-015</text:p>
          </table:table-cell>
          <table:table-cell table:style-name="ce25" table:formula="of:=-1*[.V59]/[.$B$25]" office:value-type="float" office:value="3.95120975804839" calcext:value-type="float">
            <text:p>3.951209758</text:p>
          </table:table-cell>
          <table:table-cell table:style-name="ce28" table:formula="of:=[.$B$23]/[.$B$25]+ABS([.V59])*[.$D$23]/([.$B$25]*[.$B$25])" office:value-type="float" office:value="0.00139484200740336" calcext:value-type="float">
            <text:p>0.00139484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003926" calcext:value-type="float">
            <text:p>0.003926</text:p>
          </table:table-cell>
          <table:table-cell table:style-name="ce12"/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0.003943" calcext:value-type="float">
            <text:p>0.003943</text:p>
          </table:table-cell>
          <table:table-cell table:style-name="ce12"/>
          <table:table-cell/>
          <table:table-cell office:value-type="float" office:value="11" calcext:value-type="float">
            <text:p>1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1" calcext:value-type="float">
            <text:p>1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1" calcext:value-type="float">
            <text:p>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9" calcext:value-type="float">
            <text:p>-2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60]" office:value-type="float" office:value="11" calcext:value-type="float">
            <text:p>11</text:p>
          </table:table-cell>
          <table:table-cell table:style-name="ce25" table:formula="of:=-1*[.R60]/[.$B$25]" office:value-type="float" office:value="3.94121175764847" calcext:value-type="float">
            <text:p>3.9412117576</text:p>
          </table:table-cell>
          <table:table-cell table:style-name="ce28" table:formula="of:=[.$B$23]/[.$B$25]+ABS([.R60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0]" office:value-type="float" office:value="1" calcext:value-type="float">
            <text:p>1</text:p>
          </table:table-cell>
          <table:table-cell table:style-name="ce25" table:formula="of:=-1*[.V60]/[.$B$25]" office:value-type="float" office:value="3.95520895820836" calcext:value-type="float">
            <text:p>3.9552089582</text:p>
          </table:table-cell>
          <table:table-cell table:style-name="ce28" table:formula="of:=[.$B$23]/[.$B$25]+ABS([.V60])*[.$D$23]/([.$B$25]*[.$B$25])" office:value-type="float" office:value="0.00139524184745135" calcext:value-type="float">
            <text:p>0.00139524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003918" calcext:value-type="float">
            <text:p>0.003918</text:p>
          </table:table-cell>
          <table:table-cell table:style-name="ce12"/>
          <table:table-cell table:style-name="ce12" office:value-type="float" office:value="-4" calcext:value-type="float">
            <text:p>-4</text:p>
          </table:table-cell>
          <table:table-cell table:style-name="ce12" office:value-type="float" office:value="0.003933" calcext:value-type="float">
            <text:p>0.003933</text:p>
          </table:table-cell>
          <table:table-cell table:style-name="ce12"/>
          <table:table-cell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style-name="ce25" table:formula="of:=[.Q61]" office:value-type="float" office:value="12" calcext:value-type="float">
            <text:p>12</text:p>
          </table:table-cell>
          <table:table-cell table:style-name="ce25" table:formula="of:=-1*[.R61]/[.$B$25]" office:value-type="float" office:value="3.94221155768846" calcext:value-type="float">
            <text:p>3.9422115577</text:p>
          </table:table-cell>
          <table:table-cell table:style-name="ce28" table:formula="of:=[.$B$23]/[.$B$25]+ABS([.R61])*[.$D$23]/([.$B$25]*[.$B$25])" office:value-type="float" office:value="0.00139394236729539" calcext:value-type="float">
            <text:p>0.0013939424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1]" office:value-type="float" office:value="2" calcext:value-type="float">
            <text:p>2</text:p>
          </table:table-cell>
          <table:table-cell table:style-name="ce25" table:formula="of:=-1*[.V61]/[.$B$25]" office:value-type="float" office:value="3.96320735852829" calcext:value-type="float">
            <text:p>3.9632073585</text:p>
          </table:table-cell>
          <table:table-cell table:style-name="ce28" table:formula="of:=[.$B$23]/[.$B$25]+ABS([.V61])*[.$D$23]/([.$B$25]*[.$B$25])" office:value-type="float" office:value="0.00139604152754732" calcext:value-type="float">
            <text:p>0.001396041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0.003908" calcext:value-type="float">
            <text:p>0.003908</text:p>
          </table:table-cell>
          <table:table-cell table:style-name="ce12"/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0.003922" calcext:value-type="float">
            <text:p>0.003922</text:p>
          </table:table-cell>
          <table:table-cell table:style-name="ce12"/>
          <table:table-cell/>
          <table:table-cell office:value-type="float" office:value="13" calcext:value-type="float">
            <text:p>13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3" calcext:value-type="float">
            <text:p>13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3" calcext:value-type="float">
            <text:p>3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62]" office:value-type="float" office:value="13" calcext:value-type="float">
            <text:p>13</text:p>
          </table:table-cell>
          <table:table-cell table:style-name="ce25" table:formula="of:=-1*[.R62]/[.$B$25]" office:value-type="float" office:value="3.94221155768846" calcext:value-type="float">
            <text:p>3.9422115577</text:p>
          </table:table-cell>
          <table:table-cell table:style-name="ce28" table:formula="of:=[.$B$23]/[.$B$25]+ABS([.R62])*[.$D$23]/([.$B$25]*[.$B$25])" office:value-type="float" office:value="0.00139394236729539" calcext:value-type="float">
            <text:p>0.0013939424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2]" office:value-type="float" office:value="3" calcext:value-type="float">
            <text:p>3</text:p>
          </table:table-cell>
          <table:table-cell table:style-name="ce25" table:formula="of:=-1*[.V62]/[.$B$25]" office:value-type="float" office:value="3.96720655868826" calcext:value-type="float">
            <text:p>3.9672065587</text:p>
          </table:table-cell>
          <table:table-cell table:style-name="ce28" table:formula="of:=[.$B$23]/[.$B$25]+ABS([.V62])*[.$D$23]/([.$B$25]*[.$B$25])" office:value-type="float" office:value="0.00139644136759531" calcext:value-type="float">
            <text:p>0.001396441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003902" calcext:value-type="float">
            <text:p>0.003902</text:p>
          </table:table-cell>
          <table:table-cell table:style-name="ce12"/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0.003909" calcext:value-type="float">
            <text:p>0.003909</text:p>
          </table:table-cell>
          <table:table-cell table:style-name="ce12"/>
          <table:table-cell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9" calcext:value-type="float">
            <text:p>-0.004029</text:p>
          </table:table-cell>
          <table:table-cell office:value-type="float" office:value="4" calcext:value-type="float">
            <text:p>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63]" office:value-type="float" office:value="14" calcext:value-type="float">
            <text:p>14</text:p>
          </table:table-cell>
          <table:table-cell table:style-name="ce25" table:formula="of:=-1*[.R63]/[.$B$25]" office:value-type="float" office:value="3.94321135772845" calcext:value-type="float">
            <text:p>3.9432113577</text:p>
          </table:table-cell>
          <table:table-cell table:style-name="ce28" table:formula="of:=[.$B$23]/[.$B$25]+ABS([.R63])*[.$D$23]/([.$B$25]*[.$B$25])" office:value-type="float" office:value="0.00139404232730738" calcext:value-type="float">
            <text:p>0.0013940423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3]" office:value-type="float" office:value="4" calcext:value-type="float">
            <text:p>4</text:p>
          </table:table-cell>
          <table:table-cell table:style-name="ce25" table:formula="of:=-1*[.V63]/[.$B$25]" office:value-type="float" office:value="3.98020395920816" calcext:value-type="float">
            <text:p>3.9802039592</text:p>
          </table:table-cell>
          <table:table-cell table:style-name="ce28" table:formula="of:=[.$B$23]/[.$B$25]+ABS([.V63])*[.$D$23]/([.$B$25]*[.$B$25])" office:value-type="float" office:value="0.00139774084775127" calcext:value-type="float">
            <text:p>0.001397740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0.003896" calcext:value-type="float">
            <text:p>0.003896</text:p>
          </table:table-cell>
          <table:table-cell table:style-name="ce12"/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0.003902" calcext:value-type="float">
            <text:p>0.003902</text:p>
          </table:table-cell>
          <table:table-cell table:style-name="ce12"/>
          <table:table-cell/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" calcext:value-type="float">
            <text:p>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64]" office:value-type="float" office:value="15" calcext:value-type="float">
            <text:p>15</text:p>
          </table:table-cell>
          <table:table-cell table:style-name="ce25" table:formula="of:=-1*[.R64]/[.$B$25]" office:value-type="float" office:value="3.94321135772845" calcext:value-type="float">
            <text:p>3.9432113577</text:p>
          </table:table-cell>
          <table:table-cell table:style-name="ce28" table:formula="of:=[.$B$23]/[.$B$25]+ABS([.R64])*[.$D$23]/([.$B$25]*[.$B$25])" office:value-type="float" office:value="0.00139404232730738" calcext:value-type="float">
            <text:p>0.0013940423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.93421315736853" calcext:value-type="float">
            <text:p>3.9342131574</text:p>
          </table:table-cell>
          <table:table-cell table:style-name="ce28" office:value-type="float" office:value="0.00139314268719941" calcext:value-type="float">
            <text:p>0.0013931427</text:p>
          </table:table-cell>
          <table:table-cell table:style-name="ce25" table:formula="of:=[.U64]" office:value-type="float" office:value="5" calcext:value-type="float">
            <text:p>5</text:p>
          </table:table-cell>
          <table:table-cell table:style-name="ce25" table:formula="of:=-1*[.V64]/[.$B$25]" office:value-type="float" office:value="3.99120175964807" calcext:value-type="float">
            <text:p>3.9912017596</text:p>
          </table:table-cell>
          <table:table-cell table:style-name="ce28" table:formula="of:=[.$B$23]/[.$B$25]+ABS([.V64])*[.$D$23]/([.$B$25]*[.$B$25])" office:value-type="float" office:value="0.00139884040788323" calcext:value-type="float">
            <text:p>0.001398840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003893" calcext:value-type="float">
            <text:p>0.003893</text:p>
          </table:table-cell>
          <table:table-cell table:style-name="ce12"/>
          <table:table-cell table:style-name="ce12" office:value-type="float" office:value="-8" calcext:value-type="float">
            <text:p>-8</text:p>
          </table:table-cell>
          <table:table-cell table:style-name="ce12" office:value-type="float" office:value="0.003894" calcext:value-type="float">
            <text:p>0.003894</text:p>
          </table:table-cell>
          <table:table-cell table:style-name="ce12"/>
          <table:table-cell/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6" calcext:value-type="float">
            <text:p>6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65]" office:value-type="float" office:value="16" calcext:value-type="float">
            <text:p>16</text:p>
          </table:table-cell>
          <table:table-cell table:style-name="ce25" table:formula="of:=-1*[.R65]/[.$B$25]" office:value-type="float" office:value="3.94321135772845" calcext:value-type="float">
            <text:p>3.9432113577</text:p>
          </table:table-cell>
          <table:table-cell table:style-name="ce28" table:formula="of:=[.$B$23]/[.$B$25]+ABS([.R65])*[.$D$23]/([.$B$25]*[.$B$25])" office:value-type="float" office:value="0.00139404232730738" calcext:value-type="float">
            <text:p>0.001394042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5]" office:value-type="float" office:value="6" calcext:value-type="float">
            <text:p>6</text:p>
          </table:table-cell>
          <table:table-cell table:style-name="ce25" table:formula="of:=-1*[.V65]/[.$B$25]" office:value-type="float" office:value="4.00719856028794" calcext:value-type="float">
            <text:p>4.0071985603</text:p>
          </table:table-cell>
          <table:table-cell table:style-name="ce28" table:formula="of:=[.$B$23]/[.$B$25]+ABS([.V65])*[.$D$23]/([.$B$25]*[.$B$25])" office:value-type="float" office:value="0.00140043976807518" calcext:value-type="float">
            <text:p>0.001400439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003889" calcext:value-type="float">
            <text:p>0.003889</text:p>
          </table:table-cell>
          <table:table-cell table:style-name="ce12"/>
          <table:table-cell table:style-name="ce12" office:value-type="float" office:value="-9" calcext:value-type="float">
            <text:p>-9</text:p>
          </table:table-cell>
          <table:table-cell table:style-name="ce12" office:value-type="float" office:value="0.00389" calcext:value-type="float">
            <text:p>0.00389</text:p>
          </table:table-cell>
          <table:table-cell table:style-name="ce12"/>
          <table:table-cell/>
          <table:table-cell office:value-type="float" office:value="17" calcext:value-type="float">
            <text:p>1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7" calcext:value-type="float">
            <text:p>1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7" calcext:value-type="float">
            <text:p>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66]" office:value-type="float" office:value="17" calcext:value-type="float">
            <text:p>17</text:p>
          </table:table-cell>
          <table:table-cell table:style-name="ce25" table:formula="of:=-1*[.R66]/[.$B$25]" office:value-type="float" office:value="3.94421115776845" calcext:value-type="float">
            <text:p>3.9442111578</text:p>
          </table:table-cell>
          <table:table-cell table:style-name="ce28" table:formula="of:=[.$B$23]/[.$B$25]+ABS([.R66])*[.$D$23]/([.$B$25]*[.$B$25])" office:value-type="float" office:value="0.00139414228731938" calcext:value-type="float">
            <text:p>0.001394142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6]" office:value-type="float" office:value="7" calcext:value-type="float">
            <text:p>7</text:p>
          </table:table-cell>
          <table:table-cell table:style-name="ce25" table:formula="of:=-1*[.V66]/[.$B$25]" office:value-type="float" office:value="4.01619676064787" calcext:value-type="float">
            <text:p>4.0161967606</text:p>
          </table:table-cell>
          <table:table-cell table:style-name="ce28" table:formula="of:=[.$B$23]/[.$B$25]+ABS([.V66])*[.$D$23]/([.$B$25]*[.$B$25])" office:value-type="float" office:value="0.00140133940818315" calcext:value-type="float">
            <text:p>0.001401339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.003887" calcext:value-type="float">
            <text:p>0.003887</text:p>
          </table:table-cell>
          <table:table-cell table:style-name="ce12"/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0.003885" calcext:value-type="float">
            <text:p>0.003885</text:p>
          </table:table-cell>
          <table:table-cell table:style-name="ce12"/>
          <table:table-cell/>
          <table:table-cell office:value-type="float" office:value="18" calcext:value-type="float">
            <text:p>1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8" calcext:value-type="float">
            <text:p>18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8" calcext:value-type="float">
            <text:p>8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67]" office:value-type="float" office:value="18" calcext:value-type="float">
            <text:p>18</text:p>
          </table:table-cell>
          <table:table-cell table:style-name="ce25" table:formula="of:=-1*[.R67]/[.$B$25]" office:value-type="float" office:value="3.94421115776845" calcext:value-type="float">
            <text:p>3.9442111578</text:p>
          </table:table-cell>
          <table:table-cell table:style-name="ce28" table:formula="of:=[.$B$23]/[.$B$25]+ABS([.R67])*[.$D$23]/([.$B$25]*[.$B$25])" office:value-type="float" office:value="0.00139414228731938" calcext:value-type="float">
            <text:p>0.0013941423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7]" office:value-type="float" office:value="8" calcext:value-type="float">
            <text:p>8</text:p>
          </table:table-cell>
          <table:table-cell table:style-name="ce25" table:formula="of:=-1*[.V67]/[.$B$25]" office:value-type="float" office:value="4.0251949610078" calcext:value-type="float">
            <text:p>4.025194961</text:p>
          </table:table-cell>
          <table:table-cell table:style-name="ce28" table:formula="of:=[.$B$23]/[.$B$25]+ABS([.V67])*[.$D$23]/([.$B$25]*[.$B$25])" office:value-type="float" office:value="0.00140223904829112" calcext:value-type="float">
            <text:p>0.00140223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.94221155768846" calcext:value-type="float">
            <text:p>3.9422115577</text:p>
          </table:table-cell>
          <table:table-cell table:style-name="ce28" office:value-type="float" office:value="0.00139394236729539" calcext:value-type="float">
            <text:p>0.001393942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.003885" calcext:value-type="float">
            <text:p>0.003885</text:p>
          </table:table-cell>
          <table:table-cell table:style-name="ce12"/>
          <table:table-cell table:style-name="ce12" office:value-type="float" office:value="-11" calcext:value-type="float">
            <text:p>-11</text:p>
          </table:table-cell>
          <table:table-cell table:style-name="ce12" office:value-type="float" office:value="0.003883" calcext:value-type="float">
            <text:p>0.003883</text:p>
          </table:table-cell>
          <table:table-cell table:style-name="ce12"/>
          <table:table-cell/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9" calcext:value-type="float">
            <text:p>19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9" calcext:value-type="float">
            <text:p>9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-21" calcext:value-type="float">
            <text:p>-21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68]" office:value-type="float" office:value="19" calcext:value-type="float">
            <text:p>19</text:p>
          </table:table-cell>
          <table:table-cell table:style-name="ce25" table:formula="of:=-1*[.R68]/[.$B$25]" office:value-type="float" office:value="3.94521095780844" calcext:value-type="float">
            <text:p>3.9452109578</text:p>
          </table:table-cell>
          <table:table-cell table:style-name="ce28" table:formula="of:=[.$B$23]/[.$B$25]+ABS([.R68])*[.$D$23]/([.$B$25]*[.$B$25])" office:value-type="float" office:value="0.00139424224733138" calcext:value-type="float">
            <text:p>0.0013942422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8]" office:value-type="float" office:value="9" calcext:value-type="float">
            <text:p>9</text:p>
          </table:table-cell>
          <table:table-cell table:style-name="ce25" table:formula="of:=-1*[.V68]/[.$B$25]" office:value-type="float" office:value="4.02619476104779" calcext:value-type="float">
            <text:p>4.026194761</text:p>
          </table:table-cell>
          <table:table-cell table:style-name="ce28" table:formula="of:=[.$B$23]/[.$B$25]+ABS([.V68])*[.$D$23]/([.$B$25]*[.$B$25])" office:value-type="float" office:value="0.00140233900830312" calcext:value-type="float">
            <text:p>0.00140233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.94321135772845" calcext:value-type="float">
            <text:p>3.9432113577</text:p>
          </table:table-cell>
          <table:table-cell table:style-name="ce28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0.003883" calcext:value-type="float">
            <text:p>0.003883</text:p>
          </table:table-cell>
          <table:table-cell table:style-name="ce12"/>
          <table:table-cell table:style-name="ce12" office:value-type="float" office:value="-12" calcext:value-type="float">
            <text:p>-12</text:p>
          </table:table-cell>
          <table:table-cell table:style-name="ce12" office:value-type="float" office:value="0.003881" calcext:value-type="float">
            <text:p>0.003881</text:p>
          </table:table-cell>
          <table:table-cell table:style-name="ce12"/>
          <table:table-cell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10" calcext:value-type="float">
            <text:p>10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69]" office:value-type="float" office:value="20" calcext:value-type="float">
            <text:p>20</text:p>
          </table:table-cell>
          <table:table-cell table:style-name="ce25" table:formula="of:=-1*[.R69]/[.$B$25]" office:value-type="float" office:value="3.94621075784843" calcext:value-type="float">
            <text:p>3.9462107578</text:p>
          </table:table-cell>
          <table:table-cell table:style-name="ce28" table:formula="of:=[.$B$23]/[.$B$25]+ABS([.R69])*[.$D$23]/([.$B$25]*[.$B$25])" office:value-type="float" office:value="0.00139434220734337" calcext:value-type="float">
            <text:p>0.001394342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69]" office:value-type="float" office:value="10" calcext:value-type="float">
            <text:p>10</text:p>
          </table:table-cell>
          <table:table-cell table:style-name="ce25" table:formula="of:=-1*[.V69]/[.$B$25]" office:value-type="float" office:value="4.02219556088782" calcext:value-type="float">
            <text:p>4.0221955609</text:p>
          </table:table-cell>
          <table:table-cell table:style-name="ce28" table:formula="of:=[.$B$23]/[.$B$25]+ABS([.V69])*[.$D$23]/([.$B$25]*[.$B$25])" office:value-type="float" office:value="0.00140193916825513" calcext:value-type="float">
            <text:p>0.001401939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.94321135772845" calcext:value-type="float">
            <text:p>3.9432113577</text:p>
          </table:table-cell>
          <table:table-cell table:style-name="ce28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0.003882" calcext:value-type="float">
            <text:p>0.003882</text:p>
          </table:table-cell>
          <table:table-cell table:style-name="ce12"/>
          <table:table-cell table:style-name="ce12" office:value-type="float" office:value="-13" calcext:value-type="float">
            <text:p>-13</text:p>
          </table:table-cell>
          <table:table-cell table:style-name="ce12" office:value-type="float" office:value="0.00388" calcext:value-type="float">
            <text:p>0.00388</text:p>
          </table:table-cell>
          <table:table-cell table:style-name="ce12"/>
          <table:table-cell/>
          <table:table-cell office:value-type="float" office:value="21" calcext:value-type="float">
            <text:p>21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1" calcext:value-type="float">
            <text:p>21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11" calcext:value-type="float">
            <text:p>11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70]" office:value-type="float" office:value="21" calcext:value-type="float">
            <text:p>21</text:p>
          </table:table-cell>
          <table:table-cell table:style-name="ce25" table:formula="of:=-1*[.R70]/[.$B$25]" office:value-type="float" office:value="3.94621075784843" calcext:value-type="float">
            <text:p>3.9462107578</text:p>
          </table:table-cell>
          <table:table-cell table:style-name="ce28" table:formula="of:=[.$B$23]/[.$B$25]+ABS([.R70])*[.$D$23]/([.$B$25]*[.$B$25])" office:value-type="float" office:value="0.00139434220734337" calcext:value-type="float">
            <text:p>0.0013943422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0]" office:value-type="float" office:value="11" calcext:value-type="float">
            <text:p>11</text:p>
          </table:table-cell>
          <table:table-cell table:style-name="ce25" table:formula="of:=-1*[.V70]/[.$B$25]" office:value-type="float" office:value="4.01419716056789" calcext:value-type="float">
            <text:p>4.0141971606</text:p>
          </table:table-cell>
          <table:table-cell table:style-name="ce28" table:formula="of:=[.$B$23]/[.$B$25]+ABS([.V70])*[.$D$23]/([.$B$25]*[.$B$25])" office:value-type="float" office:value="0.00140113948815916" calcext:value-type="float">
            <text:p>0.001401139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.94521095780844" calcext:value-type="float">
            <text:p>3.9452109578</text:p>
          </table:table-cell>
          <table:table-cell table:style-name="ce28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003881" calcext:value-type="float">
            <text:p>0.003881</text:p>
          </table:table-cell>
          <table:table-cell table:style-name="ce12"/>
          <table:table-cell table:style-name="ce12" office:value-type="float" office:value="-14" calcext:value-type="float">
            <text:p>-14</text:p>
          </table:table-cell>
          <table:table-cell table:style-name="ce12" office:value-type="float" office:value="0.003878" calcext:value-type="float">
            <text:p>0.003878</text:p>
          </table:table-cell>
          <table:table-cell table:style-name="ce12"/>
          <table:table-cell/>
          <table:table-cell office:value-type="float" office:value="22" calcext:value-type="float">
            <text:p>2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2" calcext:value-type="float">
            <text:p>2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12" calcext:value-type="float">
            <text:p>12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71]" office:value-type="float" office:value="22" calcext:value-type="float">
            <text:p>22</text:p>
          </table:table-cell>
          <table:table-cell table:style-name="ce25" table:formula="of:=-1*[.R71]/[.$B$25]" office:value-type="float" office:value="3.94721055788842" calcext:value-type="float">
            <text:p>3.9472105579</text:p>
          </table:table-cell>
          <table:table-cell table:style-name="ce28" table:formula="of:=[.$B$23]/[.$B$25]+ABS([.R71])*[.$D$23]/([.$B$25]*[.$B$25])" office:value-type="float" office:value="0.00139444216735537" calcext:value-type="float">
            <text:p>0.0013944422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1]" office:value-type="float" office:value="12" calcext:value-type="float">
            <text:p>12</text:p>
          </table:table-cell>
          <table:table-cell table:style-name="ce25" table:formula="of:=-1*[.V71]/[.$B$25]" office:value-type="float" office:value="4.00319936012797" calcext:value-type="float">
            <text:p>4.0031993601</text:p>
          </table:table-cell>
          <table:table-cell table:style-name="ce28" table:formula="of:=[.$B$23]/[.$B$25]+ABS([.V71])*[.$D$23]/([.$B$25]*[.$B$25])" office:value-type="float" office:value="0.00140003992802719" calcext:value-type="float">
            <text:p>0.001400039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.94521095780844" calcext:value-type="float">
            <text:p>3.9452109578</text:p>
          </table:table-cell>
          <table:table-cell table:style-name="ce28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.00388" calcext:value-type="float">
            <text:p>0.00388</text:p>
          </table:table-cell>
          <table:table-cell table:style-name="ce12"/>
          <table:table-cell table:style-name="ce12" office:value-type="float" office:value="-15" calcext:value-type="float">
            <text:p>-15</text:p>
          </table:table-cell>
          <table:table-cell table:style-name="ce12" office:value-type="float" office:value="0.003877" calcext:value-type="float">
            <text:p>0.003877</text:p>
          </table:table-cell>
          <table:table-cell table:style-name="ce12"/>
          <table:table-cell/>
          <table:table-cell office:value-type="float" office:value="23" calcext:value-type="float">
            <text:p>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3" calcext:value-type="float">
            <text:p>23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13" calcext:value-type="float">
            <text:p>13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72]" office:value-type="float" office:value="23" calcext:value-type="float">
            <text:p>23</text:p>
          </table:table-cell>
          <table:table-cell table:style-name="ce25" table:formula="of:=-1*[.R72]/[.$B$25]" office:value-type="float" office:value="3.94821035792841" calcext:value-type="float">
            <text:p>3.9482103579</text:p>
          </table:table-cell>
          <table:table-cell table:style-name="ce28" table:formula="of:=[.$B$23]/[.$B$25]+ABS([.R72])*[.$D$23]/([.$B$25]*[.$B$25])" office:value-type="float" office:value="0.00139454212736737" calcext:value-type="float">
            <text:p>0.0013945421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2]" office:value-type="float" office:value="13" calcext:value-type="float">
            <text:p>13</text:p>
          </table:table-cell>
          <table:table-cell table:style-name="ce25" table:formula="of:=-1*[.V72]/[.$B$25]" office:value-type="float" office:value="3.98820235952809" calcext:value-type="float">
            <text:p>3.9882023595</text:p>
          </table:table-cell>
          <table:table-cell table:style-name="ce28" table:formula="of:=[.$B$23]/[.$B$25]+ABS([.V72])*[.$D$23]/([.$B$25]*[.$B$25])" office:value-type="float" office:value="0.00139854052784724" calcext:value-type="float">
            <text:p>0.001398540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.94621075784843" calcext:value-type="float">
            <text:p>3.9462107578</text:p>
          </table:table-cell>
          <table:table-cell table:style-name="ce28" office:value-type="float" office:value="0.00139434220734337" calcext:value-type="float">
            <text:p>0.001394342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0.003879" calcext:value-type="float">
            <text:p>0.003879</text:p>
          </table:table-cell>
          <table:table-cell table:style-name="ce12"/>
          <table:table-cell table:style-name="ce12" office:value-type="float" office:value="-16" calcext:value-type="float">
            <text:p>-16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/>
          <table:table-cell office:value-type="float" office:value="24" calcext:value-type="float">
            <text:p>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4" calcext:value-type="float">
            <text:p>24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4" calcext:value-type="float">
            <text:p>14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6" calcext:value-type="float">
            <text:p>-16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73]" office:value-type="float" office:value="24" calcext:value-type="float">
            <text:p>24</text:p>
          </table:table-cell>
          <table:table-cell table:style-name="ce25" table:formula="of:=-1*[.R73]/[.$B$25]" office:value-type="float" office:value="3.94921015796841" calcext:value-type="float">
            <text:p>3.949210158</text:p>
          </table:table-cell>
          <table:table-cell table:style-name="ce28" table:formula="of:=[.$B$23]/[.$B$25]+ABS([.R73])*[.$D$23]/([.$B$25]*[.$B$25])" office:value-type="float" office:value="0.00139464208737936" calcext:value-type="float">
            <text:p>0.0013946421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3]" office:value-type="float" office:value="14" calcext:value-type="float">
            <text:p>14</text:p>
          </table:table-cell>
          <table:table-cell table:style-name="ce25" table:formula="of:=-1*[.V73]/[.$B$25]" office:value-type="float" office:value="3.97920415916817" calcext:value-type="float">
            <text:p>3.9792041592</text:p>
          </table:table-cell>
          <table:table-cell table:style-name="ce28" table:formula="of:=[.$B$23]/[.$B$25]+ABS([.V73])*[.$D$23]/([.$B$25]*[.$B$25])" office:value-type="float" office:value="0.00139764088773927" calcext:value-type="float">
            <text:p>0.001397640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.94821035792841" calcext:value-type="float">
            <text:p>3.9482103579</text:p>
          </table:table-cell>
          <table:table-cell table:style-name="ce28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.003878" calcext:value-type="float">
            <text:p>0.003878</text:p>
          </table:table-cell>
          <table:table-cell table:style-name="ce12"/>
          <table:table-cell table:style-name="ce12" office:value-type="float" office:value="-17" calcext:value-type="float">
            <text:p>-17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5" calcext:value-type="float">
            <text:p>15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74]" office:value-type="float" office:value="25" calcext:value-type="float">
            <text:p>25</text:p>
          </table:table-cell>
          <table:table-cell table:style-name="ce25" table:formula="of:=-1*[.R74]/[.$B$25]" office:value-type="float" office:value="3.95120975804839" calcext:value-type="float">
            <text:p>3.951209758</text:p>
          </table:table-cell>
          <table:table-cell table:style-name="ce28" table:formula="of:=[.$B$23]/[.$B$25]+ABS([.R74])*[.$D$23]/([.$B$25]*[.$B$25])" office:value-type="float" office:value="0.00139484200740336" calcext:value-type="float">
            <text:p>0.00139484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4]" office:value-type="float" office:value="15" calcext:value-type="float">
            <text:p>15</text:p>
          </table:table-cell>
          <table:table-cell table:style-name="ce25" table:formula="of:=-1*[.V74]/[.$B$25]" office:value-type="float" office:value="3.96920615876825" calcext:value-type="float">
            <text:p>3.9692061588</text:p>
          </table:table-cell>
          <table:table-cell table:style-name="ce28" table:formula="of:=[.$B$23]/[.$B$25]+ABS([.V74])*[.$D$23]/([.$B$25]*[.$B$25])" office:value-type="float" office:value="0.0013966412876193" calcext:value-type="float">
            <text:p>0.001396641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.94921015796841" calcext:value-type="float">
            <text:p>3.949210158</text:p>
          </table:table-cell>
          <table:table-cell table:style-name="ce28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0.003877" calcext:value-type="float">
            <text:p>0.003877</text:p>
          </table:table-cell>
          <table:table-cell table:style-name="ce12"/>
          <table:table-cell table:style-name="ce12" office:value-type="float" office:value="-18" calcext:value-type="float">
            <text:p>-18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6" calcext:value-type="float">
            <text:p>1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75]" office:value-type="float" office:value="26" calcext:value-type="float">
            <text:p>26</text:p>
          </table:table-cell>
          <table:table-cell table:style-name="ce25" table:formula="of:=-1*[.R75]/[.$B$25]" office:value-type="float" office:value="3.95220955808838" calcext:value-type="float">
            <text:p>3.9522095581</text:p>
          </table:table-cell>
          <table:table-cell table:style-name="ce28" table:formula="of:=[.$B$23]/[.$B$25]+ABS([.R75])*[.$D$23]/([.$B$25]*[.$B$25])" office:value-type="float" office:value="0.00139494196741536" calcext:value-type="float">
            <text:p>0.00139494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5]" office:value-type="float" office:value="16" calcext:value-type="float">
            <text:p>16</text:p>
          </table:table-cell>
          <table:table-cell table:style-name="ce25" table:formula="of:=-1*[.V75]/[.$B$25]" office:value-type="float" office:value="3.96320735852829" calcext:value-type="float">
            <text:p>3.9632073585</text:p>
          </table:table-cell>
          <table:table-cell table:style-name="ce28" table:formula="of:=[.$B$23]/[.$B$25]+ABS([.V75])*[.$D$23]/([.$B$25]*[.$B$25])" office:value-type="float" office:value="0.00139604152754732" calcext:value-type="float">
            <text:p>0.001396041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.95120975804839" calcext:value-type="float">
            <text:p>3.951209758</text:p>
          </table:table-cell>
          <table:table-cell table:style-name="ce28" office:value-type="float" office:value="0.00139484200740336" calcext:value-type="float">
            <text:p>0.00139484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.003877" calcext:value-type="float">
            <text:p>0.003877</text:p>
          </table:table-cell>
          <table:table-cell table:style-name="ce12"/>
          <table:table-cell table:style-name="ce12" office:value-type="float" office:value="-19" calcext:value-type="float">
            <text:p>-19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7" calcext:value-type="float">
            <text:p>1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style-name="ce25" table:formula="of:=[.Q76]" office:value-type="float" office:value="27" calcext:value-type="float">
            <text:p>27</text:p>
          </table:table-cell>
          <table:table-cell table:style-name="ce25" table:formula="of:=-1*[.R76]/[.$B$25]" office:value-type="float" office:value="3.95320935812837" calcext:value-type="float">
            <text:p>3.9532093581</text:p>
          </table:table-cell>
          <table:table-cell table:style-name="ce28" table:formula="of:=[.$B$23]/[.$B$25]+ABS([.R76])*[.$D$23]/([.$B$25]*[.$B$25])" office:value-type="float" office:value="0.00139504192742735" calcext:value-type="float">
            <text:p>0.001395041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6]" office:value-type="float" office:value="17" calcext:value-type="float">
            <text:p>17</text:p>
          </table:table-cell>
          <table:table-cell table:style-name="ce25" table:formula="of:=-1*[.V76]/[.$B$25]" office:value-type="float" office:value="3.95820835832833" calcext:value-type="float">
            <text:p>3.9582083583</text:p>
          </table:table-cell>
          <table:table-cell table:style-name="ce28" table:formula="of:=[.$B$23]/[.$B$25]+ABS([.V76])*[.$D$23]/([.$B$25]*[.$B$25])" office:value-type="float" office:value="0.00139554172748734" calcext:value-type="float">
            <text:p>0.001395541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.95420915816837" calcext:value-type="float">
            <text:p>3.9542091582</text:p>
          </table:table-cell>
          <table:table-cell table:style-name="ce28" office:value-type="float" office:value="0.00139514188743935" calcext:value-type="float">
            <text:p>0.00139514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 table:style-name="ce12" office:value-type="float" office:value="-20" calcext:value-type="float">
            <text:p>-20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style-name="ce25" table:formula="of:=[.Q77]" office:value-type="float" office:value="28" calcext:value-type="float">
            <text:p>28</text:p>
          </table:table-cell>
          <table:table-cell table:style-name="ce25" table:formula="of:=-1*[.R77]/[.$B$25]" office:value-type="float" office:value="3.95520895820836" calcext:value-type="float">
            <text:p>3.9552089582</text:p>
          </table:table-cell>
          <table:table-cell table:style-name="ce28" table:formula="of:=[.$B$23]/[.$B$25]+ABS([.R77])*[.$D$23]/([.$B$25]*[.$B$25])" office:value-type="float" office:value="0.00139524184745135" calcext:value-type="float">
            <text:p>0.0013952418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7]" office:value-type="float" office:value="18" calcext:value-type="float">
            <text:p>18</text:p>
          </table:table-cell>
          <table:table-cell table:style-name="ce25" table:formula="of:=-1*[.V77]/[.$B$25]" office:value-type="float" office:value="3.95520895820836" calcext:value-type="float">
            <text:p>3.9552089582</text:p>
          </table:table-cell>
          <table:table-cell table:style-name="ce28" table:formula="of:=[.$B$23]/[.$B$25]+ABS([.V77])*[.$D$23]/([.$B$25]*[.$B$25])" office:value-type="float" office:value="0.00139524184745135" calcext:value-type="float">
            <text:p>0.001395241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.95720855828834" calcext:value-type="float">
            <text:p>3.9572085583</text:p>
          </table:table-cell>
          <table:table-cell table:style-name="ce28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.003876" calcext:value-type="float">
            <text:p>0.003876</text:p>
          </table:table-cell>
          <table:table-cell table:style-name="ce12"/>
          <table:table-cell table:style-name="ce12" office:value-type="float" office:value="-21" calcext:value-type="float">
            <text:p>-21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/>
          <table:table-cell office:value-type="float" office:value="29" calcext:value-type="float">
            <text:p>2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9" calcext:value-type="float">
            <text:p>29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9" calcext:value-type="float">
            <text:p>19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style-name="ce25" table:formula="of:=[.Q78]" office:value-type="float" office:value="29" calcext:value-type="float">
            <text:p>29</text:p>
          </table:table-cell>
          <table:table-cell table:style-name="ce25" table:formula="of:=-1*[.R78]/[.$B$25]" office:value-type="float" office:value="3.95620875824835" calcext:value-type="float">
            <text:p>3.9562087582</text:p>
          </table:table-cell>
          <table:table-cell table:style-name="ce28" table:formula="of:=[.$B$23]/[.$B$25]+ABS([.R78])*[.$D$23]/([.$B$25]*[.$B$25])" office:value-type="float" office:value="0.00139534180746334" calcext:value-type="float">
            <text:p>0.0013953418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8]" office:value-type="float" office:value="19" calcext:value-type="float">
            <text:p>19</text:p>
          </table:table-cell>
          <table:table-cell table:style-name="ce25" table:formula="of:=-1*[.V78]/[.$B$25]" office:value-type="float" office:value="3.95120975804839" calcext:value-type="float">
            <text:p>3.951209758</text:p>
          </table:table-cell>
          <table:table-cell table:style-name="ce28" table:formula="of:=[.$B$23]/[.$B$25]+ABS([.V78])*[.$D$23]/([.$B$25]*[.$B$25])" office:value-type="float" office:value="0.00139484200740336" calcext:value-type="float">
            <text:p>0.00139484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.9622075584883" calcext:value-type="float">
            <text:p>3.9622075585</text:p>
          </table:table-cell>
          <table:table-cell table:style-name="ce28" office:value-type="float" office:value="0.00139594156753532" calcext:value-type="float">
            <text:p>0.00139594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 table:style-name="ce12" office:value-type="float" office:value="-22" calcext:value-type="float">
            <text:p>-22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0" calcext:value-type="float">
            <text:p>2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style-name="ce25" table:formula="of:=[.Q79]" office:value-type="float" office:value="30" calcext:value-type="float">
            <text:p>30</text:p>
          </table:table-cell>
          <table:table-cell table:style-name="ce25" table:formula="of:=-1*[.R79]/[.$B$25]" office:value-type="float" office:value="3.96020795840832" calcext:value-type="float">
            <text:p>3.9602079584</text:p>
          </table:table-cell>
          <table:table-cell table:style-name="ce28" table:formula="of:=[.$B$23]/[.$B$25]+ABS([.R79])*[.$D$23]/([.$B$25]*[.$B$25])" office:value-type="float" office:value="0.00139574164751133" calcext:value-type="float">
            <text:p>0.0013957416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79]" office:value-type="float" office:value="20" calcext:value-type="float">
            <text:p>20</text:p>
          </table:table-cell>
          <table:table-cell table:style-name="ce25" table:formula="of:=-1*[.V79]/[.$B$25]" office:value-type="float" office:value="3.9502099580084" calcext:value-type="float">
            <text:p>3.950209958</text:p>
          </table:table-cell>
          <table:table-cell table:style-name="ce28" table:formula="of:=[.$B$23]/[.$B$25]+ABS([.V79])*[.$D$23]/([.$B$25]*[.$B$25])" office:value-type="float" office:value="0.00139474204739136" calcext:value-type="float">
            <text:p>0.00139474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.96820635872825" calcext:value-type="float">
            <text:p>3.9682063587</text:p>
          </table:table-cell>
          <table:table-cell table:style-name="ce28" office:value-type="float" office:value="0.0013965413276073" calcext:value-type="float">
            <text:p>0.00139654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 table:style-name="ce12" office:value-type="float" office:value="-23" calcext:value-type="float">
            <text:p>-23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office:value-type="float" office:value="31" calcext:value-type="float">
            <text:p>31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31" calcext:value-type="float">
            <text:p>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style-name="ce25" table:formula="of:=[.Q80]" office:value-type="float" office:value="31" calcext:value-type="float">
            <text:p>31</text:p>
          </table:table-cell>
          <table:table-cell table:style-name="ce25" table:formula="of:=-1*[.R80]/[.$B$25]" office:value-type="float" office:value="3.96320735852829" calcext:value-type="float">
            <text:p>3.9632073585</text:p>
          </table:table-cell>
          <table:table-cell table:style-name="ce28" table:formula="of:=[.$B$23]/[.$B$25]+ABS([.R80])*[.$D$23]/([.$B$25]*[.$B$25])" office:value-type="float" office:value="0.00139604152754732" calcext:value-type="float">
            <text:p>0.0013960415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80]" office:value-type="float" office:value="21" calcext:value-type="float">
            <text:p>21</text:p>
          </table:table-cell>
          <table:table-cell table:style-name="ce25" table:formula="of:=-1*[.V80]/[.$B$25]" office:value-type="float" office:value="3.94721055788842" calcext:value-type="float">
            <text:p>3.9472105579</text:p>
          </table:table-cell>
          <table:table-cell table:style-name="ce28" table:formula="of:=[.$B$23]/[.$B$25]+ABS([.V80])*[.$D$23]/([.$B$25]*[.$B$25])" office:value-type="float" office:value="0.00139444216735537" calcext:value-type="float">
            <text:p>0.001394442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.97420515896821" calcext:value-type="float">
            <text:p>3.974205159</text:p>
          </table:table-cell>
          <table:table-cell table:style-name="ce28" office:value-type="float" office:value="0.00139714108767928" calcext:value-type="float">
            <text:p>0.0013971411</text:p>
          </table:table-cell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 table:style-name="ce12" office:value-type="float" office:value="-24" calcext:value-type="float">
            <text:p>-24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office:value-type="float" office:value="32" calcext:value-type="float">
            <text:p>3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32" calcext:value-type="float">
            <text:p>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8" calcext:value-type="float">
            <text:p>-8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style-name="ce25" table:formula="of:=[.Q81]" office:value-type="float" office:value="32" calcext:value-type="float">
            <text:p>32</text:p>
          </table:table-cell>
          <table:table-cell table:style-name="ce25" table:formula="of:=-1*[.R81]/[.$B$25]" office:value-type="float" office:value="3.96920615876825" calcext:value-type="float">
            <text:p>3.9692061588</text:p>
          </table:table-cell>
          <table:table-cell table:style-name="ce28" table:formula="of:=[.$B$23]/[.$B$25]+ABS([.R81])*[.$D$23]/([.$B$25]*[.$B$25])" office:value-type="float" office:value="0.0013966412876193" calcext:value-type="float">
            <text:p>0.0013966413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81]" office:value-type="float" office:value="22" calcext:value-type="float">
            <text:p>22</text:p>
          </table:table-cell>
          <table:table-cell table:style-name="ce25" table:formula="of:=-1*[.V81]/[.$B$25]" office:value-type="float" office:value="3.94621075784843" calcext:value-type="float">
            <text:p>3.9462107578</text:p>
          </table:table-cell>
          <table:table-cell table:style-name="ce28" table:formula="of:=[.$B$23]/[.$B$25]+ABS([.V81])*[.$D$23]/([.$B$25]*[.$B$25])" office:value-type="float" office:value="0.00139434220734337" calcext:value-type="float">
            <text:p>0.001394342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.98620275944811" calcext:value-type="float">
            <text:p>3.9862027594</text:p>
          </table:table-cell>
          <table:table-cell table:style-name="ce28" office:value-type="float" office:value="0.00139834060782325" calcext:value-type="float">
            <text:p>0.0013983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0.003875" calcext:value-type="float">
            <text:p>0.003875</text:p>
          </table:table-cell>
          <table:table-cell table:style-name="ce12"/>
          <table:table-cell table:style-name="ce12" office:value-type="float" office:value="-25" calcext:value-type="float">
            <text:p>-25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/>
          <table:table-cell office:value-type="float" office:value="33" calcext:value-type="float">
            <text:p>33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3" calcext:value-type="float">
            <text:p>2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style-name="ce25" table:formula="of:=[.Q82]" office:value-type="float" office:value="33" calcext:value-type="float">
            <text:p>33</text:p>
          </table:table-cell>
          <table:table-cell table:style-name="ce25" table:formula="of:=-1*[.R82]/[.$B$25]" office:value-type="float" office:value="3.97420515896821" calcext:value-type="float">
            <text:p>3.974205159</text:p>
          </table:table-cell>
          <table:table-cell table:style-name="ce28" table:formula="of:=[.$B$23]/[.$B$25]+ABS([.R82])*[.$D$23]/([.$B$25]*[.$B$25])" office:value-type="float" office:value="0.00139714108767928" calcext:value-type="float">
            <text:p>0.001397141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.93521295740852" calcext:value-type="float">
            <text:p>3.9352129574</text:p>
          </table:table-cell>
          <table:table-cell table:style-name="ce28" office:value-type="float" office:value="0.00139324264721141" calcext:value-type="float">
            <text:p>0.0013932426</text:p>
          </table:table-cell>
          <table:table-cell table:style-name="ce25" table:formula="of:=[.U82]" office:value-type="float" office:value="23" calcext:value-type="float">
            <text:p>23</text:p>
          </table:table-cell>
          <table:table-cell table:style-name="ce25" table:formula="of:=-1*[.V82]/[.$B$25]" office:value-type="float" office:value="3.94521095780844" calcext:value-type="float">
            <text:p>3.9452109578</text:p>
          </table:table-cell>
          <table:table-cell table:style-name="ce28" table:formula="of:=[.$B$23]/[.$B$25]+ABS([.V82])*[.$D$23]/([.$B$25]*[.$B$25])" office:value-type="float" office:value="0.00139424224733138" calcext:value-type="float">
            <text:p>0.001394242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.99520095980804" calcext:value-type="float">
            <text:p>3.9952009598</text:p>
          </table:table-cell>
          <table:table-cell table:style-name="ce28" office:value-type="float" office:value="0.00139924024793122" calcext:value-type="float">
            <text:p>0.0013992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-26" calcext:value-type="float">
            <text:p>-26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office:value-type="float" office:value="34" calcext:value-type="float">
            <text:p>34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6" calcext:value-type="float">
            <text:p>-6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style-name="ce25" table:formula="of:=[.Q83]" office:value-type="float" office:value="34" calcext:value-type="float">
            <text:p>34</text:p>
          </table:table-cell>
          <table:table-cell table:style-name="ce25" table:formula="of:=-1*[.R83]/[.$B$25]" office:value-type="float" office:value="3.98420315936813" calcext:value-type="float">
            <text:p>3.9842031594</text:p>
          </table:table-cell>
          <table:table-cell table:style-name="ce28" table:formula="of:=[.$B$23]/[.$B$25]+ABS([.R83])*[.$D$23]/([.$B$25]*[.$B$25])" office:value-type="float" office:value="0.00139814068779925" calcext:value-type="float">
            <text:p>0.0013981407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.93621275744851" calcext:value-type="float">
            <text:p>3.9362127574</text:p>
          </table:table-cell>
          <table:table-cell table:style-name="ce28" office:value-type="float" office:value="0.00139334260722341" calcext:value-type="float">
            <text:p>0.0013933426</text:p>
          </table:table-cell>
          <table:table-cell table:style-name="ce25" table:formula="of:=[.U83]" office:value-type="float" office:value="24" calcext:value-type="float">
            <text:p>24</text:p>
          </table:table-cell>
          <table:table-cell table:style-name="ce25" table:formula="of:=-1*[.V83]/[.$B$25]" office:value-type="float" office:value="3.94321135772845" calcext:value-type="float">
            <text:p>3.9432113577</text:p>
          </table:table-cell>
          <table:table-cell table:style-name="ce28" table:formula="of:=[.$B$23]/[.$B$25]+ABS([.V83])*[.$D$23]/([.$B$25]*[.$B$25])" office:value-type="float" office:value="0.00139404232730738" calcext:value-type="float">
            <text:p>0.001394042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.00919816036793" calcext:value-type="float">
            <text:p>4.0091981604</text:p>
          </table:table-cell>
          <table:table-cell table:style-name="ce28" office:value-type="float" office:value="0.00140063968809917" calcext:value-type="float">
            <text:p>0.0014006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-27" calcext:value-type="float">
            <text:p>-27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office:value-type="float" office:value="35" calcext:value-type="float">
            <text:p>3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5" calcext:value-type="float">
            <text:p>2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style-name="ce25" table:formula="of:=[.Q84]" office:value-type="float" office:value="35" calcext:value-type="float">
            <text:p>35</text:p>
          </table:table-cell>
          <table:table-cell table:style-name="ce25" table:formula="of:=-1*[.R84]/[.$B$25]" office:value-type="float" office:value="3.99120175964807" calcext:value-type="float">
            <text:p>3.9912017596</text:p>
          </table:table-cell>
          <table:table-cell table:style-name="ce28" table:formula="of:=[.$B$23]/[.$B$25]+ABS([.R84])*[.$D$23]/([.$B$25]*[.$B$25])" office:value-type="float" office:value="0.00139884040788323" calcext:value-type="float">
            <text:p>0.001398840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.93621275744851" calcext:value-type="float">
            <text:p>3.9362127574</text:p>
          </table:table-cell>
          <table:table-cell table:style-name="ce28" office:value-type="float" office:value="0.00139334260722341" calcext:value-type="float">
            <text:p>0.0013933426</text:p>
          </table:table-cell>
          <table:table-cell table:style-name="ce25" table:formula="of:=[.U84]" office:value-type="float" office:value="25" calcext:value-type="float">
            <text:p>25</text:p>
          </table:table-cell>
          <table:table-cell table:style-name="ce25" table:formula="of:=-1*[.V84]/[.$B$25]" office:value-type="float" office:value="3.94321135772845" calcext:value-type="float">
            <text:p>3.9432113577</text:p>
          </table:table-cell>
          <table:table-cell table:style-name="ce28" table:formula="of:=[.$B$23]/[.$B$25]+ABS([.V84])*[.$D$23]/([.$B$25]*[.$B$25])" office:value-type="float" office:value="0.00139404232730738" calcext:value-type="float">
            <text:p>0.001394042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.01719656068786" calcext:value-type="float">
            <text:p>4.0171965607</text:p>
          </table:table-cell>
          <table:table-cell table:style-name="ce28" office:value-type="float" office:value="0.00140143936819515" calcext:value-type="float">
            <text:p>0.0014014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-28" calcext:value-type="float">
            <text:p>-28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office:value-type="float" office:value="36" calcext:value-type="float">
            <text:p>36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4" calcext:value-type="float">
            <text:p>-4</text:p>
          </table:table-cell>
          <table:table-cell office:value-type="float" office:value="-0.003954" calcext:value-type="float">
            <text:p>-0.003954</text:p>
          </table:table-cell>
          <table:table-cell/>
          <table:table-cell table:style-name="ce25" table:formula="of:=[.Q85]" office:value-type="float" office:value="36" calcext:value-type="float">
            <text:p>36</text:p>
          </table:table-cell>
          <table:table-cell table:style-name="ce25" table:formula="of:=-1*[.R85]/[.$B$25]" office:value-type="float" office:value="4.00119976004799" calcext:value-type="float">
            <text:p>4.00119976</text:p>
          </table:table-cell>
          <table:table-cell table:style-name="ce28" table:formula="of:=[.$B$23]/[.$B$25]+ABS([.R85])*[.$D$23]/([.$B$25]*[.$B$25])" office:value-type="float" office:value="0.0013998400080032" calcext:value-type="float">
            <text:p>0.00139984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.93621275744851" calcext:value-type="float">
            <text:p>3.9362127574</text:p>
          </table:table-cell>
          <table:table-cell table:style-name="ce28" office:value-type="float" office:value="0.00139334260722341" calcext:value-type="float">
            <text:p>0.0013933426</text:p>
          </table:table-cell>
          <table:table-cell table:style-name="ce25" table:formula="of:=[.U85]" office:value-type="float" office:value="26" calcext:value-type="float">
            <text:p>26</text:p>
          </table:table-cell>
          <table:table-cell table:style-name="ce25" table:formula="of:=-1*[.V85]/[.$B$25]" office:value-type="float" office:value="3.94221155768846" calcext:value-type="float">
            <text:p>3.9422115577</text:p>
          </table:table-cell>
          <table:table-cell table:style-name="ce28" table:formula="of:=[.$B$23]/[.$B$25]+ABS([.V85])*[.$D$23]/([.$B$25]*[.$B$25])" office:value-type="float" office:value="0.00139394236729539" calcext:value-type="float">
            <text:p>0.001393942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.0251949610078" calcext:value-type="float">
            <text:p>4.025194961</text:p>
          </table:table-cell>
          <table:table-cell table:style-name="ce28" office:value-type="float" office:value="0.00140223904829112" calcext:value-type="float">
            <text:p>0.001402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-29" calcext:value-type="float">
            <text:p>-29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office:value-type="float" office:value="37" calcext:value-type="float">
            <text:p>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" calcext:value-type="float">
            <text:p>-3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style-name="ce25" table:formula="of:=[.Q86]" office:value-type="float" office:value="37" calcext:value-type="float">
            <text:p>37</text:p>
          </table:table-cell>
          <table:table-cell table:style-name="ce25" table:formula="of:=-1*[.R86]/[.$B$25]" office:value-type="float" office:value="4.00719856028794" calcext:value-type="float">
            <text:p>4.0071985603</text:p>
          </table:table-cell>
          <table:table-cell table:style-name="ce28" table:formula="of:=[.$B$23]/[.$B$25]+ABS([.R86])*[.$D$23]/([.$B$25]*[.$B$25])" office:value-type="float" office:value="0.00140043976807518" calcext:value-type="float">
            <text:p>0.001400439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.93621275744851" calcext:value-type="float">
            <text:p>3.9362127574</text:p>
          </table:table-cell>
          <table:table-cell table:style-name="ce28" office:value-type="float" office:value="0.00139334260722341" calcext:value-type="float">
            <text:p>0.0013933426</text:p>
          </table:table-cell>
          <table:table-cell table:style-name="ce25" table:formula="of:=[.U86]" office:value-type="float" office:value="27" calcext:value-type="float">
            <text:p>27</text:p>
          </table:table-cell>
          <table:table-cell table:style-name="ce25" table:formula="of:=-1*[.V86]/[.$B$25]" office:value-type="float" office:value="3.94221155768846" calcext:value-type="float">
            <text:p>3.9422115577</text:p>
          </table:table-cell>
          <table:table-cell table:style-name="ce28" table:formula="of:=[.$B$23]/[.$B$25]+ABS([.V86])*[.$D$23]/([.$B$25]*[.$B$25])" office:value-type="float" office:value="0.00139394236729539" calcext:value-type="float">
            <text:p>0.001393942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.02719456108778" calcext:value-type="float">
            <text:p>4.0271945611</text:p>
          </table:table-cell>
          <table:table-cell table:style-name="ce28" office:value-type="float" office:value="0.00140243896831512" calcext:value-type="float">
            <text:p>0.001402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.003874" calcext:value-type="float">
            <text:p>0.003874</text:p>
          </table:table-cell>
          <table:table-cell table:style-name="ce12"/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office:value-type="float" office:value="38" calcext:value-type="float">
            <text:p>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66" calcext:value-type="float">
            <text:p>-0.003966</text:p>
          </table:table-cell>
          <table:table-cell/>
          <table:table-cell table:style-name="ce25" table:formula="of:=[.Q87]" office:value-type="float" office:value="38" calcext:value-type="float">
            <text:p>38</text:p>
          </table:table-cell>
          <table:table-cell table:style-name="ce25" table:formula="of:=-1*[.R87]/[.$B$25]" office:value-type="float" office:value="4.0121975604879" calcext:value-type="float">
            <text:p>4.0121975605</text:p>
          </table:table-cell>
          <table:table-cell table:style-name="ce28" table:formula="of:=[.$B$23]/[.$B$25]+ABS([.R87])*[.$D$23]/([.$B$25]*[.$B$25])" office:value-type="float" office:value="0.00140093956813516" calcext:value-type="float">
            <text:p>0.001400939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.93621275744851" calcext:value-type="float">
            <text:p>3.9362127574</text:p>
          </table:table-cell>
          <table:table-cell table:style-name="ce28" office:value-type="float" office:value="0.00139334260722341" calcext:value-type="float">
            <text:p>0.0013933426</text:p>
          </table:table-cell>
          <table:table-cell table:style-name="ce25" table:formula="of:=[.U87]" office:value-type="float" office:value="28" calcext:value-type="float">
            <text:p>28</text:p>
          </table:table-cell>
          <table:table-cell table:style-name="ce25" table:formula="of:=-1*[.V87]/[.$B$25]" office:value-type="float" office:value="3.94121175764847" calcext:value-type="float">
            <text:p>3.9412117576</text:p>
          </table:table-cell>
          <table:table-cell table:style-name="ce28" table:formula="of:=[.$B$23]/[.$B$25]+ABS([.V87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.02219556088782" calcext:value-type="float">
            <text:p>4.0221955609</text:p>
          </table:table-cell>
          <table:table-cell table:style-name="ce28" office:value-type="float" office:value="0.00140193916825513" calcext:value-type="float">
            <text:p>0.0014019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1" calcext:value-type="float">
            <text:p>-31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office:value-type="float" office:value="39" calcext:value-type="float">
            <text:p>39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74" calcext:value-type="float">
            <text:p>-0.003974</text:p>
          </table:table-cell>
          <table:table-cell/>
          <table:table-cell table:style-name="ce25" table:formula="of:=[.Q88]" office:value-type="float" office:value="39" calcext:value-type="float">
            <text:p>39</text:p>
          </table:table-cell>
          <table:table-cell table:style-name="ce25" table:formula="of:=-1*[.R88]/[.$B$25]" office:value-type="float" office:value="4.0121975604879" calcext:value-type="float">
            <text:p>4.0121975605</text:p>
          </table:table-cell>
          <table:table-cell table:style-name="ce28" table:formula="of:=[.$B$23]/[.$B$25]+ABS([.R88])*[.$D$23]/([.$B$25]*[.$B$25])" office:value-type="float" office:value="0.00140093956813516" calcext:value-type="float">
            <text:p>0.001400939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.93621275744851" calcext:value-type="float">
            <text:p>3.9362127574</text:p>
          </table:table-cell>
          <table:table-cell table:style-name="ce28" office:value-type="float" office:value="0.00139334260722341" calcext:value-type="float">
            <text:p>0.0013933426</text:p>
          </table:table-cell>
          <table:table-cell table:style-name="ce25" table:formula="of:=[.U88]" office:value-type="float" office:value="29" calcext:value-type="float">
            <text:p>29</text:p>
          </table:table-cell>
          <table:table-cell table:style-name="ce25" table:formula="of:=-1*[.V88]/[.$B$25]" office:value-type="float" office:value="3.94021195760848" calcext:value-type="float">
            <text:p>3.9402119576</text:p>
          </table:table-cell>
          <table:table-cell table:style-name="ce28" table:formula="of:=[.$B$23]/[.$B$25]+ABS([.V88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.01819636072785" calcext:value-type="float">
            <text:p>4.0181963607</text:p>
          </table:table-cell>
          <table:table-cell table:style-name="ce28" office:value-type="float" office:value="0.00140153932820714" calcext:value-type="float">
            <text:p>0.0014015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2" calcext:value-type="float">
            <text:p>-32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88" calcext:value-type="float">
            <text:p>-0.003988</text:p>
          </table:table-cell>
          <table:table-cell/>
          <table:table-cell table:style-name="ce25" table:formula="of:=[.Q89]" office:value-type="float" office:value="40" calcext:value-type="float">
            <text:p>40</text:p>
          </table:table-cell>
          <table:table-cell table:style-name="ce25" table:formula="of:=-1*[.R89]/[.$B$25]" office:value-type="float" office:value="4.00919816036793" calcext:value-type="float">
            <text:p>4.0091981604</text:p>
          </table:table-cell>
          <table:table-cell table:style-name="ce28" table:formula="of:=[.$B$23]/[.$B$25]+ABS([.R89])*[.$D$23]/([.$B$25]*[.$B$25])" office:value-type="float" office:value="0.00140063968809917" calcext:value-type="float">
            <text:p>0.001400639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.93621275744851" calcext:value-type="float">
            <text:p>3.9362127574</text:p>
          </table:table-cell>
          <table:table-cell table:style-name="ce28" office:value-type="float" office:value="0.00139334260722341" calcext:value-type="float">
            <text:p>0.0013933426</text:p>
          </table:table-cell>
          <table:table-cell table:style-name="ce25" table:formula="of:=[.U89]" office:value-type="float" office:value="30" calcext:value-type="float">
            <text:p>30</text:p>
          </table:table-cell>
          <table:table-cell table:style-name="ce25" table:formula="of:=-1*[.V89]/[.$B$25]" office:value-type="float" office:value="3.94021195760848" calcext:value-type="float">
            <text:p>3.9402119576</text:p>
          </table:table-cell>
          <table:table-cell table:style-name="ce28" table:formula="of:=[.$B$23]/[.$B$25]+ABS([.V89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.00419916016797" calcext:value-type="float">
            <text:p>4.0041991602</text:p>
          </table:table-cell>
          <table:table-cell table:style-name="ce28" office:value-type="float" office:value="0.00140013988803919" calcext:value-type="float">
            <text:p>0.00140013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3" calcext:value-type="float">
            <text:p>-33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/>
          <table:table-cell office:value-type="float" office:value="41" calcext:value-type="float">
            <text:p>41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99" calcext:value-type="float">
            <text:p>-0.003999</text:p>
          </table:table-cell>
          <table:table-cell/>
          <table:table-cell table:style-name="ce25" table:formula="of:=[.Q90]" office:value-type="float" office:value="41" calcext:value-type="float">
            <text:p>41</text:p>
          </table:table-cell>
          <table:table-cell table:style-name="ce25" table:formula="of:=-1*[.R90]/[.$B$25]" office:value-type="float" office:value="4.00419916016797" calcext:value-type="float">
            <text:p>4.0041991602</text:p>
          </table:table-cell>
          <table:table-cell table:style-name="ce28" table:formula="of:=[.$B$23]/[.$B$25]+ABS([.R90])*[.$D$23]/([.$B$25]*[.$B$25])" office:value-type="float" office:value="0.00140013988803919" calcext:value-type="float">
            <text:p>0.0014001399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  <table:table-cell table:style-name="ce25" table:formula="of:=[.U90]" office:value-type="float" office:value="31" calcext:value-type="float">
            <text:p>31</text:p>
          </table:table-cell>
          <table:table-cell table:style-name="ce25" table:formula="of:=-1*[.V90]/[.$B$25]" office:value-type="float" office:value="3.94021195760848" calcext:value-type="float">
            <text:p>3.9402119576</text:p>
          </table:table-cell>
          <table:table-cell table:style-name="ce28" table:formula="of:=[.$B$23]/[.$B$25]+ABS([.V90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-6.22E-015" calcext:value-type="float">
            <text:p>-6.22E-015</text:p>
          </table:table-cell>
          <table:table-cell table:style-name="ce25" office:value-type="float" office:value="3.99320135972805" calcext:value-type="float">
            <text:p>3.9932013597</text:p>
          </table:table-cell>
          <table:table-cell table:style-name="ce28" office:value-type="float" office:value="0.00139904032790722" calcext:value-type="float">
            <text:p>0.0013990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4" calcext:value-type="float">
            <text:p>-34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42" calcext:value-type="float">
            <text:p>42</text:p>
          </table:table-cell>
          <table:table-cell office:value-type="float" office:value="-0.003997" calcext:value-type="float">
            <text:p>-0.003997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" calcext:value-type="float">
            <text:p>2</text:p>
          </table:table-cell>
          <table:table-cell office:value-type="float" office:value="-0.004015" calcext:value-type="float">
            <text:p>-0.004015</text:p>
          </table:table-cell>
          <table:table-cell/>
          <table:table-cell table:style-name="ce25" table:formula="of:=[.Q91]" office:value-type="float" office:value="42" calcext:value-type="float">
            <text:p>42</text:p>
          </table:table-cell>
          <table:table-cell table:style-name="ce25" table:formula="of:=-1*[.R91]/[.$B$25]" office:value-type="float" office:value="3.99620075984803" calcext:value-type="float">
            <text:p>3.9962007598</text:p>
          </table:table-cell>
          <table:table-cell table:style-name="ce28" table:formula="of:=[.$B$23]/[.$B$25]+ABS([.R91])*[.$D$23]/([.$B$25]*[.$B$25])" office:value-type="float" office:value="0.00139934020794321" calcext:value-type="float">
            <text:p>0.001399340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  <table:table-cell table:style-name="ce25" table:formula="of:=[.U91]" office:value-type="float" office:value="32" calcext:value-type="float">
            <text:p>32</text:p>
          </table:table-cell>
          <table:table-cell table:style-name="ce25" table:formula="of:=-1*[.V91]/[.$B$25]" office:value-type="float" office:value="3.93921215756849" calcext:value-type="float">
            <text:p>3.9392121576</text:p>
          </table:table-cell>
          <table:table-cell table:style-name="ce28" table:formula="of:=[.$B$23]/[.$B$25]+ABS([.V91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-1" calcext:value-type="float">
            <text:p>-1</text:p>
          </table:table-cell>
          <table:table-cell table:style-name="ce25" office:value-type="float" office:value="3.97820435912817" calcext:value-type="float">
            <text:p>3.9782043591</text:p>
          </table:table-cell>
          <table:table-cell table:style-name="ce28" office:value-type="float" office:value="0.00139754092772727" calcext:value-type="float">
            <text:p>0.0013975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5" calcext:value-type="float">
            <text:p>-35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43" calcext:value-type="float">
            <text:p>43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3" calcext:value-type="float">
            <text:p>3</text:p>
          </table:table-cell>
          <table:table-cell office:value-type="float" office:value="-0.00402" calcext:value-type="float">
            <text:p>-0.00402</text:p>
          </table:table-cell>
          <table:table-cell/>
          <table:table-cell table:style-name="ce25" table:formula="of:=[.Q92]" office:value-type="float" office:value="43" calcext:value-type="float">
            <text:p>43</text:p>
          </table:table-cell>
          <table:table-cell table:style-name="ce25" table:formula="of:=-1*[.R92]/[.$B$25]" office:value-type="float" office:value="3.99020195960808" calcext:value-type="float">
            <text:p>3.9902019596</text:p>
          </table:table-cell>
          <table:table-cell table:style-name="ce28" table:formula="of:=[.$B$23]/[.$B$25]+ABS([.R92])*[.$D$23]/([.$B$25]*[.$B$25])" office:value-type="float" office:value="0.00139874044787123" calcext:value-type="float">
            <text:p>0.001398740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  <table:table-cell table:style-name="ce25" table:formula="of:=[.U92]" office:value-type="float" office:value="33" calcext:value-type="float">
            <text:p>33</text:p>
          </table:table-cell>
          <table:table-cell table:style-name="ce25" table:formula="of:=-1*[.V92]/[.$B$25]" office:value-type="float" office:value="3.93921215756849" calcext:value-type="float">
            <text:p>3.9392121576</text:p>
          </table:table-cell>
          <table:table-cell table:style-name="ce28" table:formula="of:=[.$B$23]/[.$B$25]+ABS([.V92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3.97020595880824" calcext:value-type="float">
            <text:p>3.9702059588</text:p>
          </table:table-cell>
          <table:table-cell table:style-name="ce28" office:value-type="float" office:value="0.0013967412476313" calcext:value-type="float">
            <text:p>0.0013967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6" calcext:value-type="float">
            <text:p>-36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44" calcext:value-type="float">
            <text:p>44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/>
          <table:table-cell table:style-name="ce25" table:formula="of:=[.Q93]" office:value-type="float" office:value="44" calcext:value-type="float">
            <text:p>44</text:p>
          </table:table-cell>
          <table:table-cell table:style-name="ce25" table:formula="of:=-1*[.R93]/[.$B$25]" office:value-type="float" office:value="3.98320335932813" calcext:value-type="float">
            <text:p>3.9832033593</text:p>
          </table:table-cell>
          <table:table-cell table:style-name="ce28" table:formula="of:=[.$B$23]/[.$B$25]+ABS([.R93])*[.$D$23]/([.$B$25]*[.$B$25])" office:value-type="float" office:value="0.00139804072778726" calcext:value-type="float">
            <text:p>0.001398040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  <table:table-cell table:style-name="ce25" table:formula="of:=[.U93]" office:value-type="float" office:value="34" calcext:value-type="float">
            <text:p>34</text:p>
          </table:table-cell>
          <table:table-cell table:style-name="ce25" table:formula="of:=-1*[.V93]/[.$B$25]" office:value-type="float" office:value="3.93921215756849" calcext:value-type="float">
            <text:p>3.9392121576</text:p>
          </table:table-cell>
          <table:table-cell table:style-name="ce28" table:formula="of:=[.$B$23]/[.$B$25]+ABS([.V93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3.96120775844831" calcext:value-type="float">
            <text:p>3.9612077584</text:p>
          </table:table-cell>
          <table:table-cell table:style-name="ce28" office:value-type="float" office:value="0.00139584160752333" calcext:value-type="float">
            <text:p>0.0013958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7" calcext:value-type="float">
            <text:p>-37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45" calcext:value-type="float">
            <text:p>45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5" calcext:value-type="float">
            <text:p>5</text:p>
          </table:table-cell>
          <table:table-cell office:value-type="float" office:value="-0.004029" calcext:value-type="float">
            <text:p>-0.004029</text:p>
          </table:table-cell>
          <table:table-cell/>
          <table:table-cell table:style-name="ce25" table:formula="of:=[.Q94]" office:value-type="float" office:value="45" calcext:value-type="float">
            <text:p>45</text:p>
          </table:table-cell>
          <table:table-cell table:style-name="ce25" table:formula="of:=-1*[.R94]/[.$B$25]" office:value-type="float" office:value="3.9752049590082" calcext:value-type="float">
            <text:p>3.975204959</text:p>
          </table:table-cell>
          <table:table-cell table:style-name="ce28" table:formula="of:=[.$B$23]/[.$B$25]+ABS([.R94])*[.$D$23]/([.$B$25]*[.$B$25])" office:value-type="float" office:value="0.00139724104769128" calcext:value-type="float">
            <text:p>0.00139724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  <table:table-cell table:style-name="ce25" table:formula="of:=[.U94]" office:value-type="float" office:value="35" calcext:value-type="float">
            <text:p>35</text:p>
          </table:table-cell>
          <table:table-cell table:style-name="ce25" table:formula="of:=-1*[.V94]/[.$B$25]" office:value-type="float" office:value="3.93921215756849" calcext:value-type="float">
            <text:p>3.9392121576</text:p>
          </table:table-cell>
          <table:table-cell table:style-name="ce28" table:formula="of:=[.$B$23]/[.$B$25]+ABS([.V94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-4" calcext:value-type="float">
            <text:p>-4</text:p>
          </table:table-cell>
          <table:table-cell table:style-name="ce25" office:value-type="float" office:value="3.95720855828834" calcext:value-type="float">
            <text:p>3.9572085583</text:p>
          </table:table-cell>
          <table:table-cell table:style-name="ce28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8" calcext:value-type="float">
            <text:p>-38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46" calcext:value-type="float">
            <text:p>46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" calcext:value-type="float">
            <text:p>6</text:p>
          </table:table-cell>
          <table:table-cell office:value-type="float" office:value="-0.004023" calcext:value-type="float">
            <text:p>-0.004023</text:p>
          </table:table-cell>
          <table:table-cell/>
          <table:table-cell table:style-name="ce25" table:formula="of:=[.Q95]" office:value-type="float" office:value="46" calcext:value-type="float">
            <text:p>46</text:p>
          </table:table-cell>
          <table:table-cell table:style-name="ce25" table:formula="of:=-1*[.R95]/[.$B$25]" office:value-type="float" office:value="3.97020595880824" calcext:value-type="float">
            <text:p>3.9702059588</text:p>
          </table:table-cell>
          <table:table-cell table:style-name="ce28" table:formula="of:=[.$B$23]/[.$B$25]+ABS([.R95])*[.$D$23]/([.$B$25]*[.$B$25])" office:value-type="float" office:value="0.0013967412476313" calcext:value-type="float">
            <text:p>0.001396741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  <table:table-cell table:style-name="ce25" table:formula="of:=[.U95]" office:value-type="float" office:value="36" calcext:value-type="float">
            <text:p>36</text:p>
          </table:table-cell>
          <table:table-cell table:style-name="ce25" table:formula="of:=-1*[.V95]/[.$B$25]" office:value-type="float" office:value="3.93821235752849" calcext:value-type="float">
            <text:p>3.9382123575</text:p>
          </table:table-cell>
          <table:table-cell table:style-name="ce28" table:formula="of:=[.$B$23]/[.$B$25]+ABS([.V95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5" calcext:value-type="float">
            <text:p>-5</text:p>
          </table:table-cell>
          <table:table-cell table:style-name="ce25" office:value-type="float" office:value="3.95320935812837" calcext:value-type="float">
            <text:p>3.9532093581</text:p>
          </table:table-cell>
          <table:table-cell table:style-name="ce28" office:value-type="float" office:value="0.00139504192742735" calcext:value-type="float">
            <text:p>0.0013950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.003873" calcext:value-type="float">
            <text:p>0.003873</text:p>
          </table:table-cell>
          <table:table-cell table:style-name="ce12"/>
          <table:table-cell table:style-name="ce12" office:value-type="float" office:value="-39" calcext:value-type="float">
            <text:p>-39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47" calcext:value-type="float">
            <text:p>47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" calcext:value-type="float">
            <text:p>7</text:p>
          </table:table-cell>
          <table:table-cell office:value-type="float" office:value="-0.004016" calcext:value-type="float">
            <text:p>-0.004016</text:p>
          </table:table-cell>
          <table:table-cell/>
          <table:table-cell table:style-name="ce25" table:formula="of:=[.Q96]" office:value-type="float" office:value="47" calcext:value-type="float">
            <text:p>47</text:p>
          </table:table-cell>
          <table:table-cell table:style-name="ce25" table:formula="of:=-1*[.R96]/[.$B$25]" office:value-type="float" office:value="3.96420715856829" calcext:value-type="float">
            <text:p>3.9642071586</text:p>
          </table:table-cell>
          <table:table-cell table:style-name="ce28" table:formula="of:=[.$B$23]/[.$B$25]+ABS([.R96])*[.$D$23]/([.$B$25]*[.$B$25])" office:value-type="float" office:value="0.00139614148755932" calcext:value-type="float">
            <text:p>0.001396141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  <table:table-cell table:style-name="ce25" table:formula="of:=[.U96]" office:value-type="float" office:value="37" calcext:value-type="float">
            <text:p>37</text:p>
          </table:table-cell>
          <table:table-cell table:style-name="ce25" table:formula="of:=-1*[.V96]/[.$B$25]" office:value-type="float" office:value="3.93821235752849" calcext:value-type="float">
            <text:p>3.9382123575</text:p>
          </table:table-cell>
          <table:table-cell table:style-name="ce28" table:formula="of:=[.$B$23]/[.$B$25]+ABS([.V96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6" calcext:value-type="float">
            <text:p>-6</text:p>
          </table:table-cell>
          <table:table-cell table:style-name="ce25" office:value-type="float" office:value="3.94921015796841" calcext:value-type="float">
            <text:p>3.949210158</text:p>
          </table:table-cell>
          <table:table-cell table:style-name="ce28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48" calcext:value-type="float">
            <text:p>4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8" calcext:value-type="float">
            <text:p>8</text:p>
          </table:table-cell>
          <table:table-cell office:value-type="float" office:value="-0.004001" calcext:value-type="float">
            <text:p>-0.004001</text:p>
          </table:table-cell>
          <table:table-cell/>
          <table:table-cell table:style-name="ce25" table:formula="of:=[.Q97]" office:value-type="float" office:value="48" calcext:value-type="float">
            <text:p>48</text:p>
          </table:table-cell>
          <table:table-cell table:style-name="ce25" table:formula="of:=-1*[.R97]/[.$B$25]" office:value-type="float" office:value="3.96020795840832" calcext:value-type="float">
            <text:p>3.9602079584</text:p>
          </table:table-cell>
          <table:table-cell table:style-name="ce28" table:formula="of:=[.$B$23]/[.$B$25]+ABS([.R97])*[.$D$23]/([.$B$25]*[.$B$25])" office:value-type="float" office:value="0.00139574164751133" calcext:value-type="float">
            <text:p>0.00139574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  <table:table-cell table:style-name="ce25" table:formula="of:=[.U97]" office:value-type="float" office:value="38" calcext:value-type="float">
            <text:p>38</text:p>
          </table:table-cell>
          <table:table-cell table:style-name="ce25" table:formula="of:=-1*[.V97]/[.$B$25]" office:value-type="float" office:value="3.93821235752849" calcext:value-type="float">
            <text:p>3.9382123575</text:p>
          </table:table-cell>
          <table:table-cell table:style-name="ce28" table:formula="of:=[.$B$23]/[.$B$25]+ABS([.V97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7" calcext:value-type="float">
            <text:p>-7</text:p>
          </table:table-cell>
          <table:table-cell table:style-name="ce25" office:value-type="float" office:value="3.94821035792841" calcext:value-type="float">
            <text:p>3.9482103579</text:p>
          </table:table-cell>
          <table:table-cell table:style-name="ce28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49" calcext:value-type="float">
            <text:p>4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49" calcext:value-type="float">
            <text:p>4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9" calcext:value-type="float">
            <text:p>9</text:p>
          </table:table-cell>
          <table:table-cell office:value-type="float" office:value="-0.003991" calcext:value-type="float">
            <text:p>-0.003991</text:p>
          </table:table-cell>
          <table:table-cell/>
          <table:table-cell table:style-name="ce25" table:formula="of:=[.Q98]" office:value-type="float" office:value="49" calcext:value-type="float">
            <text:p>49</text:p>
          </table:table-cell>
          <table:table-cell table:style-name="ce25" table:formula="of:=-1*[.R98]/[.$B$25]" office:value-type="float" office:value="3.95620875824835" calcext:value-type="float">
            <text:p>3.9562087582</text:p>
          </table:table-cell>
          <table:table-cell table:style-name="ce28" table:formula="of:=[.$B$23]/[.$B$25]+ABS([.R98])*[.$D$23]/([.$B$25]*[.$B$25])" office:value-type="float" office:value="0.00139534180746334" calcext:value-type="float">
            <text:p>0.001395341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  <table:table-cell table:style-name="ce25" table:formula="of:=[.U98]" office:value-type="float" office:value="39" calcext:value-type="float">
            <text:p>39</text:p>
          </table:table-cell>
          <table:table-cell table:style-name="ce25" table:formula="of:=-1*[.V98]/[.$B$25]" office:value-type="float" office:value="3.93821235752849" calcext:value-type="float">
            <text:p>3.9382123575</text:p>
          </table:table-cell>
          <table:table-cell table:style-name="ce28" table:formula="of:=[.$B$23]/[.$B$25]+ABS([.V98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8" calcext:value-type="float">
            <text:p>-8</text:p>
          </table:table-cell>
          <table:table-cell table:style-name="ce25" office:value-type="float" office:value="3.94521095780844" calcext:value-type="float">
            <text:p>3.9452109578</text:p>
          </table:table-cell>
          <table:table-cell table:style-name="ce28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50" calcext:value-type="float">
            <text:p>50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50" calcext:value-type="float">
            <text:p>5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0" calcext:value-type="float">
            <text:p>10</text:p>
          </table:table-cell>
          <table:table-cell office:value-type="float" office:value="-0.003979" calcext:value-type="float">
            <text:p>-0.003979</text:p>
          </table:table-cell>
          <table:table-cell/>
          <table:table-cell table:style-name="ce25" table:formula="of:=[.Q99]" office:value-type="float" office:value="50" calcext:value-type="float">
            <text:p>50</text:p>
          </table:table-cell>
          <table:table-cell table:style-name="ce25" table:formula="of:=-1*[.R99]/[.$B$25]" office:value-type="float" office:value="3.95320935812837" calcext:value-type="float">
            <text:p>3.9532093581</text:p>
          </table:table-cell>
          <table:table-cell table:style-name="ce28" table:formula="of:=[.$B$23]/[.$B$25]+ABS([.R99])*[.$D$23]/([.$B$25]*[.$B$25])" office:value-type="float" office:value="0.00139504192742735" calcext:value-type="float">
            <text:p>0.001395041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  <table:table-cell table:style-name="ce25" table:formula="of:=[.U99]" office:value-type="float" office:value="40" calcext:value-type="float">
            <text:p>40</text:p>
          </table:table-cell>
          <table:table-cell table:style-name="ce25" table:formula="of:=-1*[.V99]/[.$B$25]" office:value-type="float" office:value="3.93821235752849" calcext:value-type="float">
            <text:p>3.9382123575</text:p>
          </table:table-cell>
          <table:table-cell table:style-name="ce28" table:formula="of:=[.$B$23]/[.$B$25]+ABS([.V99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9" calcext:value-type="float">
            <text:p>-9</text:p>
          </table:table-cell>
          <table:table-cell table:style-name="ce25" office:value-type="float" office:value="3.94421115776845" calcext:value-type="float">
            <text:p>3.9442111578</text:p>
          </table:table-cell>
          <table:table-cell table:style-name="ce28" office:value-type="float" office:value="0.00139414228731938" calcext:value-type="float">
            <text:p>0.00139414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3" calcext:value-type="float">
            <text:p>-43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51" calcext:value-type="float">
            <text:p>5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1" calcext:value-type="float">
            <text:p>11</text:p>
          </table:table-cell>
          <table:table-cell office:value-type="float" office:value="-0.003972" calcext:value-type="float">
            <text:p>-0.003972</text:p>
          </table:table-cell>
          <table:table-cell/>
          <table:table-cell table:style-name="ce25" table:formula="of:=[.Q100]" office:value-type="float" office:value="51" calcext:value-type="float">
            <text:p>51</text:p>
          </table:table-cell>
          <table:table-cell table:style-name="ce25" table:formula="of:=-1*[.R100]/[.$B$25]" office:value-type="float" office:value="3.9502099580084" calcext:value-type="float">
            <text:p>3.950209958</text:p>
          </table:table-cell>
          <table:table-cell table:style-name="ce28" table:formula="of:=[.$B$23]/[.$B$25]+ABS([.R100])*[.$D$23]/([.$B$25]*[.$B$25])" office:value-type="float" office:value="0.00139474204739136" calcext:value-type="float">
            <text:p>0.00139474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.94221155768846" calcext:value-type="float">
            <text:p>3.9422115577</text:p>
          </table:table-cell>
          <table:table-cell table:style-name="ce28" office:value-type="float" office:value="0.00139394236729539" calcext:value-type="float">
            <text:p>0.0013939424</text:p>
          </table:table-cell>
          <table:table-cell table:style-name="ce25" table:formula="of:=[.U100]" office:value-type="float" office:value="41" calcext:value-type="float">
            <text:p>41</text:p>
          </table:table-cell>
          <table:table-cell table:style-name="ce25" table:formula="of:=-1*[.V100]/[.$B$25]" office:value-type="float" office:value="3.93821235752849" calcext:value-type="float">
            <text:p>3.9382123575</text:p>
          </table:table-cell>
          <table:table-cell table:style-name="ce28" table:formula="of:=[.$B$23]/[.$B$25]+ABS([.V100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10" calcext:value-type="float">
            <text:p>-10</text:p>
          </table:table-cell>
          <table:table-cell table:style-name="ce25" office:value-type="float" office:value="3.94321135772845" calcext:value-type="float">
            <text:p>3.9432113577</text:p>
          </table:table-cell>
          <table:table-cell table:style-name="ce28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4" calcext:value-type="float">
            <text:p>-44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52" calcext:value-type="float">
            <text:p>5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2" calcext:value-type="float">
            <text:p>12</text:p>
          </table:table-cell>
          <table:table-cell office:value-type="float" office:value="-0.003967" calcext:value-type="float">
            <text:p>-0.003967</text:p>
          </table:table-cell>
          <table:table-cell/>
          <table:table-cell table:style-name="ce25" table:formula="of:=[.Q101]" office:value-type="float" office:value="52" calcext:value-type="float">
            <text:p>52</text:p>
          </table:table-cell>
          <table:table-cell table:style-name="ce25" table:formula="of:=-1*[.R101]/[.$B$25]" office:value-type="float" office:value="3.94821035792841" calcext:value-type="float">
            <text:p>3.9482103579</text:p>
          </table:table-cell>
          <table:table-cell table:style-name="ce28" table:formula="of:=[.$B$23]/[.$B$25]+ABS([.R101])*[.$D$23]/([.$B$25]*[.$B$25])" office:value-type="float" office:value="0.00139454212736737" calcext:value-type="float">
            <text:p>0.001394542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.94321135772845" calcext:value-type="float">
            <text:p>3.9432113577</text:p>
          </table:table-cell>
          <table:table-cell table:style-name="ce28" office:value-type="float" office:value="0.00139404232730738" calcext:value-type="float">
            <text:p>0.0013940423</text:p>
          </table:table-cell>
          <table:table-cell table:style-name="ce25" table:formula="of:=[.U101]" office:value-type="float" office:value="42" calcext:value-type="float">
            <text:p>42</text:p>
          </table:table-cell>
          <table:table-cell table:style-name="ce25" table:formula="of:=-1*[.V101]/[.$B$25]" office:value-type="float" office:value="3.93821235752849" calcext:value-type="float">
            <text:p>3.9382123575</text:p>
          </table:table-cell>
          <table:table-cell table:style-name="ce28" table:formula="of:=[.$B$23]/[.$B$25]+ABS([.V101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11" calcext:value-type="float">
            <text:p>-11</text:p>
          </table:table-cell>
          <table:table-cell table:style-name="ce25" office:value-type="float" office:value="3.94321135772845" calcext:value-type="float">
            <text:p>3.9432113577</text:p>
          </table:table-cell>
          <table:table-cell table:style-name="ce28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5" calcext:value-type="float">
            <text:p>-45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53" calcext:value-type="float">
            <text:p>53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3" calcext:value-type="float">
            <text:p>13</text:p>
          </table:table-cell>
          <table:table-cell office:value-type="float" office:value="-0.003961" calcext:value-type="float">
            <text:p>-0.003961</text:p>
          </table:table-cell>
          <table:table-cell/>
          <table:table-cell table:style-name="ce25" table:formula="of:=[.Q102]" office:value-type="float" office:value="53" calcext:value-type="float">
            <text:p>53</text:p>
          </table:table-cell>
          <table:table-cell table:style-name="ce25" table:formula="of:=-1*[.R102]/[.$B$25]" office:value-type="float" office:value="3.94621075784843" calcext:value-type="float">
            <text:p>3.9462107578</text:p>
          </table:table-cell>
          <table:table-cell table:style-name="ce28" table:formula="of:=[.$B$23]/[.$B$25]+ABS([.R102])*[.$D$23]/([.$B$25]*[.$B$25])" office:value-type="float" office:value="0.00139434220734337" calcext:value-type="float">
            <text:p>0.001394342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.94421115776845" calcext:value-type="float">
            <text:p>3.9442111578</text:p>
          </table:table-cell>
          <table:table-cell table:style-name="ce28" office:value-type="float" office:value="0.00139414228731938" calcext:value-type="float">
            <text:p>0.0013941423</text:p>
          </table:table-cell>
          <table:table-cell table:style-name="ce25" table:formula="of:=[.U102]" office:value-type="float" office:value="43" calcext:value-type="float">
            <text:p>43</text:p>
          </table:table-cell>
          <table:table-cell table:style-name="ce25" table:formula="of:=-1*[.V102]/[.$B$25]" office:value-type="float" office:value="3.93821235752849" calcext:value-type="float">
            <text:p>3.9382123575</text:p>
          </table:table-cell>
          <table:table-cell table:style-name="ce28" table:formula="of:=[.$B$23]/[.$B$25]+ABS([.V102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12" calcext:value-type="float">
            <text:p>-12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6" calcext:value-type="float">
            <text:p>-46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54" calcext:value-type="float">
            <text:p>54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4" calcext:value-type="float">
            <text:p>14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style-name="ce25" table:formula="of:=[.Q103]" office:value-type="float" office:value="54" calcext:value-type="float">
            <text:p>54</text:p>
          </table:table-cell>
          <table:table-cell table:style-name="ce25" table:formula="of:=-1*[.R103]/[.$B$25]" office:value-type="float" office:value="3.94521095780844" calcext:value-type="float">
            <text:p>3.9452109578</text:p>
          </table:table-cell>
          <table:table-cell table:style-name="ce28" table:formula="of:=[.$B$23]/[.$B$25]+ABS([.R103])*[.$D$23]/([.$B$25]*[.$B$25])" office:value-type="float" office:value="0.00139424224733138" calcext:value-type="float">
            <text:p>0.001394242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.94621075784843" calcext:value-type="float">
            <text:p>3.9462107578</text:p>
          </table:table-cell>
          <table:table-cell table:style-name="ce28" office:value-type="float" office:value="0.00139434220734337" calcext:value-type="float">
            <text:p>0.0013943422</text:p>
          </table:table-cell>
          <table:table-cell table:style-name="ce25" table:formula="of:=[.U103]" office:value-type="float" office:value="44" calcext:value-type="float">
            <text:p>44</text:p>
          </table:table-cell>
          <table:table-cell table:style-name="ce25" table:formula="of:=-1*[.V103]/[.$B$25]" office:value-type="float" office:value="3.93821235752849" calcext:value-type="float">
            <text:p>3.9382123575</text:p>
          </table:table-cell>
          <table:table-cell table:style-name="ce28" table:formula="of:=[.$B$23]/[.$B$25]+ABS([.V103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13" calcext:value-type="float">
            <text:p>-13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7" calcext:value-type="float">
            <text:p>-47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5" calcext:value-type="float">
            <text:p>-0.003955</text:p>
          </table:table-cell>
          <table:table-cell/>
          <table:table-cell table:style-name="ce25" table:formula="of:=[.Q104]" office:value-type="float" office:value="55" calcext:value-type="float">
            <text:p>55</text:p>
          </table:table-cell>
          <table:table-cell table:style-name="ce25" table:formula="of:=-1*[.R104]/[.$B$25]" office:value-type="float" office:value="3.94421115776845" calcext:value-type="float">
            <text:p>3.9442111578</text:p>
          </table:table-cell>
          <table:table-cell table:style-name="ce28" table:formula="of:=[.$B$23]/[.$B$25]+ABS([.R104])*[.$D$23]/([.$B$25]*[.$B$25])" office:value-type="float" office:value="0.00139414228731938" calcext:value-type="float">
            <text:p>0.00139414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.94821035792841" calcext:value-type="float">
            <text:p>3.9482103579</text:p>
          </table:table-cell>
          <table:table-cell table:style-name="ce28" office:value-type="float" office:value="0.00139454212736737" calcext:value-type="float">
            <text:p>0.0013945421</text:p>
          </table:table-cell>
          <table:table-cell table:style-name="ce25" table:formula="of:=[.U104]" office:value-type="float" office:value="45" calcext:value-type="float">
            <text:p>45</text:p>
          </table:table-cell>
          <table:table-cell table:style-name="ce25" table:formula="of:=-1*[.V104]/[.$B$25]" office:value-type="float" office:value="3.9372125574885" calcext:value-type="float">
            <text:p>3.9372125575</text:p>
          </table:table-cell>
          <table:table-cell table:style-name="ce28" table:formula="of:=[.$B$23]/[.$B$25]+ABS([.V104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-14" calcext:value-type="float">
            <text:p>-14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8" calcext:value-type="float">
            <text:p>-48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56" calcext:value-type="float">
            <text:p>5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6" calcext:value-type="float">
            <text:p>16</text:p>
          </table:table-cell>
          <table:table-cell office:value-type="float" office:value="-0.003953" calcext:value-type="float">
            <text:p>-0.003953</text:p>
          </table:table-cell>
          <table:table-cell/>
          <table:table-cell table:style-name="ce25" table:formula="of:=[.Q105]" office:value-type="float" office:value="56" calcext:value-type="float">
            <text:p>56</text:p>
          </table:table-cell>
          <table:table-cell table:style-name="ce25" table:formula="of:=-1*[.R105]/[.$B$25]" office:value-type="float" office:value="3.94321135772845" calcext:value-type="float">
            <text:p>3.9432113577</text:p>
          </table:table-cell>
          <table:table-cell table:style-name="ce28" table:formula="of:=[.$B$23]/[.$B$25]+ABS([.R105])*[.$D$23]/([.$B$25]*[.$B$25])" office:value-type="float" office:value="0.00139404232730738" calcext:value-type="float">
            <text:p>0.00139404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.95220955808838" calcext:value-type="float">
            <text:p>3.9522095581</text:p>
          </table:table-cell>
          <table:table-cell table:style-name="ce28" office:value-type="float" office:value="0.00139494196741536" calcext:value-type="float">
            <text:p>0.001394942</text:p>
          </table:table-cell>
          <table:table-cell table:style-name="ce25" table:formula="of:=[.U105]" office:value-type="float" office:value="46" calcext:value-type="float">
            <text:p>46</text:p>
          </table:table-cell>
          <table:table-cell table:style-name="ce25" table:formula="of:=-1*[.V105]/[.$B$25]" office:value-type="float" office:value="3.93821235752849" calcext:value-type="float">
            <text:p>3.9382123575</text:p>
          </table:table-cell>
          <table:table-cell table:style-name="ce28" table:formula="of:=[.$B$23]/[.$B$25]+ABS([.V105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15" calcext:value-type="float">
            <text:p>-15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49" calcext:value-type="float">
            <text:p>-49</text:p>
          </table:table-cell>
          <table:table-cell table:style-name="ce12" office:value-type="float" office:value="0.003871" calcext:value-type="float">
            <text:p>0.003871</text:p>
          </table:table-cell>
          <table:table-cell table:style-name="ce12"/>
          <table:table-cell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7" calcext:value-type="float">
            <text:p>17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style-name="ce25" table:formula="of:=[.Q106]" office:value-type="float" office:value="57" calcext:value-type="float">
            <text:p>57</text:p>
          </table:table-cell>
          <table:table-cell table:style-name="ce25" table:formula="of:=-1*[.R106]/[.$B$25]" office:value-type="float" office:value="3.94221155768846" calcext:value-type="float">
            <text:p>3.9422115577</text:p>
          </table:table-cell>
          <table:table-cell table:style-name="ce28" table:formula="of:=[.$B$23]/[.$B$25]+ABS([.R106])*[.$D$23]/([.$B$25]*[.$B$25])" office:value-type="float" office:value="0.00139394236729539" calcext:value-type="float">
            <text:p>0.00139394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.95520895820836" calcext:value-type="float">
            <text:p>3.9552089582</text:p>
          </table:table-cell>
          <table:table-cell table:style-name="ce28" office:value-type="float" office:value="0.00139524184745135" calcext:value-type="float">
            <text:p>0.0013952418</text:p>
          </table:table-cell>
          <table:table-cell table:style-name="ce25" table:formula="of:=[.U106]" office:value-type="float" office:value="47" calcext:value-type="float">
            <text:p>47</text:p>
          </table:table-cell>
          <table:table-cell table:style-name="ce25" table:formula="of:=-1*[.V106]/[.$B$25]" office:value-type="float" office:value="3.93821235752849" calcext:value-type="float">
            <text:p>3.9382123575</text:p>
          </table:table-cell>
          <table:table-cell table:style-name="ce28" table:formula="of:=[.$B$23]/[.$B$25]+ABS([.V106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-16" calcext:value-type="float">
            <text:p>-16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0.003872" calcext:value-type="float">
            <text:p>0.003872</text:p>
          </table:table-cell>
          <table:table-cell table:style-name="ce12"/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0.00387" calcext:value-type="float">
            <text:p>0.00387</text:p>
          </table:table-cell>
          <table:table-cell table:style-name="ce12"/>
          <table:table-cell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5" calcext:value-type="float">
            <text:p>-0.00395</text:p>
          </table:table-cell>
          <table:table-cell/>
          <table:table-cell table:style-name="ce25" table:formula="of:=[.Q107]" office:value-type="float" office:value="58" calcext:value-type="float">
            <text:p>58</text:p>
          </table:table-cell>
          <table:table-cell table:style-name="ce25" table:formula="of:=-1*[.R107]/[.$B$25]" office:value-type="float" office:value="3.94221155768846" calcext:value-type="float">
            <text:p>3.9422115577</text:p>
          </table:table-cell>
          <table:table-cell table:style-name="ce28" table:formula="of:=[.$B$23]/[.$B$25]+ABS([.R107])*[.$D$23]/([.$B$25]*[.$B$25])" office:value-type="float" office:value="0.00139394236729539" calcext:value-type="float">
            <text:p>0.001393942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.96120775844831" calcext:value-type="float">
            <text:p>3.9612077584</text:p>
          </table:table-cell>
          <table:table-cell table:style-name="ce28" office:value-type="float" office:value="0.00139584160752333" calcext:value-type="float">
            <text:p>0.0013958416</text:p>
          </table:table-cell>
          <table:table-cell table:style-name="ce25" table:formula="of:=[.U107]" office:value-type="float" office:value="48" calcext:value-type="float">
            <text:p>48</text:p>
          </table:table-cell>
          <table:table-cell table:style-name="ce25" table:formula="of:=-1*[.V107]/[.$B$25]" office:value-type="float" office:value="3.9372125574885" calcext:value-type="float">
            <text:p>3.9372125575</text:p>
          </table:table-cell>
          <table:table-cell table:style-name="ce28" table:formula="of:=[.$B$23]/[.$B$25]+ABS([.V107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-17" calcext:value-type="float">
            <text:p>-17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9" calcext:value-type="float">
            <text:p>19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style-name="ce25" table:formula="of:=[.Q108]" office:value-type="float" office:value="59" calcext:value-type="float">
            <text:p>59</text:p>
          </table:table-cell>
          <table:table-cell table:style-name="ce25" table:formula="of:=-1*[.R108]/[.$B$25]" office:value-type="float" office:value="3.94121175764847" calcext:value-type="float">
            <text:p>3.9412117576</text:p>
          </table:table-cell>
          <table:table-cell table:style-name="ce28" table:formula="of:=[.$B$23]/[.$B$25]+ABS([.R108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.96720655868826" calcext:value-type="float">
            <text:p>3.9672065587</text:p>
          </table:table-cell>
          <table:table-cell table:style-name="ce28" office:value-type="float" office:value="0.00139644136759531" calcext:value-type="float">
            <text:p>0.0013964414</text:p>
          </table:table-cell>
          <table:table-cell table:style-name="ce25" table:formula="of:=[.U108]" office:value-type="float" office:value="49" calcext:value-type="float">
            <text:p>49</text:p>
          </table:table-cell>
          <table:table-cell table:style-name="ce25" table:formula="of:=-1*[.V108]/[.$B$25]" office:value-type="float" office:value="3.9372125574885" calcext:value-type="float">
            <text:p>3.9372125575</text:p>
          </table:table-cell>
          <table:table-cell table:style-name="ce28" table:formula="of:=[.$B$23]/[.$B$25]+ABS([.V108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-18" calcext:value-type="float">
            <text:p>-18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/>
          <table:table-cell table:style-name="ce25" table:formula="of:=[.Q109]" office:value-type="float" office:value="60" calcext:value-type="float">
            <text:p>60</text:p>
          </table:table-cell>
          <table:table-cell table:style-name="ce25" table:formula="of:=-1*[.R109]/[.$B$25]" office:value-type="float" office:value="3.94121175764847" calcext:value-type="float">
            <text:p>3.9412117576</text:p>
          </table:table-cell>
          <table:table-cell table:style-name="ce28" table:formula="of:=[.$B$23]/[.$B$25]+ABS([.R109])*[.$D$23]/([.$B$25]*[.$B$25])" office:value-type="float" office:value="0.00139384240728339" calcext:value-type="float">
            <text:p>0.001393842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.97720455908818" calcext:value-type="float">
            <text:p>3.9772045591</text:p>
          </table:table-cell>
          <table:table-cell table:style-name="ce28" office:value-type="float" office:value="0.00139744096771528" calcext:value-type="float">
            <text:p>0.001397441</text:p>
          </table:table-cell>
          <table:table-cell table:style-name="ce25" table:formula="of:=[.U109]" office:value-type="float" office:value="50" calcext:value-type="float">
            <text:p>50</text:p>
          </table:table-cell>
          <table:table-cell table:style-name="ce25" table:formula="of:=-1*[.V109]/[.$B$25]" office:value-type="float" office:value="3.9372125574885" calcext:value-type="float">
            <text:p>3.9372125575</text:p>
          </table:table-cell>
          <table:table-cell table:style-name="ce28" table:formula="of:=[.$B$23]/[.$B$25]+ABS([.V109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-19" calcext:value-type="float">
            <text:p>-19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style-name="ce25" table:formula="of:=[.Q110]" office:value-type="float" office:value="61" calcext:value-type="float">
            <text:p>61</text:p>
          </table:table-cell>
          <table:table-cell table:style-name="ce25" table:formula="of:=-1*[.R110]/[.$B$25]" office:value-type="float" office:value="3.94021195760848" calcext:value-type="float">
            <text:p>3.9402119576</text:p>
          </table:table-cell>
          <table:table-cell table:style-name="ce28" table:formula="of:=[.$B$23]/[.$B$25]+ABS([.R110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.98620275944811" calcext:value-type="float">
            <text:p>3.9862027594</text:p>
          </table:table-cell>
          <table:table-cell table:style-name="ce28" office:value-type="float" office:value="0.00139834060782325" calcext:value-type="float">
            <text:p>0.0013983406</text:p>
          </table:table-cell>
          <table:table-cell table:style-name="ce25" table:number-columns-repeated="2"/>
          <table:table-cell table:style-name="ce28"/>
          <table:table-cell table:style-name="ce25" office:value-type="float" office:value="-20" calcext:value-type="float">
            <text:p>-20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/>
          <table:table-cell table:style-name="ce25" table:formula="of:=[.Q111]" office:value-type="float" office:value="62" calcext:value-type="float">
            <text:p>62</text:p>
          </table:table-cell>
          <table:table-cell table:style-name="ce25" table:formula="of:=-1*[.R111]/[.$B$25]" office:value-type="float" office:value="3.94021195760848" calcext:value-type="float">
            <text:p>3.9402119576</text:p>
          </table:table-cell>
          <table:table-cell table:style-name="ce28" table:formula="of:=[.$B$23]/[.$B$25]+ABS([.R111])*[.$D$23]/([.$B$25]*[.$B$25])" office:value-type="float" office:value="0.00139374244727139" calcext:value-type="float">
            <text:p>0.001393742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.99920015996801" calcext:value-type="float">
            <text:p>3.99920016</text:p>
          </table:table-cell>
          <table:table-cell table:style-name="ce28" office:value-type="float" office:value="0.0013996400879792" calcext:value-type="float">
            <text:p>0.0013996401</text:p>
          </table:table-cell>
          <table:table-cell table:style-name="ce25" table:number-columns-repeated="2"/>
          <table:table-cell table:style-name="ce28"/>
          <table:table-cell table:style-name="ce25" office:value-type="float" office:value="-21" calcext:value-type="float">
            <text:p>-21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style-name="ce25" table:formula="of:=[.Q112]" office:value-type="float" office:value="63" calcext:value-type="float">
            <text:p>63</text:p>
          </table:table-cell>
          <table:table-cell table:style-name="ce25" table:formula="of:=-1*[.R112]/[.$B$25]" office:value-type="float" office:value="3.93921215756849" calcext:value-type="float">
            <text:p>3.9392121576</text:p>
          </table:table-cell>
          <table:table-cell table:style-name="ce28" table:formula="of:=[.$B$23]/[.$B$25]+ABS([.R112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.00919816036793" calcext:value-type="float">
            <text:p>4.0091981604</text:p>
          </table:table-cell>
          <table:table-cell table:style-name="ce28" office:value-type="float" office:value="0.00140063968809917" calcext:value-type="float">
            <text:p>0.0014006397</text:p>
          </table:table-cell>
          <table:table-cell table:style-name="ce25" table:number-columns-repeated="2"/>
          <table:table-cell table:style-name="ce28"/>
          <table:table-cell table:style-name="ce25" office:value-type="float" office:value="-22" calcext:value-type="float">
            <text:p>-22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style-name="ce25" table:formula="of:=[.Q113]" office:value-type="float" office:value="64" calcext:value-type="float">
            <text:p>64</text:p>
          </table:table-cell>
          <table:table-cell table:style-name="ce25" table:formula="of:=-1*[.R113]/[.$B$25]" office:value-type="float" office:value="3.93921215756849" calcext:value-type="float">
            <text:p>3.9392121576</text:p>
          </table:table-cell>
          <table:table-cell table:style-name="ce28" table:formula="of:=[.$B$23]/[.$B$25]+ABS([.R113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.02119576084783" calcext:value-type="float">
            <text:p>4.0211957608</text:p>
          </table:table-cell>
          <table:table-cell table:style-name="ce28" office:value-type="float" office:value="0.00140183920824313" calcext:value-type="float">
            <text:p>0.0014018392</text:p>
          </table:table-cell>
          <table:table-cell table:style-name="ce25" table:number-columns-repeated="2"/>
          <table:table-cell table:style-name="ce28"/>
          <table:table-cell table:style-name="ce25" office:value-type="float" office:value="-23" calcext:value-type="float">
            <text:p>-23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5" calcext:value-type="float">
            <text:p>25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style-name="ce25" table:formula="of:=[.Q114]" office:value-type="float" office:value="65" calcext:value-type="float">
            <text:p>65</text:p>
          </table:table-cell>
          <table:table-cell table:style-name="ce25" table:formula="of:=-1*[.R114]/[.$B$25]" office:value-type="float" office:value="3.93921215756849" calcext:value-type="float">
            <text:p>3.9392121576</text:p>
          </table:table-cell>
          <table:table-cell table:style-name="ce28" table:formula="of:=[.$B$23]/[.$B$25]+ABS([.R114])*[.$D$23]/([.$B$25]*[.$B$25])" office:value-type="float" office:value="0.0013936424872594" calcext:value-type="float">
            <text:p>0.001393642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.02619476104779" calcext:value-type="float">
            <text:p>4.026194761</text:p>
          </table:table-cell>
          <table:table-cell table:style-name="ce28" office:value-type="float" office:value="0.00140233900830312" calcext:value-type="float">
            <text:p>0.001402339</text:p>
          </table:table-cell>
          <table:table-cell table:style-name="ce25" table:number-columns-repeated="2"/>
          <table:table-cell table:style-name="ce28"/>
          <table:table-cell table:style-name="ce25" office:value-type="float" office:value="-24" calcext:value-type="float">
            <text:p>-24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style-name="ce25" table:formula="of:=[.Q115]" office:value-type="float" office:value="66" calcext:value-type="float">
            <text:p>66</text:p>
          </table:table-cell>
          <table:table-cell table:style-name="ce25" table:formula="of:=-1*[.R115]/[.$B$25]" office:value-type="float" office:value="3.93821235752849" calcext:value-type="float">
            <text:p>3.9382123575</text:p>
          </table:table-cell>
          <table:table-cell table:style-name="ce28" table:formula="of:=[.$B$23]/[.$B$25]+ABS([.R115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.02719456108778" calcext:value-type="float">
            <text:p>4.0271945611</text:p>
          </table:table-cell>
          <table:table-cell table:style-name="ce28" office:value-type="float" office:value="0.00140243896831512" calcext:value-type="float">
            <text:p>0.001402439</text:p>
          </table:table-cell>
          <table:table-cell table:style-name="ce25" table:number-columns-repeated="2"/>
          <table:table-cell table:style-name="ce28"/>
          <table:table-cell table:style-name="ce25" office:value-type="float" office:value="-25" calcext:value-type="float">
            <text:p>-25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style-name="ce25" table:formula="of:=[.Q116]" office:value-type="float" office:value="67" calcext:value-type="float">
            <text:p>67</text:p>
          </table:table-cell>
          <table:table-cell table:style-name="ce25" table:formula="of:=-1*[.R116]/[.$B$25]" office:value-type="float" office:value="3.93821235752849" calcext:value-type="float">
            <text:p>3.9382123575</text:p>
          </table:table-cell>
          <table:table-cell table:style-name="ce28" table:formula="of:=[.$B$23]/[.$B$25]+ABS([.R116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.0251949610078" calcext:value-type="float">
            <text:p>4.025194961</text:p>
          </table:table-cell>
          <table:table-cell table:style-name="ce28" office:value-type="float" office:value="0.00140223904829112" calcext:value-type="float">
            <text:p>0.001402239</text:p>
          </table:table-cell>
          <table:table-cell table:style-name="ce25" table:number-columns-repeated="2"/>
          <table:table-cell table:style-name="ce28"/>
          <table:table-cell table:style-name="ce25" office:value-type="float" office:value="-26" calcext:value-type="float">
            <text:p>-26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style-name="ce25" table:formula="of:=[.Q117]" office:value-type="float" office:value="68" calcext:value-type="float">
            <text:p>68</text:p>
          </table:table-cell>
          <table:table-cell table:style-name="ce25" table:formula="of:=-1*[.R117]/[.$B$25]" office:value-type="float" office:value="3.93821235752849" calcext:value-type="float">
            <text:p>3.9382123575</text:p>
          </table:table-cell>
          <table:table-cell table:style-name="ce28" table:formula="of:=[.$B$23]/[.$B$25]+ABS([.R117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.01419716056789" calcext:value-type="float">
            <text:p>4.0141971606</text:p>
          </table:table-cell>
          <table:table-cell table:style-name="ce28" office:value-type="float" office:value="0.00140113948815916" calcext:value-type="float">
            <text:p>0.0014011395</text:p>
          </table:table-cell>
          <table:table-cell table:style-name="ce25" table:number-columns-repeated="2"/>
          <table:table-cell table:style-name="ce28"/>
          <table:table-cell table:style-name="ce25" office:value-type="float" office:value="-27" calcext:value-type="float">
            <text:p>-27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style-name="ce25" table:formula="of:=[.Q118]" office:value-type="float" office:value="69" calcext:value-type="float">
            <text:p>69</text:p>
          </table:table-cell>
          <table:table-cell table:style-name="ce25" table:formula="of:=-1*[.R118]/[.$B$25]" office:value-type="float" office:value="3.93821235752849" calcext:value-type="float">
            <text:p>3.9382123575</text:p>
          </table:table-cell>
          <table:table-cell table:style-name="ce28" table:formula="of:=[.$B$23]/[.$B$25]+ABS([.R118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.00319936012797" calcext:value-type="float">
            <text:p>4.0031993601</text:p>
          </table:table-cell>
          <table:table-cell table:style-name="ce28" office:value-type="float" office:value="0.00140003992802719" calcext:value-type="float">
            <text:p>0.0014000399</text:p>
          </table:table-cell>
          <table:table-cell table:style-name="ce25" table:number-columns-repeated="2"/>
          <table:table-cell table:style-name="ce28"/>
          <table:table-cell table:style-name="ce25" office:value-type="float" office:value="-28" calcext:value-type="float">
            <text:p>-28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style-name="ce25" table:formula="of:=[.Q119]" office:value-type="float" office:value="70" calcext:value-type="float">
            <text:p>70</text:p>
          </table:table-cell>
          <table:table-cell table:style-name="ce25" table:formula="of:=-1*[.R119]/[.$B$25]" office:value-type="float" office:value="3.93821235752849" calcext:value-type="float">
            <text:p>3.9382123575</text:p>
          </table:table-cell>
          <table:table-cell table:style-name="ce28" table:formula="of:=[.$B$23]/[.$B$25]+ABS([.R119])*[.$D$23]/([.$B$25]*[.$B$25])" office:value-type="float" office:value="0.0013935425272474" calcext:value-type="float">
            <text:p>0.001393542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.99120175964807" calcext:value-type="float">
            <text:p>3.9912017596</text:p>
          </table:table-cell>
          <table:table-cell table:style-name="ce28" office:value-type="float" office:value="0.00139884040788323" calcext:value-type="float">
            <text:p>0.0013988404</text:p>
          </table:table-cell>
          <table:table-cell table:style-name="ce25" table:number-columns-repeated="2"/>
          <table:table-cell table:style-name="ce28"/>
          <table:table-cell table:style-name="ce25" office:value-type="float" office:value="-29" calcext:value-type="float">
            <text:p>-29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style-name="ce25" table:formula="of:=[.Q120]" office:value-type="float" office:value="71" calcext:value-type="float">
            <text:p>71</text:p>
          </table:table-cell>
          <table:table-cell table:style-name="ce25" table:formula="of:=-1*[.R120]/[.$B$25]" office:value-type="float" office:value="3.9372125574885" calcext:value-type="float">
            <text:p>3.9372125575</text:p>
          </table:table-cell>
          <table:table-cell table:style-name="ce28" table:formula="of:=[.$B$23]/[.$B$25]+ABS([.R120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.97620475904819" calcext:value-type="float">
            <text:p>3.976204759</text:p>
          </table:table-cell>
          <table:table-cell table:style-name="ce28" office:value-type="float" office:value="0.00139734100770328" calcext:value-type="float">
            <text:p>0.001397341</text:p>
          </table:table-cell>
          <table:table-cell table:style-name="ce25" table:number-columns-repeated="2"/>
          <table:table-cell table:style-name="ce28"/>
          <table:table-cell table:style-name="ce25" office:value-type="float" office:value="-30" calcext:value-type="float">
            <text:p>-30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style-name="ce25" table:formula="of:=[.Q121]" office:value-type="float" office:value="72" calcext:value-type="float">
            <text:p>72</text:p>
          </table:table-cell>
          <table:table-cell table:style-name="ce25" table:formula="of:=-1*[.R121]/[.$B$25]" office:value-type="float" office:value="3.9372125574885" calcext:value-type="float">
            <text:p>3.9372125575</text:p>
          </table:table-cell>
          <table:table-cell table:style-name="ce28" table:formula="of:=[.$B$23]/[.$B$25]+ABS([.R121])*[.$D$23]/([.$B$25]*[.$B$25])" office:value-type="float" office:value="0.0013934425672354" calcext:value-type="float">
            <text:p>0.001393442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.96720655868826" calcext:value-type="float">
            <text:p>3.9672065587</text:p>
          </table:table-cell>
          <table:table-cell table:style-name="ce28" office:value-type="float" office:value="0.00139644136759531" calcext:value-type="float">
            <text:p>0.0013964414</text:p>
          </table:table-cell>
          <table:table-cell table:style-name="ce25" table:number-columns-repeated="2"/>
          <table:table-cell table:style-name="ce28"/>
          <table:table-cell table:style-name="ce25" office:value-type="float" office:value="-31" calcext:value-type="float">
            <text:p>-31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style-name="ce25" table:formula="of:=[.Q122]" office:value-type="float" office:value="73" calcext:value-type="float">
            <text:p>73</text:p>
          </table:table-cell>
          <table:table-cell table:style-name="ce25" table:formula="of:=-1*[.R122]/[.$B$25]" office:value-type="float" office:value="3.93621275744851" calcext:value-type="float">
            <text:p>3.9362127574</text:p>
          </table:table-cell>
          <table:table-cell table:style-name="ce28" table:formula="of:=[.$B$23]/[.$B$25]+ABS([.R122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.95820835832833" calcext:value-type="float">
            <text:p>3.9582083583</text:p>
          </table:table-cell>
          <table:table-cell table:style-name="ce28" office:value-type="float" office:value="0.00139554172748734" calcext:value-type="float">
            <text:p>0.0013955417</text:p>
          </table:table-cell>
          <table:table-cell table:style-name="ce25" table:number-columns-repeated="2"/>
          <table:table-cell table:style-name="ce28"/>
          <table:table-cell table:style-name="ce25" office:value-type="float" office:value="-32" calcext:value-type="float">
            <text:p>-32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4" calcext:value-type="float">
            <text:p>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23]" office:value-type="float" office:value="74" calcext:value-type="float">
            <text:p>74</text:p>
          </table:table-cell>
          <table:table-cell table:style-name="ce25" table:formula="of:=-1*[.R123]/[.$B$25]" office:value-type="float" office:value="3.93621275744851" calcext:value-type="float">
            <text:p>3.9362127574</text:p>
          </table:table-cell>
          <table:table-cell table:style-name="ce28" table:formula="of:=[.$B$23]/[.$B$25]+ABS([.R123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.95420915816837" calcext:value-type="float">
            <text:p>3.9542091582</text:p>
          </table:table-cell>
          <table:table-cell table:style-name="ce28" office:value-type="float" office:value="0.00139514188743935" calcext:value-type="float">
            <text:p>0.0013951419</text:p>
          </table:table-cell>
          <table:table-cell table:style-name="ce25" table:number-columns-repeated="2"/>
          <table:table-cell table:style-name="ce28"/>
          <table:table-cell table:style-name="ce25" office:value-type="float" office:value="-33" calcext:value-type="float">
            <text:p>-33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5" calcext:value-type="float">
            <text:p>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24]" office:value-type="float" office:value="75" calcext:value-type="float">
            <text:p>75</text:p>
          </table:table-cell>
          <table:table-cell table:style-name="ce25" table:formula="of:=-1*[.R124]/[.$B$25]" office:value-type="float" office:value="3.93621275744851" calcext:value-type="float">
            <text:p>3.9362127574</text:p>
          </table:table-cell>
          <table:table-cell table:style-name="ce28" table:formula="of:=[.$B$23]/[.$B$25]+ABS([.R124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.94921015796841" calcext:value-type="float">
            <text:p>3.949210158</text:p>
          </table:table-cell>
          <table:table-cell table:style-name="ce28" office:value-type="float" office:value="0.00139464208737936" calcext:value-type="float">
            <text:p>0.0013946421</text:p>
          </table:table-cell>
          <table:table-cell table:style-name="ce25" table:number-columns-repeated="2"/>
          <table:table-cell table:style-name="ce28"/>
          <table:table-cell table:style-name="ce25" office:value-type="float" office:value="-34" calcext:value-type="float">
            <text:p>-34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25]" office:value-type="float" office:value="76" calcext:value-type="float">
            <text:p>76</text:p>
          </table:table-cell>
          <table:table-cell table:style-name="ce25" table:formula="of:=-1*[.R125]/[.$B$25]" office:value-type="float" office:value="3.93621275744851" calcext:value-type="float">
            <text:p>3.9362127574</text:p>
          </table:table-cell>
          <table:table-cell table:style-name="ce28" table:formula="of:=[.$B$23]/[.$B$25]+ABS([.R125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.94721055788842" calcext:value-type="float">
            <text:p>3.9472105579</text:p>
          </table:table-cell>
          <table:table-cell table:style-name="ce28" office:value-type="float" office:value="0.00139444216735537" calcext:value-type="float">
            <text:p>0.0013944422</text:p>
          </table:table-cell>
          <table:table-cell table:style-name="ce25" table:number-columns-repeated="2"/>
          <table:table-cell table:style-name="ce28"/>
          <table:table-cell table:style-name="ce25" office:value-type="float" office:value="-35" calcext:value-type="float">
            <text:p>-35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26]" office:value-type="float" office:value="77" calcext:value-type="float">
            <text:p>77</text:p>
          </table:table-cell>
          <table:table-cell table:style-name="ce25" table:formula="of:=-1*[.R126]/[.$B$25]" office:value-type="float" office:value="3.93621275744851" calcext:value-type="float">
            <text:p>3.9362127574</text:p>
          </table:table-cell>
          <table:table-cell table:style-name="ce28" table:formula="of:=[.$B$23]/[.$B$25]+ABS([.R126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.94421115776845" calcext:value-type="float">
            <text:p>3.9442111578</text:p>
          </table:table-cell>
          <table:table-cell table:style-name="ce28" office:value-type="float" office:value="0.00139414228731938" calcext:value-type="float">
            <text:p>0.0013941423</text:p>
          </table:table-cell>
          <table:table-cell table:style-name="ce25" table:number-columns-repeated="2"/>
          <table:table-cell table:style-name="ce28"/>
          <table:table-cell table:style-name="ce25" office:value-type="float" office:value="-36" calcext:value-type="float">
            <text:p>-36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27]" office:value-type="float" office:value="78" calcext:value-type="float">
            <text:p>78</text:p>
          </table:table-cell>
          <table:table-cell table:style-name="ce25" table:formula="of:=-1*[.R127]/[.$B$25]" office:value-type="float" office:value="3.93621275744851" calcext:value-type="float">
            <text:p>3.9362127574</text:p>
          </table:table-cell>
          <table:table-cell table:style-name="ce28" table:formula="of:=[.$B$23]/[.$B$25]+ABS([.R127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.94321135772845" calcext:value-type="float">
            <text:p>3.9432113577</text:p>
          </table:table-cell>
          <table:table-cell table:style-name="ce28" office:value-type="float" office:value="0.00139404232730738" calcext:value-type="float">
            <text:p>0.0013940423</text:p>
          </table:table-cell>
          <table:table-cell table:style-name="ce25" table:number-columns-repeated="2"/>
          <table:table-cell table:style-name="ce28"/>
          <table:table-cell table:style-name="ce25" office:value-type="float" office:value="-37" calcext:value-type="float">
            <text:p>-37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28]" office:value-type="float" office:value="79" calcext:value-type="float">
            <text:p>79</text:p>
          </table:table-cell>
          <table:table-cell table:style-name="ce25" table:formula="of:=-1*[.R128]/[.$B$25]" office:value-type="float" office:value="3.93621275744851" calcext:value-type="float">
            <text:p>3.9362127574</text:p>
          </table:table-cell>
          <table:table-cell table:style-name="ce28" table:formula="of:=[.$B$23]/[.$B$25]+ABS([.R128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  <table:table-cell table:style-name="ce25" table:number-columns-repeated="2"/>
          <table:table-cell table:style-name="ce28"/>
          <table:table-cell table:style-name="ce25" office:value-type="float" office:value="-38" calcext:value-type="float">
            <text:p>-38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29]" office:value-type="float" office:value="80" calcext:value-type="float">
            <text:p>80</text:p>
          </table:table-cell>
          <table:table-cell table:style-name="ce25" table:formula="of:=-1*[.R129]/[.$B$25]" office:value-type="float" office:value="3.93621275744851" calcext:value-type="float">
            <text:p>3.9362127574</text:p>
          </table:table-cell>
          <table:table-cell table:style-name="ce28" table:formula="of:=[.$B$23]/[.$B$25]+ABS([.R129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94121175764847" calcext:value-type="float">
            <text:p>3.9412117576</text:p>
          </table:table-cell>
          <table:table-cell table:style-name="ce28" office:value-type="float" office:value="0.00139384240728339" calcext:value-type="float">
            <text:p>0.0013938424</text:p>
          </table:table-cell>
          <table:table-cell table:style-name="ce25" table:number-columns-repeated="2"/>
          <table:table-cell table:style-name="ce28"/>
          <table:table-cell table:style-name="ce25" office:value-type="float" office:value="-39" calcext:value-type="float">
            <text:p>-39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0" calcext:value-type="float">
            <text:p>3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30]" office:value-type="float" office:value="81" calcext:value-type="float">
            <text:p>81</text:p>
          </table:table-cell>
          <table:table-cell table:style-name="ce25" table:formula="of:=-1*[.R130]/[.$B$25]" office:value-type="float" office:value="3.93621275744851" calcext:value-type="float">
            <text:p>3.9362127574</text:p>
          </table:table-cell>
          <table:table-cell table:style-name="ce28" table:formula="of:=[.$B$23]/[.$B$25]+ABS([.R130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1" calcext:value-type="float">
            <text:p>-1</text:p>
          </table:table-cell>
          <table:table-cell table:style-name="ce25" office:value-type="float" office:value="3.94021195760848" calcext:value-type="float">
            <text:p>3.9402119576</text:p>
          </table:table-cell>
          <table:table-cell table:style-name="ce28" office:value-type="float" office:value="0.00139374244727139" calcext:value-type="float">
            <text:p>0.0013937424</text:p>
          </table:table-cell>
          <table:table-cell table:style-name="ce25" table:number-columns-repeated="2"/>
          <table:table-cell table:style-name="ce28"/>
          <table:table-cell table:style-name="ce25" office:value-type="float" office:value="-40" calcext:value-type="float">
            <text:p>-40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31]" office:value-type="float" office:value="82" calcext:value-type="float">
            <text:p>82</text:p>
          </table:table-cell>
          <table:table-cell table:style-name="ce25" table:formula="of:=-1*[.R131]/[.$B$25]" office:value-type="float" office:value="3.93621275744851" calcext:value-type="float">
            <text:p>3.9362127574</text:p>
          </table:table-cell>
          <table:table-cell table:style-name="ce28" table:formula="of:=[.$B$23]/[.$B$25]+ABS([.R131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3.93921215756849" calcext:value-type="float">
            <text:p>3.9392121576</text:p>
          </table:table-cell>
          <table:table-cell table:style-name="ce28" office:value-type="float" office:value="0.0013936424872594" calcext:value-type="float">
            <text:p>0.0013936425</text:p>
          </table:table-cell>
          <table:table-cell table:style-name="ce25" table:number-columns-repeated="2"/>
          <table:table-cell table:style-name="ce28"/>
          <table:table-cell table:style-name="ce25" office:value-type="float" office:value="-41" calcext:value-type="float">
            <text:p>-41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32]" office:value-type="float" office:value="83" calcext:value-type="float">
            <text:p>83</text:p>
          </table:table-cell>
          <table:table-cell table:style-name="ce25" table:formula="of:=-1*[.R132]/[.$B$25]" office:value-type="float" office:value="3.93621275744851" calcext:value-type="float">
            <text:p>3.9362127574</text:p>
          </table:table-cell>
          <table:table-cell table:style-name="ce28" table:formula="of:=[.$B$23]/[.$B$25]+ABS([.R132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  <table:table-cell table:style-name="ce25" table:number-columns-repeated="2"/>
          <table:table-cell table:style-name="ce28"/>
          <table:table-cell table:style-name="ce25" office:value-type="float" office:value="-42" calcext:value-type="float">
            <text:p>-42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33]" office:value-type="float" office:value="84" calcext:value-type="float">
            <text:p>84</text:p>
          </table:table-cell>
          <table:table-cell table:style-name="ce25" table:formula="of:=-1*[.R133]/[.$B$25]" office:value-type="float" office:value="3.93621275744851" calcext:value-type="float">
            <text:p>3.9362127574</text:p>
          </table:table-cell>
          <table:table-cell table:style-name="ce28" table:formula="of:=[.$B$23]/[.$B$25]+ABS([.R133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4" calcext:value-type="float">
            <text:p>-4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  <table:table-cell table:style-name="ce25" table:number-columns-repeated="2"/>
          <table:table-cell table:style-name="ce28"/>
          <table:table-cell table:style-name="ce25" office:value-type="float" office:value="-43" calcext:value-type="float">
            <text:p>-43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ce5" office:value-type="string" calcext:value-type="string" table:number-columns-spanned="6" table:number-rows-spanned="1">
            <text:p>Dados de MR(H) – Tabela 3</text:p>
          </table:table-cell>
          <table:covered-table-cell table:number-columns-repeated="5" table:style-name="ce6"/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34]" office:value-type="float" office:value="85" calcext:value-type="float">
            <text:p>85</text:p>
          </table:table-cell>
          <table:table-cell table:style-name="ce25" table:formula="of:=-1*[.R134]/[.$B$25]" office:value-type="float" office:value="3.93621275744851" calcext:value-type="float">
            <text:p>3.9362127574</text:p>
          </table:table-cell>
          <table:table-cell table:style-name="ce28" table:formula="of:=[.$B$23]/[.$B$25]+ABS([.R134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5" calcext:value-type="float">
            <text:p>-5</text:p>
          </table:table-cell>
          <table:table-cell table:style-name="ce25" office:value-type="float" office:value="3.93821235752849" calcext:value-type="float">
            <text:p>3.9382123575</text:p>
          </table:table-cell>
          <table:table-cell table:style-name="ce28" office:value-type="float" office:value="0.0013935425272474" calcext:value-type="float">
            <text:p>0.0013935425</text:p>
          </table:table-cell>
          <table:table-cell table:style-name="ce25" table:number-columns-repeated="2"/>
          <table:table-cell table:style-name="ce28"/>
          <table:table-cell table:style-name="ce25" office:value-type="float" office:value="-44" calcext:value-type="float">
            <text:p>-44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ce6" table:number-columns-repeated="6"/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/>
          <table:table-cell table:style-name="ce25" table:formula="of:=[.Q135]" office:value-type="float" office:value="86" calcext:value-type="float">
            <text:p>86</text:p>
          </table:table-cell>
          <table:table-cell table:style-name="ce25" table:formula="of:=-1*[.R135]/[.$B$25]" office:value-type="float" office:value="3.93621275744851" calcext:value-type="float">
            <text:p>3.9362127574</text:p>
          </table:table-cell>
          <table:table-cell table:style-name="ce28" table:formula="of:=[.$B$23]/[.$B$25]+ABS([.R135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6" calcext:value-type="float">
            <text:p>-6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  <table:table-cell table:style-name="ce25" table:number-columns-repeated="2"/>
          <table:table-cell table:style-name="ce28"/>
          <table:table-cell table:style-name="ce25" office:value-type="float" office:value="-45" calcext:value-type="float">
            <text:p>-45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ce6" office:value-type="string" calcext:value-type="string">
            <text:p>H(Oe)</text:p>
          </table:table-cell>
          <table:table-cell table:style-name="ce6" office:value-type="string" calcext:value-type="string">
            <text:p>MR(%)</text:p>
          </table:table-cell>
          <table:table-cell table:style-name="ce6" office:value-type="string" calcext:value-type="string">
            <text:p>eMR(%)</text:p>
          </table:table-cell>
          <table:table-cell table:style-name="ce6" office:value-type="string" calcext:value-type="string">
            <text:p>H(Oe)</text:p>
          </table:table-cell>
          <table:table-cell table:style-name="ce6" office:value-type="string" calcext:value-type="string">
            <text:p>MR(%)</text:p>
          </table:table-cell>
          <table:table-cell table:style-name="ce6" office:value-type="string" calcext:value-type="string">
            <text:p>eMR(%)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4" calcext:value-type="float">
            <text:p>2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136]" office:value-type="float" office:value="87" calcext:value-type="float">
            <text:p>87</text:p>
          </table:table-cell>
          <table:table-cell table:style-name="ce25" table:formula="of:=-1*[.R136]/[.$B$25]" office:value-type="float" office:value="3.93621275744851" calcext:value-type="float">
            <text:p>3.9362127574</text:p>
          </table:table-cell>
          <table:table-cell table:style-name="ce28" table:formula="of:=[.$B$23]/[.$B$25]+ABS([.R136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7" calcext:value-type="float">
            <text:p>-7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  <table:table-cell table:style-name="ce25" table:number-columns-repeated="2"/>
          <table:table-cell table:style-name="ce28"/>
          <table:table-cell table:style-name="ce25" office:value-type="float" office:value="-46" calcext:value-type="float">
            <text:p>-46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ce6" office:value-type="float" office:value="-50" calcext:value-type="float">
            <text:p>-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716622369" calcext:value-type="float">
            <text:p>0.071662236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137]" office:value-type="float" office:value="88" calcext:value-type="float">
            <text:p>88</text:p>
          </table:table-cell>
          <table:table-cell table:style-name="ce25" table:formula="of:=-1*[.R137]/[.$B$25]" office:value-type="float" office:value="3.93621275744851" calcext:value-type="float">
            <text:p>3.9362127574</text:p>
          </table:table-cell>
          <table:table-cell table:style-name="ce28" table:formula="of:=[.$B$23]/[.$B$25]+ABS([.R137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8" calcext:value-type="float">
            <text:p>-8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  <table:table-cell table:style-name="ce25" table:number-columns-repeated="2"/>
          <table:table-cell table:style-name="ce28"/>
          <table:table-cell table:style-name="ce25" office:value-type="float" office:value="-47" calcext:value-type="float">
            <text:p>-47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ce6" office:value-type="float" office:value="-49" calcext:value-type="float">
            <text:p>-49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138]" office:value-type="float" office:value="89" calcext:value-type="float">
            <text:p>89</text:p>
          </table:table-cell>
          <table:table-cell table:style-name="ce25" table:formula="of:=-1*[.R138]/[.$B$25]" office:value-type="float" office:value="3.93621275744851" calcext:value-type="float">
            <text:p>3.9362127574</text:p>
          </table:table-cell>
          <table:table-cell table:style-name="ce28" table:formula="of:=[.$B$23]/[.$B$25]+ABS([.R138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9" calcext:value-type="float">
            <text:p>-9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  <table:table-cell table:style-name="ce25" table:number-columns-repeated="2"/>
          <table:table-cell table:style-name="ce28"/>
          <table:table-cell table:style-name="ce25" office:value-type="float" office:value="-48" calcext:value-type="float">
            <text:p>-48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ce6" office:value-type="float" office:value="-48" calcext:value-type="float">
            <text:p>-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716622369" calcext:value-type="float">
            <text:p>0.071662236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formula="of:=[.Q139]" office:value-type="float" office:value="90" calcext:value-type="float">
            <text:p>90</text:p>
          </table:table-cell>
          <table:table-cell table:style-name="ce25" table:formula="of:=-1*[.R139]/[.$B$25]" office:value-type="float" office:value="3.93621275744851" calcext:value-type="float">
            <text:p>3.9362127574</text:p>
          </table:table-cell>
          <table:table-cell table:style-name="ce28" table:formula="of:=[.$B$23]/[.$B$25]+ABS([.R139])*[.$D$23]/([.$B$25]*[.$B$25])" office:value-type="float" office:value="0.00139334260722341" calcext:value-type="float">
            <text:p>0.0013933426</text:p>
          </table:table-cell>
          <table:table-cell table:style-name="ce25" office:value-type="float" office:value="-10" calcext:value-type="float">
            <text:p>-10</text:p>
          </table:table-cell>
          <table:table-cell table:style-name="ce25" office:value-type="float" office:value="3.93621275744851" calcext:value-type="float">
            <text:p>3.9362127574</text:p>
          </table:table-cell>
          <table:table-cell table:style-name="ce28" office:value-type="float" office:value="0.00139334260722341" calcext:value-type="float">
            <text:p>0.0013933426</text:p>
          </table:table-cell>
          <table:table-cell table:style-name="ce25" table:number-columns-repeated="2"/>
          <table:table-cell table:style-name="ce28"/>
          <table:table-cell table:style-name="ce25" office:value-type="float" office:value="-49" calcext:value-type="float">
            <text:p>-49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ce6" office:value-type="float" office:value="-47" calcext:value-type="float">
            <text:p>-47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0" calcext:value-type="float">
            <text:p>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style-name="ce25" table:number-columns-repeated="5"/>
          <table:table-cell table:style-name="ce28"/>
          <table:table-cell table:style-name="ce25" table:number-columns-repeated="3"/>
          <table:table-cell table:style-name="ce25" office:value-type="float" office:value="-50" calcext:value-type="float">
            <text:p>-50</text:p>
          </table:table-cell>
          <table:table-cell table:style-name="ce25" office:value-type="float" office:value="3.9372125574885" calcext:value-type="float">
            <text:p>3.9372125575</text:p>
          </table:table-cell>
          <table:table-cell table:style-name="ce28" office:value-type="float" office:value="0.0013934425672354" calcext:value-type="float">
            <text:p>0.0013934426</text:p>
          </table:table-cell>
        </table:table-row>
        <table:table-row table:style-name="ro1">
          <table:table-cell table:style-name="ce6" office:value-type="float" office:value="-46" calcext:value-type="float">
            <text:p>-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716622369" calcext:value-type="float">
            <text:p>0.071662236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9" calcext:value-type="float">
            <text:p>19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-45" calcext:value-type="float">
            <text:p>-45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8" calcext:value-type="float">
            <text:p>18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-44" calcext:value-type="float">
            <text:p>-44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7" calcext:value-type="float">
            <text:p>17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-43" calcext:value-type="float">
            <text:p>-43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6" calcext:value-type="float">
            <text:p>16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-42" calcext:value-type="float">
            <text:p>-42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15" calcext:value-type="float">
            <text:p>15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-41" calcext:value-type="float">
            <text:p>-41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4" calcext:value-type="float">
            <text:p>14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3" calcext:value-type="float">
            <text:p>1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9" calcext:value-type="float">
            <text:p>-39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2" calcext:value-type="float">
            <text:p>12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8" calcext:value-type="float">
            <text:p>-38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1" calcext:value-type="float">
            <text:p>11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7" calcext:value-type="float">
            <text:p>-37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0" calcext:value-type="float">
            <text:p>1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6" calcext:value-type="float">
            <text:p>-36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9" calcext:value-type="float">
            <text:p>9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5" calcext:value-type="float">
            <text:p>-35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8" calcext:value-type="float">
            <text:p>8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4" calcext:value-type="float">
            <text:p>-34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7" calcext:value-type="float">
            <text:p>7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3" calcext:value-type="float">
            <text:p>-33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6" calcext:value-type="float">
            <text:p>6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2" calcext:value-type="float">
            <text:p>-32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5" calcext:value-type="float">
            <text:p>7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5" calcext:value-type="float">
            <text:p>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1" calcext:value-type="float">
            <text:p>-31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4" calcext:value-type="float">
            <text:p>7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4" calcext:value-type="float">
            <text:p>4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30" calcext:value-type="float">
            <text:p>-30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" calcext:value-type="float">
            <text:p>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29" calcext:value-type="float">
            <text:p>-29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" calcext:value-type="float">
            <text:p>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28" calcext:value-type="float">
            <text:p>-28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.1033591731" calcext:value-type="float">
            <text:p>0.1033591731</text:p>
          </table:table-cell>
          <table:table-cell table:style-name="ce6"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27" calcext:value-type="float">
            <text:p>-27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.1033591731" calcext:value-type="float">
            <text:p>0.1033591731</text:p>
          </table:table-cell>
          <table:table-cell table:style-name="ce6"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-26" calcext:value-type="float">
            <text:p>-26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.1033591731" calcext:value-type="float">
            <text:p>0.1033591731</text:p>
          </table:table-cell>
          <table:table-cell table:style-name="ce6"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" calcext:value-type="float">
            <text:p>-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1033591731" calcext:value-type="float">
            <text:p>0.1033591731</text:p>
          </table:table-cell>
          <table:table-cell table:style-name="ce6"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" calcext:value-type="float">
            <text:p>-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table:style-name="ce6" office:value-type="float" office:value="-24" calcext:value-type="float">
            <text:p>-24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033591731" calcext:value-type="float">
            <text:p>0.1033591731</text:p>
          </table:table-cell>
          <table:table-cell table:style-name="ce6"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3" calcext:value-type="float">
            <text:p>-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table:style-name="ce6" office:value-type="float" office:value="-23" calcext:value-type="float">
            <text:p>-23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1291989664" calcext:value-type="float">
            <text:p>0.1291989664</text:p>
          </table:table-cell>
          <table:table-cell table:style-name="ce6"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" calcext:value-type="float">
            <text:p>-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table:style-name="ce6" office:value-type="float" office:value="-22" calcext:value-type="float">
            <text:p>-22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.1291989664" calcext:value-type="float">
            <text:p>0.1291989664</text:p>
          </table:table-cell>
          <table:table-cell table:style-name="ce6"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-5" calcext:value-type="float">
            <text:p>-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table:style-name="ce6" office:value-type="float" office:value="-21" calcext:value-type="float">
            <text:p>-21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.1291989664" calcext:value-type="float">
            <text:p>0.1291989664</text:p>
          </table:table-cell>
          <table:table-cell table:style-name="ce6"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table:style-name="ce6" office:value-type="float" office:value="-20" calcext:value-type="float">
            <text:p>-20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.1291989664" calcext:value-type="float">
            <text:p>0.1291989664</text:p>
          </table:table-cell>
          <table:table-cell table:style-name="ce6"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table:style-name="ce6" office:value-type="float" office:value="-19" calcext:value-type="float">
            <text:p>-19</text:p>
          </table:table-cell>
          <table:table-cell table:style-name="ce6" office:value-type="float" office:value="0.1033324722" calcext:value-type="float">
            <text:p>0.1033324722</text:p>
          </table:table-cell>
          <table:table-cell table:style-name="ce6" office:value-type="float" office:value="0.0717095933" calcext:value-type="float">
            <text:p>0.071709593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1550387597" calcext:value-type="float">
            <text:p>0.1550387597</text:p>
          </table:table-cell>
          <table:table-cell table:style-name="ce6"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" calcext:value-type="float">
            <text:p>-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4" calcext:value-type="float">
            <text:p>24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table:style-name="ce6" office:value-type="float" office:value="-18" calcext:value-type="float">
            <text:p>-18</text:p>
          </table:table-cell>
          <table:table-cell table:style-name="ce6" office:value-type="float" office:value="0.1033324722" calcext:value-type="float">
            <text:p>0.1033324722</text:p>
          </table:table-cell>
          <table:table-cell table:style-name="ce6" office:value-type="float" office:value="0.0717095933" calcext:value-type="float">
            <text:p>0.071709593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1550387597" calcext:value-type="float">
            <text:p>0.1550387597</text:p>
          </table:table-cell>
          <table:table-cell table:style-name="ce6"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3" calcext:value-type="float">
            <text:p>23</text:p>
          </table:table-cell>
          <table:table-cell office:value-type="float" office:value="-0.003943" calcext:value-type="float">
            <text:p>-0.003943</text:p>
          </table:table-cell>
          <table:table-cell table:number-columns-repeated="13"/>
        </table:table-row>
        <table:table-row table:style-name="ro1">
          <table:table-cell table:style-name="ce6" office:value-type="float" office:value="-17" calcext:value-type="float">
            <text:p>-17</text:p>
          </table:table-cell>
          <table:table-cell table:style-name="ce6" office:value-type="float" office:value="0.1291655903" calcext:value-type="float">
            <text:p>0.1291655903</text:p>
          </table:table-cell>
          <table:table-cell table:style-name="ce6" office:value-type="float" office:value="0.0717214324" calcext:value-type="float">
            <text:p>0.071721432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.1550387597" calcext:value-type="float">
            <text:p>0.1550387597</text:p>
          </table:table-cell>
          <table:table-cell table:style-name="ce6"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2" calcext:value-type="float">
            <text:p>22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table:style-name="ce6" office:value-type="float" office:value="-16" calcext:value-type="float">
            <text:p>-16</text:p>
          </table:table-cell>
          <table:table-cell table:style-name="ce6" office:value-type="float" office:value="0.1291655903" calcext:value-type="float">
            <text:p>0.1291655903</text:p>
          </table:table-cell>
          <table:table-cell table:style-name="ce6" office:value-type="float" office:value="0.0717214324" calcext:value-type="float">
            <text:p>0.071721432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.180878553" calcext:value-type="float">
            <text:p>0.180878553</text:p>
          </table:table-cell>
          <table:table-cell table:style-name="ce6"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table:style-name="ce6" office:value-type="float" office:value="-15" calcext:value-type="float">
            <text:p>-15</text:p>
          </table:table-cell>
          <table:table-cell table:style-name="ce6" office:value-type="float" office:value="0.1549987083" calcext:value-type="float">
            <text:p>0.1549987083</text:p>
          </table:table-cell>
          <table:table-cell table:style-name="ce6" office:value-type="float" office:value="0.0717332715" calcext:value-type="float">
            <text:p>0.07173327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.2067183463" calcext:value-type="float">
            <text:p>0.2067183463</text:p>
          </table:table-cell>
          <table:table-cell table:style-name="ce6"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0" calcext:value-type="float">
            <text:p>20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table:style-name="ce6" office:value-type="float" office:value="-14" calcext:value-type="float">
            <text:p>-14</text:p>
          </table:table-cell>
          <table:table-cell table:style-name="ce6" office:value-type="float" office:value="0.1808318264" calcext:value-type="float">
            <text:p>0.1808318264</text:p>
          </table:table-cell>
          <table:table-cell table:style-name="ce6" office:value-type="float" office:value="0.0717451105" calcext:value-type="float">
            <text:p>0.071745110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2067183463" calcext:value-type="float">
            <text:p>0.2067183463</text:p>
          </table:table-cell>
          <table:table-cell table:style-name="ce6"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table:style-name="ce6" office:value-type="float" office:value="-13" calcext:value-type="float">
            <text:p>-13</text:p>
          </table:table-cell>
          <table:table-cell table:style-name="ce6" office:value-type="float" office:value="0.2066649445" calcext:value-type="float">
            <text:p>0.2066649445</text:p>
          </table:table-cell>
          <table:table-cell table:style-name="ce6" office:value-type="float" office:value="0.0717569496" calcext:value-type="float">
            <text:p>0.071756949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.2583979328" calcext:value-type="float">
            <text:p>0.2583979328</text:p>
          </table:table-cell>
          <table:table-cell table:style-name="ce6"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47" calcext:value-type="float">
            <text:p>-0.003947</text:p>
          </table:table-cell>
          <table:table-cell table:number-columns-repeated="13"/>
        </table:table-row>
        <table:table-row table:style-name="ro1">
          <table:table-cell table:style-name="ce6" office:value-type="float" office:value="-12" calcext:value-type="float">
            <text:p>-12</text:p>
          </table:table-cell>
          <table:table-cell table:style-name="ce6" office:value-type="float" office:value="0.2583311806" calcext:value-type="float">
            <text:p>0.2583311806</text:p>
          </table:table-cell>
          <table:table-cell table:style-name="ce6" office:value-type="float" office:value="0.0717806278" calcext:value-type="float">
            <text:p>0.071780627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2842377261" calcext:value-type="float">
            <text:p>0.2842377261</text:p>
          </table:table-cell>
          <table:table-cell table:style-name="ce6"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7" calcext:value-type="float">
            <text:p>1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table:style-name="ce6" office:value-type="float" office:value="-11" calcext:value-type="float">
            <text:p>-11</text:p>
          </table:table-cell>
          <table:table-cell table:style-name="ce6" office:value-type="float" office:value="0.3099974167" calcext:value-type="float">
            <text:p>0.3099974167</text:p>
          </table:table-cell>
          <table:table-cell table:style-name="ce6" office:value-type="float" office:value="0.071804306" calcext:value-type="float">
            <text:p>0.07180430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3359173127" calcext:value-type="float">
            <text:p>0.3359173127</text:p>
          </table:table-cell>
          <table:table-cell table:style-name="ce6"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6" calcext:value-type="float">
            <text:p>1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0.3616636528" calcext:value-type="float">
            <text:p>0.3616636528</text:p>
          </table:table-cell>
          <table:table-cell table:style-name="ce6" office:value-type="float" office:value="0.0718279842" calcext:value-type="float">
            <text:p>0.071827984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3617571059" calcext:value-type="float">
            <text:p>0.3617571059</text:p>
          </table:table-cell>
          <table:table-cell table:style-name="ce6" office:value-type="float" office:value="0.0718414016" calcext:value-type="float">
            <text:p>0.0718414016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2" calcext:value-type="float">
            <text:p>-0.003952</text:p>
          </table:table-cell>
          <table:table-cell table:number-columns-repeated="13"/>
        </table:table-row>
        <table:table-row table:style-name="ro1">
          <table:table-cell table:style-name="ce6" office:value-type="float" office:value="-9" calcext:value-type="float">
            <text:p>-9</text:p>
          </table:table-cell>
          <table:table-cell table:style-name="ce6" office:value-type="float" office:value="0.4908292431" calcext:value-type="float">
            <text:p>0.4908292431</text:p>
          </table:table-cell>
          <table:table-cell table:style-name="ce6" office:value-type="float" office:value="0.0718871796" calcext:value-type="float">
            <text:p>0.071887179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4134366925" calcext:value-type="float">
            <text:p>0.4134366925</text:p>
          </table:table-cell>
          <table:table-cell table:style-name="ce6" office:value-type="float" office:value="0.0718650894" calcext:value-type="float">
            <text:p>0.0718650894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4" calcext:value-type="float">
            <text:p>14</text:p>
          </table:table-cell>
          <table:table-cell office:value-type="float" office:value="-0.003955" calcext:value-type="float">
            <text:p>-0.003955</text:p>
          </table:table-cell>
          <table:table-cell table:number-columns-repeated="13"/>
        </table:table-row>
        <table:table-row table:style-name="ro1">
          <table:table-cell table:style-name="ce6" office:value-type="float" office:value="-8" calcext:value-type="float">
            <text:p>-8</text:p>
          </table:table-cell>
          <table:table-cell table:style-name="ce6" office:value-type="float" office:value="0.5941617153" calcext:value-type="float">
            <text:p>0.5941617153</text:p>
          </table:table-cell>
          <table:table-cell table:style-name="ce6" office:value-type="float" office:value="0.071934536" calcext:value-type="float">
            <text:p>0.07193453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5167958656" calcext:value-type="float">
            <text:p>0.5167958656</text:p>
          </table:table-cell>
          <table:table-cell table:style-name="ce6"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3" calcext:value-type="float">
            <text:p>13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table:style-name="ce6" office:value-type="float" office:value="-7" calcext:value-type="float">
            <text:p>-7</text:p>
          </table:table-cell>
          <table:table-cell table:style-name="ce6" office:value-type="float" office:value="0.7749935417" calcext:value-type="float">
            <text:p>0.7749935417</text:p>
          </table:table-cell>
          <table:table-cell table:style-name="ce6" office:value-type="float" office:value="0.0720174096" calcext:value-type="float">
            <text:p>0.072017409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5943152455" calcext:value-type="float">
            <text:p>0.5943152455</text:p>
          </table:table-cell>
          <table:table-cell table:style-name="ce6" office:value-type="float" office:value="0.0719479965" calcext:value-type="float">
            <text:p>0.0719479965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50" calcext:value-type="float">
            <text:p>5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2" calcext:value-type="float">
            <text:p>12</text:p>
          </table:table-cell>
          <table:table-cell office:value-type="float" office:value="-0.003963" calcext:value-type="float">
            <text:p>-0.003963</text:p>
          </table:table-cell>
          <table:table-cell table:number-columns-repeated="13"/>
        </table:table-row>
        <table:table-row table:style-name="ro1">
          <table:table-cell table:style-name="ce6" office:value-type="float" office:value="-6" calcext:value-type="float">
            <text:p>-6</text:p>
          </table:table-cell>
          <table:table-cell table:style-name="ce6" office:value-type="float" office:value="0.9816584862" calcext:value-type="float">
            <text:p>0.9816584862</text:p>
          </table:table-cell>
          <table:table-cell table:style-name="ce6" office:value-type="float" office:value="0.0721121223" calcext:value-type="float">
            <text:p>0.07211212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7751937984" calcext:value-type="float">
            <text:p>0.7751937984</text:p>
          </table:table-cell>
          <table:table-cell table:style-name="ce6" office:value-type="float" office:value="0.0720309036" calcext:value-type="float">
            <text:p>0.0720309036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49" calcext:value-type="float">
            <text:p>49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69" calcext:value-type="float">
            <text:p>-0.003969</text:p>
          </table:table-cell>
          <table:table-cell table:number-columns-repeated="13"/>
        </table:table-row>
        <table:table-row table:style-name="ro1">
          <table:table-cell table:style-name="ce6" office:value-type="float" office:value="-5" calcext:value-type="float">
            <text:p>-5</text:p>
          </table:table-cell>
          <table:table-cell table:style-name="ce6" office:value-type="float" office:value="1.2916559029" calcext:value-type="float">
            <text:p>1.2916559029</text:p>
          </table:table-cell>
          <table:table-cell table:style-name="ce6" office:value-type="float" office:value="0.0722541914" calcext:value-type="float">
            <text:p>0.07225419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9043927649" calcext:value-type="float">
            <text:p>0.9043927649</text:p>
          </table:table-cell>
          <table:table-cell table:style-name="ce6" office:value-type="float" office:value="0.072090123" calcext:value-type="float">
            <text:p>0.072090123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8" calcext:value-type="float">
            <text:p>48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75" calcext:value-type="float">
            <text:p>-0.003975</text:p>
          </table:table-cell>
          <table:table-cell table:number-columns-repeated="13"/>
        </table:table-row>
        <table:table-row table:style-name="ro1">
          <table:table-cell table:style-name="ce6" office:value-type="float" office:value="-4" calcext:value-type="float">
            <text:p>-4</text:p>
          </table:table-cell>
          <table:table-cell table:style-name="ce6" office:value-type="float" office:value="1.5499870834" calcext:value-type="float">
            <text:p>1.5499870834</text:p>
          </table:table-cell>
          <table:table-cell table:style-name="ce6" office:value-type="float" office:value="0.0723725823" calcext:value-type="float">
            <text:p>0.0723725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.1627906977" calcext:value-type="float">
            <text:p>1.1627906977</text:p>
          </table:table-cell>
          <table:table-cell table:style-name="ce6" office:value-type="float" office:value="0.0722085617" calcext:value-type="float">
            <text:p>0.072208561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87" calcext:value-type="float">
            <text:p>-0.003987</text:p>
          </table:table-cell>
          <table:table-cell table:number-columns-repeated="13"/>
        </table:table-row>
        <table:table-row table:style-name="ro1">
          <table:table-cell table:style-name="ce6" office:value-type="float" office:value="-3" calcext:value-type="float">
            <text:p>-3</text:p>
          </table:table-cell>
          <table:table-cell table:style-name="ce6" office:value-type="float" office:value="1.8341513821" calcext:value-type="float">
            <text:p>1.8341513821</text:p>
          </table:table-cell>
          <table:table-cell table:style-name="ce6" office:value-type="float" office:value="0.0725028123" calcext:value-type="float">
            <text:p>0.07250281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3953488372" calcext:value-type="float">
            <text:p>1.3953488372</text:p>
          </table:table-cell>
          <table:table-cell table:style-name="ce6" office:value-type="float" office:value="0.0723151566" calcext:value-type="float">
            <text:p>0.0723151566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96" calcext:value-type="float">
            <text:p>-0.003996</text:p>
          </table:table-cell>
          <table:table-cell table:number-columns-repeated="13"/>
        </table:table-row>
        <table:table-row table:style-name="ro1">
          <table:table-cell table:style-name="ce6" office:value-type="float" office:value="-2" calcext:value-type="float">
            <text:p>-2</text:p>
          </table:table-cell>
          <table:table-cell table:style-name="ce6" office:value-type="float" office:value="2.1441487988" calcext:value-type="float">
            <text:p>2.1441487988</text:p>
          </table:table-cell>
          <table:table-cell table:style-name="ce6" office:value-type="float" office:value="0.0726448814" calcext:value-type="float">
            <text:p>0.07264488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.7312661499" calcext:value-type="float">
            <text:p>1.7312661499</text:p>
          </table:table-cell>
          <table:table-cell table:style-name="ce6" office:value-type="float" office:value="0.072469127" calcext:value-type="float">
            <text:p>0.072469127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401" calcext:value-type="float">
            <text:p>-0.00401</text:p>
          </table:table-cell>
          <table:table-cell table:number-columns-repeated="13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273314389" calcext:value-type="float">
            <text:p>2.273314389</text:p>
          </table:table-cell>
          <table:table-cell table:style-name="ce6" office:value-type="float" office:value="0.0727040769" calcext:value-type="float">
            <text:p>0.072704076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8604651163" calcext:value-type="float">
            <text:p>1.8604651163</text:p>
          </table:table-cell>
          <table:table-cell table:style-name="ce6" office:value-type="float" office:value="0.0725283463" calcext:value-type="float">
            <text:p>0.0725283463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4018" calcext:value-type="float">
            <text:p>-0.004018</text:p>
          </table:table-cell>
          <table:table-cell table:number-columns-repeated="13"/>
        </table:table-row>
        <table:table-row table:style-name="ro1">
          <table:table-cell table:style-name="ce6" office:value-type="float" office:value="-6.22E-015" calcext:value-type="float">
            <text:p>-6.22E-015</text:p>
          </table:table-cell>
          <table:table-cell table:style-name="ce6" office:value-type="float" office:value="2.2991475071" calcext:value-type="float">
            <text:p>2.2991475071</text:p>
          </table:table-cell>
          <table:table-cell table:style-name="ce6" office:value-type="float" office:value="0.072715916" calcext:value-type="float">
            <text:p>0.0727159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1447028424" calcext:value-type="float">
            <text:p>2.1447028424</text:p>
          </table:table-cell>
          <table:table-cell table:style-name="ce6" office:value-type="float" office:value="0.0726586289" calcext:value-type="float">
            <text:p>0.0726586289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43" calcext:value-type="float">
            <text:p>43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4026" calcext:value-type="float">
            <text:p>-0.004026</text:p>
          </table:table-cell>
          <table:table-cell table:number-columns-repeated="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.1958150349" calcext:value-type="float">
            <text:p>2.1958150349</text:p>
          </table:table-cell>
          <table:table-cell table:style-name="ce6" office:value-type="float" office:value="0.0726685596" calcext:value-type="float">
            <text:p>0.0726685596</text:p>
          </table:table-cell>
          <table:table-cell table:style-name="ce6" office:value-type="float" office:value="-6.22E-015" calcext:value-type="float">
            <text:p>-6.22E-015</text:p>
          </table:table-cell>
          <table:table-cell table:style-name="ce6" office:value-type="float" office:value="2.2480620155" calcext:value-type="float">
            <text:p>2.2480620155</text:p>
          </table:table-cell>
          <table:table-cell table:style-name="ce6" office:value-type="float" office:value="0.0727060044" calcext:value-type="float">
            <text:p>0.072706004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2" calcext:value-type="float">
            <text:p>42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 table:number-columns-repeated="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.9374838543" calcext:value-type="float">
            <text:p>1.9374838543</text:p>
          </table:table-cell>
          <table:table-cell table:style-name="ce6" office:value-type="float" office:value="0.0725501687" calcext:value-type="float">
            <text:p>0.0725501687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2739018088" calcext:value-type="float">
            <text:p>2.2739018088</text:p>
          </table:table-cell>
          <table:table-cell table:style-name="ce6" office:value-type="float" office:value="0.0727178483" calcext:value-type="float">
            <text:p>0.0727178483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41" calcext:value-type="float">
            <text:p>41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4023" calcext:value-type="float">
            <text:p>-0.004023</text:p>
          </table:table-cell>
          <table:table-cell table:number-columns-repeated="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.782485146" calcext:value-type="float">
            <text:p>1.782485146</text:p>
          </table:table-cell>
          <table:table-cell table:style-name="ce6" office:value-type="float" office:value="0.0724791342" calcext:value-type="float">
            <text:p>0.0724791342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2.1963824289" calcext:value-type="float">
            <text:p>2.1963824289</text:p>
          </table:table-cell>
          <table:table-cell table:style-name="ce6" office:value-type="float" office:value="0.0726823167" calcext:value-type="float">
            <text:p>0.0726823167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4019" calcext:value-type="float">
            <text:p>-0.004019</text:p>
          </table:table-cell>
          <table:table-cell table:number-columns-repeated="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.4208214932" calcext:value-type="float">
            <text:p>1.4208214932</text:p>
          </table:table-cell>
          <table:table-cell table:style-name="ce6" office:value-type="float" office:value="0.0723133869" calcext:value-type="float">
            <text:p>0.0723133869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1.8863049096" calcext:value-type="float">
            <text:p>1.8863049096</text:p>
          </table:table-cell>
          <table:table-cell table:style-name="ce6" office:value-type="float" office:value="0.0725401902" calcext:value-type="float">
            <text:p>0.0725401902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-0.004012" calcext:value-type="float">
            <text:p>-0.004012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4005" calcext:value-type="float">
            <text:p>-0.004005</text:p>
          </table:table-cell>
          <table:table-cell table:number-columns-repeated="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.2141565487" calcext:value-type="float">
            <text:p>1.2141565487</text:p>
          </table:table-cell>
          <table:table-cell table:style-name="ce6" office:value-type="float" office:value="0.0722186742" calcext:value-type="float">
            <text:p>0.0722186742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1.6279069767" calcext:value-type="float">
            <text:p>1.6279069767</text:p>
          </table:table-cell>
          <table:table-cell table:style-name="ce6" office:value-type="float" office:value="0.0724217515" calcext:value-type="float">
            <text:p>0.0724217515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94" calcext:value-type="float">
            <text:p>-0.003994</text:p>
          </table:table-cell>
          <table:table-cell table:number-columns-repeated="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9558253681" calcext:value-type="float">
            <text:p>0.9558253681</text:p>
          </table:table-cell>
          <table:table-cell table:style-name="ce6" office:value-type="float" office:value="0.0721002833" calcext:value-type="float">
            <text:p>0.0721002833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1.3436692506" calcext:value-type="float">
            <text:p>1.3436692506</text:p>
          </table:table-cell>
          <table:table-cell table:style-name="ce6" office:value-type="float" office:value="0.0722914688" calcext:value-type="float">
            <text:p>0.0722914688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79" calcext:value-type="float">
            <text:p>-0.003979</text:p>
          </table:table-cell>
          <table:table-cell table:number-columns-repeated="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0.8008266598" calcext:value-type="float">
            <text:p>0.8008266598</text:p>
          </table:table-cell>
          <table:table-cell table:style-name="ce6" office:value-type="float" office:value="0.0720292487" calcext:value-type="float">
            <text:p>0.0720292487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float" office:value="1.007751938" calcext:value-type="float">
            <text:p>1.007751938</text:p>
          </table:table-cell>
          <table:table-cell table:style-name="ce6" office:value-type="float" office:value="0.0721374985" calcext:value-type="float">
            <text:p>0.0721374985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table:number-columns-repeated="1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6458279514" calcext:value-type="float">
            <text:p>0.6458279514</text:p>
          </table:table-cell>
          <table:table-cell table:style-name="ce6" office:value-type="float" office:value="0.0719582142" calcext:value-type="float">
            <text:p>0.0719582142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0.826873385" calcext:value-type="float">
            <text:p>0.826873385</text:p>
          </table:table-cell>
          <table:table-cell table:style-name="ce6" office:value-type="float" office:value="0.0720545913" calcext:value-type="float">
            <text:p>0.072054591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62" calcext:value-type="float">
            <text:p>-0.003962</text:p>
          </table:table-cell>
          <table:table-cell table:number-columns-repeated="1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0.5683285973" calcext:value-type="float">
            <text:p>0.5683285973</text:p>
          </table:table-cell>
          <table:table-cell table:style-name="ce6" office:value-type="float" office:value="0.0719226969" calcext:value-type="float">
            <text:p>0.0719226969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0.6201550388" calcext:value-type="float">
            <text:p>0.6201550388</text:p>
          </table:table-cell>
          <table:table-cell table:style-name="ce6" office:value-type="float" office:value="0.0719598403" calcext:value-type="float">
            <text:p>0.0719598403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464996125" calcext:value-type="float">
            <text:p>0.464996125</text:p>
          </table:table-cell>
          <table:table-cell table:style-name="ce6" office:value-type="float" office:value="0.0718753405" calcext:value-type="float">
            <text:p>0.0718753405</text:p>
          </table:table-cell>
          <table:table-cell table:style-name="ce6" office:value-type="float" office:value="-9" calcext:value-type="float">
            <text:p>-9</text:p>
          </table:table-cell>
          <table:table-cell table:style-name="ce6" office:value-type="float" office:value="0.5167958656" calcext:value-type="float">
            <text:p>0.5167958656</text:p>
          </table:table-cell>
          <table:table-cell table:style-name="ce6"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54" calcext:value-type="float">
            <text:p>-0.003954</text:p>
          </table:table-cell>
          <table:table-cell table:number-columns-repeated="1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4133298889" calcext:value-type="float">
            <text:p>0.4133298889</text:p>
          </table:table-cell>
          <table:table-cell table:style-name="ce6" office:value-type="float" office:value="0.0718516624" calcext:value-type="float">
            <text:p>0.0718516624</text:p>
          </table:table-cell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0.3875968992" calcext:value-type="float">
            <text:p>0.3875968992</text:p>
          </table:table-cell>
          <table:table-cell table:style-name="ce6" office:value-type="float" office:value="0.0718532455" calcext:value-type="float">
            <text:p>0.0718532455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3616636528" calcext:value-type="float">
            <text:p>0.3616636528</text:p>
          </table:table-cell>
          <table:table-cell table:style-name="ce6" office:value-type="float" office:value="0.0718279842" calcext:value-type="float">
            <text:p>0.0718279842</text:p>
          </table:table-cell>
          <table:table-cell table:style-name="ce6" office:value-type="float" office:value="-11" calcext:value-type="float">
            <text:p>-11</text:p>
          </table:table-cell>
          <table:table-cell table:style-name="ce6" office:value-type="float" office:value="0.3359173127" calcext:value-type="float">
            <text:p>0.3359173127</text:p>
          </table:table-cell>
          <table:table-cell table:style-name="ce6"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3099974167" calcext:value-type="float">
            <text:p>0.3099974167</text:p>
          </table:table-cell>
          <table:table-cell table:style-name="ce6" office:value-type="float" office:value="0.071804306" calcext:value-type="float">
            <text:p>0.071804306</text:p>
          </table:table-cell>
          <table:table-cell table:style-name="ce6" office:value-type="float" office:value="-12" calcext:value-type="float">
            <text:p>-12</text:p>
          </table:table-cell>
          <table:table-cell table:style-name="ce6" office:value-type="float" office:value="0.2842377261" calcext:value-type="float">
            <text:p>0.2842377261</text:p>
          </table:table-cell>
          <table:table-cell table:style-name="ce6"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0.2841642986" calcext:value-type="float">
            <text:p>0.2841642986</text:p>
          </table:table-cell>
          <table:table-cell table:style-name="ce6" office:value-type="float" office:value="0.0717924669" calcext:value-type="float">
            <text:p>0.0717924669</text:p>
          </table:table-cell>
          <table:table-cell table:style-name="ce6" office:value-type="float" office:value="-13" calcext:value-type="float">
            <text:p>-13</text:p>
          </table:table-cell>
          <table:table-cell table:style-name="ce6" office:value-type="float" office:value="0.2583979328" calcext:value-type="float">
            <text:p>0.2583979328</text:p>
          </table:table-cell>
          <table:table-cell table:style-name="ce6"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29" calcext:value-type="float">
            <text:p>29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5" calcext:value-type="float">
            <text:p>-0.003945</text:p>
          </table:table-cell>
          <table:table-cell table:number-columns-repeated="1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2583311806" calcext:value-type="float">
            <text:p>0.2583311806</text:p>
          </table:table-cell>
          <table:table-cell table:style-name="ce6" office:value-type="float" office:value="0.0717806278" calcext:value-type="float">
            <text:p>0.0717806278</text:p>
          </table:table-cell>
          <table:table-cell table:style-name="ce6" office:value-type="float" office:value="-14" calcext:value-type="float">
            <text:p>-14</text:p>
          </table:table-cell>
          <table:table-cell table:style-name="ce6" office:value-type="float" office:value="0.2067183463" calcext:value-type="float">
            <text:p>0.2067183463</text:p>
          </table:table-cell>
          <table:table-cell table:style-name="ce6"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0.2324980625" calcext:value-type="float">
            <text:p>0.2324980625</text:p>
          </table:table-cell>
          <table:table-cell table:style-name="ce6" office:value-type="float" office:value="0.0717687887" calcext:value-type="float">
            <text:p>0.0717687887</text:p>
          </table:table-cell>
          <table:table-cell table:style-name="ce6" office:value-type="float" office:value="-15" calcext:value-type="float">
            <text:p>-15</text:p>
          </table:table-cell>
          <table:table-cell table:style-name="ce6" office:value-type="float" office:value="0.180878553" calcext:value-type="float">
            <text:p>0.180878553</text:p>
          </table:table-cell>
          <table:table-cell table:style-name="ce6"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0.2066649445" calcext:value-type="float">
            <text:p>0.2066649445</text:p>
          </table:table-cell>
          <table:table-cell table:style-name="ce6" office:value-type="float" office:value="0.0717569496" calcext:value-type="float">
            <text:p>0.0717569496</text:p>
          </table:table-cell>
          <table:table-cell table:style-name="ce6" office:value-type="float" office:value="-16" calcext:value-type="float">
            <text:p>-16</text:p>
          </table:table-cell>
          <table:table-cell table:style-name="ce6" office:value-type="float" office:value="0.1550387597" calcext:value-type="float">
            <text:p>0.1550387597</text:p>
          </table:table-cell>
          <table:table-cell table:style-name="ce6"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0.1808318264" calcext:value-type="float">
            <text:p>0.1808318264</text:p>
          </table:table-cell>
          <table:table-cell table:style-name="ce6" office:value-type="float" office:value="0.0717451105" calcext:value-type="float">
            <text:p>0.0717451105</text:p>
          </table:table-cell>
          <table:table-cell table:style-name="ce6" office:value-type="float" office:value="-17" calcext:value-type="float">
            <text:p>-17</text:p>
          </table:table-cell>
          <table:table-cell table:style-name="ce6" office:value-type="float" office:value="0.1550387597" calcext:value-type="float">
            <text:p>0.1550387597</text:p>
          </table:table-cell>
          <table:table-cell table:style-name="ce6"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1549987083" calcext:value-type="float">
            <text:p>0.1549987083</text:p>
          </table:table-cell>
          <table:table-cell table:style-name="ce6" office:value-type="float" office:value="0.0717332715" calcext:value-type="float">
            <text:p>0.0717332715</text:p>
          </table:table-cell>
          <table:table-cell table:style-name="ce6" office:value-type="float" office:value="-18" calcext:value-type="float">
            <text:p>-18</text:p>
          </table:table-cell>
          <table:table-cell table:style-name="ce6" office:value-type="float" office:value="0.1291989664" calcext:value-type="float">
            <text:p>0.1291989664</text:p>
          </table:table-cell>
          <table:table-cell table:style-name="ce6"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24" calcext:value-type="float">
            <text:p>24</text:p>
          </table:table-cell>
          <table:table-cell office:value-type="float" office:value="-0.003953" calcext:value-type="float">
            <text:p>-0.003953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1549987083" calcext:value-type="float">
            <text:p>0.1549987083</text:p>
          </table:table-cell>
          <table:table-cell table:style-name="ce6" office:value-type="float" office:value="0.0717332715" calcext:value-type="float">
            <text:p>0.0717332715</text:p>
          </table:table-cell>
          <table:table-cell table:style-name="ce6" office:value-type="float" office:value="-19" calcext:value-type="float">
            <text:p>-19</text:p>
          </table:table-cell>
          <table:table-cell table:style-name="ce6" office:value-type="float" office:value="0.1291989664" calcext:value-type="float">
            <text:p>0.1291989664</text:p>
          </table:table-cell>
          <table:table-cell table:style-name="ce6"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3" calcext:value-type="float">
            <text:p>23</text:p>
          </table:table-cell>
          <table:table-cell office:value-type="float" office:value="-0.003956" calcext:value-type="float">
            <text:p>-0.00395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0.1291655903" calcext:value-type="float">
            <text:p>0.1291655903</text:p>
          </table:table-cell>
          <table:table-cell table:style-name="ce6" office:value-type="float" office:value="0.0717214324" calcext:value-type="float">
            <text:p>0.0717214324</text:p>
          </table:table-cell>
          <table:table-cell table:style-name="ce6" office:value-type="float" office:value="-20" calcext:value-type="float">
            <text:p>-20</text:p>
          </table:table-cell>
          <table:table-cell table:style-name="ce6" office:value-type="float" office:value="0.1033591731" calcext:value-type="float">
            <text:p>0.1033591731</text:p>
          </table:table-cell>
          <table:table-cell table:style-name="ce6"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2" calcext:value-type="float">
            <text:p>22</text:p>
          </table:table-cell>
          <table:table-cell office:value-type="float" office:value="-0.003962" calcext:value-type="float">
            <text:p>-0.00396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0.1291655903" calcext:value-type="float">
            <text:p>0.1291655903</text:p>
          </table:table-cell>
          <table:table-cell table:style-name="ce6" office:value-type="float" office:value="0.0717214324" calcext:value-type="float">
            <text:p>0.0717214324</text:p>
          </table:table-cell>
          <table:table-cell table:style-name="ce6" office:value-type="float" office:value="-21" calcext:value-type="float">
            <text:p>-21</text:p>
          </table:table-cell>
          <table:table-cell table:style-name="ce6" office:value-type="float" office:value="0.1033591731" calcext:value-type="float">
            <text:p>0.1033591731</text:p>
          </table:table-cell>
          <table:table-cell table:style-name="ce6"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1" calcext:value-type="float">
            <text:p>21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0.1033324722" calcext:value-type="float">
            <text:p>0.1033324722</text:p>
          </table:table-cell>
          <table:table-cell table:style-name="ce6" office:value-type="float" office:value="0.0717095933" calcext:value-type="float">
            <text:p>0.0717095933</text:p>
          </table:table-cell>
          <table:table-cell table:style-name="ce6" office:value-type="float" office:value="-22" calcext:value-type="float">
            <text:p>-22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78" calcext:value-type="float">
            <text:p>-0.00397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1033324722" calcext:value-type="float">
            <text:p>0.1033324722</text:p>
          </table:table-cell>
          <table:table-cell table:style-name="ce6" office:value-type="float" office:value="0.0717095933" calcext:value-type="float">
            <text:p>0.0717095933</text:p>
          </table:table-cell>
          <table:table-cell table:style-name="ce6" office:value-type="float" office:value="-23" calcext:value-type="float">
            <text:p>-23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9" calcext:value-type="float">
            <text:p>19</text:p>
          </table:table-cell>
          <table:table-cell office:value-type="float" office:value="-0.003987" calcext:value-type="float">
            <text:p>-0.003987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033324722" calcext:value-type="float">
            <text:p>0.1033324722</text:p>
          </table:table-cell>
          <table:table-cell table:style-name="ce6" office:value-type="float" office:value="0.0717095933" calcext:value-type="float">
            <text:p>0.0717095933</text:p>
          </table:table-cell>
          <table:table-cell table:style-name="ce6" office:value-type="float" office:value="-24" calcext:value-type="float">
            <text:p>-24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4" calcext:value-type="float">
            <text:p>-0.004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1033324722" calcext:value-type="float">
            <text:p>0.1033324722</text:p>
          </table:table-cell>
          <table:table-cell table:style-name="ce6" office:value-type="float" office:value="0.0717095933" calcext:value-type="float">
            <text:p>0.0717095933</text:p>
          </table:table-cell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0.0775193798" calcext:value-type="float">
            <text:p>0.0775193798</text:p>
          </table:table-cell>
          <table:table-cell table:style-name="ce6"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7" calcext:value-type="float">
            <text:p>17</text:p>
          </table:table-cell>
          <table:table-cell office:value-type="float" office:value="-0.00401" calcext:value-type="float">
            <text:p>-0.0040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-26" calcext:value-type="float">
            <text:p>-26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6" calcext:value-type="float">
            <text:p>16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-27" calcext:value-type="float">
            <text:p>-27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5" calcext:value-type="float">
            <text:p>15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-28" calcext:value-type="float">
            <text:p>-28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-29" calcext:value-type="float">
            <text:p>-29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3" calcext:value-type="float">
            <text:p>13</text:p>
          </table:table-cell>
          <table:table-cell office:value-type="float" office:value="-0.004026" calcext:value-type="float">
            <text:p>-0.004026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0.0774993542" calcext:value-type="float">
            <text:p>0.0774993542</text:p>
          </table:table-cell>
          <table:table-cell table:style-name="ce6" office:value-type="float" office:value="0.0716977542" calcext:value-type="float">
            <text:p>0.0716977542</text:p>
          </table:table-cell>
          <table:table-cell table:style-name="ce6" office:value-type="float" office:value="-30" calcext:value-type="float">
            <text:p>-30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1" calcext:value-type="float">
            <text:p>-31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1" calcext:value-type="float">
            <text:p>11</text:p>
          </table:table-cell>
          <table:table-cell office:value-type="float" office:value="-0.004004" calcext:value-type="float">
            <text:p>-0.00400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2" calcext:value-type="float">
            <text:p>-32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2" calcext:value-type="float">
            <text:p>-0.00399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3" calcext:value-type="float">
            <text:p>-33</text:p>
          </table:table-cell>
          <table:table-cell table:style-name="ce6" office:value-type="float" office:value="0.0516795866" calcext:value-type="float">
            <text:p>0.0516795866</text:p>
          </table:table-cell>
          <table:table-cell table:style-name="ce6"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77" calcext:value-type="float">
            <text:p>-0.003977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4" calcext:value-type="float">
            <text:p>-34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5" calcext:value-type="float">
            <text:p>-35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6" calcext:value-type="float">
            <text:p>-36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" calcext:value-type="float">
            <text:p>6</text:p>
          </table:table-cell>
          <table:table-cell office:value-type="float" office:value="-0.003955" calcext:value-type="float">
            <text:p>-0.003955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7" calcext:value-type="float">
            <text:p>-37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8" calcext:value-type="float">
            <text:p>-38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0.0516662361" calcext:value-type="float">
            <text:p>0.0516662361</text:p>
          </table:table-cell>
          <table:table-cell table:style-name="ce6" office:value-type="float" office:value="0.0716859151" calcext:value-type="float">
            <text:p>0.0716859151</text:p>
          </table:table-cell>
          <table:table-cell table:style-name="ce6" office:value-type="float" office:value="-39" calcext:value-type="float">
            <text:p>-39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1" calcext:value-type="float">
            <text:p>-41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2" calcext:value-type="float">
            <text:p>-42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0" calcext:value-type="float">
            <text:p>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3" calcext:value-type="float">
            <text:p>-43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4" calcext:value-type="float">
            <text:p>-44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5" calcext:value-type="float">
            <text:p>-45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6" calcext:value-type="float">
            <text:p>-46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7" calcext:value-type="float">
            <text:p>-47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8" calcext:value-type="float">
            <text:p>-48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49" calcext:value-type="float">
            <text:p>-49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0.0258331181" calcext:value-type="float">
            <text:p>0.0258331181</text:p>
          </table:table-cell>
          <table:table-cell table:style-name="ce6" office:value-type="float" office:value="0.071674076" calcext:value-type="float">
            <text:p>0.071674076</text:p>
          </table:table-cell>
          <table:table-cell table:style-name="ce6" office:value-type="float" office:value="-50" calcext:value-type="float">
            <text:p>-50</text:p>
          </table:table-cell>
          <table:table-cell table:style-name="ce6" office:value-type="float" office:value="0.0258397933" calcext:value-type="float">
            <text:p>0.0258397933</text:p>
          </table:table-cell>
          <table:table-cell table:style-name="ce6" office:value-type="float" office:value="0.0716755874" calcext:value-type="float">
            <text:p>0.0716755874</text:p>
          </table:table-cell>
          <table:table-cell table:number-columns-repeated="10"/>
          <table:table-cell office:value-type="float" office:value="-8" calcext:value-type="float">
            <text:p>-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10"/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10"/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16"/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16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9"/>
          <table:table-cell table:formula="of:=[.W243]" office:value-type="float" office:value="0" calcext:value-type="float">
            <text:p>0</text:p>
          </table:table-cell>
          <table:table-cell table:formula="of:=-1*[.X243]/[.$B$25]" office:value-type="float" office:value="-0" calcext:value-type="float">
            <text:p>0</text:p>
          </table:table-cell>
          <table:table-cell table:style-name="ce29" table:formula="of:=[.$B$23]/[.$B$25]+ABS([.X24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9"/>
          <table:table-cell table:formula="of:=[.W244]" office:value-type="float" office:value="0" calcext:value-type="float">
            <text:p>0</text:p>
          </table:table-cell>
          <table:table-cell table:formula="of:=-1*[.X244]/[.$B$25]" office:value-type="float" office:value="-0" calcext:value-type="float">
            <text:p>0</text:p>
          </table:table-cell>
          <table:table-cell table:style-name="ce29" table:formula="of:=[.$B$23]/[.$B$25]+ABS([.X244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9"/>
          <table:table-cell table:formula="of:=[.W245]" office:value-type="float" office:value="0" calcext:value-type="float">
            <text:p>0</text:p>
          </table:table-cell>
          <table:table-cell table:formula="of:=-1*[.X245]/[.$B$25]" office:value-type="float" office:value="-0" calcext:value-type="float">
            <text:p>0</text:p>
          </table:table-cell>
          <table:table-cell table:style-name="ce29" table:formula="of:=[.$B$23]/[.$B$25]+ABS([.X245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9"/>
          <table:table-cell table:formula="of:=[.W246]" office:value-type="float" office:value="0" calcext:value-type="float">
            <text:p>0</text:p>
          </table:table-cell>
          <table:table-cell table:formula="of:=-1*[.X246]/[.$B$25]" office:value-type="float" office:value="-0" calcext:value-type="float">
            <text:p>0</text:p>
          </table:table-cell>
          <table:table-cell table:style-name="ce29" table:formula="of:=[.$B$23]/[.$B$25]+ABS([.X246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9"/>
          <table:table-cell table:formula="of:=[.W247]" office:value-type="float" office:value="0" calcext:value-type="float">
            <text:p>0</text:p>
          </table:table-cell>
          <table:table-cell table:formula="of:=-1*[.X247]/[.$B$25]" office:value-type="float" office:value="-0" calcext:value-type="float">
            <text:p>0</text:p>
          </table:table-cell>
          <table:table-cell table:style-name="ce29" table:formula="of:=[.$B$23]/[.$B$25]+ABS([.X247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9"/>
          <table:table-cell table:formula="of:=[.W248]" office:value-type="float" office:value="0" calcext:value-type="float">
            <text:p>0</text:p>
          </table:table-cell>
          <table:table-cell table:formula="of:=-1*[.X248]/[.$B$25]" office:value-type="float" office:value="-0" calcext:value-type="float">
            <text:p>0</text:p>
          </table:table-cell>
          <table:table-cell table:style-name="ce29" table:formula="of:=[.$B$23]/[.$B$25]+ABS([.X248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5"/>
          <table:table-cell table:style-name="Default"/>
          <table:table-cell table:number-columns-repeated="3"/>
          <table:table-cell table:formula="of:=[.W249]" office:value-type="float" office:value="0" calcext:value-type="float">
            <text:p>0</text:p>
          </table:table-cell>
          <table:table-cell table:formula="of:=-1*[.X249]/[.$B$25]" office:value-type="float" office:value="-0" calcext:value-type="float">
            <text:p>0</text:p>
          </table:table-cell>
          <table:table-cell table:style-name="ce29" table:formula="of:=[.$B$23]/[.$B$25]+ABS([.X249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5"/>
          <table:table-cell table:style-name="Default"/>
          <table:table-cell table:number-columns-repeated="3"/>
          <table:table-cell table:formula="of:=[.W250]" office:value-type="float" office:value="0" calcext:value-type="float">
            <text:p>0</text:p>
          </table:table-cell>
          <table:table-cell table:formula="of:=-1*[.X250]/[.$B$25]" office:value-type="float" office:value="-0" calcext:value-type="float">
            <text:p>0</text:p>
          </table:table-cell>
          <table:table-cell table:style-name="ce29" table:formula="of:=[.$B$23]/[.$B$25]+ABS([.X250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5"/>
          <table:table-cell table:style-name="Default"/>
          <table:table-cell table:number-columns-repeated="3"/>
          <table:table-cell table:formula="of:=[.W251]" office:value-type="float" office:value="0" calcext:value-type="float">
            <text:p>0</text:p>
          </table:table-cell>
          <table:table-cell table:formula="of:=-1*[.X251]/[.$B$25]" office:value-type="float" office:value="-0" calcext:value-type="float">
            <text:p>0</text:p>
          </table:table-cell>
          <table:table-cell table:style-name="ce29" table:formula="of:=[.$B$23]/[.$B$25]+ABS([.X251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5"/>
          <table:table-cell table:style-name="Default"/>
          <table:table-cell table:number-columns-repeated="3"/>
          <table:table-cell table:formula="of:=[.W252]" office:value-type="float" office:value="0" calcext:value-type="float">
            <text:p>0</text:p>
          </table:table-cell>
          <table:table-cell table:formula="of:=-1*[.X252]/[.$B$25]" office:value-type="float" office:value="-0" calcext:value-type="float">
            <text:p>0</text:p>
          </table:table-cell>
          <table:table-cell table:style-name="ce29" table:formula="of:=[.$B$23]/[.$B$25]+ABS([.X252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5"/>
          <table:table-cell table:style-name="Default"/>
          <table:table-cell table:number-columns-repeated="3"/>
          <table:table-cell table:formula="of:=[.W253]" office:value-type="float" office:value="0" calcext:value-type="float">
            <text:p>0</text:p>
          </table:table-cell>
          <table:table-cell table:formula="of:=-1*[.X253]/[.$B$25]" office:value-type="float" office:value="-0" calcext:value-type="float">
            <text:p>0</text:p>
          </table:table-cell>
          <table:table-cell table:style-name="ce29" table:formula="of:=[.$B$23]/[.$B$25]+ABS([.X25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Default" table:number-columns-repeated="9"/>
          <table:table-cell table:number-columns-repeated="5"/>
          <table:table-cell table:style-name="Default"/>
          <table:table-cell table:number-columns-repeated="3"/>
          <table:table-cell table:formula="of:=[.W254]" office:value-type="float" office:value="0" calcext:value-type="float">
            <text:p>0</text:p>
          </table:table-cell>
          <table:table-cell table:formula="of:=-1*[.X254]/[.$B$25]" office:value-type="float" office:value="-0" calcext:value-type="float">
            <text:p>0</text:p>
          </table:table-cell>
          <table:table-cell table:style-name="ce29" table:formula="of:=[.$B$23]/[.$B$25]+ABS([.X254])*[.$D$23]/([.$B$25]*[.$B$25])" office:value-type="float" office:value="0.000999800039992001" calcext:value-type="float">
            <text:p>0.0009998</text:p>
          </table:table-cell>
        </table:table-row>
      </table:table>
      <table:table table:name="PosB" table:style-name="ta1">
        <table:table-column table:style-name="co4" table:default-cell-style-name="ce31"/>
        <table:table-column table:style-name="co10" table:default-cell-style-name="ce31"/>
        <table:table-column table:style-name="co4" table:number-columns-repeated="10" table:default-cell-style-name="Default"/>
        <table:table-column table:style-name="co4" table:number-columns-repeated="7" table:default-cell-style-name="ce40"/>
        <table:table-column table:style-name="co13" table:default-cell-style-name="ce40"/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29"/>
        <table:table-column table:style-name="co15" table:default-cell-style-name="Default"/>
        <table:table-column table:style-name="co4" table:default-cell-style-name="Default"/>
        <table:table-column table:style-name="co4" table:default-cell-style-name="ce29"/>
        <table:table-column table:style-name="co4" table:number-columns-repeated="2" table:default-cell-style-name="Default"/>
        <table:table-column table:style-name="co4" table:default-cell-style-name="ce29"/>
        <table:table-column table:style-name="co4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table:number-columns-repeated="2"/>
          <table:table-cell table:number-columns-repeated="4"/>
          <table:table-cell table:style-name="ce15" office:value-type="string" calcext:value-type="string" table:number-columns-spanned="4" table:number-rows-spanned="2">
            <text:p>Dados Brutos Histerese – Tabela 10</text:p>
          </table:table-cell>
          <table:covered-table-cell table:number-columns-repeated="3" table:style-name="ce16"/>
          <table:table-cell table:number-columns-repeated="2"/>
          <table:table-cell table:style-name="Default" table:number-columns-repeated="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2" table:number-rows-spanned="1">
            <text:p>Dados Brutos Pos B – Tabela 6</text:p>
          </table:table-cell>
          <table:covered-table-cell/>
          <table:table-cell table:number-columns-repeated="4"/>
          <table:covered-table-cell table:number-columns-repeated="4" table:style-name="ce16"/>
          <table:table-cell table:number-columns-repeated="2"/>
          <table:table-cell table:style-name="Default" table:number-columns-repeated="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4"/>
          <table:table-cell table:style-name="ce16" office:value-type="string" calcext:value-type="string">
            <text:p>H(Oe)</text:p>
          </table:table-cell>
          <table:table-cell table:style-name="ce16" office:value-type="string" calcext:value-type="string">
            <text:p>V(V)</text:p>
          </table:table-cell>
          <table:table-cell table:style-name="ce16" office:value-type="string" calcext:value-type="string">
            <text:p>H(Oe)</text:p>
          </table:table-cell>
          <table:table-cell table:style-name="ce16" office:value-type="string" calcext:value-type="string">
            <text:p>V(V)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.00383" calcext:value-type="float">
            <text:p>0.00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003842" calcext:value-type="float">
            <text:p>0.003842</text:p>
          </table:table-cell>
          <table:table-cell table:number-columns-repeated="2"/>
          <table:table-cell table:style-name="ce34" office:value-type="string" calcext:value-type="string" table:number-columns-spanned="3" table:number-rows-spanned="1">
            <text:p>Erros – Tabela 6.1</text:p>
          </table:table-cell>
          <table:covered-table-cell table:number-columns-repeated="2" table:style-name="ce35"/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9.8" calcext:value-type="float">
            <text:p>-9.8</text:p>
          </table:table-cell>
          <table:table-cell table:style-name="ce16" office:value-type="float" office:value="0.003829" calcext:value-type="float">
            <text:p>0.003829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5" office:value-type="string" calcext:value-type="string">
            <text:p>eV(V)</text:p>
          </table:table-cell>
          <table:table-cell table:style-name="ce35" office:value-type="string" calcext:value-type="string">
            <text:p>eH(Oe)</text:p>
          </table:table-cell>
          <table:table-cell table:style-name="ce35" office:value-type="string" calcext:value-type="string">
            <text:p>eI(A)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9.6" calcext:value-type="float">
            <text:p>-9.6</text:p>
          </table:table-cell>
          <table:table-cell table:style-name="ce16" office:value-type="float" office:value="0.003829" calcext:value-type="float">
            <text:p>0.003829</text:p>
          </table:table-cell>
          <table:table-cell table:style-name="ce16" office:value-type="float" office:value="9.6" calcext:value-type="float">
            <text:p>9.6</text:p>
          </table:table-cell>
          <table:table-cell table:style-name="ce16" office:value-type="float" office:value="0.003842" calcext:value-type="float">
            <text:p>0.003842</text:p>
          </table:table-cell>
          <table:table-cell table:number-columns-repeated="2"/>
          <table:table-cell table:style-name="ce35" office:value-type="float" office:value="0.000001" calcext:value-type="float">
            <text:p>0.000001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0000003" calcext:value-type="float">
            <text:p>0.0000003</text:p>
          </table:table-cell>
          <table:table-cell table:style-name="Default" table:number-columns-repeated="4"/>
          <table:table-cell table:style-name="ce13" office:value-type="string" calcext:value-type="string" table:number-columns-spanned="7" table:number-rows-spanned="1">
            <text:p>Valores Mínimos e Máximos – Tabela 9</text:p>
          </table:table-cell>
          <table:covered-table-cell table:number-columns-repeated="6"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9.4" calcext:value-type="float">
            <text:p>-9.4</text:p>
          </table:table-cell>
          <table:table-cell table:style-name="ce16" office:value-type="float" office:value="0.003829" calcext:value-type="float">
            <text:p>0.003829</text:p>
          </table:table-cell>
          <table:table-cell table:style-name="ce16" office:value-type="float" office:value="9.4" calcext:value-type="float">
            <text:p>9.4</text:p>
          </table:table-cell>
          <table:table-cell table:style-name="ce16" office:value-type="float" office:value="0.003842" calcext:value-type="float">
            <text:p>0.003842</text:p>
          </table:table-cell>
          <table:table-cell table:number-columns-repeated="2"/>
          <table:table-cell table:style-name="ce35" office:value-type="string" calcext:value-type="string">
            <text:p>I(A)</text:p>
          </table:table-cell>
          <table:table-cell table:style-name="ce35" table:number-columns-repeated="2"/>
          <table:table-cell table:style-name="Default" table:number-columns-repeated="4"/>
          <table:table-cell table:style-name="ce14" office:value-type="string" calcext:value-type="string">
            <text:p>→ </text:p>
          </table:table-cell>
          <table:table-cell table:style-name="ce14" office:value-type="string" calcext:value-type="string">
            <text:p>← </text:p>
          </table:table-cell>
          <table:table-cell table:style-name="ce14" office:value-type="string" calcext:value-type="string">
            <text:p>Averages</text:p>
          </table:table-cell>
          <table:table-cell table:style-name="ce14"/>
          <table:table-cell table:style-name="ce14" office:value-type="string" calcext:value-type="string">
            <text:p>→ </text:p>
          </table:table-cell>
          <table:table-cell table:style-name="ce14" office:value-type="string" calcext:value-type="string">
            <text:p>← </text:p>
          </table:table-cell>
          <table:table-cell table:style-name="ce14"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9.2" calcext:value-type="float">
            <text:p>-9.2</text:p>
          </table:table-cell>
          <table:table-cell table:style-name="ce16" office:value-type="float" office:value="0.003829" calcext:value-type="float">
            <text:p>0.003829</text:p>
          </table:table-cell>
          <table:table-cell table:style-name="ce16" office:value-type="float" office:value="9.2" calcext:value-type="float">
            <text:p>9.2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5" office:value-type="float" office:value="0.0010036" calcext:value-type="float">
            <text:p>0.0010036</text:p>
          </table:table-cell>
          <table:table-cell table:style-name="ce35" table:number-columns-repeated="2"/>
          <table:table-cell table:style-name="ce36" office:value-type="string" calcext:value-type="string" table:number-columns-spanned="3" table:number-rows-spanned="1">
            <text:p>Dados de R(H) – Tabela 7</text:p>
          </table:table-cell>
          <table:covered-table-cell table:number-columns-repeated="2" table:style-name="ce37"/>
          <table:table-cell table:style-name="Default"/>
          <table:table-cell table:number-columns-repeated="2" table:style-name="ce14" office:value-type="string" calcext:value-type="string">
            <text:p>Rmin →(ohm)</text:p>
          </table:table-cell>
          <table:table-cell table:style-name="ce14" office:value-type="string" calcext:value-type="string">
            <text:p>Rmin med(ohm)</text:p>
          </table:table-cell>
          <table:table-cell table:style-name="ce9"/>
          <table:table-cell table:number-columns-repeated="2" table:style-name="ce14" office:value-type="string" calcext:value-type="string">
            <text:p>MRmax → (%)</text:p>
          </table:table-cell>
          <table:table-cell table:style-name="ce14" office:value-type="string" calcext:value-type="string">
            <text:p>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9" calcext:value-type="float">
            <text:p>-9</text:p>
          </table:table-cell>
          <table:table-cell table:style-name="ce16" office:value-type="float" office:value="0.003829" calcext:value-type="float">
            <text:p>0.0038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03842" calcext:value-type="float">
            <text:p>0.003842</text:p>
          </table:table-cell>
          <table:table-cell table:number-columns-repeated="2"/>
          <table:table-cell table:style-name="ce36" office:value-type="string" calcext:value-type="string" table:number-columns-spanned="3" table:number-rows-spanned="1">
            <text:p><text:s/>→ </text:p>
          </table:table-cell>
          <table:covered-table-cell table:number-columns-repeated="2" table:style-name="ce37"/>
          <table:table-cell table:style-name="ce36" office:value-type="string" calcext:value-type="string" table:number-columns-spanned="3" table:number-rows-spanned="1">
            <text:p><text:s/>← </text:p>
          </table:table-cell>
          <table:covered-table-cell table:number-columns-repeated="2" table:style-name="ce37"/>
          <table:table-cell table:style-name="Default"/>
          <table:table-cell table:style-name="ce41" table:formula="of:=MIN([.N11:.N112])" office:value-type="float" office:value="3.82323634914309" calcext:value-type="float">
            <text:p>3.8232</text:p>
          </table:table-cell>
          <table:table-cell table:style-name="ce41" table:formula="of:=MIN([.Q11:.Q112])" office:value-type="float" office:value="3.8242327620566" calcext:value-type="float">
            <text:p>3.8242</text:p>
          </table:table-cell>
          <table:table-cell table:style-name="ce41" table:formula="of:=([.T9]+[.U9])/2" office:value-type="float" office:value="3.82373455559984" calcext:value-type="float">
            <text:p>3.8237</text:p>
          </table:table-cell>
          <table:table-cell table:style-name="ce46"/>
          <table:table-cell table:style-name="ce41" table:formula="of:=MAX([.W28:.W129])" office:value-type="float" office:value="0.443054469637741" calcext:value-type="float">
            <text:p>0.4431</text:p>
          </table:table-cell>
          <table:table-cell table:style-name="ce41" table:formula="of:=MAX([.Z28:.Z129])" office:value-type="float" office:value="0.416883793642531" calcext:value-type="float">
            <text:p>0.4169</text:p>
          </table:table-cell>
          <table:table-cell table:style-name="ce41" table:formula="of:=([.X9]+[.Y9])/2" office:value-type="float" office:value="0.429969131640136" calcext:value-type="float">
            <text:p>0.4300</text:p>
          </table:table-cell>
          <table:table-cell/>
          <table:table-cell table:style-name="ce48" office:value-type="string" calcext:value-type="string" table:number-columns-spanned="5" table:number-rows-spanned="1">
            <text:p>TIRADO DA HISTERESE – Tabela 11.1</text:p>
          </table:table-cell>
          <table:covered-table-cell table:style-name="ce48"/>
          <table:covered-table-cell table:number-columns-repeated="3" table:style-name="ce25"/>
          <table:table-cell table:number-columns-repeated="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8.8" calcext:value-type="float">
            <text:p>-8.8</text:p>
          </table:table-cell>
          <table:table-cell table:style-name="ce16" office:value-type="float" office:value="0.003829" calcext:value-type="float">
            <text:p>0.003829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string" calcext:value-type="string">
            <text:p>H(Oe)</text:p>
          </table:table-cell>
          <table:table-cell table:style-name="ce37" office:value-type="string" calcext:value-type="string">
            <text:p>R(ohm)</text:p>
          </table:table-cell>
          <table:table-cell table:style-name="ce37" office:value-type="string" calcext:value-type="string">
            <text:p>eR(ohm)</text:p>
          </table:table-cell>
          <table:table-cell table:style-name="ce37" office:value-type="string" calcext:value-type="string">
            <text:p>H(Oe)</text:p>
          </table:table-cell>
          <table:table-cell table:style-name="ce37" office:value-type="string" calcext:value-type="string">
            <text:p>R(ohm)</text:p>
          </table:table-cell>
          <table:table-cell table:style-name="ce37" office:value-type="string" calcext:value-type="string">
            <text:p>eR(ohm)</text:p>
          </table:table-cell>
          <table:table-cell table:style-name="Default"/>
          <table:table-cell table:number-columns-repeated="2" table:style-name="ce41" office:value-type="string" calcext:value-type="string">
            <text:p>Rmax → (ohm)</text:p>
          </table:table-cell>
          <table:table-cell table:style-name="ce41" office:value-type="string" calcext:value-type="string">
            <text:p>Rmax med(ohm)</text:p>
          </table:table-cell>
          <table:table-cell table:style-name="ce46"/>
          <table:table-cell table:style-name="ce41" table:number-columns-repeated="3"/>
          <table:table-cell/>
          <table:table-cell table:style-name="ce25" office:value-type="string" calcext:value-type="string">
            <text:p>Rmin(ohm)</text:p>
          </table:table-cell>
          <table:table-cell table:style-name="ce25" office:value-type="string" calcext:value-type="string">
            <text:p>eRmin(ohm)</text:p>
          </table:table-cell>
          <table:table-cell table:style-name="ce25"/>
          <table:table-cell table:style-name="ce25" office:value-type="string" calcext:value-type="string">
            <text:p>Rmin(ohm)</text:p>
          </table:table-cell>
          <table:table-cell table:style-name="ce25" office:value-type="string" calcext:value-type="string">
            <text:p>eRmin(ohm)</text:p>
          </table:table-cell>
          <table:table-cell table:number-columns-repeated="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8.6" calcext:value-type="float">
            <text:p>-8.6</text:p>
          </table:table-cell>
          <table:table-cell table:style-name="ce16" office:value-type="float" office:value="0.003829" calcext:value-type="float">
            <text:p>0.003829</text:p>
          </table:table-cell>
          <table:table-cell table:style-name="ce16" office:value-type="float" office:value="8.6" calcext:value-type="float">
            <text:p>8.6</text:p>
          </table:table-cell>
          <table:table-cell table:style-name="ce16" office:value-type="float" office:value="0.003842" calcext:value-type="float">
            <text:p>0.003842</text:p>
          </table:table-cell>
          <table:table-cell table:number-columns-repeated="2"/>
          <table:table-cell table:style-name="ce37" office:value-type="float" office:value="-50" calcext:value-type="float">
            <text:p>-50</text:p>
          </table:table-cell>
          <table:table-cell table:style-name="ce37" table:formula="of:=[.B4]/[.$M$8]" office:value-type="float" office:value="3.83519330410522" calcext:value-type="float">
            <text:p>3.8351933041</text:p>
          </table:table-cell>
          <table:table-cell table:style-name="ce37" table:formula="of:=[.$M$6]/[.$M$8]+[.B4]*[.$O$6]/([.$M$8]*[.$M$8])" office:value-type="float" office:value="0.00214284375371818" calcext:value-type="float">
            <text:p>0.0021428438</text:p>
          </table:table-cell>
          <table:table-cell table:style-name="ce37" office:value-type="float" office:value="51" calcext:value-type="float">
            <text:p>51</text:p>
          </table:table-cell>
          <table:table-cell table:style-name="ce37" table:formula="of:=[.B106]/[.$M$8]" office:value-type="float" office:value="3.83818254284576" calcext:value-type="float">
            <text:p>3.8381825428</text:p>
          </table:table-cell>
          <table:table-cell table:style-name="ce37" table:formula="of:=[.$M$6]/[.$M$8]+[.B106]*[.$O$6]/([.$M$8]*[.$M$8])" office:value-type="float" office:value="0.00214373730854297" calcext:value-type="float">
            <text:p>0.0021437373</text:p>
          </table:table-cell>
          <table:table-cell table:style-name="Default"/>
          <table:table-cell table:style-name="ce41" table:formula="of:=MAX([.N11:.N112])" office:value-type="float" office:value="3.84017536867278" calcext:value-type="float">
            <text:p>3.8402</text:p>
          </table:table-cell>
          <table:table-cell table:style-name="ce41" table:formula="of:=MAX([.Q11:.Q112])" office:value-type="float" office:value="3.84017536867278" calcext:value-type="float">
            <text:p>3.8402</text:p>
          </table:table-cell>
          <table:table-cell table:style-name="ce41" table:formula="of:=([.T11]+[.U11])/2" office:value-type="float" office:value="3.84017536867278" calcext:value-type="float">
            <text:p>3.8402</text:p>
          </table:table-cell>
          <table:table-cell table:style-name="ce46"/>
          <table:table-cell table:style-name="ce41" table:number-columns-repeated="3"/>
          <table:table-cell/>
          <table:table-cell table:style-name="ce25" office:value-type="float" office:value="3.80829015544041" calcext:value-type="float">
            <text:p>3.8082901554</text:p>
          </table:table-cell>
          <table:table-cell table:style-name="ce25" office:value-type="float" office:value="0.00213480176029506" calcext:value-type="float">
            <text:p>0.0021348018</text:p>
          </table:table-cell>
          <table:table-cell table:style-name="ce25"/>
          <table:table-cell table:style-name="ce25" office:value-type="float" office:value="3.80928656835393" calcext:value-type="float">
            <text:p>3.8092865684</text:p>
          </table:table-cell>
          <table:table-cell table:style-name="ce25" office:value-type="float" office:value="0.00213509961190333" calcext:value-type="float">
            <text:p>0.0021350996</text:p>
          </table:table-cell>
          <table:table-cell table:number-columns-repeated="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8.4" calcext:value-type="float">
            <text:p>-8.4</text:p>
          </table:table-cell>
          <table:table-cell table:style-name="ce16" office:value-type="float" office:value="0.003828" calcext:value-type="float">
            <text:p>0.003828</text:p>
          </table:table-cell>
          <table:table-cell table:style-name="ce16" office:value-type="float" office:value="8.4" calcext:value-type="float">
            <text:p>8.4</text:p>
          </table:table-cell>
          <table:table-cell table:style-name="ce16" office:value-type="float" office:value="0.003842" calcext:value-type="float">
            <text:p>0.003842</text:p>
          </table:table-cell>
          <table:table-cell table:number-columns-repeated="2"/>
          <table:table-cell table:style-name="ce37" office:value-type="float" office:value="-49" calcext:value-type="float">
            <text:p>-49</text:p>
          </table:table-cell>
          <table:table-cell table:style-name="ce37" table:formula="of:=[.B5]/[.$M$8]" office:value-type="float" office:value="3.83419689119171" calcext:value-type="float">
            <text:p>3.8341968912</text:p>
          </table:table-cell>
          <table:table-cell table:style-name="ce37" table:formula="of:=[.$M$6]/[.$M$8]+[.B5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B107]/[.$M$8]" office:value-type="float" office:value="3.83818254284576" calcext:value-type="float">
            <text:p>3.8381825428</text:p>
          </table:table-cell>
          <table:table-cell table:style-name="ce37" table:formula="of:=[.$M$6]/[.$M$8]+[.B107]*[.$O$6]/([.$M$8]*[.$M$8])" office:value-type="float" office:value="0.00214373730854297" calcext:value-type="float">
            <text:p>0.0021437373</text:p>
          </table:table-cell>
          <table:table-cell table:style-name="Default"/>
          <table:table-cell table:style-name="ce41" office:value-type="string" calcext:value-type="string">
            <text:p>dR → (ohm)</text:p>
          </table:table-cell>
          <table:table-cell table:style-name="ce41" office:value-type="string" calcext:value-type="string">
            <text:p>dR ← (ohm)</text:p>
          </table:table-cell>
          <table:table-cell table:style-name="ce41" office:value-type="string" calcext:value-type="string">
            <text:p>dR(ohm)</text:p>
          </table:table-cell>
          <table:table-cell table:style-name="ce46"/>
          <table:table-cell table:style-name="ce42" office:value-type="string" calcext:value-type="string" table:number-columns-spanned="3" table:number-rows-spanned="1">
            <text:p>Erros</text:p>
          </table:table-cell>
          <table:covered-table-cell table:number-columns-repeated="2" table:style-name="ce41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8.2" calcext:value-type="float">
            <text:p>-8.2</text:p>
          </table:table-cell>
          <table:table-cell table:style-name="ce16" office:value-type="float" office:value="0.003828" calcext:value-type="float">
            <text:p>0.003828</text:p>
          </table:table-cell>
          <table:table-cell table:style-name="ce16" office:value-type="float" office:value="8.2" calcext:value-type="float">
            <text:p>8.2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8" calcext:value-type="float">
            <text:p>-48</text:p>
          </table:table-cell>
          <table:table-cell table:style-name="ce37" table:formula="of:=[.B6]/[.$M$8]" office:value-type="float" office:value="3.83419689119171" calcext:value-type="float">
            <text:p>3.8341968912</text:p>
          </table:table-cell>
          <table:table-cell table:style-name="ce37" table:formula="of:=[.$M$6]/[.$M$8]+[.B6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9" calcext:value-type="float">
            <text:p>49</text:p>
          </table:table-cell>
          <table:table-cell table:style-name="ce37" table:formula="of:=[.B108]/[.$M$8]" office:value-type="float" office:value="3.83818254284576" calcext:value-type="float">
            <text:p>3.8381825428</text:p>
          </table:table-cell>
          <table:table-cell table:style-name="ce37" table:formula="of:=[.$M$6]/[.$M$8]+[.B108]*[.$O$6]/([.$M$8]*[.$M$8])" office:value-type="float" office:value="0.00214373730854297" calcext:value-type="float">
            <text:p>0.0021437373</text:p>
          </table:table-cell>
          <table:table-cell table:style-name="Default"/>
          <table:table-cell table:style-name="ce41" table:formula="of:=[.T11]-[.T9]" office:value-type="float" office:value="0.0169390195296932" calcext:value-type="float">
            <text:p>0.0169</text:p>
          </table:table-cell>
          <table:table-cell table:style-name="ce41" table:formula="of:=[.U11]-[.U9]" office:value-type="float" office:value="0.0159426066161821" calcext:value-type="float">
            <text:p>0.0159</text:p>
          </table:table-cell>
          <table:table-cell table:style-name="ce41" table:formula="of:=([.T13]+[.U13])/2" office:value-type="float" office:value="0.0164408130729377" calcext:value-type="float">
            <text:p>0.0164</text:p>
          </table:table-cell>
          <table:table-cell table:style-name="ce46"/>
          <table:table-cell table:style-name="ce41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0.003828" calcext:value-type="float">
            <text:p>0.0038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7" calcext:value-type="float">
            <text:p>-47</text:p>
          </table:table-cell>
          <table:table-cell table:style-name="ce37" table:formula="of:=[.B7]/[.$M$8]" office:value-type="float" office:value="3.83419689119171" calcext:value-type="float">
            <text:p>3.8341968912</text:p>
          </table:table-cell>
          <table:table-cell table:style-name="ce37" table:formula="of:=[.$M$6]/[.$M$8]+[.B7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8" calcext:value-type="float">
            <text:p>48</text:p>
          </table:table-cell>
          <table:table-cell table:style-name="ce37" table:formula="of:=[.B109]/[.$M$8]" office:value-type="float" office:value="3.83917895575927" calcext:value-type="float">
            <text:p>3.8391789558</text:p>
          </table:table-cell>
          <table:table-cell table:style-name="ce37" table:formula="of:=[.$M$6]/[.$M$8]+[.B109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style-name="ce41" table:number-columns-repeated="3"/>
          <table:table-cell table:style-name="ce46"/>
          <table:table-cell table:style-name="ce41" office:value-type="string" calcext:value-type="string">
            <text:p>→ </text:p>
          </table:table-cell>
          <table:table-cell table:style-name="ce41" office:value-type="string" calcext:value-type="string">
            <text:p>← </text:p>
          </table:table-cell>
          <table:table-cell table:style-name="ce41"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7.8" calcext:value-type="float">
            <text:p>-7.8</text:p>
          </table:table-cell>
          <table:table-cell table:style-name="ce16" office:value-type="float" office:value="0.003828" calcext:value-type="float">
            <text:p>0.00382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6" calcext:value-type="float">
            <text:p>-46</text:p>
          </table:table-cell>
          <table:table-cell table:style-name="ce37" table:formula="of:=[.B8]/[.$M$8]" office:value-type="float" office:value="3.83419689119171" calcext:value-type="float">
            <text:p>3.8341968912</text:p>
          </table:table-cell>
          <table:table-cell table:style-name="ce37" table:formula="of:=[.$M$6]/[.$M$8]+[.B8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7" calcext:value-type="float">
            <text:p>47</text:p>
          </table:table-cell>
          <table:table-cell table:style-name="ce37" table:formula="of:=[.B110]/[.$M$8]" office:value-type="float" office:value="3.83917895575927" calcext:value-type="float">
            <text:p>3.8391789558</text:p>
          </table:table-cell>
          <table:table-cell table:style-name="ce37" table:formula="of:=[.$M$6]/[.$M$8]+[.B110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style-name="ce42" office:value-type="string" calcext:value-type="string" table:number-columns-spanned="3" table:number-rows-spanned="1">
            <text:p>Erros</text:p>
          </table:table-cell>
          <table:covered-table-cell table:number-columns-repeated="2" table:style-name="ce41"/>
          <table:table-cell table:style-name="ce46"/>
          <table:table-cell table:number-columns-repeated="2" table:style-name="ce41" office:value-type="string" calcext:value-type="string">
            <text:p>eMRmax → (%)</text:p>
          </table:table-cell>
          <table:table-cell table:style-name="ce41" office:value-type="string" calcext:value-type="string">
            <text:p>e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7.6" calcext:value-type="float">
            <text:p>-7.6</text:p>
          </table:table-cell>
          <table:table-cell table:style-name="ce16" office:value-type="float" office:value="0.003828" calcext:value-type="float">
            <text:p>0.003828</text:p>
          </table:table-cell>
          <table:table-cell table:style-name="ce16" office:value-type="float" office:value="7.6" calcext:value-type="float">
            <text:p>7.6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5" calcext:value-type="float">
            <text:p>-45</text:p>
          </table:table-cell>
          <table:table-cell table:style-name="ce37" table:formula="of:=[.B9]/[.$M$8]" office:value-type="float" office:value="3.83419689119171" calcext:value-type="float">
            <text:p>3.8341968912</text:p>
          </table:table-cell>
          <table:table-cell table:style-name="ce37" table:formula="of:=[.$M$6]/[.$M$8]+[.B9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6" calcext:value-type="float">
            <text:p>46</text:p>
          </table:table-cell>
          <table:table-cell table:style-name="ce37" table:formula="of:=[.B111]/[.$M$8]" office:value-type="float" office:value="3.83917895575927" calcext:value-type="float">
            <text:p>3.8391789558</text:p>
          </table:table-cell>
          <table:table-cell table:style-name="ce37" table:formula="of:=[.$M$6]/[.$M$8]+[.B111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style-name="ce41" table:number-columns-repeated="3"/>
          <table:table-cell table:style-name="ce46"/>
          <table:table-cell table:style-name="ce41" table:formula="of:=MAX([.X28:.X129])" office:value-type="float" office:value="0.0567631921137407" calcext:value-type="float">
            <text:p>0.0568</text:p>
          </table:table-cell>
          <table:table-cell table:style-name="ce41" table:formula="of:=MAX([.AA28:.AA129])" office:value-type="float" office:value="0.0567415834977665" calcext:value-type="float">
            <text:p>0.0567</text:p>
          </table:table-cell>
          <table:table-cell table:style-name="ce41" table:formula="of:=([.X16]+[.Y16])/2" office:value-type="float" office:value="0.0567523878057536" calcext:value-type="float">
            <text:p>0.056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7.4" calcext:value-type="float">
            <text:p>-7.4</text:p>
          </table:table-cell>
          <table:table-cell table:style-name="ce16" office:value-type="float" office:value="0.003828" calcext:value-type="float">
            <text:p>0.003828</text:p>
          </table:table-cell>
          <table:table-cell table:style-name="ce16" office:value-type="float" office:value="7.4" calcext:value-type="float">
            <text:p>7.4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4" calcext:value-type="float">
            <text:p>-44</text:p>
          </table:table-cell>
          <table:table-cell table:style-name="ce37" table:formula="of:=[.B10]/[.$M$8]" office:value-type="float" office:value="3.83419689119171" calcext:value-type="float">
            <text:p>3.8341968912</text:p>
          </table:table-cell>
          <table:table-cell table:style-name="ce37" table:formula="of:=[.$M$6]/[.$M$8]+[.B10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5" calcext:value-type="float">
            <text:p>45</text:p>
          </table:table-cell>
          <table:table-cell table:style-name="ce37" table:formula="of:=[.B112]/[.$M$8]" office:value-type="float" office:value="3.83917895575927" calcext:value-type="float">
            <text:p>3.8391789558</text:p>
          </table:table-cell>
          <table:table-cell table:style-name="ce37" table:formula="of:=[.$M$6]/[.$M$8]+[.B112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number-columns-repeated="2" table:style-name="ce41" office:value-type="string" calcext:value-type="string">
            <text:p>eRmin →(ohm)</text:p>
          </table:table-cell>
          <table:table-cell table:style-name="ce41" office:value-type="string" calcext:value-type="string">
            <text:p>eRmin med(ohm)</text:p>
          </table:table-cell>
          <table:table-cell table:style-name="ce46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7.2" calcext:value-type="float">
            <text:p>-7.2</text:p>
          </table:table-cell>
          <table:table-cell table:style-name="ce16" office:value-type="float" office:value="0.003828" calcext:value-type="float">
            <text:p>0.003828</text:p>
          </table:table-cell>
          <table:table-cell table:style-name="ce16" office:value-type="float" office:value="7.2" calcext:value-type="float">
            <text:p>7.2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3" calcext:value-type="float">
            <text:p>-43</text:p>
          </table:table-cell>
          <table:table-cell table:style-name="ce37" table:formula="of:=[.B11]/[.$M$8]" office:value-type="float" office:value="3.83419689119171" calcext:value-type="float">
            <text:p>3.8341968912</text:p>
          </table:table-cell>
          <table:table-cell table:style-name="ce37" table:formula="of:=[.$M$6]/[.$M$8]+[.B11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formula="of:=[.B113]/[.$M$8]" office:value-type="float" office:value="3.83917895575927" calcext:value-type="float">
            <text:p>3.8391789558</text:p>
          </table:table-cell>
          <table:table-cell table:style-name="ce37" table:formula="of:=[.$M$6]/[.$M$8]+[.B113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style-name="ce43" table:formula="of:=MIN([.O11:.O112])" office:value-type="float" office:value="0.00213926953441902" calcext:value-type="float">
            <text:p>0.0021</text:p>
          </table:table-cell>
          <table:table-cell table:style-name="ce43" table:formula="of:=MIN([.R11:.R112])" office:value-type="float" office:value="0.00213956738602728" calcext:value-type="float">
            <text:p>0.0021</text:p>
          </table:table-cell>
          <table:table-cell table:style-name="ce41" table:formula="of:=([.T18]+[.U18])/2" office:value-type="float" office:value="0.00213941846022315" calcext:value-type="float">
            <text:p>0.0021</text:p>
          </table:table-cell>
          <table:table-cell table:style-name="ce46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table:style-name="ce16" office:value-type="float" office:value="-7" calcext:value-type="float">
            <text:p>-7</text:p>
          </table:table-cell>
          <table:table-cell table:style-name="ce16" office:value-type="float" office:value="0.003827" calcext:value-type="float">
            <text:p>0.0038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2" calcext:value-type="float">
            <text:p>-42</text:p>
          </table:table-cell>
          <table:table-cell table:style-name="ce37" table:formula="of:=[.B12]/[.$M$8]" office:value-type="float" office:value="3.83419689119171" calcext:value-type="float">
            <text:p>3.8341968912</text:p>
          </table:table-cell>
          <table:table-cell table:style-name="ce37" table:formula="of:=[.$M$6]/[.$M$8]+[.B12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3" calcext:value-type="float">
            <text:p>43</text:p>
          </table:table-cell>
          <table:table-cell table:style-name="ce37" table:formula="of:=[.B114]/[.$M$8]" office:value-type="float" office:value="3.83917895575927" calcext:value-type="float">
            <text:p>3.8391789558</text:p>
          </table:table-cell>
          <table:table-cell table:style-name="ce37" table:formula="of:=[.$M$6]/[.$M$8]+[.B114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number-columns-repeated="2" table:style-name="ce41" office:value-type="string" calcext:value-type="string">
            <text:p>eRmax → (ohm)</text:p>
          </table:table-cell>
          <table:table-cell table:style-name="ce41" office:value-type="string" calcext:value-type="string">
            <text:p>eRmax med(ohm)</text:p>
          </table:table-cell>
          <table:table-cell table:style-name="ce46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table:style-name="ce16" office:value-type="float" office:value="-6.8" calcext:value-type="float">
            <text:p>-6.8</text:p>
          </table:table-cell>
          <table:table-cell table:style-name="ce16" office:value-type="float" office:value="0.003827" calcext:value-type="float">
            <text:p>0.003827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1" calcext:value-type="float">
            <text:p>-41</text:p>
          </table:table-cell>
          <table:table-cell table:style-name="ce37" table:formula="of:=[.B13]/[.$M$8]" office:value-type="float" office:value="3.83419689119171" calcext:value-type="float">
            <text:p>3.8341968912</text:p>
          </table:table-cell>
          <table:table-cell table:style-name="ce37" table:formula="of:=[.$M$6]/[.$M$8]+[.B13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2" calcext:value-type="float">
            <text:p>42</text:p>
          </table:table-cell>
          <table:table-cell table:style-name="ce37" table:formula="of:=[.B115]/[.$M$8]" office:value-type="float" office:value="3.83917895575927" calcext:value-type="float">
            <text:p>3.8391789558</text:p>
          </table:table-cell>
          <table:table-cell table:style-name="ce37" table:formula="of:=[.$M$6]/[.$M$8]+[.B115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style-name="ce43" table:formula="of:=MAX([.O11:.O112])" office:value-type="float" office:value="0.0021443330117595" calcext:value-type="float">
            <text:p>0.0021</text:p>
          </table:table-cell>
          <table:table-cell table:style-name="ce43" table:formula="of:=MAX([.R11:.R112])" office:value-type="float" office:value="0.0021443330117595" calcext:value-type="float">
            <text:p>0.0021</text:p>
          </table:table-cell>
          <table:table-cell table:style-name="ce41" table:formula="of:=([.U20]+[.T20])/2" office:value-type="float" office:value="0.0021443330117595" calcext:value-type="float">
            <text:p>0.0021</text:p>
          </table:table-cell>
          <table:table-cell table:style-name="ce46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table:style-name="ce16" office:value-type="float" office:value="-6.6" calcext:value-type="float">
            <text:p>-6.6</text:p>
          </table:table-cell>
          <table:table-cell table:style-name="ce16" office:value-type="float" office:value="0.003827" calcext:value-type="float">
            <text:p>0.003827</text:p>
          </table:table-cell>
          <table:table-cell table:style-name="ce16" office:value-type="float" office:value="6.6" calcext:value-type="float">
            <text:p>6.6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40" calcext:value-type="float">
            <text:p>-40</text:p>
          </table:table-cell>
          <table:table-cell table:style-name="ce37" table:formula="of:=[.B14]/[.$M$8]" office:value-type="float" office:value="3.83419689119171" calcext:value-type="float">
            <text:p>3.8341968912</text:p>
          </table:table-cell>
          <table:table-cell table:style-name="ce37" table:formula="of:=[.$M$6]/[.$M$8]+[.B14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formula="of:=[.B116]/[.$M$8]" office:value-type="float" office:value="3.83917895575927" calcext:value-type="float">
            <text:p>3.8391789558</text:p>
          </table:table-cell>
          <table:table-cell table:style-name="ce37" table:formula="of:=[.$M$6]/[.$M$8]+[.B116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style-name="ce41" office:value-type="string" calcext:value-type="string">
            <text:p>edR → (ohm)</text:p>
          </table:table-cell>
          <table:table-cell table:style-name="ce41" office:value-type="string" calcext:value-type="string">
            <text:p>edR ← (ohm)</text:p>
          </table:table-cell>
          <table:table-cell table:style-name="ce41" office:value-type="string" calcext:value-type="string">
            <text:p>edR(ohm)</text:p>
          </table:table-cell>
          <table:table-cell table:style-name="ce46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table:style-name="ce16" office:value-type="float" office:value="-6.4" calcext:value-type="float">
            <text:p>-6.4</text:p>
          </table:table-cell>
          <table:table-cell table:style-name="ce16" office:value-type="float" office:value="0.003827" calcext:value-type="float">
            <text:p>0.003827</text:p>
          </table:table-cell>
          <table:table-cell table:style-name="ce16" office:value-type="float" office:value="6.4" calcext:value-type="float">
            <text:p>6.4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39" calcext:value-type="float">
            <text:p>-39</text:p>
          </table:table-cell>
          <table:table-cell table:style-name="ce37" table:formula="of:=[.B15]/[.$M$8]" office:value-type="float" office:value="3.83419689119171" calcext:value-type="float">
            <text:p>3.8341968912</text:p>
          </table:table-cell>
          <table:table-cell table:style-name="ce37" table:formula="of:=[.$M$6]/[.$M$8]+[.B15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40" calcext:value-type="float">
            <text:p>40</text:p>
          </table:table-cell>
          <table:table-cell table:style-name="ce37" table:formula="of:=[.B117]/[.$M$8]" office:value-type="float" office:value="3.83917895575927" calcext:value-type="float">
            <text:p>3.8391789558</text:p>
          </table:table-cell>
          <table:table-cell table:style-name="ce37" table:formula="of:=[.$M$6]/[.$M$8]+[.B117]*[.$O$6]/([.$M$8]*[.$M$8])" office:value-type="float" office:value="0.00214403516015124" calcext:value-type="float">
            <text:p>0.0021440352</text:p>
          </table:table-cell>
          <table:table-cell table:style-name="Default"/>
          <table:table-cell table:style-name="ce41" table:formula="of:=[.T18]+[.T20]" office:value-type="float" office:value="0.00428360254617852" calcext:value-type="float">
            <text:p>0.0043</text:p>
          </table:table-cell>
          <table:table-cell table:style-name="ce41" table:formula="of:=[.U20]+[.U18]" office:value-type="float" office:value="0.00428390039778678" calcext:value-type="float">
            <text:p>0.0043</text:p>
          </table:table-cell>
          <table:table-cell table:style-name="ce41" table:formula="of:=([.T22]+[.U22])/2" office:value-type="float" office:value="0.00428375147198265" calcext:value-type="float">
            <text:p>0.0043</text:p>
          </table:table-cell>
          <table:table-cell table:style-name="ce46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table:style-name="ce16" office:value-type="float" office:value="-6.2" calcext:value-type="float">
            <text:p>-6.2</text:p>
          </table:table-cell>
          <table:table-cell table:style-name="ce16" office:value-type="float" office:value="0.003827" calcext:value-type="float">
            <text:p>0.003827</text:p>
          </table:table-cell>
          <table:table-cell table:style-name="ce16" office:value-type="float" office:value="6.2" calcext:value-type="float">
            <text:p>6.2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38" calcext:value-type="float">
            <text:p>-38</text:p>
          </table:table-cell>
          <table:table-cell table:style-name="ce37" table:formula="of:=[.B16]/[.$M$8]" office:value-type="float" office:value="3.83419689119171" calcext:value-type="float">
            <text:p>3.8341968912</text:p>
          </table:table-cell>
          <table:table-cell table:style-name="ce37" table:formula="of:=[.$M$6]/[.$M$8]+[.B16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formula="of:=[.B118]/[.$M$8]" office:value-type="float" office:value="3.83917895575927" calcext:value-type="float">
            <text:p>3.8391789558</text:p>
          </table:table-cell>
          <table:table-cell table:style-name="ce37" table:formula="of:=[.$M$6]/[.$M$8]+[.B118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 table:number-columns-repeated="2"/>
          <table:table-cell table:style-name="ce10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table:style-name="ce16" office:value-type="float" office:value="-6" calcext:value-type="float">
            <text:p>-6</text:p>
          </table:table-cell>
          <table:table-cell table:style-name="ce16" office:value-type="float" office:value="0.003826" calcext:value-type="float">
            <text:p>0.0038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37" calcext:value-type="float">
            <text:p>-37</text:p>
          </table:table-cell>
          <table:table-cell table:style-name="ce37" table:formula="of:=[.B17]/[.$M$8]" office:value-type="float" office:value="3.83419689119171" calcext:value-type="float">
            <text:p>3.8341968912</text:p>
          </table:table-cell>
          <table:table-cell table:style-name="ce37" table:formula="of:=[.$M$6]/[.$M$8]+[.B17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38" calcext:value-type="float">
            <text:p>38</text:p>
          </table:table-cell>
          <table:table-cell table:style-name="ce37" table:formula="of:=[.B119]/[.$M$8]" office:value-type="float" office:value="3.83917895575927" calcext:value-type="float">
            <text:p>3.8391789558</text:p>
          </table:table-cell>
          <table:table-cell table:style-name="ce37" table:formula="of:=[.$M$6]/[.$M$8]+[.B119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table:style-name="ce16" office:value-type="float" office:value="-5.8" calcext:value-type="float">
            <text:p>-5.8</text:p>
          </table:table-cell>
          <table:table-cell table:style-name="ce16" office:value-type="float" office:value="0.003826" calcext:value-type="float">
            <text:p>0.003826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36" calcext:value-type="float">
            <text:p>-36</text:p>
          </table:table-cell>
          <table:table-cell table:style-name="ce37" table:formula="of:=[.B18]/[.$M$8]" office:value-type="float" office:value="3.83419689119171" calcext:value-type="float">
            <text:p>3.8341968912</text:p>
          </table:table-cell>
          <table:table-cell table:style-name="ce37" table:formula="of:=[.$M$6]/[.$M$8]+[.B18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formula="of:=[.B120]/[.$M$8]" office:value-type="float" office:value="3.83917895575927" calcext:value-type="float">
            <text:p>3.8391789558</text:p>
          </table:table-cell>
          <table:table-cell table:style-name="ce37" table:formula="of:=[.$M$6]/[.$M$8]+[.B120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/>
          <table:table-cell table:style-name="ce44" office:value-type="string" calcext:value-type="string" table:number-columns-spanned="6" table:number-rows-spanned="1">
            <text:p>Dados de MR(H) – Tabela 8</text:p>
          </table:table-cell>
          <table:covered-table-cell table:number-columns-repeated="5" table:style-name="ce4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table:style-name="ce16" office:value-type="float" office:value="-5.6" calcext:value-type="float">
            <text:p>-5.6</text:p>
          </table:table-cell>
          <table:table-cell table:style-name="ce16" office:value-type="float" office:value="0.003826" calcext:value-type="float">
            <text:p>0.003826</text:p>
          </table:table-cell>
          <table:table-cell table:style-name="ce16" office:value-type="float" office:value="5.6" calcext:value-type="float">
            <text:p>5.6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35" calcext:value-type="float">
            <text:p>-35</text:p>
          </table:table-cell>
          <table:table-cell table:style-name="ce37" table:formula="of:=[.B19]/[.$M$8]" office:value-type="float" office:value="3.83419689119171" calcext:value-type="float">
            <text:p>3.8341968912</text:p>
          </table:table-cell>
          <table:table-cell table:style-name="ce37" table:formula="of:=[.$M$6]/[.$M$8]+[.B19]*[.$O$6]/([.$M$8]*[.$M$8])" office:value-type="float" office:value="0.00214254590210992" calcext:value-type="float">
            <text:p>0.0021425459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[.B121]/[.$M$8]" office:value-type="float" office:value="3.83917895575927" calcext:value-type="float">
            <text:p>3.8391789558</text:p>
          </table:table-cell>
          <table:table-cell table:style-name="ce37" table:formula="of:=[.$M$6]/[.$M$8]+[.B121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/>
          <table:table-cell table:style-name="ce44" office:value-type="string" calcext:value-type="string" table:number-columns-spanned="3" table:number-rows-spanned="1">
            <text:p><text:s/>→ </text:p>
          </table:table-cell>
          <table:covered-table-cell table:number-columns-repeated="2" table:style-name="ce45"/>
          <table:table-cell table:style-name="ce44" office:value-type="string" calcext:value-type="string" table:number-columns-spanned="3" table:number-rows-spanned="1">
            <text:p><text:s/>← </text:p>
          </table:table-cell>
          <table:covered-table-cell table:number-columns-repeated="2" table:style-name="ce4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table:style-name="ce16" office:value-type="float" office:value="-5.4" calcext:value-type="float">
            <text:p>-5.4</text:p>
          </table:table-cell>
          <table:table-cell table:style-name="ce16" office:value-type="float" office:value="0.003826" calcext:value-type="float">
            <text:p>0.003826</text:p>
          </table:table-cell>
          <table:table-cell table:style-name="ce16" office:value-type="float" office:value="5.4" calcext:value-type="float">
            <text:p>5.4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34" calcext:value-type="float">
            <text:p>-34</text:p>
          </table:table-cell>
          <table:table-cell table:style-name="ce37" table:formula="of:=[.B20]/[.$M$8]" office:value-type="float" office:value="3.8332004782782" calcext:value-type="float">
            <text:p>3.8332004783</text:p>
          </table:table-cell>
          <table:table-cell table:style-name="ce37" table:formula="of:=[.$M$6]/[.$M$8]+[.B20]*[.$O$6]/([.$M$8]*[.$M$8])" office:value-type="float" office:value="0.00214224805050165" calcext:value-type="float">
            <text:p>0.0021422481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formula="of:=[.B122]/[.$M$8]" office:value-type="float" office:value="3.83917895575927" calcext:value-type="float">
            <text:p>3.8391789558</text:p>
          </table:table-cell>
          <table:table-cell table:style-name="ce37" table:formula="of:=[.$M$6]/[.$M$8]+[.B122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/>
          <table:table-cell table:style-name="ce45" office:value-type="string" calcext:value-type="string">
            <text:p>H(Oe)</text:p>
          </table:table-cell>
          <table:table-cell table:style-name="ce45" office:value-type="string" calcext:value-type="string">
            <text:p>MR(%)</text:p>
          </table:table-cell>
          <table:table-cell table:style-name="ce45" office:value-type="string" calcext:value-type="string">
            <text:p>eMR(%)</text:p>
          </table:table-cell>
          <table:table-cell table:style-name="ce45" office:value-type="string" calcext:value-type="string">
            <text:p>H(Oe)</text:p>
          </table:table-cell>
          <table:table-cell table:style-name="ce45" office:value-type="string" calcext:value-type="string">
            <text:p>MR(%)</text:p>
          </table:table-cell>
          <table:table-cell table:style-name="ce45" office:value-type="string" calcext:value-type="string">
            <text:p>eMR(%)</text:p>
          </table:table-cell>
          <table:table-cell table:style-name="Default"/>
          <table:table-cell table:style-name="ce49" office:value-type="string" calcext:value-type="string" table:number-columns-spanned="6" table:number-rows-spanned="1">
            <text:p>Dados de MR(H) – Tabela 11.2</text:p>
          </table:table-cell>
          <table:covered-table-cell table:number-columns-repeated="5" table:style-name="ce50"/>
          <table:table-cell table:number-columns-repeated="4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table:style-name="ce16" office:value-type="float" office:value="-5.2" calcext:value-type="float">
            <text:p>-5.2</text:p>
          </table:table-cell>
          <table:table-cell table:style-name="ce16" office:value-type="float" office:value="0.003826" calcext:value-type="float">
            <text:p>0.003826</text:p>
          </table:table-cell>
          <table:table-cell table:style-name="ce16" office:value-type="float" office:value="5.2" calcext:value-type="float">
            <text:p>5.2</text:p>
          </table:table-cell>
          <table:table-cell table:style-name="ce16" office:value-type="float" office:value="0.003841" calcext:value-type="float">
            <text:p>0.003841</text:p>
          </table:table-cell>
          <table:table-cell table:number-columns-repeated="2"/>
          <table:table-cell table:style-name="ce37" office:value-type="float" office:value="-33" calcext:value-type="float">
            <text:p>-33</text:p>
          </table:table-cell>
          <table:table-cell table:style-name="ce37" table:formula="of:=[.B21]/[.$M$8]" office:value-type="float" office:value="3.8332004782782" calcext:value-type="float">
            <text:p>3.8332004783</text:p>
          </table:table-cell>
          <table:table-cell table:style-name="ce37" table:formula="of:=[.$M$6]/[.$M$8]+[.B21]*[.$O$6]/([.$M$8]*[.$M$8])" office:value-type="float" office:value="0.00214224805050165" calcext:value-type="float">
            <text:p>0.0021422481</text:p>
          </table:table-cell>
          <table:table-cell table:style-name="ce37" office:value-type="float" office:value="34" calcext:value-type="float">
            <text:p>34</text:p>
          </table:table-cell>
          <table:table-cell table:style-name="ce37" table:formula="of:=[.B123]/[.$M$8]" office:value-type="float" office:value="3.83917895575927" calcext:value-type="float">
            <text:p>3.8391789558</text:p>
          </table:table-cell>
          <table:table-cell table:style-name="ce37" table:formula="of:=[.$M$6]/[.$M$8]+[.B123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/>
          <table:table-cell table:style-name="ce45" office:value-type="float" office:value="-50" calcext:value-type="float">
            <text:p>-50</text:p>
          </table:table-cell>
          <table:table-cell table:style-name="ce45" table:formula="of:=([.N11]-[.$T$9])/[.$T$9]*100" office:value-type="float" office:value="0.312744331508998" calcext:value-type="float">
            <text:p>0.3127443315</text:p>
          </table:table-cell>
          <table:table-cell table:style-name="ce45" table:formula="of:=[.O11]/[.$T$9]+[.N11]*[.$T$18]/([.$T$9]*[.$T$9])*100" office:value-type="float" office:value="0.0566898883101113" calcext:value-type="float">
            <text:p>0.0566898883</text:p>
          </table:table-cell>
          <table:table-cell table:style-name="ce45" office:value-type="float" office:value="51" calcext:value-type="float">
            <text:p>51</text:p>
          </table:table-cell>
          <table:table-cell table:style-name="ce45" table:formula="of:=([.Q11]-[.$U$9])/[.$U$9]*100" office:value-type="float" office:value="0.364773319437214" calcext:value-type="float">
            <text:p>0.3647733194</text:p>
          </table:table-cell>
          <table:table-cell table:style-name="ce45" table:formula="of:=[.R11]/[.$U$9]+[.Q11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style-name="ce49" office:value-type="string" calcext:value-type="string" table:number-columns-spanned="3" table:number-rows-spanned="1">
            <text:p><text:s/>→ </text:p>
          </table:table-cell>
          <table:covered-table-cell table:number-columns-repeated="2" table:style-name="ce50"/>
          <table:table-cell table:style-name="ce49" office:value-type="string" calcext:value-type="string" table:number-columns-spanned="3" table:number-rows-spanned="1">
            <text:p><text:s/>← </text:p>
          </table:table-cell>
          <table:covered-table-cell table:number-columns-repeated="2" table:style-name="ce50"/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0.003825" calcext:value-type="float">
            <text:p>0.0038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0384" calcext:value-type="float">
            <text:p>0.00384</text:p>
          </table:table-cell>
          <table:table-cell table:number-columns-repeated="2"/>
          <table:table-cell table:style-name="ce37" office:value-type="float" office:value="-32" calcext:value-type="float">
            <text:p>-32</text:p>
          </table:table-cell>
          <table:table-cell table:style-name="ce37" table:formula="of:=[.B22]/[.$M$8]" office:value-type="float" office:value="3.8332004782782" calcext:value-type="float">
            <text:p>3.8332004783</text:p>
          </table:table-cell>
          <table:table-cell table:style-name="ce37" table:formula="of:=[.$M$6]/[.$M$8]+[.B22]*[.$O$6]/([.$M$8]*[.$M$8])" office:value-type="float" office:value="0.00214224805050165" calcext:value-type="float">
            <text:p>0.0021422481</text:p>
          </table:table-cell>
          <table:table-cell table:style-name="ce37" office:value-type="float" office:value="33" calcext:value-type="float">
            <text:p>33</text:p>
          </table:table-cell>
          <table:table-cell table:style-name="ce37" table:formula="of:=[.B124]/[.$M$8]" office:value-type="float" office:value="3.84017536867278" calcext:value-type="float">
            <text:p>3.8401753687</text:p>
          </table:table-cell>
          <table:table-cell table:style-name="ce37" table:formula="of:=[.$M$6]/[.$M$8]+[.B124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9" calcext:value-type="float">
            <text:p>-49</text:p>
          </table:table-cell>
          <table:table-cell table:style-name="ce45" table:formula="of:=([.N12]-[.$T$9])/[.$T$9]*100" office:value-type="float" office:value="0.286682303883242" calcext:value-type="float">
            <text:p>0.2866823039</text:p>
          </table:table-cell>
          <table:table-cell table:style-name="ce45" table:formula="of:=[.O12]/[.$T$9]+[.N12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50" calcext:value-type="float">
            <text:p>50</text:p>
          </table:table-cell>
          <table:table-cell table:style-name="ce45" table:formula="of:=([.Q12]-[.$U$9])/[.$U$9]*100" office:value-type="float" office:value="0.364773319437214" calcext:value-type="float">
            <text:p>0.3647733194</text:p>
          </table:table-cell>
          <table:table-cell table:style-name="ce45" table:formula="of:=[.R12]/[.$U$9]+[.Q12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style-name="ce50" office:value-type="string" calcext:value-type="string">
            <text:p>H(Oe)</text:p>
          </table:table-cell>
          <table:table-cell table:style-name="ce50" office:value-type="string" calcext:value-type="string">
            <text:p>MR(%)</text:p>
          </table:table-cell>
          <table:table-cell table:style-name="ce50" office:value-type="string" calcext:value-type="string">
            <text:p>eMR(%)</text:p>
          </table:table-cell>
          <table:table-cell table:style-name="ce50" office:value-type="string" calcext:value-type="string">
            <text:p>H(Oe)</text:p>
          </table:table-cell>
          <table:table-cell table:style-name="ce50" office:value-type="string" calcext:value-type="string">
            <text:p>MR(%)</text:p>
          </table:table-cell>
          <table:table-cell table:style-name="ce50" office:value-type="string" calcext:value-type="string">
            <text:p>eMR(%)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table:style-name="ce16" office:value-type="float" office:value="-4.8" calcext:value-type="float">
            <text:p>-4.8</text:p>
          </table:table-cell>
          <table:table-cell table:style-name="ce16" office:value-type="float" office:value="0.003826" calcext:value-type="float">
            <text:p>0.003826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0.00384" calcext:value-type="float">
            <text:p>0.00384</text:p>
          </table:table-cell>
          <table:table-cell table:number-columns-repeated="2"/>
          <table:table-cell table:style-name="ce37" office:value-type="float" office:value="-31" calcext:value-type="float">
            <text:p>-31</text:p>
          </table:table-cell>
          <table:table-cell table:style-name="ce37" table:formula="of:=[.B23]/[.$M$8]" office:value-type="float" office:value="3.8332004782782" calcext:value-type="float">
            <text:p>3.8332004783</text:p>
          </table:table-cell>
          <table:table-cell table:style-name="ce37" table:formula="of:=[.$M$6]/[.$M$8]+[.B23]*[.$O$6]/([.$M$8]*[.$M$8])" office:value-type="float" office:value="0.00214224805050165" calcext:value-type="float">
            <text:p>0.0021422481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formula="of:=[.B125]/[.$M$8]" office:value-type="float" office:value="3.83917895575927" calcext:value-type="float">
            <text:p>3.8391789558</text:p>
          </table:table-cell>
          <table:table-cell table:style-name="ce37" table:formula="of:=[.$M$6]/[.$M$8]+[.B125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/>
          <table:table-cell table:style-name="ce45" office:value-type="float" office:value="-48" calcext:value-type="float">
            <text:p>-48</text:p>
          </table:table-cell>
          <table:table-cell table:style-name="ce45" table:formula="of:=([.N13]-[.$T$9])/[.$T$9]*100" office:value-type="float" office:value="0.286682303883242" calcext:value-type="float">
            <text:p>0.2866823039</text:p>
          </table:table-cell>
          <table:table-cell table:style-name="ce45" table:formula="of:=[.O13]/[.$T$9]+[.N13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9" calcext:value-type="float">
            <text:p>49</text:p>
          </table:table-cell>
          <table:table-cell table:style-name="ce45" table:formula="of:=([.Q13]-[.$U$9])/[.$U$9]*100" office:value-type="float" office:value="0.364773319437214" calcext:value-type="float">
            <text:p>0.3647733194</text:p>
          </table:table-cell>
          <table:table-cell table:style-name="ce45" table:formula="of:=[.R13]/[.$U$9]+[.Q13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style-name="ce50" office:value-type="float" office:value="-50" calcext:value-type="float">
            <text:p>-50</text:p>
          </table:table-cell>
          <table:table-cell table:style-name="ce50" table:formula="of:=([.N11]-[.$AB$11])/[.$AB$11]*100" office:value-type="float" office:value="0.706436420722261" calcext:value-type="float">
            <text:p>0.7064364207</text:p>
          </table:table-cell>
          <table:table-cell table:style-name="ce50" table:formula="of:=[.O11]/[.$AB$11]+[.N11]*[.$AC$11]/([.$AB$11]*[.$AB$11])*100" office:value-type="float" office:value="0.0570153829238908" calcext:value-type="float">
            <text:p>0.0570153829</text:p>
          </table:table-cell>
          <table:table-cell table:style-name="ce50" office:value-type="float" office:value="51" calcext:value-type="float">
            <text:p>51</text:p>
          </table:table-cell>
          <table:table-cell table:style-name="ce50" table:formula="of:=([.Q11]-[.$AE$11])/[.$AE$11]*100" office:value-type="float" office:value="0.758566570755855" calcext:value-type="float">
            <text:p>0.7585665708</text:p>
          </table:table-cell>
          <table:table-cell table:style-name="ce50" table:formula="of:=[.R11]/[.$AE$11]+[.Q11]*[.$AF$11]/([.$AE$11]*[.$AE$11])*100" office:value-type="float" office:value="0.0570377969183841" calcext:value-type="float">
            <text:p>0.0570377969</text:p>
          </table:table-cell>
          <table:table-cell/>
          <table:table-cell table:style-name="ce51" office:value-type="string" calcext:value-type="string" table:number-columns-spanned="3" table:number-rows-spanned="1">
            <text:p>Dados MRMax – Tabela 11.3</text:p>
          </table:table-cell>
          <table:covered-table-cell table:number-columns-repeated="2" table:style-name="ce52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table:style-name="ce16" office:value-type="float" office:value="-4.6" calcext:value-type="float">
            <text:p>-4.6</text:p>
          </table:table-cell>
          <table:table-cell table:style-name="ce16" office:value-type="float" office:value="0.003825" calcext:value-type="float">
            <text:p>0.003825</text:p>
          </table:table-cell>
          <table:table-cell table:style-name="ce16" office:value-type="float" office:value="4.6" calcext:value-type="float">
            <text:p>4.6</text:p>
          </table:table-cell>
          <table:table-cell table:style-name="ce16" office:value-type="float" office:value="0.00384" calcext:value-type="float">
            <text:p>0.00384</text:p>
          </table:table-cell>
          <table:table-cell table:number-columns-repeated="2"/>
          <table:table-cell table:style-name="ce37" office:value-type="float" office:value="-30" calcext:value-type="float">
            <text:p>-30</text:p>
          </table:table-cell>
          <table:table-cell table:style-name="ce37" table:formula="of:=[.B24]/[.$M$8]" office:value-type="float" office:value="3.8332004782782" calcext:value-type="float">
            <text:p>3.8332004783</text:p>
          </table:table-cell>
          <table:table-cell table:style-name="ce37" table:formula="of:=[.$M$6]/[.$M$8]+[.B24]*[.$O$6]/([.$M$8]*[.$M$8])" office:value-type="float" office:value="0.00214224805050165" calcext:value-type="float">
            <text:p>0.0021422481</text:p>
          </table:table-cell>
          <table:table-cell table:style-name="ce37" office:value-type="float" office:value="31" calcext:value-type="float">
            <text:p>31</text:p>
          </table:table-cell>
          <table:table-cell table:style-name="ce37" table:formula="of:=[.B126]/[.$M$8]" office:value-type="float" office:value="3.84017536867278" calcext:value-type="float">
            <text:p>3.8401753687</text:p>
          </table:table-cell>
          <table:table-cell table:style-name="ce37" table:formula="of:=[.$M$6]/[.$M$8]+[.B126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7" calcext:value-type="float">
            <text:p>-47</text:p>
          </table:table-cell>
          <table:table-cell table:style-name="ce45" table:formula="of:=([.N14]-[.$T$9])/[.$T$9]*100" office:value-type="float" office:value="0.286682303883242" calcext:value-type="float">
            <text:p>0.2866823039</text:p>
          </table:table-cell>
          <table:table-cell table:style-name="ce45" table:formula="of:=[.O14]/[.$T$9]+[.N14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8" calcext:value-type="float">
            <text:p>48</text:p>
          </table:table-cell>
          <table:table-cell table:style-name="ce45" table:formula="of:=([.Q14]-[.$U$9])/[.$U$9]*100" office:value-type="float" office:value="0.390828556539867" calcext:value-type="float">
            <text:p>0.3908285565</text:p>
          </table:table-cell>
          <table:table-cell table:style-name="ce45" table:formula="of:=[.R14]/[.$U$9]+[.Q14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9" calcext:value-type="float">
            <text:p>-49</text:p>
          </table:table-cell>
          <table:table-cell table:style-name="ce50" table:formula="of:=([.N12]-[.$AB$11])/[.$AB$11]*100" office:value-type="float" office:value="0.680272108843657" calcext:value-type="float">
            <text:p>0.6802721088</text:p>
          </table:table-cell>
          <table:table-cell table:style-name="ce50" table:formula="of:=[.O12]/[.$AB$11]+[.N12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50" calcext:value-type="float">
            <text:p>50</text:p>
          </table:table-cell>
          <table:table-cell table:style-name="ce50" table:formula="of:=([.Q12]-[.$AE$11])/[.$AE$11]*100" office:value-type="float" office:value="0.758566570755855" calcext:value-type="float">
            <text:p>0.7585665708</text:p>
          </table:table-cell>
          <table:table-cell table:style-name="ce50" table:formula="of:=[.R12]/[.$AE$11]+[.Q12]*[.$AF$11]/([.$AE$11]*[.$AE$11])*100" office:value-type="float" office:value="0.0570377969183841" calcext:value-type="float">
            <text:p>0.0570377969</text:p>
          </table:table-cell>
          <table:table-cell/>
          <table:table-cell table:style-name="ce52" office:value-type="string" calcext:value-type="string">
            <text:p>→ </text:p>
          </table:table-cell>
          <table:table-cell table:style-name="ce52" office:value-type="string" calcext:value-type="string">
            <text:p>← </text:p>
          </table:table-cell>
          <table:table-cell table:style-name="ce52" office:value-type="string" calcext:value-type="string">
            <text:p>Averages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table:style-name="ce16" office:value-type="float" office:value="-4.4" calcext:value-type="float">
            <text:p>-4.4</text:p>
          </table:table-cell>
          <table:table-cell table:style-name="ce16" office:value-type="float" office:value="0.003825" calcext:value-type="float">
            <text:p>0.003825</text:p>
          </table:table-cell>
          <table:table-cell table:style-name="ce16" office:value-type="float" office:value="4.4" calcext:value-type="float">
            <text:p>4.4</text:p>
          </table:table-cell>
          <table:table-cell table:style-name="ce16" office:value-type="float" office:value="0.00384" calcext:value-type="float">
            <text:p>0.00384</text:p>
          </table:table-cell>
          <table:table-cell table:number-columns-repeated="2"/>
          <table:table-cell table:style-name="ce37" office:value-type="float" office:value="-29" calcext:value-type="float">
            <text:p>-29</text:p>
          </table:table-cell>
          <table:table-cell table:style-name="ce37" table:formula="of:=[.B25]/[.$M$8]" office:value-type="float" office:value="3.8332004782782" calcext:value-type="float">
            <text:p>3.8332004783</text:p>
          </table:table-cell>
          <table:table-cell table:style-name="ce37" table:formula="of:=[.$M$6]/[.$M$8]+[.B25]*[.$O$6]/([.$M$8]*[.$M$8])" office:value-type="float" office:value="0.00214224805050165" calcext:value-type="float">
            <text:p>0.0021422481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formula="of:=[.B127]/[.$M$8]" office:value-type="float" office:value="3.84017536867278" calcext:value-type="float">
            <text:p>3.8401753687</text:p>
          </table:table-cell>
          <table:table-cell table:style-name="ce37" table:formula="of:=[.$M$6]/[.$M$8]+[.B127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6" calcext:value-type="float">
            <text:p>-46</text:p>
          </table:table-cell>
          <table:table-cell table:style-name="ce45" table:formula="of:=([.N15]-[.$T$9])/[.$T$9]*100" office:value-type="float" office:value="0.286682303883242" calcext:value-type="float">
            <text:p>0.2866823039</text:p>
          </table:table-cell>
          <table:table-cell table:style-name="ce45" table:formula="of:=[.O15]/[.$T$9]+[.N15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7" calcext:value-type="float">
            <text:p>47</text:p>
          </table:table-cell>
          <table:table-cell table:style-name="ce45" table:formula="of:=([.Q15]-[.$U$9])/[.$U$9]*100" office:value-type="float" office:value="0.390828556539867" calcext:value-type="float">
            <text:p>0.3908285565</text:p>
          </table:table-cell>
          <table:table-cell table:style-name="ce45" table:formula="of:=[.R15]/[.$U$9]+[.Q15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8" calcext:value-type="float">
            <text:p>-48</text:p>
          </table:table-cell>
          <table:table-cell table:style-name="ce50" table:formula="of:=([.N13]-[.$AB$11])/[.$AB$11]*100" office:value-type="float" office:value="0.680272108843657" calcext:value-type="float">
            <text:p>0.6802721088</text:p>
          </table:table-cell>
          <table:table-cell table:style-name="ce50" table:formula="of:=[.O13]/[.$AB$11]+[.N13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9" calcext:value-type="float">
            <text:p>49</text:p>
          </table:table-cell>
          <table:table-cell table:style-name="ce50" table:formula="of:=([.Q13]-[.$AE$11])/[.$AE$11]*100" office:value-type="float" office:value="0.758566570755855" calcext:value-type="float">
            <text:p>0.7585665708</text:p>
          </table:table-cell>
          <table:table-cell table:style-name="ce50" table:formula="of:=[.R13]/[.$AE$11]+[.Q13]*[.$AF$11]/([.$AE$11]*[.$AE$11])*100" office:value-type="float" office:value="0.0570377969183841" calcext:value-type="float">
            <text:p>0.0570377969</text:p>
          </table:table-cell>
          <table:table-cell/>
          <table:table-cell table:number-columns-repeated="2" table:style-name="ce52" office:value-type="string" calcext:value-type="string">
            <text:p>MRmax → (%)</text:p>
          </table:table-cell>
          <table:table-cell table:style-name="ce52" office:value-type="string" calcext:value-type="string">
            <text:p>MRmax med(%)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table:style-name="ce16" office:value-type="float" office:value="-4.2" calcext:value-type="float">
            <text:p>-4.2</text:p>
          </table:table-cell>
          <table:table-cell table:style-name="ce16" office:value-type="float" office:value="0.003825" calcext:value-type="float">
            <text:p>0.003825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00384" calcext:value-type="float">
            <text:p>0.00384</text:p>
          </table:table-cell>
          <table:table-cell table:number-columns-repeated="2"/>
          <table:table-cell table:style-name="ce37" office:value-type="float" office:value="-28" calcext:value-type="float">
            <text:p>-28</text:p>
          </table:table-cell>
          <table:table-cell table:style-name="ce37" table:formula="of:=[.B26]/[.$M$8]" office:value-type="float" office:value="3.8332004782782" calcext:value-type="float">
            <text:p>3.8332004783</text:p>
          </table:table-cell>
          <table:table-cell table:style-name="ce37" table:formula="of:=[.$M$6]/[.$M$8]+[.B26]*[.$O$6]/([.$M$8]*[.$M$8])" office:value-type="float" office:value="0.00214224805050165" calcext:value-type="float">
            <text:p>0.0021422481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formula="of:=[.B128]/[.$M$8]" office:value-type="float" office:value="3.84017536867278" calcext:value-type="float">
            <text:p>3.8401753687</text:p>
          </table:table-cell>
          <table:table-cell table:style-name="ce37" table:formula="of:=[.$M$6]/[.$M$8]+[.B128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5" calcext:value-type="float">
            <text:p>-45</text:p>
          </table:table-cell>
          <table:table-cell table:style-name="ce45" table:formula="of:=([.N16]-[.$T$9])/[.$T$9]*100" office:value-type="float" office:value="0.286682303883242" calcext:value-type="float">
            <text:p>0.2866823039</text:p>
          </table:table-cell>
          <table:table-cell table:style-name="ce45" table:formula="of:=[.O16]/[.$T$9]+[.N16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6" calcext:value-type="float">
            <text:p>46</text:p>
          </table:table-cell>
          <table:table-cell table:style-name="ce45" table:formula="of:=([.Q16]-[.$U$9])/[.$U$9]*100" office:value-type="float" office:value="0.390828556539867" calcext:value-type="float">
            <text:p>0.3908285565</text:p>
          </table:table-cell>
          <table:table-cell table:style-name="ce45" table:formula="of:=[.R16]/[.$U$9]+[.Q16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7" calcext:value-type="float">
            <text:p>-47</text:p>
          </table:table-cell>
          <table:table-cell table:style-name="ce50" table:formula="of:=([.N14]-[.$AB$11])/[.$AB$11]*100" office:value-type="float" office:value="0.680272108843657" calcext:value-type="float">
            <text:p>0.6802721088</text:p>
          </table:table-cell>
          <table:table-cell table:style-name="ce50" table:formula="of:=[.O14]/[.$AB$11]+[.N14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8" calcext:value-type="float">
            <text:p>48</text:p>
          </table:table-cell>
          <table:table-cell table:style-name="ce50" table:formula="of:=([.Q14]-[.$AE$11])/[.$AE$11]*100" office:value-type="float" office:value="0.784724038712951" calcext:value-type="float">
            <text:p>0.7847240387</text:p>
          </table:table-cell>
          <table:table-cell table:style-name="ce50" table:formula="of:=[.R14]/[.$AE$11]+[.Q14]*[.$AF$11]/([.$AE$11]*[.$AE$11])*100" office:value-type="float" office:value="0.0570525363322571" calcext:value-type="float">
            <text:p>0.0570525363</text:p>
          </table:table-cell>
          <table:table-cell/>
          <table:table-cell table:style-name="ce53" table:formula="of:=MAX([.AD30:.AD131])" office:value-type="float" office:value="0.837257980115246" calcext:value-type="float">
            <text:p>0.8373</text:p>
          </table:table-cell>
          <table:table-cell table:style-name="ce53" table:formula="of:=MAX([.AG30:.AG131])" office:value-type="float" office:value="0.810881506670059" calcext:value-type="float">
            <text:p>0.8109</text:p>
          </table:table-cell>
          <table:table-cell table:style-name="ce53" table:formula="of:=([.AJ33]+[.AK33])/2" office:value-type="float" office:value="0.824069743392653" calcext:value-type="float">
            <text:p>0.824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0.003825" calcext:value-type="float">
            <text:p>0.003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0384" calcext:value-type="float">
            <text:p>0.00384</text:p>
          </table:table-cell>
          <table:table-cell table:number-columns-repeated="2"/>
          <table:table-cell table:style-name="ce37" office:value-type="float" office:value="-27" calcext:value-type="float">
            <text:p>-27</text:p>
          </table:table-cell>
          <table:table-cell table:style-name="ce37" table:formula="of:=[.B27]/[.$M$8]" office:value-type="float" office:value="3.83220406536469" calcext:value-type="float">
            <text:p>3.8322040654</text:p>
          </table:table-cell>
          <table:table-cell table:style-name="ce37" table:formula="of:=[.$M$6]/[.$M$8]+[.B27]*[.$O$6]/([.$M$8]*[.$M$8])" office:value-type="float" office:value="0.00214195019889339" calcext:value-type="float">
            <text:p>0.0021419502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formula="of:=[.B129]/[.$M$8]" office:value-type="float" office:value="3.84017536867278" calcext:value-type="float">
            <text:p>3.8401753687</text:p>
          </table:table-cell>
          <table:table-cell table:style-name="ce37" table:formula="of:=[.$M$6]/[.$M$8]+[.B129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4" calcext:value-type="float">
            <text:p>-44</text:p>
          </table:table-cell>
          <table:table-cell table:style-name="ce45" table:formula="of:=([.N17]-[.$T$9])/[.$T$9]*100" office:value-type="float" office:value="0.286682303883242" calcext:value-type="float">
            <text:p>0.2866823039</text:p>
          </table:table-cell>
          <table:table-cell table:style-name="ce45" table:formula="of:=[.O17]/[.$T$9]+[.N17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5" calcext:value-type="float">
            <text:p>45</text:p>
          </table:table-cell>
          <table:table-cell table:style-name="ce45" table:formula="of:=([.Q17]-[.$U$9])/[.$U$9]*100" office:value-type="float" office:value="0.390828556539867" calcext:value-type="float">
            <text:p>0.3908285565</text:p>
          </table:table-cell>
          <table:table-cell table:style-name="ce45" table:formula="of:=[.R17]/[.$U$9]+[.Q1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6" calcext:value-type="float">
            <text:p>-46</text:p>
          </table:table-cell>
          <table:table-cell table:style-name="ce50" table:formula="of:=([.N15]-[.$AB$11])/[.$AB$11]*100" office:value-type="float" office:value="0.680272108843657" calcext:value-type="float">
            <text:p>0.6802721088</text:p>
          </table:table-cell>
          <table:table-cell table:style-name="ce50" table:formula="of:=[.O15]/[.$AB$11]+[.N15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7" calcext:value-type="float">
            <text:p>47</text:p>
          </table:table-cell>
          <table:table-cell table:style-name="ce50" table:formula="of:=([.Q15]-[.$AE$11])/[.$AE$11]*100" office:value-type="float" office:value="0.784724038712951" calcext:value-type="float">
            <text:p>0.7847240387</text:p>
          </table:table-cell>
          <table:table-cell table:style-name="ce50" table:formula="of:=[.R15]/[.$AE$11]+[.Q15]*[.$AF$11]/([.$AE$11]*[.$AE$11])*100" office:value-type="float" office:value="0.0570525363322571" calcext:value-type="float">
            <text:p>0.0570525363</text:p>
          </table:table-cell>
          <table:table-cell/>
          <table:table-cell table:style-name="ce53"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table:style-name="ce16" office:value-type="float" office:value="-3.8" calcext:value-type="float">
            <text:p>-3.8</text:p>
          </table:table-cell>
          <table:table-cell table:style-name="ce16" office:value-type="float" office:value="0.003824" calcext:value-type="float">
            <text:p>0.003824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0.003839" calcext:value-type="float">
            <text:p>0.003839</text:p>
          </table:table-cell>
          <table:table-cell table:number-columns-repeated="2"/>
          <table:table-cell table:style-name="ce37" office:value-type="float" office:value="-26" calcext:value-type="float">
            <text:p>-26</text:p>
          </table:table-cell>
          <table:table-cell table:style-name="ce37" table:formula="of:=[.B28]/[.$M$8]" office:value-type="float" office:value="3.83220406536469" calcext:value-type="float">
            <text:p>3.8322040654</text:p>
          </table:table-cell>
          <table:table-cell table:style-name="ce37" table:formula="of:=[.$M$6]/[.$M$8]+[.B28]*[.$O$6]/([.$M$8]*[.$M$8])" office:value-type="float" office:value="0.00214195019889339" calcext:value-type="float">
            <text:p>0.0021419502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formula="of:=[.B130]/[.$M$8]" office:value-type="float" office:value="3.84017536867278" calcext:value-type="float">
            <text:p>3.8401753687</text:p>
          </table:table-cell>
          <table:table-cell table:style-name="ce37" table:formula="of:=[.$M$6]/[.$M$8]+[.B130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3" calcext:value-type="float">
            <text:p>-43</text:p>
          </table:table-cell>
          <table:table-cell table:style-name="ce45" table:formula="of:=([.N18]-[.$T$9])/[.$T$9]*100" office:value-type="float" office:value="0.286682303883242" calcext:value-type="float">
            <text:p>0.2866823039</text:p>
          </table:table-cell>
          <table:table-cell table:style-name="ce45" table:formula="of:=[.O18]/[.$T$9]+[.N18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4" calcext:value-type="float">
            <text:p>44</text:p>
          </table:table-cell>
          <table:table-cell table:style-name="ce45" table:formula="of:=([.Q18]-[.$U$9])/[.$U$9]*100" office:value-type="float" office:value="0.390828556539867" calcext:value-type="float">
            <text:p>0.3908285565</text:p>
          </table:table-cell>
          <table:table-cell table:style-name="ce45" table:formula="of:=[.R18]/[.$U$9]+[.Q1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5" calcext:value-type="float">
            <text:p>-45</text:p>
          </table:table-cell>
          <table:table-cell table:style-name="ce50" table:formula="of:=([.N16]-[.$AB$11])/[.$AB$11]*100" office:value-type="float" office:value="0.680272108843657" calcext:value-type="float">
            <text:p>0.6802721088</text:p>
          </table:table-cell>
          <table:table-cell table:style-name="ce50" table:formula="of:=[.O16]/[.$AB$11]+[.N16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6" calcext:value-type="float">
            <text:p>46</text:p>
          </table:table-cell>
          <table:table-cell table:style-name="ce50" table:formula="of:=([.Q16]-[.$AE$11])/[.$AE$11]*100" office:value-type="float" office:value="0.784724038712951" calcext:value-type="float">
            <text:p>0.7847240387</text:p>
          </table:table-cell>
          <table:table-cell table:style-name="ce50" table:formula="of:=[.R16]/[.$AE$11]+[.Q16]*[.$AF$11]/([.$AE$11]*[.$AE$11])*100" office:value-type="float" office:value="0.0570525363322571" calcext:value-type="float">
            <text:p>0.0570525363</text:p>
          </table:table-cell>
          <table:table-cell/>
          <table:table-cell table:style-name="ce53"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table:style-name="ce16" office:value-type="float" office:value="-3.6" calcext:value-type="float">
            <text:p>-3.6</text:p>
          </table:table-cell>
          <table:table-cell table:style-name="ce16" office:value-type="float" office:value="0.003825" calcext:value-type="float">
            <text:p>0.003825</text:p>
          </table:table-cell>
          <table:table-cell table:style-name="ce16" office:value-type="float" office:value="3.6" calcext:value-type="float">
            <text:p>3.6</text:p>
          </table:table-cell>
          <table:table-cell table:style-name="ce16" office:value-type="float" office:value="0.003839" calcext:value-type="float">
            <text:p>0.003839</text:p>
          </table:table-cell>
          <table:table-cell table:number-columns-repeated="2"/>
          <table:table-cell table:style-name="ce37" office:value-type="float" office:value="-25" calcext:value-type="float">
            <text:p>-25</text:p>
          </table:table-cell>
          <table:table-cell table:style-name="ce37" table:formula="of:=[.B29]/[.$M$8]" office:value-type="float" office:value="3.83220406536469" calcext:value-type="float">
            <text:p>3.8322040654</text:p>
          </table:table-cell>
          <table:table-cell table:style-name="ce37" table:formula="of:=[.$M$6]/[.$M$8]+[.B29]*[.$O$6]/([.$M$8]*[.$M$8])" office:value-type="float" office:value="0.00214195019889339" calcext:value-type="float">
            <text:p>0.0021419502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formula="of:=[.B131]/[.$M$8]" office:value-type="float" office:value="3.84017536867278" calcext:value-type="float">
            <text:p>3.8401753687</text:p>
          </table:table-cell>
          <table:table-cell table:style-name="ce37" table:formula="of:=[.$M$6]/[.$M$8]+[.B131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2" calcext:value-type="float">
            <text:p>-42</text:p>
          </table:table-cell>
          <table:table-cell table:style-name="ce45" table:formula="of:=([.N19]-[.$T$9])/[.$T$9]*100" office:value-type="float" office:value="0.286682303883242" calcext:value-type="float">
            <text:p>0.2866823039</text:p>
          </table:table-cell>
          <table:table-cell table:style-name="ce45" table:formula="of:=[.O19]/[.$T$9]+[.N19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3" calcext:value-type="float">
            <text:p>43</text:p>
          </table:table-cell>
          <table:table-cell table:style-name="ce45" table:formula="of:=([.Q19]-[.$U$9])/[.$U$9]*100" office:value-type="float" office:value="0.390828556539867" calcext:value-type="float">
            <text:p>0.3908285565</text:p>
          </table:table-cell>
          <table:table-cell table:style-name="ce45" table:formula="of:=[.R19]/[.$U$9]+[.Q19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4" calcext:value-type="float">
            <text:p>-44</text:p>
          </table:table-cell>
          <table:table-cell table:style-name="ce50" table:formula="of:=([.N17]-[.$AB$11])/[.$AB$11]*100" office:value-type="float" office:value="0.680272108843657" calcext:value-type="float">
            <text:p>0.6802721088</text:p>
          </table:table-cell>
          <table:table-cell table:style-name="ce50" table:formula="of:=[.O17]/[.$AB$11]+[.N17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5" calcext:value-type="float">
            <text:p>45</text:p>
          </table:table-cell>
          <table:table-cell table:style-name="ce50" table:formula="of:=([.Q17]-[.$AE$11])/[.$AE$11]*100" office:value-type="float" office:value="0.784724038712951" calcext:value-type="float">
            <text:p>0.7847240387</text:p>
          </table:table-cell>
          <table:table-cell table:style-name="ce50" table:formula="of:=[.R17]/[.$AE$11]+[.Q17]*[.$AF$11]/([.$AE$11]*[.$AE$11])*100" office:value-type="float" office:value="0.0570525363322571" calcext:value-type="float">
            <text:p>0.0570525363</text:p>
          </table:table-cell>
          <table:table-cell/>
          <table:table-cell table:style-name="ce54" office:value-type="string" calcext:value-type="string" table:number-columns-spanned="3" table:number-rows-spanned="1">
            <text:p>Erros</text:p>
          </table:table-cell>
          <table:covered-table-cell table:number-columns-repeated="2" table:style-name="ce5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table:style-name="ce16" office:value-type="float" office:value="-3.4" calcext:value-type="float">
            <text:p>-3.4</text:p>
          </table:table-cell>
          <table:table-cell table:style-name="ce16" office:value-type="float" office:value="0.003824" calcext:value-type="float">
            <text:p>0.003824</text:p>
          </table:table-cell>
          <table:table-cell table:style-name="ce16" office:value-type="float" office:value="3.4" calcext:value-type="float">
            <text:p>3.4</text:p>
          </table:table-cell>
          <table:table-cell table:style-name="ce16" office:value-type="float" office:value="0.003839" calcext:value-type="float">
            <text:p>0.003839</text:p>
          </table:table-cell>
          <table:table-cell table:number-columns-repeated="2"/>
          <table:table-cell table:style-name="ce37" office:value-type="float" office:value="-24" calcext:value-type="float">
            <text:p>-24</text:p>
          </table:table-cell>
          <table:table-cell table:style-name="ce37" table:formula="of:=[.B30]/[.$M$8]" office:value-type="float" office:value="3.83220406536469" calcext:value-type="float">
            <text:p>3.8322040654</text:p>
          </table:table-cell>
          <table:table-cell table:style-name="ce37" table:formula="of:=[.$M$6]/[.$M$8]+[.B30]*[.$O$6]/([.$M$8]*[.$M$8])" office:value-type="float" office:value="0.00214195019889339" calcext:value-type="float">
            <text:p>0.0021419502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[.B132]/[.$M$8]" office:value-type="float" office:value="3.84017536867278" calcext:value-type="float">
            <text:p>3.8401753687</text:p>
          </table:table-cell>
          <table:table-cell table:style-name="ce37" table:formula="of:=[.$M$6]/[.$M$8]+[.B132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1" calcext:value-type="float">
            <text:p>-41</text:p>
          </table:table-cell>
          <table:table-cell table:style-name="ce45" table:formula="of:=([.N20]-[.$T$9])/[.$T$9]*100" office:value-type="float" office:value="0.286682303883242" calcext:value-type="float">
            <text:p>0.2866823039</text:p>
          </table:table-cell>
          <table:table-cell table:style-name="ce45" table:formula="of:=[.O20]/[.$T$9]+[.N20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2" calcext:value-type="float">
            <text:p>42</text:p>
          </table:table-cell>
          <table:table-cell table:style-name="ce45" table:formula="of:=([.Q20]-[.$U$9])/[.$U$9]*100" office:value-type="float" office:value="0.390828556539867" calcext:value-type="float">
            <text:p>0.3908285565</text:p>
          </table:table-cell>
          <table:table-cell table:style-name="ce45" table:formula="of:=[.R20]/[.$U$9]+[.Q20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3" calcext:value-type="float">
            <text:p>-43</text:p>
          </table:table-cell>
          <table:table-cell table:style-name="ce50" table:formula="of:=([.N18]-[.$AB$11])/[.$AB$11]*100" office:value-type="float" office:value="0.680272108843657" calcext:value-type="float">
            <text:p>0.6802721088</text:p>
          </table:table-cell>
          <table:table-cell table:style-name="ce50" table:formula="of:=[.O18]/[.$AB$11]+[.N18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4" calcext:value-type="float">
            <text:p>44</text:p>
          </table:table-cell>
          <table:table-cell table:style-name="ce50" table:formula="of:=([.Q18]-[.$AE$11])/[.$AE$11]*100" office:value-type="float" office:value="0.784724038712951" calcext:value-type="float">
            <text:p>0.7847240387</text:p>
          </table:table-cell>
          <table:table-cell table:style-name="ce50" table:formula="of:=[.R18]/[.$AE$11]+[.Q18]*[.$AF$11]/([.$AE$11]*[.$AE$11])*100" office:value-type="float" office:value="0.0570525363322571" calcext:value-type="float">
            <text:p>0.0570525363</text:p>
          </table:table-cell>
          <table:table-cell/>
          <table:table-cell table:style-name="ce53"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table:style-name="ce16" office:value-type="float" office:value="-3.2" calcext:value-type="float">
            <text:p>-3.2</text:p>
          </table:table-cell>
          <table:table-cell table:style-name="ce16" office:value-type="float" office:value="0.003824" calcext:value-type="float">
            <text:p>0.003824</text:p>
          </table:table-cell>
          <table:table-cell table:style-name="ce16" office:value-type="float" office:value="3.2" calcext:value-type="float">
            <text:p>3.2</text:p>
          </table:table-cell>
          <table:table-cell table:style-name="ce16" office:value-type="float" office:value="0.003839" calcext:value-type="float">
            <text:p>0.003839</text:p>
          </table:table-cell>
          <table:table-cell table:number-columns-repeated="2"/>
          <table:table-cell table:style-name="ce37" office:value-type="float" office:value="-23" calcext:value-type="float">
            <text:p>-23</text:p>
          </table:table-cell>
          <table:table-cell table:style-name="ce37" table:formula="of:=[.B31]/[.$M$8]" office:value-type="float" office:value="3.83220406536469" calcext:value-type="float">
            <text:p>3.8322040654</text:p>
          </table:table-cell>
          <table:table-cell table:style-name="ce37" table:formula="of:=[.$M$6]/[.$M$8]+[.B31]*[.$O$6]/([.$M$8]*[.$M$8])" office:value-type="float" office:value="0.00214195019889339" calcext:value-type="float">
            <text:p>0.0021419502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formula="of:=[.B133]/[.$M$8]" office:value-type="float" office:value="3.84017536867278" calcext:value-type="float">
            <text:p>3.8401753687</text:p>
          </table:table-cell>
          <table:table-cell table:style-name="ce37" table:formula="of:=[.$M$6]/[.$M$8]+[.B133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40" calcext:value-type="float">
            <text:p>-40</text:p>
          </table:table-cell>
          <table:table-cell table:style-name="ce45" table:formula="of:=([.N21]-[.$T$9])/[.$T$9]*100" office:value-type="float" office:value="0.286682303883242" calcext:value-type="float">
            <text:p>0.2866823039</text:p>
          </table:table-cell>
          <table:table-cell table:style-name="ce45" table:formula="of:=[.O21]/[.$T$9]+[.N21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1" calcext:value-type="float">
            <text:p>41</text:p>
          </table:table-cell>
          <table:table-cell table:style-name="ce45" table:formula="of:=([.Q21]-[.$U$9])/[.$U$9]*100" office:value-type="float" office:value="0.390828556539867" calcext:value-type="float">
            <text:p>0.3908285565</text:p>
          </table:table-cell>
          <table:table-cell table:style-name="ce45" table:formula="of:=[.R21]/[.$U$9]+[.Q21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2" calcext:value-type="float">
            <text:p>-42</text:p>
          </table:table-cell>
          <table:table-cell table:style-name="ce50" table:formula="of:=([.N19]-[.$AB$11])/[.$AB$11]*100" office:value-type="float" office:value="0.680272108843657" calcext:value-type="float">
            <text:p>0.6802721088</text:p>
          </table:table-cell>
          <table:table-cell table:style-name="ce50" table:formula="of:=[.O19]/[.$AB$11]+[.N19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3" calcext:value-type="float">
            <text:p>43</text:p>
          </table:table-cell>
          <table:table-cell table:style-name="ce50" table:formula="of:=([.Q19]-[.$AE$11])/[.$AE$11]*100" office:value-type="float" office:value="0.784724038712951" calcext:value-type="float">
            <text:p>0.7847240387</text:p>
          </table:table-cell>
          <table:table-cell table:style-name="ce50" table:formula="of:=[.R19]/[.$AE$11]+[.Q19]*[.$AF$11]/([.$AE$11]*[.$AE$11])*100" office:value-type="float" office:value="0.0570525363322571" calcext:value-type="float">
            <text:p>0.0570525363</text:p>
          </table:table-cell>
          <table:table-cell/>
          <table:table-cell table:style-name="ce53" office:value-type="string" calcext:value-type="string">
            <text:p>→ </text:p>
          </table:table-cell>
          <table:table-cell table:style-name="ce53" office:value-type="string" calcext:value-type="string">
            <text:p>← </text:p>
          </table:table-cell>
          <table:table-cell table:style-name="ce53" office:value-type="string" calcext:value-type="string">
            <text:p>Averages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0.003824" calcext:value-type="float">
            <text:p>0.0038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003839" calcext:value-type="float">
            <text:p>0.003839</text:p>
          </table:table-cell>
          <table:table-cell table:number-columns-repeated="2"/>
          <table:table-cell table:style-name="ce37" office:value-type="float" office:value="-22" calcext:value-type="float">
            <text:p>-22</text:p>
          </table:table-cell>
          <table:table-cell table:style-name="ce37" table:formula="of:=[.B32]/[.$M$8]" office:value-type="float" office:value="3.83120765245118" calcext:value-type="float">
            <text:p>3.8312076525</text:p>
          </table:table-cell>
          <table:table-cell table:style-name="ce37" table:formula="of:=[.$M$6]/[.$M$8]+[.B32]*[.$O$6]/([.$M$8]*[.$M$8])" office:value-type="float" office:value="0.00214165234728513" calcext:value-type="float">
            <text:p>0.0021416523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formula="of:=[.B134]/[.$M$8]" office:value-type="float" office:value="3.84017536867278" calcext:value-type="float">
            <text:p>3.8401753687</text:p>
          </table:table-cell>
          <table:table-cell table:style-name="ce37" table:formula="of:=[.$M$6]/[.$M$8]+[.B134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9" calcext:value-type="float">
            <text:p>-39</text:p>
          </table:table-cell>
          <table:table-cell table:style-name="ce45" table:formula="of:=([.N22]-[.$T$9])/[.$T$9]*100" office:value-type="float" office:value="0.286682303883242" calcext:value-type="float">
            <text:p>0.2866823039</text:p>
          </table:table-cell>
          <table:table-cell table:style-name="ce45" table:formula="of:=[.O22]/[.$T$9]+[.N22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40" calcext:value-type="float">
            <text:p>40</text:p>
          </table:table-cell>
          <table:table-cell table:style-name="ce45" table:formula="of:=([.Q22]-[.$U$9])/[.$U$9]*100" office:value-type="float" office:value="0.390828556539867" calcext:value-type="float">
            <text:p>0.3908285565</text:p>
          </table:table-cell>
          <table:table-cell table:style-name="ce45" table:formula="of:=[.R22]/[.$U$9]+[.Q22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1" calcext:value-type="float">
            <text:p>-41</text:p>
          </table:table-cell>
          <table:table-cell table:style-name="ce50" table:formula="of:=([.N20]-[.$AB$11])/[.$AB$11]*100" office:value-type="float" office:value="0.680272108843657" calcext:value-type="float">
            <text:p>0.6802721088</text:p>
          </table:table-cell>
          <table:table-cell table:style-name="ce50" table:formula="of:=[.O20]/[.$AB$11]+[.N20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2" calcext:value-type="float">
            <text:p>42</text:p>
          </table:table-cell>
          <table:table-cell table:style-name="ce50" table:formula="of:=([.Q20]-[.$AE$11])/[.$AE$11]*100" office:value-type="float" office:value="0.784724038712951" calcext:value-type="float">
            <text:p>0.7847240387</text:p>
          </table:table-cell>
          <table:table-cell table:style-name="ce50" table:formula="of:=[.R20]/[.$AE$11]+[.Q20]*[.$AF$11]/([.$AE$11]*[.$AE$11])*100" office:value-type="float" office:value="0.0570525363322571" calcext:value-type="float">
            <text:p>0.0570525363</text:p>
          </table:table-cell>
          <table:table-cell/>
          <table:table-cell table:number-columns-repeated="2" table:style-name="ce53" office:value-type="string" calcext:value-type="string">
            <text:p>eMRmax → (%)</text:p>
          </table:table-cell>
          <table:table-cell table:style-name="ce53" office:value-type="string" calcext:value-type="string">
            <text:p>eMRmax med(%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table:style-name="ce16" office:value-type="float" office:value="-2.8" calcext:value-type="float">
            <text:p>-2.8</text:p>
          </table:table-cell>
          <table:table-cell table:style-name="ce16" office:value-type="float" office:value="0.003824" calcext:value-type="float">
            <text:p>0.003824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0.003839" calcext:value-type="float">
            <text:p>0.003839</text:p>
          </table:table-cell>
          <table:table-cell table:number-columns-repeated="2"/>
          <table:table-cell table:style-name="ce37" office:value-type="float" office:value="-21" calcext:value-type="float">
            <text:p>-21</text:p>
          </table:table-cell>
          <table:table-cell table:style-name="ce37" table:formula="of:=[.B33]/[.$M$8]" office:value-type="float" office:value="3.83120765245118" calcext:value-type="float">
            <text:p>3.8312076525</text:p>
          </table:table-cell>
          <table:table-cell table:style-name="ce37" table:formula="of:=[.$M$6]/[.$M$8]+[.B33]*[.$O$6]/([.$M$8]*[.$M$8])" office:value-type="float" office:value="0.00214165234728513" calcext:value-type="float">
            <text:p>0.0021416523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formula="of:=[.B135]/[.$M$8]" office:value-type="float" office:value="3.84017536867278" calcext:value-type="float">
            <text:p>3.8401753687</text:p>
          </table:table-cell>
          <table:table-cell table:style-name="ce37" table:formula="of:=[.$M$6]/[.$M$8]+[.B135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8" calcext:value-type="float">
            <text:p>-38</text:p>
          </table:table-cell>
          <table:table-cell table:style-name="ce45" table:formula="of:=([.N23]-[.$T$9])/[.$T$9]*100" office:value-type="float" office:value="0.286682303883242" calcext:value-type="float">
            <text:p>0.2866823039</text:p>
          </table:table-cell>
          <table:table-cell table:style-name="ce45" table:formula="of:=[.O23]/[.$T$9]+[.N23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39" calcext:value-type="float">
            <text:p>39</text:p>
          </table:table-cell>
          <table:table-cell table:style-name="ce45" table:formula="of:=([.Q23]-[.$U$9])/[.$U$9]*100" office:value-type="float" office:value="0.390828556539867" calcext:value-type="float">
            <text:p>0.3908285565</text:p>
          </table:table-cell>
          <table:table-cell table:style-name="ce45" table:formula="of:=[.R23]/[.$U$9]+[.Q23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40" calcext:value-type="float">
            <text:p>-40</text:p>
          </table:table-cell>
          <table:table-cell table:style-name="ce50" table:formula="of:=([.N21]-[.$AB$11])/[.$AB$11]*100" office:value-type="float" office:value="0.680272108843657" calcext:value-type="float">
            <text:p>0.6802721088</text:p>
          </table:table-cell>
          <table:table-cell table:style-name="ce50" table:formula="of:=[.O21]/[.$AB$11]+[.N21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1" calcext:value-type="float">
            <text:p>41</text:p>
          </table:table-cell>
          <table:table-cell table:style-name="ce50" table:formula="of:=([.Q21]-[.$AE$11])/[.$AE$11]*100" office:value-type="float" office:value="0.784724038712951" calcext:value-type="float">
            <text:p>0.7847240387</text:p>
          </table:table-cell>
          <table:table-cell table:style-name="ce50" table:formula="of:=[.R21]/[.$AE$11]+[.Q21]*[.$AF$11]/([.$AE$11]*[.$AE$11])*100" office:value-type="float" office:value="0.0570525363322571" calcext:value-type="float">
            <text:p>0.0570525363</text:p>
          </table:table-cell>
          <table:table-cell/>
          <table:table-cell table:style-name="ce53" table:formula="of:=MAX([.AE30:.AE131])" office:value-type="float" office:value="0.0570891082289117" calcext:value-type="float">
            <text:p>0.0571</text:p>
          </table:table-cell>
          <table:table-cell table:style-name="ce53" table:formula="of:=MAX([.AH30:.AH131])" office:value-type="float" office:value="0.0570672757461301" calcext:value-type="float">
            <text:p>0.0571</text:p>
          </table:table-cell>
          <table:table-cell table:style-name="ce53" table:formula="of:=([.AJ40]+[.AK40])/2" office:value-type="float" office:value="0.0570781919875209" calcext:value-type="float">
            <text:p>0.057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table:style-name="ce16" office:value-type="float" office:value="-2.6" calcext:value-type="float">
            <text:p>-2.6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0.003838" calcext:value-type="float">
            <text:p>0.003838</text:p>
          </table:table-cell>
          <table:table-cell table:number-columns-repeated="2"/>
          <table:table-cell table:style-name="ce37" office:value-type="float" office:value="-20" calcext:value-type="float">
            <text:p>-20</text:p>
          </table:table-cell>
          <table:table-cell table:style-name="ce37" table:formula="of:=[.B34]/[.$M$8]" office:value-type="float" office:value="3.83021123953766" calcext:value-type="float">
            <text:p>3.8302112395</text:p>
          </table:table-cell>
          <table:table-cell table:style-name="ce37" table:formula="of:=[.$M$6]/[.$M$8]+[.B34]*[.$O$6]/([.$M$8]*[.$M$8])" office:value-type="float" office:value="0.00214135449567686" calcext:value-type="float">
            <text:p>0.0021413545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formula="of:=[.B136]/[.$M$8]" office:value-type="float" office:value="3.84017536867278" calcext:value-type="float">
            <text:p>3.8401753687</text:p>
          </table:table-cell>
          <table:table-cell table:style-name="ce37" table:formula="of:=[.$M$6]/[.$M$8]+[.B136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7" calcext:value-type="float">
            <text:p>-37</text:p>
          </table:table-cell>
          <table:table-cell table:style-name="ce45" table:formula="of:=([.N24]-[.$T$9])/[.$T$9]*100" office:value-type="float" office:value="0.286682303883242" calcext:value-type="float">
            <text:p>0.2866823039</text:p>
          </table:table-cell>
          <table:table-cell table:style-name="ce45" table:formula="of:=[.O24]/[.$T$9]+[.N24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38" calcext:value-type="float">
            <text:p>38</text:p>
          </table:table-cell>
          <table:table-cell table:style-name="ce45" table:formula="of:=([.Q24]-[.$U$9])/[.$U$9]*100" office:value-type="float" office:value="0.390828556539867" calcext:value-type="float">
            <text:p>0.3908285565</text:p>
          </table:table-cell>
          <table:table-cell table:style-name="ce45" table:formula="of:=[.R24]/[.$U$9]+[.Q24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39" calcext:value-type="float">
            <text:p>-39</text:p>
          </table:table-cell>
          <table:table-cell table:style-name="ce50" table:formula="of:=([.N22]-[.$AB$11])/[.$AB$11]*100" office:value-type="float" office:value="0.680272108843657" calcext:value-type="float">
            <text:p>0.6802721088</text:p>
          </table:table-cell>
          <table:table-cell table:style-name="ce50" table:formula="of:=[.O22]/[.$AB$11]+[.N22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40" calcext:value-type="float">
            <text:p>40</text:p>
          </table:table-cell>
          <table:table-cell table:style-name="ce50" table:formula="of:=([.Q22]-[.$AE$11])/[.$AE$11]*100" office:value-type="float" office:value="0.784724038712951" calcext:value-type="float">
            <text:p>0.7847240387</text:p>
          </table:table-cell>
          <table:table-cell table:style-name="ce50" table:formula="of:=[.R22]/[.$AE$11]+[.Q22]*[.$AF$11]/([.$AE$11]*[.$AE$11])*100" office:value-type="float" office:value="0.0570525363322571" calcext:value-type="float">
            <text:p>0.0570525363</text:p>
          </table:table-cell>
          <table:table-cell/>
          <table:table-cell table:style-name="ce9"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table:style-name="ce16" office:value-type="float" office:value="-2.4" calcext:value-type="float">
            <text:p>-2.4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0.003838" calcext:value-type="float">
            <text:p>0.003838</text:p>
          </table:table-cell>
          <table:table-cell table:number-columns-repeated="2"/>
          <table:table-cell table:style-name="ce37" office:value-type="float" office:value="-19" calcext:value-type="float">
            <text:p>-19</text:p>
          </table:table-cell>
          <table:table-cell table:style-name="ce37" table:formula="of:=[.B35]/[.$M$8]" office:value-type="float" office:value="3.83021123953766" calcext:value-type="float">
            <text:p>3.8302112395</text:p>
          </table:table-cell>
          <table:table-cell table:style-name="ce37" table:formula="of:=[.$M$6]/[.$M$8]+[.B35]*[.$O$6]/([.$M$8]*[.$M$8])" office:value-type="float" office:value="0.00214135449567686" calcext:value-type="float">
            <text:p>0.0021413545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B137]/[.$M$8]" office:value-type="float" office:value="3.84017536867278" calcext:value-type="float">
            <text:p>3.8401753687</text:p>
          </table:table-cell>
          <table:table-cell table:style-name="ce37" table:formula="of:=[.$M$6]/[.$M$8]+[.B137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6" calcext:value-type="float">
            <text:p>-36</text:p>
          </table:table-cell>
          <table:table-cell table:style-name="ce45" table:formula="of:=([.N25]-[.$T$9])/[.$T$9]*100" office:value-type="float" office:value="0.286682303883242" calcext:value-type="float">
            <text:p>0.2866823039</text:p>
          </table:table-cell>
          <table:table-cell table:style-name="ce45" table:formula="of:=[.O25]/[.$T$9]+[.N25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37" calcext:value-type="float">
            <text:p>37</text:p>
          </table:table-cell>
          <table:table-cell table:style-name="ce45" table:formula="of:=([.Q25]-[.$U$9])/[.$U$9]*100" office:value-type="float" office:value="0.390828556539867" calcext:value-type="float">
            <text:p>0.3908285565</text:p>
          </table:table-cell>
          <table:table-cell table:style-name="ce45" table:formula="of:=[.R25]/[.$U$9]+[.Q25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38" calcext:value-type="float">
            <text:p>-38</text:p>
          </table:table-cell>
          <table:table-cell table:style-name="ce50" table:formula="of:=([.N23]-[.$AB$11])/[.$AB$11]*100" office:value-type="float" office:value="0.680272108843657" calcext:value-type="float">
            <text:p>0.6802721088</text:p>
          </table:table-cell>
          <table:table-cell table:style-name="ce50" table:formula="of:=[.O23]/[.$AB$11]+[.N23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39" calcext:value-type="float">
            <text:p>39</text:p>
          </table:table-cell>
          <table:table-cell table:style-name="ce50" table:formula="of:=([.Q23]-[.$AE$11])/[.$AE$11]*100" office:value-type="float" office:value="0.784724038712951" calcext:value-type="float">
            <text:p>0.7847240387</text:p>
          </table:table-cell>
          <table:table-cell table:style-name="ce50" table:formula="of:=[.R23]/[.$AE$11]+[.Q23]*[.$AF$11]/([.$AE$11]*[.$AE$11])*100" office:value-type="float" office:value="0.0570525363322571" calcext:value-type="float">
            <text:p>0.0570525363</text:p>
          </table:table-cell>
          <table:table-cell/>
          <table:table-cell table:style-name="ce9"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table:style-name="ce16" office:value-type="float" office:value="-2.2" calcext:value-type="float">
            <text:p>-2.2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2.2" calcext:value-type="float">
            <text:p>2.2</text:p>
          </table:table-cell>
          <table:table-cell table:style-name="ce16" office:value-type="float" office:value="0.003838" calcext:value-type="float">
            <text:p>0.003838</text:p>
          </table:table-cell>
          <table:table-cell table:number-columns-repeated="2"/>
          <table:table-cell table:style-name="ce37" office:value-type="float" office:value="-18" calcext:value-type="float">
            <text:p>-18</text:p>
          </table:table-cell>
          <table:table-cell table:style-name="ce37" table:formula="of:=[.B36]/[.$M$8]" office:value-type="float" office:value="3.83021123953766" calcext:value-type="float">
            <text:p>3.8302112395</text:p>
          </table:table-cell>
          <table:table-cell table:style-name="ce37" table:formula="of:=[.$M$6]/[.$M$8]+[.B36]*[.$O$6]/([.$M$8]*[.$M$8])" office:value-type="float" office:value="0.00214135449567686" calcext:value-type="float">
            <text:p>0.0021413545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formula="of:=[.B138]/[.$M$8]" office:value-type="float" office:value="3.84017536867278" calcext:value-type="float">
            <text:p>3.8401753687</text:p>
          </table:table-cell>
          <table:table-cell table:style-name="ce37" table:formula="of:=[.$M$6]/[.$M$8]+[.B138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5" calcext:value-type="float">
            <text:p>-35</text:p>
          </table:table-cell>
          <table:table-cell table:style-name="ce45" table:formula="of:=([.N26]-[.$T$9])/[.$T$9]*100" office:value-type="float" office:value="0.286682303883242" calcext:value-type="float">
            <text:p>0.2866823039</text:p>
          </table:table-cell>
          <table:table-cell table:style-name="ce45" table:formula="of:=[.O26]/[.$T$9]+[.N26]*[.$T$18]/([.$T$9]*[.$T$9])*100" office:value-type="float" office:value="0.0566752275493855" calcext:value-type="float">
            <text:p>0.0566752275</text:p>
          </table:table-cell>
          <table:table-cell table:style-name="ce45" office:value-type="float" office:value="36" calcext:value-type="float">
            <text:p>36</text:p>
          </table:table-cell>
          <table:table-cell table:style-name="ce45" table:formula="of:=([.Q26]-[.$U$9])/[.$U$9]*100" office:value-type="float" office:value="0.390828556539867" calcext:value-type="float">
            <text:p>0.3908285565</text:p>
          </table:table-cell>
          <table:table-cell table:style-name="ce45" table:formula="of:=[.R26]/[.$U$9]+[.Q26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37" calcext:value-type="float">
            <text:p>-37</text:p>
          </table:table-cell>
          <table:table-cell table:style-name="ce50" table:formula="of:=([.N24]-[.$AB$11])/[.$AB$11]*100" office:value-type="float" office:value="0.680272108843657" calcext:value-type="float">
            <text:p>0.6802721088</text:p>
          </table:table-cell>
          <table:table-cell table:style-name="ce50" table:formula="of:=[.O24]/[.$AB$11]+[.N24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38" calcext:value-type="float">
            <text:p>38</text:p>
          </table:table-cell>
          <table:table-cell table:style-name="ce50" table:formula="of:=([.Q24]-[.$AE$11])/[.$AE$11]*100" office:value-type="float" office:value="0.784724038712951" calcext:value-type="float">
            <text:p>0.7847240387</text:p>
          </table:table-cell>
          <table:table-cell table:style-name="ce50" table:formula="of:=[.R24]/[.$AE$11]+[.Q24]*[.$AF$11]/([.$AE$11]*[.$AE$11])*100" office:value-type="float" office:value="0.0570525363322571" calcext:value-type="float">
            <text:p>0.0570525363</text:p>
          </table:table-cell>
          <table:table-cell/>
          <table:table-cell table:style-name="ce10"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003838" calcext:value-type="float">
            <text:p>0.003838</text:p>
          </table:table-cell>
          <table:table-cell table:number-columns-repeated="2"/>
          <table:table-cell table:style-name="ce37" office:value-type="float" office:value="-17" calcext:value-type="float">
            <text:p>-17</text:p>
          </table:table-cell>
          <table:table-cell table:style-name="ce37" table:formula="of:=[.B37]/[.$M$8]" office:value-type="float" office:value="3.83021123953766" calcext:value-type="float">
            <text:p>3.8302112395</text:p>
          </table:table-cell>
          <table:table-cell table:style-name="ce37" table:formula="of:=[.$M$6]/[.$M$8]+[.B37]*[.$O$6]/([.$M$8]*[.$M$8])" office:value-type="float" office:value="0.00214135449567686" calcext:value-type="float">
            <text:p>0.0021413545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[.B139]/[.$M$8]" office:value-type="float" office:value="3.84017536867278" calcext:value-type="float">
            <text:p>3.8401753687</text:p>
          </table:table-cell>
          <table:table-cell table:style-name="ce37" table:formula="of:=[.$M$6]/[.$M$8]+[.B139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4" calcext:value-type="float">
            <text:p>-34</text:p>
          </table:table-cell>
          <table:table-cell table:style-name="ce45" table:formula="of:=([.N27]-[.$T$9])/[.$T$9]*100" office:value-type="float" office:value="0.260620276257487" calcext:value-type="float">
            <text:p>0.2606202763</text:p>
          </table:table-cell>
          <table:table-cell table:style-name="ce45" table:formula="of:=[.O27]/[.$T$9]+[.N27]*[.$T$18]/([.$T$9]*[.$T$9])*100" office:value-type="float" office:value="0.0566605667886596" calcext:value-type="float">
            <text:p>0.0566605668</text:p>
          </table:table-cell>
          <table:table-cell table:style-name="ce45" office:value-type="float" office:value="35" calcext:value-type="float">
            <text:p>35</text:p>
          </table:table-cell>
          <table:table-cell table:style-name="ce45" table:formula="of:=([.Q27]-[.$U$9])/[.$U$9]*100" office:value-type="float" office:value="0.390828556539867" calcext:value-type="float">
            <text:p>0.3908285565</text:p>
          </table:table-cell>
          <table:table-cell table:style-name="ce45" table:formula="of:=[.R27]/[.$U$9]+[.Q2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36" calcext:value-type="float">
            <text:p>-36</text:p>
          </table:table-cell>
          <table:table-cell table:style-name="ce50" table:formula="of:=([.N25]-[.$AB$11])/[.$AB$11]*100" office:value-type="float" office:value="0.680272108843657" calcext:value-type="float">
            <text:p>0.6802721088</text:p>
          </table:table-cell>
          <table:table-cell table:style-name="ce50" table:formula="of:=[.O25]/[.$AB$11]+[.N25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37" calcext:value-type="float">
            <text:p>37</text:p>
          </table:table-cell>
          <table:table-cell table:style-name="ce50" table:formula="of:=([.Q25]-[.$AE$11])/[.$AE$11]*100" office:value-type="float" office:value="0.784724038712951" calcext:value-type="float">
            <text:p>0.7847240387</text:p>
          </table:table-cell>
          <table:table-cell table:style-name="ce50" table:formula="of:=[.R25]/[.$AE$11]+[.Q25]*[.$AF$11]/([.$AE$11]*[.$AE$11])*100" office:value-type="float" office:value="0.0570525363322571" calcext:value-type="float">
            <text:p>0.0570525363</text:p>
          </table:table-cell>
          <table:table-cell/>
          <table:table-cell table:style-name="ce10"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table:style-name="ce16" office:value-type="float" office:value="-1.8" calcext:value-type="float">
            <text:p>-1.8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0.003838" calcext:value-type="float">
            <text:p>0.003838</text:p>
          </table:table-cell>
          <table:table-cell table:number-columns-repeated="2"/>
          <table:table-cell table:style-name="ce37" office:value-type="float" office:value="-16" calcext:value-type="float">
            <text:p>-16</text:p>
          </table:table-cell>
          <table:table-cell table:style-name="ce37" table:formula="of:=[.B38]/[.$M$8]" office:value-type="float" office:value="3.83021123953766" calcext:value-type="float">
            <text:p>3.8302112395</text:p>
          </table:table-cell>
          <table:table-cell table:style-name="ce37" table:formula="of:=[.$M$6]/[.$M$8]+[.B38]*[.$O$6]/([.$M$8]*[.$M$8])" office:value-type="float" office:value="0.00214135449567686" calcext:value-type="float">
            <text:p>0.0021413545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formula="of:=[.B140]/[.$M$8]" office:value-type="float" office:value="3.84017536867278" calcext:value-type="float">
            <text:p>3.8401753687</text:p>
          </table:table-cell>
          <table:table-cell table:style-name="ce37" table:formula="of:=[.$M$6]/[.$M$8]+[.B140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3" calcext:value-type="float">
            <text:p>-33</text:p>
          </table:table-cell>
          <table:table-cell table:style-name="ce45" table:formula="of:=([.N28]-[.$T$9])/[.$T$9]*100" office:value-type="float" office:value="0.260620276257487" calcext:value-type="float">
            <text:p>0.2606202763</text:p>
          </table:table-cell>
          <table:table-cell table:style-name="ce45" table:formula="of:=[.O28]/[.$T$9]+[.N28]*[.$T$18]/([.$T$9]*[.$T$9])*100" office:value-type="float" office:value="0.0566605667886596" calcext:value-type="float">
            <text:p>0.0566605668</text:p>
          </table:table-cell>
          <table:table-cell table:style-name="ce45" office:value-type="float" office:value="34" calcext:value-type="float">
            <text:p>34</text:p>
          </table:table-cell>
          <table:table-cell table:style-name="ce45" table:formula="of:=([.Q28]-[.$U$9])/[.$U$9]*100" office:value-type="float" office:value="0.390828556539867" calcext:value-type="float">
            <text:p>0.3908285565</text:p>
          </table:table-cell>
          <table:table-cell table:style-name="ce45" table:formula="of:=[.R28]/[.$U$9]+[.Q2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35" calcext:value-type="float">
            <text:p>-35</text:p>
          </table:table-cell>
          <table:table-cell table:style-name="ce50" table:formula="of:=([.N26]-[.$AB$11])/[.$AB$11]*100" office:value-type="float" office:value="0.680272108843657" calcext:value-type="float">
            <text:p>0.6802721088</text:p>
          </table:table-cell>
          <table:table-cell table:style-name="ce50" table:formula="of:=[.O26]/[.$AB$11]+[.N26]*[.$AC$11]/([.$AB$11]*[.$AB$11])*100" office:value-type="float" office:value="0.0570006378628866" calcext:value-type="float">
            <text:p>0.0570006379</text:p>
          </table:table-cell>
          <table:table-cell table:style-name="ce50" office:value-type="float" office:value="36" calcext:value-type="float">
            <text:p>36</text:p>
          </table:table-cell>
          <table:table-cell table:style-name="ce50" table:formula="of:=([.Q26]-[.$AE$11])/[.$AE$11]*100" office:value-type="float" office:value="0.784724038712951" calcext:value-type="float">
            <text:p>0.7847240387</text:p>
          </table:table-cell>
          <table:table-cell table:style-name="ce50" table:formula="of:=[.R26]/[.$AE$11]+[.Q26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table:style-name="ce16" office:value-type="float" office:value="-1.6" calcext:value-type="float">
            <text:p>-1.6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1.6" calcext:value-type="float">
            <text:p>1.6</text:p>
          </table:table-cell>
          <table:table-cell table:style-name="ce16" office:value-type="float" office:value="0.003837" calcext:value-type="float">
            <text:p>0.003837</text:p>
          </table:table-cell>
          <table:table-cell table:number-columns-repeated="2"/>
          <table:table-cell table:style-name="ce37" office:value-type="float" office:value="-15" calcext:value-type="float">
            <text:p>-15</text:p>
          </table:table-cell>
          <table:table-cell table:style-name="ce37" table:formula="of:=[.B39]/[.$M$8]" office:value-type="float" office:value="3.83021123953766" calcext:value-type="float">
            <text:p>3.8302112395</text:p>
          </table:table-cell>
          <table:table-cell table:style-name="ce37" table:formula="of:=[.$M$6]/[.$M$8]+[.B39]*[.$O$6]/([.$M$8]*[.$M$8])" office:value-type="float" office:value="0.00214135449567686" calcext:value-type="float">
            <text:p>0.0021413545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[.B141]/[.$M$8]" office:value-type="float" office:value="3.84017536867278" calcext:value-type="float">
            <text:p>3.8401753687</text:p>
          </table:table-cell>
          <table:table-cell table:style-name="ce37" table:formula="of:=[.$M$6]/[.$M$8]+[.B141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2" calcext:value-type="float">
            <text:p>-32</text:p>
          </table:table-cell>
          <table:table-cell table:style-name="ce45" table:formula="of:=([.N29]-[.$T$9])/[.$T$9]*100" office:value-type="float" office:value="0.260620276257487" calcext:value-type="float">
            <text:p>0.2606202763</text:p>
          </table:table-cell>
          <table:table-cell table:style-name="ce45" table:formula="of:=[.O29]/[.$T$9]+[.N29]*[.$T$18]/([.$T$9]*[.$T$9])*100" office:value-type="float" office:value="0.0566605667886596" calcext:value-type="float">
            <text:p>0.0566605668</text:p>
          </table:table-cell>
          <table:table-cell table:style-name="ce45" office:value-type="float" office:value="33" calcext:value-type="float">
            <text:p>33</text:p>
          </table:table-cell>
          <table:table-cell table:style-name="ce45" table:formula="of:=([.Q29]-[.$U$9])/[.$U$9]*100" office:value-type="float" office:value="0.416883793642531" calcext:value-type="float">
            <text:p>0.4168837936</text:p>
          </table:table-cell>
          <table:table-cell table:style-name="ce45" table:formula="of:=[.R29]/[.$U$9]+[.Q2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34" calcext:value-type="float">
            <text:p>-34</text:p>
          </table:table-cell>
          <table:table-cell table:style-name="ce50" table:formula="of:=([.N27]-[.$AB$11])/[.$AB$11]*100" office:value-type="float" office:value="0.654107796965053" calcext:value-type="float">
            <text:p>0.654107797</text:p>
          </table:table-cell>
          <table:table-cell table:style-name="ce50" table:formula="of:=[.O27]/[.$AB$11]+[.N27]*[.$AC$11]/([.$AB$11]*[.$AB$11])*100" office:value-type="float" office:value="0.0569858928018824" calcext:value-type="float">
            <text:p>0.0569858928</text:p>
          </table:table-cell>
          <table:table-cell table:style-name="ce50" office:value-type="float" office:value="35" calcext:value-type="float">
            <text:p>35</text:p>
          </table:table-cell>
          <table:table-cell table:style-name="ce50" table:formula="of:=([.Q27]-[.$AE$11])/[.$AE$11]*100" office:value-type="float" office:value="0.784724038712951" calcext:value-type="float">
            <text:p>0.7847240387</text:p>
          </table:table-cell>
          <table:table-cell table:style-name="ce50" table:formula="of:=[.R27]/[.$AE$11]+[.Q27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table:style-name="ce16" office:value-type="float" office:value="-1.4" calcext:value-type="float">
            <text:p>-1.4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1.4" calcext:value-type="float">
            <text:p>1.4</text:p>
          </table:table-cell>
          <table:table-cell table:style-name="ce16" office:value-type="float" office:value="0.003837" calcext:value-type="float">
            <text:p>0.003837</text:p>
          </table:table-cell>
          <table:table-cell table:number-columns-repeated="2"/>
          <table:table-cell table:style-name="ce37" office:value-type="float" office:value="-14" calcext:value-type="float">
            <text:p>-14</text:p>
          </table:table-cell>
          <table:table-cell table:style-name="ce37" table:formula="of:=[.B40]/[.$M$8]" office:value-type="float" office:value="3.83021123953766" calcext:value-type="float">
            <text:p>3.8302112395</text:p>
          </table:table-cell>
          <table:table-cell table:style-name="ce37" table:formula="of:=[.$M$6]/[.$M$8]+[.B40]*[.$O$6]/([.$M$8]*[.$M$8])" office:value-type="float" office:value="0.00214135449567686" calcext:value-type="float">
            <text:p>0.0021413545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formula="of:=[.B142]/[.$M$8]" office:value-type="float" office:value="3.84017536867278" calcext:value-type="float">
            <text:p>3.8401753687</text:p>
          </table:table-cell>
          <table:table-cell table:style-name="ce37" table:formula="of:=[.$M$6]/[.$M$8]+[.B142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1" calcext:value-type="float">
            <text:p>-31</text:p>
          </table:table-cell>
          <table:table-cell table:style-name="ce45" table:formula="of:=([.N30]-[.$T$9])/[.$T$9]*100" office:value-type="float" office:value="0.260620276257487" calcext:value-type="float">
            <text:p>0.2606202763</text:p>
          </table:table-cell>
          <table:table-cell table:style-name="ce45" table:formula="of:=[.O30]/[.$T$9]+[.N30]*[.$T$18]/([.$T$9]*[.$T$9])*100" office:value-type="float" office:value="0.0566605667886596" calcext:value-type="float">
            <text:p>0.0566605668</text:p>
          </table:table-cell>
          <table:table-cell table:style-name="ce45" office:value-type="float" office:value="32" calcext:value-type="float">
            <text:p>32</text:p>
          </table:table-cell>
          <table:table-cell table:style-name="ce45" table:formula="of:=([.Q30]-[.$U$9])/[.$U$9]*100" office:value-type="float" office:value="0.390828556539867" calcext:value-type="float">
            <text:p>0.3908285565</text:p>
          </table:table-cell>
          <table:table-cell table:style-name="ce45" table:formula="of:=[.R30]/[.$U$9]+[.Q30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33" calcext:value-type="float">
            <text:p>-33</text:p>
          </table:table-cell>
          <table:table-cell table:style-name="ce50" table:formula="of:=([.N28]-[.$AB$11])/[.$AB$11]*100" office:value-type="float" office:value="0.654107796965053" calcext:value-type="float">
            <text:p>0.654107797</text:p>
          </table:table-cell>
          <table:table-cell table:style-name="ce50" table:formula="of:=[.O28]/[.$AB$11]+[.N28]*[.$AC$11]/([.$AB$11]*[.$AB$11])*100" office:value-type="float" office:value="0.0569858928018824" calcext:value-type="float">
            <text:p>0.0569858928</text:p>
          </table:table-cell>
          <table:table-cell table:style-name="ce50" office:value-type="float" office:value="34" calcext:value-type="float">
            <text:p>34</text:p>
          </table:table-cell>
          <table:table-cell table:style-name="ce50" table:formula="of:=([.Q28]-[.$AE$11])/[.$AE$11]*100" office:value-type="float" office:value="0.784724038712951" calcext:value-type="float">
            <text:p>0.7847240387</text:p>
          </table:table-cell>
          <table:table-cell table:style-name="ce50" table:formula="of:=[.R28]/[.$AE$11]+[.Q28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table:style-name="ce16" office:value-type="float" office:value="-1.2" calcext:value-type="float">
            <text:p>-1.2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0.003836" calcext:value-type="float">
            <text:p>0.003836</text:p>
          </table:table-cell>
          <table:table-cell table:number-columns-repeated="2"/>
          <table:table-cell table:style-name="ce37" office:value-type="float" office:value="-13" calcext:value-type="float">
            <text:p>-13</text:p>
          </table:table-cell>
          <table:table-cell table:style-name="ce37" table:formula="of:=[.B41]/[.$M$8]" office:value-type="float" office:value="3.82921482662415" calcext:value-type="float">
            <text:p>3.8292148266</text:p>
          </table:table-cell>
          <table:table-cell table:style-name="ce37" table:formula="of:=[.$M$6]/[.$M$8]+[.B41]*[.$O$6]/([.$M$8]*[.$M$8])" office:value-type="float" office:value="0.0021410566440686" calcext:value-type="float">
            <text:p>0.0021410566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formula="of:=[.B143]/[.$M$8]" office:value-type="float" office:value="3.84017536867278" calcext:value-type="float">
            <text:p>3.8401753687</text:p>
          </table:table-cell>
          <table:table-cell table:style-name="ce37" table:formula="of:=[.$M$6]/[.$M$8]+[.B143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30" calcext:value-type="float">
            <text:p>-30</text:p>
          </table:table-cell>
          <table:table-cell table:style-name="ce45" table:formula="of:=([.N31]-[.$T$9])/[.$T$9]*100" office:value-type="float" office:value="0.260620276257487" calcext:value-type="float">
            <text:p>0.2606202763</text:p>
          </table:table-cell>
          <table:table-cell table:style-name="ce45" table:formula="of:=[.O31]/[.$T$9]+[.N31]*[.$T$18]/([.$T$9]*[.$T$9])*100" office:value-type="float" office:value="0.0566605667886596" calcext:value-type="float">
            <text:p>0.0566605668</text:p>
          </table:table-cell>
          <table:table-cell table:style-name="ce45" office:value-type="float" office:value="31" calcext:value-type="float">
            <text:p>31</text:p>
          </table:table-cell>
          <table:table-cell table:style-name="ce45" table:formula="of:=([.Q31]-[.$U$9])/[.$U$9]*100" office:value-type="float" office:value="0.416883793642531" calcext:value-type="float">
            <text:p>0.4168837936</text:p>
          </table:table-cell>
          <table:table-cell table:style-name="ce45" table:formula="of:=[.R31]/[.$U$9]+[.Q3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32" calcext:value-type="float">
            <text:p>-32</text:p>
          </table:table-cell>
          <table:table-cell table:style-name="ce50" table:formula="of:=([.N29]-[.$AB$11])/[.$AB$11]*100" office:value-type="float" office:value="0.654107796965053" calcext:value-type="float">
            <text:p>0.654107797</text:p>
          </table:table-cell>
          <table:table-cell table:style-name="ce50" table:formula="of:=[.O29]/[.$AB$11]+[.N29]*[.$AC$11]/([.$AB$11]*[.$AB$11])*100" office:value-type="float" office:value="0.0569858928018824" calcext:value-type="float">
            <text:p>0.0569858928</text:p>
          </table:table-cell>
          <table:table-cell table:style-name="ce50" office:value-type="float" office:value="33" calcext:value-type="float">
            <text:p>33</text:p>
          </table:table-cell>
          <table:table-cell table:style-name="ce50" table:formula="of:=([.Q29]-[.$AE$11])/[.$AE$11]*100" office:value-type="float" office:value="0.810881506670059" calcext:value-type="float">
            <text:p>0.8108815067</text:p>
          </table:table-cell>
          <table:table-cell table:style-name="ce50" table:formula="of:=[.R29]/[.$AE$11]+[.Q2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03835" calcext:value-type="float">
            <text:p>0.003835</text:p>
          </table:table-cell>
          <table:table-cell table:number-columns-repeated="2"/>
          <table:table-cell table:style-name="ce37" office:value-type="float" office:value="-12" calcext:value-type="float">
            <text:p>-12</text:p>
          </table:table-cell>
          <table:table-cell table:style-name="ce37" table:formula="of:=[.B42]/[.$M$8]" office:value-type="float" office:value="3.82921482662415" calcext:value-type="float">
            <text:p>3.8292148266</text:p>
          </table:table-cell>
          <table:table-cell table:style-name="ce37" table:formula="of:=[.$M$6]/[.$M$8]+[.B42]*[.$O$6]/([.$M$8]*[.$M$8])" office:value-type="float" office:value="0.0021410566440686" calcext:value-type="float">
            <text:p>0.0021410566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formula="of:=[.B144]/[.$M$8]" office:value-type="float" office:value="3.84017536867278" calcext:value-type="float">
            <text:p>3.8401753687</text:p>
          </table:table-cell>
          <table:table-cell table:style-name="ce37" table:formula="of:=[.$M$6]/[.$M$8]+[.B144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29" calcext:value-type="float">
            <text:p>-29</text:p>
          </table:table-cell>
          <table:table-cell table:style-name="ce45" table:formula="of:=([.N32]-[.$T$9])/[.$T$9]*100" office:value-type="float" office:value="0.260620276257487" calcext:value-type="float">
            <text:p>0.2606202763</text:p>
          </table:table-cell>
          <table:table-cell table:style-name="ce45" table:formula="of:=[.O32]/[.$T$9]+[.N32]*[.$T$18]/([.$T$9]*[.$T$9])*100" office:value-type="float" office:value="0.0566605667886596" calcext:value-type="float">
            <text:p>0.0566605668</text:p>
          </table:table-cell>
          <table:table-cell table:style-name="ce45" office:value-type="float" office:value="30" calcext:value-type="float">
            <text:p>30</text:p>
          </table:table-cell>
          <table:table-cell table:style-name="ce45" table:formula="of:=([.Q32]-[.$U$9])/[.$U$9]*100" office:value-type="float" office:value="0.416883793642531" calcext:value-type="float">
            <text:p>0.4168837936</text:p>
          </table:table-cell>
          <table:table-cell table:style-name="ce45" table:formula="of:=[.R32]/[.$U$9]+[.Q3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31" calcext:value-type="float">
            <text:p>-31</text:p>
          </table:table-cell>
          <table:table-cell table:style-name="ce50" table:formula="of:=([.N30]-[.$AB$11])/[.$AB$11]*100" office:value-type="float" office:value="0.654107796965053" calcext:value-type="float">
            <text:p>0.654107797</text:p>
          </table:table-cell>
          <table:table-cell table:style-name="ce50" table:formula="of:=[.O30]/[.$AB$11]+[.N30]*[.$AC$11]/([.$AB$11]*[.$AB$11])*100" office:value-type="float" office:value="0.0569858928018824" calcext:value-type="float">
            <text:p>0.0569858928</text:p>
          </table:table-cell>
          <table:table-cell table:style-name="ce50" office:value-type="float" office:value="32" calcext:value-type="float">
            <text:p>32</text:p>
          </table:table-cell>
          <table:table-cell table:style-name="ce50" table:formula="of:=([.Q30]-[.$AE$11])/[.$AE$11]*100" office:value-type="float" office:value="0.784724038712951" calcext:value-type="float">
            <text:p>0.7847240387</text:p>
          </table:table-cell>
          <table:table-cell table:style-name="ce50" table:formula="of:=[.R30]/[.$AE$11]+[.Q30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table:style-name="ce16" office:value-type="float" office:value="-0.8" calcext:value-type="float">
            <text:p>-0.8</text:p>
          </table:table-cell>
          <table:table-cell table:style-name="ce16" office:value-type="float" office:value="0.003822" calcext:value-type="float">
            <text:p>0.003822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003835" calcext:value-type="float">
            <text:p>0.003835</text:p>
          </table:table-cell>
          <table:table-cell table:number-columns-repeated="2"/>
          <table:table-cell table:style-name="ce37" office:value-type="float" office:value="-11" calcext:value-type="float">
            <text:p>-11</text:p>
          </table:table-cell>
          <table:table-cell table:style-name="ce37" table:formula="of:=[.B43]/[.$M$8]" office:value-type="float" office:value="3.82821841371064" calcext:value-type="float">
            <text:p>3.8282184137</text:p>
          </table:table-cell>
          <table:table-cell table:style-name="ce37" table:formula="of:=[.$M$6]/[.$M$8]+[.B43]*[.$O$6]/([.$M$8]*[.$M$8])" office:value-type="float" office:value="0.00214075879246034" calcext:value-type="float">
            <text:p>0.0021407588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formula="of:=[.B145]/[.$M$8]" office:value-type="float" office:value="3.84017536867278" calcext:value-type="float">
            <text:p>3.8401753687</text:p>
          </table:table-cell>
          <table:table-cell table:style-name="ce37" table:formula="of:=[.$M$6]/[.$M$8]+[.B145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28" calcext:value-type="float">
            <text:p>-28</text:p>
          </table:table-cell>
          <table:table-cell table:style-name="ce45" table:formula="of:=([.N33]-[.$T$9])/[.$T$9]*100" office:value-type="float" office:value="0.260620276257487" calcext:value-type="float">
            <text:p>0.2606202763</text:p>
          </table:table-cell>
          <table:table-cell table:style-name="ce45" table:formula="of:=[.O33]/[.$T$9]+[.N33]*[.$T$18]/([.$T$9]*[.$T$9])*100" office:value-type="float" office:value="0.0566605667886596" calcext:value-type="float">
            <text:p>0.0566605668</text:p>
          </table:table-cell>
          <table:table-cell table:style-name="ce45" office:value-type="float" office:value="29" calcext:value-type="float">
            <text:p>29</text:p>
          </table:table-cell>
          <table:table-cell table:style-name="ce45" table:formula="of:=([.Q33]-[.$U$9])/[.$U$9]*100" office:value-type="float" office:value="0.416883793642531" calcext:value-type="float">
            <text:p>0.4168837936</text:p>
          </table:table-cell>
          <table:table-cell table:style-name="ce45" table:formula="of:=[.R33]/[.$U$9]+[.Q3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30" calcext:value-type="float">
            <text:p>-30</text:p>
          </table:table-cell>
          <table:table-cell table:style-name="ce50" table:formula="of:=([.N31]-[.$AB$11])/[.$AB$11]*100" office:value-type="float" office:value="0.654107796965053" calcext:value-type="float">
            <text:p>0.654107797</text:p>
          </table:table-cell>
          <table:table-cell table:style-name="ce50" table:formula="of:=[.O31]/[.$AB$11]+[.N31]*[.$AC$11]/([.$AB$11]*[.$AB$11])*100" office:value-type="float" office:value="0.0569858928018824" calcext:value-type="float">
            <text:p>0.0569858928</text:p>
          </table:table-cell>
          <table:table-cell table:style-name="ce50" office:value-type="float" office:value="31" calcext:value-type="float">
            <text:p>31</text:p>
          </table:table-cell>
          <table:table-cell table:style-name="ce50" table:formula="of:=([.Q31]-[.$AE$11])/[.$AE$11]*100" office:value-type="float" office:value="0.810881506670059" calcext:value-type="float">
            <text:p>0.8108815067</text:p>
          </table:table-cell>
          <table:table-cell table:style-name="ce50" table:formula="of:=[.R31]/[.$AE$11]+[.Q3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table:style-name="ce16" office:value-type="float" office:value="-0.6" calcext:value-type="float">
            <text:p>-0.6</text:p>
          </table:table-cell>
          <table:table-cell table:style-name="ce16" office:value-type="float" office:value="0.003822" calcext:value-type="float">
            <text:p>0.003822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003834" calcext:value-type="float">
            <text:p>0.003834</text:p>
          </table:table-cell>
          <table:table-cell table:number-columns-repeated="2"/>
          <table:table-cell table:style-name="ce37" office:value-type="float" office:value="-10" calcext:value-type="float">
            <text:p>-10</text:p>
          </table:table-cell>
          <table:table-cell table:style-name="ce37" table:formula="of:=[.B44]/[.$M$8]" office:value-type="float" office:value="3.82821841371064" calcext:value-type="float">
            <text:p>3.8282184137</text:p>
          </table:table-cell>
          <table:table-cell table:style-name="ce37" table:formula="of:=[.$M$6]/[.$M$8]+[.B44]*[.$O$6]/([.$M$8]*[.$M$8])" office:value-type="float" office:value="0.00214075879246034" calcext:value-type="float">
            <text:p>0.0021407588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formula="of:=[.B146]/[.$M$8]" office:value-type="float" office:value="3.84017536867278" calcext:value-type="float">
            <text:p>3.8401753687</text:p>
          </table:table-cell>
          <table:table-cell table:style-name="ce37" table:formula="of:=[.$M$6]/[.$M$8]+[.B146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27" calcext:value-type="float">
            <text:p>-27</text:p>
          </table:table-cell>
          <table:table-cell table:style-name="ce45" table:formula="of:=([.N34]-[.$T$9])/[.$T$9]*100" office:value-type="float" office:value="0.234558248631743" calcext:value-type="float">
            <text:p>0.2345582486</text:p>
          </table:table-cell>
          <table:table-cell table:style-name="ce45" table:formula="of:=[.O34]/[.$T$9]+[.N34]*[.$T$18]/([.$T$9]*[.$T$9])*100" office:value-type="float" office:value="0.0566459060279337" calcext:value-type="float">
            <text:p>0.056645906</text:p>
          </table:table-cell>
          <table:table-cell table:style-name="ce45" office:value-type="float" office:value="28" calcext:value-type="float">
            <text:p>28</text:p>
          </table:table-cell>
          <table:table-cell table:style-name="ce45" table:formula="of:=([.Q34]-[.$U$9])/[.$U$9]*100" office:value-type="float" office:value="0.416883793642531" calcext:value-type="float">
            <text:p>0.4168837936</text:p>
          </table:table-cell>
          <table:table-cell table:style-name="ce45" table:formula="of:=[.R34]/[.$U$9]+[.Q3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9" calcext:value-type="float">
            <text:p>-29</text:p>
          </table:table-cell>
          <table:table-cell table:style-name="ce50" table:formula="of:=([.N32]-[.$AB$11])/[.$AB$11]*100" office:value-type="float" office:value="0.654107796965053" calcext:value-type="float">
            <text:p>0.654107797</text:p>
          </table:table-cell>
          <table:table-cell table:style-name="ce50" table:formula="of:=[.O32]/[.$AB$11]+[.N32]*[.$AC$11]/([.$AB$11]*[.$AB$11])*100" office:value-type="float" office:value="0.0569858928018824" calcext:value-type="float">
            <text:p>0.05698589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table:formula="of:=([.Q32]-[.$AE$11])/[.$AE$11]*100" office:value-type="float" office:value="0.810881506670059" calcext:value-type="float">
            <text:p>0.8108815067</text:p>
          </table:table-cell>
          <table:table-cell table:style-name="ce50" table:formula="of:=[.R32]/[.$AE$11]+[.Q3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table:style-name="ce16" office:value-type="float" office:value="-0.4" calcext:value-type="float">
            <text:p>-0.4</text:p>
          </table:table-cell>
          <table:table-cell table:style-name="ce16" office:value-type="float" office:value="0.003822" calcext:value-type="float">
            <text:p>0.003822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003833" calcext:value-type="float">
            <text:p>0.003833</text:p>
          </table:table-cell>
          <table:table-cell table:number-columns-repeated="2"/>
          <table:table-cell table:style-name="ce37" office:value-type="float" office:value="-9" calcext:value-type="float">
            <text:p>-9</text:p>
          </table:table-cell>
          <table:table-cell table:style-name="ce37" table:formula="of:=[.B45]/[.$M$8]" office:value-type="float" office:value="3.82821841371064" calcext:value-type="float">
            <text:p>3.8282184137</text:p>
          </table:table-cell>
          <table:table-cell table:style-name="ce37" table:formula="of:=[.$M$6]/[.$M$8]+[.B45]*[.$O$6]/([.$M$8]*[.$M$8])" office:value-type="float" office:value="0.00214075879246034" calcext:value-type="float">
            <text:p>0.0021407588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[.B147]/[.$M$8]" office:value-type="float" office:value="3.84017536867278" calcext:value-type="float">
            <text:p>3.8401753687</text:p>
          </table:table-cell>
          <table:table-cell table:style-name="ce37" table:formula="of:=[.$M$6]/[.$M$8]+[.B147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26" calcext:value-type="float">
            <text:p>-26</text:p>
          </table:table-cell>
          <table:table-cell table:style-name="ce45" table:formula="of:=([.N35]-[.$T$9])/[.$T$9]*100" office:value-type="float" office:value="0.234558248631743" calcext:value-type="float">
            <text:p>0.2345582486</text:p>
          </table:table-cell>
          <table:table-cell table:style-name="ce45" table:formula="of:=[.O35]/[.$T$9]+[.N35]*[.$T$18]/([.$T$9]*[.$T$9])*100" office:value-type="float" office:value="0.0566459060279337" calcext:value-type="float">
            <text:p>0.056645906</text:p>
          </table:table-cell>
          <table:table-cell table:style-name="ce45" office:value-type="float" office:value="27" calcext:value-type="float">
            <text:p>27</text:p>
          </table:table-cell>
          <table:table-cell table:style-name="ce45" table:formula="of:=([.Q35]-[.$U$9])/[.$U$9]*100" office:value-type="float" office:value="0.416883793642531" calcext:value-type="float">
            <text:p>0.4168837936</text:p>
          </table:table-cell>
          <table:table-cell table:style-name="ce45" table:formula="of:=[.R35]/[.$U$9]+[.Q3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8" calcext:value-type="float">
            <text:p>-28</text:p>
          </table:table-cell>
          <table:table-cell table:style-name="ce50" table:formula="of:=([.N33]-[.$AB$11])/[.$AB$11]*100" office:value-type="float" office:value="0.654107796965053" calcext:value-type="float">
            <text:p>0.654107797</text:p>
          </table:table-cell>
          <table:table-cell table:style-name="ce50" table:formula="of:=[.O33]/[.$AB$11]+[.N33]*[.$AC$11]/([.$AB$11]*[.$AB$11])*100" office:value-type="float" office:value="0.0569858928018824" calcext:value-type="float">
            <text:p>0.05698589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table:formula="of:=([.Q33]-[.$AE$11])/[.$AE$11]*100" office:value-type="float" office:value="0.810881506670059" calcext:value-type="float">
            <text:p>0.8108815067</text:p>
          </table:table-cell>
          <table:table-cell table:style-name="ce50" table:formula="of:=[.R33]/[.$AE$11]+[.Q3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table:style-name="ce16" office:value-type="float" office:value="-0.2" calcext:value-type="float">
            <text:p>-0.2</text:p>
          </table:table-cell>
          <table:table-cell table:style-name="ce16" office:value-type="float" office:value="0.003822" calcext:value-type="float">
            <text:p>0.003822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003833" calcext:value-type="float">
            <text:p>0.003833</text:p>
          </table:table-cell>
          <table:table-cell table:number-columns-repeated="2"/>
          <table:table-cell table:style-name="ce37" office:value-type="float" office:value="-8" calcext:value-type="float">
            <text:p>-8</text:p>
          </table:table-cell>
          <table:table-cell table:style-name="ce37" table:formula="of:=[.B46]/[.$M$8]" office:value-type="float" office:value="3.82722200079713" calcext:value-type="float">
            <text:p>3.8272220008</text:p>
          </table:table-cell>
          <table:table-cell table:style-name="ce37" table:formula="of:=[.$M$6]/[.$M$8]+[.B46]*[.$O$6]/([.$M$8]*[.$M$8])" office:value-type="float" office:value="0.00214046094085207" calcext:value-type="float">
            <text:p>0.0021404609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[.B148]/[.$M$8]" office:value-type="float" office:value="3.84017536867278" calcext:value-type="float">
            <text:p>3.8401753687</text:p>
          </table:table-cell>
          <table:table-cell table:style-name="ce37" table:formula="of:=[.$M$6]/[.$M$8]+[.B148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25" calcext:value-type="float">
            <text:p>-25</text:p>
          </table:table-cell>
          <table:table-cell table:style-name="ce45" table:formula="of:=([.N36]-[.$T$9])/[.$T$9]*100" office:value-type="float" office:value="0.234558248631743" calcext:value-type="float">
            <text:p>0.2345582486</text:p>
          </table:table-cell>
          <table:table-cell table:style-name="ce45" table:formula="of:=[.O36]/[.$T$9]+[.N36]*[.$T$18]/([.$T$9]*[.$T$9])*100" office:value-type="float" office:value="0.0566459060279337" calcext:value-type="float">
            <text:p>0.056645906</text:p>
          </table:table-cell>
          <table:table-cell table:style-name="ce45" office:value-type="float" office:value="26" calcext:value-type="float">
            <text:p>26</text:p>
          </table:table-cell>
          <table:table-cell table:style-name="ce45" table:formula="of:=([.Q36]-[.$U$9])/[.$U$9]*100" office:value-type="float" office:value="0.416883793642531" calcext:value-type="float">
            <text:p>0.4168837936</text:p>
          </table:table-cell>
          <table:table-cell table:style-name="ce45" table:formula="of:=[.R36]/[.$U$9]+[.Q3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7" calcext:value-type="float">
            <text:p>-27</text:p>
          </table:table-cell>
          <table:table-cell table:style-name="ce50" table:formula="of:=([.N34]-[.$AB$11])/[.$AB$11]*100" office:value-type="float" office:value="0.627943485086461" calcext:value-type="float">
            <text:p>0.6279434851</text:p>
          </table:table-cell>
          <table:table-cell table:style-name="ce50" table:formula="of:=[.O34]/[.$AB$11]+[.N34]*[.$AC$11]/([.$AB$11]*[.$AB$11])*100" office:value-type="float" office:value="0.0569711477408783" calcext:value-type="float">
            <text:p>0.0569711477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([.Q34]-[.$AE$11])/[.$AE$11]*100" office:value-type="float" office:value="0.810881506670059" calcext:value-type="float">
            <text:p>0.8108815067</text:p>
          </table:table-cell>
          <table:table-cell table:style-name="ce50" table:formula="of:=[.R34]/[.$AE$11]+[.Q3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832" calcext:value-type="float">
            <text:p>0.003832</text:p>
          </table:table-cell>
          <table:table-cell table:number-columns-repeated="2"/>
          <table:table-cell table:style-name="ce37" office:value-type="float" office:value="-7" calcext:value-type="float">
            <text:p>-7</text:p>
          </table:table-cell>
          <table:table-cell table:style-name="ce37" table:formula="of:=[.B47]/[.$M$8]" office:value-type="float" office:value="3.82622558788362" calcext:value-type="float">
            <text:p>3.8262255879</text:p>
          </table:table-cell>
          <table:table-cell table:style-name="ce37" table:formula="of:=[.$M$6]/[.$M$8]+[.B47]*[.$O$6]/([.$M$8]*[.$M$8])" office:value-type="float" office:value="0.00214016308924381" calcext:value-type="float">
            <text:p>0.0021401631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B149]/[.$M$8]" office:value-type="float" office:value="3.84017536867278" calcext:value-type="float">
            <text:p>3.8401753687</text:p>
          </table:table-cell>
          <table:table-cell table:style-name="ce37" table:formula="of:=[.$M$6]/[.$M$8]+[.B149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24" calcext:value-type="float">
            <text:p>-24</text:p>
          </table:table-cell>
          <table:table-cell table:style-name="ce45" table:formula="of:=([.N37]-[.$T$9])/[.$T$9]*100" office:value-type="float" office:value="0.234558248631743" calcext:value-type="float">
            <text:p>0.2345582486</text:p>
          </table:table-cell>
          <table:table-cell table:style-name="ce45" table:formula="of:=[.O37]/[.$T$9]+[.N37]*[.$T$18]/([.$T$9]*[.$T$9])*100" office:value-type="float" office:value="0.0566459060279337" calcext:value-type="float">
            <text:p>0.056645906</text:p>
          </table:table-cell>
          <table:table-cell table:style-name="ce45" office:value-type="float" office:value="25" calcext:value-type="float">
            <text:p>25</text:p>
          </table:table-cell>
          <table:table-cell table:style-name="ce45" table:formula="of:=([.Q37]-[.$U$9])/[.$U$9]*100" office:value-type="float" office:value="0.416883793642531" calcext:value-type="float">
            <text:p>0.4168837936</text:p>
          </table:table-cell>
          <table:table-cell table:style-name="ce45" table:formula="of:=[.R37]/[.$U$9]+[.Q37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6" calcext:value-type="float">
            <text:p>-26</text:p>
          </table:table-cell>
          <table:table-cell table:style-name="ce50" table:formula="of:=([.N35]-[.$AB$11])/[.$AB$11]*100" office:value-type="float" office:value="0.627943485086461" calcext:value-type="float">
            <text:p>0.6279434851</text:p>
          </table:table-cell>
          <table:table-cell table:style-name="ce50" table:formula="of:=[.O35]/[.$AB$11]+[.N35]*[.$AC$11]/([.$AB$11]*[.$AB$11])*100" office:value-type="float" office:value="0.0569711477408783" calcext:value-type="float">
            <text:p>0.0569711477</text:p>
          </table:table-cell>
          <table:table-cell table:style-name="ce50" office:value-type="float" office:value="27" calcext:value-type="float">
            <text:p>27</text:p>
          </table:table-cell>
          <table:table-cell table:style-name="ce50" table:formula="of:=([.Q35]-[.$AE$11])/[.$AE$11]*100" office:value-type="float" office:value="0.810881506670059" calcext:value-type="float">
            <text:p>0.8108815067</text:p>
          </table:table-cell>
          <table:table-cell table:style-name="ce50" table:formula="of:=[.R35]/[.$AE$11]+[.Q3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003822" calcext:value-type="float">
            <text:p>0.003822</text:p>
          </table:table-cell>
          <table:table-cell table:style-name="ce16" office:value-type="float" office:value="-0.2" calcext:value-type="float">
            <text:p>-0.2</text:p>
          </table:table-cell>
          <table:table-cell table:style-name="ce16" office:value-type="float" office:value="0.003831" calcext:value-type="float">
            <text:p>0.003831</text:p>
          </table:table-cell>
          <table:table-cell table:number-columns-repeated="2"/>
          <table:table-cell table:style-name="ce37" office:value-type="float" office:value="-6" calcext:value-type="float">
            <text:p>-6</text:p>
          </table:table-cell>
          <table:table-cell table:style-name="ce37" table:formula="of:=[.B48]/[.$M$8]" office:value-type="float" office:value="3.82622558788362" calcext:value-type="float">
            <text:p>3.8262255879</text:p>
          </table:table-cell>
          <table:table-cell table:style-name="ce37" table:formula="of:=[.$M$6]/[.$M$8]+[.B48]*[.$O$6]/([.$M$8]*[.$M$8])" office:value-type="float" office:value="0.00214016308924381" calcext:value-type="float">
            <text:p>0.0021401631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formula="of:=[.B150]/[.$M$8]" office:value-type="float" office:value="3.84017536867278" calcext:value-type="float">
            <text:p>3.8401753687</text:p>
          </table:table-cell>
          <table:table-cell table:style-name="ce37" table:formula="of:=[.$M$6]/[.$M$8]+[.B150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23" calcext:value-type="float">
            <text:p>-23</text:p>
          </table:table-cell>
          <table:table-cell table:style-name="ce45" table:formula="of:=([.N38]-[.$T$9])/[.$T$9]*100" office:value-type="float" office:value="0.234558248631743" calcext:value-type="float">
            <text:p>0.2345582486</text:p>
          </table:table-cell>
          <table:table-cell table:style-name="ce45" table:formula="of:=[.O38]/[.$T$9]+[.N38]*[.$T$18]/([.$T$9]*[.$T$9])*100" office:value-type="float" office:value="0.0566459060279337" calcext:value-type="float">
            <text:p>0.056645906</text:p>
          </table:table-cell>
          <table:table-cell table:style-name="ce45" office:value-type="float" office:value="24" calcext:value-type="float">
            <text:p>24</text:p>
          </table:table-cell>
          <table:table-cell table:style-name="ce45" table:formula="of:=([.Q38]-[.$U$9])/[.$U$9]*100" office:value-type="float" office:value="0.416883793642531" calcext:value-type="float">
            <text:p>0.4168837936</text:p>
          </table:table-cell>
          <table:table-cell table:style-name="ce45" table:formula="of:=[.R38]/[.$U$9]+[.Q38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5" calcext:value-type="float">
            <text:p>-25</text:p>
          </table:table-cell>
          <table:table-cell table:style-name="ce50" table:formula="of:=([.N36]-[.$AB$11])/[.$AB$11]*100" office:value-type="float" office:value="0.627943485086461" calcext:value-type="float">
            <text:p>0.6279434851</text:p>
          </table:table-cell>
          <table:table-cell table:style-name="ce50" table:formula="of:=[.O36]/[.$AB$11]+[.N36]*[.$AC$11]/([.$AB$11]*[.$AB$11])*100" office:value-type="float" office:value="0.0569711477408783" calcext:value-type="float">
            <text:p>0.0569711477</text:p>
          </table:table-cell>
          <table:table-cell table:style-name="ce50" office:value-type="float" office:value="26" calcext:value-type="float">
            <text:p>26</text:p>
          </table:table-cell>
          <table:table-cell table:style-name="ce50" table:formula="of:=([.Q36]-[.$AE$11])/[.$AE$11]*100" office:value-type="float" office:value="0.810881506670059" calcext:value-type="float">
            <text:p>0.8108815067</text:p>
          </table:table-cell>
          <table:table-cell table:style-name="ce50" table:formula="of:=[.R36]/[.$AE$11]+[.Q3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003822" calcext:value-type="float">
            <text:p>0.003822</text:p>
          </table:table-cell>
          <table:table-cell table:style-name="ce16" office:value-type="float" office:value="-0.4" calcext:value-type="float">
            <text:p>-0.4</text:p>
          </table:table-cell>
          <table:table-cell table:style-name="ce16" office:value-type="float" office:value="0.00383" calcext:value-type="float">
            <text:p>0.00383</text:p>
          </table:table-cell>
          <table:table-cell table:number-columns-repeated="2"/>
          <table:table-cell table:style-name="ce37" office:value-type="float" office:value="-5" calcext:value-type="float">
            <text:p>-5</text:p>
          </table:table-cell>
          <table:table-cell table:style-name="ce37" table:formula="of:=[.B49]/[.$M$8]" office:value-type="float" office:value="3.82522917497011" calcext:value-type="float">
            <text:p>3.825229175</text:p>
          </table:table-cell>
          <table:table-cell table:style-name="ce37" table:formula="of:=[.$M$6]/[.$M$8]+[.B49]*[.$O$6]/([.$M$8]*[.$M$8])" office:value-type="float" office:value="0.00213986523763554" calcext:value-type="float">
            <text:p>0.002139865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[.B151]/[.$M$8]" office:value-type="float" office:value="3.84017536867278" calcext:value-type="float">
            <text:p>3.8401753687</text:p>
          </table:table-cell>
          <table:table-cell table:style-name="ce37" table:formula="of:=[.$M$6]/[.$M$8]+[.B151]*[.$O$6]/([.$M$8]*[.$M$8])" office:value-type="float" office:value="0.0021443330117595" calcext:value-type="float">
            <text:p>0.002144333</text:p>
          </table:table-cell>
          <table:table-cell table:style-name="Default" table:number-columns-repeated="2"/>
          <table:table-cell/>
          <table:table-cell table:style-name="ce45" office:value-type="float" office:value="-22" calcext:value-type="float">
            <text:p>-22</text:p>
          </table:table-cell>
          <table:table-cell table:style-name="ce45" table:formula="of:=([.N39]-[.$T$9])/[.$T$9]*100" office:value-type="float" office:value="0.208496221005999" calcext:value-type="float">
            <text:p>0.208496221</text:p>
          </table:table-cell>
          <table:table-cell table:style-name="ce45" table:formula="of:=[.O39]/[.$T$9]+[.N39]*[.$T$18]/([.$T$9]*[.$T$9])*100" office:value-type="float" office:value="0.0566312452672079" calcext:value-type="float">
            <text:p>0.0566312453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formula="of:=([.Q39]-[.$U$9])/[.$U$9]*100" office:value-type="float" office:value="0.416883793642531" calcext:value-type="float">
            <text:p>0.4168837936</text:p>
          </table:table-cell>
          <table:table-cell table:style-name="ce45" table:formula="of:=[.R39]/[.$U$9]+[.Q3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4" calcext:value-type="float">
            <text:p>-24</text:p>
          </table:table-cell>
          <table:table-cell table:style-name="ce50" table:formula="of:=([.N37]-[.$AB$11])/[.$AB$11]*100" office:value-type="float" office:value="0.627943485086461" calcext:value-type="float">
            <text:p>0.6279434851</text:p>
          </table:table-cell>
          <table:table-cell table:style-name="ce50" table:formula="of:=[.O37]/[.$AB$11]+[.N37]*[.$AC$11]/([.$AB$11]*[.$AB$11])*100" office:value-type="float" office:value="0.0569711477408783" calcext:value-type="float">
            <text:p>0.0569711477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([.Q37]-[.$AE$11])/[.$AE$11]*100" office:value-type="float" office:value="0.810881506670059" calcext:value-type="float">
            <text:p>0.8108815067</text:p>
          </table:table-cell>
          <table:table-cell table:style-name="ce50" table:formula="of:=[.R37]/[.$AE$11]+[.Q37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-0.6" calcext:value-type="float">
            <text:p>-0.6</text:p>
          </table:table-cell>
          <table:table-cell table:style-name="ce16" office:value-type="float" office:value="0.00383" calcext:value-type="float">
            <text:p>0.00383</text:p>
          </table:table-cell>
          <table:table-cell table:number-columns-repeated="2"/>
          <table:table-cell table:style-name="ce37" office:value-type="float" office:value="-4" calcext:value-type="float">
            <text:p>-4</text:p>
          </table:table-cell>
          <table:table-cell table:style-name="ce37" table:formula="of:=[.B50]/[.$M$8]" office:value-type="float" office:value="3.8242327620566" calcext:value-type="float">
            <text:p>3.8242327621</text:p>
          </table:table-cell>
          <table:table-cell table:style-name="ce37" table:formula="of:=[.$M$6]/[.$M$8]+[.B50]*[.$O$6]/([.$M$8]*[.$M$8])" office:value-type="float" office:value="0.00213956738602728" calcext:value-type="float">
            <text:p>0.002139567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[.B152]/[.$M$8]" office:value-type="float" office:value="3.83917895575927" calcext:value-type="float">
            <text:p>3.8391789558</text:p>
          </table:table-cell>
          <table:table-cell table:style-name="ce37" table:formula="of:=[.$M$6]/[.$M$8]+[.B152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/>
          <table:table-cell table:style-name="ce45" office:value-type="float" office:value="-21" calcext:value-type="float">
            <text:p>-21</text:p>
          </table:table-cell>
          <table:table-cell table:style-name="ce45" table:formula="of:=([.N40]-[.$T$9])/[.$T$9]*100" office:value-type="float" office:value="0.208496221005999" calcext:value-type="float">
            <text:p>0.208496221</text:p>
          </table:table-cell>
          <table:table-cell table:style-name="ce45" table:formula="of:=[.O40]/[.$T$9]+[.N40]*[.$T$18]/([.$T$9]*[.$T$9])*100" office:value-type="float" office:value="0.0566312452672079" calcext:value-type="float">
            <text:p>0.0566312453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formula="of:=([.Q40]-[.$U$9])/[.$U$9]*100" office:value-type="float" office:value="0.416883793642531" calcext:value-type="float">
            <text:p>0.4168837936</text:p>
          </table:table-cell>
          <table:table-cell table:style-name="ce45" table:formula="of:=[.R40]/[.$U$9]+[.Q40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3" calcext:value-type="float">
            <text:p>-23</text:p>
          </table:table-cell>
          <table:table-cell table:style-name="ce50" table:formula="of:=([.N38]-[.$AB$11])/[.$AB$11]*100" office:value-type="float" office:value="0.627943485086461" calcext:value-type="float">
            <text:p>0.6279434851</text:p>
          </table:table-cell>
          <table:table-cell table:style-name="ce50" table:formula="of:=[.O38]/[.$AB$11]+[.N38]*[.$AC$11]/([.$AB$11]*[.$AB$11])*100" office:value-type="float" office:value="0.0569711477408783" calcext:value-type="float">
            <text:p>0.0569711477</text:p>
          </table:table-cell>
          <table:table-cell table:style-name="ce50" office:value-type="float" office:value="24" calcext:value-type="float">
            <text:p>24</text:p>
          </table:table-cell>
          <table:table-cell table:style-name="ce50" table:formula="of:=([.Q38]-[.$AE$11])/[.$AE$11]*100" office:value-type="float" office:value="0.810881506670059" calcext:value-type="float">
            <text:p>0.8108815067</text:p>
          </table:table-cell>
          <table:table-cell table:style-name="ce50" table:formula="of:=[.R38]/[.$AE$11]+[.Q38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003824" calcext:value-type="float">
            <text:p>0.003824</text:p>
          </table:table-cell>
          <table:table-cell table:style-name="ce16" office:value-type="float" office:value="-0.8" calcext:value-type="float">
            <text:p>-0.8</text:p>
          </table:table-cell>
          <table:table-cell table:style-name="ce16" office:value-type="float" office:value="0.003829" calcext:value-type="float">
            <text:p>0.003829</text:p>
          </table:table-cell>
          <table:table-cell table:number-columns-repeated="2"/>
          <table:table-cell table:style-name="ce37" office:value-type="float" office:value="-3" calcext:value-type="float">
            <text:p>-3</text:p>
          </table:table-cell>
          <table:table-cell table:style-name="ce37" table:formula="of:=[.B51]/[.$M$8]" office:value-type="float" office:value="3.82323634914309" calcext:value-type="float">
            <text:p>3.8232363491</text:p>
          </table:table-cell>
          <table:table-cell table:style-name="ce37" table:formula="of:=[.$M$6]/[.$M$8]+[.B51]*[.$O$6]/([.$M$8]*[.$M$8])" office:value-type="float" office:value="0.00213926953441902" calcext:value-type="float">
            <text:p>0.002139269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[.B153]/[.$M$8]" office:value-type="float" office:value="3.83917895575927" calcext:value-type="float">
            <text:p>3.8391789558</text:p>
          </table:table-cell>
          <table:table-cell table:style-name="ce37" table:formula="of:=[.$M$6]/[.$M$8]+[.B153]*[.$O$6]/([.$M$8]*[.$M$8])" office:value-type="float" office:value="0.00214403516015124" calcext:value-type="float">
            <text:p>0.0021440352</text:p>
          </table:table-cell>
          <table:table-cell table:style-name="Default" table:number-columns-repeated="2"/>
          <table:table-cell/>
          <table:table-cell table:style-name="ce45" office:value-type="float" office:value="-20" calcext:value-type="float">
            <text:p>-20</text:p>
          </table:table-cell>
          <table:table-cell table:style-name="ce45" table:formula="of:=([.N41]-[.$T$9])/[.$T$9]*100" office:value-type="float" office:value="0.182434193380243" calcext:value-type="float">
            <text:p>0.1824341934</text:p>
          </table:table-cell>
          <table:table-cell table:style-name="ce45" table:formula="of:=[.O41]/[.$T$9]+[.N41]*[.$T$18]/([.$T$9]*[.$T$9])*100" office:value-type="float" office:value="0.056616584506482" calcext:value-type="float">
            <text:p>0.0566165845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formula="of:=([.Q41]-[.$U$9])/[.$U$9]*100" office:value-type="float" office:value="0.416883793642531" calcext:value-type="float">
            <text:p>0.4168837936</text:p>
          </table:table-cell>
          <table:table-cell table:style-name="ce45" table:formula="of:=[.R41]/[.$U$9]+[.Q4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2" calcext:value-type="float">
            <text:p>-22</text:p>
          </table:table-cell>
          <table:table-cell table:style-name="ce50" table:formula="of:=([.N39]-[.$AB$11])/[.$AB$11]*100" office:value-type="float" office:value="0.601779173207869" calcext:value-type="float">
            <text:p>0.6017791732</text:p>
          </table:table-cell>
          <table:table-cell table:style-name="ce50" table:formula="of:=[.O39]/[.$AB$11]+[.N39]*[.$AC$11]/([.$AB$11]*[.$AB$11])*100" office:value-type="float" office:value="0.0569564026798741" calcext:value-type="float">
            <text:p>0.0569564027</text:p>
          </table:table-cell>
          <table:table-cell table:style-name="ce50" office:value-type="float" office:value="23" calcext:value-type="float">
            <text:p>23</text:p>
          </table:table-cell>
          <table:table-cell table:style-name="ce50" table:formula="of:=([.Q39]-[.$AE$11])/[.$AE$11]*100" office:value-type="float" office:value="0.810881506670059" calcext:value-type="float">
            <text:p>0.8108815067</text:p>
          </table:table-cell>
          <table:table-cell table:style-name="ce50" table:formula="of:=[.R39]/[.$AE$11]+[.Q3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" calcext:value-type="float">
            <text:p>0.00385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03823" calcext:value-type="float">
            <text:p>0.003823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.003829" calcext:value-type="float">
            <text:p>0.003829</text:p>
          </table:table-cell>
          <table:table-cell table:number-columns-repeated="2"/>
          <table:table-cell table:style-name="ce37" office:value-type="float" office:value="-2" calcext:value-type="float">
            <text:p>-2</text:p>
          </table:table-cell>
          <table:table-cell table:style-name="ce37" table:formula="of:=[.B52]/[.$M$8]" office:value-type="float" office:value="3.82323634914309" calcext:value-type="float">
            <text:p>3.8232363491</text:p>
          </table:table-cell>
          <table:table-cell table:style-name="ce37" table:formula="of:=[.$M$6]/[.$M$8]+[.B52]*[.$O$6]/([.$M$8]*[.$M$8])" office:value-type="float" office:value="0.00213926953441902" calcext:value-type="float">
            <text:p>0.002139269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[.B154]/[.$M$8]" office:value-type="float" office:value="3.83818254284576" calcext:value-type="float">
            <text:p>3.8381825428</text:p>
          </table:table-cell>
          <table:table-cell table:style-name="ce37" table:formula="of:=[.$M$6]/[.$M$8]+[.B154]*[.$O$6]/([.$M$8]*[.$M$8])" office:value-type="float" office:value="0.00214373730854297" calcext:value-type="float">
            <text:p>0.0021437373</text:p>
          </table:table-cell>
          <table:table-cell table:style-name="Default" table:number-columns-repeated="2"/>
          <table:table-cell/>
          <table:table-cell table:style-name="ce45" office:value-type="float" office:value="-19" calcext:value-type="float">
            <text:p>-19</text:p>
          </table:table-cell>
          <table:table-cell table:style-name="ce45" table:formula="of:=([.N42]-[.$T$9])/[.$T$9]*100" office:value-type="float" office:value="0.182434193380243" calcext:value-type="float">
            <text:p>0.1824341934</text:p>
          </table:table-cell>
          <table:table-cell table:style-name="ce45" table:formula="of:=[.O42]/[.$T$9]+[.N42]*[.$T$18]/([.$T$9]*[.$T$9])*100" office:value-type="float" office:value="0.056616584506482" calcext:value-type="float">
            <text:p>0.0566165845</text:p>
          </table:table-cell>
          <table:table-cell table:style-name="ce45" office:value-type="float" office:value="20" calcext:value-type="float">
            <text:p>20</text:p>
          </table:table-cell>
          <table:table-cell table:style-name="ce45" table:formula="of:=([.Q42]-[.$U$9])/[.$U$9]*100" office:value-type="float" office:value="0.416883793642531" calcext:value-type="float">
            <text:p>0.4168837936</text:p>
          </table:table-cell>
          <table:table-cell table:style-name="ce45" table:formula="of:=[.R42]/[.$U$9]+[.Q4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1" calcext:value-type="float">
            <text:p>-21</text:p>
          </table:table-cell>
          <table:table-cell table:style-name="ce50" table:formula="of:=([.N40]-[.$AB$11])/[.$AB$11]*100" office:value-type="float" office:value="0.601779173207869" calcext:value-type="float">
            <text:p>0.6017791732</text:p>
          </table:table-cell>
          <table:table-cell table:style-name="ce50" table:formula="of:=[.O40]/[.$AB$11]+[.N40]*[.$AC$11]/([.$AB$11]*[.$AB$11])*100" office:value-type="float" office:value="0.0569564026798741" calcext:value-type="float">
            <text:p>0.0569564027</text:p>
          </table:table-cell>
          <table:table-cell table:style-name="ce50" office:value-type="float" office:value="22" calcext:value-type="float">
            <text:p>22</text:p>
          </table:table-cell>
          <table:table-cell table:style-name="ce50" table:formula="of:=([.Q40]-[.$AE$11])/[.$AE$11]*100" office:value-type="float" office:value="0.810881506670059" calcext:value-type="float">
            <text:p>0.8108815067</text:p>
          </table:table-cell>
          <table:table-cell table:style-name="ce50" table:formula="of:=[.R40]/[.$AE$11]+[.Q40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0.003824" calcext:value-type="float">
            <text:p>0.003824</text:p>
          </table:table-cell>
          <table:table-cell table:style-name="ce16" office:value-type="float" office:value="-1.2" calcext:value-type="float">
            <text:p>-1.2</text:p>
          </table:table-cell>
          <table:table-cell table:style-name="ce16" office:value-type="float" office:value="0.003829" calcext:value-type="float">
            <text:p>0.003829</text:p>
          </table:table-cell>
          <table:table-cell table:number-columns-repeated="2"/>
          <table:table-cell table:style-name="ce37" office:value-type="float" office:value="-1" calcext:value-type="float">
            <text:p>-1</text:p>
          </table:table-cell>
          <table:table-cell table:style-name="ce37" table:formula="of:=[.B53]/[.$M$8]" office:value-type="float" office:value="3.82323634914309" calcext:value-type="float">
            <text:p>3.8232363491</text:p>
          </table:table-cell>
          <table:table-cell table:style-name="ce37" table:formula="of:=[.$M$6]/[.$M$8]+[.B53]*[.$O$6]/([.$M$8]*[.$M$8])" office:value-type="float" office:value="0.00213926953441902" calcext:value-type="float">
            <text:p>0.002139269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B155]/[.$M$8]" office:value-type="float" office:value="3.83718612993224" calcext:value-type="float">
            <text:p>3.8371861299</text:p>
          </table:table-cell>
          <table:table-cell table:style-name="ce37" table:formula="of:=[.$M$6]/[.$M$8]+[.B155]*[.$O$6]/([.$M$8]*[.$M$8])" office:value-type="float" office:value="0.00214343945693471" calcext:value-type="float">
            <text:p>0.0021434395</text:p>
          </table:table-cell>
          <table:table-cell table:style-name="Default" table:number-columns-repeated="2"/>
          <table:table-cell/>
          <table:table-cell table:style-name="ce45" office:value-type="float" office:value="-18" calcext:value-type="float">
            <text:p>-18</text:p>
          </table:table-cell>
          <table:table-cell table:style-name="ce45" table:formula="of:=([.N43]-[.$T$9])/[.$T$9]*100" office:value-type="float" office:value="0.182434193380243" calcext:value-type="float">
            <text:p>0.1824341934</text:p>
          </table:table-cell>
          <table:table-cell table:style-name="ce45" table:formula="of:=[.O43]/[.$T$9]+[.N43]*[.$T$18]/([.$T$9]*[.$T$9])*100" office:value-type="float" office:value="0.056616584506482" calcext:value-type="float">
            <text:p>0.0566165845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formula="of:=([.Q43]-[.$U$9])/[.$U$9]*100" office:value-type="float" office:value="0.416883793642531" calcext:value-type="float">
            <text:p>0.4168837936</text:p>
          </table:table-cell>
          <table:table-cell table:style-name="ce45" table:formula="of:=[.R43]/[.$U$9]+[.Q4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20" calcext:value-type="float">
            <text:p>-20</text:p>
          </table:table-cell>
          <table:table-cell table:style-name="ce50" table:formula="of:=([.N41]-[.$AB$11])/[.$AB$11]*100" office:value-type="float" office:value="0.575614861329265" calcext:value-type="float">
            <text:p>0.5756148613</text:p>
          </table:table-cell>
          <table:table-cell table:style-name="ce50" table:formula="of:=[.O41]/[.$AB$11]+[.N41]*[.$AC$11]/([.$AB$11]*[.$AB$11])*100" office:value-type="float" office:value="0.0569416576188699" calcext:value-type="float">
            <text:p>0.0569416576</text:p>
          </table:table-cell>
          <table:table-cell table:style-name="ce50" office:value-type="float" office:value="21" calcext:value-type="float">
            <text:p>21</text:p>
          </table:table-cell>
          <table:table-cell table:style-name="ce50" table:formula="of:=([.Q41]-[.$AE$11])/[.$AE$11]*100" office:value-type="float" office:value="0.810881506670059" calcext:value-type="float">
            <text:p>0.8108815067</text:p>
          </table:table-cell>
          <table:table-cell table:style-name="ce50" table:formula="of:=[.R41]/[.$AE$11]+[.Q4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1.4" calcext:value-type="float">
            <text:p>1.4</text:p>
          </table:table-cell>
          <table:table-cell table:style-name="ce16" office:value-type="float" office:value="0.003825" calcext:value-type="float">
            <text:p>0.003825</text:p>
          </table:table-cell>
          <table:table-cell table:style-name="ce16" office:value-type="float" office:value="-1.4" calcext:value-type="float">
            <text:p>-1.4</text:p>
          </table:table-cell>
          <table:table-cell table:style-name="ce16" office:value-type="float" office:value="0.003828" calcext:value-type="float">
            <text:p>0.003828</text:p>
          </table:table-cell>
          <table:table-cell table:number-columns-repeated="2"/>
          <table:table-cell table:style-name="ce37" office:value-type="float" office:value="-6.22E-015" calcext:value-type="float">
            <text:p>-6.22E-015</text:p>
          </table:table-cell>
          <table:table-cell table:style-name="ce37" table:formula="of:=[.B54]/[.$M$8]" office:value-type="float" office:value="3.8242327620566" calcext:value-type="float">
            <text:p>3.8242327621</text:p>
          </table:table-cell>
          <table:table-cell table:style-name="ce37" table:formula="of:=[.$M$6]/[.$M$8]+[.B54]*[.$O$6]/([.$M$8]*[.$M$8])" office:value-type="float" office:value="0.00213956738602728" calcext:value-type="float">
            <text:p>0.002139567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B156]/[.$M$8]" office:value-type="float" office:value="3.83220406536469" calcext:value-type="float">
            <text:p>3.8322040654</text:p>
          </table:table-cell>
          <table:table-cell table:style-name="ce37" table:formula="of:=[.$M$6]/[.$M$8]+[.B156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-17" calcext:value-type="float">
            <text:p>-17</text:p>
          </table:table-cell>
          <table:table-cell table:style-name="ce45" table:formula="of:=([.N44]-[.$T$9])/[.$T$9]*100" office:value-type="float" office:value="0.182434193380243" calcext:value-type="float">
            <text:p>0.1824341934</text:p>
          </table:table-cell>
          <table:table-cell table:style-name="ce45" table:formula="of:=[.O44]/[.$T$9]+[.N44]*[.$T$18]/([.$T$9]*[.$T$9])*100" office:value-type="float" office:value="0.056616584506482" calcext:value-type="float">
            <text:p>0.0566165845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formula="of:=([.Q44]-[.$U$9])/[.$U$9]*100" office:value-type="float" office:value="0.416883793642531" calcext:value-type="float">
            <text:p>0.4168837936</text:p>
          </table:table-cell>
          <table:table-cell table:style-name="ce45" table:formula="of:=[.R44]/[.$U$9]+[.Q4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9" calcext:value-type="float">
            <text:p>-19</text:p>
          </table:table-cell>
          <table:table-cell table:style-name="ce50" table:formula="of:=([.N42]-[.$AB$11])/[.$AB$11]*100" office:value-type="float" office:value="0.575614861329265" calcext:value-type="float">
            <text:p>0.5756148613</text:p>
          </table:table-cell>
          <table:table-cell table:style-name="ce50" table:formula="of:=[.O42]/[.$AB$11]+[.N42]*[.$AC$11]/([.$AB$11]*[.$AB$11])*100" office:value-type="float" office:value="0.0569416576188699" calcext:value-type="float">
            <text:p>0.0569416576</text:p>
          </table:table-cell>
          <table:table-cell table:style-name="ce50" office:value-type="float" office:value="20" calcext:value-type="float">
            <text:p>20</text:p>
          </table:table-cell>
          <table:table-cell table:style-name="ce50" table:formula="of:=([.Q42]-[.$AE$11])/[.$AE$11]*100" office:value-type="float" office:value="0.810881506670059" calcext:value-type="float">
            <text:p>0.8108815067</text:p>
          </table:table-cell>
          <table:table-cell table:style-name="ce50" table:formula="of:=[.R42]/[.$AE$11]+[.Q4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1.6" calcext:value-type="float">
            <text:p>1.6</text:p>
          </table:table-cell>
          <table:table-cell table:style-name="ce16" office:value-type="float" office:value="0.003825" calcext:value-type="float">
            <text:p>0.003825</text:p>
          </table:table-cell>
          <table:table-cell table:style-name="ce16" office:value-type="float" office:value="-1.6" calcext:value-type="float">
            <text:p>-1.6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style-name="ce37" table:formula="of:=[.B55]/[.$M$8]" office:value-type="float" office:value="3.8242327620566" calcext:value-type="float">
            <text:p>3.8242327621</text:p>
          </table:table-cell>
          <table:table-cell table:style-name="ce37" table:formula="of:=[.$M$6]/[.$M$8]+[.B55]*[.$O$6]/([.$M$8]*[.$M$8])" office:value-type="float" office:value="0.00213956738602728" calcext:value-type="float">
            <text:p>0.0021395674</text:p>
          </table:table-cell>
          <table:table-cell table:style-name="ce37" office:value-type="float" office:value="-6.22E-015" calcext:value-type="float">
            <text:p>-6.22E-015</text:p>
          </table:table-cell>
          <table:table-cell table:style-name="ce37" table:formula="of:=[.B157]/[.$M$8]" office:value-type="float" office:value="3.83021123953766" calcext:value-type="float">
            <text:p>3.8302112395</text:p>
          </table:table-cell>
          <table:table-cell table:style-name="ce37" table:formula="of:=[.$M$6]/[.$M$8]+[.B157]*[.$O$6]/([.$M$8]*[.$M$8])" office:value-type="float" office:value="0.00214135449567686" calcext:value-type="float">
            <text:p>0.0021413545</text:p>
          </table:table-cell>
          <table:table-cell table:style-name="Default" table:number-columns-repeated="2"/>
          <table:table-cell/>
          <table:table-cell table:style-name="ce45" office:value-type="float" office:value="-16" calcext:value-type="float">
            <text:p>-16</text:p>
          </table:table-cell>
          <table:table-cell table:style-name="ce45" table:formula="of:=([.N45]-[.$T$9])/[.$T$9]*100" office:value-type="float" office:value="0.182434193380243" calcext:value-type="float">
            <text:p>0.1824341934</text:p>
          </table:table-cell>
          <table:table-cell table:style-name="ce45" table:formula="of:=[.O45]/[.$T$9]+[.N45]*[.$T$18]/([.$T$9]*[.$T$9])*100" office:value-type="float" office:value="0.056616584506482" calcext:value-type="float">
            <text:p>0.0566165845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formula="of:=([.Q45]-[.$U$9])/[.$U$9]*100" office:value-type="float" office:value="0.416883793642531" calcext:value-type="float">
            <text:p>0.4168837936</text:p>
          </table:table-cell>
          <table:table-cell table:style-name="ce45" table:formula="of:=[.R45]/[.$U$9]+[.Q4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8" calcext:value-type="float">
            <text:p>-18</text:p>
          </table:table-cell>
          <table:table-cell table:style-name="ce50" table:formula="of:=([.N43]-[.$AB$11])/[.$AB$11]*100" office:value-type="float" office:value="0.575614861329265" calcext:value-type="float">
            <text:p>0.5756148613</text:p>
          </table:table-cell>
          <table:table-cell table:style-name="ce50" table:formula="of:=[.O43]/[.$AB$11]+[.N43]*[.$AC$11]/([.$AB$11]*[.$AB$11])*100" office:value-type="float" office:value="0.0569416576188699" calcext:value-type="float">
            <text:p>0.0569416576</text:p>
          </table:table-cell>
          <table:table-cell table:style-name="ce50" office:value-type="float" office:value="19" calcext:value-type="float">
            <text:p>19</text:p>
          </table:table-cell>
          <table:table-cell table:style-name="ce50" table:formula="of:=([.Q43]-[.$AE$11])/[.$AE$11]*100" office:value-type="float" office:value="0.810881506670059" calcext:value-type="float">
            <text:p>0.8108815067</text:p>
          </table:table-cell>
          <table:table-cell table:style-name="ce50" table:formula="of:=[.R43]/[.$AE$11]+[.Q4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0.003826" calcext:value-type="float">
            <text:p>0.003826</text:p>
          </table:table-cell>
          <table:table-cell table:style-name="ce16" office:value-type="float" office:value="-1.8" calcext:value-type="float">
            <text:p>-1.8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2" calcext:value-type="float">
            <text:p>2</text:p>
          </table:table-cell>
          <table:table-cell table:style-name="ce37" table:formula="of:=[.B56]/[.$M$8]" office:value-type="float" office:value="3.82921482662415" calcext:value-type="float">
            <text:p>3.8292148266</text:p>
          </table:table-cell>
          <table:table-cell table:style-name="ce37" table:formula="of:=[.$M$6]/[.$M$8]+[.B56]*[.$O$6]/([.$M$8]*[.$M$8])" office:value-type="float" office:value="0.0021410566440686" calcext:value-type="float">
            <text:p>0.0021410566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formula="of:=[.B158]/[.$M$8]" office:value-type="float" office:value="3.82622558788362" calcext:value-type="float">
            <text:p>3.8262255879</text:p>
          </table:table-cell>
          <table:table-cell table:style-name="ce37" table:formula="of:=[.$M$6]/[.$M$8]+[.B158]*[.$O$6]/([.$M$8]*[.$M$8])" office:value-type="float" office:value="0.00214016308924381" calcext:value-type="float">
            <text:p>0.0021401631</text:p>
          </table:table-cell>
          <table:table-cell table:style-name="Default" table:number-columns-repeated="2"/>
          <table:table-cell/>
          <table:table-cell table:style-name="ce45" office:value-type="float" office:value="-15" calcext:value-type="float">
            <text:p>-15</text:p>
          </table:table-cell>
          <table:table-cell table:style-name="ce45" table:formula="of:=([.N46]-[.$T$9])/[.$T$9]*100" office:value-type="float" office:value="0.182434193380243" calcext:value-type="float">
            <text:p>0.1824341934</text:p>
          </table:table-cell>
          <table:table-cell table:style-name="ce45" table:formula="of:=[.O46]/[.$T$9]+[.N46]*[.$T$18]/([.$T$9]*[.$T$9])*100" office:value-type="float" office:value="0.056616584506482" calcext:value-type="float">
            <text:p>0.0566165845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formula="of:=([.Q46]-[.$U$9])/[.$U$9]*100" office:value-type="float" office:value="0.416883793642531" calcext:value-type="float">
            <text:p>0.4168837936</text:p>
          </table:table-cell>
          <table:table-cell table:style-name="ce45" table:formula="of:=[.R46]/[.$U$9]+[.Q4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7" calcext:value-type="float">
            <text:p>-17</text:p>
          </table:table-cell>
          <table:table-cell table:style-name="ce50" table:formula="of:=([.N44]-[.$AB$11])/[.$AB$11]*100" office:value-type="float" office:value="0.575614861329265" calcext:value-type="float">
            <text:p>0.5756148613</text:p>
          </table:table-cell>
          <table:table-cell table:style-name="ce50" table:formula="of:=[.O44]/[.$AB$11]+[.N44]*[.$AC$11]/([.$AB$11]*[.$AB$11])*100" office:value-type="float" office:value="0.0569416576188699" calcext:value-type="float">
            <text:p>0.0569416576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([.Q44]-[.$AE$11])/[.$AE$11]*100" office:value-type="float" office:value="0.810881506670059" calcext:value-type="float">
            <text:p>0.8108815067</text:p>
          </table:table-cell>
          <table:table-cell table:style-name="ce50" table:formula="of:=[.R44]/[.$AE$11]+[.Q4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003827" calcext:value-type="float">
            <text:p>0.003827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0.003826" calcext:value-type="float">
            <text:p>0.003826</text:p>
          </table:table-cell>
          <table:table-cell table:number-columns-repeated="2"/>
          <table:table-cell table:style-name="ce37" office:value-type="float" office:value="3" calcext:value-type="float">
            <text:p>3</text:p>
          </table:table-cell>
          <table:table-cell table:style-name="ce37" table:formula="of:=[.B57]/[.$M$8]" office:value-type="float" office:value="3.82921482662415" calcext:value-type="float">
            <text:p>3.8292148266</text:p>
          </table:table-cell>
          <table:table-cell table:style-name="ce37" table:formula="of:=[.$M$6]/[.$M$8]+[.B57]*[.$O$6]/([.$M$8]*[.$M$8])" office:value-type="float" office:value="0.0021410566440686" calcext:value-type="float">
            <text:p>0.0021410566</text:p>
          </table:table-cell>
          <table:table-cell table:style-name="ce37" office:value-type="float" office:value="-2" calcext:value-type="float">
            <text:p>-2</text:p>
          </table:table-cell>
          <table:table-cell table:style-name="ce37" table:formula="of:=[.B159]/[.$M$8]" office:value-type="float" office:value="3.82522917497011" calcext:value-type="float">
            <text:p>3.825229175</text:p>
          </table:table-cell>
          <table:table-cell table:style-name="ce37" table:formula="of:=[.$M$6]/[.$M$8]+[.B159]*[.$O$6]/([.$M$8]*[.$M$8])" office:value-type="float" office:value="0.00213986523763554" calcext:value-type="float">
            <text:p>0.0021398652</text:p>
          </table:table-cell>
          <table:table-cell table:style-name="Default" table:number-columns-repeated="2"/>
          <table:table-cell/>
          <table:table-cell table:style-name="ce45" office:value-type="float" office:value="-14" calcext:value-type="float">
            <text:p>-14</text:p>
          </table:table-cell>
          <table:table-cell table:style-name="ce45" table:formula="of:=([.N47]-[.$T$9])/[.$T$9]*100" office:value-type="float" office:value="0.182434193380243" calcext:value-type="float">
            <text:p>0.1824341934</text:p>
          </table:table-cell>
          <table:table-cell table:style-name="ce45" table:formula="of:=[.O47]/[.$T$9]+[.N47]*[.$T$18]/([.$T$9]*[.$T$9])*100" office:value-type="float" office:value="0.056616584506482" calcext:value-type="float">
            <text:p>0.0566165845</text:p>
          </table:table-cell>
          <table:table-cell table:style-name="ce45" office:value-type="float" office:value="15" calcext:value-type="float">
            <text:p>15</text:p>
          </table:table-cell>
          <table:table-cell table:style-name="ce45" table:formula="of:=([.Q47]-[.$U$9])/[.$U$9]*100" office:value-type="float" office:value="0.416883793642531" calcext:value-type="float">
            <text:p>0.4168837936</text:p>
          </table:table-cell>
          <table:table-cell table:style-name="ce45" table:formula="of:=[.R47]/[.$U$9]+[.Q47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6" calcext:value-type="float">
            <text:p>-16</text:p>
          </table:table-cell>
          <table:table-cell table:style-name="ce50" table:formula="of:=([.N45]-[.$AB$11])/[.$AB$11]*100" office:value-type="float" office:value="0.575614861329265" calcext:value-type="float">
            <text:p>0.5756148613</text:p>
          </table:table-cell>
          <table:table-cell table:style-name="ce50" table:formula="of:=[.O45]/[.$AB$11]+[.N45]*[.$AC$11]/([.$AB$11]*[.$AB$11])*100" office:value-type="float" office:value="0.0569416576188699" calcext:value-type="float">
            <text:p>0.0569416576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([.Q45]-[.$AE$11])/[.$AE$11]*100" office:value-type="float" office:value="0.810881506670059" calcext:value-type="float">
            <text:p>0.8108815067</text:p>
          </table:table-cell>
          <table:table-cell table:style-name="ce50" table:formula="of:=[.R45]/[.$AE$11]+[.Q4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2.2" calcext:value-type="float">
            <text:p>2.2</text:p>
          </table:table-cell>
          <table:table-cell table:style-name="ce16" office:value-type="float" office:value="0.003827" calcext:value-type="float">
            <text:p>0.003827</text:p>
          </table:table-cell>
          <table:table-cell table:style-name="ce16" office:value-type="float" office:value="-2.2" calcext:value-type="float">
            <text:p>-2.2</text:p>
          </table:table-cell>
          <table:table-cell table:style-name="ce16" office:value-type="float" office:value="0.003825" calcext:value-type="float">
            <text:p>0.003825</text:p>
          </table:table-cell>
          <table:table-cell table:number-columns-repeated="2"/>
          <table:table-cell table:style-name="ce37" office:value-type="float" office:value="4" calcext:value-type="float">
            <text:p>4</text:p>
          </table:table-cell>
          <table:table-cell table:style-name="ce37" table:formula="of:=[.B58]/[.$M$8]" office:value-type="float" office:value="3.83519330410522" calcext:value-type="float">
            <text:p>3.8351933041</text:p>
          </table:table-cell>
          <table:table-cell table:style-name="ce37" table:formula="of:=[.$M$6]/[.$M$8]+[.B58]*[.$O$6]/([.$M$8]*[.$M$8])" office:value-type="float" office:value="0.00214284375371818" calcext:value-type="float">
            <text:p>0.0021428438</text:p>
          </table:table-cell>
          <table:table-cell table:style-name="ce37" office:value-type="float" office:value="-3" calcext:value-type="float">
            <text:p>-3</text:p>
          </table:table-cell>
          <table:table-cell table:style-name="ce37" table:formula="of:=[.B160]/[.$M$8]" office:value-type="float" office:value="3.8242327620566" calcext:value-type="float">
            <text:p>3.8242327621</text:p>
          </table:table-cell>
          <table:table-cell table:style-name="ce37" table:formula="of:=[.$M$6]/[.$M$8]+[.B160]*[.$O$6]/([.$M$8]*[.$M$8])" office:value-type="float" office:value="0.00213956738602728" calcext:value-type="float">
            <text:p>0.0021395674</text:p>
          </table:table-cell>
          <table:table-cell table:style-name="Default" table:number-columns-repeated="2"/>
          <table:table-cell/>
          <table:table-cell table:style-name="ce45" office:value-type="float" office:value="-13" calcext:value-type="float">
            <text:p>-13</text:p>
          </table:table-cell>
          <table:table-cell table:style-name="ce45" table:formula="of:=([.N48]-[.$T$9])/[.$T$9]*100" office:value-type="float" office:value="0.156372165754487" calcext:value-type="float">
            <text:p>0.1563721658</text:p>
          </table:table-cell>
          <table:table-cell table:style-name="ce45" table:formula="of:=[.O48]/[.$T$9]+[.N48]*[.$T$18]/([.$T$9]*[.$T$9])*100" office:value-type="float" office:value="0.0566019237457561" calcext:value-type="float">
            <text:p>0.0566019237</text:p>
          </table:table-cell>
          <table:table-cell table:style-name="ce45" office:value-type="float" office:value="14" calcext:value-type="float">
            <text:p>14</text:p>
          </table:table-cell>
          <table:table-cell table:style-name="ce45" table:formula="of:=([.Q48]-[.$U$9])/[.$U$9]*100" office:value-type="float" office:value="0.416883793642531" calcext:value-type="float">
            <text:p>0.4168837936</text:p>
          </table:table-cell>
          <table:table-cell table:style-name="ce45" table:formula="of:=[.R48]/[.$U$9]+[.Q48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5" calcext:value-type="float">
            <text:p>-15</text:p>
          </table:table-cell>
          <table:table-cell table:style-name="ce50" table:formula="of:=([.N46]-[.$AB$11])/[.$AB$11]*100" office:value-type="float" office:value="0.575614861329265" calcext:value-type="float">
            <text:p>0.5756148613</text:p>
          </table:table-cell>
          <table:table-cell table:style-name="ce50" table:formula="of:=[.O46]/[.$AB$11]+[.N46]*[.$AC$11]/([.$AB$11]*[.$AB$11])*100" office:value-type="float" office:value="0.0569416576188699" calcext:value-type="float">
            <text:p>0.0569416576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([.Q46]-[.$AE$11])/[.$AE$11]*100" office:value-type="float" office:value="0.810881506670059" calcext:value-type="float">
            <text:p>0.8108815067</text:p>
          </table:table-cell>
          <table:table-cell table:style-name="ce50" table:formula="of:=[.R46]/[.$AE$11]+[.Q4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0.003827" calcext:value-type="float">
            <text:p>0.003827</text:p>
          </table:table-cell>
          <table:table-cell table:style-name="ce16" office:value-type="float" office:value="-2.4" calcext:value-type="float">
            <text:p>-2.4</text:p>
          </table:table-cell>
          <table:table-cell table:style-name="ce16" office:value-type="float" office:value="0.003825" calcext:value-type="float">
            <text:p>0.003825</text:p>
          </table:table-cell>
          <table:table-cell table:number-columns-repeated="2"/>
          <table:table-cell table:style-name="ce37" office:value-type="float" office:value="5" calcext:value-type="float">
            <text:p>5</text:p>
          </table:table-cell>
          <table:table-cell table:style-name="ce37" table:formula="of:=[.B59]/[.$M$8]" office:value-type="float" office:value="3.83618971701873" calcext:value-type="float">
            <text:p>3.836189717</text:p>
          </table:table-cell>
          <table:table-cell table:style-name="ce37" table:formula="of:=[.$M$6]/[.$M$8]+[.B59]*[.$O$6]/([.$M$8]*[.$M$8])" office:value-type="float" office:value="0.00214314160532644" calcext:value-type="float">
            <text:p>0.0021431416</text:p>
          </table:table-cell>
          <table:table-cell table:style-name="ce37" office:value-type="float" office:value="-4" calcext:value-type="float">
            <text:p>-4</text:p>
          </table:table-cell>
          <table:table-cell table:style-name="ce37" table:formula="of:=[.B161]/[.$M$8]" office:value-type="float" office:value="3.8242327620566" calcext:value-type="float">
            <text:p>3.8242327621</text:p>
          </table:table-cell>
          <table:table-cell table:style-name="ce37" table:formula="of:=[.$M$6]/[.$M$8]+[.B161]*[.$O$6]/([.$M$8]*[.$M$8])" office:value-type="float" office:value="0.00213956738602728" calcext:value-type="float">
            <text:p>0.0021395674</text:p>
          </table:table-cell>
          <table:table-cell table:style-name="Default" table:number-columns-repeated="2"/>
          <table:table-cell/>
          <table:table-cell table:style-name="ce45" office:value-type="float" office:value="-12" calcext:value-type="float">
            <text:p>-12</text:p>
          </table:table-cell>
          <table:table-cell table:style-name="ce45" table:formula="of:=([.N49]-[.$T$9])/[.$T$9]*100" office:value-type="float" office:value="0.156372165754487" calcext:value-type="float">
            <text:p>0.1563721658</text:p>
          </table:table-cell>
          <table:table-cell table:style-name="ce45" table:formula="of:=[.O49]/[.$T$9]+[.N49]*[.$T$18]/([.$T$9]*[.$T$9])*100" office:value-type="float" office:value="0.0566019237457561" calcext:value-type="float">
            <text:p>0.0566019237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([.Q49]-[.$U$9])/[.$U$9]*100" office:value-type="float" office:value="0.416883793642531" calcext:value-type="float">
            <text:p>0.4168837936</text:p>
          </table:table-cell>
          <table:table-cell table:style-name="ce45" table:formula="of:=[.R49]/[.$U$9]+[.Q4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4" calcext:value-type="float">
            <text:p>-14</text:p>
          </table:table-cell>
          <table:table-cell table:style-name="ce50" table:formula="of:=([.N47]-[.$AB$11])/[.$AB$11]*100" office:value-type="float" office:value="0.575614861329265" calcext:value-type="float">
            <text:p>0.5756148613</text:p>
          </table:table-cell>
          <table:table-cell table:style-name="ce50" table:formula="of:=[.O47]/[.$AB$11]+[.N47]*[.$AC$11]/([.$AB$11]*[.$AB$11])*100" office:value-type="float" office:value="0.0569416576188699" calcext:value-type="float">
            <text:p>0.0569416576</text:p>
          </table:table-cell>
          <table:table-cell table:style-name="ce50" office:value-type="float" office:value="15" calcext:value-type="float">
            <text:p>15</text:p>
          </table:table-cell>
          <table:table-cell table:style-name="ce50" table:formula="of:=([.Q47]-[.$AE$11])/[.$AE$11]*100" office:value-type="float" office:value="0.810881506670059" calcext:value-type="float">
            <text:p>0.8108815067</text:p>
          </table:table-cell>
          <table:table-cell table:style-name="ce50" table:formula="of:=[.R47]/[.$AE$11]+[.Q47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0.003828" calcext:value-type="float">
            <text:p>0.003828</text:p>
          </table:table-cell>
          <table:table-cell table:style-name="ce16" office:value-type="float" office:value="-2.6" calcext:value-type="float">
            <text:p>-2.6</text:p>
          </table:table-cell>
          <table:table-cell table:style-name="ce16" office:value-type="float" office:value="0.003824" calcext:value-type="float">
            <text:p>0.003824</text:p>
          </table:table-cell>
          <table:table-cell table:number-columns-repeated="2"/>
          <table:table-cell table:style-name="ce37" office:value-type="float" office:value="6" calcext:value-type="float">
            <text:p>6</text:p>
          </table:table-cell>
          <table:table-cell table:style-name="ce37" table:formula="of:=[.B60]/[.$M$8]" office:value-type="float" office:value="3.83818254284576" calcext:value-type="float">
            <text:p>3.8381825428</text:p>
          </table:table-cell>
          <table:table-cell table:style-name="ce37" table:formula="of:=[.$M$6]/[.$M$8]+[.B60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5" calcext:value-type="float">
            <text:p>-5</text:p>
          </table:table-cell>
          <table:table-cell table:style-name="ce37" table:formula="of:=[.B162]/[.$M$8]" office:value-type="float" office:value="3.82522917497011" calcext:value-type="float">
            <text:p>3.825229175</text:p>
          </table:table-cell>
          <table:table-cell table:style-name="ce37" table:formula="of:=[.$M$6]/[.$M$8]+[.B162]*[.$O$6]/([.$M$8]*[.$M$8])" office:value-type="float" office:value="0.00213986523763554" calcext:value-type="float">
            <text:p>0.0021398652</text:p>
          </table:table-cell>
          <table:table-cell table:style-name="Default" table:number-columns-repeated="2"/>
          <table:table-cell/>
          <table:table-cell table:style-name="ce45" office:value-type="float" office:value="-11" calcext:value-type="float">
            <text:p>-11</text:p>
          </table:table-cell>
          <table:table-cell table:style-name="ce45" table:formula="of:=([.N50]-[.$T$9])/[.$T$9]*100" office:value-type="float" office:value="0.130310138128743" calcext:value-type="float">
            <text:p>0.1303101381</text:p>
          </table:table-cell>
          <table:table-cell table:style-name="ce45" table:formula="of:=[.O50]/[.$T$9]+[.N50]*[.$T$18]/([.$T$9]*[.$T$9])*100" office:value-type="float" office:value="0.0565872629850303" calcext:value-type="float">
            <text:p>0.056587263</text:p>
          </table:table-cell>
          <table:table-cell table:style-name="ce45" office:value-type="float" office:value="12" calcext:value-type="float">
            <text:p>12</text:p>
          </table:table-cell>
          <table:table-cell table:style-name="ce45" table:formula="of:=([.Q50]-[.$U$9])/[.$U$9]*100" office:value-type="float" office:value="0.416883793642531" calcext:value-type="float">
            <text:p>0.4168837936</text:p>
          </table:table-cell>
          <table:table-cell table:style-name="ce45" table:formula="of:=[.R50]/[.$U$9]+[.Q50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3" calcext:value-type="float">
            <text:p>-13</text:p>
          </table:table-cell>
          <table:table-cell table:style-name="ce50" table:formula="of:=([.N48]-[.$AB$11])/[.$AB$11]*100" office:value-type="float" office:value="0.549450549450661" calcext:value-type="float">
            <text:p>0.5494505495</text:p>
          </table:table-cell>
          <table:table-cell table:style-name="ce50" table:formula="of:=[.O48]/[.$AB$11]+[.N48]*[.$AC$11]/([.$AB$11]*[.$AB$11])*100" office:value-type="float" office:value="0.0569269125578657" calcext:value-type="float">
            <text:p>0.0569269126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([.Q48]-[.$AE$11])/[.$AE$11]*100" office:value-type="float" office:value="0.810881506670059" calcext:value-type="float">
            <text:p>0.8108815067</text:p>
          </table:table-cell>
          <table:table-cell table:style-name="ce50" table:formula="of:=[.R48]/[.$AE$11]+[.Q48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0.00383" calcext:value-type="float">
            <text:p>0.00383</text:p>
          </table:table-cell>
          <table:table-cell table:style-name="ce16" office:value-type="float" office:value="-2.8" calcext:value-type="float">
            <text:p>-2.8</text:p>
          </table:table-cell>
          <table:table-cell table:style-name="ce16" office:value-type="float" office:value="0.003823" calcext:value-type="float">
            <text:p>0.003823</text:p>
          </table:table-cell>
          <table:table-cell table:number-columns-repeated="2"/>
          <table:table-cell table:style-name="ce37" office:value-type="float" office:value="7" calcext:value-type="float">
            <text:p>7</text:p>
          </table:table-cell>
          <table:table-cell table:style-name="ce37" table:formula="of:=[.B61]/[.$M$8]" office:value-type="float" office:value="3.83818254284576" calcext:value-type="float">
            <text:p>3.8381825428</text:p>
          </table:table-cell>
          <table:table-cell table:style-name="ce37" table:formula="of:=[.$M$6]/[.$M$8]+[.B61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6" calcext:value-type="float">
            <text:p>-6</text:p>
          </table:table-cell>
          <table:table-cell table:style-name="ce37" table:formula="of:=[.B163]/[.$M$8]" office:value-type="float" office:value="3.82522917497011" calcext:value-type="float">
            <text:p>3.825229175</text:p>
          </table:table-cell>
          <table:table-cell table:style-name="ce37" table:formula="of:=[.$M$6]/[.$M$8]+[.B163]*[.$O$6]/([.$M$8]*[.$M$8])" office:value-type="float" office:value="0.00213986523763554" calcext:value-type="float">
            <text:p>0.0021398652</text:p>
          </table:table-cell>
          <table:table-cell table:style-name="Default" table:number-columns-repeated="2"/>
          <table:table-cell/>
          <table:table-cell table:style-name="ce45" office:value-type="float" office:value="-10" calcext:value-type="float">
            <text:p>-10</text:p>
          </table:table-cell>
          <table:table-cell table:style-name="ce45" table:formula="of:=([.N51]-[.$T$9])/[.$T$9]*100" office:value-type="float" office:value="0.130310138128743" calcext:value-type="float">
            <text:p>0.1303101381</text:p>
          </table:table-cell>
          <table:table-cell table:style-name="ce45" table:formula="of:=[.O51]/[.$T$9]+[.N51]*[.$T$18]/([.$T$9]*[.$T$9])*100" office:value-type="float" office:value="0.0565872629850303" calcext:value-type="float">
            <text:p>0.056587263</text:p>
          </table:table-cell>
          <table:table-cell table:style-name="ce45" office:value-type="float" office:value="11" calcext:value-type="float">
            <text:p>11</text:p>
          </table:table-cell>
          <table:table-cell table:style-name="ce45" table:formula="of:=([.Q51]-[.$U$9])/[.$U$9]*100" office:value-type="float" office:value="0.416883793642531" calcext:value-type="float">
            <text:p>0.4168837936</text:p>
          </table:table-cell>
          <table:table-cell table:style-name="ce45" table:formula="of:=[.R51]/[.$U$9]+[.Q5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2" calcext:value-type="float">
            <text:p>-12</text:p>
          </table:table-cell>
          <table:table-cell table:style-name="ce50" table:formula="of:=([.N49]-[.$AB$11])/[.$AB$11]*100" office:value-type="float" office:value="0.549450549450661" calcext:value-type="float">
            <text:p>0.5494505495</text:p>
          </table:table-cell>
          <table:table-cell table:style-name="ce50" table:formula="of:=[.O49]/[.$AB$11]+[.N49]*[.$AC$11]/([.$AB$11]*[.$AB$11])*100" office:value-type="float" office:value="0.0569269125578657" calcext:value-type="float">
            <text:p>0.0569269126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formula="of:=([.Q49]-[.$AE$11])/[.$AE$11]*100" office:value-type="float" office:value="0.810881506670059" calcext:value-type="float">
            <text:p>0.8108815067</text:p>
          </table:table-cell>
          <table:table-cell table:style-name="ce50" table:formula="of:=[.R49]/[.$AE$11]+[.Q4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00383" calcext:value-type="float">
            <text:p>0.00383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0.003823" calcext:value-type="float">
            <text:p>0.003823</text:p>
          </table:table-cell>
          <table:table-cell table:number-columns-repeated="2"/>
          <table:table-cell table:style-name="ce37" office:value-type="float" office:value="8" calcext:value-type="float">
            <text:p>8</text:p>
          </table:table-cell>
          <table:table-cell table:style-name="ce37" table:formula="of:=[.B62]/[.$M$8]" office:value-type="float" office:value="3.83917895575927" calcext:value-type="float">
            <text:p>3.8391789558</text:p>
          </table:table-cell>
          <table:table-cell table:style-name="ce37" table:formula="of:=[.$M$6]/[.$M$8]+[.B62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7" calcext:value-type="float">
            <text:p>-7</text:p>
          </table:table-cell>
          <table:table-cell table:style-name="ce37" table:formula="of:=[.B164]/[.$M$8]" office:value-type="float" office:value="3.82622558788362" calcext:value-type="float">
            <text:p>3.8262255879</text:p>
          </table:table-cell>
          <table:table-cell table:style-name="ce37" table:formula="of:=[.$M$6]/[.$M$8]+[.B164]*[.$O$6]/([.$M$8]*[.$M$8])" office:value-type="float" office:value="0.00214016308924381" calcext:value-type="float">
            <text:p>0.0021401631</text:p>
          </table:table-cell>
          <table:table-cell table:style-name="Default" table:number-columns-repeated="2"/>
          <table:table-cell/>
          <table:table-cell table:style-name="ce45" office:value-type="float" office:value="-9" calcext:value-type="float">
            <text:p>-9</text:p>
          </table:table-cell>
          <table:table-cell table:style-name="ce45" table:formula="of:=([.N52]-[.$T$9])/[.$T$9]*100" office:value-type="float" office:value="0.130310138128743" calcext:value-type="float">
            <text:p>0.1303101381</text:p>
          </table:table-cell>
          <table:table-cell table:style-name="ce45" table:formula="of:=[.O52]/[.$T$9]+[.N52]*[.$T$18]/([.$T$9]*[.$T$9])*100" office:value-type="float" office:value="0.0565872629850303" calcext:value-type="float">
            <text:p>0.056587263</text:p>
          </table:table-cell>
          <table:table-cell table:style-name="ce45" office:value-type="float" office:value="10" calcext:value-type="float">
            <text:p>10</text:p>
          </table:table-cell>
          <table:table-cell table:style-name="ce45" table:formula="of:=([.Q52]-[.$U$9])/[.$U$9]*100" office:value-type="float" office:value="0.416883793642531" calcext:value-type="float">
            <text:p>0.4168837936</text:p>
          </table:table-cell>
          <table:table-cell table:style-name="ce45" table:formula="of:=[.R52]/[.$U$9]+[.Q5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1" calcext:value-type="float">
            <text:p>-11</text:p>
          </table:table-cell>
          <table:table-cell table:style-name="ce50" table:formula="of:=([.N50]-[.$AB$11])/[.$AB$11]*100" office:value-type="float" office:value="0.523286237572068" calcext:value-type="float">
            <text:p>0.5232862376</text:p>
          </table:table-cell>
          <table:table-cell table:style-name="ce50" table:formula="of:=[.O50]/[.$AB$11]+[.N50]*[.$AC$11]/([.$AB$11]*[.$AB$11])*100" office:value-type="float" office:value="0.0569121674968615" calcext:value-type="float">
            <text:p>0.056912167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formula="of:=([.Q50]-[.$AE$11])/[.$AE$11]*100" office:value-type="float" office:value="0.810881506670059" calcext:value-type="float">
            <text:p>0.8108815067</text:p>
          </table:table-cell>
          <table:table-cell table:style-name="ce50" table:formula="of:=[.R50]/[.$AE$11]+[.Q50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3.2" calcext:value-type="float">
            <text:p>3.2</text:p>
          </table:table-cell>
          <table:table-cell table:style-name="ce16" office:value-type="float" office:value="0.003831" calcext:value-type="float">
            <text:p>0.003831</text:p>
          </table:table-cell>
          <table:table-cell table:style-name="ce16" office:value-type="float" office:value="-3.2" calcext:value-type="float">
            <text:p>-3.2</text:p>
          </table:table-cell>
          <table:table-cell table:style-name="ce16" office:value-type="float" office:value="0.003823" calcext:value-type="float">
            <text:p>0.003823</text:p>
          </table:table-cell>
          <table:table-cell table:number-columns-repeated="2"/>
          <table:table-cell table:style-name="ce37" office:value-type="float" office:value="9" calcext:value-type="float">
            <text:p>9</text:p>
          </table:table-cell>
          <table:table-cell table:style-name="ce37" table:formula="of:=[.B63]/[.$M$8]" office:value-type="float" office:value="3.83917895575927" calcext:value-type="float">
            <text:p>3.8391789558</text:p>
          </table:table-cell>
          <table:table-cell table:style-name="ce37" table:formula="of:=[.$M$6]/[.$M$8]+[.B63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8" calcext:value-type="float">
            <text:p>-8</text:p>
          </table:table-cell>
          <table:table-cell table:style-name="ce37" table:formula="of:=[.B165]/[.$M$8]" office:value-type="float" office:value="3.82722200079713" calcext:value-type="float">
            <text:p>3.8272220008</text:p>
          </table:table-cell>
          <table:table-cell table:style-name="ce37" table:formula="of:=[.$M$6]/[.$M$8]+[.B165]*[.$O$6]/([.$M$8]*[.$M$8])" office:value-type="float" office:value="0.00214046094085207" calcext:value-type="float">
            <text:p>0.0021404609</text:p>
          </table:table-cell>
          <table:table-cell table:style-name="Default" table:number-columns-repeated="2"/>
          <table:table-cell/>
          <table:table-cell table:style-name="ce45" office:value-type="float" office:value="-8" calcext:value-type="float">
            <text:p>-8</text:p>
          </table:table-cell>
          <table:table-cell table:style-name="ce45" table:formula="of:=([.N53]-[.$T$9])/[.$T$9]*100" office:value-type="float" office:value="0.104248110502999" calcext:value-type="float">
            <text:p>0.1042481105</text:p>
          </table:table-cell>
          <table:table-cell table:style-name="ce45" table:formula="of:=[.O53]/[.$T$9]+[.N53]*[.$T$18]/([.$T$9]*[.$T$9])*100" office:value-type="float" office:value="0.0565726022243044" calcext:value-type="float">
            <text:p>0.0565726022</text:p>
          </table:table-cell>
          <table:table-cell table:style-name="ce45" office:value-type="float" office:value="9" calcext:value-type="float">
            <text:p>9</text:p>
          </table:table-cell>
          <table:table-cell table:style-name="ce45" table:formula="of:=([.Q53]-[.$U$9])/[.$U$9]*100" office:value-type="float" office:value="0.416883793642531" calcext:value-type="float">
            <text:p>0.4168837936</text:p>
          </table:table-cell>
          <table:table-cell table:style-name="ce45" table:formula="of:=[.R53]/[.$U$9]+[.Q5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10" calcext:value-type="float">
            <text:p>-10</text:p>
          </table:table-cell>
          <table:table-cell table:style-name="ce50" table:formula="of:=([.N51]-[.$AB$11])/[.$AB$11]*100" office:value-type="float" office:value="0.523286237572068" calcext:value-type="float">
            <text:p>0.5232862376</text:p>
          </table:table-cell>
          <table:table-cell table:style-name="ce50" table:formula="of:=[.O51]/[.$AB$11]+[.N51]*[.$AC$11]/([.$AB$11]*[.$AB$11])*100" office:value-type="float" office:value="0.0569121674968615" calcext:value-type="float">
            <text:p>0.0569121675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formula="of:=([.Q51]-[.$AE$11])/[.$AE$11]*100" office:value-type="float" office:value="0.810881506670059" calcext:value-type="float">
            <text:p>0.8108815067</text:p>
          </table:table-cell>
          <table:table-cell table:style-name="ce50" table:formula="of:=[.R51]/[.$AE$11]+[.Q5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3.4" calcext:value-type="float">
            <text:p>3.4</text:p>
          </table:table-cell>
          <table:table-cell table:style-name="ce16" office:value-type="float" office:value="0.003833" calcext:value-type="float">
            <text:p>0.003833</text:p>
          </table:table-cell>
          <table:table-cell table:style-name="ce16" office:value-type="float" office:value="-3.4" calcext:value-type="float">
            <text:p>-3.4</text:p>
          </table:table-cell>
          <table:table-cell table:style-name="ce16" office:value-type="float" office:value="0.003824" calcext:value-type="float">
            <text:p>0.003824</text:p>
          </table:table-cell>
          <table:table-cell table:number-columns-repeated="2"/>
          <table:table-cell table:style-name="ce37" office:value-type="float" office:value="10" calcext:value-type="float">
            <text:p>10</text:p>
          </table:table-cell>
          <table:table-cell table:style-name="ce37" table:formula="of:=[.B64]/[.$M$8]" office:value-type="float" office:value="3.83917895575927" calcext:value-type="float">
            <text:p>3.8391789558</text:p>
          </table:table-cell>
          <table:table-cell table:style-name="ce37" table:formula="of:=[.$M$6]/[.$M$8]+[.B64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9" calcext:value-type="float">
            <text:p>-9</text:p>
          </table:table-cell>
          <table:table-cell table:style-name="ce37" table:formula="of:=[.B166]/[.$M$8]" office:value-type="float" office:value="3.82722200079713" calcext:value-type="float">
            <text:p>3.8272220008</text:p>
          </table:table-cell>
          <table:table-cell table:style-name="ce37" table:formula="of:=[.$M$6]/[.$M$8]+[.B166]*[.$O$6]/([.$M$8]*[.$M$8])" office:value-type="float" office:value="0.00214046094085207" calcext:value-type="float">
            <text:p>0.0021404609</text:p>
          </table:table-cell>
          <table:table-cell table:style-name="Default" table:number-columns-repeated="2"/>
          <table:table-cell/>
          <table:table-cell table:style-name="ce45" office:value-type="float" office:value="-7" calcext:value-type="float">
            <text:p>-7</text:p>
          </table:table-cell>
          <table:table-cell table:style-name="ce45" table:formula="of:=([.N54]-[.$T$9])/[.$T$9]*100" office:value-type="float" office:value="0.0781860828772669" calcext:value-type="float">
            <text:p>0.0781860829</text:p>
          </table:table-cell>
          <table:table-cell table:style-name="ce45" table:formula="of:=[.O54]/[.$T$9]+[.N54]*[.$T$18]/([.$T$9]*[.$T$9])*100" office:value-type="float" office:value="0.0565579414635786" calcext:value-type="float">
            <text:p>0.0565579415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formula="of:=([.Q54]-[.$U$9])/[.$U$9]*100" office:value-type="float" office:value="0.416883793642531" calcext:value-type="float">
            <text:p>0.4168837936</text:p>
          </table:table-cell>
          <table:table-cell table:style-name="ce45" table:formula="of:=[.R54]/[.$U$9]+[.Q5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9" calcext:value-type="float">
            <text:p>-9</text:p>
          </table:table-cell>
          <table:table-cell table:style-name="ce50" table:formula="of:=([.N52]-[.$AB$11])/[.$AB$11]*100" office:value-type="float" office:value="0.523286237572068" calcext:value-type="float">
            <text:p>0.5232862376</text:p>
          </table:table-cell>
          <table:table-cell table:style-name="ce50" table:formula="of:=[.O52]/[.$AB$11]+[.N52]*[.$AC$11]/([.$AB$11]*[.$AB$11])*100" office:value-type="float" office:value="0.0569121674968615" calcext:value-type="float">
            <text:p>0.0569121675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formula="of:=([.Q52]-[.$AE$11])/[.$AE$11]*100" office:value-type="float" office:value="0.810881506670059" calcext:value-type="float">
            <text:p>0.8108815067</text:p>
          </table:table-cell>
          <table:table-cell table:style-name="ce50" table:formula="of:=[.R52]/[.$AE$11]+[.Q5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3.6" calcext:value-type="float">
            <text:p>3.6</text:p>
          </table:table-cell>
          <table:table-cell table:style-name="ce16" office:value-type="float" office:value="0.003833" calcext:value-type="float">
            <text:p>0.003833</text:p>
          </table:table-cell>
          <table:table-cell table:style-name="ce16" office:value-type="float" office:value="-3.6" calcext:value-type="float">
            <text:p>-3.6</text:p>
          </table:table-cell>
          <table:table-cell table:style-name="ce16" office:value-type="float" office:value="0.003824" calcext:value-type="float">
            <text:p>0.003824</text:p>
          </table:table-cell>
          <table:table-cell table:number-columns-repeated="2"/>
          <table:table-cell table:style-name="ce37" office:value-type="float" office:value="11" calcext:value-type="float">
            <text:p>11</text:p>
          </table:table-cell>
          <table:table-cell table:style-name="ce37" table:formula="of:=[.B65]/[.$M$8]" office:value-type="float" office:value="3.83917895575927" calcext:value-type="float">
            <text:p>3.8391789558</text:p>
          </table:table-cell>
          <table:table-cell table:style-name="ce37" table:formula="of:=[.$M$6]/[.$M$8]+[.B65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10" calcext:value-type="float">
            <text:p>-10</text:p>
          </table:table-cell>
          <table:table-cell table:style-name="ce37" table:formula="of:=[.B167]/[.$M$8]" office:value-type="float" office:value="3.82722200079713" calcext:value-type="float">
            <text:p>3.8272220008</text:p>
          </table:table-cell>
          <table:table-cell table:style-name="ce37" table:formula="of:=[.$M$6]/[.$M$8]+[.B167]*[.$O$6]/([.$M$8]*[.$M$8])" office:value-type="float" office:value="0.00214046094085207" calcext:value-type="float">
            <text:p>0.0021404609</text:p>
          </table:table-cell>
          <table:table-cell table:style-name="Default" table:number-columns-repeated="2"/>
          <table:table-cell/>
          <table:table-cell table:style-name="ce45" office:value-type="float" office:value="-6" calcext:value-type="float">
            <text:p>-6</text:p>
          </table:table-cell>
          <table:table-cell table:style-name="ce45" table:formula="of:=([.N55]-[.$T$9])/[.$T$9]*100" office:value-type="float" office:value="0.0781860828772669" calcext:value-type="float">
            <text:p>0.0781860829</text:p>
          </table:table-cell>
          <table:table-cell table:style-name="ce45" table:formula="of:=[.O55]/[.$T$9]+[.N55]*[.$T$18]/([.$T$9]*[.$T$9])*100" office:value-type="float" office:value="0.0565579414635786" calcext:value-type="float">
            <text:p>0.0565579415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formula="of:=([.Q55]-[.$U$9])/[.$U$9]*100" office:value-type="float" office:value="0.416883793642531" calcext:value-type="float">
            <text:p>0.4168837936</text:p>
          </table:table-cell>
          <table:table-cell table:style-name="ce45" table:formula="of:=[.R55]/[.$U$9]+[.Q5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8" calcext:value-type="float">
            <text:p>-8</text:p>
          </table:table-cell>
          <table:table-cell table:style-name="ce50" table:formula="of:=([.N53]-[.$AB$11])/[.$AB$11]*100" office:value-type="float" office:value="0.497121925693476" calcext:value-type="float">
            <text:p>0.4971219257</text:p>
          </table:table-cell>
          <table:table-cell table:style-name="ce50" table:formula="of:=[.O53]/[.$AB$11]+[.N53]*[.$AC$11]/([.$AB$11]*[.$AB$11])*100" office:value-type="float" office:value="0.0568974224358573" calcext:value-type="float">
            <text:p>0.0568974224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formula="of:=([.Q53]-[.$AE$11])/[.$AE$11]*100" office:value-type="float" office:value="0.810881506670059" calcext:value-type="float">
            <text:p>0.8108815067</text:p>
          </table:table-cell>
          <table:table-cell table:style-name="ce50" table:formula="of:=[.R53]/[.$AE$11]+[.Q5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0.003834" calcext:value-type="float">
            <text:p>0.003834</text:p>
          </table:table-cell>
          <table:table-cell table:style-name="ce16" office:value-type="float" office:value="-3.8" calcext:value-type="float">
            <text:p>-3.8</text:p>
          </table:table-cell>
          <table:table-cell table:style-name="ce16" office:value-type="float" office:value="0.003824" calcext:value-type="float">
            <text:p>0.003824</text:p>
          </table:table-cell>
          <table:table-cell table:number-columns-repeated="2"/>
          <table:table-cell table:style-name="ce37" office:value-type="float" office:value="12" calcext:value-type="float">
            <text:p>12</text:p>
          </table:table-cell>
          <table:table-cell table:style-name="ce37" table:formula="of:=[.B66]/[.$M$8]" office:value-type="float" office:value="3.83917895575927" calcext:value-type="float">
            <text:p>3.8391789558</text:p>
          </table:table-cell>
          <table:table-cell table:style-name="ce37" table:formula="of:=[.$M$6]/[.$M$8]+[.B66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11" calcext:value-type="float">
            <text:p>-11</text:p>
          </table:table-cell>
          <table:table-cell table:style-name="ce37" table:formula="of:=[.B168]/[.$M$8]" office:value-type="float" office:value="3.82821841371064" calcext:value-type="float">
            <text:p>3.8282184137</text:p>
          </table:table-cell>
          <table:table-cell table:style-name="ce37" table:formula="of:=[.$M$6]/[.$M$8]+[.B168]*[.$O$6]/([.$M$8]*[.$M$8])" office:value-type="float" office:value="0.00214075879246034" calcext:value-type="float">
            <text:p>0.0021407588</text:p>
          </table:table-cell>
          <table:table-cell table:style-name="Default" table:number-columns-repeated="2"/>
          <table:table-cell/>
          <table:table-cell table:style-name="ce45" office:value-type="float" office:value="-5" calcext:value-type="float">
            <text:p>-5</text:p>
          </table:table-cell>
          <table:table-cell table:style-name="ce45" table:formula="of:=([.N56]-[.$T$9])/[.$T$9]*100" office:value-type="float" office:value="0.0521240552514996" calcext:value-type="float">
            <text:p>0.0521240553</text:p>
          </table:table-cell>
          <table:table-cell table:style-name="ce45" table:formula="of:=[.O56]/[.$T$9]+[.N56]*[.$T$18]/([.$T$9]*[.$T$9])*100" office:value-type="float" office:value="0.0565432807028527" calcext:value-type="float">
            <text:p>0.0565432807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([.Q56]-[.$U$9])/[.$U$9]*100" office:value-type="float" office:value="0.416883793642531" calcext:value-type="float">
            <text:p>0.4168837936</text:p>
          </table:table-cell>
          <table:table-cell table:style-name="ce45" table:formula="of:=[.R56]/[.$U$9]+[.Q5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style-name="ce50" office:value-type="float" office:value="-7" calcext:value-type="float">
            <text:p>-7</text:p>
          </table:table-cell>
          <table:table-cell table:style-name="ce50" table:formula="of:=([.N54]-[.$AB$11])/[.$AB$11]*100" office:value-type="float" office:value="0.470957613814895" calcext:value-type="float">
            <text:p>0.4709576138</text:p>
          </table:table-cell>
          <table:table-cell table:style-name="ce50" table:formula="of:=[.O54]/[.$AB$11]+[.N54]*[.$AC$11]/([.$AB$11]*[.$AB$11])*100" office:value-type="float" office:value="0.0568826773748531" calcext:value-type="float">
            <text:p>0.0568826774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formula="of:=([.Q54]-[.$AE$11])/[.$AE$11]*100" office:value-type="float" office:value="0.810881506670059" calcext:value-type="float">
            <text:p>0.8108815067</text:p>
          </table:table-cell>
          <table:table-cell table:style-name="ce50" table:formula="of:=[.R54]/[.$AE$11]+[.Q5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03836" calcext:value-type="float">
            <text:p>0.003836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0.003824" calcext:value-type="float">
            <text:p>0.003824</text:p>
          </table:table-cell>
          <table:table-cell table:number-columns-repeated="2"/>
          <table:table-cell table:style-name="ce37" office:value-type="float" office:value="13" calcext:value-type="float">
            <text:p>13</text:p>
          </table:table-cell>
          <table:table-cell table:style-name="ce37" table:formula="of:=[.B67]/[.$M$8]" office:value-type="float" office:value="3.84017536867278" calcext:value-type="float">
            <text:p>3.8401753687</text:p>
          </table:table-cell>
          <table:table-cell table:style-name="ce37" table:formula="of:=[.$M$6]/[.$M$8]+[.B67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12" calcext:value-type="float">
            <text:p>-12</text:p>
          </table:table-cell>
          <table:table-cell table:style-name="ce37" table:formula="of:=[.B169]/[.$M$8]" office:value-type="float" office:value="3.82821841371064" calcext:value-type="float">
            <text:p>3.8282184137</text:p>
          </table:table-cell>
          <table:table-cell table:style-name="ce37" table:formula="of:=[.$M$6]/[.$M$8]+[.B169]*[.$O$6]/([.$M$8]*[.$M$8])" office:value-type="float" office:value="0.00214075879246034" calcext:value-type="float">
            <text:p>0.0021407588</text:p>
          </table:table-cell>
          <table:table-cell table:style-name="Default" table:number-columns-repeated="2"/>
          <table:table-cell/>
          <table:table-cell table:style-name="ce45" office:value-type="float" office:value="-4" calcext:value-type="float">
            <text:p>-4</text:p>
          </table:table-cell>
          <table:table-cell table:style-name="ce45" table:formula="of:=([.N57]-[.$T$9])/[.$T$9]*100" office:value-type="float" office:value="0.026062027625744" calcext:value-type="float">
            <text:p>0.0260620276</text:p>
          </table:table-cell>
          <table:table-cell table:style-name="ce45" table:formula="of:=[.O57]/[.$T$9]+[.N57]*[.$T$18]/([.$T$9]*[.$T$9])*100" office:value-type="float" office:value="0.0565286199421268" calcext:value-type="float">
            <text:p>0.0565286199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([.Q57]-[.$U$9])/[.$U$9]*100" office:value-type="float" office:value="0.390828556539867" calcext:value-type="float">
            <text:p>0.3908285565</text:p>
          </table:table-cell>
          <table:table-cell table:style-name="ce45" table:formula="of:=[.R57]/[.$U$9]+[.Q5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6" calcext:value-type="float">
            <text:p>-6</text:p>
          </table:table-cell>
          <table:table-cell table:style-name="ce50" table:formula="of:=([.N55]-[.$AB$11])/[.$AB$11]*100" office:value-type="float" office:value="0.470957613814895" calcext:value-type="float">
            <text:p>0.4709576138</text:p>
          </table:table-cell>
          <table:table-cell table:style-name="ce50" table:formula="of:=[.O55]/[.$AB$11]+[.N55]*[.$AC$11]/([.$AB$11]*[.$AB$11])*100" office:value-type="float" office:value="0.0568826773748531" calcext:value-type="float">
            <text:p>0.0568826774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([.Q55]-[.$AE$11])/[.$AE$11]*100" office:value-type="float" office:value="0.810881506670059" calcext:value-type="float">
            <text:p>0.8108815067</text:p>
          </table:table-cell>
          <table:table-cell table:style-name="ce50" table:formula="of:=[.R55]/[.$AE$11]+[.Q5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003836" calcext:value-type="float">
            <text:p>0.003836</text:p>
          </table:table-cell>
          <table:table-cell table:style-name="ce16" office:value-type="float" office:value="-4.2" calcext:value-type="float">
            <text:p>-4.2</text:p>
          </table:table-cell>
          <table:table-cell table:style-name="ce16" office:value-type="float" office:value="0.003824" calcext:value-type="float">
            <text:p>0.003824</text:p>
          </table:table-cell>
          <table:table-cell table:number-columns-repeated="2"/>
          <table:table-cell table:style-name="ce37" office:value-type="float" office:value="14" calcext:value-type="float">
            <text:p>14</text:p>
          </table:table-cell>
          <table:table-cell table:style-name="ce37" table:formula="of:=[.B68]/[.$M$8]" office:value-type="float" office:value="3.83917895575927" calcext:value-type="float">
            <text:p>3.8391789558</text:p>
          </table:table-cell>
          <table:table-cell table:style-name="ce37" table:formula="of:=[.$M$6]/[.$M$8]+[.B68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13" calcext:value-type="float">
            <text:p>-13</text:p>
          </table:table-cell>
          <table:table-cell table:style-name="ce37" table:formula="of:=[.B170]/[.$M$8]" office:value-type="float" office:value="3.82921482662415" calcext:value-type="float">
            <text:p>3.8292148266</text:p>
          </table:table-cell>
          <table:table-cell table:style-name="ce37" table:formula="of:=[.$M$6]/[.$M$8]+[.B170]*[.$O$6]/([.$M$8]*[.$M$8])" office:value-type="float" office:value="0.0021410566440686" calcext:value-type="float">
            <text:p>0.0021410566</text:p>
          </table:table-cell>
          <table:table-cell table:style-name="Default" table:number-columns-repeated="2"/>
          <table:table-cell/>
          <table:table-cell table:style-name="ce45" office:value-type="float" office:value="-3" calcext:value-type="float">
            <text:p>-3</text:p>
          </table:table-cell>
          <table:table-cell table:style-name="ce45" table:formula="of:=([.N58]-[.$T$9])/[.$T$9]*100" office:value-type="float" office:value="0" calcext:value-type="float">
            <text:p>0</text:p>
          </table:table-cell>
          <table:table-cell table:style-name="ce45" table:formula="of:=[.O58]/[.$T$9]+[.N58]*[.$T$18]/([.$T$9]*[.$T$9])*100" office:value-type="float" office:value="0.0565139591814009" calcext:value-type="float">
            <text:p>0.0565139592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([.Q58]-[.$U$9])/[.$U$9]*100" office:value-type="float" office:value="0.390828556539867" calcext:value-type="float">
            <text:p>0.3908285565</text:p>
          </table:table-cell>
          <table:table-cell table:style-name="ce45" table:formula="of:=[.R58]/[.$U$9]+[.Q5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style-name="ce50" office:value-type="float" office:value="-5" calcext:value-type="float">
            <text:p>-5</text:p>
          </table:table-cell>
          <table:table-cell table:style-name="ce50" table:formula="of:=([.N56]-[.$AB$11])/[.$AB$11]*100" office:value-type="float" office:value="0.44479330193628" calcext:value-type="float">
            <text:p>0.4447933019</text:p>
          </table:table-cell>
          <table:table-cell table:style-name="ce50" table:formula="of:=[.O56]/[.$AB$11]+[.N56]*[.$AC$11]/([.$AB$11]*[.$AB$11])*100" office:value-type="float" office:value="0.056867932313849" calcext:value-type="float">
            <text:p>0.0568679323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formula="of:=([.Q56]-[.$AE$11])/[.$AE$11]*100" office:value-type="float" office:value="0.810881506670059" calcext:value-type="float">
            <text:p>0.8108815067</text:p>
          </table:table-cell>
          <table:table-cell table:style-name="ce50" table:formula="of:=[.R56]/[.$AE$11]+[.Q5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table:style-name="ce16" office:value-type="float" office:value="4.4" calcext:value-type="float">
            <text:p>4.4</text:p>
          </table:table-cell>
          <table:table-cell table:style-name="ce16" office:value-type="float" office:value="0.003837" calcext:value-type="float">
            <text:p>0.003837</text:p>
          </table:table-cell>
          <table:table-cell table:style-name="ce16" office:value-type="float" office:value="-4.4" calcext:value-type="float">
            <text:p>-4.4</text:p>
          </table:table-cell>
          <table:table-cell table:style-name="ce16" office:value-type="float" office:value="0.003825" calcext:value-type="float">
            <text:p>0.003825</text:p>
          </table:table-cell>
          <table:table-cell table:number-columns-repeated="2"/>
          <table:table-cell table:style-name="ce37" office:value-type="float" office:value="15" calcext:value-type="float">
            <text:p>15</text:p>
          </table:table-cell>
          <table:table-cell table:style-name="ce37" table:formula="of:=[.B69]/[.$M$8]" office:value-type="float" office:value="3.84017536867278" calcext:value-type="float">
            <text:p>3.8401753687</text:p>
          </table:table-cell>
          <table:table-cell table:style-name="ce37" table:formula="of:=[.$M$6]/[.$M$8]+[.B69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14" calcext:value-type="float">
            <text:p>-14</text:p>
          </table:table-cell>
          <table:table-cell table:style-name="ce37" table:formula="of:=[.B171]/[.$M$8]" office:value-type="float" office:value="3.82921482662415" calcext:value-type="float">
            <text:p>3.8292148266</text:p>
          </table:table-cell>
          <table:table-cell table:style-name="ce37" table:formula="of:=[.$M$6]/[.$M$8]+[.B171]*[.$O$6]/([.$M$8]*[.$M$8])" office:value-type="float" office:value="0.0021410566440686" calcext:value-type="float">
            <text:p>0.0021410566</text:p>
          </table:table-cell>
          <table:table-cell table:style-name="Default" table:number-columns-repeated="2"/>
          <table:table-cell/>
          <table:table-cell table:style-name="ce45" office:value-type="float" office:value="-2" calcext:value-type="float">
            <text:p>-2</text:p>
          </table:table-cell>
          <table:table-cell table:style-name="ce45" table:formula="of:=([.N59]-[.$T$9])/[.$T$9]*100" office:value-type="float" office:value="0" calcext:value-type="float">
            <text:p>0</text:p>
          </table:table-cell>
          <table:table-cell table:style-name="ce45" table:formula="of:=[.O59]/[.$T$9]+[.N59]*[.$T$18]/([.$T$9]*[.$T$9])*100" office:value-type="float" office:value="0.0565139591814009" calcext:value-type="float">
            <text:p>0.0565139592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formula="of:=([.Q59]-[.$U$9])/[.$U$9]*100" office:value-type="float" office:value="0.364773319437214" calcext:value-type="float">
            <text:p>0.3647733194</text:p>
          </table:table-cell>
          <table:table-cell table:style-name="ce45" table:formula="of:=[.R59]/[.$U$9]+[.Q59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style-name="ce50" office:value-type="float" office:value="-4" calcext:value-type="float">
            <text:p>-4</text:p>
          </table:table-cell>
          <table:table-cell table:style-name="ce50" table:formula="of:=([.N57]-[.$AB$11])/[.$AB$11]*100" office:value-type="float" office:value="0.418628990057676" calcext:value-type="float">
            <text:p>0.4186289901</text:p>
          </table:table-cell>
          <table:table-cell table:style-name="ce50" table:formula="of:=[.O57]/[.$AB$11]+[.N57]*[.$AC$11]/([.$AB$11]*[.$AB$11])*100" office:value-type="float" office:value="0.0568531872528448" calcext:value-type="float">
            <text:p>0.0568531873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formula="of:=([.Q57]-[.$AE$11])/[.$AE$11]*100" office:value-type="float" office:value="0.784724038712951" calcext:value-type="float">
            <text:p>0.7847240387</text:p>
          </table:table-cell>
          <table:table-cell table:style-name="ce50" table:formula="of:=[.R57]/[.$AE$11]+[.Q57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4.6" calcext:value-type="float">
            <text:p>4.6</text:p>
          </table:table-cell>
          <table:table-cell table:style-name="ce16" office:value-type="float" office:value="0.003837" calcext:value-type="float">
            <text:p>0.003837</text:p>
          </table:table-cell>
          <table:table-cell table:style-name="ce16" office:value-type="float" office:value="-4.6" calcext:value-type="float">
            <text:p>-4.6</text:p>
          </table:table-cell>
          <table:table-cell table:style-name="ce16" office:value-type="float" office:value="0.003825" calcext:value-type="float">
            <text:p>0.003825</text:p>
          </table:table-cell>
          <table:table-cell table:number-columns-repeated="2"/>
          <table:table-cell table:style-name="ce37" office:value-type="float" office:value="16" calcext:value-type="float">
            <text:p>16</text:p>
          </table:table-cell>
          <table:table-cell table:style-name="ce37" table:formula="of:=[.B70]/[.$M$8]" office:value-type="float" office:value="3.84017536867278" calcext:value-type="float">
            <text:p>3.8401753687</text:p>
          </table:table-cell>
          <table:table-cell table:style-name="ce37" table:formula="of:=[.$M$6]/[.$M$8]+[.B70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15" calcext:value-type="float">
            <text:p>-15</text:p>
          </table:table-cell>
          <table:table-cell table:style-name="ce37" table:formula="of:=[.B172]/[.$M$8]" office:value-type="float" office:value="3.82921482662415" calcext:value-type="float">
            <text:p>3.8292148266</text:p>
          </table:table-cell>
          <table:table-cell table:style-name="ce37" table:formula="of:=[.$M$6]/[.$M$8]+[.B172]*[.$O$6]/([.$M$8]*[.$M$8])" office:value-type="float" office:value="0.0021410566440686" calcext:value-type="float">
            <text:p>0.0021410566</text:p>
          </table:table-cell>
          <table:table-cell table:style-name="Default" table:number-columns-repeated="2"/>
          <table:table-cell/>
          <table:table-cell table:style-name="ce45" office:value-type="float" office:value="-1" calcext:value-type="float">
            <text:p>-1</text:p>
          </table:table-cell>
          <table:table-cell table:style-name="ce45" table:formula="of:=([.N60]-[.$T$9])/[.$T$9]*100" office:value-type="float" office:value="0" calcext:value-type="float">
            <text:p>0</text:p>
          </table:table-cell>
          <table:table-cell table:style-name="ce45" table:formula="of:=[.O60]/[.$T$9]+[.N60]*[.$T$18]/([.$T$9]*[.$T$9])*100" office:value-type="float" office:value="0.0565139591814009" calcext:value-type="float">
            <text:p>0.0565139592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([.Q60]-[.$U$9])/[.$U$9]*100" office:value-type="float" office:value="0.33871808233455" calcext:value-type="float">
            <text:p>0.3387180823</text:p>
          </table:table-cell>
          <table:table-cell table:style-name="ce45" table:formula="of:=[.R60]/[.$U$9]+[.Q60]*[.$U$18]/([.$U$9]*[.$U$9])*100" office:value-type="float" office:value="0.0566976179831375" calcext:value-type="float">
            <text:p>0.056697618</text:p>
          </table:table-cell>
          <table:table-cell table:style-name="Default"/>
          <table:table-cell table:style-name="ce50" office:value-type="float" office:value="-3" calcext:value-type="float">
            <text:p>-3</text:p>
          </table:table-cell>
          <table:table-cell table:style-name="ce50" table:formula="of:=([.N58]-[.$AB$11])/[.$AB$11]*100" office:value-type="float" office:value="0.392464678179083" calcext:value-type="float">
            <text:p>0.3924646782</text:p>
          </table:table-cell>
          <table:table-cell table:style-name="ce50" table:formula="of:=[.O58]/[.$AB$11]+[.N58]*[.$AC$11]/([.$AB$11]*[.$AB$11])*100" office:value-type="float" office:value="0.0568384421918406" calcext:value-type="float">
            <text:p>0.0568384422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formula="of:=([.Q58]-[.$AE$11])/[.$AE$11]*100" office:value-type="float" office:value="0.784724038712951" calcext:value-type="float">
            <text:p>0.7847240387</text:p>
          </table:table-cell>
          <table:table-cell table:style-name="ce50" table:formula="of:=[.R58]/[.$AE$11]+[.Q58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0.003838" calcext:value-type="float">
            <text:p>0.003838</text:p>
          </table:table-cell>
          <table:table-cell table:style-name="ce16" office:value-type="float" office:value="-4.8" calcext:value-type="float">
            <text:p>-4.8</text:p>
          </table:table-cell>
          <table:table-cell table:style-name="ce16" office:value-type="float" office:value="0.003825" calcext:value-type="float">
            <text:p>0.003825</text:p>
          </table:table-cell>
          <table:table-cell table:number-columns-repeated="2"/>
          <table:table-cell table:style-name="ce37" office:value-type="float" office:value="17" calcext:value-type="float">
            <text:p>17</text:p>
          </table:table-cell>
          <table:table-cell table:style-name="ce37" table:formula="of:=[.B71]/[.$M$8]" office:value-type="float" office:value="3.84017536867278" calcext:value-type="float">
            <text:p>3.8401753687</text:p>
          </table:table-cell>
          <table:table-cell table:style-name="ce37" table:formula="of:=[.$M$6]/[.$M$8]+[.B71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16" calcext:value-type="float">
            <text:p>-16</text:p>
          </table:table-cell>
          <table:table-cell table:style-name="ce37" table:formula="of:=[.B173]/[.$M$8]" office:value-type="float" office:value="3.83021123953766" calcext:value-type="float">
            <text:p>3.8302112395</text:p>
          </table:table-cell>
          <table:table-cell table:style-name="ce37" table:formula="of:=[.$M$6]/[.$M$8]+[.B173]*[.$O$6]/([.$M$8]*[.$M$8])" office:value-type="float" office:value="0.00214135449567686" calcext:value-type="float">
            <text:p>0.0021413545</text:p>
          </table:table-cell>
          <table:table-cell table:style-name="Default" table:number-columns-repeated="2"/>
          <table:table-cell/>
          <table:table-cell table:style-name="ce45" office:value-type="float" office:value="-6.22E-015" calcext:value-type="float">
            <text:p>-6.22E-015</text:p>
          </table:table-cell>
          <table:table-cell table:style-name="ce45" table:formula="of:=([.N61]-[.$T$9])/[.$T$9]*100" office:value-type="float" office:value="0.026062027625744" calcext:value-type="float">
            <text:p>0.0260620276</text:p>
          </table:table-cell>
          <table:table-cell table:style-name="ce45" table:formula="of:=[.O61]/[.$T$9]+[.N61]*[.$T$18]/([.$T$9]*[.$T$9])*100" office:value-type="float" office:value="0.0565286199421268" calcext:value-type="float">
            <text:p>0.0565286199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([.Q61]-[.$U$9])/[.$U$9]*100" office:value-type="float" office:value="0.208441896821265" calcext:value-type="float">
            <text:p>0.2084418968</text:p>
          </table:table-cell>
          <table:table-cell table:style-name="ce45" table:formula="of:=[.R61]/[.$U$9]+[.Q6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-2" calcext:value-type="float">
            <text:p>-2</text:p>
          </table:table-cell>
          <table:table-cell table:style-name="ce50" table:formula="of:=([.N59]-[.$AB$11])/[.$AB$11]*100" office:value-type="float" office:value="0.392464678179083" calcext:value-type="float">
            <text:p>0.3924646782</text:p>
          </table:table-cell>
          <table:table-cell table:style-name="ce50" table:formula="of:=[.O59]/[.$AB$11]+[.N59]*[.$AC$11]/([.$AB$11]*[.$AB$11])*100" office:value-type="float" office:value="0.0568384421918406" calcext:value-type="float">
            <text:p>0.056838442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formula="of:=([.Q59]-[.$AE$11])/[.$AE$11]*100" office:value-type="float" office:value="0.758566570755855" calcext:value-type="float">
            <text:p>0.7585665708</text:p>
          </table:table-cell>
          <table:table-cell table:style-name="ce50" table:formula="of:=[.R59]/[.$AE$11]+[.Q59]*[.$AF$11]/([.$AE$11]*[.$AE$11])*100" office:value-type="float" office:value="0.0570377969183841" calcext:value-type="float">
            <text:p>0.057037796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03838" calcext:value-type="float">
            <text:p>0.003838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0.003825" calcext:value-type="float">
            <text:p>0.003825</text:p>
          </table:table-cell>
          <table:table-cell table:number-columns-repeated="2"/>
          <table:table-cell table:style-name="ce37" office:value-type="float" office:value="18" calcext:value-type="float">
            <text:p>18</text:p>
          </table:table-cell>
          <table:table-cell table:style-name="ce37" table:formula="of:=[.B72]/[.$M$8]" office:value-type="float" office:value="3.84017536867278" calcext:value-type="float">
            <text:p>3.8401753687</text:p>
          </table:table-cell>
          <table:table-cell table:style-name="ce37" table:formula="of:=[.$M$6]/[.$M$8]+[.B72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17" calcext:value-type="float">
            <text:p>-17</text:p>
          </table:table-cell>
          <table:table-cell table:style-name="ce37" table:formula="of:=[.B174]/[.$M$8]" office:value-type="float" office:value="3.83021123953766" calcext:value-type="float">
            <text:p>3.8302112395</text:p>
          </table:table-cell>
          <table:table-cell table:style-name="ce37" table:formula="of:=[.$M$6]/[.$M$8]+[.B174]*[.$O$6]/([.$M$8]*[.$M$8])" office:value-type="float" office:value="0.00214135449567686" calcext:value-type="float">
            <text:p>0.0021413545</text:p>
          </table:table-cell>
          <table:table-cell table:style-name="Default" table:number-columns-repeated="2"/>
          <table:table-cell/>
          <table:table-cell table:style-name="ce45" office:value-type="float" office:value="1" calcext:value-type="float">
            <text:p>1</text:p>
          </table:table-cell>
          <table:table-cell table:style-name="ce45" table:formula="of:=([.N62]-[.$T$9])/[.$T$9]*100" office:value-type="float" office:value="0.026062027625744" calcext:value-type="float">
            <text:p>0.0260620276</text:p>
          </table:table-cell>
          <table:table-cell table:style-name="ce45" table:formula="of:=[.O62]/[.$T$9]+[.N62]*[.$T$18]/([.$T$9]*[.$T$9])*100" office:value-type="float" office:value="0.0565286199421268" calcext:value-type="float">
            <text:p>0.0565286199</text:p>
          </table:table-cell>
          <table:table-cell table:style-name="ce45" office:value-type="float" office:value="-6.22E-015" calcext:value-type="float">
            <text:p>-6.22E-015</text:p>
          </table:table-cell>
          <table:table-cell table:style-name="ce45" table:formula="of:=([.Q62]-[.$U$9])/[.$U$9]*100" office:value-type="float" office:value="0.156331422615949" calcext:value-type="float">
            <text:p>0.1563314226</text:p>
          </table:table-cell>
          <table:table-cell table:style-name="ce45" table:formula="of:=[.R62]/[.$U$9]+[.Q62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style-name="ce50" office:value-type="float" office:value="-1" calcext:value-type="float">
            <text:p>-1</text:p>
          </table:table-cell>
          <table:table-cell table:style-name="ce50" table:formula="of:=([.N60]-[.$AB$11])/[.$AB$11]*100" office:value-type="float" office:value="0.392464678179083" calcext:value-type="float">
            <text:p>0.3924646782</text:p>
          </table:table-cell>
          <table:table-cell table:style-name="ce50" table:formula="of:=[.O60]/[.$AB$11]+[.N60]*[.$AC$11]/([.$AB$11]*[.$AB$11])*100" office:value-type="float" office:value="0.0568384421918406" calcext:value-type="float">
            <text:p>0.0568384422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formula="of:=([.Q60]-[.$AE$11])/[.$AE$11]*100" office:value-type="float" office:value="0.732409102798747" calcext:value-type="float">
            <text:p>0.7324091028</text:p>
          </table:table-cell>
          <table:table-cell table:style-name="ce50" table:formula="of:=[.R60]/[.$AE$11]+[.Q60]*[.$AF$11]/([.$AE$11]*[.$AE$11])*100" office:value-type="float" office:value="0.0570230575045111" calcext:value-type="float">
            <text:p>0.057023057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5.2" calcext:value-type="float">
            <text:p>5.2</text:p>
          </table:table-cell>
          <table:table-cell table:style-name="ce16" office:value-type="float" office:value="0.003839" calcext:value-type="float">
            <text:p>0.003839</text:p>
          </table:table-cell>
          <table:table-cell table:style-name="ce16" office:value-type="float" office:value="-5.2" calcext:value-type="float">
            <text:p>-5.2</text:p>
          </table:table-cell>
          <table:table-cell table:style-name="ce16" office:value-type="float" office:value="0.003825" calcext:value-type="float">
            <text:p>0.003825</text:p>
          </table:table-cell>
          <table:table-cell table:number-columns-repeated="2"/>
          <table:table-cell table:style-name="ce37" office:value-type="float" office:value="19" calcext:value-type="float">
            <text:p>19</text:p>
          </table:table-cell>
          <table:table-cell table:style-name="ce37" table:formula="of:=[.B73]/[.$M$8]" office:value-type="float" office:value="3.84017536867278" calcext:value-type="float">
            <text:p>3.8401753687</text:p>
          </table:table-cell>
          <table:table-cell table:style-name="ce37" table:formula="of:=[.$M$6]/[.$M$8]+[.B73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18" calcext:value-type="float">
            <text:p>-18</text:p>
          </table:table-cell>
          <table:table-cell table:style-name="ce37" table:formula="of:=[.B175]/[.$M$8]" office:value-type="float" office:value="3.83021123953766" calcext:value-type="float">
            <text:p>3.8302112395</text:p>
          </table:table-cell>
          <table:table-cell table:style-name="ce37" table:formula="of:=[.$M$6]/[.$M$8]+[.B175]*[.$O$6]/([.$M$8]*[.$M$8])" office:value-type="float" office:value="0.00214135449567686" calcext:value-type="float">
            <text:p>0.0021413545</text:p>
          </table:table-cell>
          <table:table-cell table:style-name="Default" table:number-columns-repeated="2"/>
          <table:table-cell/>
          <table:table-cell table:style-name="ce45" office:value-type="float" office:value="2" calcext:value-type="float">
            <text:p>2</text:p>
          </table:table-cell>
          <table:table-cell table:style-name="ce45" table:formula="of:=([.N63]-[.$T$9])/[.$T$9]*100" office:value-type="float" office:value="0.156372165754487" calcext:value-type="float">
            <text:p>0.1563721658</text:p>
          </table:table-cell>
          <table:table-cell table:style-name="ce45" table:formula="of:=[.O63]/[.$T$9]+[.N63]*[.$T$18]/([.$T$9]*[.$T$9])*100" office:value-type="float" office:value="0.0566019237457561" calcext:value-type="float">
            <text:p>0.0566019237</text:p>
          </table:table-cell>
          <table:table-cell table:style-name="ce45" office:value-type="float" office:value="-1" calcext:value-type="float">
            <text:p>-1</text:p>
          </table:table-cell>
          <table:table-cell table:style-name="ce45" table:formula="of:=([.Q63]-[.$U$9])/[.$U$9]*100" office:value-type="float" office:value="0.0521104742053396" calcext:value-type="float">
            <text:p>0.0521104742</text:p>
          </table:table-cell>
          <table:table-cell table:style-name="ce45" table:formula="of:=[.R63]/[.$U$9]+[.Q63]*[.$U$18]/([.$U$9]*[.$U$9])*100" office:value-type="float" office:value="0.0565364110961644" calcext:value-type="float">
            <text:p>0.0565364111</text:p>
          </table:table-cell>
          <table:table-cell table:style-name="Default"/>
          <table:table-cell table:style-name="ce50" office:value-type="float" office:value="-6.22E-015" calcext:value-type="float">
            <text:p>-6.22E-015</text:p>
          </table:table-cell>
          <table:table-cell table:style-name="ce50" table:formula="of:=([.N61]-[.$AB$11])/[.$AB$11]*100" office:value-type="float" office:value="0.418628990057676" calcext:value-type="float">
            <text:p>0.4186289901</text:p>
          </table:table-cell>
          <table:table-cell table:style-name="ce50" table:formula="of:=[.O61]/[.$AB$11]+[.N61]*[.$AC$11]/([.$AB$11]*[.$AB$11])*100" office:value-type="float" office:value="0.0568531872528448" calcext:value-type="float">
            <text:p>0.0568531873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formula="of:=([.Q61]-[.$AE$11])/[.$AE$11]*100" office:value-type="float" office:value="0.601621763013241" calcext:value-type="float">
            <text:p>0.601621763</text:p>
          </table:table-cell>
          <table:table-cell table:style-name="ce50" table:formula="of:=[.R61]/[.$AE$11]+[.Q6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5.4" calcext:value-type="float">
            <text:p>5.4</text:p>
          </table:table-cell>
          <table:table-cell table:style-name="ce16" office:value-type="float" office:value="0.003839" calcext:value-type="float">
            <text:p>0.003839</text:p>
          </table:table-cell>
          <table:table-cell table:style-name="ce16" office:value-type="float" office:value="-5.4" calcext:value-type="float">
            <text:p>-5.4</text:p>
          </table:table-cell>
          <table:table-cell table:style-name="ce16" office:value-type="float" office:value="0.003826" calcext:value-type="float">
            <text:p>0.003826</text:p>
          </table:table-cell>
          <table:table-cell table:number-columns-repeated="2"/>
          <table:table-cell table:style-name="ce37" office:value-type="float" office:value="20" calcext:value-type="float">
            <text:p>20</text:p>
          </table:table-cell>
          <table:table-cell table:style-name="ce37" table:formula="of:=[.B74]/[.$M$8]" office:value-type="float" office:value="3.84017536867278" calcext:value-type="float">
            <text:p>3.8401753687</text:p>
          </table:table-cell>
          <table:table-cell table:style-name="ce37" table:formula="of:=[.$M$6]/[.$M$8]+[.B74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19" calcext:value-type="float">
            <text:p>-19</text:p>
          </table:table-cell>
          <table:table-cell table:style-name="ce37" table:formula="of:=[.B176]/[.$M$8]" office:value-type="float" office:value="3.83021123953766" calcext:value-type="float">
            <text:p>3.8302112395</text:p>
          </table:table-cell>
          <table:table-cell table:style-name="ce37" table:formula="of:=[.$M$6]/[.$M$8]+[.B176]*[.$O$6]/([.$M$8]*[.$M$8])" office:value-type="float" office:value="0.00214135449567686" calcext:value-type="float">
            <text:p>0.0021413545</text:p>
          </table:table-cell>
          <table:table-cell table:style-name="Default" table:number-columns-repeated="2"/>
          <table:table-cell/>
          <table:table-cell table:style-name="ce45" office:value-type="float" office:value="3" calcext:value-type="float">
            <text:p>3</text:p>
          </table:table-cell>
          <table:table-cell table:style-name="ce45" table:formula="of:=([.N64]-[.$T$9])/[.$T$9]*100" office:value-type="float" office:value="0.156372165754487" calcext:value-type="float">
            <text:p>0.1563721658</text:p>
          </table:table-cell>
          <table:table-cell table:style-name="ce45" table:formula="of:=[.O64]/[.$T$9]+[.N64]*[.$T$18]/([.$T$9]*[.$T$9])*100" office:value-type="float" office:value="0.0566019237457561" calcext:value-type="float">
            <text:p>0.0566019237</text:p>
          </table:table-cell>
          <table:table-cell table:style-name="ce45" office:value-type="float" office:value="-2" calcext:value-type="float">
            <text:p>-2</text:p>
          </table:table-cell>
          <table:table-cell table:style-name="ce45" table:formula="of:=([.Q64]-[.$U$9])/[.$U$9]*100" office:value-type="float" office:value="0.026055237102664" calcext:value-type="float">
            <text:p>0.0260552371</text:p>
          </table:table-cell>
          <table:table-cell table:style-name="ce45" table:formula="of:=[.R64]/[.$U$9]+[.Q64]*[.$U$18]/([.$U$9]*[.$U$9])*100" office:value-type="float" office:value="0.0565217559246214" calcext:value-type="float">
            <text:p>0.0565217559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0" table:formula="of:=([.N62]-[.$AB$11])/[.$AB$11]*100" office:value-type="float" office:value="0.418628990057676" calcext:value-type="float">
            <text:p>0.4186289901</text:p>
          </table:table-cell>
          <table:table-cell table:style-name="ce50" table:formula="of:=[.O62]/[.$AB$11]+[.N62]*[.$AC$11]/([.$AB$11]*[.$AB$11])*100" office:value-type="float" office:value="0.0568531872528448" calcext:value-type="float">
            <text:p>0.0568531873</text:p>
          </table:table-cell>
          <table:table-cell table:style-name="ce50" office:value-type="float" office:value="-6.22E-015" calcext:value-type="float">
            <text:p>-6.22E-015</text:p>
          </table:table-cell>
          <table:table-cell table:style-name="ce50" table:formula="of:=([.Q62]-[.$AE$11])/[.$AE$11]*100" office:value-type="float" office:value="0.549306827099037" calcext:value-type="float">
            <text:p>0.5493068271</text:p>
          </table:table-cell>
          <table:table-cell table:style-name="ce50" table:formula="of:=[.R62]/[.$AE$11]+[.Q62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5.6" calcext:value-type="float">
            <text:p>5.6</text:p>
          </table:table-cell>
          <table:table-cell table:style-name="ce16" office:value-type="float" office:value="0.003839" calcext:value-type="float">
            <text:p>0.003839</text:p>
          </table:table-cell>
          <table:table-cell table:style-name="ce16" office:value-type="float" office:value="-5.6" calcext:value-type="float">
            <text:p>-5.6</text:p>
          </table:table-cell>
          <table:table-cell table:style-name="ce16" office:value-type="float" office:value="0.003826" calcext:value-type="float">
            <text:p>0.003826</text:p>
          </table:table-cell>
          <table:table-cell table:number-columns-repeated="2"/>
          <table:table-cell table:style-name="ce37" office:value-type="float" office:value="21" calcext:value-type="float">
            <text:p>21</text:p>
          </table:table-cell>
          <table:table-cell table:style-name="ce37" table:formula="of:=[.B75]/[.$M$8]" office:value-type="float" office:value="3.84017536867278" calcext:value-type="float">
            <text:p>3.8401753687</text:p>
          </table:table-cell>
          <table:table-cell table:style-name="ce37" table:formula="of:=[.$M$6]/[.$M$8]+[.B75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20" calcext:value-type="float">
            <text:p>-20</text:p>
          </table:table-cell>
          <table:table-cell table:style-name="ce37" table:formula="of:=[.B177]/[.$M$8]" office:value-type="float" office:value="3.83021123953766" calcext:value-type="float">
            <text:p>3.8302112395</text:p>
          </table:table-cell>
          <table:table-cell table:style-name="ce37" table:formula="of:=[.$M$6]/[.$M$8]+[.B177]*[.$O$6]/([.$M$8]*[.$M$8])" office:value-type="float" office:value="0.00214135449567686" calcext:value-type="float">
            <text:p>0.0021413545</text:p>
          </table:table-cell>
          <table:table-cell table:style-name="Default" table:number-columns-repeated="2"/>
          <table:table-cell/>
          <table:table-cell table:style-name="ce45" office:value-type="float" office:value="4" calcext:value-type="float">
            <text:p>4</text:p>
          </table:table-cell>
          <table:table-cell table:style-name="ce45" table:formula="of:=([.N65]-[.$T$9])/[.$T$9]*100" office:value-type="float" office:value="0.312744331508998" calcext:value-type="float">
            <text:p>0.3127443315</text:p>
          </table:table-cell>
          <table:table-cell table:style-name="ce45" table:formula="of:=[.O65]/[.$T$9]+[.N65]*[.$T$18]/([.$T$9]*[.$T$9])*100" office:value-type="float" office:value="0.0566898883101113" calcext:value-type="float">
            <text:p>0.0566898883</text:p>
          </table:table-cell>
          <table:table-cell table:style-name="ce45" office:value-type="float" office:value="-3" calcext:value-type="float">
            <text:p>-3</text:p>
          </table:table-cell>
          <table:table-cell table:style-name="ce45" table:formula="of:=([.Q65]-[.$U$9])/[.$U$9]*100" office:value-type="float" office:value="0" calcext:value-type="float">
            <text:p>0</text:p>
          </table:table-cell>
          <table:table-cell table:style-name="ce45" table:formula="of:=[.R65]/[.$U$9]+[.Q65]*[.$U$18]/([.$U$9]*[.$U$9])*100" office:value-type="float" office:value="0.0565071007530784" calcext:value-type="float">
            <text:p>0.0565071008</text:p>
          </table:table-cell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0" table:formula="of:=([.N63]-[.$AB$11])/[.$AB$11]*100" office:value-type="float" office:value="0.549450549450661" calcext:value-type="float">
            <text:p>0.5494505495</text:p>
          </table:table-cell>
          <table:table-cell table:style-name="ce50" table:formula="of:=[.O63]/[.$AB$11]+[.N63]*[.$AC$11]/([.$AB$11]*[.$AB$11])*100" office:value-type="float" office:value="0.0569269125578657" calcext:value-type="float">
            <text:p>0.0569269126</text:p>
          </table:table-cell>
          <table:table-cell table:style-name="ce50" office:value-type="float" office:value="-1" calcext:value-type="float">
            <text:p>-1</text:p>
          </table:table-cell>
          <table:table-cell table:style-name="ce50" table:formula="of:=([.Q63]-[.$AE$11])/[.$AE$11]*100" office:value-type="float" office:value="0.444676955270651" calcext:value-type="float">
            <text:p>0.4446769553</text:p>
          </table:table-cell>
          <table:table-cell table:style-name="ce50" table:formula="of:=[.R63]/[.$AE$11]+[.Q63]*[.$AF$11]/([.$AE$11]*[.$AE$11])*100" office:value-type="float" office:value="0.056860923951908" calcext:value-type="float">
            <text:p>0.05686092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0.003839" calcext:value-type="float">
            <text:p>0.003839</text:p>
          </table:table-cell>
          <table:table-cell table:style-name="ce16" office:value-type="float" office:value="-5.8" calcext:value-type="float">
            <text:p>-5.8</text:p>
          </table:table-cell>
          <table:table-cell table:style-name="ce16" office:value-type="float" office:value="0.003826" calcext:value-type="float">
            <text:p>0.003826</text:p>
          </table:table-cell>
          <table:table-cell table:number-columns-repeated="2"/>
          <table:table-cell table:style-name="ce37" office:value-type="float" office:value="22" calcext:value-type="float">
            <text:p>22</text:p>
          </table:table-cell>
          <table:table-cell table:style-name="ce37" table:formula="of:=[.B76]/[.$M$8]" office:value-type="float" office:value="3.84017536867278" calcext:value-type="float">
            <text:p>3.8401753687</text:p>
          </table:table-cell>
          <table:table-cell table:style-name="ce37" table:formula="of:=[.$M$6]/[.$M$8]+[.B76]*[.$O$6]/([.$M$8]*[.$M$8])" office:value-type="float" office:value="0.0021443330117595" calcext:value-type="float">
            <text:p>0.002144333</text:p>
          </table:table-cell>
          <table:table-cell table:style-name="ce37" office:value-type="float" office:value="-21" calcext:value-type="float">
            <text:p>-21</text:p>
          </table:table-cell>
          <table:table-cell table:style-name="ce37" table:formula="of:=[.B178]/[.$M$8]" office:value-type="float" office:value="3.83120765245118" calcext:value-type="float">
            <text:p>3.8312076525</text:p>
          </table:table-cell>
          <table:table-cell table:style-name="ce37" table:formula="of:=[.$M$6]/[.$M$8]+[.B178]*[.$O$6]/([.$M$8]*[.$M$8])" office:value-type="float" office:value="0.00214165234728513" calcext:value-type="float">
            <text:p>0.0021416523</text:p>
          </table:table-cell>
          <table:table-cell table:style-name="Default" table:number-columns-repeated="2"/>
          <table:table-cell/>
          <table:table-cell table:style-name="ce45" office:value-type="float" office:value="5" calcext:value-type="float">
            <text:p>5</text:p>
          </table:table-cell>
          <table:table-cell table:style-name="ce45" table:formula="of:=([.N66]-[.$T$9])/[.$T$9]*100" office:value-type="float" office:value="0.338806359134742" calcext:value-type="float">
            <text:p>0.3388063591</text:p>
          </table:table-cell>
          <table:table-cell table:style-name="ce45" table:formula="of:=[.O66]/[.$T$9]+[.N66]*[.$T$18]/([.$T$9]*[.$T$9])*100" office:value-type="float" office:value="0.0567045490708372" calcext:value-type="float">
            <text:p>0.0567045491</text:p>
          </table:table-cell>
          <table:table-cell table:style-name="ce45" office:value-type="float" office:value="-4" calcext:value-type="float">
            <text:p>-4</text:p>
          </table:table-cell>
          <table:table-cell table:style-name="ce45" table:formula="of:=([.Q66]-[.$U$9])/[.$U$9]*100" office:value-type="float" office:value="0" calcext:value-type="float">
            <text:p>0</text:p>
          </table:table-cell>
          <table:table-cell table:style-name="ce45" table:formula="of:=[.R66]/[.$U$9]+[.Q66]*[.$U$18]/([.$U$9]*[.$U$9])*100" office:value-type="float" office:value="0.0565071007530784" calcext:value-type="float">
            <text:p>0.0565071008</text:p>
          </table:table-cell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0" table:formula="of:=([.N64]-[.$AB$11])/[.$AB$11]*100" office:value-type="float" office:value="0.549450549450661" calcext:value-type="float">
            <text:p>0.5494505495</text:p>
          </table:table-cell>
          <table:table-cell table:style-name="ce50" table:formula="of:=[.O64]/[.$AB$11]+[.N64]*[.$AC$11]/([.$AB$11]*[.$AB$11])*100" office:value-type="float" office:value="0.0569269125578657" calcext:value-type="float">
            <text:p>0.0569269126</text:p>
          </table:table-cell>
          <table:table-cell table:style-name="ce50" office:value-type="float" office:value="-2" calcext:value-type="float">
            <text:p>-2</text:p>
          </table:table-cell>
          <table:table-cell table:style-name="ce50" table:formula="of:=([.Q64]-[.$AE$11])/[.$AE$11]*100" office:value-type="float" office:value="0.418519487313531" calcext:value-type="float">
            <text:p>0.4185194873</text:p>
          </table:table-cell>
          <table:table-cell table:style-name="ce50" table:formula="of:=[.R64]/[.$AE$11]+[.Q64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0.00384" calcext:value-type="float">
            <text:p>0.00384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float" office:value="0.003826" calcext:value-type="float">
            <text:p>0.003826</text:p>
          </table:table-cell>
          <table:table-cell table:number-columns-repeated="2"/>
          <table:table-cell table:style-name="ce37" office:value-type="float" office:value="23" calcext:value-type="float">
            <text:p>23</text:p>
          </table:table-cell>
          <table:table-cell table:style-name="ce37" table:formula="of:=[.B77]/[.$M$8]" office:value-type="float" office:value="3.83917895575927" calcext:value-type="float">
            <text:p>3.8391789558</text:p>
          </table:table-cell>
          <table:table-cell table:style-name="ce37" table:formula="of:=[.$M$6]/[.$M$8]+[.B77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22" calcext:value-type="float">
            <text:p>-22</text:p>
          </table:table-cell>
          <table:table-cell table:style-name="ce37" table:formula="of:=[.B179]/[.$M$8]" office:value-type="float" office:value="3.83120765245118" calcext:value-type="float">
            <text:p>3.8312076525</text:p>
          </table:table-cell>
          <table:table-cell table:style-name="ce37" table:formula="of:=[.$M$6]/[.$M$8]+[.B179]*[.$O$6]/([.$M$8]*[.$M$8])" office:value-type="float" office:value="0.00214165234728513" calcext:value-type="float">
            <text:p>0.0021416523</text:p>
          </table:table-cell>
          <table:table-cell table:style-name="Default" table:number-columns-repeated="2"/>
          <table:table-cell/>
          <table:table-cell table:style-name="ce45" office:value-type="float" office:value="6" calcext:value-type="float">
            <text:p>6</text:p>
          </table:table-cell>
          <table:table-cell table:style-name="ce45" table:formula="of:=([.N67]-[.$T$9])/[.$T$9]*100" office:value-type="float" office:value="0.390930414386241" calcext:value-type="float">
            <text:p>0.3909304144</text:p>
          </table:table-cell>
          <table:table-cell table:style-name="ce45" table:formula="of:=[.O67]/[.$T$9]+[.N67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5" calcext:value-type="float">
            <text:p>-5</text:p>
          </table:table-cell>
          <table:table-cell table:style-name="ce45" table:formula="of:=([.Q67]-[.$U$9])/[.$U$9]*100" office:value-type="float" office:value="0.026055237102664" calcext:value-type="float">
            <text:p>0.0260552371</text:p>
          </table:table-cell>
          <table:table-cell table:style-name="ce45" table:formula="of:=[.R67]/[.$U$9]+[.Q67]*[.$U$18]/([.$U$9]*[.$U$9])*100" office:value-type="float" office:value="0.0565217559246214" calcext:value-type="float">
            <text:p>0.0565217559</text:p>
          </table:table-cell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0" table:formula="of:=([.N65]-[.$AB$11])/[.$AB$11]*100" office:value-type="float" office:value="0.706436420722261" calcext:value-type="float">
            <text:p>0.7064364207</text:p>
          </table:table-cell>
          <table:table-cell table:style-name="ce50" table:formula="of:=[.O65]/[.$AB$11]+[.N65]*[.$AC$11]/([.$AB$11]*[.$AB$11])*100" office:value-type="float" office:value="0.0570153829238908" calcext:value-type="float">
            <text:p>0.0570153829</text:p>
          </table:table-cell>
          <table:table-cell table:style-name="ce50" office:value-type="float" office:value="-3" calcext:value-type="float">
            <text:p>-3</text:p>
          </table:table-cell>
          <table:table-cell table:style-name="ce50" table:formula="of:=([.Q65]-[.$AE$11])/[.$AE$11]*100" office:value-type="float" office:value="0.392362019356423" calcext:value-type="float">
            <text:p>0.3923620194</text:p>
          </table:table-cell>
          <table:table-cell table:style-name="ce50" table:formula="of:=[.R65]/[.$AE$11]+[.Q65]*[.$AF$11]/([.$AE$11]*[.$AE$11])*100" office:value-type="float" office:value="0.056831445124162" calcext:value-type="float">
            <text:p>0.056831445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6.2" calcext:value-type="float">
            <text:p>6.2</text:p>
          </table:table-cell>
          <table:table-cell table:style-name="ce16" office:value-type="float" office:value="0.00384" calcext:value-type="float">
            <text:p>0.00384</text:p>
          </table:table-cell>
          <table:table-cell table:style-name="ce16" office:value-type="float" office:value="-6.2" calcext:value-type="float">
            <text:p>-6.2</text:p>
          </table:table-cell>
          <table:table-cell table:style-name="ce16" office:value-type="float" office:value="0.003826" calcext:value-type="float">
            <text:p>0.003826</text:p>
          </table:table-cell>
          <table:table-cell table:number-columns-repeated="2"/>
          <table:table-cell table:style-name="ce37" office:value-type="float" office:value="24" calcext:value-type="float">
            <text:p>24</text:p>
          </table:table-cell>
          <table:table-cell table:style-name="ce37" table:formula="of:=[.B78]/[.$M$8]" office:value-type="float" office:value="3.83917895575927" calcext:value-type="float">
            <text:p>3.8391789558</text:p>
          </table:table-cell>
          <table:table-cell table:style-name="ce37" table:formula="of:=[.$M$6]/[.$M$8]+[.B78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23" calcext:value-type="float">
            <text:p>-23</text:p>
          </table:table-cell>
          <table:table-cell table:style-name="ce37" table:formula="of:=[.B180]/[.$M$8]" office:value-type="float" office:value="3.83120765245118" calcext:value-type="float">
            <text:p>3.8312076525</text:p>
          </table:table-cell>
          <table:table-cell table:style-name="ce37" table:formula="of:=[.$M$6]/[.$M$8]+[.B180]*[.$O$6]/([.$M$8]*[.$M$8])" office:value-type="float" office:value="0.00214165234728513" calcext:value-type="float">
            <text:p>0.0021416523</text:p>
          </table:table-cell>
          <table:table-cell table:style-name="Default" table:number-columns-repeated="2"/>
          <table:table-cell/>
          <table:table-cell table:style-name="ce45" office:value-type="float" office:value="7" calcext:value-type="float">
            <text:p>7</text:p>
          </table:table-cell>
          <table:table-cell table:style-name="ce45" table:formula="of:=([.N68]-[.$T$9])/[.$T$9]*100" office:value-type="float" office:value="0.390930414386241" calcext:value-type="float">
            <text:p>0.3909304144</text:p>
          </table:table-cell>
          <table:table-cell table:style-name="ce45" table:formula="of:=[.O68]/[.$T$9]+[.N68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6" calcext:value-type="float">
            <text:p>-6</text:p>
          </table:table-cell>
          <table:table-cell table:style-name="ce45" table:formula="of:=([.Q68]-[.$U$9])/[.$U$9]*100" office:value-type="float" office:value="0.026055237102664" calcext:value-type="float">
            <text:p>0.0260552371</text:p>
          </table:table-cell>
          <table:table-cell table:style-name="ce45" table:formula="of:=[.R68]/[.$U$9]+[.Q68]*[.$U$18]/([.$U$9]*[.$U$9])*100" office:value-type="float" office:value="0.0565217559246214" calcext:value-type="float">
            <text:p>0.0565217559</text:p>
          </table:table-cell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0" table:formula="of:=([.N66]-[.$AB$11])/[.$AB$11]*100" office:value-type="float" office:value="0.732600732600853" calcext:value-type="float">
            <text:p>0.7326007326</text:p>
          </table:table-cell>
          <table:table-cell table:style-name="ce50" table:formula="of:=[.O66]/[.$AB$11]+[.N66]*[.$AC$11]/([.$AB$11]*[.$AB$11])*100" office:value-type="float" office:value="0.057030127984895" calcext:value-type="float">
            <text:p>0.057030128</text:p>
          </table:table-cell>
          <table:table-cell table:style-name="ce50" office:value-type="float" office:value="-4" calcext:value-type="float">
            <text:p>-4</text:p>
          </table:table-cell>
          <table:table-cell table:style-name="ce50" table:formula="of:=([.Q66]-[.$AE$11])/[.$AE$11]*100" office:value-type="float" office:value="0.392362019356423" calcext:value-type="float">
            <text:p>0.3923620194</text:p>
          </table:table-cell>
          <table:table-cell table:style-name="ce50" table:formula="of:=[.R66]/[.$AE$11]+[.Q66]*[.$AF$11]/([.$AE$11]*[.$AE$11])*100" office:value-type="float" office:value="0.056831445124162" calcext:value-type="float">
            <text:p>0.05683144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6.4" calcext:value-type="float">
            <text:p>6.4</text:p>
          </table:table-cell>
          <table:table-cell table:style-name="ce16" office:value-type="float" office:value="0.00384" calcext:value-type="float">
            <text:p>0.00384</text:p>
          </table:table-cell>
          <table:table-cell table:style-name="ce16" office:value-type="float" office:value="-6.4" calcext:value-type="float">
            <text:p>-6.4</text:p>
          </table:table-cell>
          <table:table-cell table:style-name="ce16" office:value-type="float" office:value="0.003826" calcext:value-type="float">
            <text:p>0.003826</text:p>
          </table:table-cell>
          <table:table-cell table:number-columns-repeated="2"/>
          <table:table-cell table:style-name="ce37" office:value-type="float" office:value="25" calcext:value-type="float">
            <text:p>25</text:p>
          </table:table-cell>
          <table:table-cell table:style-name="ce37" table:formula="of:=[.B79]/[.$M$8]" office:value-type="float" office:value="3.83917895575927" calcext:value-type="float">
            <text:p>3.8391789558</text:p>
          </table:table-cell>
          <table:table-cell table:style-name="ce37" table:formula="of:=[.$M$6]/[.$M$8]+[.B79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24" calcext:value-type="float">
            <text:p>-24</text:p>
          </table:table-cell>
          <table:table-cell table:style-name="ce37" table:formula="of:=[.B181]/[.$M$8]" office:value-type="float" office:value="3.83120765245118" calcext:value-type="float">
            <text:p>3.8312076525</text:p>
          </table:table-cell>
          <table:table-cell table:style-name="ce37" table:formula="of:=[.$M$6]/[.$M$8]+[.B181]*[.$O$6]/([.$M$8]*[.$M$8])" office:value-type="float" office:value="0.00214165234728513" calcext:value-type="float">
            <text:p>0.0021416523</text:p>
          </table:table-cell>
          <table:table-cell table:style-name="Default" table:number-columns-repeated="2"/>
          <table:table-cell/>
          <table:table-cell table:style-name="ce45" office:value-type="float" office:value="8" calcext:value-type="float">
            <text:p>8</text:p>
          </table:table-cell>
          <table:table-cell table:style-name="ce45" table:formula="of:=([.N69]-[.$T$9])/[.$T$9]*100" office:value-type="float" office:value="0.416992442011985" calcext:value-type="float">
            <text:p>0.416992442</text:p>
          </table:table-cell>
          <table:table-cell table:style-name="ce45" table:formula="of:=[.O69]/[.$T$9]+[.N69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7" calcext:value-type="float">
            <text:p>-7</text:p>
          </table:table-cell>
          <table:table-cell table:style-name="ce45" table:formula="of:=([.Q69]-[.$U$9])/[.$U$9]*100" office:value-type="float" office:value="0.0521104742053396" calcext:value-type="float">
            <text:p>0.0521104742</text:p>
          </table:table-cell>
          <table:table-cell table:style-name="ce45" table:formula="of:=[.R69]/[.$U$9]+[.Q69]*[.$U$18]/([.$U$9]*[.$U$9])*100" office:value-type="float" office:value="0.0565364110961644" calcext:value-type="float">
            <text:p>0.0565364111</text:p>
          </table:table-cell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0" table:formula="of:=([.N67]-[.$AB$11])/[.$AB$11]*100" office:value-type="float" office:value="0.78492935635805" calcext:value-type="float">
            <text:p>0.7849293564</text:p>
          </table:table-cell>
          <table:table-cell table:style-name="ce50" table:formula="of:=[.O67]/[.$AB$11]+[.N67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5" calcext:value-type="float">
            <text:p>-5</text:p>
          </table:table-cell>
          <table:table-cell table:style-name="ce50" table:formula="of:=([.Q67]-[.$AE$11])/[.$AE$11]*100" office:value-type="float" office:value="0.418519487313531" calcext:value-type="float">
            <text:p>0.4185194873</text:p>
          </table:table-cell>
          <table:table-cell table:style-name="ce50" table:formula="of:=[.R67]/[.$AE$11]+[.Q67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6.6" calcext:value-type="float">
            <text:p>6.6</text:p>
          </table:table-cell>
          <table:table-cell table:style-name="ce16" office:value-type="float" office:value="0.00384" calcext:value-type="float">
            <text:p>0.00384</text:p>
          </table:table-cell>
          <table:table-cell table:style-name="ce16" office:value-type="float" office:value="-6.6" calcext:value-type="float">
            <text:p>-6.6</text:p>
          </table:table-cell>
          <table:table-cell table:style-name="ce16" office:value-type="float" office:value="0.003826" calcext:value-type="float">
            <text:p>0.003826</text:p>
          </table:table-cell>
          <table:table-cell table:number-columns-repeated="2"/>
          <table:table-cell table:style-name="ce37" office:value-type="float" office:value="26" calcext:value-type="float">
            <text:p>26</text:p>
          </table:table-cell>
          <table:table-cell table:style-name="ce37" table:formula="of:=[.B80]/[.$M$8]" office:value-type="float" office:value="3.83917895575927" calcext:value-type="float">
            <text:p>3.8391789558</text:p>
          </table:table-cell>
          <table:table-cell table:style-name="ce37" table:formula="of:=[.$M$6]/[.$M$8]+[.B80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25" calcext:value-type="float">
            <text:p>-25</text:p>
          </table:table-cell>
          <table:table-cell table:style-name="ce37" table:formula="of:=[.B182]/[.$M$8]" office:value-type="float" office:value="3.83120765245118" calcext:value-type="float">
            <text:p>3.8312076525</text:p>
          </table:table-cell>
          <table:table-cell table:style-name="ce37" table:formula="of:=[.$M$6]/[.$M$8]+[.B182]*[.$O$6]/([.$M$8]*[.$M$8])" office:value-type="float" office:value="0.00214165234728513" calcext:value-type="float">
            <text:p>0.0021416523</text:p>
          </table:table-cell>
          <table:table-cell table:style-name="Default" table:number-columns-repeated="2"/>
          <table:table-cell/>
          <table:table-cell table:style-name="ce45" office:value-type="float" office:value="9" calcext:value-type="float">
            <text:p>9</text:p>
          </table:table-cell>
          <table:table-cell table:style-name="ce45" table:formula="of:=([.N70]-[.$T$9])/[.$T$9]*100" office:value-type="float" office:value="0.416992442011985" calcext:value-type="float">
            <text:p>0.416992442</text:p>
          </table:table-cell>
          <table:table-cell table:style-name="ce45" table:formula="of:=[.O70]/[.$T$9]+[.N70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8" calcext:value-type="float">
            <text:p>-8</text:p>
          </table:table-cell>
          <table:table-cell table:style-name="ce45" table:formula="of:=([.Q70]-[.$U$9])/[.$U$9]*100" office:value-type="float" office:value="0.0781657113079803" calcext:value-type="float">
            <text:p>0.0781657113</text:p>
          </table:table-cell>
          <table:table-cell table:style-name="ce45" table:formula="of:=[.R70]/[.$U$9]+[.Q70]*[.$U$18]/([.$U$9]*[.$U$9])*100" office:value-type="float" office:value="0.0565510662677074" calcext:value-type="float">
            <text:p>0.0565510663</text:p>
          </table:table-cell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0" table:formula="of:=([.N68]-[.$AB$11])/[.$AB$11]*100" office:value-type="float" office:value="0.78492935635805" calcext:value-type="float">
            <text:p>0.7849293564</text:p>
          </table:table-cell>
          <table:table-cell table:style-name="ce50" table:formula="of:=[.O68]/[.$AB$11]+[.N68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6" calcext:value-type="float">
            <text:p>-6</text:p>
          </table:table-cell>
          <table:table-cell table:style-name="ce50" table:formula="of:=([.Q68]-[.$AE$11])/[.$AE$11]*100" office:value-type="float" office:value="0.418519487313531" calcext:value-type="float">
            <text:p>0.4185194873</text:p>
          </table:table-cell>
          <table:table-cell table:style-name="ce50" table:formula="of:=[.R68]/[.$AE$11]+[.Q68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0.00384" calcext:value-type="float">
            <text:p>0.00384</text:p>
          </table:table-cell>
          <table:table-cell table:style-name="ce16" office:value-type="float" office:value="-6.8" calcext:value-type="float">
            <text:p>-6.8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27" calcext:value-type="float">
            <text:p>27</text:p>
          </table:table-cell>
          <table:table-cell table:style-name="ce37" table:formula="of:=[.B81]/[.$M$8]" office:value-type="float" office:value="3.83917895575927" calcext:value-type="float">
            <text:p>3.8391789558</text:p>
          </table:table-cell>
          <table:table-cell table:style-name="ce37" table:formula="of:=[.$M$6]/[.$M$8]+[.B81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26" calcext:value-type="float">
            <text:p>-26</text:p>
          </table:table-cell>
          <table:table-cell table:style-name="ce37" table:formula="of:=[.B183]/[.$M$8]" office:value-type="float" office:value="3.83120765245118" calcext:value-type="float">
            <text:p>3.8312076525</text:p>
          </table:table-cell>
          <table:table-cell table:style-name="ce37" table:formula="of:=[.$M$6]/[.$M$8]+[.B183]*[.$O$6]/([.$M$8]*[.$M$8])" office:value-type="float" office:value="0.00214165234728513" calcext:value-type="float">
            <text:p>0.0021416523</text:p>
          </table:table-cell>
          <table:table-cell table:style-name="Default" table:number-columns-repeated="2"/>
          <table:table-cell/>
          <table:table-cell table:style-name="ce45" office:value-type="float" office:value="10" calcext:value-type="float">
            <text:p>10</text:p>
          </table:table-cell>
          <table:table-cell table:style-name="ce45" table:formula="of:=([.N71]-[.$T$9])/[.$T$9]*100" office:value-type="float" office:value="0.416992442011985" calcext:value-type="float">
            <text:p>0.416992442</text:p>
          </table:table-cell>
          <table:table-cell table:style-name="ce45" table:formula="of:=[.O71]/[.$T$9]+[.N71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9" calcext:value-type="float">
            <text:p>-9</text:p>
          </table:table-cell>
          <table:table-cell table:style-name="ce45" table:formula="of:=([.Q71]-[.$U$9])/[.$U$9]*100" office:value-type="float" office:value="0.0781657113079803" calcext:value-type="float">
            <text:p>0.0781657113</text:p>
          </table:table-cell>
          <table:table-cell table:style-name="ce45" table:formula="of:=[.R71]/[.$U$9]+[.Q71]*[.$U$18]/([.$U$9]*[.$U$9])*100" office:value-type="float" office:value="0.0565510662677074" calcext:value-type="float">
            <text:p>0.0565510663</text:p>
          </table:table-cell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0" table:formula="of:=([.N69]-[.$AB$11])/[.$AB$11]*100" office:value-type="float" office:value="0.811093668236642" calcext:value-type="float">
            <text:p>0.8110936682</text:p>
          </table:table-cell>
          <table:table-cell table:style-name="ce50" table:formula="of:=[.O69]/[.$AB$11]+[.N69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7" calcext:value-type="float">
            <text:p>-7</text:p>
          </table:table-cell>
          <table:table-cell table:style-name="ce50" table:formula="of:=([.Q69]-[.$AE$11])/[.$AE$11]*100" office:value-type="float" office:value="0.444676955270651" calcext:value-type="float">
            <text:p>0.4446769553</text:p>
          </table:table-cell>
          <table:table-cell table:style-name="ce50" table:formula="of:=[.R69]/[.$AE$11]+[.Q69]*[.$AF$11]/([.$AE$11]*[.$AE$11])*100" office:value-type="float" office:value="0.056860923951908" calcext:value-type="float">
            <text:p>0.0568609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7" calcext:value-type="float">
            <text:p>-7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28" calcext:value-type="float">
            <text:p>28</text:p>
          </table:table-cell>
          <table:table-cell table:style-name="ce37" table:formula="of:=[.B82]/[.$M$8]" office:value-type="float" office:value="3.83917895575927" calcext:value-type="float">
            <text:p>3.8391789558</text:p>
          </table:table-cell>
          <table:table-cell table:style-name="ce37" table:formula="of:=[.$M$6]/[.$M$8]+[.B82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27" calcext:value-type="float">
            <text:p>-27</text:p>
          </table:table-cell>
          <table:table-cell table:style-name="ce37" table:formula="of:=[.B184]/[.$M$8]" office:value-type="float" office:value="3.83120765245118" calcext:value-type="float">
            <text:p>3.8312076525</text:p>
          </table:table-cell>
          <table:table-cell table:style-name="ce37" table:formula="of:=[.$M$6]/[.$M$8]+[.B184]*[.$O$6]/([.$M$8]*[.$M$8])" office:value-type="float" office:value="0.00214165234728513" calcext:value-type="float">
            <text:p>0.0021416523</text:p>
          </table:table-cell>
          <table:table-cell table:style-name="Default" table:number-columns-repeated="2"/>
          <table:table-cell/>
          <table:table-cell table:style-name="ce45" office:value-type="float" office:value="11" calcext:value-type="float">
            <text:p>11</text:p>
          </table:table-cell>
          <table:table-cell table:style-name="ce45" table:formula="of:=([.N72]-[.$T$9])/[.$T$9]*100" office:value-type="float" office:value="0.416992442011985" calcext:value-type="float">
            <text:p>0.416992442</text:p>
          </table:table-cell>
          <table:table-cell table:style-name="ce45" table:formula="of:=[.O72]/[.$T$9]+[.N72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10" calcext:value-type="float">
            <text:p>-10</text:p>
          </table:table-cell>
          <table:table-cell table:style-name="ce45" table:formula="of:=([.Q72]-[.$U$9])/[.$U$9]*100" office:value-type="float" office:value="0.0781657113079803" calcext:value-type="float">
            <text:p>0.0781657113</text:p>
          </table:table-cell>
          <table:table-cell table:style-name="ce45" table:formula="of:=[.R72]/[.$U$9]+[.Q72]*[.$U$18]/([.$U$9]*[.$U$9])*100" office:value-type="float" office:value="0.0565510662677074" calcext:value-type="float">
            <text:p>0.0565510663</text:p>
          </table:table-cell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0" table:formula="of:=([.N70]-[.$AB$11])/[.$AB$11]*100" office:value-type="float" office:value="0.811093668236642" calcext:value-type="float">
            <text:p>0.8110936682</text:p>
          </table:table-cell>
          <table:table-cell table:style-name="ce50" table:formula="of:=[.O70]/[.$AB$11]+[.N70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8" calcext:value-type="float">
            <text:p>-8</text:p>
          </table:table-cell>
          <table:table-cell table:style-name="ce50" table:formula="of:=([.Q70]-[.$AE$11])/[.$AE$11]*100" office:value-type="float" office:value="0.470834423227736" calcext:value-type="float">
            <text:p>0.4708344232</text:p>
          </table:table-cell>
          <table:table-cell table:style-name="ce50" table:formula="of:=[.R70]/[.$AE$11]+[.Q70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7.2" calcext:value-type="float">
            <text:p>7.2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7.2" calcext:value-type="float">
            <text:p>-7.2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29" calcext:value-type="float">
            <text:p>29</text:p>
          </table:table-cell>
          <table:table-cell table:style-name="ce37" table:formula="of:=[.B83]/[.$M$8]" office:value-type="float" office:value="3.83917895575927" calcext:value-type="float">
            <text:p>3.8391789558</text:p>
          </table:table-cell>
          <table:table-cell table:style-name="ce37" table:formula="of:=[.$M$6]/[.$M$8]+[.B83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28" calcext:value-type="float">
            <text:p>-28</text:p>
          </table:table-cell>
          <table:table-cell table:style-name="ce37" table:formula="of:=[.B185]/[.$M$8]" office:value-type="float" office:value="3.83220406536469" calcext:value-type="float">
            <text:p>3.8322040654</text:p>
          </table:table-cell>
          <table:table-cell table:style-name="ce37" table:formula="of:=[.$M$6]/[.$M$8]+[.B185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12" calcext:value-type="float">
            <text:p>12</text:p>
          </table:table-cell>
          <table:table-cell table:style-name="ce45" table:formula="of:=([.N73]-[.$T$9])/[.$T$9]*100" office:value-type="float" office:value="0.416992442011985" calcext:value-type="float">
            <text:p>0.416992442</text:p>
          </table:table-cell>
          <table:table-cell table:style-name="ce45" table:formula="of:=[.O73]/[.$T$9]+[.N73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11" calcext:value-type="float">
            <text:p>-11</text:p>
          </table:table-cell>
          <table:table-cell table:style-name="ce45" table:formula="of:=([.Q73]-[.$U$9])/[.$U$9]*100" office:value-type="float" office:value="0.104220948410633" calcext:value-type="float">
            <text:p>0.1042209484</text:p>
          </table:table-cell>
          <table:table-cell table:style-name="ce45" table:formula="of:=[.R73]/[.$U$9]+[.Q73]*[.$U$18]/([.$U$9]*[.$U$9])*100" office:value-type="float" office:value="0.0565657214392504" calcext:value-type="float">
            <text:p>0.0565657214</text:p>
          </table:table-cell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0" table:formula="of:=([.N71]-[.$AB$11])/[.$AB$11]*100" office:value-type="float" office:value="0.811093668236642" calcext:value-type="float">
            <text:p>0.8110936682</text:p>
          </table:table-cell>
          <table:table-cell table:style-name="ce50" table:formula="of:=[.O71]/[.$AB$11]+[.N71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9" calcext:value-type="float">
            <text:p>-9</text:p>
          </table:table-cell>
          <table:table-cell table:style-name="ce50" table:formula="of:=([.Q71]-[.$AE$11])/[.$AE$11]*100" office:value-type="float" office:value="0.470834423227736" calcext:value-type="float">
            <text:p>0.4708344232</text:p>
          </table:table-cell>
          <table:table-cell table:style-name="ce50" table:formula="of:=[.R71]/[.$AE$11]+[.Q71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7.4" calcext:value-type="float">
            <text:p>7.4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7.4" calcext:value-type="float">
            <text:p>-7.4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30" calcext:value-type="float">
            <text:p>30</text:p>
          </table:table-cell>
          <table:table-cell table:style-name="ce37" table:formula="of:=[.B84]/[.$M$8]" office:value-type="float" office:value="3.83917895575927" calcext:value-type="float">
            <text:p>3.8391789558</text:p>
          </table:table-cell>
          <table:table-cell table:style-name="ce37" table:formula="of:=[.$M$6]/[.$M$8]+[.B84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29" calcext:value-type="float">
            <text:p>-29</text:p>
          </table:table-cell>
          <table:table-cell table:style-name="ce37" table:formula="of:=[.B186]/[.$M$8]" office:value-type="float" office:value="3.83220406536469" calcext:value-type="float">
            <text:p>3.8322040654</text:p>
          </table:table-cell>
          <table:table-cell table:style-name="ce37" table:formula="of:=[.$M$6]/[.$M$8]+[.B186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13" calcext:value-type="float">
            <text:p>13</text:p>
          </table:table-cell>
          <table:table-cell table:style-name="ce45" table:formula="of:=([.N74]-[.$T$9])/[.$T$9]*100" office:value-type="float" office:value="0.443054469637741" calcext:value-type="float">
            <text:p>0.4430544696</text:p>
          </table:table-cell>
          <table:table-cell table:style-name="ce45" table:formula="of:=[.O74]/[.$T$9]+[.N74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12" calcext:value-type="float">
            <text:p>-12</text:p>
          </table:table-cell>
          <table:table-cell table:style-name="ce45" table:formula="of:=([.Q74]-[.$U$9])/[.$U$9]*100" office:value-type="float" office:value="0.104220948410633" calcext:value-type="float">
            <text:p>0.1042209484</text:p>
          </table:table-cell>
          <table:table-cell table:style-name="ce45" table:formula="of:=[.R74]/[.$U$9]+[.Q74]*[.$U$18]/([.$U$9]*[.$U$9])*100" office:value-type="float" office:value="0.0565657214392504" calcext:value-type="float">
            <text:p>0.0565657214</text:p>
          </table:table-cell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0" table:formula="of:=([.N72]-[.$AB$11])/[.$AB$11]*100" office:value-type="float" office:value="0.811093668236642" calcext:value-type="float">
            <text:p>0.8110936682</text:p>
          </table:table-cell>
          <table:table-cell table:style-name="ce50" table:formula="of:=[.O72]/[.$AB$11]+[.N72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10" calcext:value-type="float">
            <text:p>-10</text:p>
          </table:table-cell>
          <table:table-cell table:style-name="ce50" table:formula="of:=([.Q72]-[.$AE$11])/[.$AE$11]*100" office:value-type="float" office:value="0.470834423227736" calcext:value-type="float">
            <text:p>0.4708344232</text:p>
          </table:table-cell>
          <table:table-cell table:style-name="ce50" table:formula="of:=[.R72]/[.$AE$11]+[.Q72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7.6" calcext:value-type="float">
            <text:p>7.6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7.6" calcext:value-type="float">
            <text:p>-7.6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formula="of:=[.B85]/[.$M$8]" office:value-type="float" office:value="3.83917895575927" calcext:value-type="float">
            <text:p>3.8391789558</text:p>
          </table:table-cell>
          <table:table-cell table:style-name="ce37" table:formula="of:=[.$M$6]/[.$M$8]+[.B85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30" calcext:value-type="float">
            <text:p>-30</text:p>
          </table:table-cell>
          <table:table-cell table:style-name="ce37" table:formula="of:=[.B187]/[.$M$8]" office:value-type="float" office:value="3.83220406536469" calcext:value-type="float">
            <text:p>3.8322040654</text:p>
          </table:table-cell>
          <table:table-cell table:style-name="ce37" table:formula="of:=[.$M$6]/[.$M$8]+[.B187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14" calcext:value-type="float">
            <text:p>14</text:p>
          </table:table-cell>
          <table:table-cell table:style-name="ce45" table:formula="of:=([.N75]-[.$T$9])/[.$T$9]*100" office:value-type="float" office:value="0.416992442011985" calcext:value-type="float">
            <text:p>0.416992442</text:p>
          </table:table-cell>
          <table:table-cell table:style-name="ce45" table:formula="of:=[.O75]/[.$T$9]+[.N75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13" calcext:value-type="float">
            <text:p>-13</text:p>
          </table:table-cell>
          <table:table-cell table:style-name="ce45" table:formula="of:=([.Q75]-[.$U$9])/[.$U$9]*100" office:value-type="float" office:value="0.130276185513285" calcext:value-type="float">
            <text:p>0.1302761855</text:p>
          </table:table-cell>
          <table:table-cell table:style-name="ce45" table:formula="of:=[.R75]/[.$U$9]+[.Q75]*[.$U$18]/([.$U$9]*[.$U$9])*100" office:value-type="float" office:value="0.0565803766107934" calcext:value-type="float">
            <text:p>0.0565803766</text:p>
          </table:table-cell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0" table:formula="of:=([.N73]-[.$AB$11])/[.$AB$11]*100" office:value-type="float" office:value="0.811093668236642" calcext:value-type="float">
            <text:p>0.8110936682</text:p>
          </table:table-cell>
          <table:table-cell table:style-name="ce50" table:formula="of:=[.O73]/[.$AB$11]+[.N73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11" calcext:value-type="float">
            <text:p>-11</text:p>
          </table:table-cell>
          <table:table-cell table:style-name="ce50" table:formula="of:=([.Q73]-[.$AE$11])/[.$AE$11]*100" office:value-type="float" office:value="0.496991891184832" calcext:value-type="float">
            <text:p>0.4969918912</text:p>
          </table:table-cell>
          <table:table-cell table:style-name="ce50" table:formula="of:=[.R73]/[.$AE$11]+[.Q73]*[.$AF$11]/([.$AE$11]*[.$AE$11])*100" office:value-type="float" office:value="0.056890402779654" calcext:value-type="float">
            <text:p>0.056890402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7.8" calcext:value-type="float">
            <text:p>-7.8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32" calcext:value-type="float">
            <text:p>32</text:p>
          </table:table-cell>
          <table:table-cell table:style-name="ce37" table:formula="of:=[.B86]/[.$M$8]" office:value-type="float" office:value="3.83917895575927" calcext:value-type="float">
            <text:p>3.8391789558</text:p>
          </table:table-cell>
          <table:table-cell table:style-name="ce37" table:formula="of:=[.$M$6]/[.$M$8]+[.B86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31" calcext:value-type="float">
            <text:p>-31</text:p>
          </table:table-cell>
          <table:table-cell table:style-name="ce37" table:formula="of:=[.B188]/[.$M$8]" office:value-type="float" office:value="3.83120765245118" calcext:value-type="float">
            <text:p>3.8312076525</text:p>
          </table:table-cell>
          <table:table-cell table:style-name="ce37" table:formula="of:=[.$M$6]/[.$M$8]+[.B188]*[.$O$6]/([.$M$8]*[.$M$8])" office:value-type="float" office:value="0.00214165234728513" calcext:value-type="float">
            <text:p>0.0021416523</text:p>
          </table:table-cell>
          <table:table-cell table:style-name="Default" table:number-columns-repeated="2"/>
          <table:table-cell/>
          <table:table-cell table:style-name="ce45" office:value-type="float" office:value="15" calcext:value-type="float">
            <text:p>15</text:p>
          </table:table-cell>
          <table:table-cell table:style-name="ce45" table:formula="of:=([.N76]-[.$T$9])/[.$T$9]*100" office:value-type="float" office:value="0.443054469637741" calcext:value-type="float">
            <text:p>0.4430544696</text:p>
          </table:table-cell>
          <table:table-cell table:style-name="ce45" table:formula="of:=[.O76]/[.$T$9]+[.N76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14" calcext:value-type="float">
            <text:p>-14</text:p>
          </table:table-cell>
          <table:table-cell table:style-name="ce45" table:formula="of:=([.Q76]-[.$U$9])/[.$U$9]*100" office:value-type="float" office:value="0.130276185513285" calcext:value-type="float">
            <text:p>0.1302761855</text:p>
          </table:table-cell>
          <table:table-cell table:style-name="ce45" table:formula="of:=[.R76]/[.$U$9]+[.Q76]*[.$U$18]/([.$U$9]*[.$U$9])*100" office:value-type="float" office:value="0.0565803766107934" calcext:value-type="float">
            <text:p>0.0565803766</text:p>
          </table:table-cell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0" table:formula="of:=([.N74]-[.$AB$11])/[.$AB$11]*100" office:value-type="float" office:value="0.837257980115246" calcext:value-type="float">
            <text:p>0.8372579801</text:p>
          </table:table-cell>
          <table:table-cell table:style-name="ce50" table:formula="of:=[.O74]/[.$AB$11]+[.N74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12" calcext:value-type="float">
            <text:p>-12</text:p>
          </table:table-cell>
          <table:table-cell table:style-name="ce50" table:formula="of:=([.Q74]-[.$AE$11])/[.$AE$11]*100" office:value-type="float" office:value="0.496991891184832" calcext:value-type="float">
            <text:p>0.4969918912</text:p>
          </table:table-cell>
          <table:table-cell table:style-name="ce50" table:formula="of:=[.R74]/[.$AE$11]+[.Q74]*[.$AF$11]/([.$AE$11]*[.$AE$11])*100" office:value-type="float" office:value="0.056890402779654" calcext:value-type="float">
            <text:p>0.056890402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33" calcext:value-type="float">
            <text:p>33</text:p>
          </table:table-cell>
          <table:table-cell table:style-name="ce37" table:formula="of:=[.B87]/[.$M$8]" office:value-type="float" office:value="3.83818254284576" calcext:value-type="float">
            <text:p>3.8381825428</text:p>
          </table:table-cell>
          <table:table-cell table:style-name="ce37" table:formula="of:=[.$M$6]/[.$M$8]+[.B87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32" calcext:value-type="float">
            <text:p>-32</text:p>
          </table:table-cell>
          <table:table-cell table:style-name="ce37" table:formula="of:=[.B189]/[.$M$8]" office:value-type="float" office:value="3.83220406536469" calcext:value-type="float">
            <text:p>3.8322040654</text:p>
          </table:table-cell>
          <table:table-cell table:style-name="ce37" table:formula="of:=[.$M$6]/[.$M$8]+[.B189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16" calcext:value-type="float">
            <text:p>16</text:p>
          </table:table-cell>
          <table:table-cell table:style-name="ce45" table:formula="of:=([.N77]-[.$T$9])/[.$T$9]*100" office:value-type="float" office:value="0.443054469637741" calcext:value-type="float">
            <text:p>0.4430544696</text:p>
          </table:table-cell>
          <table:table-cell table:style-name="ce45" table:formula="of:=[.O77]/[.$T$9]+[.N77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15" calcext:value-type="float">
            <text:p>-15</text:p>
          </table:table-cell>
          <table:table-cell table:style-name="ce45" table:formula="of:=([.Q77]-[.$U$9])/[.$U$9]*100" office:value-type="float" office:value="0.130276185513285" calcext:value-type="float">
            <text:p>0.1302761855</text:p>
          </table:table-cell>
          <table:table-cell table:style-name="ce45" table:formula="of:=[.R77]/[.$U$9]+[.Q77]*[.$U$18]/([.$U$9]*[.$U$9])*100" office:value-type="float" office:value="0.0565803766107934" calcext:value-type="float">
            <text:p>0.0565803766</text:p>
          </table:table-cell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0" table:formula="of:=([.N75]-[.$AB$11])/[.$AB$11]*100" office:value-type="float" office:value="0.811093668236642" calcext:value-type="float">
            <text:p>0.8110936682</text:p>
          </table:table-cell>
          <table:table-cell table:style-name="ce50" table:formula="of:=[.O75]/[.$AB$11]+[.N75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13" calcext:value-type="float">
            <text:p>-13</text:p>
          </table:table-cell>
          <table:table-cell table:style-name="ce50" table:formula="of:=([.Q75]-[.$AE$11])/[.$AE$11]*100" office:value-type="float" office:value="0.523149359141929" calcext:value-type="float">
            <text:p>0.5231493591</text:p>
          </table:table-cell>
          <table:table-cell table:style-name="ce50" table:formula="of:=[.R75]/[.$AE$11]+[.Q75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8.2" calcext:value-type="float">
            <text:p>8.2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8.2" calcext:value-type="float">
            <text:p>-8.2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34" calcext:value-type="float">
            <text:p>34</text:p>
          </table:table-cell>
          <table:table-cell table:style-name="ce37" table:formula="of:=[.B88]/[.$M$8]" office:value-type="float" office:value="3.83917895575927" calcext:value-type="float">
            <text:p>3.8391789558</text:p>
          </table:table-cell>
          <table:table-cell table:style-name="ce37" table:formula="of:=[.$M$6]/[.$M$8]+[.B88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33" calcext:value-type="float">
            <text:p>-33</text:p>
          </table:table-cell>
          <table:table-cell table:style-name="ce37" table:formula="of:=[.B190]/[.$M$8]" office:value-type="float" office:value="3.83220406536469" calcext:value-type="float">
            <text:p>3.8322040654</text:p>
          </table:table-cell>
          <table:table-cell table:style-name="ce37" table:formula="of:=[.$M$6]/[.$M$8]+[.B190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17" calcext:value-type="float">
            <text:p>17</text:p>
          </table:table-cell>
          <table:table-cell table:style-name="ce45" table:formula="of:=([.N78]-[.$T$9])/[.$T$9]*100" office:value-type="float" office:value="0.443054469637741" calcext:value-type="float">
            <text:p>0.4430544696</text:p>
          </table:table-cell>
          <table:table-cell table:style-name="ce45" table:formula="of:=[.O78]/[.$T$9]+[.N78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16" calcext:value-type="float">
            <text:p>-16</text:p>
          </table:table-cell>
          <table:table-cell table:style-name="ce45" table:formula="of:=([.Q78]-[.$U$9])/[.$U$9]*100" office:value-type="float" office:value="0.156331422615949" calcext:value-type="float">
            <text:p>0.1563314226</text:p>
          </table:table-cell>
          <table:table-cell table:style-name="ce45" table:formula="of:=[.R78]/[.$U$9]+[.Q78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0" table:formula="of:=([.N76]-[.$AB$11])/[.$AB$11]*100" office:value-type="float" office:value="0.837257980115246" calcext:value-type="float">
            <text:p>0.8372579801</text:p>
          </table:table-cell>
          <table:table-cell table:style-name="ce50" table:formula="of:=[.O76]/[.$AB$11]+[.N76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14" calcext:value-type="float">
            <text:p>-14</text:p>
          </table:table-cell>
          <table:table-cell table:style-name="ce50" table:formula="of:=([.Q76]-[.$AE$11])/[.$AE$11]*100" office:value-type="float" office:value="0.523149359141929" calcext:value-type="float">
            <text:p>0.5231493591</text:p>
          </table:table-cell>
          <table:table-cell table:style-name="ce50" table:formula="of:=[.R76]/[.$AE$11]+[.Q76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8.4" calcext:value-type="float">
            <text:p>8.4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8.4" calcext:value-type="float">
            <text:p>-8.4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35" calcext:value-type="float">
            <text:p>35</text:p>
          </table:table-cell>
          <table:table-cell table:style-name="ce37" table:formula="of:=[.B89]/[.$M$8]" office:value-type="float" office:value="3.83917895575927" calcext:value-type="float">
            <text:p>3.8391789558</text:p>
          </table:table-cell>
          <table:table-cell table:style-name="ce37" table:formula="of:=[.$M$6]/[.$M$8]+[.B89]*[.$O$6]/([.$M$8]*[.$M$8])" office:value-type="float" office:value="0.00214403516015124" calcext:value-type="float">
            <text:p>0.0021440352</text:p>
          </table:table-cell>
          <table:table-cell table:style-name="ce37" office:value-type="float" office:value="-34" calcext:value-type="float">
            <text:p>-34</text:p>
          </table:table-cell>
          <table:table-cell table:style-name="ce37" table:formula="of:=[.B191]/[.$M$8]" office:value-type="float" office:value="3.83220406536469" calcext:value-type="float">
            <text:p>3.8322040654</text:p>
          </table:table-cell>
          <table:table-cell table:style-name="ce37" table:formula="of:=[.$M$6]/[.$M$8]+[.B191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18" calcext:value-type="float">
            <text:p>18</text:p>
          </table:table-cell>
          <table:table-cell table:style-name="ce45" table:formula="of:=([.N79]-[.$T$9])/[.$T$9]*100" office:value-type="float" office:value="0.443054469637741" calcext:value-type="float">
            <text:p>0.4430544696</text:p>
          </table:table-cell>
          <table:table-cell table:style-name="ce45" table:formula="of:=[.O79]/[.$T$9]+[.N79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17" calcext:value-type="float">
            <text:p>-17</text:p>
          </table:table-cell>
          <table:table-cell table:style-name="ce45" table:formula="of:=([.Q79]-[.$U$9])/[.$U$9]*100" office:value-type="float" office:value="0.156331422615949" calcext:value-type="float">
            <text:p>0.1563314226</text:p>
          </table:table-cell>
          <table:table-cell table:style-name="ce45" table:formula="of:=[.R79]/[.$U$9]+[.Q79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0" table:formula="of:=([.N77]-[.$AB$11])/[.$AB$11]*100" office:value-type="float" office:value="0.837257980115246" calcext:value-type="float">
            <text:p>0.8372579801</text:p>
          </table:table-cell>
          <table:table-cell table:style-name="ce50" table:formula="of:=[.O77]/[.$AB$11]+[.N77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15" calcext:value-type="float">
            <text:p>-15</text:p>
          </table:table-cell>
          <table:table-cell table:style-name="ce50" table:formula="of:=([.Q77]-[.$AE$11])/[.$AE$11]*100" office:value-type="float" office:value="0.523149359141929" calcext:value-type="float">
            <text:p>0.5231493591</text:p>
          </table:table-cell>
          <table:table-cell table:style-name="ce50" table:formula="of:=[.R77]/[.$AE$11]+[.Q77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8.6" calcext:value-type="float">
            <text:p>8.6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8.6" calcext:value-type="float">
            <text:p>-8.6</text:p>
          </table:table-cell>
          <table:table-cell table:style-name="ce16" office:value-type="float" office:value="0.003827" calcext:value-type="float">
            <text:p>0.003827</text:p>
          </table:table-cell>
          <table:table-cell table:number-columns-repeated="2"/>
          <table:table-cell table:style-name="ce37" office:value-type="float" office:value="36" calcext:value-type="float">
            <text:p>36</text:p>
          </table:table-cell>
          <table:table-cell table:style-name="ce37" table:formula="of:=[.B90]/[.$M$8]" office:value-type="float" office:value="3.83818254284576" calcext:value-type="float">
            <text:p>3.8381825428</text:p>
          </table:table-cell>
          <table:table-cell table:style-name="ce37" table:formula="of:=[.$M$6]/[.$M$8]+[.B90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35" calcext:value-type="float">
            <text:p>-35</text:p>
          </table:table-cell>
          <table:table-cell table:style-name="ce37" table:formula="of:=[.B192]/[.$M$8]" office:value-type="float" office:value="3.83220406536469" calcext:value-type="float">
            <text:p>3.8322040654</text:p>
          </table:table-cell>
          <table:table-cell table:style-name="ce37" table:formula="of:=[.$M$6]/[.$M$8]+[.B192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19" calcext:value-type="float">
            <text:p>19</text:p>
          </table:table-cell>
          <table:table-cell table:style-name="ce45" table:formula="of:=([.N80]-[.$T$9])/[.$T$9]*100" office:value-type="float" office:value="0.443054469637741" calcext:value-type="float">
            <text:p>0.4430544696</text:p>
          </table:table-cell>
          <table:table-cell table:style-name="ce45" table:formula="of:=[.O80]/[.$T$9]+[.N80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18" calcext:value-type="float">
            <text:p>-18</text:p>
          </table:table-cell>
          <table:table-cell table:style-name="ce45" table:formula="of:=([.Q80]-[.$U$9])/[.$U$9]*100" office:value-type="float" office:value="0.156331422615949" calcext:value-type="float">
            <text:p>0.1563314226</text:p>
          </table:table-cell>
          <table:table-cell table:style-name="ce45" table:formula="of:=[.R80]/[.$U$9]+[.Q80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0" table:formula="of:=([.N78]-[.$AB$11])/[.$AB$11]*100" office:value-type="float" office:value="0.837257980115246" calcext:value-type="float">
            <text:p>0.8372579801</text:p>
          </table:table-cell>
          <table:table-cell table:style-name="ce50" table:formula="of:=[.O78]/[.$AB$11]+[.N78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16" calcext:value-type="float">
            <text:p>-16</text:p>
          </table:table-cell>
          <table:table-cell table:style-name="ce50" table:formula="of:=([.Q78]-[.$AE$11])/[.$AE$11]*100" office:value-type="float" office:value="0.549306827099037" calcext:value-type="float">
            <text:p>0.5493068271</text:p>
          </table:table-cell>
          <table:table-cell table:style-name="ce50" table:formula="of:=[.R78]/[.$AE$11]+[.Q78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8.8" calcext:value-type="float">
            <text:p>-8.8</text:p>
          </table:table-cell>
          <table:table-cell table:style-name="ce16" office:value-type="float" office:value="0.003828" calcext:value-type="float">
            <text:p>0.003828</text:p>
          </table:table-cell>
          <table:table-cell table:number-columns-repeated="2"/>
          <table:table-cell table:style-name="ce37" office:value-type="float" office:value="37" calcext:value-type="float">
            <text:p>37</text:p>
          </table:table-cell>
          <table:table-cell table:style-name="ce37" table:formula="of:=[.B91]/[.$M$8]" office:value-type="float" office:value="3.83818254284576" calcext:value-type="float">
            <text:p>3.8381825428</text:p>
          </table:table-cell>
          <table:table-cell table:style-name="ce37" table:formula="of:=[.$M$6]/[.$M$8]+[.B91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36" calcext:value-type="float">
            <text:p>-36</text:p>
          </table:table-cell>
          <table:table-cell table:style-name="ce37" table:formula="of:=[.B193]/[.$M$8]" office:value-type="float" office:value="3.83220406536469" calcext:value-type="float">
            <text:p>3.8322040654</text:p>
          </table:table-cell>
          <table:table-cell table:style-name="ce37" table:formula="of:=[.$M$6]/[.$M$8]+[.B193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20" calcext:value-type="float">
            <text:p>20</text:p>
          </table:table-cell>
          <table:table-cell table:style-name="ce45" table:formula="of:=([.N81]-[.$T$9])/[.$T$9]*100" office:value-type="float" office:value="0.443054469637741" calcext:value-type="float">
            <text:p>0.4430544696</text:p>
          </table:table-cell>
          <table:table-cell table:style-name="ce45" table:formula="of:=[.O81]/[.$T$9]+[.N81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19" calcext:value-type="float">
            <text:p>-19</text:p>
          </table:table-cell>
          <table:table-cell table:style-name="ce45" table:formula="of:=([.Q81]-[.$U$9])/[.$U$9]*100" office:value-type="float" office:value="0.156331422615949" calcext:value-type="float">
            <text:p>0.1563314226</text:p>
          </table:table-cell>
          <table:table-cell table:style-name="ce45" table:formula="of:=[.R81]/[.$U$9]+[.Q81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0" table:formula="of:=([.N79]-[.$AB$11])/[.$AB$11]*100" office:value-type="float" office:value="0.837257980115246" calcext:value-type="float">
            <text:p>0.8372579801</text:p>
          </table:table-cell>
          <table:table-cell table:style-name="ce50" table:formula="of:=[.O79]/[.$AB$11]+[.N79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17" calcext:value-type="float">
            <text:p>-17</text:p>
          </table:table-cell>
          <table:table-cell table:style-name="ce50" table:formula="of:=([.Q79]-[.$AE$11])/[.$AE$11]*100" office:value-type="float" office:value="0.549306827099037" calcext:value-type="float">
            <text:p>0.5493068271</text:p>
          </table:table-cell>
          <table:table-cell table:style-name="ce50" table:formula="of:=[.R79]/[.$AE$11]+[.Q79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float" office:value="0.003828" calcext:value-type="float">
            <text:p>0.003828</text:p>
          </table:table-cell>
          <table:table-cell table:number-columns-repeated="2"/>
          <table:table-cell table:style-name="ce37" office:value-type="float" office:value="38" calcext:value-type="float">
            <text:p>38</text:p>
          </table:table-cell>
          <table:table-cell table:style-name="ce37" table:formula="of:=[.B92]/[.$M$8]" office:value-type="float" office:value="3.83818254284576" calcext:value-type="float">
            <text:p>3.8381825428</text:p>
          </table:table-cell>
          <table:table-cell table:style-name="ce37" table:formula="of:=[.$M$6]/[.$M$8]+[.B92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37" calcext:value-type="float">
            <text:p>-37</text:p>
          </table:table-cell>
          <table:table-cell table:style-name="ce37" table:formula="of:=[.B194]/[.$M$8]" office:value-type="float" office:value="3.83220406536469" calcext:value-type="float">
            <text:p>3.8322040654</text:p>
          </table:table-cell>
          <table:table-cell table:style-name="ce37" table:formula="of:=[.$M$6]/[.$M$8]+[.B194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21" calcext:value-type="float">
            <text:p>21</text:p>
          </table:table-cell>
          <table:table-cell table:style-name="ce45" table:formula="of:=([.N82]-[.$T$9])/[.$T$9]*100" office:value-type="float" office:value="0.443054469637741" calcext:value-type="float">
            <text:p>0.4430544696</text:p>
          </table:table-cell>
          <table:table-cell table:style-name="ce45" table:formula="of:=[.O82]/[.$T$9]+[.N82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table:formula="of:=([.Q82]-[.$U$9])/[.$U$9]*100" office:value-type="float" office:value="0.156331422615949" calcext:value-type="float">
            <text:p>0.1563314226</text:p>
          </table:table-cell>
          <table:table-cell table:style-name="ce45" table:formula="of:=[.R82]/[.$U$9]+[.Q82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0" table:formula="of:=([.N80]-[.$AB$11])/[.$AB$11]*100" office:value-type="float" office:value="0.837257980115246" calcext:value-type="float">
            <text:p>0.8372579801</text:p>
          </table:table-cell>
          <table:table-cell table:style-name="ce50" table:formula="of:=[.O80]/[.$AB$11]+[.N80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18" calcext:value-type="float">
            <text:p>-18</text:p>
          </table:table-cell>
          <table:table-cell table:style-name="ce50" table:formula="of:=([.Q80]-[.$AE$11])/[.$AE$11]*100" office:value-type="float" office:value="0.549306827099037" calcext:value-type="float">
            <text:p>0.5493068271</text:p>
          </table:table-cell>
          <table:table-cell table:style-name="ce50" table:formula="of:=[.R80]/[.$AE$11]+[.Q80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9.2" calcext:value-type="float">
            <text:p>9.2</text:p>
          </table:table-cell>
          <table:table-cell table:style-name="ce16" office:value-type="float" office:value="0.003841" calcext:value-type="float">
            <text:p>0.003841</text:p>
          </table:table-cell>
          <table:table-cell table:style-name="ce16" office:value-type="float" office:value="-9.2" calcext:value-type="float">
            <text:p>-9.2</text:p>
          </table:table-cell>
          <table:table-cell table:style-name="ce16" office:value-type="float" office:value="0.003828" calcext:value-type="float">
            <text:p>0.003828</text:p>
          </table:table-cell>
          <table:table-cell table:number-columns-repeated="2"/>
          <table:table-cell table:style-name="ce37" office:value-type="float" office:value="39" calcext:value-type="float">
            <text:p>39</text:p>
          </table:table-cell>
          <table:table-cell table:style-name="ce37" table:formula="of:=[.B93]/[.$M$8]" office:value-type="float" office:value="3.83818254284576" calcext:value-type="float">
            <text:p>3.8381825428</text:p>
          </table:table-cell>
          <table:table-cell table:style-name="ce37" table:formula="of:=[.$M$6]/[.$M$8]+[.B93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38" calcext:value-type="float">
            <text:p>-38</text:p>
          </table:table-cell>
          <table:table-cell table:style-name="ce37" table:formula="of:=[.B195]/[.$M$8]" office:value-type="float" office:value="3.83220406536469" calcext:value-type="float">
            <text:p>3.8322040654</text:p>
          </table:table-cell>
          <table:table-cell table:style-name="ce37" table:formula="of:=[.$M$6]/[.$M$8]+[.B195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22" calcext:value-type="float">
            <text:p>22</text:p>
          </table:table-cell>
          <table:table-cell table:style-name="ce45" table:formula="of:=([.N83]-[.$T$9])/[.$T$9]*100" office:value-type="float" office:value="0.443054469637741" calcext:value-type="float">
            <text:p>0.4430544696</text:p>
          </table:table-cell>
          <table:table-cell table:style-name="ce45" table:formula="of:=[.O83]/[.$T$9]+[.N83]*[.$T$18]/([.$T$9]*[.$T$9])*100" office:value-type="float" office:value="0.0567631921137407" calcext:value-type="float">
            <text:p>0.0567631921</text:p>
          </table:table-cell>
          <table:table-cell table:style-name="ce45" office:value-type="float" office:value="-21" calcext:value-type="float">
            <text:p>-21</text:p>
          </table:table-cell>
          <table:table-cell table:style-name="ce45" table:formula="of:=([.Q83]-[.$U$9])/[.$U$9]*100" office:value-type="float" office:value="0.182386659718613" calcext:value-type="float">
            <text:p>0.1823866597</text:p>
          </table:table-cell>
          <table:table-cell table:style-name="ce45" table:formula="of:=[.R83]/[.$U$9]+[.Q83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0" table:formula="of:=([.N81]-[.$AB$11])/[.$AB$11]*100" office:value-type="float" office:value="0.837257980115246" calcext:value-type="float">
            <text:p>0.8372579801</text:p>
          </table:table-cell>
          <table:table-cell table:style-name="ce50" table:formula="of:=[.O81]/[.$AB$11]+[.N81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19" calcext:value-type="float">
            <text:p>-19</text:p>
          </table:table-cell>
          <table:table-cell table:style-name="ce50" table:formula="of:=([.Q81]-[.$AE$11])/[.$AE$11]*100" office:value-type="float" office:value="0.549306827099037" calcext:value-type="float">
            <text:p>0.5493068271</text:p>
          </table:table-cell>
          <table:table-cell table:style-name="ce50" table:formula="of:=[.R81]/[.$AE$11]+[.Q81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9.4" calcext:value-type="float">
            <text:p>9.4</text:p>
          </table:table-cell>
          <table:table-cell table:style-name="ce16" office:value-type="float" office:value="0.003842" calcext:value-type="float">
            <text:p>0.003842</text:p>
          </table:table-cell>
          <table:table-cell table:style-name="ce16" office:value-type="float" office:value="-9.4" calcext:value-type="float">
            <text:p>-9.4</text:p>
          </table:table-cell>
          <table:table-cell table:style-name="ce16" office:value-type="float" office:value="0.003828" calcext:value-type="float">
            <text:p>0.003828</text:p>
          </table:table-cell>
          <table:table-cell table:number-columns-repeated="2"/>
          <table:table-cell table:style-name="ce37" office:value-type="float" office:value="40" calcext:value-type="float">
            <text:p>40</text:p>
          </table:table-cell>
          <table:table-cell table:style-name="ce37" table:formula="of:=[.B94]/[.$M$8]" office:value-type="float" office:value="3.83818254284576" calcext:value-type="float">
            <text:p>3.8381825428</text:p>
          </table:table-cell>
          <table:table-cell table:style-name="ce37" table:formula="of:=[.$M$6]/[.$M$8]+[.B94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39" calcext:value-type="float">
            <text:p>-39</text:p>
          </table:table-cell>
          <table:table-cell table:style-name="ce37" table:formula="of:=[.B196]/[.$M$8]" office:value-type="float" office:value="3.83220406536469" calcext:value-type="float">
            <text:p>3.8322040654</text:p>
          </table:table-cell>
          <table:table-cell table:style-name="ce37" table:formula="of:=[.$M$6]/[.$M$8]+[.B196]*[.$O$6]/([.$M$8]*[.$M$8])" office:value-type="float" office:value="0.00214195019889339" calcext:value-type="float">
            <text:p>0.0021419502</text:p>
          </table:table-cell>
          <table:table-cell table:style-name="Default" table:number-columns-repeated="2"/>
          <table:table-cell/>
          <table:table-cell table:style-name="ce45" office:value-type="float" office:value="23" calcext:value-type="float">
            <text:p>23</text:p>
          </table:table-cell>
          <table:table-cell table:style-name="ce45" table:formula="of:=([.N84]-[.$T$9])/[.$T$9]*100" office:value-type="float" office:value="0.416992442011985" calcext:value-type="float">
            <text:p>0.416992442</text:p>
          </table:table-cell>
          <table:table-cell table:style-name="ce45" table:formula="of:=[.O84]/[.$T$9]+[.N84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22" calcext:value-type="float">
            <text:p>-22</text:p>
          </table:table-cell>
          <table:table-cell table:style-name="ce45" table:formula="of:=([.Q84]-[.$U$9])/[.$U$9]*100" office:value-type="float" office:value="0.182386659718613" calcext:value-type="float">
            <text:p>0.1823866597</text:p>
          </table:table-cell>
          <table:table-cell table:style-name="ce45" table:formula="of:=[.R84]/[.$U$9]+[.Q84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0" table:formula="of:=([.N82]-[.$AB$11])/[.$AB$11]*100" office:value-type="float" office:value="0.837257980115246" calcext:value-type="float">
            <text:p>0.8372579801</text:p>
          </table:table-cell>
          <table:table-cell table:style-name="ce50" table:formula="of:=[.O82]/[.$AB$11]+[.N82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20" calcext:value-type="float">
            <text:p>-20</text:p>
          </table:table-cell>
          <table:table-cell table:style-name="ce50" table:formula="of:=([.Q82]-[.$AE$11])/[.$AE$11]*100" office:value-type="float" office:value="0.549306827099037" calcext:value-type="float">
            <text:p>0.5493068271</text:p>
          </table:table-cell>
          <table:table-cell table:style-name="ce50" table:formula="of:=[.R82]/[.$AE$11]+[.Q82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9.6" calcext:value-type="float">
            <text:p>9.6</text:p>
          </table:table-cell>
          <table:table-cell table:style-name="ce16" office:value-type="float" office:value="0.003842" calcext:value-type="float">
            <text:p>0.003842</text:p>
          </table:table-cell>
          <table:table-cell table:style-name="ce16" office:value-type="float" office:value="-9.6" calcext:value-type="float">
            <text:p>-9.6</text:p>
          </table:table-cell>
          <table:table-cell table:style-name="ce16" office:value-type="float" office:value="0.003828" calcext:value-type="float">
            <text:p>0.003828</text:p>
          </table:table-cell>
          <table:table-cell table:number-columns-repeated="2"/>
          <table:table-cell table:style-name="ce37" office:value-type="float" office:value="41" calcext:value-type="float">
            <text:p>41</text:p>
          </table:table-cell>
          <table:table-cell table:style-name="ce37" table:formula="of:=[.B95]/[.$M$8]" office:value-type="float" office:value="3.83818254284576" calcext:value-type="float">
            <text:p>3.8381825428</text:p>
          </table:table-cell>
          <table:table-cell table:style-name="ce37" table:formula="of:=[.$M$6]/[.$M$8]+[.B95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0" calcext:value-type="float">
            <text:p>-40</text:p>
          </table:table-cell>
          <table:table-cell table:style-name="ce37" table:formula="of:=[.B197]/[.$M$8]" office:value-type="float" office:value="3.8332004782782" calcext:value-type="float">
            <text:p>3.8332004783</text:p>
          </table:table-cell>
          <table:table-cell table:style-name="ce37" table:formula="of:=[.$M$6]/[.$M$8]+[.B197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24" calcext:value-type="float">
            <text:p>24</text:p>
          </table:table-cell>
          <table:table-cell table:style-name="ce45" table:formula="of:=([.N85]-[.$T$9])/[.$T$9]*100" office:value-type="float" office:value="0.416992442011985" calcext:value-type="float">
            <text:p>0.416992442</text:p>
          </table:table-cell>
          <table:table-cell table:style-name="ce45" table:formula="of:=[.O85]/[.$T$9]+[.N85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23" calcext:value-type="float">
            <text:p>-23</text:p>
          </table:table-cell>
          <table:table-cell table:style-name="ce45" table:formula="of:=([.Q85]-[.$U$9])/[.$U$9]*100" office:value-type="float" office:value="0.182386659718613" calcext:value-type="float">
            <text:p>0.1823866597</text:p>
          </table:table-cell>
          <table:table-cell table:style-name="ce45" table:formula="of:=[.R85]/[.$U$9]+[.Q85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0" table:formula="of:=([.N83]-[.$AB$11])/[.$AB$11]*100" office:value-type="float" office:value="0.837257980115246" calcext:value-type="float">
            <text:p>0.8372579801</text:p>
          </table:table-cell>
          <table:table-cell table:style-name="ce50" table:formula="of:=[.O83]/[.$AB$11]+[.N83]*[.$AC$11]/([.$AB$11]*[.$AB$11])*100" office:value-type="float" office:value="0.0570891082289117" calcext:value-type="float">
            <text:p>0.0570891082</text:p>
          </table:table-cell>
          <table:table-cell table:style-name="ce50" office:value-type="float" office:value="-21" calcext:value-type="float">
            <text:p>-21</text:p>
          </table:table-cell>
          <table:table-cell table:style-name="ce50" table:formula="of:=([.Q83]-[.$AE$11])/[.$AE$11]*100" office:value-type="float" office:value="0.575464295056145" calcext:value-type="float">
            <text:p>0.5754642951</text:p>
          </table:table-cell>
          <table:table-cell table:style-name="ce50" table:formula="of:=[.R83]/[.$AE$11]+[.Q83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0.003842" calcext:value-type="float">
            <text:p>0.003842</text:p>
          </table:table-cell>
          <table:table-cell table:style-name="ce16" office:value-type="float" office:value="-9.8" calcext:value-type="float">
            <text:p>-9.8</text:p>
          </table:table-cell>
          <table:table-cell table:style-name="ce16" office:value-type="float" office:value="0.003828" calcext:value-type="float">
            <text:p>0.003828</text:p>
          </table:table-cell>
          <table:table-cell table:number-columns-repeated="2"/>
          <table:table-cell table:style-name="ce37" office:value-type="float" office:value="42" calcext:value-type="float">
            <text:p>42</text:p>
          </table:table-cell>
          <table:table-cell table:style-name="ce37" table:formula="of:=[.B96]/[.$M$8]" office:value-type="float" office:value="3.83818254284576" calcext:value-type="float">
            <text:p>3.8381825428</text:p>
          </table:table-cell>
          <table:table-cell table:style-name="ce37" table:formula="of:=[.$M$6]/[.$M$8]+[.B96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1" calcext:value-type="float">
            <text:p>-41</text:p>
          </table:table-cell>
          <table:table-cell table:style-name="ce37" table:formula="of:=[.B198]/[.$M$8]" office:value-type="float" office:value="3.8332004782782" calcext:value-type="float">
            <text:p>3.8332004783</text:p>
          </table:table-cell>
          <table:table-cell table:style-name="ce37" table:formula="of:=[.$M$6]/[.$M$8]+[.B198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25" calcext:value-type="float">
            <text:p>25</text:p>
          </table:table-cell>
          <table:table-cell table:style-name="ce45" table:formula="of:=([.N86]-[.$T$9])/[.$T$9]*100" office:value-type="float" office:value="0.416992442011985" calcext:value-type="float">
            <text:p>0.416992442</text:p>
          </table:table-cell>
          <table:table-cell table:style-name="ce45" table:formula="of:=[.O86]/[.$T$9]+[.N86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24" calcext:value-type="float">
            <text:p>-24</text:p>
          </table:table-cell>
          <table:table-cell table:style-name="ce45" table:formula="of:=([.Q86]-[.$U$9])/[.$U$9]*100" office:value-type="float" office:value="0.182386659718613" calcext:value-type="float">
            <text:p>0.1823866597</text:p>
          </table:table-cell>
          <table:table-cell table:style-name="ce45" table:formula="of:=[.R86]/[.$U$9]+[.Q86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0" table:formula="of:=([.N84]-[.$AB$11])/[.$AB$11]*100" office:value-type="float" office:value="0.811093668236642" calcext:value-type="float">
            <text:p>0.8110936682</text:p>
          </table:table-cell>
          <table:table-cell table:style-name="ce50" table:formula="of:=[.O84]/[.$AB$11]+[.N84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22" calcext:value-type="float">
            <text:p>-22</text:p>
          </table:table-cell>
          <table:table-cell table:style-name="ce50" table:formula="of:=([.Q84]-[.$AE$11])/[.$AE$11]*100" office:value-type="float" office:value="0.575464295056145" calcext:value-type="float">
            <text:p>0.5754642951</text:p>
          </table:table-cell>
          <table:table-cell table:style-name="ce50" table:formula="of:=[.R84]/[.$AE$11]+[.Q84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003842" calcext:value-type="float">
            <text:p>0.00384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.003828" calcext:value-type="float">
            <text:p>0.003828</text:p>
          </table:table-cell>
          <table:table-cell table:number-columns-repeated="2"/>
          <table:table-cell table:style-name="ce37" office:value-type="float" office:value="43" calcext:value-type="float">
            <text:p>43</text:p>
          </table:table-cell>
          <table:table-cell table:style-name="ce37" table:formula="of:=[.B97]/[.$M$8]" office:value-type="float" office:value="3.83818254284576" calcext:value-type="float">
            <text:p>3.8381825428</text:p>
          </table:table-cell>
          <table:table-cell table:style-name="ce37" table:formula="of:=[.$M$6]/[.$M$8]+[.B97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2" calcext:value-type="float">
            <text:p>-42</text:p>
          </table:table-cell>
          <table:table-cell table:style-name="ce37" table:formula="of:=[.B199]/[.$M$8]" office:value-type="float" office:value="3.8332004782782" calcext:value-type="float">
            <text:p>3.8332004783</text:p>
          </table:table-cell>
          <table:table-cell table:style-name="ce37" table:formula="of:=[.$M$6]/[.$M$8]+[.B199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26" calcext:value-type="float">
            <text:p>26</text:p>
          </table:table-cell>
          <table:table-cell table:style-name="ce45" table:formula="of:=([.N87]-[.$T$9])/[.$T$9]*100" office:value-type="float" office:value="0.416992442011985" calcext:value-type="float">
            <text:p>0.416992442</text:p>
          </table:table-cell>
          <table:table-cell table:style-name="ce45" table:formula="of:=[.O87]/[.$T$9]+[.N87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25" calcext:value-type="float">
            <text:p>-25</text:p>
          </table:table-cell>
          <table:table-cell table:style-name="ce45" table:formula="of:=([.Q87]-[.$U$9])/[.$U$9]*100" office:value-type="float" office:value="0.182386659718613" calcext:value-type="float">
            <text:p>0.1823866597</text:p>
          </table:table-cell>
          <table:table-cell table:style-name="ce45" table:formula="of:=[.R87]/[.$U$9]+[.Q87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style-name="ce50" office:value-type="float" office:value="24" calcext:value-type="float">
            <text:p>24</text:p>
          </table:table-cell>
          <table:table-cell table:style-name="ce50" table:formula="of:=([.N85]-[.$AB$11])/[.$AB$11]*100" office:value-type="float" office:value="0.811093668236642" calcext:value-type="float">
            <text:p>0.8110936682</text:p>
          </table:table-cell>
          <table:table-cell table:style-name="ce50" table:formula="of:=[.O85]/[.$AB$11]+[.N85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23" calcext:value-type="float">
            <text:p>-23</text:p>
          </table:table-cell>
          <table:table-cell table:style-name="ce50" table:formula="of:=([.Q85]-[.$AE$11])/[.$AE$11]*100" office:value-type="float" office:value="0.575464295056145" calcext:value-type="float">
            <text:p>0.5754642951</text:p>
          </table:table-cell>
          <table:table-cell table:style-name="ce50" table:formula="of:=[.R85]/[.$AE$11]+[.Q85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table:style-name="ce37" office:value-type="float" office:value="44" calcext:value-type="float">
            <text:p>44</text:p>
          </table:table-cell>
          <table:table-cell table:style-name="ce37" table:formula="of:=[.B98]/[.$M$8]" office:value-type="float" office:value="3.83818254284576" calcext:value-type="float">
            <text:p>3.8381825428</text:p>
          </table:table-cell>
          <table:table-cell table:style-name="ce37" table:formula="of:=[.$M$6]/[.$M$8]+[.B98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3" calcext:value-type="float">
            <text:p>-43</text:p>
          </table:table-cell>
          <table:table-cell table:style-name="ce37" table:formula="of:=[.B200]/[.$M$8]" office:value-type="float" office:value="3.8332004782782" calcext:value-type="float">
            <text:p>3.8332004783</text:p>
          </table:table-cell>
          <table:table-cell table:style-name="ce37" table:formula="of:=[.$M$6]/[.$M$8]+[.B200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27" calcext:value-type="float">
            <text:p>27</text:p>
          </table:table-cell>
          <table:table-cell table:style-name="ce45" table:formula="of:=([.N88]-[.$T$9])/[.$T$9]*100" office:value-type="float" office:value="0.416992442011985" calcext:value-type="float">
            <text:p>0.416992442</text:p>
          </table:table-cell>
          <table:table-cell table:style-name="ce45" table:formula="of:=[.O88]/[.$T$9]+[.N88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26" calcext:value-type="float">
            <text:p>-26</text:p>
          </table:table-cell>
          <table:table-cell table:style-name="ce45" table:formula="of:=([.Q88]-[.$U$9])/[.$U$9]*100" office:value-type="float" office:value="0.182386659718613" calcext:value-type="float">
            <text:p>0.1823866597</text:p>
          </table:table-cell>
          <table:table-cell table:style-name="ce45" table:formula="of:=[.R88]/[.$U$9]+[.Q88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0" table:formula="of:=([.N86]-[.$AB$11])/[.$AB$11]*100" office:value-type="float" office:value="0.811093668236642" calcext:value-type="float">
            <text:p>0.8110936682</text:p>
          </table:table-cell>
          <table:table-cell table:style-name="ce50" table:formula="of:=[.O86]/[.$AB$11]+[.N86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24" calcext:value-type="float">
            <text:p>-24</text:p>
          </table:table-cell>
          <table:table-cell table:style-name="ce50" table:formula="of:=([.Q86]-[.$AE$11])/[.$AE$11]*100" office:value-type="float" office:value="0.575464295056145" calcext:value-type="float">
            <text:p>0.5754642951</text:p>
          </table:table-cell>
          <table:table-cell table:style-name="ce50" table:formula="of:=[.R86]/[.$AE$11]+[.Q86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Dados R(H) da Histerese – Tabela 11</text:p>
          </table:table-cell>
          <table:covered-table-cell table:number-columns-repeated="5" table:style-name="ce33"/>
          <table:table-cell table:number-columns-repeated="2"/>
          <table:table-cell table:style-name="ce37" office:value-type="float" office:value="45" calcext:value-type="float">
            <text:p>45</text:p>
          </table:table-cell>
          <table:table-cell table:style-name="ce37" table:formula="of:=[.B99]/[.$M$8]" office:value-type="float" office:value="3.83818254284576" calcext:value-type="float">
            <text:p>3.8381825428</text:p>
          </table:table-cell>
          <table:table-cell table:style-name="ce37" table:formula="of:=[.$M$6]/[.$M$8]+[.B99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4" calcext:value-type="float">
            <text:p>-44</text:p>
          </table:table-cell>
          <table:table-cell table:style-name="ce37" table:formula="of:=[.B201]/[.$M$8]" office:value-type="float" office:value="3.8332004782782" calcext:value-type="float">
            <text:p>3.8332004783</text:p>
          </table:table-cell>
          <table:table-cell table:style-name="ce37" table:formula="of:=[.$M$6]/[.$M$8]+[.B201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28" calcext:value-type="float">
            <text:p>28</text:p>
          </table:table-cell>
          <table:table-cell table:style-name="ce45" table:formula="of:=([.N89]-[.$T$9])/[.$T$9]*100" office:value-type="float" office:value="0.416992442011985" calcext:value-type="float">
            <text:p>0.416992442</text:p>
          </table:table-cell>
          <table:table-cell table:style-name="ce45" table:formula="of:=[.O89]/[.$T$9]+[.N89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27" calcext:value-type="float">
            <text:p>-27</text:p>
          </table:table-cell>
          <table:table-cell table:style-name="ce45" table:formula="of:=([.Q89]-[.$U$9])/[.$U$9]*100" office:value-type="float" office:value="0.182386659718613" calcext:value-type="float">
            <text:p>0.1823866597</text:p>
          </table:table-cell>
          <table:table-cell table:style-name="ce45" table:formula="of:=[.R89]/[.$U$9]+[.Q89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style-name="ce50" office:value-type="float" office:value="26" calcext:value-type="float">
            <text:p>26</text:p>
          </table:table-cell>
          <table:table-cell table:style-name="ce50" table:formula="of:=([.N87]-[.$AB$11])/[.$AB$11]*100" office:value-type="float" office:value="0.811093668236642" calcext:value-type="float">
            <text:p>0.8110936682</text:p>
          </table:table-cell>
          <table:table-cell table:style-name="ce50" table:formula="of:=[.O87]/[.$AB$11]+[.N87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25" calcext:value-type="float">
            <text:p>-25</text:p>
          </table:table-cell>
          <table:table-cell table:style-name="ce50" table:formula="of:=([.Q87]-[.$AE$11])/[.$AE$11]*100" office:value-type="float" office:value="0.575464295056145" calcext:value-type="float">
            <text:p>0.5754642951</text:p>
          </table:table-cell>
          <table:table-cell table:style-name="ce50" table:formula="of:=[.R87]/[.$AE$11]+[.Q87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table:style-name="ce33" office:value-type="string" calcext:value-type="string">
            <text:p>H(Oe)</text:p>
          </table:table-cell>
          <table:table-cell table:style-name="ce33" office:value-type="string" calcext:value-type="string">
            <text:p>R(ohm)</text:p>
          </table:table-cell>
          <table:table-cell table:style-name="ce33" office:value-type="string" calcext:value-type="string">
            <text:p>eR(ohm)</text:p>
          </table:table-cell>
          <table:table-cell table:style-name="ce33" office:value-type="string" calcext:value-type="string">
            <text:p>H(Oe)</text:p>
          </table:table-cell>
          <table:table-cell table:style-name="ce33" office:value-type="string" calcext:value-type="string">
            <text:p>R(ohm)</text:p>
          </table:table-cell>
          <table:table-cell table:style-name="ce33" office:value-type="string" calcext:value-type="string">
            <text:p>eR(ohm)</text:p>
          </table:table-cell>
          <table:table-cell table:number-columns-repeated="2"/>
          <table:table-cell table:style-name="ce37" office:value-type="float" office:value="46" calcext:value-type="float">
            <text:p>46</text:p>
          </table:table-cell>
          <table:table-cell table:style-name="ce37" table:formula="of:=[.B100]/[.$M$8]" office:value-type="float" office:value="3.83818254284576" calcext:value-type="float">
            <text:p>3.8381825428</text:p>
          </table:table-cell>
          <table:table-cell table:style-name="ce37" table:formula="of:=[.$M$6]/[.$M$8]+[.B100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5" calcext:value-type="float">
            <text:p>-45</text:p>
          </table:table-cell>
          <table:table-cell table:style-name="ce37" table:formula="of:=[.B202]/[.$M$8]" office:value-type="float" office:value="3.8332004782782" calcext:value-type="float">
            <text:p>3.8332004783</text:p>
          </table:table-cell>
          <table:table-cell table:style-name="ce37" table:formula="of:=[.$M$6]/[.$M$8]+[.B202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29" calcext:value-type="float">
            <text:p>29</text:p>
          </table:table-cell>
          <table:table-cell table:style-name="ce45" table:formula="of:=([.N90]-[.$T$9])/[.$T$9]*100" office:value-type="float" office:value="0.416992442011985" calcext:value-type="float">
            <text:p>0.416992442</text:p>
          </table:table-cell>
          <table:table-cell table:style-name="ce45" table:formula="of:=[.O90]/[.$T$9]+[.N90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28" calcext:value-type="float">
            <text:p>-28</text:p>
          </table:table-cell>
          <table:table-cell table:style-name="ce45" table:formula="of:=([.Q90]-[.$U$9])/[.$U$9]*100" office:value-type="float" office:value="0.208441896821265" calcext:value-type="float">
            <text:p>0.2084418968</text:p>
          </table:table-cell>
          <table:table-cell table:style-name="ce45" table:formula="of:=[.R90]/[.$U$9]+[.Q90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0" table:formula="of:=([.N88]-[.$AB$11])/[.$AB$11]*100" office:value-type="float" office:value="0.811093668236642" calcext:value-type="float">
            <text:p>0.8110936682</text:p>
          </table:table-cell>
          <table:table-cell table:style-name="ce50" table:formula="of:=[.O88]/[.$AB$11]+[.N88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26" calcext:value-type="float">
            <text:p>-26</text:p>
          </table:table-cell>
          <table:table-cell table:style-name="ce50" table:formula="of:=([.Q88]-[.$AE$11])/[.$AE$11]*100" office:value-type="float" office:value="0.575464295056145" calcext:value-type="float">
            <text:p>0.5754642951</text:p>
          </table:table-cell>
          <table:table-cell table:style-name="ce50" table:formula="of:=[.R88]/[.$AE$11]+[.Q88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table:style-name="ce33" office:value-type="float" office:value="-10" calcext:value-type="float">
            <text:p>-10</text:p>
          </table:table-cell>
          <table:table-cell table:style-name="ce33" table:formula="of:=[.H4]/[.$M$8]" office:value-type="float" office:value="3.81626145874851" calcext:value-type="float">
            <text:p>3.8162614587</text:p>
          </table:table-cell>
          <table:table-cell table:style-name="ce33" table:formula="of:=[.$M$6]/[.$M$8]+[.H4]*[.$O$6]/([.$M$8]*[.$M$8])" office:value-type="float" office:value="0.00213718457316117" calcext:value-type="float">
            <text:p>0.0021371846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.J4]/[.$M$8]" office:value-type="float" office:value="3.82821841371064" calcext:value-type="float">
            <text:p>3.8282184137</text:p>
          </table:table-cell>
          <table:table-cell table:style-name="ce33" table:formula="of:=[.$M$6]/[.$M$8]+[.J4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table:style-name="ce37" office:value-type="float" office:value="47" calcext:value-type="float">
            <text:p>47</text:p>
          </table:table-cell>
          <table:table-cell table:style-name="ce37" table:formula="of:=[.B101]/[.$M$8]" office:value-type="float" office:value="3.83818254284576" calcext:value-type="float">
            <text:p>3.8381825428</text:p>
          </table:table-cell>
          <table:table-cell table:style-name="ce37" table:formula="of:=[.$M$6]/[.$M$8]+[.B101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6" calcext:value-type="float">
            <text:p>-46</text:p>
          </table:table-cell>
          <table:table-cell table:style-name="ce37" table:formula="of:=[.B203]/[.$M$8]" office:value-type="float" office:value="3.8332004782782" calcext:value-type="float">
            <text:p>3.8332004783</text:p>
          </table:table-cell>
          <table:table-cell table:style-name="ce37" table:formula="of:=[.$M$6]/[.$M$8]+[.B203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30" calcext:value-type="float">
            <text:p>30</text:p>
          </table:table-cell>
          <table:table-cell table:style-name="ce45" table:formula="of:=([.N91]-[.$T$9])/[.$T$9]*100" office:value-type="float" office:value="0.416992442011985" calcext:value-type="float">
            <text:p>0.416992442</text:p>
          </table:table-cell>
          <table:table-cell table:style-name="ce45" table:formula="of:=[.O91]/[.$T$9]+[.N91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29" calcext:value-type="float">
            <text:p>-29</text:p>
          </table:table-cell>
          <table:table-cell table:style-name="ce45" table:formula="of:=([.Q91]-[.$U$9])/[.$U$9]*100" office:value-type="float" office:value="0.208441896821265" calcext:value-type="float">
            <text:p>0.2084418968</text:p>
          </table:table-cell>
          <table:table-cell table:style-name="ce45" table:formula="of:=[.R91]/[.$U$9]+[.Q9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0" table:formula="of:=([.N89]-[.$AB$11])/[.$AB$11]*100" office:value-type="float" office:value="0.811093668236642" calcext:value-type="float">
            <text:p>0.8110936682</text:p>
          </table:table-cell>
          <table:table-cell table:style-name="ce50" table:formula="of:=[.O89]/[.$AB$11]+[.N89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27" calcext:value-type="float">
            <text:p>-27</text:p>
          </table:table-cell>
          <table:table-cell table:style-name="ce50" table:formula="of:=([.Q89]-[.$AE$11])/[.$AE$11]*100" office:value-type="float" office:value="0.575464295056145" calcext:value-type="float">
            <text:p>0.5754642951</text:p>
          </table:table-cell>
          <table:table-cell table:style-name="ce50" table:formula="of:=[.R89]/[.$AE$11]+[.Q89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9.8" calcext:value-type="float">
            <text:p>-9.8</text:p>
          </table:table-cell>
          <table:table-cell table:style-name="ce33" table:formula="of:=[.H5]/[.$M$8]" office:value-type="float" office:value="3.81526504583499" calcext:value-type="float">
            <text:p>3.8152650458</text:p>
          </table:table-cell>
          <table:table-cell table:style-name="ce33" table:formula="of:=[.$M$6]/[.$M$8]+[.H5]*[.$O$6]/([.$M$8]*[.$M$8])" office:value-type="float" office:value="0.00213688672155291" calcext:value-type="float">
            <text:p>0.0021368867</text:p>
          </table:table-cell>
          <table:table-cell table:style-name="ce33" office:value-type="float" office:value="9.8" calcext:value-type="float">
            <text:p>9.8</text:p>
          </table:table-cell>
          <table:table-cell table:style-name="ce33" table:formula="of:=[.J5]/[.$M$8]" office:value-type="float" office:value="3.82722200079713" calcext:value-type="float">
            <text:p>3.8272220008</text:p>
          </table:table-cell>
          <table:table-cell table:style-name="ce33" table:formula="of:=[.$M$6]/[.$M$8]+[.J5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ce37" office:value-type="float" office:value="48" calcext:value-type="float">
            <text:p>48</text:p>
          </table:table-cell>
          <table:table-cell table:style-name="ce37" table:formula="of:=[.B102]/[.$M$8]" office:value-type="float" office:value="3.83818254284576" calcext:value-type="float">
            <text:p>3.8381825428</text:p>
          </table:table-cell>
          <table:table-cell table:style-name="ce37" table:formula="of:=[.$M$6]/[.$M$8]+[.B102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7" calcext:value-type="float">
            <text:p>-47</text:p>
          </table:table-cell>
          <table:table-cell table:style-name="ce37" table:formula="of:=[.B204]/[.$M$8]" office:value-type="float" office:value="3.8332004782782" calcext:value-type="float">
            <text:p>3.8332004783</text:p>
          </table:table-cell>
          <table:table-cell table:style-name="ce37" table:formula="of:=[.$M$6]/[.$M$8]+[.B204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31" calcext:value-type="float">
            <text:p>31</text:p>
          </table:table-cell>
          <table:table-cell table:style-name="ce45" table:formula="of:=([.N92]-[.$T$9])/[.$T$9]*100" office:value-type="float" office:value="0.416992442011985" calcext:value-type="float">
            <text:p>0.416992442</text:p>
          </table:table-cell>
          <table:table-cell table:style-name="ce45" table:formula="of:=[.O92]/[.$T$9]+[.N92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30" calcext:value-type="float">
            <text:p>-30</text:p>
          </table:table-cell>
          <table:table-cell table:style-name="ce45" table:formula="of:=([.Q92]-[.$U$9])/[.$U$9]*100" office:value-type="float" office:value="0.208441896821265" calcext:value-type="float">
            <text:p>0.2084418968</text:p>
          </table:table-cell>
          <table:table-cell table:style-name="ce45" table:formula="of:=[.R92]/[.$U$9]+[.Q92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0" table:formula="of:=([.N90]-[.$AB$11])/[.$AB$11]*100" office:value-type="float" office:value="0.811093668236642" calcext:value-type="float">
            <text:p>0.8110936682</text:p>
          </table:table-cell>
          <table:table-cell table:style-name="ce50" table:formula="of:=[.O90]/[.$AB$11]+[.N90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28" calcext:value-type="float">
            <text:p>-28</text:p>
          </table:table-cell>
          <table:table-cell table:style-name="ce50" table:formula="of:=([.Q90]-[.$AE$11])/[.$AE$11]*100" office:value-type="float" office:value="0.601621763013241" calcext:value-type="float">
            <text:p>0.601621763</text:p>
          </table:table-cell>
          <table:table-cell table:style-name="ce50" table:formula="of:=[.R90]/[.$AE$11]+[.Q90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9.6" calcext:value-type="float">
            <text:p>-9.6</text:p>
          </table:table-cell>
          <table:table-cell table:style-name="ce33" table:formula="of:=[.H6]/[.$M$8]" office:value-type="float" office:value="3.81526504583499" calcext:value-type="float">
            <text:p>3.8152650458</text:p>
          </table:table-cell>
          <table:table-cell table:style-name="ce33" table:formula="of:=[.$M$6]/[.$M$8]+[.H6]*[.$O$6]/([.$M$8]*[.$M$8])" office:value-type="float" office:value="0.00213688672155291" calcext:value-type="float">
            <text:p>0.0021368867</text:p>
          </table:table-cell>
          <table:table-cell table:style-name="ce33" office:value-type="float" office:value="9.6" calcext:value-type="float">
            <text:p>9.6</text:p>
          </table:table-cell>
          <table:table-cell table:style-name="ce33" table:formula="of:=[.J6]/[.$M$8]" office:value-type="float" office:value="3.82821841371064" calcext:value-type="float">
            <text:p>3.8282184137</text:p>
          </table:table-cell>
          <table:table-cell table:style-name="ce33" table:formula="of:=[.$M$6]/[.$M$8]+[.J6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table:style-name="ce37" office:value-type="float" office:value="49" calcext:value-type="float">
            <text:p>49</text:p>
          </table:table-cell>
          <table:table-cell table:style-name="ce37" table:formula="of:=[.B103]/[.$M$8]" office:value-type="float" office:value="3.83818254284576" calcext:value-type="float">
            <text:p>3.8381825428</text:p>
          </table:table-cell>
          <table:table-cell table:style-name="ce37" table:formula="of:=[.$M$6]/[.$M$8]+[.B103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8" calcext:value-type="float">
            <text:p>-48</text:p>
          </table:table-cell>
          <table:table-cell table:style-name="ce37" table:formula="of:=[.B205]/[.$M$8]" office:value-type="float" office:value="3.8332004782782" calcext:value-type="float">
            <text:p>3.8332004783</text:p>
          </table:table-cell>
          <table:table-cell table:style-name="ce37" table:formula="of:=[.$M$6]/[.$M$8]+[.B205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32" calcext:value-type="float">
            <text:p>32</text:p>
          </table:table-cell>
          <table:table-cell table:style-name="ce45" table:formula="of:=([.N93]-[.$T$9])/[.$T$9]*100" office:value-type="float" office:value="0.416992442011985" calcext:value-type="float">
            <text:p>0.416992442</text:p>
          </table:table-cell>
          <table:table-cell table:style-name="ce45" table:formula="of:=[.O93]/[.$T$9]+[.N93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31" calcext:value-type="float">
            <text:p>-31</text:p>
          </table:table-cell>
          <table:table-cell table:style-name="ce45" table:formula="of:=([.Q93]-[.$U$9])/[.$U$9]*100" office:value-type="float" office:value="0.182386659718613" calcext:value-type="float">
            <text:p>0.1823866597</text:p>
          </table:table-cell>
          <table:table-cell table:style-name="ce45" table:formula="of:=[.R93]/[.$U$9]+[.Q93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0" table:formula="of:=([.N91]-[.$AB$11])/[.$AB$11]*100" office:value-type="float" office:value="0.811093668236642" calcext:value-type="float">
            <text:p>0.8110936682</text:p>
          </table:table-cell>
          <table:table-cell table:style-name="ce50" table:formula="of:=[.O91]/[.$AB$11]+[.N91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29" calcext:value-type="float">
            <text:p>-29</text:p>
          </table:table-cell>
          <table:table-cell table:style-name="ce50" table:formula="of:=([.Q91]-[.$AE$11])/[.$AE$11]*100" office:value-type="float" office:value="0.601621763013241" calcext:value-type="float">
            <text:p>0.601621763</text:p>
          </table:table-cell>
          <table:table-cell table:style-name="ce50" table:formula="of:=[.R91]/[.$AE$11]+[.Q9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9.4" calcext:value-type="float">
            <text:p>-9.4</text:p>
          </table:table-cell>
          <table:table-cell table:style-name="ce33" table:formula="of:=[.H7]/[.$M$8]" office:value-type="float" office:value="3.81526504583499" calcext:value-type="float">
            <text:p>3.8152650458</text:p>
          </table:table-cell>
          <table:table-cell table:style-name="ce33" table:formula="of:=[.$M$6]/[.$M$8]+[.H7]*[.$O$6]/([.$M$8]*[.$M$8])" office:value-type="float" office:value="0.00213688672155291" calcext:value-type="float">
            <text:p>0.0021368867</text:p>
          </table:table-cell>
          <table:table-cell table:style-name="ce33" office:value-type="float" office:value="9.4" calcext:value-type="float">
            <text:p>9.4</text:p>
          </table:table-cell>
          <table:table-cell table:style-name="ce33" table:formula="of:=[.J7]/[.$M$8]" office:value-type="float" office:value="3.82821841371064" calcext:value-type="float">
            <text:p>3.8282184137</text:p>
          </table:table-cell>
          <table:table-cell table:style-name="ce33" table:formula="of:=[.$M$6]/[.$M$8]+[.J7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table:style-name="ce37" office:value-type="float" office:value="50" calcext:value-type="float">
            <text:p>50</text:p>
          </table:table-cell>
          <table:table-cell table:style-name="ce37" table:formula="of:=[.B104]/[.$M$8]" office:value-type="float" office:value="3.83818254284576" calcext:value-type="float">
            <text:p>3.8381825428</text:p>
          </table:table-cell>
          <table:table-cell table:style-name="ce37" table:formula="of:=[.$M$6]/[.$M$8]+[.B104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49" calcext:value-type="float">
            <text:p>-49</text:p>
          </table:table-cell>
          <table:table-cell table:style-name="ce37" table:formula="of:=[.B206]/[.$M$8]" office:value-type="float" office:value="3.8332004782782" calcext:value-type="float">
            <text:p>3.8332004783</text:p>
          </table:table-cell>
          <table:table-cell table:style-name="ce37" table:formula="of:=[.$M$6]/[.$M$8]+[.B206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33" calcext:value-type="float">
            <text:p>33</text:p>
          </table:table-cell>
          <table:table-cell table:style-name="ce45" table:formula="of:=([.N94]-[.$T$9])/[.$T$9]*100" office:value-type="float" office:value="0.390930414386241" calcext:value-type="float">
            <text:p>0.3909304144</text:p>
          </table:table-cell>
          <table:table-cell table:style-name="ce45" table:formula="of:=[.O94]/[.$T$9]+[.N94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32" calcext:value-type="float">
            <text:p>-32</text:p>
          </table:table-cell>
          <table:table-cell table:style-name="ce45" table:formula="of:=([.Q94]-[.$U$9])/[.$U$9]*100" office:value-type="float" office:value="0.208441896821265" calcext:value-type="float">
            <text:p>0.2084418968</text:p>
          </table:table-cell>
          <table:table-cell table:style-name="ce45" table:formula="of:=[.R94]/[.$U$9]+[.Q94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31" calcext:value-type="float">
            <text:p>31</text:p>
          </table:table-cell>
          <table:table-cell table:style-name="ce50" table:formula="of:=([.N92]-[.$AB$11])/[.$AB$11]*100" office:value-type="float" office:value="0.811093668236642" calcext:value-type="float">
            <text:p>0.8110936682</text:p>
          </table:table-cell>
          <table:table-cell table:style-name="ce50" table:formula="of:=[.O92]/[.$AB$11]+[.N92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30" calcext:value-type="float">
            <text:p>-30</text:p>
          </table:table-cell>
          <table:table-cell table:style-name="ce50" table:formula="of:=([.Q92]-[.$AE$11])/[.$AE$11]*100" office:value-type="float" office:value="0.601621763013241" calcext:value-type="float">
            <text:p>0.601621763</text:p>
          </table:table-cell>
          <table:table-cell table:style-name="ce50" table:formula="of:=[.R92]/[.$AE$11]+[.Q92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9.2" calcext:value-type="float">
            <text:p>-9.2</text:p>
          </table:table-cell>
          <table:table-cell table:style-name="ce33" table:formula="of:=[.H8]/[.$M$8]" office:value-type="float" office:value="3.81526504583499" calcext:value-type="float">
            <text:p>3.8152650458</text:p>
          </table:table-cell>
          <table:table-cell table:style-name="ce33" table:formula="of:=[.$M$6]/[.$M$8]+[.H8]*[.$O$6]/([.$M$8]*[.$M$8])" office:value-type="float" office:value="0.00213688672155291" calcext:value-type="float">
            <text:p>0.0021368867</text:p>
          </table:table-cell>
          <table:table-cell table:style-name="ce33" office:value-type="float" office:value="9.2" calcext:value-type="float">
            <text:p>9.2</text:p>
          </table:table-cell>
          <table:table-cell table:style-name="ce33" table:formula="of:=[.J8]/[.$M$8]" office:value-type="float" office:value="3.82722200079713" calcext:value-type="float">
            <text:p>3.8272220008</text:p>
          </table:table-cell>
          <table:table-cell table:style-name="ce33" table:formula="of:=[.$M$6]/[.$M$8]+[.J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ce37" office:value-type="float" office:value="51" calcext:value-type="float">
            <text:p>51</text:p>
          </table:table-cell>
          <table:table-cell table:style-name="ce37" table:formula="of:=[.B105]/[.$M$8]" office:value-type="float" office:value="3.83818254284576" calcext:value-type="float">
            <text:p>3.8381825428</text:p>
          </table:table-cell>
          <table:table-cell table:style-name="ce37" table:formula="of:=[.$M$6]/[.$M$8]+[.B105]*[.$O$6]/([.$M$8]*[.$M$8])" office:value-type="float" office:value="0.00214373730854297" calcext:value-type="float">
            <text:p>0.0021437373</text:p>
          </table:table-cell>
          <table:table-cell table:style-name="ce37" office:value-type="float" office:value="-50" calcext:value-type="float">
            <text:p>-50</text:p>
          </table:table-cell>
          <table:table-cell table:style-name="ce37" table:formula="of:=[.B207]/[.$M$8]" office:value-type="float" office:value="3.8332004782782" calcext:value-type="float">
            <text:p>3.8332004783</text:p>
          </table:table-cell>
          <table:table-cell table:style-name="ce37" table:formula="of:=[.$M$6]/[.$M$8]+[.B207]*[.$O$6]/([.$M$8]*[.$M$8])" office:value-type="float" office:value="0.00214224805050165" calcext:value-type="float">
            <text:p>0.0021422481</text:p>
          </table:table-cell>
          <table:table-cell table:style-name="Default" table:number-columns-repeated="2"/>
          <table:table-cell/>
          <table:table-cell table:style-name="ce45" office:value-type="float" office:value="34" calcext:value-type="float">
            <text:p>34</text:p>
          </table:table-cell>
          <table:table-cell table:style-name="ce45" table:formula="of:=([.N95]-[.$T$9])/[.$T$9]*100" office:value-type="float" office:value="0.416992442011985" calcext:value-type="float">
            <text:p>0.416992442</text:p>
          </table:table-cell>
          <table:table-cell table:style-name="ce45" table:formula="of:=[.O95]/[.$T$9]+[.N95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33" calcext:value-type="float">
            <text:p>-33</text:p>
          </table:table-cell>
          <table:table-cell table:style-name="ce45" table:formula="of:=([.Q95]-[.$U$9])/[.$U$9]*100" office:value-type="float" office:value="0.208441896821265" calcext:value-type="float">
            <text:p>0.2084418968</text:p>
          </table:table-cell>
          <table:table-cell table:style-name="ce45" table:formula="of:=[.R95]/[.$U$9]+[.Q95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0" table:formula="of:=([.N93]-[.$AB$11])/[.$AB$11]*100" office:value-type="float" office:value="0.811093668236642" calcext:value-type="float">
            <text:p>0.8110936682</text:p>
          </table:table-cell>
          <table:table-cell table:style-name="ce50" table:formula="of:=[.O93]/[.$AB$11]+[.N93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31" calcext:value-type="float">
            <text:p>-31</text:p>
          </table:table-cell>
          <table:table-cell table:style-name="ce50" table:formula="of:=([.Q93]-[.$AE$11])/[.$AE$11]*100" office:value-type="float" office:value="0.575464295056145" calcext:value-type="float">
            <text:p>0.5754642951</text:p>
          </table:table-cell>
          <table:table-cell table:style-name="ce50" table:formula="of:=[.R93]/[.$AE$11]+[.Q93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9" calcext:value-type="float">
            <text:p>-9</text:p>
          </table:table-cell>
          <table:table-cell table:style-name="ce33" table:formula="of:=[.H9]/[.$M$8]" office:value-type="float" office:value="3.81526504583499" calcext:value-type="float">
            <text:p>3.8152650458</text:p>
          </table:table-cell>
          <table:table-cell table:style-name="ce33" table:formula="of:=[.$M$6]/[.$M$8]+[.H9]*[.$O$6]/([.$M$8]*[.$M$8])" office:value-type="float" office:value="0.00213688672155291" calcext:value-type="float">
            <text:p>0.0021368867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[.J9]/[.$M$8]" office:value-type="float" office:value="3.82821841371064" calcext:value-type="float">
            <text:p>3.8282184137</text:p>
          </table:table-cell>
          <table:table-cell table:style-name="ce33" table:formula="of:=[.$M$6]/[.$M$8]+[.J9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35" calcext:value-type="float">
            <text:p>35</text:p>
          </table:table-cell>
          <table:table-cell table:style-name="ce45" table:formula="of:=([.N96]-[.$T$9])/[.$T$9]*100" office:value-type="float" office:value="0.416992442011985" calcext:value-type="float">
            <text:p>0.416992442</text:p>
          </table:table-cell>
          <table:table-cell table:style-name="ce45" table:formula="of:=[.O96]/[.$T$9]+[.N96]*[.$T$18]/([.$T$9]*[.$T$9])*100" office:value-type="float" office:value="0.0567485313530148" calcext:value-type="float">
            <text:p>0.0567485314</text:p>
          </table:table-cell>
          <table:table-cell table:style-name="ce45" office:value-type="float" office:value="-34" calcext:value-type="float">
            <text:p>-34</text:p>
          </table:table-cell>
          <table:table-cell table:style-name="ce45" table:formula="of:=([.Q96]-[.$U$9])/[.$U$9]*100" office:value-type="float" office:value="0.208441896821265" calcext:value-type="float">
            <text:p>0.2084418968</text:p>
          </table:table-cell>
          <table:table-cell table:style-name="ce45" table:formula="of:=[.R96]/[.$U$9]+[.Q96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33" calcext:value-type="float">
            <text:p>33</text:p>
          </table:table-cell>
          <table:table-cell table:style-name="ce50" table:formula="of:=([.N94]-[.$AB$11])/[.$AB$11]*100" office:value-type="float" office:value="0.78492935635805" calcext:value-type="float">
            <text:p>0.7849293564</text:p>
          </table:table-cell>
          <table:table-cell table:style-name="ce50" table:formula="of:=[.O94]/[.$AB$11]+[.N94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32" calcext:value-type="float">
            <text:p>-32</text:p>
          </table:table-cell>
          <table:table-cell table:style-name="ce50" table:formula="of:=([.Q94]-[.$AE$11])/[.$AE$11]*100" office:value-type="float" office:value="0.601621763013241" calcext:value-type="float">
            <text:p>0.601621763</text:p>
          </table:table-cell>
          <table:table-cell table:style-name="ce50" table:formula="of:=[.R94]/[.$AE$11]+[.Q94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8.8" calcext:value-type="float">
            <text:p>-8.8</text:p>
          </table:table-cell>
          <table:table-cell table:style-name="ce33" table:formula="of:=[.H10]/[.$M$8]" office:value-type="float" office:value="3.81526504583499" calcext:value-type="float">
            <text:p>3.8152650458</text:p>
          </table:table-cell>
          <table:table-cell table:style-name="ce33" table:formula="of:=[.$M$6]/[.$M$8]+[.H10]*[.$O$6]/([.$M$8]*[.$M$8])" office:value-type="float" office:value="0.00213688672155291" calcext:value-type="float">
            <text:p>0.0021368867</text:p>
          </table:table-cell>
          <table:table-cell table:style-name="ce33" office:value-type="float" office:value="8.8" calcext:value-type="float">
            <text:p>8.8</text:p>
          </table:table-cell>
          <table:table-cell table:style-name="ce33" table:formula="of:=[.J10]/[.$M$8]" office:value-type="float" office:value="3.82722200079713" calcext:value-type="float">
            <text:p>3.8272220008</text:p>
          </table:table-cell>
          <table:table-cell table:style-name="ce33" table:formula="of:=[.$M$6]/[.$M$8]+[.J10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36" calcext:value-type="float">
            <text:p>36</text:p>
          </table:table-cell>
          <table:table-cell table:style-name="ce45" table:formula="of:=([.N97]-[.$T$9])/[.$T$9]*100" office:value-type="float" office:value="0.390930414386241" calcext:value-type="float">
            <text:p>0.3909304144</text:p>
          </table:table-cell>
          <table:table-cell table:style-name="ce45" table:formula="of:=[.O97]/[.$T$9]+[.N97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35" calcext:value-type="float">
            <text:p>-35</text:p>
          </table:table-cell>
          <table:table-cell table:style-name="ce45" table:formula="of:=([.Q97]-[.$U$9])/[.$U$9]*100" office:value-type="float" office:value="0.208441896821265" calcext:value-type="float">
            <text:p>0.2084418968</text:p>
          </table:table-cell>
          <table:table-cell table:style-name="ce45" table:formula="of:=[.R97]/[.$U$9]+[.Q97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34" calcext:value-type="float">
            <text:p>34</text:p>
          </table:table-cell>
          <table:table-cell table:style-name="ce50" table:formula="of:=([.N95]-[.$AB$11])/[.$AB$11]*100" office:value-type="float" office:value="0.811093668236642" calcext:value-type="float">
            <text:p>0.8110936682</text:p>
          </table:table-cell>
          <table:table-cell table:style-name="ce50" table:formula="of:=[.O95]/[.$AB$11]+[.N95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33" calcext:value-type="float">
            <text:p>-33</text:p>
          </table:table-cell>
          <table:table-cell table:style-name="ce50" table:formula="of:=([.Q95]-[.$AE$11])/[.$AE$11]*100" office:value-type="float" office:value="0.601621763013241" calcext:value-type="float">
            <text:p>0.601621763</text:p>
          </table:table-cell>
          <table:table-cell table:style-name="ce50" table:formula="of:=[.R95]/[.$AE$11]+[.Q95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8.6" calcext:value-type="float">
            <text:p>-8.6</text:p>
          </table:table-cell>
          <table:table-cell table:style-name="ce33" table:formula="of:=[.H11]/[.$M$8]" office:value-type="float" office:value="3.81526504583499" calcext:value-type="float">
            <text:p>3.8152650458</text:p>
          </table:table-cell>
          <table:table-cell table:style-name="ce33" table:formula="of:=[.$M$6]/[.$M$8]+[.H11]*[.$O$6]/([.$M$8]*[.$M$8])" office:value-type="float" office:value="0.00213688672155291" calcext:value-type="float">
            <text:p>0.0021368867</text:p>
          </table:table-cell>
          <table:table-cell table:style-name="ce33" office:value-type="float" office:value="8.6" calcext:value-type="float">
            <text:p>8.6</text:p>
          </table:table-cell>
          <table:table-cell table:style-name="ce33" table:formula="of:=[.J11]/[.$M$8]" office:value-type="float" office:value="3.82821841371064" calcext:value-type="float">
            <text:p>3.8282184137</text:p>
          </table:table-cell>
          <table:table-cell table:style-name="ce33" table:formula="of:=[.$M$6]/[.$M$8]+[.J11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37" calcext:value-type="float">
            <text:p>37</text:p>
          </table:table-cell>
          <table:table-cell table:style-name="ce45" table:formula="of:=([.N98]-[.$T$9])/[.$T$9]*100" office:value-type="float" office:value="0.390930414386241" calcext:value-type="float">
            <text:p>0.3909304144</text:p>
          </table:table-cell>
          <table:table-cell table:style-name="ce45" table:formula="of:=[.O98]/[.$T$9]+[.N98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36" calcext:value-type="float">
            <text:p>-36</text:p>
          </table:table-cell>
          <table:table-cell table:style-name="ce45" table:formula="of:=([.Q98]-[.$U$9])/[.$U$9]*100" office:value-type="float" office:value="0.208441896821265" calcext:value-type="float">
            <text:p>0.2084418968</text:p>
          </table:table-cell>
          <table:table-cell table:style-name="ce45" table:formula="of:=[.R98]/[.$U$9]+[.Q98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0" table:formula="of:=([.N96]-[.$AB$11])/[.$AB$11]*100" office:value-type="float" office:value="0.811093668236642" calcext:value-type="float">
            <text:p>0.8110936682</text:p>
          </table:table-cell>
          <table:table-cell table:style-name="ce50" table:formula="of:=[.O96]/[.$AB$11]+[.N96]*[.$AC$11]/([.$AB$11]*[.$AB$11])*100" office:value-type="float" office:value="0.0570743631679075" calcext:value-type="float">
            <text:p>0.0570743632</text:p>
          </table:table-cell>
          <table:table-cell table:style-name="ce50" office:value-type="float" office:value="-34" calcext:value-type="float">
            <text:p>-34</text:p>
          </table:table-cell>
          <table:table-cell table:style-name="ce50" table:formula="of:=([.Q96]-[.$AE$11])/[.$AE$11]*100" office:value-type="float" office:value="0.601621763013241" calcext:value-type="float">
            <text:p>0.601621763</text:p>
          </table:table-cell>
          <table:table-cell table:style-name="ce50" table:formula="of:=[.R96]/[.$AE$11]+[.Q96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8.4" calcext:value-type="float">
            <text:p>-8.4</text:p>
          </table:table-cell>
          <table:table-cell table:style-name="ce33" table:formula="of:=[.H12]/[.$M$8]" office:value-type="float" office:value="3.81426863292148" calcext:value-type="float">
            <text:p>3.8142686329</text:p>
          </table:table-cell>
          <table:table-cell table:style-name="ce33" table:formula="of:=[.$M$6]/[.$M$8]+[.H12]*[.$O$6]/([.$M$8]*[.$M$8])" office:value-type="float" office:value="0.00213658886994464" calcext:value-type="float">
            <text:p>0.0021365889</text:p>
          </table:table-cell>
          <table:table-cell table:style-name="ce33" office:value-type="float" office:value="8.4" calcext:value-type="float">
            <text:p>8.4</text:p>
          </table:table-cell>
          <table:table-cell table:style-name="ce33" table:formula="of:=[.J12]/[.$M$8]" office:value-type="float" office:value="3.82821841371064" calcext:value-type="float">
            <text:p>3.8282184137</text:p>
          </table:table-cell>
          <table:table-cell table:style-name="ce33" table:formula="of:=[.$M$6]/[.$M$8]+[.J12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38" calcext:value-type="float">
            <text:p>38</text:p>
          </table:table-cell>
          <table:table-cell table:style-name="ce45" table:formula="of:=([.N99]-[.$T$9])/[.$T$9]*100" office:value-type="float" office:value="0.390930414386241" calcext:value-type="float">
            <text:p>0.3909304144</text:p>
          </table:table-cell>
          <table:table-cell table:style-name="ce45" table:formula="of:=[.O99]/[.$T$9]+[.N99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37" calcext:value-type="float">
            <text:p>-37</text:p>
          </table:table-cell>
          <table:table-cell table:style-name="ce45" table:formula="of:=([.Q99]-[.$U$9])/[.$U$9]*100" office:value-type="float" office:value="0.208441896821265" calcext:value-type="float">
            <text:p>0.2084418968</text:p>
          </table:table-cell>
          <table:table-cell table:style-name="ce45" table:formula="of:=[.R99]/[.$U$9]+[.Q99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36" calcext:value-type="float">
            <text:p>36</text:p>
          </table:table-cell>
          <table:table-cell table:style-name="ce50" table:formula="of:=([.N97]-[.$AB$11])/[.$AB$11]*100" office:value-type="float" office:value="0.78492935635805" calcext:value-type="float">
            <text:p>0.7849293564</text:p>
          </table:table-cell>
          <table:table-cell table:style-name="ce50" table:formula="of:=[.O97]/[.$AB$11]+[.N97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35" calcext:value-type="float">
            <text:p>-35</text:p>
          </table:table-cell>
          <table:table-cell table:style-name="ce50" table:formula="of:=([.Q97]-[.$AE$11])/[.$AE$11]*100" office:value-type="float" office:value="0.601621763013241" calcext:value-type="float">
            <text:p>0.601621763</text:p>
          </table:table-cell>
          <table:table-cell table:style-name="ce50" table:formula="of:=[.R97]/[.$AE$11]+[.Q97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8.2" calcext:value-type="float">
            <text:p>-8.2</text:p>
          </table:table-cell>
          <table:table-cell table:style-name="ce33" table:formula="of:=[.H13]/[.$M$8]" office:value-type="float" office:value="3.81426863292148" calcext:value-type="float">
            <text:p>3.8142686329</text:p>
          </table:table-cell>
          <table:table-cell table:style-name="ce33" table:formula="of:=[.$M$6]/[.$M$8]+[.H13]*[.$O$6]/([.$M$8]*[.$M$8])" office:value-type="float" office:value="0.00213658886994464" calcext:value-type="float">
            <text:p>0.0021365889</text:p>
          </table:table-cell>
          <table:table-cell table:style-name="ce33" office:value-type="float" office:value="8.2" calcext:value-type="float">
            <text:p>8.2</text:p>
          </table:table-cell>
          <table:table-cell table:style-name="ce33" table:formula="of:=[.J13]/[.$M$8]" office:value-type="float" office:value="3.82722200079713" calcext:value-type="float">
            <text:p>3.8272220008</text:p>
          </table:table-cell>
          <table:table-cell table:style-name="ce33" table:formula="of:=[.$M$6]/[.$M$8]+[.J13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39" calcext:value-type="float">
            <text:p>39</text:p>
          </table:table-cell>
          <table:table-cell table:style-name="ce45" table:formula="of:=([.N100]-[.$T$9])/[.$T$9]*100" office:value-type="float" office:value="0.390930414386241" calcext:value-type="float">
            <text:p>0.3909304144</text:p>
          </table:table-cell>
          <table:table-cell table:style-name="ce45" table:formula="of:=[.O100]/[.$T$9]+[.N100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38" calcext:value-type="float">
            <text:p>-38</text:p>
          </table:table-cell>
          <table:table-cell table:style-name="ce45" table:formula="of:=([.Q100]-[.$U$9])/[.$U$9]*100" office:value-type="float" office:value="0.208441896821265" calcext:value-type="float">
            <text:p>0.2084418968</text:p>
          </table:table-cell>
          <table:table-cell table:style-name="ce45" table:formula="of:=[.R100]/[.$U$9]+[.Q100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0" table:formula="of:=([.N98]-[.$AB$11])/[.$AB$11]*100" office:value-type="float" office:value="0.78492935635805" calcext:value-type="float">
            <text:p>0.7849293564</text:p>
          </table:table-cell>
          <table:table-cell table:style-name="ce50" table:formula="of:=[.O98]/[.$AB$11]+[.N98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36" calcext:value-type="float">
            <text:p>-36</text:p>
          </table:table-cell>
          <table:table-cell table:style-name="ce50" table:formula="of:=([.Q98]-[.$AE$11])/[.$AE$11]*100" office:value-type="float" office:value="0.601621763013241" calcext:value-type="float">
            <text:p>0.601621763</text:p>
          </table:table-cell>
          <table:table-cell table:style-name="ce50" table:formula="of:=[.R98]/[.$AE$11]+[.Q98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8" calcext:value-type="float">
            <text:p>-8</text:p>
          </table:table-cell>
          <table:table-cell table:style-name="ce33" table:formula="of:=[.H14]/[.$M$8]" office:value-type="float" office:value="3.81426863292148" calcext:value-type="float">
            <text:p>3.8142686329</text:p>
          </table:table-cell>
          <table:table-cell table:style-name="ce33" table:formula="of:=[.$M$6]/[.$M$8]+[.H14]*[.$O$6]/([.$M$8]*[.$M$8])" office:value-type="float" office:value="0.00213658886994464" calcext:value-type="float">
            <text:p>0.0021365889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formula="of:=[.J14]/[.$M$8]" office:value-type="float" office:value="3.82722200079713" calcext:value-type="float">
            <text:p>3.8272220008</text:p>
          </table:table-cell>
          <table:table-cell table:style-name="ce33" table:formula="of:=[.$M$6]/[.$M$8]+[.J14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0" calcext:value-type="float">
            <text:p>40</text:p>
          </table:table-cell>
          <table:table-cell table:style-name="ce45" table:formula="of:=([.N101]-[.$T$9])/[.$T$9]*100" office:value-type="float" office:value="0.390930414386241" calcext:value-type="float">
            <text:p>0.3909304144</text:p>
          </table:table-cell>
          <table:table-cell table:style-name="ce45" table:formula="of:=[.O101]/[.$T$9]+[.N101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39" calcext:value-type="float">
            <text:p>-39</text:p>
          </table:table-cell>
          <table:table-cell table:style-name="ce45" table:formula="of:=([.Q101]-[.$U$9])/[.$U$9]*100" office:value-type="float" office:value="0.208441896821265" calcext:value-type="float">
            <text:p>0.2084418968</text:p>
          </table:table-cell>
          <table:table-cell table:style-name="ce45" table:formula="of:=[.R101]/[.$U$9]+[.Q10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style-name="ce50" office:value-type="float" office:value="38" calcext:value-type="float">
            <text:p>38</text:p>
          </table:table-cell>
          <table:table-cell table:style-name="ce50" table:formula="of:=([.N99]-[.$AB$11])/[.$AB$11]*100" office:value-type="float" office:value="0.78492935635805" calcext:value-type="float">
            <text:p>0.7849293564</text:p>
          </table:table-cell>
          <table:table-cell table:style-name="ce50" table:formula="of:=[.O99]/[.$AB$11]+[.N99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37" calcext:value-type="float">
            <text:p>-37</text:p>
          </table:table-cell>
          <table:table-cell table:style-name="ce50" table:formula="of:=([.Q99]-[.$AE$11])/[.$AE$11]*100" office:value-type="float" office:value="0.601621763013241" calcext:value-type="float">
            <text:p>0.601621763</text:p>
          </table:table-cell>
          <table:table-cell table:style-name="ce50" table:formula="of:=[.R99]/[.$AE$11]+[.Q99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7.8" calcext:value-type="float">
            <text:p>-7.8</text:p>
          </table:table-cell>
          <table:table-cell table:style-name="ce33" table:formula="of:=[.H15]/[.$M$8]" office:value-type="float" office:value="3.81426863292148" calcext:value-type="float">
            <text:p>3.8142686329</text:p>
          </table:table-cell>
          <table:table-cell table:style-name="ce33" table:formula="of:=[.$M$6]/[.$M$8]+[.H15]*[.$O$6]/([.$M$8]*[.$M$8])" office:value-type="float" office:value="0.00213658886994464" calcext:value-type="float">
            <text:p>0.0021365889</text:p>
          </table:table-cell>
          <table:table-cell table:style-name="ce33" office:value-type="float" office:value="7.8" calcext:value-type="float">
            <text:p>7.8</text:p>
          </table:table-cell>
          <table:table-cell table:style-name="ce33" table:formula="of:=[.J15]/[.$M$8]" office:value-type="float" office:value="3.82722200079713" calcext:value-type="float">
            <text:p>3.8272220008</text:p>
          </table:table-cell>
          <table:table-cell table:style-name="ce33" table:formula="of:=[.$M$6]/[.$M$8]+[.J15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1" calcext:value-type="float">
            <text:p>41</text:p>
          </table:table-cell>
          <table:table-cell table:style-name="ce45" table:formula="of:=([.N102]-[.$T$9])/[.$T$9]*100" office:value-type="float" office:value="0.390930414386241" calcext:value-type="float">
            <text:p>0.3909304144</text:p>
          </table:table-cell>
          <table:table-cell table:style-name="ce45" table:formula="of:=[.O102]/[.$T$9]+[.N102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0" calcext:value-type="float">
            <text:p>-40</text:p>
          </table:table-cell>
          <table:table-cell table:style-name="ce45" table:formula="of:=([.Q102]-[.$U$9])/[.$U$9]*100" office:value-type="float" office:value="0.234497133923918" calcext:value-type="float">
            <text:p>0.2344971339</text:p>
          </table:table-cell>
          <table:table-cell table:style-name="ce45" table:formula="of:=[.R102]/[.$U$9]+[.Q102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0" table:formula="of:=([.N100]-[.$AB$11])/[.$AB$11]*100" office:value-type="float" office:value="0.78492935635805" calcext:value-type="float">
            <text:p>0.7849293564</text:p>
          </table:table-cell>
          <table:table-cell table:style-name="ce50" table:formula="of:=[.O100]/[.$AB$11]+[.N100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38" calcext:value-type="float">
            <text:p>-38</text:p>
          </table:table-cell>
          <table:table-cell table:style-name="ce50" table:formula="of:=([.Q100]-[.$AE$11])/[.$AE$11]*100" office:value-type="float" office:value="0.601621763013241" calcext:value-type="float">
            <text:p>0.601621763</text:p>
          </table:table-cell>
          <table:table-cell table:style-name="ce50" table:formula="of:=[.R100]/[.$AE$11]+[.Q100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7.6" calcext:value-type="float">
            <text:p>-7.6</text:p>
          </table:table-cell>
          <table:table-cell table:style-name="ce33" table:formula="of:=[.H16]/[.$M$8]" office:value-type="float" office:value="3.81426863292148" calcext:value-type="float">
            <text:p>3.8142686329</text:p>
          </table:table-cell>
          <table:table-cell table:style-name="ce33" table:formula="of:=[.$M$6]/[.$M$8]+[.H16]*[.$O$6]/([.$M$8]*[.$M$8])" office:value-type="float" office:value="0.00213658886994464" calcext:value-type="float">
            <text:p>0.0021365889</text:p>
          </table:table-cell>
          <table:table-cell table:style-name="ce33" office:value-type="float" office:value="7.6" calcext:value-type="float">
            <text:p>7.6</text:p>
          </table:table-cell>
          <table:table-cell table:style-name="ce33" table:formula="of:=[.J16]/[.$M$8]" office:value-type="float" office:value="3.82722200079713" calcext:value-type="float">
            <text:p>3.8272220008</text:p>
          </table:table-cell>
          <table:table-cell table:style-name="ce33" table:formula="of:=[.$M$6]/[.$M$8]+[.J16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2" calcext:value-type="float">
            <text:p>42</text:p>
          </table:table-cell>
          <table:table-cell table:style-name="ce45" table:formula="of:=([.N103]-[.$T$9])/[.$T$9]*100" office:value-type="float" office:value="0.390930414386241" calcext:value-type="float">
            <text:p>0.3909304144</text:p>
          </table:table-cell>
          <table:table-cell table:style-name="ce45" table:formula="of:=[.O103]/[.$T$9]+[.N103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1" calcext:value-type="float">
            <text:p>-41</text:p>
          </table:table-cell>
          <table:table-cell table:style-name="ce45" table:formula="of:=([.Q103]-[.$U$9])/[.$U$9]*100" office:value-type="float" office:value="0.234497133923918" calcext:value-type="float">
            <text:p>0.2344971339</text:p>
          </table:table-cell>
          <table:table-cell table:style-name="ce45" table:formula="of:=[.R103]/[.$U$9]+[.Q103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0" calcext:value-type="float">
            <text:p>40</text:p>
          </table:table-cell>
          <table:table-cell table:style-name="ce50" table:formula="of:=([.N101]-[.$AB$11])/[.$AB$11]*100" office:value-type="float" office:value="0.78492935635805" calcext:value-type="float">
            <text:p>0.7849293564</text:p>
          </table:table-cell>
          <table:table-cell table:style-name="ce50" table:formula="of:=[.O101]/[.$AB$11]+[.N101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39" calcext:value-type="float">
            <text:p>-39</text:p>
          </table:table-cell>
          <table:table-cell table:style-name="ce50" table:formula="of:=([.Q101]-[.$AE$11])/[.$AE$11]*100" office:value-type="float" office:value="0.601621763013241" calcext:value-type="float">
            <text:p>0.601621763</text:p>
          </table:table-cell>
          <table:table-cell table:style-name="ce50" table:formula="of:=[.R101]/[.$AE$11]+[.Q10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7.4" calcext:value-type="float">
            <text:p>-7.4</text:p>
          </table:table-cell>
          <table:table-cell table:style-name="ce33" table:formula="of:=[.H17]/[.$M$8]" office:value-type="float" office:value="3.81426863292148" calcext:value-type="float">
            <text:p>3.8142686329</text:p>
          </table:table-cell>
          <table:table-cell table:style-name="ce33" table:formula="of:=[.$M$6]/[.$M$8]+[.H17]*[.$O$6]/([.$M$8]*[.$M$8])" office:value-type="float" office:value="0.00213658886994464" calcext:value-type="float">
            <text:p>0.0021365889</text:p>
          </table:table-cell>
          <table:table-cell table:style-name="ce33" office:value-type="float" office:value="7.4" calcext:value-type="float">
            <text:p>7.4</text:p>
          </table:table-cell>
          <table:table-cell table:style-name="ce33" table:formula="of:=[.J17]/[.$M$8]" office:value-type="float" office:value="3.82722200079713" calcext:value-type="float">
            <text:p>3.8272220008</text:p>
          </table:table-cell>
          <table:table-cell table:style-name="ce33" table:formula="of:=[.$M$6]/[.$M$8]+[.J17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3" calcext:value-type="float">
            <text:p>43</text:p>
          </table:table-cell>
          <table:table-cell table:style-name="ce45" table:formula="of:=([.N104]-[.$T$9])/[.$T$9]*100" office:value-type="float" office:value="0.390930414386241" calcext:value-type="float">
            <text:p>0.3909304144</text:p>
          </table:table-cell>
          <table:table-cell table:style-name="ce45" table:formula="of:=[.O104]/[.$T$9]+[.N104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2" calcext:value-type="float">
            <text:p>-42</text:p>
          </table:table-cell>
          <table:table-cell table:style-name="ce45" table:formula="of:=([.Q104]-[.$U$9])/[.$U$9]*100" office:value-type="float" office:value="0.234497133923918" calcext:value-type="float">
            <text:p>0.2344971339</text:p>
          </table:table-cell>
          <table:table-cell table:style-name="ce45" table:formula="of:=[.R104]/[.$U$9]+[.Q104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1" calcext:value-type="float">
            <text:p>41</text:p>
          </table:table-cell>
          <table:table-cell table:style-name="ce50" table:formula="of:=([.N102]-[.$AB$11])/[.$AB$11]*100" office:value-type="float" office:value="0.78492935635805" calcext:value-type="float">
            <text:p>0.7849293564</text:p>
          </table:table-cell>
          <table:table-cell table:style-name="ce50" table:formula="of:=[.O102]/[.$AB$11]+[.N102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0" calcext:value-type="float">
            <text:p>-40</text:p>
          </table:table-cell>
          <table:table-cell table:style-name="ce50" table:formula="of:=([.Q102]-[.$AE$11])/[.$AE$11]*100" office:value-type="float" office:value="0.627779230970338" calcext:value-type="float">
            <text:p>0.627779231</text:p>
          </table:table-cell>
          <table:table-cell table:style-name="ce50" table:formula="of:=[.R102]/[.$AE$11]+[.Q102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7.2" calcext:value-type="float">
            <text:p>-7.2</text:p>
          </table:table-cell>
          <table:table-cell table:style-name="ce33" table:formula="of:=[.H18]/[.$M$8]" office:value-type="float" office:value="3.81426863292148" calcext:value-type="float">
            <text:p>3.8142686329</text:p>
          </table:table-cell>
          <table:table-cell table:style-name="ce33" table:formula="of:=[.$M$6]/[.$M$8]+[.H18]*[.$O$6]/([.$M$8]*[.$M$8])" office:value-type="float" office:value="0.00213658886994464" calcext:value-type="float">
            <text:p>0.0021365889</text:p>
          </table:table-cell>
          <table:table-cell table:style-name="ce33" office:value-type="float" office:value="7.2" calcext:value-type="float">
            <text:p>7.2</text:p>
          </table:table-cell>
          <table:table-cell table:style-name="ce33" table:formula="of:=[.J18]/[.$M$8]" office:value-type="float" office:value="3.82722200079713" calcext:value-type="float">
            <text:p>3.8272220008</text:p>
          </table:table-cell>
          <table:table-cell table:style-name="ce33" table:formula="of:=[.$M$6]/[.$M$8]+[.J1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4" calcext:value-type="float">
            <text:p>44</text:p>
          </table:table-cell>
          <table:table-cell table:style-name="ce45" table:formula="of:=([.N105]-[.$T$9])/[.$T$9]*100" office:value-type="float" office:value="0.390930414386241" calcext:value-type="float">
            <text:p>0.3909304144</text:p>
          </table:table-cell>
          <table:table-cell table:style-name="ce45" table:formula="of:=[.O105]/[.$T$9]+[.N105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3" calcext:value-type="float">
            <text:p>-43</text:p>
          </table:table-cell>
          <table:table-cell table:style-name="ce45" table:formula="of:=([.Q105]-[.$U$9])/[.$U$9]*100" office:value-type="float" office:value="0.234497133923918" calcext:value-type="float">
            <text:p>0.2344971339</text:p>
          </table:table-cell>
          <table:table-cell table:style-name="ce45" table:formula="of:=[.R105]/[.$U$9]+[.Q105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2" calcext:value-type="float">
            <text:p>42</text:p>
          </table:table-cell>
          <table:table-cell table:style-name="ce50" table:formula="of:=([.N103]-[.$AB$11])/[.$AB$11]*100" office:value-type="float" office:value="0.78492935635805" calcext:value-type="float">
            <text:p>0.7849293564</text:p>
          </table:table-cell>
          <table:table-cell table:style-name="ce50" table:formula="of:=[.O103]/[.$AB$11]+[.N103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1" calcext:value-type="float">
            <text:p>-41</text:p>
          </table:table-cell>
          <table:table-cell table:style-name="ce50" table:formula="of:=([.Q103]-[.$AE$11])/[.$AE$11]*100" office:value-type="float" office:value="0.627779230970338" calcext:value-type="float">
            <text:p>0.627779231</text:p>
          </table:table-cell>
          <table:table-cell table:style-name="ce50" table:formula="of:=[.R103]/[.$AE$11]+[.Q103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7" calcext:value-type="float">
            <text:p>-7</text:p>
          </table:table-cell>
          <table:table-cell table:style-name="ce33" table:formula="of:=[.H19]/[.$M$8]" office:value-type="float" office:value="3.81327222000797" calcext:value-type="float">
            <text:p>3.81327222</text:p>
          </table:table-cell>
          <table:table-cell table:style-name="ce33" table:formula="of:=[.$M$6]/[.$M$8]+[.H19]*[.$O$6]/([.$M$8]*[.$M$8])" office:value-type="float" office:value="0.00213629101833638" calcext:value-type="float">
            <text:p>0.002136291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formula="of:=[.J19]/[.$M$8]" office:value-type="float" office:value="3.82722200079713" calcext:value-type="float">
            <text:p>3.8272220008</text:p>
          </table:table-cell>
          <table:table-cell table:style-name="ce33" table:formula="of:=[.$M$6]/[.$M$8]+[.J19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5" calcext:value-type="float">
            <text:p>45</text:p>
          </table:table-cell>
          <table:table-cell table:style-name="ce45" table:formula="of:=([.N106]-[.$T$9])/[.$T$9]*100" office:value-type="float" office:value="0.390930414386241" calcext:value-type="float">
            <text:p>0.3909304144</text:p>
          </table:table-cell>
          <table:table-cell table:style-name="ce45" table:formula="of:=[.O106]/[.$T$9]+[.N106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4" calcext:value-type="float">
            <text:p>-44</text:p>
          </table:table-cell>
          <table:table-cell table:style-name="ce45" table:formula="of:=([.Q106]-[.$U$9])/[.$U$9]*100" office:value-type="float" office:value="0.234497133923918" calcext:value-type="float">
            <text:p>0.2344971339</text:p>
          </table:table-cell>
          <table:table-cell table:style-name="ce45" table:formula="of:=[.R106]/[.$U$9]+[.Q106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3" calcext:value-type="float">
            <text:p>43</text:p>
          </table:table-cell>
          <table:table-cell table:style-name="ce50" table:formula="of:=([.N104]-[.$AB$11])/[.$AB$11]*100" office:value-type="float" office:value="0.78492935635805" calcext:value-type="float">
            <text:p>0.7849293564</text:p>
          </table:table-cell>
          <table:table-cell table:style-name="ce50" table:formula="of:=[.O104]/[.$AB$11]+[.N104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2" calcext:value-type="float">
            <text:p>-42</text:p>
          </table:table-cell>
          <table:table-cell table:style-name="ce50" table:formula="of:=([.Q104]-[.$AE$11])/[.$AE$11]*100" office:value-type="float" office:value="0.627779230970338" calcext:value-type="float">
            <text:p>0.627779231</text:p>
          </table:table-cell>
          <table:table-cell table:style-name="ce50" table:formula="of:=[.R104]/[.$AE$11]+[.Q104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6.8" calcext:value-type="float">
            <text:p>-6.8</text:p>
          </table:table-cell>
          <table:table-cell table:style-name="ce33" table:formula="of:=[.H20]/[.$M$8]" office:value-type="float" office:value="3.81327222000797" calcext:value-type="float">
            <text:p>3.81327222</text:p>
          </table:table-cell>
          <table:table-cell table:style-name="ce33" table:formula="of:=[.$M$6]/[.$M$8]+[.H20]*[.$O$6]/([.$M$8]*[.$M$8])" office:value-type="float" office:value="0.00213629101833638" calcext:value-type="float">
            <text:p>0.002136291</text:p>
          </table:table-cell>
          <table:table-cell table:style-name="ce33" office:value-type="float" office:value="6.8" calcext:value-type="float">
            <text:p>6.8</text:p>
          </table:table-cell>
          <table:table-cell table:style-name="ce33" table:formula="of:=[.J20]/[.$M$8]" office:value-type="float" office:value="3.82722200079713" calcext:value-type="float">
            <text:p>3.8272220008</text:p>
          </table:table-cell>
          <table:table-cell table:style-name="ce33" table:formula="of:=[.$M$6]/[.$M$8]+[.J20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6" calcext:value-type="float">
            <text:p>46</text:p>
          </table:table-cell>
          <table:table-cell table:style-name="ce45" table:formula="of:=([.N107]-[.$T$9])/[.$T$9]*100" office:value-type="float" office:value="0.390930414386241" calcext:value-type="float">
            <text:p>0.3909304144</text:p>
          </table:table-cell>
          <table:table-cell table:style-name="ce45" table:formula="of:=[.O107]/[.$T$9]+[.N107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5" calcext:value-type="float">
            <text:p>-45</text:p>
          </table:table-cell>
          <table:table-cell table:style-name="ce45" table:formula="of:=([.Q107]-[.$U$9])/[.$U$9]*100" office:value-type="float" office:value="0.234497133923918" calcext:value-type="float">
            <text:p>0.2344971339</text:p>
          </table:table-cell>
          <table:table-cell table:style-name="ce45" table:formula="of:=[.R107]/[.$U$9]+[.Q107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4" calcext:value-type="float">
            <text:p>44</text:p>
          </table:table-cell>
          <table:table-cell table:style-name="ce50" table:formula="of:=([.N105]-[.$AB$11])/[.$AB$11]*100" office:value-type="float" office:value="0.78492935635805" calcext:value-type="float">
            <text:p>0.7849293564</text:p>
          </table:table-cell>
          <table:table-cell table:style-name="ce50" table:formula="of:=[.O105]/[.$AB$11]+[.N105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3" calcext:value-type="float">
            <text:p>-43</text:p>
          </table:table-cell>
          <table:table-cell table:style-name="ce50" table:formula="of:=([.Q105]-[.$AE$11])/[.$AE$11]*100" office:value-type="float" office:value="0.627779230970338" calcext:value-type="float">
            <text:p>0.627779231</text:p>
          </table:table-cell>
          <table:table-cell table:style-name="ce50" table:formula="of:=[.R105]/[.$AE$11]+[.Q105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6.6" calcext:value-type="float">
            <text:p>-6.6</text:p>
          </table:table-cell>
          <table:table-cell table:style-name="ce33" table:formula="of:=[.H21]/[.$M$8]" office:value-type="float" office:value="3.81327222000797" calcext:value-type="float">
            <text:p>3.81327222</text:p>
          </table:table-cell>
          <table:table-cell table:style-name="ce33" table:formula="of:=[.$M$6]/[.$M$8]+[.H21]*[.$O$6]/([.$M$8]*[.$M$8])" office:value-type="float" office:value="0.00213629101833638" calcext:value-type="float">
            <text:p>0.002136291</text:p>
          </table:table-cell>
          <table:table-cell table:style-name="ce33" office:value-type="float" office:value="6.6" calcext:value-type="float">
            <text:p>6.6</text:p>
          </table:table-cell>
          <table:table-cell table:style-name="ce33" table:formula="of:=[.J21]/[.$M$8]" office:value-type="float" office:value="3.82722200079713" calcext:value-type="float">
            <text:p>3.8272220008</text:p>
          </table:table-cell>
          <table:table-cell table:style-name="ce33" table:formula="of:=[.$M$6]/[.$M$8]+[.J21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7" calcext:value-type="float">
            <text:p>47</text:p>
          </table:table-cell>
          <table:table-cell table:style-name="ce45" table:formula="of:=([.N108]-[.$T$9])/[.$T$9]*100" office:value-type="float" office:value="0.390930414386241" calcext:value-type="float">
            <text:p>0.3909304144</text:p>
          </table:table-cell>
          <table:table-cell table:style-name="ce45" table:formula="of:=[.O108]/[.$T$9]+[.N108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6" calcext:value-type="float">
            <text:p>-46</text:p>
          </table:table-cell>
          <table:table-cell table:style-name="ce45" table:formula="of:=([.Q108]-[.$U$9])/[.$U$9]*100" office:value-type="float" office:value="0.234497133923918" calcext:value-type="float">
            <text:p>0.2344971339</text:p>
          </table:table-cell>
          <table:table-cell table:style-name="ce45" table:formula="of:=[.R108]/[.$U$9]+[.Q108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0" table:formula="of:=([.N106]-[.$AB$11])/[.$AB$11]*100" office:value-type="float" office:value="0.78492935635805" calcext:value-type="float">
            <text:p>0.7849293564</text:p>
          </table:table-cell>
          <table:table-cell table:style-name="ce50" table:formula="of:=[.O106]/[.$AB$11]+[.N106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4" calcext:value-type="float">
            <text:p>-44</text:p>
          </table:table-cell>
          <table:table-cell table:style-name="ce50" table:formula="of:=([.Q106]-[.$AE$11])/[.$AE$11]*100" office:value-type="float" office:value="0.627779230970338" calcext:value-type="float">
            <text:p>0.627779231</text:p>
          </table:table-cell>
          <table:table-cell table:style-name="ce50" table:formula="of:=[.R106]/[.$AE$11]+[.Q106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6.4" calcext:value-type="float">
            <text:p>-6.4</text:p>
          </table:table-cell>
          <table:table-cell table:style-name="ce33" table:formula="of:=[.H22]/[.$M$8]" office:value-type="float" office:value="3.81327222000797" calcext:value-type="float">
            <text:p>3.81327222</text:p>
          </table:table-cell>
          <table:table-cell table:style-name="ce33" table:formula="of:=[.$M$6]/[.$M$8]+[.H22]*[.$O$6]/([.$M$8]*[.$M$8])" office:value-type="float" office:value="0.00213629101833638" calcext:value-type="float">
            <text:p>0.002136291</text:p>
          </table:table-cell>
          <table:table-cell table:style-name="ce33" office:value-type="float" office:value="6.4" calcext:value-type="float">
            <text:p>6.4</text:p>
          </table:table-cell>
          <table:table-cell table:style-name="ce33" table:formula="of:=[.J22]/[.$M$8]" office:value-type="float" office:value="3.82722200079713" calcext:value-type="float">
            <text:p>3.8272220008</text:p>
          </table:table-cell>
          <table:table-cell table:style-name="ce33" table:formula="of:=[.$M$6]/[.$M$8]+[.J22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8" calcext:value-type="float">
            <text:p>48</text:p>
          </table:table-cell>
          <table:table-cell table:style-name="ce45" table:formula="of:=([.N109]-[.$T$9])/[.$T$9]*100" office:value-type="float" office:value="0.390930414386241" calcext:value-type="float">
            <text:p>0.3909304144</text:p>
          </table:table-cell>
          <table:table-cell table:style-name="ce45" table:formula="of:=[.O109]/[.$T$9]+[.N109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7" calcext:value-type="float">
            <text:p>-47</text:p>
          </table:table-cell>
          <table:table-cell table:style-name="ce45" table:formula="of:=([.Q109]-[.$U$9])/[.$U$9]*100" office:value-type="float" office:value="0.234497133923918" calcext:value-type="float">
            <text:p>0.2344971339</text:p>
          </table:table-cell>
          <table:table-cell table:style-name="ce45" table:formula="of:=[.R109]/[.$U$9]+[.Q109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0" table:formula="of:=([.N107]-[.$AB$11])/[.$AB$11]*100" office:value-type="float" office:value="0.78492935635805" calcext:value-type="float">
            <text:p>0.7849293564</text:p>
          </table:table-cell>
          <table:table-cell table:style-name="ce50" table:formula="of:=[.O107]/[.$AB$11]+[.N107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table:formula="of:=([.Q107]-[.$AE$11])/[.$AE$11]*100" office:value-type="float" office:value="0.627779230970338" calcext:value-type="float">
            <text:p>0.627779231</text:p>
          </table:table-cell>
          <table:table-cell table:style-name="ce50" table:formula="of:=[.R107]/[.$AE$11]+[.Q107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6.2" calcext:value-type="float">
            <text:p>-6.2</text:p>
          </table:table-cell>
          <table:table-cell table:style-name="ce33" table:formula="of:=[.H23]/[.$M$8]" office:value-type="float" office:value="3.81327222000797" calcext:value-type="float">
            <text:p>3.81327222</text:p>
          </table:table-cell>
          <table:table-cell table:style-name="ce33" table:formula="of:=[.$M$6]/[.$M$8]+[.H23]*[.$O$6]/([.$M$8]*[.$M$8])" office:value-type="float" office:value="0.00213629101833638" calcext:value-type="float">
            <text:p>0.002136291</text:p>
          </table:table-cell>
          <table:table-cell table:style-name="ce33" office:value-type="float" office:value="6.2" calcext:value-type="float">
            <text:p>6.2</text:p>
          </table:table-cell>
          <table:table-cell table:style-name="ce33" table:formula="of:=[.J23]/[.$M$8]" office:value-type="float" office:value="3.82722200079713" calcext:value-type="float">
            <text:p>3.8272220008</text:p>
          </table:table-cell>
          <table:table-cell table:style-name="ce33" table:formula="of:=[.$M$6]/[.$M$8]+[.J23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49" calcext:value-type="float">
            <text:p>49</text:p>
          </table:table-cell>
          <table:table-cell table:style-name="ce45" table:formula="of:=([.N110]-[.$T$9])/[.$T$9]*100" office:value-type="float" office:value="0.390930414386241" calcext:value-type="float">
            <text:p>0.3909304144</text:p>
          </table:table-cell>
          <table:table-cell table:style-name="ce45" table:formula="of:=[.O110]/[.$T$9]+[.N110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8" calcext:value-type="float">
            <text:p>-48</text:p>
          </table:table-cell>
          <table:table-cell table:style-name="ce45" table:formula="of:=([.Q110]-[.$U$9])/[.$U$9]*100" office:value-type="float" office:value="0.234497133923918" calcext:value-type="float">
            <text:p>0.2344971339</text:p>
          </table:table-cell>
          <table:table-cell table:style-name="ce45" table:formula="of:=[.R110]/[.$U$9]+[.Q110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7" calcext:value-type="float">
            <text:p>47</text:p>
          </table:table-cell>
          <table:table-cell table:style-name="ce50" table:formula="of:=([.N108]-[.$AB$11])/[.$AB$11]*100" office:value-type="float" office:value="0.78492935635805" calcext:value-type="float">
            <text:p>0.7849293564</text:p>
          </table:table-cell>
          <table:table-cell table:style-name="ce50" table:formula="of:=[.O108]/[.$AB$11]+[.N108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6" calcext:value-type="float">
            <text:p>-46</text:p>
          </table:table-cell>
          <table:table-cell table:style-name="ce50" table:formula="of:=([.Q108]-[.$AE$11])/[.$AE$11]*100" office:value-type="float" office:value="0.627779230970338" calcext:value-type="float">
            <text:p>0.627779231</text:p>
          </table:table-cell>
          <table:table-cell table:style-name="ce50" table:formula="of:=[.R108]/[.$AE$11]+[.Q108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6" calcext:value-type="float">
            <text:p>-6</text:p>
          </table:table-cell>
          <table:table-cell table:style-name="ce33" table:formula="of:=[.H24]/[.$M$8]" office:value-type="float" office:value="3.81227580709446" calcext:value-type="float">
            <text:p>3.8122758071</text:p>
          </table:table-cell>
          <table:table-cell table:style-name="ce33" table:formula="of:=[.$M$6]/[.$M$8]+[.H24]*[.$O$6]/([.$M$8]*[.$M$8])" office:value-type="float" office:value="0.00213599316672812" calcext:value-type="float">
            <text:p>0.0021359932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formula="of:=[.J24]/[.$M$8]" office:value-type="float" office:value="3.82722200079713" calcext:value-type="float">
            <text:p>3.8272220008</text:p>
          </table:table-cell>
          <table:table-cell table:style-name="ce33" table:formula="of:=[.$M$6]/[.$M$8]+[.J24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50" calcext:value-type="float">
            <text:p>50</text:p>
          </table:table-cell>
          <table:table-cell table:style-name="ce45" table:formula="of:=([.N111]-[.$T$9])/[.$T$9]*100" office:value-type="float" office:value="0.390930414386241" calcext:value-type="float">
            <text:p>0.3909304144</text:p>
          </table:table-cell>
          <table:table-cell table:style-name="ce45" table:formula="of:=[.O111]/[.$T$9]+[.N111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49" calcext:value-type="float">
            <text:p>-49</text:p>
          </table:table-cell>
          <table:table-cell table:style-name="ce45" table:formula="of:=([.Q111]-[.$U$9])/[.$U$9]*100" office:value-type="float" office:value="0.234497133923918" calcext:value-type="float">
            <text:p>0.2344971339</text:p>
          </table:table-cell>
          <table:table-cell table:style-name="ce45" table:formula="of:=[.R111]/[.$U$9]+[.Q111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8" calcext:value-type="float">
            <text:p>48</text:p>
          </table:table-cell>
          <table:table-cell table:style-name="ce50" table:formula="of:=([.N109]-[.$AB$11])/[.$AB$11]*100" office:value-type="float" office:value="0.78492935635805" calcext:value-type="float">
            <text:p>0.7849293564</text:p>
          </table:table-cell>
          <table:table-cell table:style-name="ce50" table:formula="of:=[.O109]/[.$AB$11]+[.N109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7" calcext:value-type="float">
            <text:p>-47</text:p>
          </table:table-cell>
          <table:table-cell table:style-name="ce50" table:formula="of:=([.Q109]-[.$AE$11])/[.$AE$11]*100" office:value-type="float" office:value="0.627779230970338" calcext:value-type="float">
            <text:p>0.627779231</text:p>
          </table:table-cell>
          <table:table-cell table:style-name="ce50" table:formula="of:=[.R109]/[.$AE$11]+[.Q109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5.8" calcext:value-type="float">
            <text:p>-5.8</text:p>
          </table:table-cell>
          <table:table-cell table:style-name="ce33" table:formula="of:=[.H25]/[.$M$8]" office:value-type="float" office:value="3.81227580709446" calcext:value-type="float">
            <text:p>3.8122758071</text:p>
          </table:table-cell>
          <table:table-cell table:style-name="ce33" table:formula="of:=[.$M$6]/[.$M$8]+[.H25]*[.$O$6]/([.$M$8]*[.$M$8])" office:value-type="float" office:value="0.00213599316672812" calcext:value-type="float">
            <text:p>0.0021359932</text:p>
          </table:table-cell>
          <table:table-cell table:style-name="ce33" office:value-type="float" office:value="5.8" calcext:value-type="float">
            <text:p>5.8</text:p>
          </table:table-cell>
          <table:table-cell table:style-name="ce33" table:formula="of:=[.J25]/[.$M$8]" office:value-type="float" office:value="3.82722200079713" calcext:value-type="float">
            <text:p>3.8272220008</text:p>
          </table:table-cell>
          <table:table-cell table:style-name="ce33" table:formula="of:=[.$M$6]/[.$M$8]+[.J25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/>
          <table:table-cell table:style-name="ce45" office:value-type="float" office:value="51" calcext:value-type="float">
            <text:p>51</text:p>
          </table:table-cell>
          <table:table-cell table:style-name="ce45" table:formula="of:=([.N112]-[.$T$9])/[.$T$9]*100" office:value-type="float" office:value="0.390930414386241" calcext:value-type="float">
            <text:p>0.3909304144</text:p>
          </table:table-cell>
          <table:table-cell table:style-name="ce45" table:formula="of:=[.O112]/[.$T$9]+[.N112]*[.$T$18]/([.$T$9]*[.$T$9])*100" office:value-type="float" office:value="0.0567338705922889" calcext:value-type="float">
            <text:p>0.0567338706</text:p>
          </table:table-cell>
          <table:table-cell table:style-name="ce45" office:value-type="float" office:value="-50" calcext:value-type="float">
            <text:p>-50</text:p>
          </table:table-cell>
          <table:table-cell table:style-name="ce45" table:formula="of:=([.Q112]-[.$U$9])/[.$U$9]*100" office:value-type="float" office:value="0.234497133923918" calcext:value-type="float">
            <text:p>0.2344971339</text:p>
          </table:table-cell>
          <table:table-cell table:style-name="ce45" table:formula="of:=[.R112]/[.$U$9]+[.Q112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0" table:formula="of:=([.N110]-[.$AB$11])/[.$AB$11]*100" office:value-type="float" office:value="0.78492935635805" calcext:value-type="float">
            <text:p>0.7849293564</text:p>
          </table:table-cell>
          <table:table-cell table:style-name="ce50" table:formula="of:=[.O110]/[.$AB$11]+[.N110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8" calcext:value-type="float">
            <text:p>-48</text:p>
          </table:table-cell>
          <table:table-cell table:style-name="ce50" table:formula="of:=([.Q110]-[.$AE$11])/[.$AE$11]*100" office:value-type="float" office:value="0.627779230970338" calcext:value-type="float">
            <text:p>0.627779231</text:p>
          </table:table-cell>
          <table:table-cell table:style-name="ce50" table:formula="of:=[.R110]/[.$AE$11]+[.Q110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5.6" calcext:value-type="float">
            <text:p>-5.6</text:p>
          </table:table-cell>
          <table:table-cell table:style-name="ce33" table:formula="of:=[.H26]/[.$M$8]" office:value-type="float" office:value="3.81227580709446" calcext:value-type="float">
            <text:p>3.8122758071</text:p>
          </table:table-cell>
          <table:table-cell table:style-name="ce33" table:formula="of:=[.$M$6]/[.$M$8]+[.H26]*[.$O$6]/([.$M$8]*[.$M$8])" office:value-type="float" office:value="0.00213599316672812" calcext:value-type="float">
            <text:p>0.0021359932</text:p>
          </table:table-cell>
          <table:table-cell table:style-name="ce33" office:value-type="float" office:value="5.6" calcext:value-type="float">
            <text:p>5.6</text:p>
          </table:table-cell>
          <table:table-cell table:style-name="ce33" table:formula="of:=[.J26]/[.$M$8]" office:value-type="float" office:value="3.82722200079713" calcext:value-type="float">
            <text:p>3.8272220008</text:p>
          </table:table-cell>
          <table:table-cell table:style-name="ce33" table:formula="of:=[.$M$6]/[.$M$8]+[.J26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0" table:formula="of:=([.N111]-[.$AB$11])/[.$AB$11]*100" office:value-type="float" office:value="0.78492935635805" calcext:value-type="float">
            <text:p>0.7849293564</text:p>
          </table:table-cell>
          <table:table-cell table:style-name="ce50" table:formula="of:=[.O111]/[.$AB$11]+[.N111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49" calcext:value-type="float">
            <text:p>-49</text:p>
          </table:table-cell>
          <table:table-cell table:style-name="ce50" table:formula="of:=([.Q111]-[.$AE$11])/[.$AE$11]*100" office:value-type="float" office:value="0.627779230970338" calcext:value-type="float">
            <text:p>0.627779231</text:p>
          </table:table-cell>
          <table:table-cell table:style-name="ce50" table:formula="of:=[.R111]/[.$AE$11]+[.Q111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5.4" calcext:value-type="float">
            <text:p>-5.4</text:p>
          </table:table-cell>
          <table:table-cell table:style-name="ce33" table:formula="of:=[.H27]/[.$M$8]" office:value-type="float" office:value="3.81227580709446" calcext:value-type="float">
            <text:p>3.8122758071</text:p>
          </table:table-cell>
          <table:table-cell table:style-name="ce33" table:formula="of:=[.$M$6]/[.$M$8]+[.H27]*[.$O$6]/([.$M$8]*[.$M$8])" office:value-type="float" office:value="0.00213599316672812" calcext:value-type="float">
            <text:p>0.0021359932</text:p>
          </table:table-cell>
          <table:table-cell table:style-name="ce33" office:value-type="float" office:value="5.4" calcext:value-type="float">
            <text:p>5.4</text:p>
          </table:table-cell>
          <table:table-cell table:style-name="ce33" table:formula="of:=[.J27]/[.$M$8]" office:value-type="float" office:value="3.82722200079713" calcext:value-type="float">
            <text:p>3.8272220008</text:p>
          </table:table-cell>
          <table:table-cell table:style-name="ce33" table:formula="of:=[.$M$6]/[.$M$8]+[.J27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50" office:value-type="float" office:value="51" calcext:value-type="float">
            <text:p>51</text:p>
          </table:table-cell>
          <table:table-cell table:style-name="ce50" table:formula="of:=([.N112]-[.$AB$11])/[.$AB$11]*100" office:value-type="float" office:value="0.78492935635805" calcext:value-type="float">
            <text:p>0.7849293564</text:p>
          </table:table-cell>
          <table:table-cell table:style-name="ce50" table:formula="of:=[.O112]/[.$AB$11]+[.N112]*[.$AC$11]/([.$AB$11]*[.$AB$11])*100" office:value-type="float" office:value="0.0570596181069033" calcext:value-type="float">
            <text:p>0.0570596181</text:p>
          </table:table-cell>
          <table:table-cell table:style-name="ce50" office:value-type="float" office:value="-50" calcext:value-type="float">
            <text:p>-50</text:p>
          </table:table-cell>
          <table:table-cell table:style-name="ce50" table:formula="of:=([.Q112]-[.$AE$11])/[.$AE$11]*100" office:value-type="float" office:value="0.627779230970338" calcext:value-type="float">
            <text:p>0.627779231</text:p>
          </table:table-cell>
          <table:table-cell table:style-name="ce50" table:formula="of:=[.R112]/[.$AE$11]+[.Q112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5.2" calcext:value-type="float">
            <text:p>-5.2</text:p>
          </table:table-cell>
          <table:table-cell table:style-name="ce33" table:formula="of:=[.H28]/[.$M$8]" office:value-type="float" office:value="3.81227580709446" calcext:value-type="float">
            <text:p>3.8122758071</text:p>
          </table:table-cell>
          <table:table-cell table:style-name="ce33" table:formula="of:=[.$M$6]/[.$M$8]+[.H28]*[.$O$6]/([.$M$8]*[.$M$8])" office:value-type="float" office:value="0.00213599316672812" calcext:value-type="float">
            <text:p>0.0021359932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table:formula="of:=[.J28]/[.$M$8]" office:value-type="float" office:value="3.82722200079713" calcext:value-type="float">
            <text:p>3.8272220008</text:p>
          </table:table-cell>
          <table:table-cell table:style-name="ce33" table:formula="of:=[.$M$6]/[.$M$8]+[.J2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table:style-name="ce38"/>
          <table:table-cell table:style-name="Default" table:number-columns-repeated="7"/>
          <table:table-cell table:number-columns-repeated="2"/>
          <table:table-cell table:style-name="ce1" office:value-type="string" calcext:value-type="string" table:number-columns-spanned="12" table:number-rows-spanned="1">
            <text:p>Dados Brutos Magnete Externo Face B – Tabela 13.1</text:p>
          </table:table-cell>
          <table:covered-table-cell table:number-columns-repeated="11" table:style-name="ce2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5" calcext:value-type="float">
            <text:p>-5</text:p>
          </table:table-cell>
          <table:table-cell table:style-name="ce33" table:formula="of:=[.H29]/[.$M$8]" office:value-type="float" office:value="3.81127939418095" calcext:value-type="float">
            <text:p>3.8112793942</text:p>
          </table:table-cell>
          <table:table-cell table:style-name="ce33" table:formula="of:=[.$M$6]/[.$M$8]+[.H29]*[.$O$6]/([.$M$8]*[.$M$8])" office:value-type="float" office:value="0.00213569531511985" calcext:value-type="float">
            <text:p>0.002135695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[.J29]/[.$M$8]" office:value-type="float" office:value="3.82622558788362" calcext:value-type="float">
            <text:p>3.8262255879</text:p>
          </table:table-cell>
          <table:table-cell table:style-name="ce33" table:formula="of:=[.$M$6]/[.$M$8]+[.J29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table:style-name="ce39" office:value-type="string" calcext:value-type="string" table:number-columns-spanned="8" table:number-rows-spanned="1">
            <text:p>Dados Brutos Magnete Externo Face B – Tabela 13</text:p>
          </table:table-cell>
          <table:covered-table-cell table:number-columns-repeated="7"/>
          <table:table-cell table:number-columns-repeated="2"/>
          <table:table-cell table:style-name="ce2" office:value-type="string" calcext:value-type="string">
            <text:p><text:s/>→ <text:s/></text:p>
          </table:table-cell>
          <table:table-cell table:style-name="ce2" table:number-columns-repeated="2"/>
          <table:table-cell table:style-name="ce2" office:value-type="string" calcext:value-type="string">
            <text:p><text:s/>→ <text:s/></text:p>
          </table:table-cell>
          <table:table-cell table:style-name="ce2" table:number-columns-repeated="2"/>
          <table:table-cell table:style-name="ce2" office:value-type="string" calcext:value-type="string">
            <text:p><text:s/>→ <text:s/></text:p>
          </table:table-cell>
          <table:table-cell table:style-name="ce2" table:number-columns-repeated="2"/>
          <table:table-cell table:style-name="ce2" office:value-type="string" calcext:value-type="string">
            <text:p>←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4.8" calcext:value-type="float">
            <text:p>-4.8</text:p>
          </table:table-cell>
          <table:table-cell table:style-name="ce33" table:formula="of:=[.H30]/[.$M$8]" office:value-type="float" office:value="3.81227580709446" calcext:value-type="float">
            <text:p>3.8122758071</text:p>
          </table:table-cell>
          <table:table-cell table:style-name="ce33" table:formula="of:=[.$M$6]/[.$M$8]+[.H30]*[.$O$6]/([.$M$8]*[.$M$8])" office:value-type="float" office:value="0.00213599316672812" calcext:value-type="float">
            <text:p>0.0021359932</text:p>
          </table:table-cell>
          <table:table-cell table:style-name="ce33" office:value-type="float" office:value="4.8" calcext:value-type="float">
            <text:p>4.8</text:p>
          </table:table-cell>
          <table:table-cell table:style-name="ce33" table:formula="of:=[.J30]/[.$M$8]" office:value-type="float" office:value="3.82622558788362" calcext:value-type="float">
            <text:p>3.8262255879</text:p>
          </table:table-cell>
          <table:table-cell table:style-name="ce33" table:formula="of:=[.$M$6]/[.$M$8]+[.J30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3"/>
          <table:table-cell table:style-name="ce2" office:value-type="string" calcext:value-type="string">
            <text:p>D=0</text:p>
          </table:table-cell>
          <table:table-cell table:style-name="ce2" table:number-columns-repeated="2"/>
          <table:table-cell table:style-name="ce2" office:value-type="string" calcext:value-type="string">
            <text:p>D=2</text:p>
          </table:table-cell>
          <table:table-cell table:style-name="ce2" table:number-columns-repeated="2"/>
          <table:table-cell table:style-name="ce2" office:value-type="string" calcext:value-type="string">
            <text:p>D=3</text:p>
          </table:table-cell>
          <table:table-cell table:style-name="ce2" table:number-columns-repeated="2"/>
          <table:table-cell table:style-name="ce2" office:value-type="string" calcext:value-type="string">
            <text:p>D=4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4.6" calcext:value-type="float">
            <text:p>-4.6</text:p>
          </table:table-cell>
          <table:table-cell table:style-name="ce33" table:formula="of:=[.H31]/[.$M$8]" office:value-type="float" office:value="3.81127939418095" calcext:value-type="float">
            <text:p>3.8112793942</text:p>
          </table:table-cell>
          <table:table-cell table:style-name="ce33" table:formula="of:=[.$M$6]/[.$M$8]+[.H31]*[.$O$6]/([.$M$8]*[.$M$8])" office:value-type="float" office:value="0.00213569531511985" calcext:value-type="float">
            <text:p>0.0021356953</text:p>
          </table:table-cell>
          <table:table-cell table:style-name="ce33" office:value-type="float" office:value="4.6" calcext:value-type="float">
            <text:p>4.6</text:p>
          </table:table-cell>
          <table:table-cell table:style-name="ce33" table:formula="of:=[.J31]/[.$M$8]" office:value-type="float" office:value="3.82622558788362" calcext:value-type="float">
            <text:p>3.8262255879</text:p>
          </table:table-cell>
          <table:table-cell table:style-name="ce33" table:formula="of:=[.$M$6]/[.$M$8]+[.J31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2"/>
          <table:table-cell table:style-name="ce2" office:value-type="string" calcext:value-type="string">
            <text:p>H(Oe)</text:p>
          </table:table-cell>
          <table:table-cell table:style-name="ce2" office:value-type="string" calcext:value-type="string">
            <text:p>R(ohm)</text:p>
          </table:table-cell>
          <table:table-cell table:style-name="ce2" office:value-type="string" calcext:value-type="string">
            <text:p>eR(ohm)</text:p>
          </table:table-cell>
          <table:table-cell table:style-name="ce2" office:value-type="string" calcext:value-type="string">
            <text:p>H(Oe)</text:p>
          </table:table-cell>
          <table:table-cell table:style-name="ce2" office:value-type="string" calcext:value-type="string">
            <text:p>R(ohm)</text:p>
          </table:table-cell>
          <table:table-cell table:style-name="ce2" office:value-type="string" calcext:value-type="string">
            <text:p>eR(ohm)</text:p>
          </table:table-cell>
          <table:table-cell table:style-name="ce2" office:value-type="string" calcext:value-type="string">
            <text:p>H(Oe)</text:p>
          </table:table-cell>
          <table:table-cell table:style-name="ce2" office:value-type="string" calcext:value-type="string">
            <text:p>R(ohm)</text:p>
          </table:table-cell>
          <table:table-cell table:style-name="ce2" office:value-type="string" calcext:value-type="string">
            <text:p>eR(ohm)</text:p>
          </table:table-cell>
          <table:table-cell table:style-name="ce2" office:value-type="string" calcext:value-type="string">
            <text:p>H(Oe)</text:p>
          </table:table-cell>
          <table:table-cell table:style-name="ce2" office:value-type="string" calcext:value-type="string">
            <text:p>R(ohm)</text:p>
          </table:table-cell>
          <table:table-cell table:style-name="ce2" office:value-type="string" calcext:value-type="string">
            <text:p>eR(ohm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4.4" calcext:value-type="float">
            <text:p>-4.4</text:p>
          </table:table-cell>
          <table:table-cell table:style-name="ce33" table:formula="of:=[.H32]/[.$M$8]" office:value-type="float" office:value="3.81127939418095" calcext:value-type="float">
            <text:p>3.8112793942</text:p>
          </table:table-cell>
          <table:table-cell table:style-name="ce33" table:formula="of:=[.$M$6]/[.$M$8]+[.H32]*[.$O$6]/([.$M$8]*[.$M$8])" office:value-type="float" office:value="0.00213569531511985" calcext:value-type="float">
            <text:p>0.0021356953</text:p>
          </table:table-cell>
          <table:table-cell table:style-name="ce33" office:value-type="float" office:value="4.4" calcext:value-type="float">
            <text:p>4.4</text:p>
          </table:table-cell>
          <table:table-cell table:style-name="ce33" table:formula="of:=[.J32]/[.$M$8]" office:value-type="float" office:value="3.82622558788362" calcext:value-type="float">
            <text:p>3.8262255879</text:p>
          </table:table-cell>
          <table:table-cell table:style-name="ce33" table:formula="of:=[.$M$6]/[.$M$8]+[.J32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style-name="ce2" table:formula="of:=[.M136]" office:value-type="float" office:value="-80" calcext:value-type="float">
            <text:p>-80</text:p>
          </table:table-cell>
          <table:table-cell table:style-name="ce2" table:formula="of:=-1*[.N136]/[.$M$8]" office:value-type="float" office:value="3.92188122758071" calcext:value-type="float">
            <text:p>3.9218812276</text:p>
          </table:table-cell>
          <table:table-cell table:style-name="ce47" table:formula="of:=[.$M$6]/[.$M$8]+ABS([.N136])*[.$O$6]/([.$M$8]*[.$M$8])" office:value-type="float" office:value="0.00216875684363712" calcext:value-type="float">
            <text:p>0.0021687568</text:p>
          </table:table-cell>
          <table:table-cell table:style-name="ce2" table:formula="of:=[.O136]" office:value-type="float" office:value="-80" calcext:value-type="float">
            <text:p>-80</text:p>
          </table:table-cell>
          <table:table-cell table:style-name="ce2" table:formula="of:=-1*[.P136]/[.$M$8]" office:value-type="float" office:value="3.92188122758071" calcext:value-type="float">
            <text:p>3.9218812276</text:p>
          </table:table-cell>
          <table:table-cell table:style-name="ce47" table:formula="of:=[.$M$6]/[.$M$8]+ABS([.P136])*[.$O$6]/([.$M$8]*[.$M$8])" office:value-type="float" office:value="0.00216875684363712" calcext:value-type="float">
            <text:p>0.0021687568</text:p>
          </table:table-cell>
          <table:table-cell table:style-name="ce2" table:formula="of:=[.Q136]" office:value-type="float" office:value="-50" calcext:value-type="float">
            <text:p>-50</text:p>
          </table:table-cell>
          <table:table-cell table:style-name="ce2" table:formula="of:=-1*[.R136]/[.$M$8]" office:value-type="float" office:value="3.92487046632124" calcext:value-type="float">
            <text:p>3.9248704663</text:p>
          </table:table-cell>
          <table:table-cell table:style-name="ce47" table:formula="of:=[.$M$6]/[.$M$8]+ABS([.R136])*[.$O$6]/([.$M$8]*[.$M$8])" office:value-type="float" office:value="0.00216965039846191" calcext:value-type="float">
            <text:p>0.002169650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4.2" calcext:value-type="float">
            <text:p>-4.2</text:p>
          </table:table-cell>
          <table:table-cell table:style-name="ce33" table:formula="of:=[.H33]/[.$M$8]" office:value-type="float" office:value="3.81127939418095" calcext:value-type="float">
            <text:p>3.8112793942</text:p>
          </table:table-cell>
          <table:table-cell table:style-name="ce33" table:formula="of:=[.$M$6]/[.$M$8]+[.H33]*[.$O$6]/([.$M$8]*[.$M$8])" office:value-type="float" office:value="0.00213569531511985" calcext:value-type="float">
            <text:p>0.0021356953</text:p>
          </table:table-cell>
          <table:table-cell table:style-name="ce33" office:value-type="float" office:value="4.2" calcext:value-type="float">
            <text:p>4.2</text:p>
          </table:table-cell>
          <table:table-cell table:style-name="ce33" table:formula="of:=[.J33]/[.$M$8]" office:value-type="float" office:value="3.82622558788362" calcext:value-type="float">
            <text:p>3.8262255879</text:p>
          </table:table-cell>
          <table:table-cell table:style-name="ce33" table:formula="of:=[.$M$6]/[.$M$8]+[.J33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9" calcext:value-type="float">
            <text:p>-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style-name="ce2" table:formula="of:=[.M137]" office:value-type="float" office:value="-79" calcext:value-type="float">
            <text:p>-79</text:p>
          </table:table-cell>
          <table:table-cell table:style-name="ce2" table:formula="of:=-1*[.N137]/[.$M$8]" office:value-type="float" office:value="3.92188122758071" calcext:value-type="float">
            <text:p>3.9218812276</text:p>
          </table:table-cell>
          <table:table-cell table:style-name="ce47" table:formula="of:=[.$M$6]/[.$M$8]+ABS([.N137])*[.$O$6]/([.$M$8]*[.$M$8])" office:value-type="float" office:value="0.00216875684363712" calcext:value-type="float">
            <text:p>0.0021687568</text:p>
          </table:table-cell>
          <table:table-cell table:style-name="ce2" table:formula="of:=[.O137]" office:value-type="float" office:value="-79" calcext:value-type="float">
            <text:p>-79</text:p>
          </table:table-cell>
          <table:table-cell table:style-name="ce2" table:formula="of:=-1*[.P137]/[.$M$8]" office:value-type="float" office:value="3.92287764049422" calcext:value-type="float">
            <text:p>3.9228776405</text:p>
          </table:table-cell>
          <table:table-cell table:style-name="ce47" table:formula="of:=[.$M$6]/[.$M$8]+ABS([.P137])*[.$O$6]/([.$M$8]*[.$M$8])" office:value-type="float" office:value="0.00216905469524538" calcext:value-type="float">
            <text:p>0.0021690547</text:p>
          </table:table-cell>
          <table:table-cell table:style-name="ce2" table:formula="of:=[.Q137]" office:value-type="float" office:value="-49" calcext:value-type="float">
            <text:p>-49</text:p>
          </table:table-cell>
          <table:table-cell table:style-name="ce2" table:formula="of:=-1*[.R137]/[.$M$8]" office:value-type="float" office:value="3.92487046632124" calcext:value-type="float">
            <text:p>3.9248704663</text:p>
          </table:table-cell>
          <table:table-cell table:style-name="ce47" table:formula="of:=[.$M$6]/[.$M$8]+ABS([.R137])*[.$O$6]/([.$M$8]*[.$M$8])" office:value-type="float" office:value="0.00216965039846191" calcext:value-type="float">
            <text:p>0.002169650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4" calcext:value-type="float">
            <text:p>-4</text:p>
          </table:table-cell>
          <table:table-cell table:style-name="ce33" table:formula="of:=[.H34]/[.$M$8]" office:value-type="float" office:value="3.81127939418095" calcext:value-type="float">
            <text:p>3.8112793942</text:p>
          </table:table-cell>
          <table:table-cell table:style-name="ce33" table:formula="of:=[.$M$6]/[.$M$8]+[.H34]*[.$O$6]/([.$M$8]*[.$M$8])" office:value-type="float" office:value="0.00213569531511985" calcext:value-type="float">
            <text:p>0.002135695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formula="of:=[.J34]/[.$M$8]" office:value-type="float" office:value="3.82622558788362" calcext:value-type="float">
            <text:p>3.8262255879</text:p>
          </table:table-cell>
          <table:table-cell table:style-name="ce33" table:formula="of:=[.$M$6]/[.$M$8]+[.J34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38]" office:value-type="float" office:value="-78" calcext:value-type="float">
            <text:p>-78</text:p>
          </table:table-cell>
          <table:table-cell table:style-name="ce2" table:formula="of:=-1*[.N138]/[.$M$8]" office:value-type="float" office:value="3.92188122758071" calcext:value-type="float">
            <text:p>3.9218812276</text:p>
          </table:table-cell>
          <table:table-cell table:style-name="ce47" table:formula="of:=[.$M$6]/[.$M$8]+ABS([.N138])*[.$O$6]/([.$M$8]*[.$M$8])" office:value-type="float" office:value="0.00216875684363712" calcext:value-type="float">
            <text:p>0.0021687568</text:p>
          </table:table-cell>
          <table:table-cell table:style-name="ce2" table:formula="of:=[.O138]" office:value-type="float" office:value="-78" calcext:value-type="float">
            <text:p>-78</text:p>
          </table:table-cell>
          <table:table-cell table:style-name="ce2" table:formula="of:=-1*[.P138]/[.$M$8]" office:value-type="float" office:value="3.92188122758071" calcext:value-type="float">
            <text:p>3.9218812276</text:p>
          </table:table-cell>
          <table:table-cell table:style-name="ce47" table:formula="of:=[.$M$6]/[.$M$8]+ABS([.P138])*[.$O$6]/([.$M$8]*[.$M$8])" office:value-type="float" office:value="0.00216875684363712" calcext:value-type="float">
            <text:p>0.0021687568</text:p>
          </table:table-cell>
          <table:table-cell table:style-name="ce2" table:formula="of:=[.Q138]" office:value-type="float" office:value="-48" calcext:value-type="float">
            <text:p>-48</text:p>
          </table:table-cell>
          <table:table-cell table:style-name="ce2" table:formula="of:=-1*[.R138]/[.$M$8]" office:value-type="float" office:value="3.92487046632124" calcext:value-type="float">
            <text:p>3.9248704663</text:p>
          </table:table-cell>
          <table:table-cell table:style-name="ce47" table:formula="of:=[.$M$6]/[.$M$8]+ABS([.R138])*[.$O$6]/([.$M$8]*[.$M$8])" office:value-type="float" office:value="0.00216965039846191" calcext:value-type="float">
            <text:p>0.002169650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3.8" calcext:value-type="float">
            <text:p>-3.8</text:p>
          </table:table-cell>
          <table:table-cell table:style-name="ce33" table:formula="of:=[.H35]/[.$M$8]" office:value-type="float" office:value="3.81028298126744" calcext:value-type="float">
            <text:p>3.8102829813</text:p>
          </table:table-cell>
          <table:table-cell table:style-name="ce33" table:formula="of:=[.$M$6]/[.$M$8]+[.H35]*[.$O$6]/([.$M$8]*[.$M$8])" office:value-type="float" office:value="0.00213539746351159" calcext:value-type="float">
            <text:p>0.0021353975</text:p>
          </table:table-cell>
          <table:table-cell table:style-name="ce33" office:value-type="float" office:value="3.8" calcext:value-type="float">
            <text:p>3.8</text:p>
          </table:table-cell>
          <table:table-cell table:style-name="ce33" table:formula="of:=[.J35]/[.$M$8]" office:value-type="float" office:value="3.82522917497011" calcext:value-type="float">
            <text:p>3.825229175</text:p>
          </table:table-cell>
          <table:table-cell table:style-name="ce33" table:formula="of:=[.$M$6]/[.$M$8]+[.J35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39]" office:value-type="float" office:value="-77" calcext:value-type="float">
            <text:p>-77</text:p>
          </table:table-cell>
          <table:table-cell table:style-name="ce2" table:formula="of:=-1*[.N139]/[.$M$8]" office:value-type="float" office:value="3.92188122758071" calcext:value-type="float">
            <text:p>3.9218812276</text:p>
          </table:table-cell>
          <table:table-cell table:style-name="ce47" table:formula="of:=[.$M$6]/[.$M$8]+ABS([.N139])*[.$O$6]/([.$M$8]*[.$M$8])" office:value-type="float" office:value="0.00216875684363712" calcext:value-type="float">
            <text:p>0.0021687568</text:p>
          </table:table-cell>
          <table:table-cell table:style-name="ce2" table:formula="of:=[.O139]" office:value-type="float" office:value="-77" calcext:value-type="float">
            <text:p>-77</text:p>
          </table:table-cell>
          <table:table-cell table:style-name="ce2" table:formula="of:=-1*[.P139]/[.$M$8]" office:value-type="float" office:value="3.92188122758071" calcext:value-type="float">
            <text:p>3.9218812276</text:p>
          </table:table-cell>
          <table:table-cell table:style-name="ce47" table:formula="of:=[.$M$6]/[.$M$8]+ABS([.P139])*[.$O$6]/([.$M$8]*[.$M$8])" office:value-type="float" office:value="0.00216875684363712" calcext:value-type="float">
            <text:p>0.0021687568</text:p>
          </table:table-cell>
          <table:table-cell table:style-name="ce2" table:formula="of:=[.Q139]" office:value-type="float" office:value="-47" calcext:value-type="float">
            <text:p>-47</text:p>
          </table:table-cell>
          <table:table-cell table:style-name="ce2" table:formula="of:=-1*[.R139]/[.$M$8]" office:value-type="float" office:value="3.92487046632124" calcext:value-type="float">
            <text:p>3.9248704663</text:p>
          </table:table-cell>
          <table:table-cell table:style-name="ce47" table:formula="of:=[.$M$6]/[.$M$8]+ABS([.R139])*[.$O$6]/([.$M$8]*[.$M$8])" office:value-type="float" office:value="0.00216965039846191" calcext:value-type="float">
            <text:p>0.002169650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3.6" calcext:value-type="float">
            <text:p>-3.6</text:p>
          </table:table-cell>
          <table:table-cell table:style-name="ce33" table:formula="of:=[.H36]/[.$M$8]" office:value-type="float" office:value="3.81127939418095" calcext:value-type="float">
            <text:p>3.8112793942</text:p>
          </table:table-cell>
          <table:table-cell table:style-name="ce33" table:formula="of:=[.$M$6]/[.$M$8]+[.H36]*[.$O$6]/([.$M$8]*[.$M$8])" office:value-type="float" office:value="0.00213569531511985" calcext:value-type="float">
            <text:p>0.0021356953</text:p>
          </table:table-cell>
          <table:table-cell table:style-name="ce33" office:value-type="float" office:value="3.6" calcext:value-type="float">
            <text:p>3.6</text:p>
          </table:table-cell>
          <table:table-cell table:style-name="ce33" table:formula="of:=[.J36]/[.$M$8]" office:value-type="float" office:value="3.82522917497011" calcext:value-type="float">
            <text:p>3.825229175</text:p>
          </table:table-cell>
          <table:table-cell table:style-name="ce33" table:formula="of:=[.$M$6]/[.$M$8]+[.J36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0]" office:value-type="float" office:value="-76" calcext:value-type="float">
            <text:p>-76</text:p>
          </table:table-cell>
          <table:table-cell table:style-name="ce2" table:formula="of:=-1*[.N140]/[.$M$8]" office:value-type="float" office:value="3.92188122758071" calcext:value-type="float">
            <text:p>3.9218812276</text:p>
          </table:table-cell>
          <table:table-cell table:style-name="ce47" table:formula="of:=[.$M$6]/[.$M$8]+ABS([.N140])*[.$O$6]/([.$M$8]*[.$M$8])" office:value-type="float" office:value="0.00216875684363712" calcext:value-type="float">
            <text:p>0.0021687568</text:p>
          </table:table-cell>
          <table:table-cell table:style-name="ce2" table:formula="of:=[.O140]" office:value-type="float" office:value="-76" calcext:value-type="float">
            <text:p>-76</text:p>
          </table:table-cell>
          <table:table-cell table:style-name="ce2" table:formula="of:=-1*[.P140]/[.$M$8]" office:value-type="float" office:value="3.92188122758071" calcext:value-type="float">
            <text:p>3.9218812276</text:p>
          </table:table-cell>
          <table:table-cell table:style-name="ce47" table:formula="of:=[.$M$6]/[.$M$8]+ABS([.P140])*[.$O$6]/([.$M$8]*[.$M$8])" office:value-type="float" office:value="0.00216875684363712" calcext:value-type="float">
            <text:p>0.0021687568</text:p>
          </table:table-cell>
          <table:table-cell table:style-name="ce2" table:formula="of:=[.Q140]" office:value-type="float" office:value="-46" calcext:value-type="float">
            <text:p>-46</text:p>
          </table:table-cell>
          <table:table-cell table:style-name="ce2" table:formula="of:=-1*[.R140]/[.$M$8]" office:value-type="float" office:value="3.92487046632124" calcext:value-type="float">
            <text:p>3.9248704663</text:p>
          </table:table-cell>
          <table:table-cell table:style-name="ce47" table:formula="of:=[.$M$6]/[.$M$8]+ABS([.R140])*[.$O$6]/([.$M$8]*[.$M$8])" office:value-type="float" office:value="0.00216965039846191" calcext:value-type="float">
            <text:p>0.002169650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.92387405340773" calcext:value-type="float">
            <text:p>3.9238740534</text:p>
          </table:table-cell>
          <table:table-cell table:style-name="ce47" office:value-type="float" office:value="0.00216935254685365" calcext:value-type="float">
            <text:p>0.00216935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3.4" calcext:value-type="float">
            <text:p>-3.4</text:p>
          </table:table-cell>
          <table:table-cell table:style-name="ce33" table:formula="of:=[.H37]/[.$M$8]" office:value-type="float" office:value="3.81028298126744" calcext:value-type="float">
            <text:p>3.8102829813</text:p>
          </table:table-cell>
          <table:table-cell table:style-name="ce33" table:formula="of:=[.$M$6]/[.$M$8]+[.H37]*[.$O$6]/([.$M$8]*[.$M$8])" office:value-type="float" office:value="0.00213539746351159" calcext:value-type="float">
            <text:p>0.0021353975</text:p>
          </table:table-cell>
          <table:table-cell table:style-name="ce33" office:value-type="float" office:value="3.4" calcext:value-type="float">
            <text:p>3.4</text:p>
          </table:table-cell>
          <table:table-cell table:style-name="ce33" table:formula="of:=[.J37]/[.$M$8]" office:value-type="float" office:value="3.82522917497011" calcext:value-type="float">
            <text:p>3.825229175</text:p>
          </table:table-cell>
          <table:table-cell table:style-name="ce33" table:formula="of:=[.$M$6]/[.$M$8]+[.J37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5" calcext:value-type="float">
            <text:p>-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1]" office:value-type="float" office:value="-75" calcext:value-type="float">
            <text:p>-75</text:p>
          </table:table-cell>
          <table:table-cell table:style-name="ce2" table:formula="of:=-1*[.N141]/[.$M$8]" office:value-type="float" office:value="3.92287764049422" calcext:value-type="float">
            <text:p>3.9228776405</text:p>
          </table:table-cell>
          <table:table-cell table:style-name="ce47" table:formula="of:=[.$M$6]/[.$M$8]+ABS([.N141])*[.$O$6]/([.$M$8]*[.$M$8])" office:value-type="float" office:value="0.00216905469524538" calcext:value-type="float">
            <text:p>0.0021690547</text:p>
          </table:table-cell>
          <table:table-cell table:style-name="ce2" table:formula="of:=[.O141]" office:value-type="float" office:value="-75" calcext:value-type="float">
            <text:p>-75</text:p>
          </table:table-cell>
          <table:table-cell table:style-name="ce2" table:formula="of:=-1*[.P141]/[.$M$8]" office:value-type="float" office:value="3.92188122758071" calcext:value-type="float">
            <text:p>3.9218812276</text:p>
          </table:table-cell>
          <table:table-cell table:style-name="ce47" table:formula="of:=[.$M$6]/[.$M$8]+ABS([.P141])*[.$O$6]/([.$M$8]*[.$M$8])" office:value-type="float" office:value="0.00216875684363712" calcext:value-type="float">
            <text:p>0.0021687568</text:p>
          </table:table-cell>
          <table:table-cell table:style-name="ce2" table:formula="of:=[.Q141]" office:value-type="float" office:value="-45" calcext:value-type="float">
            <text:p>-45</text:p>
          </table:table-cell>
          <table:table-cell table:style-name="ce2" table:formula="of:=-1*[.R141]/[.$M$8]" office:value-type="float" office:value="3.92487046632124" calcext:value-type="float">
            <text:p>3.9248704663</text:p>
          </table:table-cell>
          <table:table-cell table:style-name="ce47" table:formula="of:=[.$M$6]/[.$M$8]+ABS([.R141])*[.$O$6]/([.$M$8]*[.$M$8])" office:value-type="float" office:value="0.00216965039846191" calcext:value-type="float">
            <text:p>0.002169650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3.2" calcext:value-type="float">
            <text:p>-3.2</text:p>
          </table:table-cell>
          <table:table-cell table:style-name="ce33" table:formula="of:=[.H38]/[.$M$8]" office:value-type="float" office:value="3.81028298126744" calcext:value-type="float">
            <text:p>3.8102829813</text:p>
          </table:table-cell>
          <table:table-cell table:style-name="ce33" table:formula="of:=[.$M$6]/[.$M$8]+[.H38]*[.$O$6]/([.$M$8]*[.$M$8])" office:value-type="float" office:value="0.00213539746351159" calcext:value-type="float">
            <text:p>0.0021353975</text:p>
          </table:table-cell>
          <table:table-cell table:style-name="ce33" office:value-type="float" office:value="3.2" calcext:value-type="float">
            <text:p>3.2</text:p>
          </table:table-cell>
          <table:table-cell table:style-name="ce33" table:formula="of:=[.J38]/[.$M$8]" office:value-type="float" office:value="3.82522917497011" calcext:value-type="float">
            <text:p>3.825229175</text:p>
          </table:table-cell>
          <table:table-cell table:style-name="ce33" table:formula="of:=[.$M$6]/[.$M$8]+[.J38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4" calcext:value-type="float">
            <text:p>-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2]" office:value-type="float" office:value="-74" calcext:value-type="float">
            <text:p>-74</text:p>
          </table:table-cell>
          <table:table-cell table:style-name="ce2" table:formula="of:=-1*[.N142]/[.$M$8]" office:value-type="float" office:value="3.92287764049422" calcext:value-type="float">
            <text:p>3.9228776405</text:p>
          </table:table-cell>
          <table:table-cell table:style-name="ce47" table:formula="of:=[.$M$6]/[.$M$8]+ABS([.N142])*[.$O$6]/([.$M$8]*[.$M$8])" office:value-type="float" office:value="0.00216905469524538" calcext:value-type="float">
            <text:p>0.0021690547</text:p>
          </table:table-cell>
          <table:table-cell table:style-name="ce2" table:formula="of:=[.O142]" office:value-type="float" office:value="-74" calcext:value-type="float">
            <text:p>-74</text:p>
          </table:table-cell>
          <table:table-cell table:style-name="ce2" table:formula="of:=-1*[.P142]/[.$M$8]" office:value-type="float" office:value="3.92188122758071" calcext:value-type="float">
            <text:p>3.9218812276</text:p>
          </table:table-cell>
          <table:table-cell table:style-name="ce47" table:formula="of:=[.$M$6]/[.$M$8]+ABS([.P142])*[.$O$6]/([.$M$8]*[.$M$8])" office:value-type="float" office:value="0.00216875684363712" calcext:value-type="float">
            <text:p>0.0021687568</text:p>
          </table:table-cell>
          <table:table-cell table:style-name="ce2" table:formula="of:=[.Q142]" office:value-type="float" office:value="-44" calcext:value-type="float">
            <text:p>-44</text:p>
          </table:table-cell>
          <table:table-cell table:style-name="ce2" table:formula="of:=-1*[.R142]/[.$M$8]" office:value-type="float" office:value="3.92487046632124" calcext:value-type="float">
            <text:p>3.9248704663</text:p>
          </table:table-cell>
          <table:table-cell table:style-name="ce47" table:formula="of:=[.$M$6]/[.$M$8]+ABS([.R142])*[.$O$6]/([.$M$8]*[.$M$8])" office:value-type="float" office:value="0.00216965039846191" calcext:value-type="float">
            <text:p>0.002169650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3" calcext:value-type="float">
            <text:p>-3</text:p>
          </table:table-cell>
          <table:table-cell table:style-name="ce33" table:formula="of:=[.H39]/[.$M$8]" office:value-type="float" office:value="3.81028298126744" calcext:value-type="float">
            <text:p>3.8102829813</text:p>
          </table:table-cell>
          <table:table-cell table:style-name="ce33" table:formula="of:=[.$M$6]/[.$M$8]+[.H39]*[.$O$6]/([.$M$8]*[.$M$8])" office:value-type="float" office:value="0.00213539746351159" calcext:value-type="float">
            <text:p>0.002135397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[.J39]/[.$M$8]" office:value-type="float" office:value="3.82522917497011" calcext:value-type="float">
            <text:p>3.825229175</text:p>
          </table:table-cell>
          <table:table-cell table:style-name="ce33" table:formula="of:=[.$M$6]/[.$M$8]+[.J39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3" calcext:value-type="float">
            <text:p>-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3]" office:value-type="float" office:value="-73" calcext:value-type="float">
            <text:p>-73</text:p>
          </table:table-cell>
          <table:table-cell table:style-name="ce2" table:formula="of:=-1*[.N143]/[.$M$8]" office:value-type="float" office:value="3.92287764049422" calcext:value-type="float">
            <text:p>3.9228776405</text:p>
          </table:table-cell>
          <table:table-cell table:style-name="ce47" table:formula="of:=[.$M$6]/[.$M$8]+ABS([.N143])*[.$O$6]/([.$M$8]*[.$M$8])" office:value-type="float" office:value="0.00216905469524538" calcext:value-type="float">
            <text:p>0.0021690547</text:p>
          </table:table-cell>
          <table:table-cell table:style-name="ce2" table:formula="of:=[.O143]" office:value-type="float" office:value="-73" calcext:value-type="float">
            <text:p>-73</text:p>
          </table:table-cell>
          <table:table-cell table:style-name="ce2" table:formula="of:=-1*[.P143]/[.$M$8]" office:value-type="float" office:value="3.92188122758071" calcext:value-type="float">
            <text:p>3.9218812276</text:p>
          </table:table-cell>
          <table:table-cell table:style-name="ce47" table:formula="of:=[.$M$6]/[.$M$8]+ABS([.P143])*[.$O$6]/([.$M$8]*[.$M$8])" office:value-type="float" office:value="0.00216875684363712" calcext:value-type="float">
            <text:p>0.0021687568</text:p>
          </table:table-cell>
          <table:table-cell table:style-name="ce2" table:formula="of:=[.Q143]" office:value-type="float" office:value="-43" calcext:value-type="float">
            <text:p>-43</text:p>
          </table:table-cell>
          <table:table-cell table:style-name="ce2" table:formula="of:=-1*[.R143]/[.$M$8]" office:value-type="float" office:value="3.92586687923476" calcext:value-type="float">
            <text:p>3.9258668792</text:p>
          </table:table-cell>
          <table:table-cell table:style-name="ce47" table:formula="of:=[.$M$6]/[.$M$8]+ABS([.R143])*[.$O$6]/([.$M$8]*[.$M$8])" office:value-type="float" office:value="0.00216994825007017" calcext:value-type="float">
            <text:p>0.002169948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2.8" calcext:value-type="float">
            <text:p>-2.8</text:p>
          </table:table-cell>
          <table:table-cell table:style-name="ce33" table:formula="of:=[.H40]/[.$M$8]" office:value-type="float" office:value="3.81028298126744" calcext:value-type="float">
            <text:p>3.8102829813</text:p>
          </table:table-cell>
          <table:table-cell table:style-name="ce33" table:formula="of:=[.$M$6]/[.$M$8]+[.H40]*[.$O$6]/([.$M$8]*[.$M$8])" office:value-type="float" office:value="0.00213539746351159" calcext:value-type="float">
            <text:p>0.0021353975</text:p>
          </table:table-cell>
          <table:table-cell table:style-name="ce33" office:value-type="float" office:value="2.8" calcext:value-type="float">
            <text:p>2.8</text:p>
          </table:table-cell>
          <table:table-cell table:style-name="ce33" table:formula="of:=[.J40]/[.$M$8]" office:value-type="float" office:value="3.82522917497011" calcext:value-type="float">
            <text:p>3.825229175</text:p>
          </table:table-cell>
          <table:table-cell table:style-name="ce33" table:formula="of:=[.$M$6]/[.$M$8]+[.J40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2" calcext:value-type="float">
            <text:p>-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4]" office:value-type="float" office:value="-72" calcext:value-type="float">
            <text:p>-72</text:p>
          </table:table-cell>
          <table:table-cell table:style-name="ce2" table:formula="of:=-1*[.N144]/[.$M$8]" office:value-type="float" office:value="3.92287764049422" calcext:value-type="float">
            <text:p>3.9228776405</text:p>
          </table:table-cell>
          <table:table-cell table:style-name="ce47" table:formula="of:=[.$M$6]/[.$M$8]+ABS([.N144])*[.$O$6]/([.$M$8]*[.$M$8])" office:value-type="float" office:value="0.00216905469524538" calcext:value-type="float">
            <text:p>0.0021690547</text:p>
          </table:table-cell>
          <table:table-cell table:style-name="ce2" table:formula="of:=[.O144]" office:value-type="float" office:value="-72" calcext:value-type="float">
            <text:p>-72</text:p>
          </table:table-cell>
          <table:table-cell table:style-name="ce2" table:formula="of:=-1*[.P144]/[.$M$8]" office:value-type="float" office:value="3.92188122758071" calcext:value-type="float">
            <text:p>3.9218812276</text:p>
          </table:table-cell>
          <table:table-cell table:style-name="ce47" table:formula="of:=[.$M$6]/[.$M$8]+ABS([.P144])*[.$O$6]/([.$M$8]*[.$M$8])" office:value-type="float" office:value="0.00216875684363712" calcext:value-type="float">
            <text:p>0.0021687568</text:p>
          </table:table-cell>
          <table:table-cell table:style-name="ce2" table:formula="of:=[.Q144]" office:value-type="float" office:value="-42" calcext:value-type="float">
            <text:p>-42</text:p>
          </table:table-cell>
          <table:table-cell table:style-name="ce2" table:formula="of:=-1*[.R144]/[.$M$8]" office:value-type="float" office:value="3.92586687923476" calcext:value-type="float">
            <text:p>3.9258668792</text:p>
          </table:table-cell>
          <table:table-cell table:style-name="ce47" table:formula="of:=[.$M$6]/[.$M$8]+ABS([.R144])*[.$O$6]/([.$M$8]*[.$M$8])" office:value-type="float" office:value="0.00216994825007017" calcext:value-type="float">
            <text:p>0.002169948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2.6" calcext:value-type="float">
            <text:p>-2.6</text:p>
          </table:table-cell>
          <table:table-cell table:style-name="ce33" table:formula="of:=[.H41]/[.$M$8]" office:value-type="float" office:value="3.80928656835393" calcext:value-type="float">
            <text:p>3.8092865684</text:p>
          </table:table-cell>
          <table:table-cell table:style-name="ce33" table:formula="of:=[.$M$6]/[.$M$8]+[.H41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2.6" calcext:value-type="float">
            <text:p>2.6</text:p>
          </table:table-cell>
          <table:table-cell table:style-name="ce33" table:formula="of:=[.J41]/[.$M$8]" office:value-type="float" office:value="3.8242327620566" calcext:value-type="float">
            <text:p>3.8242327621</text:p>
          </table:table-cell>
          <table:table-cell table:style-name="ce33" table:formula="of:=[.$M$6]/[.$M$8]+[.J41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1" calcext:value-type="float">
            <text:p>-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5]" office:value-type="float" office:value="-71" calcext:value-type="float">
            <text:p>-71</text:p>
          </table:table-cell>
          <table:table-cell table:style-name="ce2" table:formula="of:=-1*[.N145]/[.$M$8]" office:value-type="float" office:value="3.92287764049422" calcext:value-type="float">
            <text:p>3.9228776405</text:p>
          </table:table-cell>
          <table:table-cell table:style-name="ce47" table:formula="of:=[.$M$6]/[.$M$8]+ABS([.N145])*[.$O$6]/([.$M$8]*[.$M$8])" office:value-type="float" office:value="0.00216905469524538" calcext:value-type="float">
            <text:p>0.0021690547</text:p>
          </table:table-cell>
          <table:table-cell table:style-name="ce2" table:formula="of:=[.O145]" office:value-type="float" office:value="-71" calcext:value-type="float">
            <text:p>-71</text:p>
          </table:table-cell>
          <table:table-cell table:style-name="ce2" table:formula="of:=-1*[.P145]/[.$M$8]" office:value-type="float" office:value="3.92188122758071" calcext:value-type="float">
            <text:p>3.9218812276</text:p>
          </table:table-cell>
          <table:table-cell table:style-name="ce47" table:formula="of:=[.$M$6]/[.$M$8]+ABS([.P145])*[.$O$6]/([.$M$8]*[.$M$8])" office:value-type="float" office:value="0.00216875684363712" calcext:value-type="float">
            <text:p>0.0021687568</text:p>
          </table:table-cell>
          <table:table-cell table:style-name="ce2" table:formula="of:=[.Q145]" office:value-type="float" office:value="-41" calcext:value-type="float">
            <text:p>-41</text:p>
          </table:table-cell>
          <table:table-cell table:style-name="ce2" table:formula="of:=-1*[.R145]/[.$M$8]" office:value-type="float" office:value="3.92586687923476" calcext:value-type="float">
            <text:p>3.9258668792</text:p>
          </table:table-cell>
          <table:table-cell table:style-name="ce47" table:formula="of:=[.$M$6]/[.$M$8]+ABS([.R145])*[.$O$6]/([.$M$8]*[.$M$8])" office:value-type="float" office:value="0.00216994825007017" calcext:value-type="float">
            <text:p>0.002169948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2.4" calcext:value-type="float">
            <text:p>-2.4</text:p>
          </table:table-cell>
          <table:table-cell table:style-name="ce33" table:formula="of:=[.H42]/[.$M$8]" office:value-type="float" office:value="3.80928656835393" calcext:value-type="float">
            <text:p>3.8092865684</text:p>
          </table:table-cell>
          <table:table-cell table:style-name="ce33" table:formula="of:=[.$M$6]/[.$M$8]+[.H42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2.4" calcext:value-type="float">
            <text:p>2.4</text:p>
          </table:table-cell>
          <table:table-cell table:style-name="ce33" table:formula="of:=[.J42]/[.$M$8]" office:value-type="float" office:value="3.8242327620566" calcext:value-type="float">
            <text:p>3.8242327621</text:p>
          </table:table-cell>
          <table:table-cell table:style-name="ce33" table:formula="of:=[.$M$6]/[.$M$8]+[.J42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6]" office:value-type="float" office:value="-70" calcext:value-type="float">
            <text:p>-70</text:p>
          </table:table-cell>
          <table:table-cell table:style-name="ce2" table:formula="of:=-1*[.N146]/[.$M$8]" office:value-type="float" office:value="3.92287764049422" calcext:value-type="float">
            <text:p>3.9228776405</text:p>
          </table:table-cell>
          <table:table-cell table:style-name="ce47" table:formula="of:=[.$M$6]/[.$M$8]+ABS([.N146])*[.$O$6]/([.$M$8]*[.$M$8])" office:value-type="float" office:value="0.00216905469524538" calcext:value-type="float">
            <text:p>0.0021690547</text:p>
          </table:table-cell>
          <table:table-cell table:style-name="ce2" table:formula="of:=[.O146]" office:value-type="float" office:value="-70" calcext:value-type="float">
            <text:p>-70</text:p>
          </table:table-cell>
          <table:table-cell table:style-name="ce2" table:formula="of:=-1*[.P146]/[.$M$8]" office:value-type="float" office:value="3.92287764049422" calcext:value-type="float">
            <text:p>3.9228776405</text:p>
          </table:table-cell>
          <table:table-cell table:style-name="ce47" table:formula="of:=[.$M$6]/[.$M$8]+ABS([.P146])*[.$O$6]/([.$M$8]*[.$M$8])" office:value-type="float" office:value="0.00216905469524538" calcext:value-type="float">
            <text:p>0.0021690547</text:p>
          </table:table-cell>
          <table:table-cell table:style-name="ce2" table:formula="of:=[.Q146]" office:value-type="float" office:value="-40" calcext:value-type="float">
            <text:p>-40</text:p>
          </table:table-cell>
          <table:table-cell table:style-name="ce2" table:formula="of:=-1*[.R146]/[.$M$8]" office:value-type="float" office:value="3.92586687923476" calcext:value-type="float">
            <text:p>3.9258668792</text:p>
          </table:table-cell>
          <table:table-cell table:style-name="ce47" table:formula="of:=[.$M$6]/[.$M$8]+ABS([.R146])*[.$O$6]/([.$M$8]*[.$M$8])" office:value-type="float" office:value="0.00216994825007017" calcext:value-type="float">
            <text:p>0.002169948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2.2" calcext:value-type="float">
            <text:p>-2.2</text:p>
          </table:table-cell>
          <table:table-cell table:style-name="ce33" table:formula="of:=[.H43]/[.$M$8]" office:value-type="float" office:value="3.80928656835393" calcext:value-type="float">
            <text:p>3.8092865684</text:p>
          </table:table-cell>
          <table:table-cell table:style-name="ce33" table:formula="of:=[.$M$6]/[.$M$8]+[.H43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table:formula="of:=[.J43]/[.$M$8]" office:value-type="float" office:value="3.8242327620566" calcext:value-type="float">
            <text:p>3.8242327621</text:p>
          </table:table-cell>
          <table:table-cell table:style-name="ce33" table:formula="of:=[.$M$6]/[.$M$8]+[.J43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7]" office:value-type="float" office:value="-69" calcext:value-type="float">
            <text:p>-69</text:p>
          </table:table-cell>
          <table:table-cell table:style-name="ce2" table:formula="of:=-1*[.N147]/[.$M$8]" office:value-type="float" office:value="3.92287764049422" calcext:value-type="float">
            <text:p>3.9228776405</text:p>
          </table:table-cell>
          <table:table-cell table:style-name="ce47" table:formula="of:=[.$M$6]/[.$M$8]+ABS([.N147])*[.$O$6]/([.$M$8]*[.$M$8])" office:value-type="float" office:value="0.00216905469524538" calcext:value-type="float">
            <text:p>0.0021690547</text:p>
          </table:table-cell>
          <table:table-cell table:style-name="ce2" table:formula="of:=[.O147]" office:value-type="float" office:value="-69" calcext:value-type="float">
            <text:p>-69</text:p>
          </table:table-cell>
          <table:table-cell table:style-name="ce2" table:formula="of:=-1*[.P147]/[.$M$8]" office:value-type="float" office:value="3.92287764049422" calcext:value-type="float">
            <text:p>3.9228776405</text:p>
          </table:table-cell>
          <table:table-cell table:style-name="ce47" table:formula="of:=[.$M$6]/[.$M$8]+ABS([.P147])*[.$O$6]/([.$M$8]*[.$M$8])" office:value-type="float" office:value="0.00216905469524538" calcext:value-type="float">
            <text:p>0.0021690547</text:p>
          </table:table-cell>
          <table:table-cell table:style-name="ce2" table:formula="of:=[.Q147]" office:value-type="float" office:value="-39" calcext:value-type="float">
            <text:p>-39</text:p>
          </table:table-cell>
          <table:table-cell table:style-name="ce2" table:formula="of:=-1*[.R147]/[.$M$8]" office:value-type="float" office:value="3.92586687923476" calcext:value-type="float">
            <text:p>3.9258668792</text:p>
          </table:table-cell>
          <table:table-cell table:style-name="ce47" table:formula="of:=[.$M$6]/[.$M$8]+ABS([.R147])*[.$O$6]/([.$M$8]*[.$M$8])" office:value-type="float" office:value="0.00216994825007017" calcext:value-type="float">
            <text:p>0.00216994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2" calcext:value-type="float">
            <text:p>-2</text:p>
          </table:table-cell>
          <table:table-cell table:style-name="ce33" table:formula="of:=[.H44]/[.$M$8]" office:value-type="float" office:value="3.80928656835393" calcext:value-type="float">
            <text:p>3.8092865684</text:p>
          </table:table-cell>
          <table:table-cell table:style-name="ce33" table:formula="of:=[.$M$6]/[.$M$8]+[.H44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[.J44]/[.$M$8]" office:value-type="float" office:value="3.8242327620566" calcext:value-type="float">
            <text:p>3.8242327621</text:p>
          </table:table-cell>
          <table:table-cell table:style-name="ce33" table:formula="of:=[.$M$6]/[.$M$8]+[.J44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8" calcext:value-type="float">
            <text:p>-6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8]" office:value-type="float" office:value="-68" calcext:value-type="float">
            <text:p>-68</text:p>
          </table:table-cell>
          <table:table-cell table:style-name="ce2" table:formula="of:=-1*[.N148]/[.$M$8]" office:value-type="float" office:value="3.92387405340773" calcext:value-type="float">
            <text:p>3.9238740534</text:p>
          </table:table-cell>
          <table:table-cell table:style-name="ce47" table:formula="of:=[.$M$6]/[.$M$8]+ABS([.N148])*[.$O$6]/([.$M$8]*[.$M$8])" office:value-type="float" office:value="0.00216935254685365" calcext:value-type="float">
            <text:p>0.0021693525</text:p>
          </table:table-cell>
          <table:table-cell table:style-name="ce2" table:formula="of:=[.O148]" office:value-type="float" office:value="-68" calcext:value-type="float">
            <text:p>-68</text:p>
          </table:table-cell>
          <table:table-cell table:style-name="ce2" table:formula="of:=-1*[.P148]/[.$M$8]" office:value-type="float" office:value="3.92287764049422" calcext:value-type="float">
            <text:p>3.9228776405</text:p>
          </table:table-cell>
          <table:table-cell table:style-name="ce47" table:formula="of:=[.$M$6]/[.$M$8]+ABS([.P148])*[.$O$6]/([.$M$8]*[.$M$8])" office:value-type="float" office:value="0.00216905469524538" calcext:value-type="float">
            <text:p>0.0021690547</text:p>
          </table:table-cell>
          <table:table-cell table:style-name="ce2" table:formula="of:=[.Q148]" office:value-type="float" office:value="-38" calcext:value-type="float">
            <text:p>-38</text:p>
          </table:table-cell>
          <table:table-cell table:style-name="ce2" table:formula="of:=-1*[.R148]/[.$M$8]" office:value-type="float" office:value="3.92686329214827" calcext:value-type="float">
            <text:p>3.9268632921</text:p>
          </table:table-cell>
          <table:table-cell table:style-name="ce47" table:formula="of:=[.$M$6]/[.$M$8]+ABS([.R148])*[.$O$6]/([.$M$8]*[.$M$8])" office:value-type="float" office:value="0.00217024610167844" calcext:value-type="float">
            <text:p>0.002170246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1.8" calcext:value-type="float">
            <text:p>-1.8</text:p>
          </table:table-cell>
          <table:table-cell table:style-name="ce33" table:formula="of:=[.H45]/[.$M$8]" office:value-type="float" office:value="3.80928656835393" calcext:value-type="float">
            <text:p>3.8092865684</text:p>
          </table:table-cell>
          <table:table-cell table:style-name="ce33" table:formula="of:=[.$M$6]/[.$M$8]+[.H45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1.8" calcext:value-type="float">
            <text:p>1.8</text:p>
          </table:table-cell>
          <table:table-cell table:style-name="ce33" table:formula="of:=[.J45]/[.$M$8]" office:value-type="float" office:value="3.8242327620566" calcext:value-type="float">
            <text:p>3.8242327621</text:p>
          </table:table-cell>
          <table:table-cell table:style-name="ce33" table:formula="of:=[.$M$6]/[.$M$8]+[.J45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7" calcext:value-type="float">
            <text:p>-6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49]" office:value-type="float" office:value="-67" calcext:value-type="float">
            <text:p>-67</text:p>
          </table:table-cell>
          <table:table-cell table:style-name="ce2" table:formula="of:=-1*[.N149]/[.$M$8]" office:value-type="float" office:value="3.92387405340773" calcext:value-type="float">
            <text:p>3.9238740534</text:p>
          </table:table-cell>
          <table:table-cell table:style-name="ce47" table:formula="of:=[.$M$6]/[.$M$8]+ABS([.N149])*[.$O$6]/([.$M$8]*[.$M$8])" office:value-type="float" office:value="0.00216935254685365" calcext:value-type="float">
            <text:p>0.0021693525</text:p>
          </table:table-cell>
          <table:table-cell table:style-name="ce2" table:formula="of:=[.O149]" office:value-type="float" office:value="-67" calcext:value-type="float">
            <text:p>-67</text:p>
          </table:table-cell>
          <table:table-cell table:style-name="ce2" table:formula="of:=-1*[.P149]/[.$M$8]" office:value-type="float" office:value="3.92287764049422" calcext:value-type="float">
            <text:p>3.9228776405</text:p>
          </table:table-cell>
          <table:table-cell table:style-name="ce47" table:formula="of:=[.$M$6]/[.$M$8]+ABS([.P149])*[.$O$6]/([.$M$8]*[.$M$8])" office:value-type="float" office:value="0.00216905469524538" calcext:value-type="float">
            <text:p>0.0021690547</text:p>
          </table:table-cell>
          <table:table-cell table:style-name="ce2" table:formula="of:=[.Q149]" office:value-type="float" office:value="-37" calcext:value-type="float">
            <text:p>-37</text:p>
          </table:table-cell>
          <table:table-cell table:style-name="ce2" table:formula="of:=-1*[.R149]/[.$M$8]" office:value-type="float" office:value="3.92686329214827" calcext:value-type="float">
            <text:p>3.9268632921</text:p>
          </table:table-cell>
          <table:table-cell table:style-name="ce47" table:formula="of:=[.$M$6]/[.$M$8]+ABS([.R149])*[.$O$6]/([.$M$8]*[.$M$8])" office:value-type="float" office:value="0.00217024610167844" calcext:value-type="float">
            <text:p>0.002170246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1.6" calcext:value-type="float">
            <text:p>-1.6</text:p>
          </table:table-cell>
          <table:table-cell table:style-name="ce33" table:formula="of:=[.H46]/[.$M$8]" office:value-type="float" office:value="3.80928656835393" calcext:value-type="float">
            <text:p>3.8092865684</text:p>
          </table:table-cell>
          <table:table-cell table:style-name="ce33" table:formula="of:=[.$M$6]/[.$M$8]+[.H46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1.6" calcext:value-type="float">
            <text:p>1.6</text:p>
          </table:table-cell>
          <table:table-cell table:style-name="ce33" table:formula="of:=[.J46]/[.$M$8]" office:value-type="float" office:value="3.82323634914309" calcext:value-type="float">
            <text:p>3.8232363491</text:p>
          </table:table-cell>
          <table:table-cell table:style-name="ce33" table:formula="of:=[.$M$6]/[.$M$8]+[.J46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6" calcext:value-type="float">
            <text:p>-6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50]" office:value-type="float" office:value="-66" calcext:value-type="float">
            <text:p>-66</text:p>
          </table:table-cell>
          <table:table-cell table:style-name="ce2" table:formula="of:=-1*[.N150]/[.$M$8]" office:value-type="float" office:value="3.92387405340773" calcext:value-type="float">
            <text:p>3.9238740534</text:p>
          </table:table-cell>
          <table:table-cell table:style-name="ce47" table:formula="of:=[.$M$6]/[.$M$8]+ABS([.N150])*[.$O$6]/([.$M$8]*[.$M$8])" office:value-type="float" office:value="0.00216935254685365" calcext:value-type="float">
            <text:p>0.0021693525</text:p>
          </table:table-cell>
          <table:table-cell table:style-name="ce2" table:formula="of:=[.O150]" office:value-type="float" office:value="-66" calcext:value-type="float">
            <text:p>-66</text:p>
          </table:table-cell>
          <table:table-cell table:style-name="ce2" table:formula="of:=-1*[.P150]/[.$M$8]" office:value-type="float" office:value="3.92287764049422" calcext:value-type="float">
            <text:p>3.9228776405</text:p>
          </table:table-cell>
          <table:table-cell table:style-name="ce47" table:formula="of:=[.$M$6]/[.$M$8]+ABS([.P150])*[.$O$6]/([.$M$8]*[.$M$8])" office:value-type="float" office:value="0.00216905469524538" calcext:value-type="float">
            <text:p>0.0021690547</text:p>
          </table:table-cell>
          <table:table-cell table:style-name="ce2" table:formula="of:=[.Q150]" office:value-type="float" office:value="-36" calcext:value-type="float">
            <text:p>-36</text:p>
          </table:table-cell>
          <table:table-cell table:style-name="ce2" table:formula="of:=-1*[.R150]/[.$M$8]" office:value-type="float" office:value="3.92686329214827" calcext:value-type="float">
            <text:p>3.9268632921</text:p>
          </table:table-cell>
          <table:table-cell table:style-name="ce47" table:formula="of:=[.$M$6]/[.$M$8]+ABS([.R150])*[.$O$6]/([.$M$8]*[.$M$8])" office:value-type="float" office:value="0.00217024610167844" calcext:value-type="float">
            <text:p>0.002170246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table:style-name="ce33" office:value-type="float" office:value="-1.4" calcext:value-type="float">
            <text:p>-1.4</text:p>
          </table:table-cell>
          <table:table-cell table:style-name="ce33" table:formula="of:=[.H47]/[.$M$8]" office:value-type="float" office:value="3.80928656835393" calcext:value-type="float">
            <text:p>3.8092865684</text:p>
          </table:table-cell>
          <table:table-cell table:style-name="ce33" table:formula="of:=[.$M$6]/[.$M$8]+[.H47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1.4" calcext:value-type="float">
            <text:p>1.4</text:p>
          </table:table-cell>
          <table:table-cell table:style-name="ce33" table:formula="of:=[.J47]/[.$M$8]" office:value-type="float" office:value="3.82323634914309" calcext:value-type="float">
            <text:p>3.8232363491</text:p>
          </table:table-cell>
          <table:table-cell table:style-name="ce33" table:formula="of:=[.$M$6]/[.$M$8]+[.J47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5" calcext:value-type="float">
            <text:p>-6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51]" office:value-type="float" office:value="-65" calcext:value-type="float">
            <text:p>-65</text:p>
          </table:table-cell>
          <table:table-cell table:style-name="ce2" table:formula="of:=-1*[.N151]/[.$M$8]" office:value-type="float" office:value="3.92487046632124" calcext:value-type="float">
            <text:p>3.9248704663</text:p>
          </table:table-cell>
          <table:table-cell table:style-name="ce47" table:formula="of:=[.$M$6]/[.$M$8]+ABS([.N151])*[.$O$6]/([.$M$8]*[.$M$8])" office:value-type="float" office:value="0.00216965039846191" calcext:value-type="float">
            <text:p>0.0021696504</text:p>
          </table:table-cell>
          <table:table-cell table:style-name="ce2" table:formula="of:=[.O151]" office:value-type="float" office:value="-65" calcext:value-type="float">
            <text:p>-65</text:p>
          </table:table-cell>
          <table:table-cell table:style-name="ce2" table:formula="of:=-1*[.P151]/[.$M$8]" office:value-type="float" office:value="3.92287764049422" calcext:value-type="float">
            <text:p>3.9228776405</text:p>
          </table:table-cell>
          <table:table-cell table:style-name="ce47" table:formula="of:=[.$M$6]/[.$M$8]+ABS([.P151])*[.$O$6]/([.$M$8]*[.$M$8])" office:value-type="float" office:value="0.00216905469524538" calcext:value-type="float">
            <text:p>0.0021690547</text:p>
          </table:table-cell>
          <table:table-cell table:style-name="ce2" table:formula="of:=[.Q151]" office:value-type="float" office:value="-35" calcext:value-type="float">
            <text:p>-35</text:p>
          </table:table-cell>
          <table:table-cell table:style-name="ce2" table:formula="of:=-1*[.R151]/[.$M$8]" office:value-type="float" office:value="3.92686329214827" calcext:value-type="float">
            <text:p>3.9268632921</text:p>
          </table:table-cell>
          <table:table-cell table:style-name="ce47" table:formula="of:=[.$M$6]/[.$M$8]+ABS([.R151])*[.$O$6]/([.$M$8]*[.$M$8])" office:value-type="float" office:value="0.00217024610167844" calcext:value-type="float">
            <text:p>0.002170246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1.2" calcext:value-type="float">
            <text:p>-1.2</text:p>
          </table:table-cell>
          <table:table-cell table:style-name="ce33" table:formula="of:=[.H48]/[.$M$8]" office:value-type="float" office:value="3.80928656835393" calcext:value-type="float">
            <text:p>3.8092865684</text:p>
          </table:table-cell>
          <table:table-cell table:style-name="ce33" table:formula="of:=[.$M$6]/[.$M$8]+[.H48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table:formula="of:=[.J48]/[.$M$8]" office:value-type="float" office:value="3.82223993622957" calcext:value-type="float">
            <text:p>3.8222399362</text:p>
          </table:table-cell>
          <table:table-cell table:style-name="ce33" table:formula="of:=[.$M$6]/[.$M$8]+[.J48]*[.$O$6]/([.$M$8]*[.$M$8])" office:value-type="float" office:value="0.00213897168281075" calcext:value-type="float">
            <text:p>0.0021389717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4" calcext:value-type="float">
            <text:p>-6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52]" office:value-type="float" office:value="-64" calcext:value-type="float">
            <text:p>-64</text:p>
          </table:table-cell>
          <table:table-cell table:style-name="ce2" table:formula="of:=-1*[.N152]/[.$M$8]" office:value-type="float" office:value="3.92487046632124" calcext:value-type="float">
            <text:p>3.9248704663</text:p>
          </table:table-cell>
          <table:table-cell table:style-name="ce47" table:formula="of:=[.$M$6]/[.$M$8]+ABS([.N152])*[.$O$6]/([.$M$8]*[.$M$8])" office:value-type="float" office:value="0.00216965039846191" calcext:value-type="float">
            <text:p>0.0021696504</text:p>
          </table:table-cell>
          <table:table-cell table:style-name="ce2" table:formula="of:=[.O152]" office:value-type="float" office:value="-64" calcext:value-type="float">
            <text:p>-64</text:p>
          </table:table-cell>
          <table:table-cell table:style-name="ce2" table:formula="of:=-1*[.P152]/[.$M$8]" office:value-type="float" office:value="3.92287764049422" calcext:value-type="float">
            <text:p>3.9228776405</text:p>
          </table:table-cell>
          <table:table-cell table:style-name="ce47" table:formula="of:=[.$M$6]/[.$M$8]+ABS([.P152])*[.$O$6]/([.$M$8]*[.$M$8])" office:value-type="float" office:value="0.00216905469524538" calcext:value-type="float">
            <text:p>0.0021690547</text:p>
          </table:table-cell>
          <table:table-cell table:style-name="ce2" table:formula="of:=[.Q152]" office:value-type="float" office:value="-34" calcext:value-type="float">
            <text:p>-34</text:p>
          </table:table-cell>
          <table:table-cell table:style-name="ce2" table:formula="of:=-1*[.R152]/[.$M$8]" office:value-type="float" office:value="3.92686329214827" calcext:value-type="float">
            <text:p>3.9268632921</text:p>
          </table:table-cell>
          <table:table-cell table:style-name="ce47" table:formula="of:=[.$M$6]/[.$M$8]+ABS([.R152])*[.$O$6]/([.$M$8]*[.$M$8])" office:value-type="float" office:value="0.00217024610167844" calcext:value-type="float">
            <text:p>0.002170246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table:style-name="ce33" office:value-type="float" office:value="-1" calcext:value-type="float">
            <text:p>-1</text:p>
          </table:table-cell>
          <table:table-cell table:style-name="ce33" table:formula="of:=[.H49]/[.$M$8]" office:value-type="float" office:value="3.80928656835393" calcext:value-type="float">
            <text:p>3.8092865684</text:p>
          </table:table-cell>
          <table:table-cell table:style-name="ce33" table:formula="of:=[.$M$6]/[.$M$8]+[.H49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J49]/[.$M$8]" office:value-type="float" office:value="3.82124352331606" calcext:value-type="float">
            <text:p>3.8212435233</text:p>
          </table:table-cell>
          <table:table-cell table:style-name="ce33" table:formula="of:=[.$M$6]/[.$M$8]+[.J49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3" calcext:value-type="float">
            <text:p>-6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153]" office:value-type="float" office:value="-63" calcext:value-type="float">
            <text:p>-63</text:p>
          </table:table-cell>
          <table:table-cell table:style-name="ce2" table:formula="of:=-1*[.N153]/[.$M$8]" office:value-type="float" office:value="3.92586687923476" calcext:value-type="float">
            <text:p>3.9258668792</text:p>
          </table:table-cell>
          <table:table-cell table:style-name="ce47" table:formula="of:=[.$M$6]/[.$M$8]+ABS([.N153])*[.$O$6]/([.$M$8]*[.$M$8])" office:value-type="float" office:value="0.00216994825007017" calcext:value-type="float">
            <text:p>0.0021699483</text:p>
          </table:table-cell>
          <table:table-cell table:style-name="ce2" table:formula="of:=[.O153]" office:value-type="float" office:value="-63" calcext:value-type="float">
            <text:p>-63</text:p>
          </table:table-cell>
          <table:table-cell table:style-name="ce2" table:formula="of:=-1*[.P153]/[.$M$8]" office:value-type="float" office:value="3.92287764049422" calcext:value-type="float">
            <text:p>3.9228776405</text:p>
          </table:table-cell>
          <table:table-cell table:style-name="ce47" table:formula="of:=[.$M$6]/[.$M$8]+ABS([.P153])*[.$O$6]/([.$M$8]*[.$M$8])" office:value-type="float" office:value="0.00216905469524538" calcext:value-type="float">
            <text:p>0.0021690547</text:p>
          </table:table-cell>
          <table:table-cell table:style-name="ce2" table:formula="of:=[.Q153]" office:value-type="float" office:value="-33" calcext:value-type="float">
            <text:p>-33</text:p>
          </table:table-cell>
          <table:table-cell table:style-name="ce2" table:formula="of:=-1*[.R153]/[.$M$8]" office:value-type="float" office:value="3.92785970506178" calcext:value-type="float">
            <text:p>3.9278597051</text:p>
          </table:table-cell>
          <table:table-cell table:style-name="ce47" table:formula="of:=[.$M$6]/[.$M$8]+ABS([.R153])*[.$O$6]/([.$M$8]*[.$M$8])" office:value-type="float" office:value="0.0021705439532867" calcext:value-type="float">
            <text:p>0.00217054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table:style-name="ce33" office:value-type="float" office:value="-0.8" calcext:value-type="float">
            <text:p>-0.8</text:p>
          </table:table-cell>
          <table:table-cell table:style-name="ce33" table:formula="of:=[.H50]/[.$M$8]" office:value-type="float" office:value="3.80829015544041" calcext:value-type="float">
            <text:p>3.8082901554</text:p>
          </table:table-cell>
          <table:table-cell table:style-name="ce33" table:formula="of:=[.$M$6]/[.$M$8]+[.H50]*[.$O$6]/([.$M$8]*[.$M$8])" office:value-type="float" office:value="0.00213480176029506" calcext:value-type="float">
            <text:p>0.0021348018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table:formula="of:=[.J50]/[.$M$8]" office:value-type="float" office:value="3.82124352331606" calcext:value-type="float">
            <text:p>3.8212435233</text:p>
          </table:table-cell>
          <table:table-cell table:style-name="ce33" table:formula="of:=[.$M$6]/[.$M$8]+[.J50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2" calcext:value-type="float">
            <text:p>-6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154]" office:value-type="float" office:value="-62" calcext:value-type="float">
            <text:p>-62</text:p>
          </table:table-cell>
          <table:table-cell table:style-name="ce2" table:formula="of:=-1*[.N154]/[.$M$8]" office:value-type="float" office:value="3.92586687923476" calcext:value-type="float">
            <text:p>3.9258668792</text:p>
          </table:table-cell>
          <table:table-cell table:style-name="ce47" table:formula="of:=[.$M$6]/[.$M$8]+ABS([.N154])*[.$O$6]/([.$M$8]*[.$M$8])" office:value-type="float" office:value="0.00216994825007017" calcext:value-type="float">
            <text:p>0.0021699483</text:p>
          </table:table-cell>
          <table:table-cell table:style-name="ce2" table:formula="of:=[.O154]" office:value-type="float" office:value="-62" calcext:value-type="float">
            <text:p>-62</text:p>
          </table:table-cell>
          <table:table-cell table:style-name="ce2" table:formula="of:=-1*[.P154]/[.$M$8]" office:value-type="float" office:value="3.92287764049422" calcext:value-type="float">
            <text:p>3.9228776405</text:p>
          </table:table-cell>
          <table:table-cell table:style-name="ce47" table:formula="of:=[.$M$6]/[.$M$8]+ABS([.P154])*[.$O$6]/([.$M$8]*[.$M$8])" office:value-type="float" office:value="0.00216905469524538" calcext:value-type="float">
            <text:p>0.0021690547</text:p>
          </table:table-cell>
          <table:table-cell table:style-name="ce2" table:formula="of:=[.Q154]" office:value-type="float" office:value="-32" calcext:value-type="float">
            <text:p>-32</text:p>
          </table:table-cell>
          <table:table-cell table:style-name="ce2" table:formula="of:=-1*[.R154]/[.$M$8]" office:value-type="float" office:value="3.92785970506178" calcext:value-type="float">
            <text:p>3.9278597051</text:p>
          </table:table-cell>
          <table:table-cell table:style-name="ce47" table:formula="of:=[.$M$6]/[.$M$8]+ABS([.R154])*[.$O$6]/([.$M$8]*[.$M$8])" office:value-type="float" office:value="0.0021705439532867" calcext:value-type="float">
            <text:p>0.0021705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51" calcext:value-type="float">
            <text:p>0.003851</text:p>
          </table:table-cell>
          <table:table-cell table:number-columns-repeated="2"/>
          <table:table-cell table:style-name="ce33" office:value-type="float" office:value="-0.6" calcext:value-type="float">
            <text:p>-0.6</text:p>
          </table:table-cell>
          <table:table-cell table:style-name="ce33" table:formula="of:=[.H51]/[.$M$8]" office:value-type="float" office:value="3.80829015544041" calcext:value-type="float">
            <text:p>3.8082901554</text:p>
          </table:table-cell>
          <table:table-cell table:style-name="ce33" table:formula="of:=[.$M$6]/[.$M$8]+[.H51]*[.$O$6]/([.$M$8]*[.$M$8])" office:value-type="float" office:value="0.00213480176029506" calcext:value-type="float">
            <text:p>0.0021348018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table:formula="of:=[.J51]/[.$M$8]" office:value-type="float" office:value="3.82024711040255" calcext:value-type="float">
            <text:p>3.8202471104</text:p>
          </table:table-cell>
          <table:table-cell table:style-name="ce33" table:formula="of:=[.$M$6]/[.$M$8]+[.J51]*[.$O$6]/([.$M$8]*[.$M$8])" office:value-type="float" office:value="0.00213837597959423" calcext:value-type="float">
            <text:p>0.002138376</text:p>
          </table:table-cell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1" calcext:value-type="float">
            <text:p>-6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155]" office:value-type="float" office:value="-61" calcext:value-type="float">
            <text:p>-61</text:p>
          </table:table-cell>
          <table:table-cell table:style-name="ce2" table:formula="of:=-1*[.N155]/[.$M$8]" office:value-type="float" office:value="3.92686329214827" calcext:value-type="float">
            <text:p>3.9268632921</text:p>
          </table:table-cell>
          <table:table-cell table:style-name="ce47" table:formula="of:=[.$M$6]/[.$M$8]+ABS([.N155])*[.$O$6]/([.$M$8]*[.$M$8])" office:value-type="float" office:value="0.00217024610167844" calcext:value-type="float">
            <text:p>0.0021702461</text:p>
          </table:table-cell>
          <table:table-cell table:style-name="ce2" table:formula="of:=[.O155]" office:value-type="float" office:value="-61" calcext:value-type="float">
            <text:p>-61</text:p>
          </table:table-cell>
          <table:table-cell table:style-name="ce2" table:formula="of:=-1*[.P155]/[.$M$8]" office:value-type="float" office:value="3.92287764049422" calcext:value-type="float">
            <text:p>3.9228776405</text:p>
          </table:table-cell>
          <table:table-cell table:style-name="ce47" table:formula="of:=[.$M$6]/[.$M$8]+ABS([.P155])*[.$O$6]/([.$M$8]*[.$M$8])" office:value-type="float" office:value="0.00216905469524538" calcext:value-type="float">
            <text:p>0.0021690547</text:p>
          </table:table-cell>
          <table:table-cell table:style-name="ce2" table:formula="of:=[.Q155]" office:value-type="float" office:value="-31" calcext:value-type="float">
            <text:p>-31</text:p>
          </table:table-cell>
          <table:table-cell table:style-name="ce2" table:formula="of:=-1*[.R155]/[.$M$8]" office:value-type="float" office:value="3.92785970506178" calcext:value-type="float">
            <text:p>3.9278597051</text:p>
          </table:table-cell>
          <table:table-cell table:style-name="ce47" table:formula="of:=[.$M$6]/[.$M$8]+ABS([.R155])*[.$O$6]/([.$M$8]*[.$M$8])" office:value-type="float" office:value="0.0021705439532867" calcext:value-type="float">
            <text:p>0.00217054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-0.4" calcext:value-type="float">
            <text:p>-0.4</text:p>
          </table:table-cell>
          <table:table-cell table:style-name="ce33" table:formula="of:=[.H52]/[.$M$8]" office:value-type="float" office:value="3.80829015544041" calcext:value-type="float">
            <text:p>3.8082901554</text:p>
          </table:table-cell>
          <table:table-cell table:style-name="ce33" table:formula="of:=[.$M$6]/[.$M$8]+[.H52]*[.$O$6]/([.$M$8]*[.$M$8])" office:value-type="float" office:value="0.00213480176029506" calcext:value-type="float">
            <text:p>0.0021348018</text:p>
          </table:table-cell>
          <table:table-cell table:style-name="ce33" office:value-type="float" office:value="0.4" calcext:value-type="float">
            <text:p>0.4</text:p>
          </table:table-cell>
          <table:table-cell table:style-name="ce33" table:formula="of:=[.J52]/[.$M$8]" office:value-type="float" office:value="3.81925069748904" calcext:value-type="float">
            <text:p>3.8192506975</text:p>
          </table:table-cell>
          <table:table-cell table:style-name="ce33" table:formula="of:=[.$M$6]/[.$M$8]+[.J52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0" calcext:value-type="float">
            <text:p>-6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156]" office:value-type="float" office:value="-60" calcext:value-type="float">
            <text:p>-60</text:p>
          </table:table-cell>
          <table:table-cell table:style-name="ce2" table:formula="of:=-1*[.N156]/[.$M$8]" office:value-type="float" office:value="3.92785970506178" calcext:value-type="float">
            <text:p>3.9278597051</text:p>
          </table:table-cell>
          <table:table-cell table:style-name="ce47" table:formula="of:=[.$M$6]/[.$M$8]+ABS([.N156])*[.$O$6]/([.$M$8]*[.$M$8])" office:value-type="float" office:value="0.0021705439532867" calcext:value-type="float">
            <text:p>0.002170544</text:p>
          </table:table-cell>
          <table:table-cell table:style-name="ce2" table:formula="of:=[.O156]" office:value-type="float" office:value="-60" calcext:value-type="float">
            <text:p>-60</text:p>
          </table:table-cell>
          <table:table-cell table:style-name="ce2" table:formula="of:=-1*[.P156]/[.$M$8]" office:value-type="float" office:value="3.92287764049422" calcext:value-type="float">
            <text:p>3.9228776405</text:p>
          </table:table-cell>
          <table:table-cell table:style-name="ce47" table:formula="of:=[.$M$6]/[.$M$8]+ABS([.P156])*[.$O$6]/([.$M$8]*[.$M$8])" office:value-type="float" office:value="0.00216905469524538" calcext:value-type="float">
            <text:p>0.0021690547</text:p>
          </table:table-cell>
          <table:table-cell table:style-name="ce2" table:formula="of:=[.Q156]" office:value-type="float" office:value="-30" calcext:value-type="float">
            <text:p>-30</text:p>
          </table:table-cell>
          <table:table-cell table:style-name="ce2" table:formula="of:=-1*[.R156]/[.$M$8]" office:value-type="float" office:value="3.92885611797529" calcext:value-type="float">
            <text:p>3.928856118</text:p>
          </table:table-cell>
          <table:table-cell table:style-name="ce47" table:formula="of:=[.$M$6]/[.$M$8]+ABS([.R156])*[.$O$6]/([.$M$8]*[.$M$8])" office:value-type="float" office:value="0.00217084180489496" calcext:value-type="float">
            <text:p>0.00217084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table:style-name="ce33" office:value-type="float" office:value="-0.2" calcext:value-type="float">
            <text:p>-0.2</text:p>
          </table:table-cell>
          <table:table-cell table:style-name="ce33" table:formula="of:=[.H53]/[.$M$8]" office:value-type="float" office:value="3.80829015544041" calcext:value-type="float">
            <text:p>3.8082901554</text:p>
          </table:table-cell>
          <table:table-cell table:style-name="ce33" table:formula="of:=[.$M$6]/[.$M$8]+[.H53]*[.$O$6]/([.$M$8]*[.$M$8])" office:value-type="float" office:value="0.00213480176029506" calcext:value-type="float">
            <text:p>0.0021348018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table:formula="of:=[.J53]/[.$M$8]" office:value-type="float" office:value="3.81925069748904" calcext:value-type="float">
            <text:p>3.8192506975</text:p>
          </table:table-cell>
          <table:table-cell table:style-name="ce33" table:formula="of:=[.$M$6]/[.$M$8]+[.J53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59" calcext:value-type="float">
            <text:p>-5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59" calcext:value-type="float">
            <text:p>-5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157]" office:value-type="float" office:value="-59" calcext:value-type="float">
            <text:p>-59</text:p>
          </table:table-cell>
          <table:table-cell table:style-name="ce2" table:formula="of:=-1*[.N157]/[.$M$8]" office:value-type="float" office:value="3.92885611797529" calcext:value-type="float">
            <text:p>3.928856118</text:p>
          </table:table-cell>
          <table:table-cell table:style-name="ce47" table:formula="of:=[.$M$6]/[.$M$8]+ABS([.N157])*[.$O$6]/([.$M$8]*[.$M$8])" office:value-type="float" office:value="0.00217084180489496" calcext:value-type="float">
            <text:p>0.0021708418</text:p>
          </table:table-cell>
          <table:table-cell table:style-name="ce2" table:formula="of:=[.O157]" office:value-type="float" office:value="-59" calcext:value-type="float">
            <text:p>-59</text:p>
          </table:table-cell>
          <table:table-cell table:style-name="ce2" table:formula="of:=-1*[.P157]/[.$M$8]" office:value-type="float" office:value="3.92287764049422" calcext:value-type="float">
            <text:p>3.9228776405</text:p>
          </table:table-cell>
          <table:table-cell table:style-name="ce47" table:formula="of:=[.$M$6]/[.$M$8]+ABS([.P157])*[.$O$6]/([.$M$8]*[.$M$8])" office:value-type="float" office:value="0.00216905469524538" calcext:value-type="float">
            <text:p>0.0021690547</text:p>
          </table:table-cell>
          <table:table-cell table:style-name="ce2" table:formula="of:=[.Q157]" office:value-type="float" office:value="-29" calcext:value-type="float">
            <text:p>-29</text:p>
          </table:table-cell>
          <table:table-cell table:style-name="ce2" table:formula="of:=-1*[.R157]/[.$M$8]" office:value-type="float" office:value="3.92885611797529" calcext:value-type="float">
            <text:p>3.928856118</text:p>
          </table:table-cell>
          <table:table-cell table:style-name="ce47" table:formula="of:=[.$M$6]/[.$M$8]+ABS([.R157])*[.$O$6]/([.$M$8]*[.$M$8])" office:value-type="float" office:value="0.00217084180489496" calcext:value-type="float">
            <text:p>0.00217084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style-name="ce33" table:formula="of:=[.H54]/[.$M$8]" office:value-type="float" office:value="3.80928656835393" calcext:value-type="float">
            <text:p>3.8092865684</text:p>
          </table:table-cell>
          <table:table-cell table:style-name="ce33" table:formula="of:=[.$M$6]/[.$M$8]+[.H54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J54]/[.$M$8]" office:value-type="float" office:value="3.81825428457553" calcext:value-type="float">
            <text:p>3.8182542846</text:p>
          </table:table-cell>
          <table:table-cell table:style-name="ce33" table:formula="of:=[.$M$6]/[.$M$8]+[.J54]*[.$O$6]/([.$M$8]*[.$M$8])" office:value-type="float" office:value="0.0021377802763777" calcext:value-type="float">
            <text:p>0.0021377803</text:p>
          </table:table-cell>
          <table:table-cell table:number-columns-repeated="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58" calcext:value-type="float">
            <text:p>-5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158]" office:value-type="float" office:value="-58" calcext:value-type="float">
            <text:p>-58</text:p>
          </table:table-cell>
          <table:table-cell table:style-name="ce2" table:formula="of:=-1*[.N158]/[.$M$8]" office:value-type="float" office:value="3.93084894380231" calcext:value-type="float">
            <text:p>3.9308489438</text:p>
          </table:table-cell>
          <table:table-cell table:style-name="ce47" table:formula="of:=[.$M$6]/[.$M$8]+ABS([.N158])*[.$O$6]/([.$M$8]*[.$M$8])" office:value-type="float" office:value="0.00217143750811149" calcext:value-type="float">
            <text:p>0.0021714375</text:p>
          </table:table-cell>
          <table:table-cell table:style-name="ce2" table:formula="of:=[.O158]" office:value-type="float" office:value="-58" calcext:value-type="float">
            <text:p>-58</text:p>
          </table:table-cell>
          <table:table-cell table:style-name="ce2" table:formula="of:=-1*[.P158]/[.$M$8]" office:value-type="float" office:value="3.92287764049422" calcext:value-type="float">
            <text:p>3.9228776405</text:p>
          </table:table-cell>
          <table:table-cell table:style-name="ce47" table:formula="of:=[.$M$6]/[.$M$8]+ABS([.P158])*[.$O$6]/([.$M$8]*[.$M$8])" office:value-type="float" office:value="0.00216905469524538" calcext:value-type="float">
            <text:p>0.0021690547</text:p>
          </table:table-cell>
          <table:table-cell table:style-name="ce2" table:formula="of:=[.Q158]" office:value-type="float" office:value="-28" calcext:value-type="float">
            <text:p>-28</text:p>
          </table:table-cell>
          <table:table-cell table:style-name="ce2" table:formula="of:=-1*[.R158]/[.$M$8]" office:value-type="float" office:value="3.9298525308888" calcext:value-type="float">
            <text:p>3.9298525309</text:p>
          </table:table-cell>
          <table:table-cell table:style-name="ce47" table:formula="of:=[.$M$6]/[.$M$8]+ABS([.R158])*[.$O$6]/([.$M$8]*[.$M$8])" office:value-type="float" office:value="0.00217113965650323" calcext:value-type="float">
            <text:p>0.002171139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table:style-name="ce33" office:value-type="float" office:value="0.2" calcext:value-type="float">
            <text:p>0.2</text:p>
          </table:table-cell>
          <table:table-cell table:style-name="ce33" table:formula="of:=[.H55]/[.$M$8]" office:value-type="float" office:value="3.80829015544041" calcext:value-type="float">
            <text:p>3.8082901554</text:p>
          </table:table-cell>
          <table:table-cell table:style-name="ce33" table:formula="of:=[.$M$6]/[.$M$8]+[.H55]*[.$O$6]/([.$M$8]*[.$M$8])" office:value-type="float" office:value="0.00213480176029506" calcext:value-type="float">
            <text:p>0.0021348018</text:p>
          </table:table-cell>
          <table:table-cell table:style-name="ce33" office:value-type="float" office:value="-0.2" calcext:value-type="float">
            <text:p>-0.2</text:p>
          </table:table-cell>
          <table:table-cell table:style-name="ce33" table:formula="of:=[.J55]/[.$M$8]" office:value-type="float" office:value="3.81725787166202" calcext:value-type="float">
            <text:p>3.8172578717</text:p>
          </table:table-cell>
          <table:table-cell table:style-name="ce33" table:formula="of:=[.$M$6]/[.$M$8]+[.J55]*[.$O$6]/([.$M$8]*[.$M$8])" office:value-type="float" office:value="0.00213748242476944" calcext:value-type="float">
            <text:p>0.0021374824</text:p>
          </table:table-cell>
          <table:table-cell table:number-columns-repeated="2"/>
          <table:table-cell office:value-type="float" office:value="-57" calcext:value-type="float">
            <text:p>-5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57" calcext:value-type="float">
            <text:p>-5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159]" office:value-type="float" office:value="-57" calcext:value-type="float">
            <text:p>-57</text:p>
          </table:table-cell>
          <table:table-cell table:style-name="ce2" table:formula="of:=-1*[.N159]/[.$M$8]" office:value-type="float" office:value="3.93184535671582" calcext:value-type="float">
            <text:p>3.9318453567</text:p>
          </table:table-cell>
          <table:table-cell table:style-name="ce47" table:formula="of:=[.$M$6]/[.$M$8]+ABS([.N159])*[.$O$6]/([.$M$8]*[.$M$8])" office:value-type="float" office:value="0.00217173535971976" calcext:value-type="float">
            <text:p>0.0021717354</text:p>
          </table:table-cell>
          <table:table-cell table:style-name="ce2" table:formula="of:=[.O159]" office:value-type="float" office:value="-57" calcext:value-type="float">
            <text:p>-57</text:p>
          </table:table-cell>
          <table:table-cell table:style-name="ce2" table:formula="of:=-1*[.P159]/[.$M$8]" office:value-type="float" office:value="3.92387405340773" calcext:value-type="float">
            <text:p>3.9238740534</text:p>
          </table:table-cell>
          <table:table-cell table:style-name="ce47" table:formula="of:=[.$M$6]/[.$M$8]+ABS([.P159])*[.$O$6]/([.$M$8]*[.$M$8])" office:value-type="float" office:value="0.00216935254685365" calcext:value-type="float">
            <text:p>0.0021693525</text:p>
          </table:table-cell>
          <table:table-cell table:style-name="ce2" table:formula="of:=[.Q159]" office:value-type="float" office:value="-27" calcext:value-type="float">
            <text:p>-27</text:p>
          </table:table-cell>
          <table:table-cell table:style-name="ce2" table:formula="of:=-1*[.R159]/[.$M$8]" office:value-type="float" office:value="3.93084894380231" calcext:value-type="float">
            <text:p>3.9308489438</text:p>
          </table:table-cell>
          <table:table-cell table:style-name="ce47" table:formula="of:=[.$M$6]/[.$M$8]+ABS([.R159])*[.$O$6]/([.$M$8]*[.$M$8])" office:value-type="float" office:value="0.00217143750811149" calcext:value-type="float">
            <text:p>0.002171437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table:style-name="ce33" office:value-type="float" office:value="0.4" calcext:value-type="float">
            <text:p>0.4</text:p>
          </table:table-cell>
          <table:table-cell table:style-name="ce33" table:formula="of:=[.H56]/[.$M$8]" office:value-type="float" office:value="3.80829015544041" calcext:value-type="float">
            <text:p>3.8082901554</text:p>
          </table:table-cell>
          <table:table-cell table:style-name="ce33" table:formula="of:=[.$M$6]/[.$M$8]+[.H56]*[.$O$6]/([.$M$8]*[.$M$8])" office:value-type="float" office:value="0.00213480176029506" calcext:value-type="float">
            <text:p>0.0021348018</text:p>
          </table:table-cell>
          <table:table-cell table:style-name="ce33" office:value-type="float" office:value="-0.4" calcext:value-type="float">
            <text:p>-0.4</text:p>
          </table:table-cell>
          <table:table-cell table:style-name="ce33" table:formula="of:=[.J56]/[.$M$8]" office:value-type="float" office:value="3.81626145874851" calcext:value-type="float">
            <text:p>3.8162614587</text:p>
          </table:table-cell>
          <table:table-cell table:style-name="ce33" table:formula="of:=[.$M$6]/[.$M$8]+[.J56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56" calcext:value-type="float">
            <text:p>-5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160]" office:value-type="float" office:value="-56" calcext:value-type="float">
            <text:p>-56</text:p>
          </table:table-cell>
          <table:table-cell table:style-name="ce2" table:formula="of:=-1*[.N160]/[.$M$8]" office:value-type="float" office:value="3.93383818254285" calcext:value-type="float">
            <text:p>3.9338381825</text:p>
          </table:table-cell>
          <table:table-cell table:style-name="ce47" table:formula="of:=[.$M$6]/[.$M$8]+ABS([.N160])*[.$O$6]/([.$M$8]*[.$M$8])" office:value-type="float" office:value="0.00217233106293628" calcext:value-type="float">
            <text:p>0.0021723311</text:p>
          </table:table-cell>
          <table:table-cell table:style-name="ce2" table:formula="of:=[.O160]" office:value-type="float" office:value="-56" calcext:value-type="float">
            <text:p>-56</text:p>
          </table:table-cell>
          <table:table-cell table:style-name="ce2" table:formula="of:=-1*[.P160]/[.$M$8]" office:value-type="float" office:value="3.92387405340773" calcext:value-type="float">
            <text:p>3.9238740534</text:p>
          </table:table-cell>
          <table:table-cell table:style-name="ce47" table:formula="of:=[.$M$6]/[.$M$8]+ABS([.P160])*[.$O$6]/([.$M$8]*[.$M$8])" office:value-type="float" office:value="0.00216935254685365" calcext:value-type="float">
            <text:p>0.0021693525</text:p>
          </table:table-cell>
          <table:table-cell table:style-name="ce2" table:formula="of:=[.Q160]" office:value-type="float" office:value="-26" calcext:value-type="float">
            <text:p>-26</text:p>
          </table:table-cell>
          <table:table-cell table:style-name="ce2" table:formula="of:=-1*[.R160]/[.$M$8]" office:value-type="float" office:value="3.93184535671582" calcext:value-type="float">
            <text:p>3.9318453567</text:p>
          </table:table-cell>
          <table:table-cell table:style-name="ce47" table:formula="of:=[.$M$6]/[.$M$8]+ABS([.R160])*[.$O$6]/([.$M$8]*[.$M$8])" office:value-type="float" office:value="0.00217173535971976" calcext:value-type="float">
            <text:p>0.002171735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table:style-name="ce33" office:value-type="float" office:value="0.6" calcext:value-type="float">
            <text:p>0.6</text:p>
          </table:table-cell>
          <table:table-cell table:style-name="ce33" table:formula="of:=[.H57]/[.$M$8]" office:value-type="float" office:value="3.80928656835393" calcext:value-type="float">
            <text:p>3.8092865684</text:p>
          </table:table-cell>
          <table:table-cell table:style-name="ce33" table:formula="of:=[.$M$6]/[.$M$8]+[.H57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-0.6" calcext:value-type="float">
            <text:p>-0.6</text:p>
          </table:table-cell>
          <table:table-cell table:style-name="ce33" table:formula="of:=[.J57]/[.$M$8]" office:value-type="float" office:value="3.81626145874851" calcext:value-type="float">
            <text:p>3.8162614587</text:p>
          </table:table-cell>
          <table:table-cell table:style-name="ce33" table:formula="of:=[.$M$6]/[.$M$8]+[.J57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5" calcext:value-type="float">
            <text:p>-55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55" calcext:value-type="float">
            <text:p>-5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161]" office:value-type="float" office:value="-55" calcext:value-type="float">
            <text:p>-55</text:p>
          </table:table-cell>
          <table:table-cell table:style-name="ce2" table:formula="of:=-1*[.N161]/[.$M$8]" office:value-type="float" office:value="3.93483459545636" calcext:value-type="float">
            <text:p>3.9348345955</text:p>
          </table:table-cell>
          <table:table-cell table:style-name="ce47" table:formula="of:=[.$M$6]/[.$M$8]+ABS([.N161])*[.$O$6]/([.$M$8]*[.$M$8])" office:value-type="float" office:value="0.00217262891454455" calcext:value-type="float">
            <text:p>0.0021726289</text:p>
          </table:table-cell>
          <table:table-cell table:style-name="ce2" table:formula="of:=[.O161]" office:value-type="float" office:value="-55" calcext:value-type="float">
            <text:p>-55</text:p>
          </table:table-cell>
          <table:table-cell table:style-name="ce2" table:formula="of:=-1*[.P161]/[.$M$8]" office:value-type="float" office:value="3.92387405340773" calcext:value-type="float">
            <text:p>3.9238740534</text:p>
          </table:table-cell>
          <table:table-cell table:style-name="ce47" table:formula="of:=[.$M$6]/[.$M$8]+ABS([.P161])*[.$O$6]/([.$M$8]*[.$M$8])" office:value-type="float" office:value="0.00216935254685365" calcext:value-type="float">
            <text:p>0.0021693525</text:p>
          </table:table-cell>
          <table:table-cell table:style-name="ce2" table:formula="of:=[.Q161]" office:value-type="float" office:value="-25" calcext:value-type="float">
            <text:p>-25</text:p>
          </table:table-cell>
          <table:table-cell table:style-name="ce2" table:formula="of:=-1*[.R161]/[.$M$8]" office:value-type="float" office:value="3.93284176962933" calcext:value-type="float">
            <text:p>3.9328417696</text:p>
          </table:table-cell>
          <table:table-cell table:style-name="ce47" table:formula="of:=[.$M$6]/[.$M$8]+ABS([.R161])*[.$O$6]/([.$M$8]*[.$M$8])" office:value-type="float" office:value="0.00217203321132802" calcext:value-type="float">
            <text:p>0.00217203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table:style-name="ce33" office:value-type="float" office:value="0.8" calcext:value-type="float">
            <text:p>0.8</text:p>
          </table:table-cell>
          <table:table-cell table:style-name="ce33" table:formula="of:=[.H58]/[.$M$8]" office:value-type="float" office:value="3.81028298126744" calcext:value-type="float">
            <text:p>3.8102829813</text:p>
          </table:table-cell>
          <table:table-cell table:style-name="ce33" table:formula="of:=[.$M$6]/[.$M$8]+[.H58]*[.$O$6]/([.$M$8]*[.$M$8])" office:value-type="float" office:value="0.00213539746351159" calcext:value-type="float">
            <text:p>0.0021353975</text:p>
          </table:table-cell>
          <table:table-cell table:style-name="ce33" office:value-type="float" office:value="-0.8" calcext:value-type="float">
            <text:p>-0.8</text:p>
          </table:table-cell>
          <table:table-cell table:style-name="ce33" table:formula="of:=[.J58]/[.$M$8]" office:value-type="float" office:value="3.81526504583499" calcext:value-type="float">
            <text:p>3.8152650458</text:p>
          </table:table-cell>
          <table:table-cell table:style-name="ce33" table:formula="of:=[.$M$6]/[.$M$8]+[.J58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4" calcext:value-type="float">
            <text:p>-5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4" calcext:value-type="float">
            <text:p>-5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style-name="ce2" table:formula="of:=[.M162]" office:value-type="float" office:value="-54" calcext:value-type="float">
            <text:p>-54</text:p>
          </table:table-cell>
          <table:table-cell table:style-name="ce2" table:formula="of:=-1*[.N162]/[.$M$8]" office:value-type="float" office:value="3.93682742128338" calcext:value-type="float">
            <text:p>3.9368274213</text:p>
          </table:table-cell>
          <table:table-cell table:style-name="ce47" table:formula="of:=[.$M$6]/[.$M$8]+ABS([.N162])*[.$O$6]/([.$M$8]*[.$M$8])" office:value-type="float" office:value="0.00217322461776107" calcext:value-type="float">
            <text:p>0.0021732246</text:p>
          </table:table-cell>
          <table:table-cell table:style-name="ce2" table:formula="of:=[.O162]" office:value-type="float" office:value="-54" calcext:value-type="float">
            <text:p>-54</text:p>
          </table:table-cell>
          <table:table-cell table:style-name="ce2" table:formula="of:=-1*[.P162]/[.$M$8]" office:value-type="float" office:value="3.92387405340773" calcext:value-type="float">
            <text:p>3.9238740534</text:p>
          </table:table-cell>
          <table:table-cell table:style-name="ce47" table:formula="of:=[.$M$6]/[.$M$8]+ABS([.P162])*[.$O$6]/([.$M$8]*[.$M$8])" office:value-type="float" office:value="0.00216935254685365" calcext:value-type="float">
            <text:p>0.0021693525</text:p>
          </table:table-cell>
          <table:table-cell table:style-name="ce2" table:formula="of:=[.Q162]" office:value-type="float" office:value="-24" calcext:value-type="float">
            <text:p>-24</text:p>
          </table:table-cell>
          <table:table-cell table:style-name="ce2" table:formula="of:=-1*[.R162]/[.$M$8]" office:value-type="float" office:value="3.93383818254285" calcext:value-type="float">
            <text:p>3.9338381825</text:p>
          </table:table-cell>
          <table:table-cell table:style-name="ce47" table:formula="of:=[.$M$6]/[.$M$8]+ABS([.R162])*[.$O$6]/([.$M$8]*[.$M$8])" office:value-type="float" office:value="0.00217233106293628" calcext:value-type="float">
            <text:p>0.00217233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3" table:formula="of:=[.H59]/[.$M$8]" office:value-type="float" office:value="3.80928656835393" calcext:value-type="float">
            <text:p>3.8092865684</text:p>
          </table:table-cell>
          <table:table-cell table:style-name="ce33" table:formula="of:=[.$M$6]/[.$M$8]+[.H59]*[.$O$6]/([.$M$8]*[.$M$8])" office:value-type="float" office:value="0.00213509961190333" calcext:value-type="float">
            <text:p>0.0021350996</text:p>
          </table:table-cell>
          <table:table-cell table:style-name="ce33" office:value-type="float" office:value="-1" calcext:value-type="float">
            <text:p>-1</text:p>
          </table:table-cell>
          <table:table-cell table:style-name="ce33" table:formula="of:=[.J59]/[.$M$8]" office:value-type="float" office:value="3.81526504583499" calcext:value-type="float">
            <text:p>3.8152650458</text:p>
          </table:table-cell>
          <table:table-cell table:style-name="ce33" table:formula="of:=[.$M$6]/[.$M$8]+[.J59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3" calcext:value-type="float">
            <text:p>-53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53" calcext:value-type="float">
            <text:p>-5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style-name="ce2" table:formula="of:=[.M163]" office:value-type="float" office:value="-53" calcext:value-type="float">
            <text:p>-53</text:p>
          </table:table-cell>
          <table:table-cell table:style-name="ce2" table:formula="of:=-1*[.N163]/[.$M$8]" office:value-type="float" office:value="3.93981666002391" calcext:value-type="float">
            <text:p>3.93981666</text:p>
          </table:table-cell>
          <table:table-cell table:style-name="ce47" table:formula="of:=[.$M$6]/[.$M$8]+ABS([.N163])*[.$O$6]/([.$M$8]*[.$M$8])" office:value-type="float" office:value="0.00217411817258586" calcext:value-type="float">
            <text:p>0.0021741182</text:p>
          </table:table-cell>
          <table:table-cell table:style-name="ce2" table:formula="of:=[.O163]" office:value-type="float" office:value="-53" calcext:value-type="float">
            <text:p>-53</text:p>
          </table:table-cell>
          <table:table-cell table:style-name="ce2" table:formula="of:=-1*[.P163]/[.$M$8]" office:value-type="float" office:value="3.92387405340773" calcext:value-type="float">
            <text:p>3.9238740534</text:p>
          </table:table-cell>
          <table:table-cell table:style-name="ce47" table:formula="of:=[.$M$6]/[.$M$8]+ABS([.P163])*[.$O$6]/([.$M$8]*[.$M$8])" office:value-type="float" office:value="0.00216935254685365" calcext:value-type="float">
            <text:p>0.0021693525</text:p>
          </table:table-cell>
          <table:table-cell table:style-name="ce2" table:formula="of:=[.Q163]" office:value-type="float" office:value="-23" calcext:value-type="float">
            <text:p>-23</text:p>
          </table:table-cell>
          <table:table-cell table:style-name="ce2" table:formula="of:=-1*[.R163]/[.$M$8]" office:value-type="float" office:value="3.93483459545636" calcext:value-type="float">
            <text:p>3.9348345955</text:p>
          </table:table-cell>
          <table:table-cell table:style-name="ce47" table:formula="of:=[.$M$6]/[.$M$8]+ABS([.R163])*[.$O$6]/([.$M$8]*[.$M$8])" office:value-type="float" office:value="0.00217262891454455" calcext:value-type="float">
            <text:p>0.002172628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table:style-name="ce33" office:value-type="float" office:value="1.2" calcext:value-type="float">
            <text:p>1.2</text:p>
          </table:table-cell>
          <table:table-cell table:style-name="ce33" table:formula="of:=[.H60]/[.$M$8]" office:value-type="float" office:value="3.81028298126744" calcext:value-type="float">
            <text:p>3.8102829813</text:p>
          </table:table-cell>
          <table:table-cell table:style-name="ce33" table:formula="of:=[.$M$6]/[.$M$8]+[.H60]*[.$O$6]/([.$M$8]*[.$M$8])" office:value-type="float" office:value="0.00213539746351159" calcext:value-type="float">
            <text:p>0.0021353975</text:p>
          </table:table-cell>
          <table:table-cell table:style-name="ce33" office:value-type="float" office:value="-1.2" calcext:value-type="float">
            <text:p>-1.2</text:p>
          </table:table-cell>
          <table:table-cell table:style-name="ce33" table:formula="of:=[.J60]/[.$M$8]" office:value-type="float" office:value="3.81526504583499" calcext:value-type="float">
            <text:p>3.8152650458</text:p>
          </table:table-cell>
          <table:table-cell table:style-name="ce33" table:formula="of:=[.$M$6]/[.$M$8]+[.J60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2" calcext:value-type="float">
            <text:p>-5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52" calcext:value-type="float">
            <text:p>-5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2" calcext:value-type="float">
            <text:p>-22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style-name="ce2" table:formula="of:=[.M164]" office:value-type="float" office:value="-52" calcext:value-type="float">
            <text:p>-52</text:p>
          </table:table-cell>
          <table:table-cell table:style-name="ce2" table:formula="of:=-1*[.N164]/[.$M$8]" office:value-type="float" office:value="3.94180948585094" calcext:value-type="float">
            <text:p>3.9418094859</text:p>
          </table:table-cell>
          <table:table-cell table:style-name="ce47" table:formula="of:=[.$M$6]/[.$M$8]+ABS([.N164])*[.$O$6]/([.$M$8]*[.$M$8])" office:value-type="float" office:value="0.00217471387580239" calcext:value-type="float">
            <text:p>0.0021747139</text:p>
          </table:table-cell>
          <table:table-cell table:style-name="ce2" table:formula="of:=[.O164]" office:value-type="float" office:value="-52" calcext:value-type="float">
            <text:p>-52</text:p>
          </table:table-cell>
          <table:table-cell table:style-name="ce2" table:formula="of:=-1*[.P164]/[.$M$8]" office:value-type="float" office:value="3.92387405340773" calcext:value-type="float">
            <text:p>3.9238740534</text:p>
          </table:table-cell>
          <table:table-cell table:style-name="ce47" table:formula="of:=[.$M$6]/[.$M$8]+ABS([.P164])*[.$O$6]/([.$M$8]*[.$M$8])" office:value-type="float" office:value="0.00216935254685365" calcext:value-type="float">
            <text:p>0.0021693525</text:p>
          </table:table-cell>
          <table:table-cell table:style-name="ce2" table:formula="of:=[.Q164]" office:value-type="float" office:value="-22" calcext:value-type="float">
            <text:p>-22</text:p>
          </table:table-cell>
          <table:table-cell table:style-name="ce2" table:formula="of:=-1*[.R164]/[.$M$8]" office:value-type="float" office:value="3.93682742128338" calcext:value-type="float">
            <text:p>3.9368274213</text:p>
          </table:table-cell>
          <table:table-cell table:style-name="ce47" table:formula="of:=[.$M$6]/[.$M$8]+ABS([.R164])*[.$O$6]/([.$M$8]*[.$M$8])" office:value-type="float" office:value="0.00217322461776107" calcext:value-type="float">
            <text:p>0.00217322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table:style-name="ce33" office:value-type="float" office:value="1.4" calcext:value-type="float">
            <text:p>1.4</text:p>
          </table:table-cell>
          <table:table-cell table:style-name="ce33" table:formula="of:=[.H61]/[.$M$8]" office:value-type="float" office:value="3.81127939418095" calcext:value-type="float">
            <text:p>3.8112793942</text:p>
          </table:table-cell>
          <table:table-cell table:style-name="ce33" table:formula="of:=[.$M$6]/[.$M$8]+[.H61]*[.$O$6]/([.$M$8]*[.$M$8])" office:value-type="float" office:value="0.00213569531511985" calcext:value-type="float">
            <text:p>0.0021356953</text:p>
          </table:table-cell>
          <table:table-cell table:style-name="ce33" office:value-type="float" office:value="-1.4" calcext:value-type="float">
            <text:p>-1.4</text:p>
          </table:table-cell>
          <table:table-cell table:style-name="ce33" table:formula="of:=[.J61]/[.$M$8]" office:value-type="float" office:value="3.81426863292148" calcext:value-type="float">
            <text:p>3.8142686329</text:p>
          </table:table-cell>
          <table:table-cell table:style-name="ce33" table:formula="of:=[.$M$6]/[.$M$8]+[.J6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51" calcext:value-type="float">
            <text:p>-5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1" calcext:value-type="float">
            <text:p>-21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style-name="ce2" table:formula="of:=[.M165]" office:value-type="float" office:value="-51" calcext:value-type="float">
            <text:p>-51</text:p>
          </table:table-cell>
          <table:table-cell table:style-name="ce2" table:formula="of:=-1*[.N165]/[.$M$8]" office:value-type="float" office:value="3.94579513750498" calcext:value-type="float">
            <text:p>3.9457951375</text:p>
          </table:table-cell>
          <table:table-cell table:style-name="ce47" table:formula="of:=[.$M$6]/[.$M$8]+ABS([.N165])*[.$O$6]/([.$M$8]*[.$M$8])" office:value-type="float" office:value="0.00217590528223545" calcext:value-type="float">
            <text:p>0.0021759053</text:p>
          </table:table-cell>
          <table:table-cell table:style-name="ce2" table:formula="of:=[.O165]" office:value-type="float" office:value="-51" calcext:value-type="float">
            <text:p>-51</text:p>
          </table:table-cell>
          <table:table-cell table:style-name="ce2" table:formula="of:=-1*[.P165]/[.$M$8]" office:value-type="float" office:value="3.92387405340773" calcext:value-type="float">
            <text:p>3.9238740534</text:p>
          </table:table-cell>
          <table:table-cell table:style-name="ce47" table:formula="of:=[.$M$6]/[.$M$8]+ABS([.P165])*[.$O$6]/([.$M$8]*[.$M$8])" office:value-type="float" office:value="0.00216935254685365" calcext:value-type="float">
            <text:p>0.0021693525</text:p>
          </table:table-cell>
          <table:table-cell table:style-name="ce2" table:formula="of:=[.Q165]" office:value-type="float" office:value="-21" calcext:value-type="float">
            <text:p>-21</text:p>
          </table:table-cell>
          <table:table-cell table:style-name="ce2" table:formula="of:=-1*[.R165]/[.$M$8]" office:value-type="float" office:value="3.9388202471104" calcext:value-type="float">
            <text:p>3.9388202471</text:p>
          </table:table-cell>
          <table:table-cell table:style-name="ce47" table:formula="of:=[.$M$6]/[.$M$8]+ABS([.R165])*[.$O$6]/([.$M$8]*[.$M$8])" office:value-type="float" office:value="0.0021738203209776" calcext:value-type="float">
            <text:p>0.002173820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table:style-name="ce33" office:value-type="float" office:value="1.6" calcext:value-type="float">
            <text:p>1.6</text:p>
          </table:table-cell>
          <table:table-cell table:style-name="ce33" table:formula="of:=[.H62]/[.$M$8]" office:value-type="float" office:value="3.81127939418095" calcext:value-type="float">
            <text:p>3.8112793942</text:p>
          </table:table-cell>
          <table:table-cell table:style-name="ce33" table:formula="of:=[.$M$6]/[.$M$8]+[.H62]*[.$O$6]/([.$M$8]*[.$M$8])" office:value-type="float" office:value="0.00213569531511985" calcext:value-type="float">
            <text:p>0.0021356953</text:p>
          </table:table-cell>
          <table:table-cell table:style-name="ce33" office:value-type="float" office:value="-1.6" calcext:value-type="float">
            <text:p>-1.6</text:p>
          </table:table-cell>
          <table:table-cell table:style-name="ce33" table:formula="of:=[.J62]/[.$M$8]" office:value-type="float" office:value="3.81327222000797" calcext:value-type="float">
            <text:p>3.81327222</text:p>
          </table:table-cell>
          <table:table-cell table:style-name="ce33" table:formula="of:=[.$M$6]/[.$M$8]+[.J6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0" calcext:value-type="float">
            <text:p>-20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style-name="ce2" table:formula="of:=[.M166]" office:value-type="float" office:value="-50" calcext:value-type="float">
            <text:p>-50</text:p>
          </table:table-cell>
          <table:table-cell table:style-name="ce2" table:formula="of:=-1*[.N166]/[.$M$8]" office:value-type="float" office:value="3.94878437624552" calcext:value-type="float">
            <text:p>3.9487843762</text:p>
          </table:table-cell>
          <table:table-cell table:style-name="ce47" table:formula="of:=[.$M$6]/[.$M$8]+ABS([.N166])*[.$O$6]/([.$M$8]*[.$M$8])" office:value-type="float" office:value="0.00217679883706024" calcext:value-type="float">
            <text:p>0.0021767988</text:p>
          </table:table-cell>
          <table:table-cell table:style-name="ce2" table:formula="of:=[.O166]" office:value-type="float" office:value="-50" calcext:value-type="float">
            <text:p>-50</text:p>
          </table:table-cell>
          <table:table-cell table:style-name="ce2" table:formula="of:=-1*[.P166]/[.$M$8]" office:value-type="float" office:value="3.92387405340773" calcext:value-type="float">
            <text:p>3.9238740534</text:p>
          </table:table-cell>
          <table:table-cell table:style-name="ce47" table:formula="of:=[.$M$6]/[.$M$8]+ABS([.P166])*[.$O$6]/([.$M$8]*[.$M$8])" office:value-type="float" office:value="0.00216935254685365" calcext:value-type="float">
            <text:p>0.0021693525</text:p>
          </table:table-cell>
          <table:table-cell table:style-name="ce2" table:formula="of:=[.Q166]" office:value-type="float" office:value="-20" calcext:value-type="float">
            <text:p>-20</text:p>
          </table:table-cell>
          <table:table-cell table:style-name="ce2" table:formula="of:=-1*[.R166]/[.$M$8]" office:value-type="float" office:value="3.94280589876445" calcext:value-type="float">
            <text:p>3.9428058988</text:p>
          </table:table-cell>
          <table:table-cell table:style-name="ce47" table:formula="of:=[.$M$6]/[.$M$8]+ABS([.R166])*[.$O$6]/([.$M$8]*[.$M$8])" office:value-type="float" office:value="0.00217501172741066" calcext:value-type="float">
            <text:p>0.00217501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.92686329214827" calcext:value-type="float">
            <text:p>3.9268632921</text:p>
          </table:table-cell>
          <table:table-cell table:style-name="ce47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table:style-name="ce33" office:value-type="float" office:value="1.8" calcext:value-type="float">
            <text:p>1.8</text:p>
          </table:table-cell>
          <table:table-cell table:style-name="ce33" table:formula="of:=[.H63]/[.$M$8]" office:value-type="float" office:value="3.81227580709446" calcext:value-type="float">
            <text:p>3.8122758071</text:p>
          </table:table-cell>
          <table:table-cell table:style-name="ce33" table:formula="of:=[.$M$6]/[.$M$8]+[.H63]*[.$O$6]/([.$M$8]*[.$M$8])" office:value-type="float" office:value="0.00213599316672812" calcext:value-type="float">
            <text:p>0.0021359932</text:p>
          </table:table-cell>
          <table:table-cell table:style-name="ce33" office:value-type="float" office:value="-1.8" calcext:value-type="float">
            <text:p>-1.8</text:p>
          </table:table-cell>
          <table:table-cell table:style-name="ce33" table:formula="of:=[.J63]/[.$M$8]" office:value-type="float" office:value="3.81327222000797" calcext:value-type="float">
            <text:p>3.81327222</text:p>
          </table:table-cell>
          <table:table-cell table:style-name="ce33" table:formula="of:=[.$M$6]/[.$M$8]+[.J6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style-name="ce2" table:formula="of:=[.M167]" office:value-type="float" office:value="-49" calcext:value-type="float">
            <text:p>-49</text:p>
          </table:table-cell>
          <table:table-cell table:style-name="ce2" table:formula="of:=-1*[.N167]/[.$M$8]" office:value-type="float" office:value="3.95376644081307" calcext:value-type="float">
            <text:p>3.9537664408</text:p>
          </table:table-cell>
          <table:table-cell table:style-name="ce47" table:formula="of:=[.$M$6]/[.$M$8]+ABS([.N167])*[.$O$6]/([.$M$8]*[.$M$8])" office:value-type="float" office:value="0.00217828809510156" calcext:value-type="float">
            <text:p>0.0021782881</text:p>
          </table:table-cell>
          <table:table-cell table:style-name="ce2" table:formula="of:=[.O167]" office:value-type="float" office:value="-49" calcext:value-type="float">
            <text:p>-49</text:p>
          </table:table-cell>
          <table:table-cell table:style-name="ce2" table:formula="of:=-1*[.P167]/[.$M$8]" office:value-type="float" office:value="3.92487046632124" calcext:value-type="float">
            <text:p>3.9248704663</text:p>
          </table:table-cell>
          <table:table-cell table:style-name="ce47" table:formula="of:=[.$M$6]/[.$M$8]+ABS([.P167])*[.$O$6]/([.$M$8]*[.$M$8])" office:value-type="float" office:value="0.00216965039846191" calcext:value-type="float">
            <text:p>0.0021696504</text:p>
          </table:table-cell>
          <table:table-cell table:style-name="ce2" table:formula="of:=[.Q167]" office:value-type="float" office:value="-19" calcext:value-type="float">
            <text:p>-19</text:p>
          </table:table-cell>
          <table:table-cell table:style-name="ce2" table:formula="of:=-1*[.R167]/[.$M$8]" office:value-type="float" office:value="3.94579513750498" calcext:value-type="float">
            <text:p>3.9457951375</text:p>
          </table:table-cell>
          <table:table-cell table:style-name="ce47" table:formula="of:=[.$M$6]/[.$M$8]+ABS([.R167])*[.$O$6]/([.$M$8]*[.$M$8])" office:value-type="float" office:value="0.00217590528223545" calcext:value-type="float">
            <text:p>0.00217590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92686329214827" calcext:value-type="float">
            <text:p>3.9268632921</text:p>
          </table:table-cell>
          <table:table-cell table:style-name="ce47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33" table:formula="of:=[.H64]/[.$M$8]" office:value-type="float" office:value="3.81327222000797" calcext:value-type="float">
            <text:p>3.81327222</text:p>
          </table:table-cell>
          <table:table-cell table:style-name="ce33" table:formula="of:=[.$M$6]/[.$M$8]+[.H64]*[.$O$6]/([.$M$8]*[.$M$8])" office:value-type="float" office:value="0.00213629101833638" calcext:value-type="float">
            <text:p>0.002136291</text:p>
          </table:table-cell>
          <table:table-cell table:style-name="ce33" office:value-type="float" office:value="-2" calcext:value-type="float">
            <text:p>-2</text:p>
          </table:table-cell>
          <table:table-cell table:style-name="ce33" table:formula="of:=[.J64]/[.$M$8]" office:value-type="float" office:value="3.81227580709446" calcext:value-type="float">
            <text:p>3.8122758071</text:p>
          </table:table-cell>
          <table:table-cell table:style-name="ce33" table:formula="of:=[.$M$6]/[.$M$8]+[.J6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style-name="ce2" table:formula="of:=[.M168]" office:value-type="float" office:value="-48" calcext:value-type="float">
            <text:p>-48</text:p>
          </table:table-cell>
          <table:table-cell table:style-name="ce2" table:formula="of:=-1*[.N168]/[.$M$8]" office:value-type="float" office:value="3.95675567955361" calcext:value-type="float">
            <text:p>3.9567556796</text:p>
          </table:table-cell>
          <table:table-cell table:style-name="ce47" table:formula="of:=[.$M$6]/[.$M$8]+ABS([.N168])*[.$O$6]/([.$M$8]*[.$M$8])" office:value-type="float" office:value="0.00217918164992635" calcext:value-type="float">
            <text:p>0.0021791816</text:p>
          </table:table-cell>
          <table:table-cell table:style-name="ce2" table:formula="of:=[.O168]" office:value-type="float" office:value="-48" calcext:value-type="float">
            <text:p>-48</text:p>
          </table:table-cell>
          <table:table-cell table:style-name="ce2" table:formula="of:=-1*[.P168]/[.$M$8]" office:value-type="float" office:value="3.92487046632124" calcext:value-type="float">
            <text:p>3.9248704663</text:p>
          </table:table-cell>
          <table:table-cell table:style-name="ce47" table:formula="of:=[.$M$6]/[.$M$8]+ABS([.P168])*[.$O$6]/([.$M$8]*[.$M$8])" office:value-type="float" office:value="0.00216965039846191" calcext:value-type="float">
            <text:p>0.0021696504</text:p>
          </table:table-cell>
          <table:table-cell table:style-name="ce2" table:formula="of:=[.Q168]" office:value-type="float" office:value="-18" calcext:value-type="float">
            <text:p>-18</text:p>
          </table:table-cell>
          <table:table-cell table:style-name="ce2" table:formula="of:=-1*[.R168]/[.$M$8]" office:value-type="float" office:value="3.94978078915903" calcext:value-type="float">
            <text:p>3.9497807892</text:p>
          </table:table-cell>
          <table:table-cell table:style-name="ce47" table:formula="of:=[.$M$6]/[.$M$8]+ABS([.R168])*[.$O$6]/([.$M$8]*[.$M$8])" office:value-type="float" office:value="0.0021770966886685" calcext:value-type="float">
            <text:p>0.002177096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.92785970506178" calcext:value-type="float">
            <text:p>3.9278597051</text:p>
          </table:table-cell>
          <table:table-cell table:style-name="ce47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table:style-name="ce33" office:value-type="float" office:value="2.2" calcext:value-type="float">
            <text:p>2.2</text:p>
          </table:table-cell>
          <table:table-cell table:style-name="ce33" table:formula="of:=[.H65]/[.$M$8]" office:value-type="float" office:value="3.81327222000797" calcext:value-type="float">
            <text:p>3.81327222</text:p>
          </table:table-cell>
          <table:table-cell table:style-name="ce33" table:formula="of:=[.$M$6]/[.$M$8]+[.H65]*[.$O$6]/([.$M$8]*[.$M$8])" office:value-type="float" office:value="0.00213629101833638" calcext:value-type="float">
            <text:p>0.002136291</text:p>
          </table:table-cell>
          <table:table-cell table:style-name="ce33" office:value-type="float" office:value="-2.2" calcext:value-type="float">
            <text:p>-2.2</text:p>
          </table:table-cell>
          <table:table-cell table:style-name="ce33" table:formula="of:=[.J65]/[.$M$8]" office:value-type="float" office:value="3.81127939418095" calcext:value-type="float">
            <text:p>3.8112793942</text:p>
          </table:table-cell>
          <table:table-cell table:style-name="ce33" table:formula="of:=[.$M$6]/[.$M$8]+[.J65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7" calcext:value-type="float">
            <text:p>-17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style-name="ce2" table:formula="of:=[.M169]" office:value-type="float" office:value="-47" calcext:value-type="float">
            <text:p>-47</text:p>
          </table:table-cell>
          <table:table-cell table:style-name="ce2" table:formula="of:=-1*[.N169]/[.$M$8]" office:value-type="float" office:value="3.96273415703468" calcext:value-type="float">
            <text:p>3.962734157</text:p>
          </table:table-cell>
          <table:table-cell table:style-name="ce47" table:formula="of:=[.$M$6]/[.$M$8]+ABS([.N169])*[.$O$6]/([.$M$8]*[.$M$8])" office:value-type="float" office:value="0.00218096875957593" calcext:value-type="float">
            <text:p>0.0021809688</text:p>
          </table:table-cell>
          <table:table-cell table:style-name="ce2" table:formula="of:=[.O169]" office:value-type="float" office:value="-47" calcext:value-type="float">
            <text:p>-47</text:p>
          </table:table-cell>
          <table:table-cell table:style-name="ce2" table:formula="of:=-1*[.P169]/[.$M$8]" office:value-type="float" office:value="3.92487046632124" calcext:value-type="float">
            <text:p>3.9248704663</text:p>
          </table:table-cell>
          <table:table-cell table:style-name="ce47" table:formula="of:=[.$M$6]/[.$M$8]+ABS([.P169])*[.$O$6]/([.$M$8]*[.$M$8])" office:value-type="float" office:value="0.00216965039846191" calcext:value-type="float">
            <text:p>0.0021696504</text:p>
          </table:table-cell>
          <table:table-cell table:style-name="ce2" table:formula="of:=[.Q169]" office:value-type="float" office:value="-17" calcext:value-type="float">
            <text:p>-17</text:p>
          </table:table-cell>
          <table:table-cell table:style-name="ce2" table:formula="of:=-1*[.R169]/[.$M$8]" office:value-type="float" office:value="3.9557592666401" calcext:value-type="float">
            <text:p>3.9557592666</text:p>
          </table:table-cell>
          <table:table-cell table:style-name="ce47" table:formula="of:=[.$M$6]/[.$M$8]+ABS([.R169])*[.$O$6]/([.$M$8]*[.$M$8])" office:value-type="float" office:value="0.00217888379831808" calcext:value-type="float">
            <text:p>0.002178883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92785970506178" calcext:value-type="float">
            <text:p>3.9278597051</text:p>
          </table:table-cell>
          <table:table-cell table:style-name="ce47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table:style-name="ce33" office:value-type="float" office:value="2.4" calcext:value-type="float">
            <text:p>2.4</text:p>
          </table:table-cell>
          <table:table-cell table:style-name="ce33" table:formula="of:=[.H66]/[.$M$8]" office:value-type="float" office:value="3.81327222000797" calcext:value-type="float">
            <text:p>3.81327222</text:p>
          </table:table-cell>
          <table:table-cell table:style-name="ce33" table:formula="of:=[.$M$6]/[.$M$8]+[.H66]*[.$O$6]/([.$M$8]*[.$M$8])" office:value-type="float" office:value="0.00213629101833638" calcext:value-type="float">
            <text:p>0.002136291</text:p>
          </table:table-cell>
          <table:table-cell table:style-name="ce33" office:value-type="float" office:value="-2.4" calcext:value-type="float">
            <text:p>-2.4</text:p>
          </table:table-cell>
          <table:table-cell table:style-name="ce33" table:formula="of:=[.J66]/[.$M$8]" office:value-type="float" office:value="3.81127939418095" calcext:value-type="float">
            <text:p>3.8112793942</text:p>
          </table:table-cell>
          <table:table-cell table:style-name="ce33" table:formula="of:=[.$M$6]/[.$M$8]+[.J6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6" calcext:value-type="float">
            <text:p>-16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style-name="ce2" table:formula="of:=[.M170]" office:value-type="float" office:value="-46" calcext:value-type="float">
            <text:p>-46</text:p>
          </table:table-cell>
          <table:table-cell table:style-name="ce2" table:formula="of:=-1*[.N170]/[.$M$8]" office:value-type="float" office:value="3.96771622160223" calcext:value-type="float">
            <text:p>3.9677162216</text:p>
          </table:table-cell>
          <table:table-cell table:style-name="ce47" table:formula="of:=[.$M$6]/[.$M$8]+ABS([.N170])*[.$O$6]/([.$M$8]*[.$M$8])" office:value-type="float" office:value="0.00218245801761725" calcext:value-type="float">
            <text:p>0.002182458</text:p>
          </table:table-cell>
          <table:table-cell table:style-name="ce2" table:formula="of:=[.O170]" office:value-type="float" office:value="-46" calcext:value-type="float">
            <text:p>-46</text:p>
          </table:table-cell>
          <table:table-cell table:style-name="ce2" table:formula="of:=-1*[.P170]/[.$M$8]" office:value-type="float" office:value="3.92487046632124" calcext:value-type="float">
            <text:p>3.9248704663</text:p>
          </table:table-cell>
          <table:table-cell table:style-name="ce47" table:formula="of:=[.$M$6]/[.$M$8]+ABS([.P170])*[.$O$6]/([.$M$8]*[.$M$8])" office:value-type="float" office:value="0.00216965039846191" calcext:value-type="float">
            <text:p>0.0021696504</text:p>
          </table:table-cell>
          <table:table-cell table:style-name="ce2" table:formula="of:=[.Q170]" office:value-type="float" office:value="-16" calcext:value-type="float">
            <text:p>-16</text:p>
          </table:table-cell>
          <table:table-cell table:style-name="ce2" table:formula="of:=-1*[.R170]/[.$M$8]" office:value-type="float" office:value="3.96173774412116" calcext:value-type="float">
            <text:p>3.9617377441</text:p>
          </table:table-cell>
          <table:table-cell table:style-name="ce47" table:formula="of:=[.$M$6]/[.$M$8]+ABS([.R170])*[.$O$6]/([.$M$8]*[.$M$8])" office:value-type="float" office:value="0.00218067090796767" calcext:value-type="float">
            <text:p>0.002180670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92785970506178" calcext:value-type="float">
            <text:p>3.9278597051</text:p>
          </table:table-cell>
          <table:table-cell table:style-name="ce47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table:style-name="ce33" office:value-type="float" office:value="2.6" calcext:value-type="float">
            <text:p>2.6</text:p>
          </table:table-cell>
          <table:table-cell table:style-name="ce33" table:formula="of:=[.H67]/[.$M$8]" office:value-type="float" office:value="3.81426863292148" calcext:value-type="float">
            <text:p>3.8142686329</text:p>
          </table:table-cell>
          <table:table-cell table:style-name="ce33" table:formula="of:=[.$M$6]/[.$M$8]+[.H67]*[.$O$6]/([.$M$8]*[.$M$8])" office:value-type="float" office:value="0.00213658886994464" calcext:value-type="float">
            <text:p>0.0021365889</text:p>
          </table:table-cell>
          <table:table-cell table:style-name="ce33" office:value-type="float" office:value="-2.6" calcext:value-type="float">
            <text:p>-2.6</text:p>
          </table:table-cell>
          <table:table-cell table:style-name="ce33" table:formula="of:=[.J67]/[.$M$8]" office:value-type="float" office:value="3.81028298126744" calcext:value-type="float">
            <text:p>3.8102829813</text:p>
          </table:table-cell>
          <table:table-cell table:style-name="ce33" table:formula="of:=[.$M$6]/[.$M$8]+[.J67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5" calcext:value-type="float">
            <text:p>-15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style-name="ce2" table:formula="of:=[.M171]" office:value-type="float" office:value="-45" calcext:value-type="float">
            <text:p>-45</text:p>
          </table:table-cell>
          <table:table-cell table:style-name="ce2" table:formula="of:=-1*[.N171]/[.$M$8]" office:value-type="float" office:value="3.97469111199681" calcext:value-type="float">
            <text:p>3.974691112</text:p>
          </table:table-cell>
          <table:table-cell table:style-name="ce47" table:formula="of:=[.$M$6]/[.$M$8]+ABS([.N171])*[.$O$6]/([.$M$8]*[.$M$8])" office:value-type="float" office:value="0.00218454297887509" calcext:value-type="float">
            <text:p>0.002184543</text:p>
          </table:table-cell>
          <table:table-cell table:style-name="ce2" table:formula="of:=[.O171]" office:value-type="float" office:value="-45" calcext:value-type="float">
            <text:p>-45</text:p>
          </table:table-cell>
          <table:table-cell table:style-name="ce2" table:formula="of:=-1*[.P171]/[.$M$8]" office:value-type="float" office:value="3.92487046632124" calcext:value-type="float">
            <text:p>3.9248704663</text:p>
          </table:table-cell>
          <table:table-cell table:style-name="ce47" table:formula="of:=[.$M$6]/[.$M$8]+ABS([.P171])*[.$O$6]/([.$M$8]*[.$M$8])" office:value-type="float" office:value="0.00216965039846191" calcext:value-type="float">
            <text:p>0.0021696504</text:p>
          </table:table-cell>
          <table:table-cell table:style-name="ce2" table:formula="of:=[.Q171]" office:value-type="float" office:value="-15" calcext:value-type="float">
            <text:p>-15</text:p>
          </table:table-cell>
          <table:table-cell table:style-name="ce2" table:formula="of:=-1*[.R171]/[.$M$8]" office:value-type="float" office:value="3.97269828616979" calcext:value-type="float">
            <text:p>3.9726982862</text:p>
          </table:table-cell>
          <table:table-cell table:style-name="ce47" table:formula="of:=[.$M$6]/[.$M$8]+ABS([.R171])*[.$O$6]/([.$M$8]*[.$M$8])" office:value-type="float" office:value="0.00218394727565857" calcext:value-type="float">
            <text:p>0.002183947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92885611797529" calcext:value-type="float">
            <text:p>3.928856118</text:p>
          </table:table-cell>
          <table:table-cell table:style-name="ce47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table:style-name="ce33" office:value-type="float" office:value="2.8" calcext:value-type="float">
            <text:p>2.8</text:p>
          </table:table-cell>
          <table:table-cell table:style-name="ce33" table:formula="of:=[.H68]/[.$M$8]" office:value-type="float" office:value="3.81626145874851" calcext:value-type="float">
            <text:p>3.8162614587</text:p>
          </table:table-cell>
          <table:table-cell table:style-name="ce33" table:formula="of:=[.$M$6]/[.$M$8]+[.H68]*[.$O$6]/([.$M$8]*[.$M$8])" office:value-type="float" office:value="0.00213718457316117" calcext:value-type="float">
            <text:p>0.0021371846</text:p>
          </table:table-cell>
          <table:table-cell table:style-name="ce33" office:value-type="float" office:value="-2.8" calcext:value-type="float">
            <text:p>-2.8</text:p>
          </table:table-cell>
          <table:table-cell table:style-name="ce33" table:formula="of:=[.J68]/[.$M$8]" office:value-type="float" office:value="3.80928656835393" calcext:value-type="float">
            <text:p>3.8092865684</text:p>
          </table:table-cell>
          <table:table-cell table:style-name="ce33" table:formula="of:=[.$M$6]/[.$M$8]+[.J68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table:style-name="ce2" table:formula="of:=[.M172]" office:value-type="float" office:value="-44" calcext:value-type="float">
            <text:p>-44</text:p>
          </table:table-cell>
          <table:table-cell table:style-name="ce2" table:formula="of:=-1*[.N172]/[.$M$8]" office:value-type="float" office:value="3.97967317656437" calcext:value-type="float">
            <text:p>3.9796731766</text:p>
          </table:table-cell>
          <table:table-cell table:style-name="ce47" table:formula="of:=[.$M$6]/[.$M$8]+ABS([.N172])*[.$O$6]/([.$M$8]*[.$M$8])" office:value-type="float" office:value="0.00218603223691641" calcext:value-type="float">
            <text:p>0.0021860322</text:p>
          </table:table-cell>
          <table:table-cell table:style-name="ce2" table:formula="of:=[.O172]" office:value-type="float" office:value="-44" calcext:value-type="float">
            <text:p>-44</text:p>
          </table:table-cell>
          <table:table-cell table:style-name="ce2" table:formula="of:=-1*[.P172]/[.$M$8]" office:value-type="float" office:value="3.92586687923476" calcext:value-type="float">
            <text:p>3.9258668792</text:p>
          </table:table-cell>
          <table:table-cell table:style-name="ce47" table:formula="of:=[.$M$6]/[.$M$8]+ABS([.P172])*[.$O$6]/([.$M$8]*[.$M$8])" office:value-type="float" office:value="0.00216994825007017" calcext:value-type="float">
            <text:p>0.0021699483</text:p>
          </table:table-cell>
          <table:table-cell table:style-name="ce2" table:formula="of:=[.Q172]" office:value-type="float" office:value="-14" calcext:value-type="float">
            <text:p>-14</text:p>
          </table:table-cell>
          <table:table-cell table:style-name="ce2" table:formula="of:=-1*[.R172]/[.$M$8]" office:value-type="float" office:value="3.98166600239139" calcext:value-type="float">
            <text:p>3.9816660024</text:p>
          </table:table-cell>
          <table:table-cell table:style-name="ce47" table:formula="of:=[.$M$6]/[.$M$8]+ABS([.R172])*[.$O$6]/([.$M$8]*[.$M$8])" office:value-type="float" office:value="0.00218662794013294" calcext:value-type="float">
            <text:p>0.002186627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92885611797529" calcext:value-type="float">
            <text:p>3.928856118</text:p>
          </table:table-cell>
          <table:table-cell table:style-name="ce47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33" table:formula="of:=[.H69]/[.$M$8]" office:value-type="float" office:value="3.81626145874851" calcext:value-type="float">
            <text:p>3.8162614587</text:p>
          </table:table-cell>
          <table:table-cell table:style-name="ce33" table:formula="of:=[.$M$6]/[.$M$8]+[.H69]*[.$O$6]/([.$M$8]*[.$M$8])" office:value-type="float" office:value="0.00213718457316117" calcext:value-type="float">
            <text:p>0.0021371846</text:p>
          </table:table-cell>
          <table:table-cell table:style-name="ce33" office:value-type="float" office:value="-3" calcext:value-type="float">
            <text:p>-3</text:p>
          </table:table-cell>
          <table:table-cell table:style-name="ce33" table:formula="of:=[.J69]/[.$M$8]" office:value-type="float" office:value="3.80928656835393" calcext:value-type="float">
            <text:p>3.8092865684</text:p>
          </table:table-cell>
          <table:table-cell table:style-name="ce33" table:formula="of:=[.$M$6]/[.$M$8]+[.J69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table:style-name="ce2" table:formula="of:=[.M173]" office:value-type="float" office:value="-43" calcext:value-type="float">
            <text:p>-43</text:p>
          </table:table-cell>
          <table:table-cell table:style-name="ce2" table:formula="of:=-1*[.N173]/[.$M$8]" office:value-type="float" office:value="3.98664806695895" calcext:value-type="float">
            <text:p>3.986648067</text:p>
          </table:table-cell>
          <table:table-cell table:style-name="ce47" table:formula="of:=[.$M$6]/[.$M$8]+ABS([.N173])*[.$O$6]/([.$M$8]*[.$M$8])" office:value-type="float" office:value="0.00218811719817426" calcext:value-type="float">
            <text:p>0.0021881172</text:p>
          </table:table-cell>
          <table:table-cell table:style-name="ce2" table:formula="of:=[.O173]" office:value-type="float" office:value="-43" calcext:value-type="float">
            <text:p>-43</text:p>
          </table:table-cell>
          <table:table-cell table:style-name="ce2" table:formula="of:=-1*[.P173]/[.$M$8]" office:value-type="float" office:value="3.92586687923476" calcext:value-type="float">
            <text:p>3.9258668792</text:p>
          </table:table-cell>
          <table:table-cell table:style-name="ce47" table:formula="of:=[.$M$6]/[.$M$8]+ABS([.P173])*[.$O$6]/([.$M$8]*[.$M$8])" office:value-type="float" office:value="0.00216994825007017" calcext:value-type="float">
            <text:p>0.0021699483</text:p>
          </table:table-cell>
          <table:table-cell table:style-name="ce2" table:formula="of:=[.Q173]" office:value-type="float" office:value="-13" calcext:value-type="float">
            <text:p>-13</text:p>
          </table:table-cell>
          <table:table-cell table:style-name="ce2" table:formula="of:=-1*[.R173]/[.$M$8]" office:value-type="float" office:value="3.99461937026704" calcext:value-type="float">
            <text:p>3.9946193703</text:p>
          </table:table-cell>
          <table:table-cell table:style-name="ce47" table:formula="of:=[.$M$6]/[.$M$8]+ABS([.R173])*[.$O$6]/([.$M$8]*[.$M$8])" office:value-type="float" office:value="0.00219050001104037" calcext:value-type="float">
            <text:p>0.002190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9298525308888" calcext:value-type="float">
            <text:p>3.9298525309</text:p>
          </table:table-cell>
          <table:table-cell table:style-name="ce47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table:style-name="ce33" office:value-type="float" office:value="3.2" calcext:value-type="float">
            <text:p>3.2</text:p>
          </table:table-cell>
          <table:table-cell table:style-name="ce33" table:formula="of:=[.H70]/[.$M$8]" office:value-type="float" office:value="3.81725787166202" calcext:value-type="float">
            <text:p>3.8172578717</text:p>
          </table:table-cell>
          <table:table-cell table:style-name="ce33" table:formula="of:=[.$M$6]/[.$M$8]+[.H70]*[.$O$6]/([.$M$8]*[.$M$8])" office:value-type="float" office:value="0.00213748242476944" calcext:value-type="float">
            <text:p>0.0021374824</text:p>
          </table:table-cell>
          <table:table-cell table:style-name="ce33" office:value-type="float" office:value="-3.2" calcext:value-type="float">
            <text:p>-3.2</text:p>
          </table:table-cell>
          <table:table-cell table:style-name="ce33" table:formula="of:=[.J70]/[.$M$8]" office:value-type="float" office:value="3.80928656835393" calcext:value-type="float">
            <text:p>3.8092865684</text:p>
          </table:table-cell>
          <table:table-cell table:style-name="ce33" table:formula="of:=[.$M$6]/[.$M$8]+[.J70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12" calcext:value-type="float">
            <text:p>-12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style-name="ce2" table:formula="of:=[.M174]" office:value-type="float" office:value="-42" calcext:value-type="float">
            <text:p>-42</text:p>
          </table:table-cell>
          <table:table-cell table:style-name="ce2" table:formula="of:=-1*[.N174]/[.$M$8]" office:value-type="float" office:value="3.99063371861299" calcext:value-type="float">
            <text:p>3.9906337186</text:p>
          </table:table-cell>
          <table:table-cell table:style-name="ce47" table:formula="of:=[.$M$6]/[.$M$8]+ABS([.N174])*[.$O$6]/([.$M$8]*[.$M$8])" office:value-type="float" office:value="0.00218930860460731" calcext:value-type="float">
            <text:p>0.0021893086</text:p>
          </table:table-cell>
          <table:table-cell table:style-name="ce2" table:formula="of:=[.O174]" office:value-type="float" office:value="-42" calcext:value-type="float">
            <text:p>-42</text:p>
          </table:table-cell>
          <table:table-cell table:style-name="ce2" table:formula="of:=-1*[.P174]/[.$M$8]" office:value-type="float" office:value="3.92586687923476" calcext:value-type="float">
            <text:p>3.9258668792</text:p>
          </table:table-cell>
          <table:table-cell table:style-name="ce47" table:formula="of:=[.$M$6]/[.$M$8]+ABS([.P174])*[.$O$6]/([.$M$8]*[.$M$8])" office:value-type="float" office:value="0.00216994825007017" calcext:value-type="float">
            <text:p>0.0021699483</text:p>
          </table:table-cell>
          <table:table-cell table:style-name="ce2" table:formula="of:=[.Q174]" office:value-type="float" office:value="-12" calcext:value-type="float">
            <text:p>-12</text:p>
          </table:table-cell>
          <table:table-cell table:style-name="ce2" table:formula="of:=-1*[.R174]/[.$M$8]" office:value-type="float" office:value="4.00259067357513" calcext:value-type="float">
            <text:p>4.0025906736</text:p>
          </table:table-cell>
          <table:table-cell table:style-name="ce47" table:formula="of:=[.$M$6]/[.$M$8]+ABS([.R174])*[.$O$6]/([.$M$8]*[.$M$8])" office:value-type="float" office:value="0.00219288282390648" calcext:value-type="float">
            <text:p>0.00219288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9298525308888" calcext:value-type="float">
            <text:p>3.9298525309</text:p>
          </table:table-cell>
          <table:table-cell table:style-name="ce47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table:style-name="ce33" office:value-type="float" office:value="3.4" calcext:value-type="float">
            <text:p>3.4</text:p>
          </table:table-cell>
          <table:table-cell table:style-name="ce33" table:formula="of:=[.H71]/[.$M$8]" office:value-type="float" office:value="3.81925069748904" calcext:value-type="float">
            <text:p>3.8192506975</text:p>
          </table:table-cell>
          <table:table-cell table:style-name="ce33" table:formula="of:=[.$M$6]/[.$M$8]+[.H71]*[.$O$6]/([.$M$8]*[.$M$8])" office:value-type="float" office:value="0.00213807812798596" calcext:value-type="float">
            <text:p>0.0021380781</text:p>
          </table:table-cell>
          <table:table-cell table:style-name="ce33" office:value-type="float" office:value="-3.4" calcext:value-type="float">
            <text:p>-3.4</text:p>
          </table:table-cell>
          <table:table-cell table:style-name="ce33" table:formula="of:=[.J71]/[.$M$8]" office:value-type="float" office:value="3.81028298126744" calcext:value-type="float">
            <text:p>3.8102829813</text:p>
          </table:table-cell>
          <table:table-cell table:style-name="ce33" table:formula="of:=[.$M$6]/[.$M$8]+[.J71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8" calcext:value-type="float">
            <text:p>-0.003988</text:p>
          </table:table-cell>
          <table:table-cell table:number-columns-repeated="2"/>
          <table:table-cell table:style-name="ce2" table:formula="of:=[.M175]" office:value-type="float" office:value="-41" calcext:value-type="float">
            <text:p>-41</text:p>
          </table:table-cell>
          <table:table-cell table:style-name="ce2" table:formula="of:=-1*[.N175]/[.$M$8]" office:value-type="float" office:value="3.99661219609406" calcext:value-type="float">
            <text:p>3.9966121961</text:p>
          </table:table-cell>
          <table:table-cell table:style-name="ce47" table:formula="of:=[.$M$6]/[.$M$8]+ABS([.N175])*[.$O$6]/([.$M$8]*[.$M$8])" office:value-type="float" office:value="0.00219109571425689" calcext:value-type="float">
            <text:p>0.0021910957</text:p>
          </table:table-cell>
          <table:table-cell table:style-name="ce2" table:formula="of:=[.O175]" office:value-type="float" office:value="-41" calcext:value-type="float">
            <text:p>-41</text:p>
          </table:table-cell>
          <table:table-cell table:style-name="ce2" table:formula="of:=-1*[.P175]/[.$M$8]" office:value-type="float" office:value="3.92686329214827" calcext:value-type="float">
            <text:p>3.9268632921</text:p>
          </table:table-cell>
          <table:table-cell table:style-name="ce47" table:formula="of:=[.$M$6]/[.$M$8]+ABS([.P175])*[.$O$6]/([.$M$8]*[.$M$8])" office:value-type="float" office:value="0.00217024610167844" calcext:value-type="float">
            <text:p>0.0021702461</text:p>
          </table:table-cell>
          <table:table-cell table:style-name="ce2" table:formula="of:=[.Q175]" office:value-type="float" office:value="-11" calcext:value-type="float">
            <text:p>-11</text:p>
          </table:table-cell>
          <table:table-cell table:style-name="ce2" table:formula="of:=-1*[.R175]/[.$M$8]" office:value-type="float" office:value="4.01155838979673" calcext:value-type="float">
            <text:p>4.0115583898</text:p>
          </table:table-cell>
          <table:table-cell table:style-name="ce47" table:formula="of:=[.$M$6]/[.$M$8]+ABS([.R175])*[.$O$6]/([.$M$8]*[.$M$8])" office:value-type="float" office:value="0.00219556348838085" calcext:value-type="float">
            <text:p>0.00219556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93084894380231" calcext:value-type="float">
            <text:p>3.9308489438</text:p>
          </table:table-cell>
          <table:table-cell table:style-name="ce47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table:style-name="ce33" office:value-type="float" office:value="3.6" calcext:value-type="float">
            <text:p>3.6</text:p>
          </table:table-cell>
          <table:table-cell table:style-name="ce33" table:formula="of:=[.H72]/[.$M$8]" office:value-type="float" office:value="3.81925069748904" calcext:value-type="float">
            <text:p>3.8192506975</text:p>
          </table:table-cell>
          <table:table-cell table:style-name="ce33" table:formula="of:=[.$M$6]/[.$M$8]+[.H72]*[.$O$6]/([.$M$8]*[.$M$8])" office:value-type="float" office:value="0.00213807812798596" calcext:value-type="float">
            <text:p>0.0021380781</text:p>
          </table:table-cell>
          <table:table-cell table:style-name="ce33" office:value-type="float" office:value="-3.6" calcext:value-type="float">
            <text:p>-3.6</text:p>
          </table:table-cell>
          <table:table-cell table:style-name="ce33" table:formula="of:=[.J72]/[.$M$8]" office:value-type="float" office:value="3.81028298126744" calcext:value-type="float">
            <text:p>3.8102829813</text:p>
          </table:table-cell>
          <table:table-cell table:style-name="ce33" table:formula="of:=[.$M$6]/[.$M$8]+[.J72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2"/>
          <table:table-cell table:style-name="ce2" table:formula="of:=[.M176]" office:value-type="float" office:value="-40" calcext:value-type="float">
            <text:p>-40</text:p>
          </table:table-cell>
          <table:table-cell table:style-name="ce2" table:formula="of:=-1*[.N176]/[.$M$8]" office:value-type="float" office:value="3.99860502192108" calcext:value-type="float">
            <text:p>3.9986050219</text:p>
          </table:table-cell>
          <table:table-cell table:style-name="ce47" table:formula="of:=[.$M$6]/[.$M$8]+ABS([.N176])*[.$O$6]/([.$M$8]*[.$M$8])" office:value-type="float" office:value="0.00219169141747342" calcext:value-type="float">
            <text:p>0.0021916914</text:p>
          </table:table-cell>
          <table:table-cell table:style-name="ce2" table:formula="of:=[.O176]" office:value-type="float" office:value="-40" calcext:value-type="float">
            <text:p>-40</text:p>
          </table:table-cell>
          <table:table-cell table:style-name="ce2" table:formula="of:=-1*[.P176]/[.$M$8]" office:value-type="float" office:value="3.92686329214827" calcext:value-type="float">
            <text:p>3.9268632921</text:p>
          </table:table-cell>
          <table:table-cell table:style-name="ce47" table:formula="of:=[.$M$6]/[.$M$8]+ABS([.P176])*[.$O$6]/([.$M$8]*[.$M$8])" office:value-type="float" office:value="0.00217024610167844" calcext:value-type="float">
            <text:p>0.0021702461</text:p>
          </table:table-cell>
          <table:table-cell table:style-name="ce2" table:formula="of:=[.Q176]" office:value-type="float" office:value="-10" calcext:value-type="float">
            <text:p>-10</text:p>
          </table:table-cell>
          <table:table-cell table:style-name="ce2" table:formula="of:=-1*[.R176]/[.$M$8]" office:value-type="float" office:value="4.01355121562375" calcext:value-type="float">
            <text:p>4.0135512156</text:p>
          </table:table-cell>
          <table:table-cell table:style-name="ce47" table:formula="of:=[.$M$6]/[.$M$8]+ABS([.R176])*[.$O$6]/([.$M$8]*[.$M$8])" office:value-type="float" office:value="0.00219615919159738" calcext:value-type="float">
            <text:p>0.002196159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93184535671582" calcext:value-type="float">
            <text:p>3.9318453567</text:p>
          </table:table-cell>
          <table:table-cell table:style-name="ce47" office:value-type="float" office:value="0.00217173535971976" calcext:value-type="float">
            <text:p>0.0021717354</text:p>
          </table:table-cell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table:style-name="ce33" office:value-type="float" office:value="3.8" calcext:value-type="float">
            <text:p>3.8</text:p>
          </table:table-cell>
          <table:table-cell table:style-name="ce33" table:formula="of:=[.H73]/[.$M$8]" office:value-type="float" office:value="3.82024711040255" calcext:value-type="float">
            <text:p>3.8202471104</text:p>
          </table:table-cell>
          <table:table-cell table:style-name="ce33" table:formula="of:=[.$M$6]/[.$M$8]+[.H73]*[.$O$6]/([.$M$8]*[.$M$8])" office:value-type="float" office:value="0.00213837597959423" calcext:value-type="float">
            <text:p>0.002138376</text:p>
          </table:table-cell>
          <table:table-cell table:style-name="ce33" office:value-type="float" office:value="-3.8" calcext:value-type="float">
            <text:p>-3.8</text:p>
          </table:table-cell>
          <table:table-cell table:style-name="ce33" table:formula="of:=[.J73]/[.$M$8]" office:value-type="float" office:value="3.81028298126744" calcext:value-type="float">
            <text:p>3.8102829813</text:p>
          </table:table-cell>
          <table:table-cell table:style-name="ce33" table:formula="of:=[.$M$6]/[.$M$8]+[.J73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9" calcext:value-type="float">
            <text:p>-9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2"/>
          <table:table-cell table:style-name="ce2" table:formula="of:=[.M177]" office:value-type="float" office:value="-39" calcext:value-type="float">
            <text:p>-39</text:p>
          </table:table-cell>
          <table:table-cell table:style-name="ce2" table:formula="of:=-1*[.N177]/[.$M$8]" office:value-type="float" office:value="3.9996014348346" calcext:value-type="float">
            <text:p>3.9996014348</text:p>
          </table:table-cell>
          <table:table-cell table:style-name="ce47" table:formula="of:=[.$M$6]/[.$M$8]+ABS([.N177])*[.$O$6]/([.$M$8]*[.$M$8])" office:value-type="float" office:value="0.00219198926908168" calcext:value-type="float">
            <text:p>0.0021919893</text:p>
          </table:table-cell>
          <table:table-cell table:style-name="ce2" table:formula="of:=[.O177]" office:value-type="float" office:value="-39" calcext:value-type="float">
            <text:p>-39</text:p>
          </table:table-cell>
          <table:table-cell table:style-name="ce2" table:formula="of:=-1*[.P177]/[.$M$8]" office:value-type="float" office:value="3.92785970506178" calcext:value-type="float">
            <text:p>3.9278597051</text:p>
          </table:table-cell>
          <table:table-cell table:style-name="ce47" table:formula="of:=[.$M$6]/[.$M$8]+ABS([.P177])*[.$O$6]/([.$M$8]*[.$M$8])" office:value-type="float" office:value="0.0021705439532867" calcext:value-type="float">
            <text:p>0.002170544</text:p>
          </table:table-cell>
          <table:table-cell table:style-name="ce2" table:formula="of:=[.Q177]" office:value-type="float" office:value="-9" calcext:value-type="float">
            <text:p>-9</text:p>
          </table:table-cell>
          <table:table-cell table:style-name="ce2" table:formula="of:=-1*[.R177]/[.$M$8]" office:value-type="float" office:value="4.01155838979673" calcext:value-type="float">
            <text:p>4.0115583898</text:p>
          </table:table-cell>
          <table:table-cell table:style-name="ce47" table:formula="of:=[.$M$6]/[.$M$8]+ABS([.R177])*[.$O$6]/([.$M$8]*[.$M$8])" office:value-type="float" office:value="0.00219556348838085" calcext:value-type="float">
            <text:p>0.00219556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93284176962933" calcext:value-type="float">
            <text:p>3.9328417696</text:p>
          </table:table-cell>
          <table:table-cell table:style-name="ce47" office:value-type="float" office:value="0.00217203321132802" calcext:value-type="float">
            <text:p>0.0021720332</text:p>
          </table:table-cell>
          <table:table-cell table:number-columns-repeated="4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33" table:formula="of:=[.H74]/[.$M$8]" office:value-type="float" office:value="3.82223993622957" calcext:value-type="float">
            <text:p>3.8222399362</text:p>
          </table:table-cell>
          <table:table-cell table:style-name="ce33" table:formula="of:=[.$M$6]/[.$M$8]+[.H74]*[.$O$6]/([.$M$8]*[.$M$8])" office:value-type="float" office:value="0.00213897168281075" calcext:value-type="float">
            <text:p>0.0021389717</text:p>
          </table:table-cell>
          <table:table-cell table:style-name="ce33" office:value-type="float" office:value="-4" calcext:value-type="float">
            <text:p>-4</text:p>
          </table:table-cell>
          <table:table-cell table:style-name="ce33" table:formula="of:=[.J74]/[.$M$8]" office:value-type="float" office:value="3.81028298126744" calcext:value-type="float">
            <text:p>3.8102829813</text:p>
          </table:table-cell>
          <table:table-cell table:style-name="ce33" table:formula="of:=[.$M$6]/[.$M$8]+[.J74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office:value-type="float" office:value="-8" calcext:value-type="float">
            <text:p>-8</text:p>
          </table:table-cell>
          <table:table-cell office:value-type="float" office:value="-0.00402" calcext:value-type="float">
            <text:p>-0.00402</text:p>
          </table:table-cell>
          <table:table-cell table:number-columns-repeated="2"/>
          <table:table-cell table:style-name="ce2" table:formula="of:=[.M178]" office:value-type="float" office:value="-38" calcext:value-type="float">
            <text:p>-38</text:p>
          </table:table-cell>
          <table:table-cell table:style-name="ce2" table:formula="of:=-1*[.N178]/[.$M$8]" office:value-type="float" office:value="3.99860502192108" calcext:value-type="float">
            <text:p>3.9986050219</text:p>
          </table:table-cell>
          <table:table-cell table:style-name="ce47" table:formula="of:=[.$M$6]/[.$M$8]+ABS([.N178])*[.$O$6]/([.$M$8]*[.$M$8])" office:value-type="float" office:value="0.00219169141747342" calcext:value-type="float">
            <text:p>0.0021916914</text:p>
          </table:table-cell>
          <table:table-cell table:style-name="ce2" table:formula="of:=[.O178]" office:value-type="float" office:value="-38" calcext:value-type="float">
            <text:p>-38</text:p>
          </table:table-cell>
          <table:table-cell table:style-name="ce2" table:formula="of:=-1*[.P178]/[.$M$8]" office:value-type="float" office:value="3.92785970506178" calcext:value-type="float">
            <text:p>3.9278597051</text:p>
          </table:table-cell>
          <table:table-cell table:style-name="ce47" table:formula="of:=[.$M$6]/[.$M$8]+ABS([.P178])*[.$O$6]/([.$M$8]*[.$M$8])" office:value-type="float" office:value="0.0021705439532867" calcext:value-type="float">
            <text:p>0.002170544</text:p>
          </table:table-cell>
          <table:table-cell table:style-name="ce2" table:formula="of:=[.Q178]" office:value-type="float" office:value="-8" calcext:value-type="float">
            <text:p>-8</text:p>
          </table:table-cell>
          <table:table-cell table:style-name="ce2" table:formula="of:=-1*[.R178]/[.$M$8]" office:value-type="float" office:value="4.00657632522918" calcext:value-type="float">
            <text:p>4.0065763252</text:p>
          </table:table-cell>
          <table:table-cell table:style-name="ce47" table:formula="of:=[.$M$6]/[.$M$8]+ABS([.R178])*[.$O$6]/([.$M$8]*[.$M$8])" office:value-type="float" office:value="0.00219407423033953" calcext:value-type="float">
            <text:p>0.002194074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93383818254285" calcext:value-type="float">
            <text:p>3.9338381825</text:p>
          </table:table-cell>
          <table:table-cell table:style-name="ce47" office:value-type="float" office:value="0.00217233106293628" calcext:value-type="float">
            <text:p>0.0021723311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table:style-name="ce33" office:value-type="float" office:value="4.2" calcext:value-type="float">
            <text:p>4.2</text:p>
          </table:table-cell>
          <table:table-cell table:style-name="ce33" table:formula="of:=[.H75]/[.$M$8]" office:value-type="float" office:value="3.82223993622957" calcext:value-type="float">
            <text:p>3.8222399362</text:p>
          </table:table-cell>
          <table:table-cell table:style-name="ce33" table:formula="of:=[.$M$6]/[.$M$8]+[.H75]*[.$O$6]/([.$M$8]*[.$M$8])" office:value-type="float" office:value="0.00213897168281075" calcext:value-type="float">
            <text:p>0.0021389717</text:p>
          </table:table-cell>
          <table:table-cell table:style-name="ce33" office:value-type="float" office:value="-4.2" calcext:value-type="float">
            <text:p>-4.2</text:p>
          </table:table-cell>
          <table:table-cell table:style-name="ce33" table:formula="of:=[.J75]/[.$M$8]" office:value-type="float" office:value="3.81028298126744" calcext:value-type="float">
            <text:p>3.8102829813</text:p>
          </table:table-cell>
          <table:table-cell table:style-name="ce33" table:formula="of:=[.$M$6]/[.$M$8]+[.J75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table:style-name="ce2" table:formula="of:=[.M179]" office:value-type="float" office:value="-37" calcext:value-type="float">
            <text:p>-37</text:p>
          </table:table-cell>
          <table:table-cell table:style-name="ce2" table:formula="of:=-1*[.N179]/[.$M$8]" office:value-type="float" office:value="3.99461937026704" calcext:value-type="float">
            <text:p>3.9946193703</text:p>
          </table:table-cell>
          <table:table-cell table:style-name="ce47" table:formula="of:=[.$M$6]/[.$M$8]+ABS([.N179])*[.$O$6]/([.$M$8]*[.$M$8])" office:value-type="float" office:value="0.00219050001104037" calcext:value-type="float">
            <text:p>0.0021905</text:p>
          </table:table-cell>
          <table:table-cell table:style-name="ce2" table:formula="of:=[.O179]" office:value-type="float" office:value="-37" calcext:value-type="float">
            <text:p>-37</text:p>
          </table:table-cell>
          <table:table-cell table:style-name="ce2" table:formula="of:=-1*[.P179]/[.$M$8]" office:value-type="float" office:value="3.92885611797529" calcext:value-type="float">
            <text:p>3.928856118</text:p>
          </table:table-cell>
          <table:table-cell table:style-name="ce47" table:formula="of:=[.$M$6]/[.$M$8]+ABS([.P179])*[.$O$6]/([.$M$8]*[.$M$8])" office:value-type="float" office:value="0.00217084180489496" calcext:value-type="float">
            <text:p>0.0021708418</text:p>
          </table:table-cell>
          <table:table-cell table:style-name="ce2" table:formula="of:=[.Q179]" office:value-type="float" office:value="-7" calcext:value-type="float">
            <text:p>-7</text:p>
          </table:table-cell>
          <table:table-cell table:style-name="ce2" table:formula="of:=-1*[.R179]/[.$M$8]" office:value-type="float" office:value="3.99561578318055" calcext:value-type="float">
            <text:p>3.9956157832</text:p>
          </table:table-cell>
          <table:table-cell table:style-name="ce47" table:formula="of:=[.$M$6]/[.$M$8]+ABS([.R179])*[.$O$6]/([.$M$8]*[.$M$8])" office:value-type="float" office:value="0.00219079786264863" calcext:value-type="float">
            <text:p>0.002190797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93483459545636" calcext:value-type="float">
            <text:p>3.9348345955</text:p>
          </table:table-cell>
          <table:table-cell table:style-name="ce47" office:value-type="float" office:value="0.00217262891454455" calcext:value-type="float">
            <text:p>0.0021726289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table:style-name="ce33" office:value-type="float" office:value="4.4" calcext:value-type="float">
            <text:p>4.4</text:p>
          </table:table-cell>
          <table:table-cell table:style-name="ce33" table:formula="of:=[.H76]/[.$M$8]" office:value-type="float" office:value="3.82323634914309" calcext:value-type="float">
            <text:p>3.8232363491</text:p>
          </table:table-cell>
          <table:table-cell table:style-name="ce33" table:formula="of:=[.$M$6]/[.$M$8]+[.H76]*[.$O$6]/([.$M$8]*[.$M$8])" office:value-type="float" office:value="0.00213926953441902" calcext:value-type="float">
            <text:p>0.0021392695</text:p>
          </table:table-cell>
          <table:table-cell table:style-name="ce33" office:value-type="float" office:value="-4.4" calcext:value-type="float">
            <text:p>-4.4</text:p>
          </table:table-cell>
          <table:table-cell table:style-name="ce33" table:formula="of:=[.J76]/[.$M$8]" office:value-type="float" office:value="3.81127939418095" calcext:value-type="float">
            <text:p>3.8112793942</text:p>
          </table:table-cell>
          <table:table-cell table:style-name="ce33" table:formula="of:=[.$M$6]/[.$M$8]+[.J7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6" calcext:value-type="float">
            <text:p>-6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table:style-name="ce2" table:formula="of:=[.M180]" office:value-type="float" office:value="-36" calcext:value-type="float">
            <text:p>-36</text:p>
          </table:table-cell>
          <table:table-cell table:style-name="ce2" table:formula="of:=-1*[.N180]/[.$M$8]" office:value-type="float" office:value="3.99063371861299" calcext:value-type="float">
            <text:p>3.9906337186</text:p>
          </table:table-cell>
          <table:table-cell table:style-name="ce47" table:formula="of:=[.$M$6]/[.$M$8]+ABS([.N180])*[.$O$6]/([.$M$8]*[.$M$8])" office:value-type="float" office:value="0.00218930860460731" calcext:value-type="float">
            <text:p>0.0021893086</text:p>
          </table:table-cell>
          <table:table-cell table:style-name="ce2" table:formula="of:=[.O180]" office:value-type="float" office:value="-36" calcext:value-type="float">
            <text:p>-36</text:p>
          </table:table-cell>
          <table:table-cell table:style-name="ce2" table:formula="of:=-1*[.P180]/[.$M$8]" office:value-type="float" office:value="3.92885611797529" calcext:value-type="float">
            <text:p>3.928856118</text:p>
          </table:table-cell>
          <table:table-cell table:style-name="ce47" table:formula="of:=[.$M$6]/[.$M$8]+ABS([.P180])*[.$O$6]/([.$M$8]*[.$M$8])" office:value-type="float" office:value="0.00217084180489496" calcext:value-type="float">
            <text:p>0.0021708418</text:p>
          </table:table-cell>
          <table:table-cell table:style-name="ce2" table:formula="of:=[.Q180]" office:value-type="float" office:value="-6" calcext:value-type="float">
            <text:p>-6</text:p>
          </table:table-cell>
          <table:table-cell table:style-name="ce2" table:formula="of:=-1*[.R180]/[.$M$8]" office:value-type="float" office:value="3.98664806695895" calcext:value-type="float">
            <text:p>3.986648067</text:p>
          </table:table-cell>
          <table:table-cell table:style-name="ce47" table:formula="of:=[.$M$6]/[.$M$8]+ABS([.R180])*[.$O$6]/([.$M$8]*[.$M$8])" office:value-type="float" office:value="0.00218811719817426" calcext:value-type="float">
            <text:p>0.002188117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93682742128338" calcext:value-type="float">
            <text:p>3.9368274213</text:p>
          </table:table-cell>
          <table:table-cell table:style-name="ce47" office:value-type="float" office:value="0.00217322461776107" calcext:value-type="float">
            <text:p>0.0021732246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table:style-name="ce33" office:value-type="float" office:value="4.6" calcext:value-type="float">
            <text:p>4.6</text:p>
          </table:table-cell>
          <table:table-cell table:style-name="ce33" table:formula="of:=[.H77]/[.$M$8]" office:value-type="float" office:value="3.82323634914309" calcext:value-type="float">
            <text:p>3.8232363491</text:p>
          </table:table-cell>
          <table:table-cell table:style-name="ce33" table:formula="of:=[.$M$6]/[.$M$8]+[.H77]*[.$O$6]/([.$M$8]*[.$M$8])" office:value-type="float" office:value="0.00213926953441902" calcext:value-type="float">
            <text:p>0.0021392695</text:p>
          </table:table-cell>
          <table:table-cell table:style-name="ce33" office:value-type="float" office:value="-4.6" calcext:value-type="float">
            <text:p>-4.6</text:p>
          </table:table-cell>
          <table:table-cell table:style-name="ce33" table:formula="of:=[.J77]/[.$M$8]" office:value-type="float" office:value="3.81127939418095" calcext:value-type="float">
            <text:p>3.8112793942</text:p>
          </table:table-cell>
          <table:table-cell table:style-name="ce33" table:formula="of:=[.$M$6]/[.$M$8]+[.J77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9" calcext:value-type="float">
            <text:p>-0.00399</text:p>
          </table:table-cell>
          <table:table-cell office:value-type="float" office:value="-5" calcext:value-type="float">
            <text:p>-5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table:style-name="ce2" table:formula="of:=[.M181]" office:value-type="float" office:value="-35" calcext:value-type="float">
            <text:p>-35</text:p>
          </table:table-cell>
          <table:table-cell table:style-name="ce2" table:formula="of:=-1*[.N181]/[.$M$8]" office:value-type="float" office:value="3.98565165404544" calcext:value-type="float">
            <text:p>3.985651654</text:p>
          </table:table-cell>
          <table:table-cell table:style-name="ce47" table:formula="of:=[.$M$6]/[.$M$8]+ABS([.N181])*[.$O$6]/([.$M$8]*[.$M$8])" office:value-type="float" office:value="0.00218781934656599" calcext:value-type="float">
            <text:p>0.0021878193</text:p>
          </table:table-cell>
          <table:table-cell table:style-name="ce2" table:formula="of:=[.O181]" office:value-type="float" office:value="-35" calcext:value-type="float">
            <text:p>-35</text:p>
          </table:table-cell>
          <table:table-cell table:style-name="ce2" table:formula="of:=-1*[.P181]/[.$M$8]" office:value-type="float" office:value="3.9298525308888" calcext:value-type="float">
            <text:p>3.9298525309</text:p>
          </table:table-cell>
          <table:table-cell table:style-name="ce47" table:formula="of:=[.$M$6]/[.$M$8]+ABS([.P181])*[.$O$6]/([.$M$8]*[.$M$8])" office:value-type="float" office:value="0.00217113965650323" calcext:value-type="float">
            <text:p>0.0021711397</text:p>
          </table:table-cell>
          <table:table-cell table:style-name="ce2" table:formula="of:=[.Q181]" office:value-type="float" office:value="-5" calcext:value-type="float">
            <text:p>-5</text:p>
          </table:table-cell>
          <table:table-cell table:style-name="ce2" table:formula="of:=-1*[.R181]/[.$M$8]" office:value-type="float" office:value="3.97568752491032" calcext:value-type="float">
            <text:p>3.9756875249</text:p>
          </table:table-cell>
          <table:table-cell table:style-name="ce47" table:formula="of:=[.$M$6]/[.$M$8]+ABS([.R181])*[.$O$6]/([.$M$8]*[.$M$8])" office:value-type="float" office:value="0.00218484083048336" calcext:value-type="float">
            <text:p>0.002184840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9388202471104" calcext:value-type="float">
            <text:p>3.9388202471</text:p>
          </table:table-cell>
          <table:table-cell table:style-name="ce47" office:value-type="float" office:value="0.0021738203209776" calcext:value-type="float">
            <text:p>0.0021738203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table:style-name="ce33" office:value-type="float" office:value="4.8" calcext:value-type="float">
            <text:p>4.8</text:p>
          </table:table-cell>
          <table:table-cell table:style-name="ce33" table:formula="of:=[.H78]/[.$M$8]" office:value-type="float" office:value="3.8242327620566" calcext:value-type="float">
            <text:p>3.8242327621</text:p>
          </table:table-cell>
          <table:table-cell table:style-name="ce33" table:formula="of:=[.$M$6]/[.$M$8]+[.H78]*[.$O$6]/([.$M$8]*[.$M$8])" office:value-type="float" office:value="0.00213956738602728" calcext:value-type="float">
            <text:p>0.0021395674</text:p>
          </table:table-cell>
          <table:table-cell table:style-name="ce33" office:value-type="float" office:value="-4.8" calcext:value-type="float">
            <text:p>-4.8</text:p>
          </table:table-cell>
          <table:table-cell table:style-name="ce33" table:formula="of:=[.J78]/[.$M$8]" office:value-type="float" office:value="3.81127939418095" calcext:value-type="float">
            <text:p>3.8112793942</text:p>
          </table:table-cell>
          <table:table-cell table:style-name="ce33" table:formula="of:=[.$M$6]/[.$M$8]+[.J78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4" calcext:value-type="float">
            <text:p>-4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" calcext:value-type="float">
            <text:p>-4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table:style-name="ce2" table:formula="of:=[.M182]" office:value-type="float" office:value="-34" calcext:value-type="float">
            <text:p>-34</text:p>
          </table:table-cell>
          <table:table-cell table:style-name="ce2" table:formula="of:=-1*[.N182]/[.$M$8]" office:value-type="float" office:value="3.97867676365086" calcext:value-type="float">
            <text:p>3.9786767637</text:p>
          </table:table-cell>
          <table:table-cell table:style-name="ce47" table:formula="of:=[.$M$6]/[.$M$8]+ABS([.N182])*[.$O$6]/([.$M$8]*[.$M$8])" office:value-type="float" office:value="0.00218573438530815" calcext:value-type="float">
            <text:p>0.0021857344</text:p>
          </table:table-cell>
          <table:table-cell table:style-name="ce2" table:formula="of:=[.O182]" office:value-type="float" office:value="-34" calcext:value-type="float">
            <text:p>-34</text:p>
          </table:table-cell>
          <table:table-cell table:style-name="ce2" table:formula="of:=-1*[.P182]/[.$M$8]" office:value-type="float" office:value="3.93084894380231" calcext:value-type="float">
            <text:p>3.9308489438</text:p>
          </table:table-cell>
          <table:table-cell table:style-name="ce47" table:formula="of:=[.$M$6]/[.$M$8]+ABS([.P182])*[.$O$6]/([.$M$8]*[.$M$8])" office:value-type="float" office:value="0.00217143750811149" calcext:value-type="float">
            <text:p>0.0021714375</text:p>
          </table:table-cell>
          <table:table-cell table:style-name="ce2" table:formula="of:=[.Q182]" office:value-type="float" office:value="-4" calcext:value-type="float">
            <text:p>-4</text:p>
          </table:table-cell>
          <table:table-cell table:style-name="ce2" table:formula="of:=-1*[.R182]/[.$M$8]" office:value-type="float" office:value="3.96871263451574" calcext:value-type="float">
            <text:p>3.9687126345</text:p>
          </table:table-cell>
          <table:table-cell table:style-name="ce47" table:formula="of:=[.$M$6]/[.$M$8]+ABS([.R182])*[.$O$6]/([.$M$8]*[.$M$8])" office:value-type="float" office:value="0.00218275586922551" calcext:value-type="float">
            <text:p>0.002182755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94081307293743" calcext:value-type="float">
            <text:p>3.9408130729</text:p>
          </table:table-cell>
          <table:table-cell table:style-name="ce47" office:value-type="float" office:value="0.00217441602419413" calcext:value-type="float">
            <text:p>0.002174416</text:p>
          </table:table-cell>
          <table:table-cell table:number-columns-repeated="4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table:style-name="ce33" office:value-type="float" office:value="5" calcext:value-type="float">
            <text:p>5</text:p>
          </table:table-cell>
          <table:table-cell table:style-name="ce33" table:formula="of:=[.H79]/[.$M$8]" office:value-type="float" office:value="3.8242327620566" calcext:value-type="float">
            <text:p>3.8242327621</text:p>
          </table:table-cell>
          <table:table-cell table:style-name="ce33" table:formula="of:=[.$M$6]/[.$M$8]+[.H79]*[.$O$6]/([.$M$8]*[.$M$8])" office:value-type="float" office:value="0.00213956738602728" calcext:value-type="float">
            <text:p>0.0021395674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formula="of:=[.J79]/[.$M$8]" office:value-type="float" office:value="3.81127939418095" calcext:value-type="float">
            <text:p>3.8112793942</text:p>
          </table:table-cell>
          <table:table-cell table:style-name="ce33" table:formula="of:=[.$M$6]/[.$M$8]+[.J79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" calcext:value-type="float">
            <text:p>-3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2"/>
          <table:table-cell table:style-name="ce2" table:formula="of:=[.M183]" office:value-type="float" office:value="-33" calcext:value-type="float">
            <text:p>-33</text:p>
          </table:table-cell>
          <table:table-cell table:style-name="ce2" table:formula="of:=-1*[.N183]/[.$M$8]" office:value-type="float" office:value="3.97269828616979" calcext:value-type="float">
            <text:p>3.9726982862</text:p>
          </table:table-cell>
          <table:table-cell table:style-name="ce47" table:formula="of:=[.$M$6]/[.$M$8]+ABS([.N183])*[.$O$6]/([.$M$8]*[.$M$8])" office:value-type="float" office:value="0.00218394727565857" calcext:value-type="float">
            <text:p>0.0021839473</text:p>
          </table:table-cell>
          <table:table-cell table:style-name="ce2" table:formula="of:=[.O183]" office:value-type="float" office:value="-33" calcext:value-type="float">
            <text:p>-33</text:p>
          </table:table-cell>
          <table:table-cell table:style-name="ce2" table:formula="of:=-1*[.P183]/[.$M$8]" office:value-type="float" office:value="3.93184535671582" calcext:value-type="float">
            <text:p>3.9318453567</text:p>
          </table:table-cell>
          <table:table-cell table:style-name="ce47" table:formula="of:=[.$M$6]/[.$M$8]+ABS([.P183])*[.$O$6]/([.$M$8]*[.$M$8])" office:value-type="float" office:value="0.00217173535971976" calcext:value-type="float">
            <text:p>0.0021717354</text:p>
          </table:table-cell>
          <table:table-cell table:style-name="ce2" table:formula="of:=[.Q183]" office:value-type="float" office:value="-3" calcext:value-type="float">
            <text:p>-3</text:p>
          </table:table-cell>
          <table:table-cell table:style-name="ce2" table:formula="of:=-1*[.R183]/[.$M$8]" office:value-type="float" office:value="3.96273415703468" calcext:value-type="float">
            <text:p>3.962734157</text:p>
          </table:table-cell>
          <table:table-cell table:style-name="ce47" table:formula="of:=[.$M$6]/[.$M$8]+ABS([.R183])*[.$O$6]/([.$M$8]*[.$M$8])" office:value-type="float" office:value="0.00218096875957593" calcext:value-type="float">
            <text:p>0.002180968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4380231167796" calcext:value-type="float">
            <text:p>3.9438023117</text:p>
          </table:table-cell>
          <table:table-cell table:style-name="ce47" office:value-type="float" office:value="0.00217530957901892" calcext:value-type="float">
            <text:p>0.0021753096</text:p>
          </table:table-cell>
          <table:table-cell table:number-columns-repeated="4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table:style-name="ce33" office:value-type="float" office:value="5.2" calcext:value-type="float">
            <text:p>5.2</text:p>
          </table:table-cell>
          <table:table-cell table:style-name="ce33" table:formula="of:=[.H80]/[.$M$8]" office:value-type="float" office:value="3.82522917497011" calcext:value-type="float">
            <text:p>3.825229175</text:p>
          </table:table-cell>
          <table:table-cell table:style-name="ce33" table:formula="of:=[.$M$6]/[.$M$8]+[.H80]*[.$O$6]/([.$M$8]*[.$M$8])" office:value-type="float" office:value="0.00213986523763554" calcext:value-type="float">
            <text:p>0.0021398652</text:p>
          </table:table-cell>
          <table:table-cell table:style-name="ce33" office:value-type="float" office:value="-5.2" calcext:value-type="float">
            <text:p>-5.2</text:p>
          </table:table-cell>
          <table:table-cell table:style-name="ce33" table:formula="of:=[.J80]/[.$M$8]" office:value-type="float" office:value="3.81127939418095" calcext:value-type="float">
            <text:p>3.8112793942</text:p>
          </table:table-cell>
          <table:table-cell table:style-name="ce33" table:formula="of:=[.$M$6]/[.$M$8]+[.J80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2" calcext:value-type="float">
            <text:p>-2</text:p>
          </table:table-cell>
          <table:table-cell office:value-type="float" office:value="-0.003993" calcext:value-type="float">
            <text:p>-0.003993</text:p>
          </table:table-cell>
          <table:table-cell table:number-columns-repeated="2"/>
          <table:table-cell table:style-name="ce2" table:formula="of:=[.M184]" office:value-type="float" office:value="-32" calcext:value-type="float">
            <text:p>-32</text:p>
          </table:table-cell>
          <table:table-cell table:style-name="ce2" table:formula="of:=-1*[.N184]/[.$M$8]" office:value-type="float" office:value="3.96572339577521" calcext:value-type="float">
            <text:p>3.9657233958</text:p>
          </table:table-cell>
          <table:table-cell table:style-name="ce47" table:formula="of:=[.$M$6]/[.$M$8]+ABS([.N184])*[.$O$6]/([.$M$8]*[.$M$8])" office:value-type="float" office:value="0.00218186231440072" calcext:value-type="float">
            <text:p>0.0021818623</text:p>
          </table:table-cell>
          <table:table-cell table:style-name="ce2" table:formula="of:=[.O184]" office:value-type="float" office:value="-32" calcext:value-type="float">
            <text:p>-32</text:p>
          </table:table-cell>
          <table:table-cell table:style-name="ce2" table:formula="of:=-1*[.P184]/[.$M$8]" office:value-type="float" office:value="3.93383818254285" calcext:value-type="float">
            <text:p>3.9338381825</text:p>
          </table:table-cell>
          <table:table-cell table:style-name="ce47" table:formula="of:=[.$M$6]/[.$M$8]+ABS([.P184])*[.$O$6]/([.$M$8]*[.$M$8])" office:value-type="float" office:value="0.00217233106293628" calcext:value-type="float">
            <text:p>0.0021723311</text:p>
          </table:table-cell>
          <table:table-cell table:style-name="ce2" table:formula="of:=[.Q184]" office:value-type="float" office:value="-2" calcext:value-type="float">
            <text:p>-2</text:p>
          </table:table-cell>
          <table:table-cell table:style-name="ce2" table:formula="of:=-1*[.R184]/[.$M$8]" office:value-type="float" office:value="3.95675567955361" calcext:value-type="float">
            <text:p>3.9567556796</text:p>
          </table:table-cell>
          <table:table-cell table:style-name="ce47" table:formula="of:=[.$M$6]/[.$M$8]+ABS([.R184])*[.$O$6]/([.$M$8]*[.$M$8])" office:value-type="float" office:value="0.00217918164992635" calcext:value-type="float">
            <text:p>0.00217918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94679155041849" calcext:value-type="float">
            <text:p>3.9467915504</text:p>
          </table:table-cell>
          <table:table-cell table:style-name="ce47" office:value-type="float" office:value="0.00217620313384371" calcext:value-type="float">
            <text:p>0.0021762031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5.4" calcext:value-type="float">
            <text:p>5.4</text:p>
          </table:table-cell>
          <table:table-cell table:style-name="ce33" table:formula="of:=[.H81]/[.$M$8]" office:value-type="float" office:value="3.82522917497011" calcext:value-type="float">
            <text:p>3.825229175</text:p>
          </table:table-cell>
          <table:table-cell table:style-name="ce33" table:formula="of:=[.$M$6]/[.$M$8]+[.H81]*[.$O$6]/([.$M$8]*[.$M$8])" office:value-type="float" office:value="0.00213986523763554" calcext:value-type="float">
            <text:p>0.0021398652</text:p>
          </table:table-cell>
          <table:table-cell table:style-name="ce33" office:value-type="float" office:value="-5.4" calcext:value-type="float">
            <text:p>-5.4</text:p>
          </table:table-cell>
          <table:table-cell table:style-name="ce33" table:formula="of:=[.J81]/[.$M$8]" office:value-type="float" office:value="3.81227580709446" calcext:value-type="float">
            <text:p>3.8122758071</text:p>
          </table:table-cell>
          <table:table-cell table:style-name="ce33" table:formula="of:=[.$M$6]/[.$M$8]+[.J81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1" calcext:value-type="float">
            <text:p>-1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1" calcext:value-type="float">
            <text:p>-1</text:p>
          </table:table-cell>
          <table:table-cell office:value-type="float" office:value="-0.003984" calcext:value-type="float">
            <text:p>-0.003984</text:p>
          </table:table-cell>
          <table:table-cell table:number-columns-repeated="2"/>
          <table:table-cell table:style-name="ce2" table:formula="of:=[.M185]" office:value-type="float" office:value="-31" calcext:value-type="float">
            <text:p>-31</text:p>
          </table:table-cell>
          <table:table-cell table:style-name="ce2" table:formula="of:=-1*[.N185]/[.$M$8]" office:value-type="float" office:value="3.96074133120765" calcext:value-type="float">
            <text:p>3.9607413312</text:p>
          </table:table-cell>
          <table:table-cell table:style-name="ce47" table:formula="of:=[.$M$6]/[.$M$8]+ABS([.N185])*[.$O$6]/([.$M$8]*[.$M$8])" office:value-type="float" office:value="0.0021803730563594" calcext:value-type="float">
            <text:p>0.0021803731</text:p>
          </table:table-cell>
          <table:table-cell table:style-name="ce2" table:formula="of:=[.O185]" office:value-type="float" office:value="-31" calcext:value-type="float">
            <text:p>-31</text:p>
          </table:table-cell>
          <table:table-cell table:style-name="ce2" table:formula="of:=-1*[.P185]/[.$M$8]" office:value-type="float" office:value="3.93483459545636" calcext:value-type="float">
            <text:p>3.9348345955</text:p>
          </table:table-cell>
          <table:table-cell table:style-name="ce47" table:formula="of:=[.$M$6]/[.$M$8]+ABS([.P185])*[.$O$6]/([.$M$8]*[.$M$8])" office:value-type="float" office:value="0.00217262891454455" calcext:value-type="float">
            <text:p>0.0021726289</text:p>
          </table:table-cell>
          <table:table-cell table:style-name="ce2" table:formula="of:=[.Q185]" office:value-type="float" office:value="-1" calcext:value-type="float">
            <text:p>-1</text:p>
          </table:table-cell>
          <table:table-cell table:style-name="ce2" table:formula="of:=-1*[.R185]/[.$M$8]" office:value-type="float" office:value="3.95277002789956" calcext:value-type="float">
            <text:p>3.9527700279</text:p>
          </table:table-cell>
          <table:table-cell table:style-name="ce47" table:formula="of:=[.$M$6]/[.$M$8]+ABS([.R185])*[.$O$6]/([.$M$8]*[.$M$8])" office:value-type="float" office:value="0.00217799024349329" calcext:value-type="float">
            <text:p>0.00217799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94978078915903" calcext:value-type="float">
            <text:p>3.9497807892</text:p>
          </table:table-cell>
          <table:table-cell table:style-name="ce47" office:value-type="float" office:value="0.0021770966886685" calcext:value-type="float">
            <text:p>0.0021770967</text:p>
          </table:table-cell>
          <table:table-cell table:number-columns-repeated="4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5.6" calcext:value-type="float">
            <text:p>5.6</text:p>
          </table:table-cell>
          <table:table-cell table:style-name="ce33" table:formula="of:=[.H82]/[.$M$8]" office:value-type="float" office:value="3.82522917497011" calcext:value-type="float">
            <text:p>3.825229175</text:p>
          </table:table-cell>
          <table:table-cell table:style-name="ce33" table:formula="of:=[.$M$6]/[.$M$8]+[.H82]*[.$O$6]/([.$M$8]*[.$M$8])" office:value-type="float" office:value="0.00213986523763554" calcext:value-type="float">
            <text:p>0.0021398652</text:p>
          </table:table-cell>
          <table:table-cell table:style-name="ce33" office:value-type="float" office:value="-5.6" calcext:value-type="float">
            <text:p>-5.6</text:p>
          </table:table-cell>
          <table:table-cell table:style-name="ce33" table:formula="of:=[.J82]/[.$M$8]" office:value-type="float" office:value="3.81227580709446" calcext:value-type="float">
            <text:p>3.8122758071</text:p>
          </table:table-cell>
          <table:table-cell table:style-name="ce33" table:formula="of:=[.$M$6]/[.$M$8]+[.J82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style-name="ce2" table:formula="of:=[.M186]" office:value-type="float" office:value="-30" calcext:value-type="float">
            <text:p>-30</text:p>
          </table:table-cell>
          <table:table-cell table:style-name="ce2" table:formula="of:=-1*[.N186]/[.$M$8]" office:value-type="float" office:value="3.95476285372658" calcext:value-type="float">
            <text:p>3.9547628537</text:p>
          </table:table-cell>
          <table:table-cell table:style-name="ce47" table:formula="of:=[.$M$6]/[.$M$8]+ABS([.N186])*[.$O$6]/([.$M$8]*[.$M$8])" office:value-type="float" office:value="0.00217858594670982" calcext:value-type="float">
            <text:p>0.0021785859</text:p>
          </table:table-cell>
          <table:table-cell table:style-name="ce2" table:formula="of:=[.O186]" office:value-type="float" office:value="-30" calcext:value-type="float">
            <text:p>-30</text:p>
          </table:table-cell>
          <table:table-cell table:style-name="ce2" table:formula="of:=-1*[.P186]/[.$M$8]" office:value-type="float" office:value="3.93682742128338" calcext:value-type="float">
            <text:p>3.9368274213</text:p>
          </table:table-cell>
          <table:table-cell table:style-name="ce47" table:formula="of:=[.$M$6]/[.$M$8]+ABS([.P186])*[.$O$6]/([.$M$8]*[.$M$8])" office:value-type="float" office:value="0.00217322461776107" calcext:value-type="float">
            <text:p>0.0021732246</text:p>
          </table:table-cell>
          <table:table-cell table:style-name="ce2" table:formula="of:=[.Q186]" office:value-type="float" office:value="-6.22E-015" calcext:value-type="float">
            <text:p>-6.22E-015</text:p>
          </table:table-cell>
          <table:table-cell table:style-name="ce2" table:formula="of:=-1*[.R186]/[.$M$8]" office:value-type="float" office:value="3.94878437624552" calcext:value-type="float">
            <text:p>3.9487843762</text:p>
          </table:table-cell>
          <table:table-cell table:style-name="ce47" table:formula="of:=[.$M$6]/[.$M$8]+ABS([.R186])*[.$O$6]/([.$M$8]*[.$M$8])" office:value-type="float" office:value="0.00217679883706024" calcext:value-type="float">
            <text:p>0.0021767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95476285372658" calcext:value-type="float">
            <text:p>3.9547628537</text:p>
          </table:table-cell>
          <table:table-cell table:style-name="ce47" office:value-type="float" office:value="0.00217858594670982" calcext:value-type="float">
            <text:p>0.0021785859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5.8" calcext:value-type="float">
            <text:p>5.8</text:p>
          </table:table-cell>
          <table:table-cell table:style-name="ce33" table:formula="of:=[.H83]/[.$M$8]" office:value-type="float" office:value="3.82522917497011" calcext:value-type="float">
            <text:p>3.825229175</text:p>
          </table:table-cell>
          <table:table-cell table:style-name="ce33" table:formula="of:=[.$M$6]/[.$M$8]+[.H83]*[.$O$6]/([.$M$8]*[.$M$8])" office:value-type="float" office:value="0.00213986523763554" calcext:value-type="float">
            <text:p>0.0021398652</text:p>
          </table:table-cell>
          <table:table-cell table:style-name="ce33" office:value-type="float" office:value="-5.8" calcext:value-type="float">
            <text:p>-5.8</text:p>
          </table:table-cell>
          <table:table-cell table:style-name="ce33" table:formula="of:=[.J83]/[.$M$8]" office:value-type="float" office:value="3.81227580709446" calcext:value-type="float">
            <text:p>3.8122758071</text:p>
          </table:table-cell>
          <table:table-cell table:style-name="ce33" table:formula="of:=[.$M$6]/[.$M$8]+[.J83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" calcext:value-type="float">
            <text:p>1</text:p>
          </table:table-cell>
          <table:table-cell office:value-type="float" office:value="-0.00397" calcext:value-type="float">
            <text:p>-0.00397</text:p>
          </table:table-cell>
          <table:table-cell table:number-columns-repeated="2"/>
          <table:table-cell table:style-name="ce2" table:formula="of:=[.M187]" office:value-type="float" office:value="-29" calcext:value-type="float">
            <text:p>-29</text:p>
          </table:table-cell>
          <table:table-cell table:style-name="ce2" table:formula="of:=-1*[.N187]/[.$M$8]" office:value-type="float" office:value="3.95077720207254" calcext:value-type="float">
            <text:p>3.9507772021</text:p>
          </table:table-cell>
          <table:table-cell table:style-name="ce47" table:formula="of:=[.$M$6]/[.$M$8]+ABS([.N187])*[.$O$6]/([.$M$8]*[.$M$8])" office:value-type="float" office:value="0.00217739454027677" calcext:value-type="float">
            <text:p>0.0021773945</text:p>
          </table:table-cell>
          <table:table-cell table:style-name="ce2" table:formula="of:=[.O187]" office:value-type="float" office:value="-29" calcext:value-type="float">
            <text:p>-29</text:p>
          </table:table-cell>
          <table:table-cell table:style-name="ce2" table:formula="of:=-1*[.P187]/[.$M$8]" office:value-type="float" office:value="3.9388202471104" calcext:value-type="float">
            <text:p>3.9388202471</text:p>
          </table:table-cell>
          <table:table-cell table:style-name="ce47" table:formula="of:=[.$M$6]/[.$M$8]+ABS([.P187])*[.$O$6]/([.$M$8]*[.$M$8])" office:value-type="float" office:value="0.0021738203209776" calcext:value-type="float">
            <text:p>0.0021738203</text:p>
          </table:table-cell>
          <table:table-cell table:style-name="ce2" table:formula="of:=[.Q187]" office:value-type="float" office:value="1" calcext:value-type="float">
            <text:p>1</text:p>
          </table:table-cell>
          <table:table-cell table:style-name="ce2" table:formula="of:=-1*[.R187]/[.$M$8]" office:value-type="float" office:value="3.94579513750498" calcext:value-type="float">
            <text:p>3.9457951375</text:p>
          </table:table-cell>
          <table:table-cell table:style-name="ce47" table:formula="of:=[.$M$6]/[.$M$8]+ABS([.R187])*[.$O$6]/([.$M$8]*[.$M$8])" office:value-type="float" office:value="0.00217590528223545" calcext:value-type="float">
            <text:p>0.0021759053</text:p>
          </table:table-cell>
          <table:table-cell table:style-name="ce2" office:value-type="float" office:value="-6.22E-015" calcext:value-type="float">
            <text:p>-6.22E-015</text:p>
          </table:table-cell>
          <table:table-cell table:style-name="ce2" office:value-type="float" office:value="3.96074133120765" calcext:value-type="float">
            <text:p>3.9607413312</text:p>
          </table:table-cell>
          <table:table-cell table:style-name="ce47" office:value-type="float" office:value="0.0021803730563594" calcext:value-type="float">
            <text:p>0.0021803731</text:p>
          </table:table-cell>
          <table:table-cell table:number-columns-repeated="4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33" table:formula="of:=[.H84]/[.$M$8]" office:value-type="float" office:value="3.82622558788362" calcext:value-type="float">
            <text:p>3.8262255879</text:p>
          </table:table-cell>
          <table:table-cell table:style-name="ce33" table:formula="of:=[.$M$6]/[.$M$8]+[.H84]*[.$O$6]/([.$M$8]*[.$M$8])" office:value-type="float" office:value="0.00214016308924381" calcext:value-type="float">
            <text:p>0.0021401631</text:p>
          </table:table-cell>
          <table:table-cell table:style-name="ce33" office:value-type="float" office:value="-6" calcext:value-type="float">
            <text:p>-6</text:p>
          </table:table-cell>
          <table:table-cell table:style-name="ce33" table:formula="of:=[.J84]/[.$M$8]" office:value-type="float" office:value="3.81227580709446" calcext:value-type="float">
            <text:p>3.8122758071</text:p>
          </table:table-cell>
          <table:table-cell table:style-name="ce33" table:formula="of:=[.$M$6]/[.$M$8]+[.J8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" calcext:value-type="float">
            <text:p>2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2"/>
          <table:table-cell table:style-name="ce2" table:formula="of:=[.M188]" office:value-type="float" office:value="-28" calcext:value-type="float">
            <text:p>-28</text:p>
          </table:table-cell>
          <table:table-cell table:style-name="ce2" table:formula="of:=-1*[.N188]/[.$M$8]" office:value-type="float" office:value="3.94679155041849" calcext:value-type="float">
            <text:p>3.9467915504</text:p>
          </table:table-cell>
          <table:table-cell table:style-name="ce47" table:formula="of:=[.$M$6]/[.$M$8]+ABS([.N188])*[.$O$6]/([.$M$8]*[.$M$8])" office:value-type="float" office:value="0.00217620313384371" calcext:value-type="float">
            <text:p>0.0021762031</text:p>
          </table:table-cell>
          <table:table-cell table:style-name="ce2" table:formula="of:=[.O188]" office:value-type="float" office:value="-28" calcext:value-type="float">
            <text:p>-28</text:p>
          </table:table-cell>
          <table:table-cell table:style-name="ce2" table:formula="of:=-1*[.P188]/[.$M$8]" office:value-type="float" office:value="3.94180948585094" calcext:value-type="float">
            <text:p>3.9418094859</text:p>
          </table:table-cell>
          <table:table-cell table:style-name="ce47" table:formula="of:=[.$M$6]/[.$M$8]+ABS([.P188])*[.$O$6]/([.$M$8]*[.$M$8])" office:value-type="float" office:value="0.00217471387580239" calcext:value-type="float">
            <text:p>0.0021747139</text:p>
          </table:table-cell>
          <table:table-cell table:style-name="ce2" table:formula="of:=[.Q188]" office:value-type="float" office:value="2" calcext:value-type="float">
            <text:p>2</text:p>
          </table:table-cell>
          <table:table-cell table:style-name="ce2" table:formula="of:=-1*[.R188]/[.$M$8]" office:value-type="float" office:value="3.94280589876445" calcext:value-type="float">
            <text:p>3.9428058988</text:p>
          </table:table-cell>
          <table:table-cell table:style-name="ce47" table:formula="of:=[.$M$6]/[.$M$8]+ABS([.R188])*[.$O$6]/([.$M$8]*[.$M$8])" office:value-type="float" office:value="0.00217501172741066" calcext:value-type="float">
            <text:p>0.002175011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.97070546034277" calcext:value-type="float">
            <text:p>3.9707054603</text:p>
          </table:table-cell>
          <table:table-cell table:style-name="ce47" office:value-type="float" office:value="0.00218335157244204" calcext:value-type="float">
            <text:p>0.0021833516</text:p>
          </table:table-cell>
          <table:table-cell table:number-columns-repeated="4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6.2" calcext:value-type="float">
            <text:p>6.2</text:p>
          </table:table-cell>
          <table:table-cell table:style-name="ce33" table:formula="of:=[.H85]/[.$M$8]" office:value-type="float" office:value="3.82622558788362" calcext:value-type="float">
            <text:p>3.8262255879</text:p>
          </table:table-cell>
          <table:table-cell table:style-name="ce33" table:formula="of:=[.$M$6]/[.$M$8]+[.H85]*[.$O$6]/([.$M$8]*[.$M$8])" office:value-type="float" office:value="0.00214016308924381" calcext:value-type="float">
            <text:p>0.0021401631</text:p>
          </table:table-cell>
          <table:table-cell table:style-name="ce33" office:value-type="float" office:value="-6.2" calcext:value-type="float">
            <text:p>-6.2</text:p>
          </table:table-cell>
          <table:table-cell table:style-name="ce33" table:formula="of:=[.J85]/[.$M$8]" office:value-type="float" office:value="3.81227580709446" calcext:value-type="float">
            <text:p>3.8122758071</text:p>
          </table:table-cell>
          <table:table-cell table:style-name="ce33" table:formula="of:=[.$M$6]/[.$M$8]+[.J85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3" calcext:value-type="float">
            <text:p>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" calcext:value-type="float">
            <text:p>3</text:p>
          </table:table-cell>
          <table:table-cell office:value-type="float" office:value="-0.003963" calcext:value-type="float">
            <text:p>-0.003963</text:p>
          </table:table-cell>
          <table:table-cell table:number-columns-repeated="2"/>
          <table:table-cell table:style-name="ce2" table:formula="of:=[.M189]" office:value-type="float" office:value="-27" calcext:value-type="float">
            <text:p>-27</text:p>
          </table:table-cell>
          <table:table-cell table:style-name="ce2" table:formula="of:=-1*[.N189]/[.$M$8]" office:value-type="float" office:value="3.94479872459147" calcext:value-type="float">
            <text:p>3.9447987246</text:p>
          </table:table-cell>
          <table:table-cell table:style-name="ce47" table:formula="of:=[.$M$6]/[.$M$8]+ABS([.N189])*[.$O$6]/([.$M$8]*[.$M$8])" office:value-type="float" office:value="0.00217560743062718" calcext:value-type="float">
            <text:p>0.0021756074</text:p>
          </table:table-cell>
          <table:table-cell table:style-name="ce2" table:formula="of:=[.O189]" office:value-type="float" office:value="-27" calcext:value-type="float">
            <text:p>-27</text:p>
          </table:table-cell>
          <table:table-cell table:style-name="ce2" table:formula="of:=-1*[.P189]/[.$M$8]" office:value-type="float" office:value="3.94479872459147" calcext:value-type="float">
            <text:p>3.9447987246</text:p>
          </table:table-cell>
          <table:table-cell table:style-name="ce47" table:formula="of:=[.$M$6]/[.$M$8]+ABS([.P189])*[.$O$6]/([.$M$8]*[.$M$8])" office:value-type="float" office:value="0.00217560743062718" calcext:value-type="float">
            <text:p>0.0021756074</text:p>
          </table:table-cell>
          <table:table-cell table:style-name="ce2" table:formula="of:=[.Q189]" office:value-type="float" office:value="3" calcext:value-type="float">
            <text:p>3</text:p>
          </table:table-cell>
          <table:table-cell table:style-name="ce2" table:formula="of:=-1*[.R189]/[.$M$8]" office:value-type="float" office:value="3.94180948585094" calcext:value-type="float">
            <text:p>3.9418094859</text:p>
          </table:table-cell>
          <table:table-cell table:style-name="ce47" table:formula="of:=[.$M$6]/[.$M$8]+ABS([.R189])*[.$O$6]/([.$M$8]*[.$M$8])" office:value-type="float" office:value="0.00217471387580239" calcext:value-type="float">
            <text:p>0.0021747139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3.97768035073735" calcext:value-type="float">
            <text:p>3.9776803507</text:p>
          </table:table-cell>
          <table:table-cell table:style-name="ce47" office:value-type="float" office:value="0.00218543653369988" calcext:value-type="float">
            <text:p>0.0021854365</text:p>
          </table:table-cell>
          <table:table-cell table:number-columns-repeated="4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6.4" calcext:value-type="float">
            <text:p>6.4</text:p>
          </table:table-cell>
          <table:table-cell table:style-name="ce33" table:formula="of:=[.H86]/[.$M$8]" office:value-type="float" office:value="3.82622558788362" calcext:value-type="float">
            <text:p>3.8262255879</text:p>
          </table:table-cell>
          <table:table-cell table:style-name="ce33" table:formula="of:=[.$M$6]/[.$M$8]+[.H86]*[.$O$6]/([.$M$8]*[.$M$8])" office:value-type="float" office:value="0.00214016308924381" calcext:value-type="float">
            <text:p>0.0021401631</text:p>
          </table:table-cell>
          <table:table-cell table:style-name="ce33" office:value-type="float" office:value="-6.4" calcext:value-type="float">
            <text:p>-6.4</text:p>
          </table:table-cell>
          <table:table-cell table:style-name="ce33" table:formula="of:=[.J86]/[.$M$8]" office:value-type="float" office:value="3.81227580709446" calcext:value-type="float">
            <text:p>3.8122758071</text:p>
          </table:table-cell>
          <table:table-cell table:style-name="ce33" table:formula="of:=[.$M$6]/[.$M$8]+[.J86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" calcext:value-type="float">
            <text:p>4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4" calcext:value-type="float">
            <text:p>4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table:style-name="ce2" table:formula="of:=[.M190]" office:value-type="float" office:value="-26" calcext:value-type="float">
            <text:p>-26</text:p>
          </table:table-cell>
          <table:table-cell table:style-name="ce2" table:formula="of:=-1*[.N190]/[.$M$8]" office:value-type="float" office:value="3.94180948585094" calcext:value-type="float">
            <text:p>3.9418094859</text:p>
          </table:table-cell>
          <table:table-cell table:style-name="ce47" table:formula="of:=[.$M$6]/[.$M$8]+ABS([.N190])*[.$O$6]/([.$M$8]*[.$M$8])" office:value-type="float" office:value="0.00217471387580239" calcext:value-type="float">
            <text:p>0.0021747139</text:p>
          </table:table-cell>
          <table:table-cell table:style-name="ce2" table:formula="of:=[.O190]" office:value-type="float" office:value="-26" calcext:value-type="float">
            <text:p>-26</text:p>
          </table:table-cell>
          <table:table-cell table:style-name="ce2" table:formula="of:=-1*[.P190]/[.$M$8]" office:value-type="float" office:value="3.94878437624552" calcext:value-type="float">
            <text:p>3.9487843762</text:p>
          </table:table-cell>
          <table:table-cell table:style-name="ce47" table:formula="of:=[.$M$6]/[.$M$8]+ABS([.P190])*[.$O$6]/([.$M$8]*[.$M$8])" office:value-type="float" office:value="0.00217679883706024" calcext:value-type="float">
            <text:p>0.0021767988</text:p>
          </table:table-cell>
          <table:table-cell table:style-name="ce2" table:formula="of:=[.Q190]" office:value-type="float" office:value="4" calcext:value-type="float">
            <text:p>4</text:p>
          </table:table-cell>
          <table:table-cell table:style-name="ce2" table:formula="of:=-1*[.R190]/[.$M$8]" office:value-type="float" office:value="3.93981666002391" calcext:value-type="float">
            <text:p>3.93981666</text:p>
          </table:table-cell>
          <table:table-cell table:style-name="ce47" table:formula="of:=[.$M$6]/[.$M$8]+ABS([.R190])*[.$O$6]/([.$M$8]*[.$M$8])" office:value-type="float" office:value="0.00217411817258586" calcext:value-type="float">
            <text:p>0.002174118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3.99063371861299" calcext:value-type="float">
            <text:p>3.9906337186</text:p>
          </table:table-cell>
          <table:table-cell table:style-name="ce47" office:value-type="float" office:value="0.00218930860460731" calcext:value-type="float">
            <text:p>0.0021893086</text:p>
          </table:table-cell>
          <table:table-cell table:number-columns-repeated="4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6.6" calcext:value-type="float">
            <text:p>6.6</text:p>
          </table:table-cell>
          <table:table-cell table:style-name="ce33" table:formula="of:=[.H87]/[.$M$8]" office:value-type="float" office:value="3.82622558788362" calcext:value-type="float">
            <text:p>3.8262255879</text:p>
          </table:table-cell>
          <table:table-cell table:style-name="ce33" table:formula="of:=[.$M$6]/[.$M$8]+[.H87]*[.$O$6]/([.$M$8]*[.$M$8])" office:value-type="float" office:value="0.00214016308924381" calcext:value-type="float">
            <text:p>0.0021401631</text:p>
          </table:table-cell>
          <table:table-cell table:style-name="ce33" office:value-type="float" office:value="-6.6" calcext:value-type="float">
            <text:p>-6.6</text:p>
          </table:table-cell>
          <table:table-cell table:style-name="ce33" table:formula="of:=[.J87]/[.$M$8]" office:value-type="float" office:value="3.81227580709446" calcext:value-type="float">
            <text:p>3.8122758071</text:p>
          </table:table-cell>
          <table:table-cell table:style-name="ce33" table:formula="of:=[.$M$6]/[.$M$8]+[.J87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5" calcext:value-type="float">
            <text:p>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" calcext:value-type="float">
            <text:p>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style-name="ce2" table:formula="of:=[.M191]" office:value-type="float" office:value="-25" calcext:value-type="float">
            <text:p>-25</text:p>
          </table:table-cell>
          <table:table-cell table:style-name="ce2" table:formula="of:=-1*[.N191]/[.$M$8]" office:value-type="float" office:value="3.94081307293743" calcext:value-type="float">
            <text:p>3.9408130729</text:p>
          </table:table-cell>
          <table:table-cell table:style-name="ce47" table:formula="of:=[.$M$6]/[.$M$8]+ABS([.N191])*[.$O$6]/([.$M$8]*[.$M$8])" office:value-type="float" office:value="0.00217441602419413" calcext:value-type="float">
            <text:p>0.002174416</text:p>
          </table:table-cell>
          <table:table-cell table:style-name="ce2" table:formula="of:=[.O191]" office:value-type="float" office:value="-25" calcext:value-type="float">
            <text:p>-25</text:p>
          </table:table-cell>
          <table:table-cell table:style-name="ce2" table:formula="of:=-1*[.P191]/[.$M$8]" office:value-type="float" office:value="3.95277002789956" calcext:value-type="float">
            <text:p>3.9527700279</text:p>
          </table:table-cell>
          <table:table-cell table:style-name="ce47" table:formula="of:=[.$M$6]/[.$M$8]+ABS([.P191])*[.$O$6]/([.$M$8]*[.$M$8])" office:value-type="float" office:value="0.00217799024349329" calcext:value-type="float">
            <text:p>0.0021779902</text:p>
          </table:table-cell>
          <table:table-cell table:style-name="ce2" table:formula="of:=[.Q191]" office:value-type="float" office:value="5" calcext:value-type="float">
            <text:p>5</text:p>
          </table:table-cell>
          <table:table-cell table:style-name="ce2" table:formula="of:=-1*[.R191]/[.$M$8]" office:value-type="float" office:value="3.9388202471104" calcext:value-type="float">
            <text:p>3.9388202471</text:p>
          </table:table-cell>
          <table:table-cell table:style-name="ce47" table:formula="of:=[.$M$6]/[.$M$8]+ABS([.R191])*[.$O$6]/([.$M$8]*[.$M$8])" office:value-type="float" office:value="0.0021738203209776" calcext:value-type="float">
            <text:p>0.0021738203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3.99860502192108" calcext:value-type="float">
            <text:p>3.9986050219</text:p>
          </table:table-cell>
          <table:table-cell table:style-name="ce47" office:value-type="float" office:value="0.00219169141747342" calcext:value-type="float">
            <text:p>0.0021916914</text:p>
          </table:table-cell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6.8" calcext:value-type="float">
            <text:p>6.8</text:p>
          </table:table-cell>
          <table:table-cell table:style-name="ce33" table:formula="of:=[.H88]/[.$M$8]" office:value-type="float" office:value="3.82622558788362" calcext:value-type="float">
            <text:p>3.8262255879</text:p>
          </table:table-cell>
          <table:table-cell table:style-name="ce33" table:formula="of:=[.$M$6]/[.$M$8]+[.H88]*[.$O$6]/([.$M$8]*[.$M$8])" office:value-type="float" office:value="0.00214016308924381" calcext:value-type="float">
            <text:p>0.0021401631</text:p>
          </table:table-cell>
          <table:table-cell table:style-name="ce33" office:value-type="float" office:value="-6.8" calcext:value-type="float">
            <text:p>-6.8</text:p>
          </table:table-cell>
          <table:table-cell table:style-name="ce33" table:formula="of:=[.J88]/[.$M$8]" office:value-type="float" office:value="3.81327222000797" calcext:value-type="float">
            <text:p>3.81327222</text:p>
          </table:table-cell>
          <table:table-cell table:style-name="ce33" table:formula="of:=[.$M$6]/[.$M$8]+[.J88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6" calcext:value-type="float">
            <text:p>6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table:style-name="ce2" table:formula="of:=[.M192]" office:value-type="float" office:value="-24" calcext:value-type="float">
            <text:p>-24</text:p>
          </table:table-cell>
          <table:table-cell table:style-name="ce2" table:formula="of:=-1*[.N192]/[.$M$8]" office:value-type="float" office:value="3.9388202471104" calcext:value-type="float">
            <text:p>3.9388202471</text:p>
          </table:table-cell>
          <table:table-cell table:style-name="ce47" table:formula="of:=[.$M$6]/[.$M$8]+ABS([.N192])*[.$O$6]/([.$M$8]*[.$M$8])" office:value-type="float" office:value="0.0021738203209776" calcext:value-type="float">
            <text:p>0.0021738203</text:p>
          </table:table-cell>
          <table:table-cell table:style-name="ce2" table:formula="of:=[.O192]" office:value-type="float" office:value="-24" calcext:value-type="float">
            <text:p>-24</text:p>
          </table:table-cell>
          <table:table-cell table:style-name="ce2" table:formula="of:=-1*[.P192]/[.$M$8]" office:value-type="float" office:value="3.95874850538063" calcext:value-type="float">
            <text:p>3.9587485054</text:p>
          </table:table-cell>
          <table:table-cell table:style-name="ce47" table:formula="of:=[.$M$6]/[.$M$8]+ABS([.P192])*[.$O$6]/([.$M$8]*[.$M$8])" office:value-type="float" office:value="0.00217977735314287" calcext:value-type="float">
            <text:p>0.0021797774</text:p>
          </table:table-cell>
          <table:table-cell table:style-name="ce2" table:formula="of:=[.Q192]" office:value-type="float" office:value="6" calcext:value-type="float">
            <text:p>6</text:p>
          </table:table-cell>
          <table:table-cell table:style-name="ce2" table:formula="of:=-1*[.R192]/[.$M$8]" office:value-type="float" office:value="3.93682742128338" calcext:value-type="float">
            <text:p>3.9368274213</text:p>
          </table:table-cell>
          <table:table-cell table:style-name="ce47" table:formula="of:=[.$M$6]/[.$M$8]+ABS([.R192])*[.$O$6]/([.$M$8]*[.$M$8])" office:value-type="float" office:value="0.00217322461776107" calcext:value-type="float">
            <text:p>0.002173224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4.00557991231566" calcext:value-type="float">
            <text:p>4.0055799123</text:p>
          </table:table-cell>
          <table:table-cell table:style-name="ce47" office:value-type="float" office:value="0.00219377637873127" calcext:value-type="float">
            <text:p>0.0021937764</text:p>
          </table:table-cell>
          <table:table-cell table:number-columns-repeated="4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33" table:formula="of:=[.H89]/[.$M$8]" office:value-type="float" office:value="3.82722200079713" calcext:value-type="float">
            <text:p>3.8272220008</text:p>
          </table:table-cell>
          <table:table-cell table:style-name="ce33" table:formula="of:=[.$M$6]/[.$M$8]+[.H89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7" calcext:value-type="float">
            <text:p>-7</text:p>
          </table:table-cell>
          <table:table-cell table:style-name="ce33" table:formula="of:=[.J89]/[.$M$8]" office:value-type="float" office:value="3.81327222000797" calcext:value-type="float">
            <text:p>3.81327222</text:p>
          </table:table-cell>
          <table:table-cell table:style-name="ce33" table:formula="of:=[.$M$6]/[.$M$8]+[.J89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3" calcext:value-type="float">
            <text:p>-23</text:p>
          </table:table-cell>
          <table:table-cell office:value-type="float" office:value="-0.003979" calcext:value-type="float">
            <text:p>-0.003979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7" calcext:value-type="float">
            <text:p>7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style-name="ce2" table:formula="of:=[.M193]" office:value-type="float" office:value="-23" calcext:value-type="float">
            <text:p>-23</text:p>
          </table:table-cell>
          <table:table-cell table:style-name="ce2" table:formula="of:=-1*[.N193]/[.$M$8]" office:value-type="float" office:value="3.93782383419689" calcext:value-type="float">
            <text:p>3.9378238342</text:p>
          </table:table-cell>
          <table:table-cell table:style-name="ce47" table:formula="of:=[.$M$6]/[.$M$8]+ABS([.N193])*[.$O$6]/([.$M$8]*[.$M$8])" office:value-type="float" office:value="0.00217352246936934" calcext:value-type="float">
            <text:p>0.0021735225</text:p>
          </table:table-cell>
          <table:table-cell table:style-name="ce2" table:formula="of:=[.O193]" office:value-type="float" office:value="-23" calcext:value-type="float">
            <text:p>-23</text:p>
          </table:table-cell>
          <table:table-cell table:style-name="ce2" table:formula="of:=-1*[.P193]/[.$M$8]" office:value-type="float" office:value="3.9647269828617" calcext:value-type="float">
            <text:p>3.9647269829</text:p>
          </table:table-cell>
          <table:table-cell table:style-name="ce47" table:formula="of:=[.$M$6]/[.$M$8]+ABS([.P193])*[.$O$6]/([.$M$8]*[.$M$8])" office:value-type="float" office:value="0.00218156446279246" calcext:value-type="float">
            <text:p>0.0021815645</text:p>
          </table:table-cell>
          <table:table-cell table:style-name="ce2" table:formula="of:=[.Q193]" office:value-type="float" office:value="7" calcext:value-type="float">
            <text:p>7</text:p>
          </table:table-cell>
          <table:table-cell table:style-name="ce2" table:formula="of:=-1*[.R193]/[.$M$8]" office:value-type="float" office:value="3.93583100836987" calcext:value-type="float">
            <text:p>3.9358310084</text:p>
          </table:table-cell>
          <table:table-cell table:style-name="ce47" table:formula="of:=[.$M$6]/[.$M$8]+ABS([.R193])*[.$O$6]/([.$M$8]*[.$M$8])" office:value-type="float" office:value="0.00217292676615281" calcext:value-type="float">
            <text:p>0.0021729268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4.01155838979673" calcext:value-type="float">
            <text:p>4.0115583898</text:p>
          </table:table-cell>
          <table:table-cell table:style-name="ce47" office:value-type="float" office:value="0.00219556348838085" calcext:value-type="float">
            <text:p>0.0021955635</text:p>
          </table:table-cell>
          <table:table-cell table:number-columns-repeated="4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7.2" calcext:value-type="float">
            <text:p>7.2</text:p>
          </table:table-cell>
          <table:table-cell table:style-name="ce33" table:formula="of:=[.H90]/[.$M$8]" office:value-type="float" office:value="3.82722200079713" calcext:value-type="float">
            <text:p>3.8272220008</text:p>
          </table:table-cell>
          <table:table-cell table:style-name="ce33" table:formula="of:=[.$M$6]/[.$M$8]+[.H90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7.2" calcext:value-type="float">
            <text:p>-7.2</text:p>
          </table:table-cell>
          <table:table-cell table:style-name="ce33" table:formula="of:=[.J90]/[.$M$8]" office:value-type="float" office:value="3.81327222000797" calcext:value-type="float">
            <text:p>3.81327222</text:p>
          </table:table-cell>
          <table:table-cell table:style-name="ce33" table:formula="of:=[.$M$6]/[.$M$8]+[.J90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8" calcext:value-type="float">
            <text:p>8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style-name="ce2" table:formula="of:=[.M194]" office:value-type="float" office:value="-22" calcext:value-type="float">
            <text:p>-22</text:p>
          </table:table-cell>
          <table:table-cell table:style-name="ce2" table:formula="of:=-1*[.N194]/[.$M$8]" office:value-type="float" office:value="3.93583100836987" calcext:value-type="float">
            <text:p>3.9358310084</text:p>
          </table:table-cell>
          <table:table-cell table:style-name="ce47" table:formula="of:=[.$M$6]/[.$M$8]+ABS([.N194])*[.$O$6]/([.$M$8]*[.$M$8])" office:value-type="float" office:value="0.00217292676615281" calcext:value-type="float">
            <text:p>0.0021729268</text:p>
          </table:table-cell>
          <table:table-cell table:style-name="ce2" table:formula="of:=[.O194]" office:value-type="float" office:value="-22" calcext:value-type="float">
            <text:p>-22</text:p>
          </table:table-cell>
          <table:table-cell table:style-name="ce2" table:formula="of:=-1*[.P194]/[.$M$8]" office:value-type="float" office:value="3.97269828616979" calcext:value-type="float">
            <text:p>3.9726982862</text:p>
          </table:table-cell>
          <table:table-cell table:style-name="ce47" table:formula="of:=[.$M$6]/[.$M$8]+ABS([.P194])*[.$O$6]/([.$M$8]*[.$M$8])" office:value-type="float" office:value="0.00218394727565857" calcext:value-type="float">
            <text:p>0.0021839473</text:p>
          </table:table-cell>
          <table:table-cell table:style-name="ce2" table:formula="of:=[.Q194]" office:value-type="float" office:value="8" calcext:value-type="float">
            <text:p>8</text:p>
          </table:table-cell>
          <table:table-cell table:style-name="ce2" table:formula="of:=-1*[.R194]/[.$M$8]" office:value-type="float" office:value="3.93483459545636" calcext:value-type="float">
            <text:p>3.9348345955</text:p>
          </table:table-cell>
          <table:table-cell table:style-name="ce47" table:formula="of:=[.$M$6]/[.$M$8]+ABS([.R194])*[.$O$6]/([.$M$8]*[.$M$8])" office:value-type="float" office:value="0.00217262891454455" calcext:value-type="float">
            <text:p>0.0021726289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4.01255480271024" calcext:value-type="float">
            <text:p>4.0125548027</text:p>
          </table:table-cell>
          <table:table-cell table:style-name="ce47" office:value-type="float" office:value="0.00219586133998911" calcext:value-type="float">
            <text:p>0.0021958613</text:p>
          </table:table-cell>
          <table:table-cell table:number-columns-repeated="4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7.4" calcext:value-type="float">
            <text:p>7.4</text:p>
          </table:table-cell>
          <table:table-cell table:style-name="ce33" table:formula="of:=[.H91]/[.$M$8]" office:value-type="float" office:value="3.82722200079713" calcext:value-type="float">
            <text:p>3.8272220008</text:p>
          </table:table-cell>
          <table:table-cell table:style-name="ce33" table:formula="of:=[.$M$6]/[.$M$8]+[.H91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7.4" calcext:value-type="float">
            <text:p>-7.4</text:p>
          </table:table-cell>
          <table:table-cell table:style-name="ce33" table:formula="of:=[.J91]/[.$M$8]" office:value-type="float" office:value="3.81327222000797" calcext:value-type="float">
            <text:p>3.81327222</text:p>
          </table:table-cell>
          <table:table-cell table:style-name="ce33" table:formula="of:=[.$M$6]/[.$M$8]+[.J91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9" calcext:value-type="float">
            <text:p>9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table:style-name="ce2" table:formula="of:=[.M195]" office:value-type="float" office:value="-21" calcext:value-type="float">
            <text:p>-21</text:p>
          </table:table-cell>
          <table:table-cell table:style-name="ce2" table:formula="of:=-1*[.N195]/[.$M$8]" office:value-type="float" office:value="3.93483459545636" calcext:value-type="float">
            <text:p>3.9348345955</text:p>
          </table:table-cell>
          <table:table-cell table:style-name="ce47" table:formula="of:=[.$M$6]/[.$M$8]+ABS([.N195])*[.$O$6]/([.$M$8]*[.$M$8])" office:value-type="float" office:value="0.00217262891454455" calcext:value-type="float">
            <text:p>0.0021726289</text:p>
          </table:table-cell>
          <table:table-cell table:style-name="ce2" table:formula="of:=[.O195]" office:value-type="float" office:value="-21" calcext:value-type="float">
            <text:p>-21</text:p>
          </table:table-cell>
          <table:table-cell table:style-name="ce2" table:formula="of:=-1*[.P195]/[.$M$8]" office:value-type="float" office:value="3.97967317656437" calcext:value-type="float">
            <text:p>3.9796731766</text:p>
          </table:table-cell>
          <table:table-cell table:style-name="ce47" table:formula="of:=[.$M$6]/[.$M$8]+ABS([.P195])*[.$O$6]/([.$M$8]*[.$M$8])" office:value-type="float" office:value="0.00218603223691641" calcext:value-type="float">
            <text:p>0.0021860322</text:p>
          </table:table-cell>
          <table:table-cell table:style-name="ce2" table:formula="of:=[.Q195]" office:value-type="float" office:value="9" calcext:value-type="float">
            <text:p>9</text:p>
          </table:table-cell>
          <table:table-cell table:style-name="ce2" table:formula="of:=-1*[.R195]/[.$M$8]" office:value-type="float" office:value="3.93383818254285" calcext:value-type="float">
            <text:p>3.9338381825</text:p>
          </table:table-cell>
          <table:table-cell table:style-name="ce47" table:formula="of:=[.$M$6]/[.$M$8]+ABS([.R195])*[.$O$6]/([.$M$8]*[.$M$8])" office:value-type="float" office:value="0.00217233106293628" calcext:value-type="float">
            <text:p>0.0021723311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4.00657632522918" calcext:value-type="float">
            <text:p>4.0065763252</text:p>
          </table:table-cell>
          <table:table-cell table:style-name="ce47" office:value-type="float" office:value="0.00219407423033953" calcext:value-type="float">
            <text:p>0.0021940742</text:p>
          </table:table-cell>
          <table:table-cell table:number-columns-repeated="4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table:style-name="ce33" office:value-type="float" office:value="7.6" calcext:value-type="float">
            <text:p>7.6</text:p>
          </table:table-cell>
          <table:table-cell table:style-name="ce33" table:formula="of:=[.H92]/[.$M$8]" office:value-type="float" office:value="3.82722200079713" calcext:value-type="float">
            <text:p>3.8272220008</text:p>
          </table:table-cell>
          <table:table-cell table:style-name="ce33" table:formula="of:=[.$M$6]/[.$M$8]+[.H92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7.6" calcext:value-type="float">
            <text:p>-7.6</text:p>
          </table:table-cell>
          <table:table-cell table:style-name="ce33" table:formula="of:=[.J92]/[.$M$8]" office:value-type="float" office:value="3.81327222000797" calcext:value-type="float">
            <text:p>3.81327222</text:p>
          </table:table-cell>
          <table:table-cell table:style-name="ce33" table:formula="of:=[.$M$6]/[.$M$8]+[.J9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0" calcext:value-type="float">
            <text:p>10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style-name="ce2" table:formula="of:=[.M196]" office:value-type="float" office:value="-20" calcext:value-type="float">
            <text:p>-20</text:p>
          </table:table-cell>
          <table:table-cell table:style-name="ce2" table:formula="of:=-1*[.N196]/[.$M$8]" office:value-type="float" office:value="3.93383818254285" calcext:value-type="float">
            <text:p>3.9338381825</text:p>
          </table:table-cell>
          <table:table-cell table:style-name="ce47" table:formula="of:=[.$M$6]/[.$M$8]+ABS([.N196])*[.$O$6]/([.$M$8]*[.$M$8])" office:value-type="float" office:value="0.00217233106293628" calcext:value-type="float">
            <text:p>0.0021723311</text:p>
          </table:table-cell>
          <table:table-cell table:style-name="ce2" table:formula="of:=[.O196]" office:value-type="float" office:value="-20" calcext:value-type="float">
            <text:p>-20</text:p>
          </table:table-cell>
          <table:table-cell table:style-name="ce2" table:formula="of:=-1*[.P196]/[.$M$8]" office:value-type="float" office:value="3.98963730569948" calcext:value-type="float">
            <text:p>3.9896373057</text:p>
          </table:table-cell>
          <table:table-cell table:style-name="ce47" table:formula="of:=[.$M$6]/[.$M$8]+ABS([.P196])*[.$O$6]/([.$M$8]*[.$M$8])" office:value-type="float" office:value="0.00218901075299905" calcext:value-type="float">
            <text:p>0.0021890108</text:p>
          </table:table-cell>
          <table:table-cell table:style-name="ce2" table:formula="of:=[.Q196]" office:value-type="float" office:value="10" calcext:value-type="float">
            <text:p>10</text:p>
          </table:table-cell>
          <table:table-cell table:style-name="ce2" table:formula="of:=-1*[.R196]/[.$M$8]" office:value-type="float" office:value="3.93284176962933" calcext:value-type="float">
            <text:p>3.9328417696</text:p>
          </table:table-cell>
          <table:table-cell table:style-name="ce47" table:formula="of:=[.$M$6]/[.$M$8]+ABS([.R196])*[.$O$6]/([.$M$8]*[.$M$8])" office:value-type="float" office:value="0.00217203321132802" calcext:value-type="float">
            <text:p>0.002172033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3.99760860900757" calcext:value-type="float">
            <text:p>3.997608609</text:p>
          </table:table-cell>
          <table:table-cell table:style-name="ce47" office:value-type="float" office:value="0.00219139356586516" calcext:value-type="float">
            <text:p>0.0021913936</text:p>
          </table:table-cell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7.8" calcext:value-type="float">
            <text:p>7.8</text:p>
          </table:table-cell>
          <table:table-cell table:style-name="ce33" table:formula="of:=[.H93]/[.$M$8]" office:value-type="float" office:value="3.82722200079713" calcext:value-type="float">
            <text:p>3.8272220008</text:p>
          </table:table-cell>
          <table:table-cell table:style-name="ce33" table:formula="of:=[.$M$6]/[.$M$8]+[.H93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7.8" calcext:value-type="float">
            <text:p>-7.8</text:p>
          </table:table-cell>
          <table:table-cell table:style-name="ce33" table:formula="of:=[.J93]/[.$M$8]" office:value-type="float" office:value="3.81327222000797" calcext:value-type="float">
            <text:p>3.81327222</text:p>
          </table:table-cell>
          <table:table-cell table:style-name="ce33" table:formula="of:=[.$M$6]/[.$M$8]+[.J9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1" calcext:value-type="float">
            <text:p>11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table:style-name="ce2" table:formula="of:=[.M197]" office:value-type="float" office:value="-19" calcext:value-type="float">
            <text:p>-19</text:p>
          </table:table-cell>
          <table:table-cell table:style-name="ce2" table:formula="of:=-1*[.N197]/[.$M$8]" office:value-type="float" office:value="3.93383818254285" calcext:value-type="float">
            <text:p>3.9338381825</text:p>
          </table:table-cell>
          <table:table-cell table:style-name="ce47" table:formula="of:=[.$M$6]/[.$M$8]+ABS([.N197])*[.$O$6]/([.$M$8]*[.$M$8])" office:value-type="float" office:value="0.00217233106293628" calcext:value-type="float">
            <text:p>0.0021723311</text:p>
          </table:table-cell>
          <table:table-cell table:style-name="ce2" table:formula="of:=[.O197]" office:value-type="float" office:value="-19" calcext:value-type="float">
            <text:p>-19</text:p>
          </table:table-cell>
          <table:table-cell table:style-name="ce2" table:formula="of:=-1*[.P197]/[.$M$8]" office:value-type="float" office:value="3.99561578318055" calcext:value-type="float">
            <text:p>3.9956157832</text:p>
          </table:table-cell>
          <table:table-cell table:style-name="ce47" table:formula="of:=[.$M$6]/[.$M$8]+ABS([.P197])*[.$O$6]/([.$M$8]*[.$M$8])" office:value-type="float" office:value="0.00219079786264863" calcext:value-type="float">
            <text:p>0.0021907979</text:p>
          </table:table-cell>
          <table:table-cell table:style-name="ce2" table:formula="of:=[.Q197]" office:value-type="float" office:value="11" calcext:value-type="float">
            <text:p>11</text:p>
          </table:table-cell>
          <table:table-cell table:style-name="ce2" table:formula="of:=-1*[.R197]/[.$M$8]" office:value-type="float" office:value="3.93184535671582" calcext:value-type="float">
            <text:p>3.9318453567</text:p>
          </table:table-cell>
          <table:table-cell table:style-name="ce47" table:formula="of:=[.$M$6]/[.$M$8]+ABS([.R197])*[.$O$6]/([.$M$8]*[.$M$8])" office:value-type="float" office:value="0.00217173535971976" calcext:value-type="float">
            <text:p>0.0021717354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3.98365882821841" calcext:value-type="float">
            <text:p>3.9836588282</text:p>
          </table:table-cell>
          <table:table-cell table:style-name="ce47" office:value-type="float" office:value="0.00218722364334947" calcext:value-type="float">
            <text:p>0.0021872236</text:p>
          </table:table-cell>
          <table:table-cell table:number-columns-repeated="4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33" table:formula="of:=[.H94]/[.$M$8]" office:value-type="float" office:value="3.82722200079713" calcext:value-type="float">
            <text:p>3.8272220008</text:p>
          </table:table-cell>
          <table:table-cell table:style-name="ce33" table:formula="of:=[.$M$6]/[.$M$8]+[.H94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8" calcext:value-type="float">
            <text:p>-8</text:p>
          </table:table-cell>
          <table:table-cell table:style-name="ce33" table:formula="of:=[.J94]/[.$M$8]" office:value-type="float" office:value="3.81327222000797" calcext:value-type="float">
            <text:p>3.81327222</text:p>
          </table:table-cell>
          <table:table-cell table:style-name="ce33" table:formula="of:=[.$M$6]/[.$M$8]+[.J94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style-name="ce2" table:formula="of:=[.M198]" office:value-type="float" office:value="-18" calcext:value-type="float">
            <text:p>-18</text:p>
          </table:table-cell>
          <table:table-cell table:style-name="ce2" table:formula="of:=-1*[.N198]/[.$M$8]" office:value-type="float" office:value="3.93284176962933" calcext:value-type="float">
            <text:p>3.9328417696</text:p>
          </table:table-cell>
          <table:table-cell table:style-name="ce47" table:formula="of:=[.$M$6]/[.$M$8]+ABS([.N198])*[.$O$6]/([.$M$8]*[.$M$8])" office:value-type="float" office:value="0.00217203321132802" calcext:value-type="float">
            <text:p>0.0021720332</text:p>
          </table:table-cell>
          <table:table-cell table:style-name="ce2" table:formula="of:=[.O198]" office:value-type="float" office:value="-18" calcext:value-type="float">
            <text:p>-18</text:p>
          </table:table-cell>
          <table:table-cell table:style-name="ce2" table:formula="of:=-1*[.P198]/[.$M$8]" office:value-type="float" office:value="4.00159426066162" calcext:value-type="float">
            <text:p>4.0015942607</text:p>
          </table:table-cell>
          <table:table-cell table:style-name="ce47" table:formula="of:=[.$M$6]/[.$M$8]+ABS([.P198])*[.$O$6]/([.$M$8]*[.$M$8])" office:value-type="float" office:value="0.00219258497229821" calcext:value-type="float">
            <text:p>0.002192585</text:p>
          </table:table-cell>
          <table:table-cell table:style-name="ce2" table:formula="of:=[.Q198]" office:value-type="float" office:value="12" calcext:value-type="float">
            <text:p>12</text:p>
          </table:table-cell>
          <table:table-cell table:style-name="ce2" table:formula="of:=-1*[.R198]/[.$M$8]" office:value-type="float" office:value="3.93184535671582" calcext:value-type="float">
            <text:p>3.9318453567</text:p>
          </table:table-cell>
          <table:table-cell table:style-name="ce47" table:formula="of:=[.$M$6]/[.$M$8]+ABS([.R198])*[.$O$6]/([.$M$8]*[.$M$8])" office:value-type="float" office:value="0.00217173535971976" calcext:value-type="float">
            <text:p>0.0021717354</text:p>
          </table:table-cell>
          <table:table-cell table:style-name="ce2" office:value-type="float" office:value="-11" calcext:value-type="float">
            <text:p>-11</text:p>
          </table:table-cell>
          <table:table-cell table:style-name="ce2" office:value-type="float" office:value="3.97469111199681" calcext:value-type="float">
            <text:p>3.974691112</text:p>
          </table:table-cell>
          <table:table-cell table:style-name="ce47" office:value-type="float" office:value="0.00218454297887509" calcext:value-type="float">
            <text:p>0.002184543</text:p>
          </table:table-cell>
          <table:table-cell table:number-columns-repeated="4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8.2" calcext:value-type="float">
            <text:p>8.2</text:p>
          </table:table-cell>
          <table:table-cell table:style-name="ce33" table:formula="of:=[.H95]/[.$M$8]" office:value-type="float" office:value="3.82722200079713" calcext:value-type="float">
            <text:p>3.8272220008</text:p>
          </table:table-cell>
          <table:table-cell table:style-name="ce33" table:formula="of:=[.$M$6]/[.$M$8]+[.H95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8.2" calcext:value-type="float">
            <text:p>-8.2</text:p>
          </table:table-cell>
          <table:table-cell table:style-name="ce33" table:formula="of:=[.J95]/[.$M$8]" office:value-type="float" office:value="3.81327222000797" calcext:value-type="float">
            <text:p>3.81327222</text:p>
          </table:table-cell>
          <table:table-cell table:style-name="ce33" table:formula="of:=[.$M$6]/[.$M$8]+[.J95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style-name="ce2" table:formula="of:=[.M199]" office:value-type="float" office:value="-17" calcext:value-type="float">
            <text:p>-17</text:p>
          </table:table-cell>
          <table:table-cell table:style-name="ce2" table:formula="of:=-1*[.N199]/[.$M$8]" office:value-type="float" office:value="3.93284176962933" calcext:value-type="float">
            <text:p>3.9328417696</text:p>
          </table:table-cell>
          <table:table-cell table:style-name="ce47" table:formula="of:=[.$M$6]/[.$M$8]+ABS([.N199])*[.$O$6]/([.$M$8]*[.$M$8])" office:value-type="float" office:value="0.00217203321132802" calcext:value-type="float">
            <text:p>0.0021720332</text:p>
          </table:table-cell>
          <table:table-cell table:style-name="ce2" table:formula="of:=[.O199]" office:value-type="float" office:value="-17" calcext:value-type="float">
            <text:p>-17</text:p>
          </table:table-cell>
          <table:table-cell table:style-name="ce2" table:formula="of:=-1*[.P199]/[.$M$8]" office:value-type="float" office:value="4.00757273814269" calcext:value-type="float">
            <text:p>4.0075727381</text:p>
          </table:table-cell>
          <table:table-cell table:style-name="ce47" table:formula="of:=[.$M$6]/[.$M$8]+ABS([.P199])*[.$O$6]/([.$M$8]*[.$M$8])" office:value-type="float" office:value="0.00219437208194779" calcext:value-type="float">
            <text:p>0.0021943721</text:p>
          </table:table-cell>
          <table:table-cell table:style-name="ce2" table:formula="of:=[.Q199]" office:value-type="float" office:value="13" calcext:value-type="float">
            <text:p>13</text:p>
          </table:table-cell>
          <table:table-cell table:style-name="ce2" table:formula="of:=-1*[.R199]/[.$M$8]" office:value-type="float" office:value="3.93084894380231" calcext:value-type="float">
            <text:p>3.9308489438</text:p>
          </table:table-cell>
          <table:table-cell table:style-name="ce47" table:formula="of:=[.$M$6]/[.$M$8]+ABS([.R199])*[.$O$6]/([.$M$8]*[.$M$8])" office:value-type="float" office:value="0.00217143750811149" calcext:value-type="float">
            <text:p>0.0021714375</text:p>
          </table:table-cell>
          <table:table-cell table:style-name="ce2" office:value-type="float" office:value="-12" calcext:value-type="float">
            <text:p>-12</text:p>
          </table:table-cell>
          <table:table-cell table:style-name="ce2" office:value-type="float" office:value="3.96273415703468" calcext:value-type="float">
            <text:p>3.962734157</text:p>
          </table:table-cell>
          <table:table-cell table:style-name="ce47" office:value-type="float" office:value="0.00218096875957593" calcext:value-type="float">
            <text:p>0.0021809688</text:p>
          </table:table-cell>
          <table:table-cell table:number-columns-repeated="4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8.4" calcext:value-type="float">
            <text:p>8.4</text:p>
          </table:table-cell>
          <table:table-cell table:style-name="ce33" table:formula="of:=[.H96]/[.$M$8]" office:value-type="float" office:value="3.82722200079713" calcext:value-type="float">
            <text:p>3.8272220008</text:p>
          </table:table-cell>
          <table:table-cell table:style-name="ce33" table:formula="of:=[.$M$6]/[.$M$8]+[.H96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8.4" calcext:value-type="float">
            <text:p>-8.4</text:p>
          </table:table-cell>
          <table:table-cell table:style-name="ce33" table:formula="of:=[.J96]/[.$M$8]" office:value-type="float" office:value="3.81327222000797" calcext:value-type="float">
            <text:p>3.81327222</text:p>
          </table:table-cell>
          <table:table-cell table:style-name="ce33" table:formula="of:=[.$M$6]/[.$M$8]+[.J96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style-name="ce2" table:formula="of:=[.M200]" office:value-type="float" office:value="-16" calcext:value-type="float">
            <text:p>-16</text:p>
          </table:table-cell>
          <table:table-cell table:style-name="ce2" table:formula="of:=-1*[.N200]/[.$M$8]" office:value-type="float" office:value="3.93184535671582" calcext:value-type="float">
            <text:p>3.9318453567</text:p>
          </table:table-cell>
          <table:table-cell table:style-name="ce47" table:formula="of:=[.$M$6]/[.$M$8]+ABS([.N200])*[.$O$6]/([.$M$8]*[.$M$8])" office:value-type="float" office:value="0.00217173535971976" calcext:value-type="float">
            <text:p>0.0021717354</text:p>
          </table:table-cell>
          <table:table-cell table:style-name="ce2" table:formula="of:=[.O200]" office:value-type="float" office:value="-16" calcext:value-type="float">
            <text:p>-16</text:p>
          </table:table-cell>
          <table:table-cell table:style-name="ce2" table:formula="of:=-1*[.P200]/[.$M$8]" office:value-type="float" office:value="4.0085691510562" calcext:value-type="float">
            <text:p>4.0085691511</text:p>
          </table:table-cell>
          <table:table-cell table:style-name="ce47" table:formula="of:=[.$M$6]/[.$M$8]+ABS([.P200])*[.$O$6]/([.$M$8]*[.$M$8])" office:value-type="float" office:value="0.00219466993355606" calcext:value-type="float">
            <text:p>0.0021946699</text:p>
          </table:table-cell>
          <table:table-cell table:style-name="ce2" table:formula="of:=[.Q200]" office:value-type="float" office:value="14" calcext:value-type="float">
            <text:p>14</text:p>
          </table:table-cell>
          <table:table-cell table:style-name="ce2" table:formula="of:=-1*[.R200]/[.$M$8]" office:value-type="float" office:value="3.93084894380231" calcext:value-type="float">
            <text:p>3.9308489438</text:p>
          </table:table-cell>
          <table:table-cell table:style-name="ce47" table:formula="of:=[.$M$6]/[.$M$8]+ABS([.R200])*[.$O$6]/([.$M$8]*[.$M$8])" office:value-type="float" office:value="0.00217143750811149" calcext:value-type="float">
            <text:p>0.0021714375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3.95675567955361" calcext:value-type="float">
            <text:p>3.9567556796</text:p>
          </table:table-cell>
          <table:table-cell table:style-name="ce47" office:value-type="float" office:value="0.00217918164992635" calcext:value-type="float">
            <text:p>0.0021791816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8.6" calcext:value-type="float">
            <text:p>8.6</text:p>
          </table:table-cell>
          <table:table-cell table:style-name="ce33" table:formula="of:=[.H97]/[.$M$8]" office:value-type="float" office:value="3.82722200079713" calcext:value-type="float">
            <text:p>3.8272220008</text:p>
          </table:table-cell>
          <table:table-cell table:style-name="ce33" table:formula="of:=[.$M$6]/[.$M$8]+[.H97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8.6" calcext:value-type="float">
            <text:p>-8.6</text:p>
          </table:table-cell>
          <table:table-cell table:style-name="ce33" table:formula="of:=[.J97]/[.$M$8]" office:value-type="float" office:value="3.81327222000797" calcext:value-type="float">
            <text:p>3.81327222</text:p>
          </table:table-cell>
          <table:table-cell table:style-name="ce33" table:formula="of:=[.$M$6]/[.$M$8]+[.J97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style-name="ce2" table:formula="of:=[.M201]" office:value-type="float" office:value="-15" calcext:value-type="float">
            <text:p>-15</text:p>
          </table:table-cell>
          <table:table-cell table:style-name="ce2" table:formula="of:=-1*[.N201]/[.$M$8]" office:value-type="float" office:value="3.93084894380231" calcext:value-type="float">
            <text:p>3.9308489438</text:p>
          </table:table-cell>
          <table:table-cell table:style-name="ce47" table:formula="of:=[.$M$6]/[.$M$8]+ABS([.N201])*[.$O$6]/([.$M$8]*[.$M$8])" office:value-type="float" office:value="0.00217143750811149" calcext:value-type="float">
            <text:p>0.0021714375</text:p>
          </table:table-cell>
          <table:table-cell table:style-name="ce2" table:formula="of:=[.O201]" office:value-type="float" office:value="-15" calcext:value-type="float">
            <text:p>-15</text:p>
          </table:table-cell>
          <table:table-cell table:style-name="ce2" table:formula="of:=-1*[.P201]/[.$M$8]" office:value-type="float" office:value="4.00757273814269" calcext:value-type="float">
            <text:p>4.0075727381</text:p>
          </table:table-cell>
          <table:table-cell table:style-name="ce47" table:formula="of:=[.$M$6]/[.$M$8]+ABS([.P201])*[.$O$6]/([.$M$8]*[.$M$8])" office:value-type="float" office:value="0.00219437208194779" calcext:value-type="float">
            <text:p>0.0021943721</text:p>
          </table:table-cell>
          <table:table-cell table:style-name="ce2" table:formula="of:=[.Q201]" office:value-type="float" office:value="15" calcext:value-type="float">
            <text:p>15</text:p>
          </table:table-cell>
          <table:table-cell table:style-name="ce2" table:formula="of:=-1*[.R201]/[.$M$8]" office:value-type="float" office:value="3.9298525308888" calcext:value-type="float">
            <text:p>3.9298525309</text:p>
          </table:table-cell>
          <table:table-cell table:style-name="ce47" table:formula="of:=[.$M$6]/[.$M$8]+ABS([.R201])*[.$O$6]/([.$M$8]*[.$M$8])" office:value-type="float" office:value="0.00217113965650323" calcext:value-type="float">
            <text:p>0.0021711397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3.94878437624552" calcext:value-type="float">
            <text:p>3.9487843762</text:p>
          </table:table-cell>
          <table:table-cell table:style-name="ce47" office:value-type="float" office:value="0.00217679883706024" calcext:value-type="float">
            <text:p>0.0021767988</text:p>
          </table:table-cell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8.8" calcext:value-type="float">
            <text:p>8.8</text:p>
          </table:table-cell>
          <table:table-cell table:style-name="ce33" table:formula="of:=[.H98]/[.$M$8]" office:value-type="float" office:value="3.82722200079713" calcext:value-type="float">
            <text:p>3.8272220008</text:p>
          </table:table-cell>
          <table:table-cell table:style-name="ce33" table:formula="of:=[.$M$6]/[.$M$8]+[.H98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8.8" calcext:value-type="float">
            <text:p>-8.8</text:p>
          </table:table-cell>
          <table:table-cell table:style-name="ce33" table:formula="of:=[.J98]/[.$M$8]" office:value-type="float" office:value="3.81426863292148" calcext:value-type="float">
            <text:p>3.8142686329</text:p>
          </table:table-cell>
          <table:table-cell table:style-name="ce33" table:formula="of:=[.$M$6]/[.$M$8]+[.J98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style-name="ce2" table:formula="of:=[.M202]" office:value-type="float" office:value="-14" calcext:value-type="float">
            <text:p>-14</text:p>
          </table:table-cell>
          <table:table-cell table:style-name="ce2" table:formula="of:=-1*[.N202]/[.$M$8]" office:value-type="float" office:value="3.93084894380231" calcext:value-type="float">
            <text:p>3.9308489438</text:p>
          </table:table-cell>
          <table:table-cell table:style-name="ce47" table:formula="of:=[.$M$6]/[.$M$8]+ABS([.N202])*[.$O$6]/([.$M$8]*[.$M$8])" office:value-type="float" office:value="0.00217143750811149" calcext:value-type="float">
            <text:p>0.0021714375</text:p>
          </table:table-cell>
          <table:table-cell table:style-name="ce2" table:formula="of:=[.O202]" office:value-type="float" office:value="-14" calcext:value-type="float">
            <text:p>-14</text:p>
          </table:table-cell>
          <table:table-cell table:style-name="ce2" table:formula="of:=-1*[.P202]/[.$M$8]" office:value-type="float" office:value="4.00358708648864" calcext:value-type="float">
            <text:p>4.0035870865</text:p>
          </table:table-cell>
          <table:table-cell table:style-name="ce47" table:formula="of:=[.$M$6]/[.$M$8]+ABS([.P202])*[.$O$6]/([.$M$8]*[.$M$8])" office:value-type="float" office:value="0.00219318067551474" calcext:value-type="float">
            <text:p>0.0021931807</text:p>
          </table:table-cell>
          <table:table-cell table:style-name="ce2" table:formula="of:=[.Q202]" office:value-type="float" office:value="16" calcext:value-type="float">
            <text:p>16</text:p>
          </table:table-cell>
          <table:table-cell table:style-name="ce2" table:formula="of:=-1*[.R202]/[.$M$8]" office:value-type="float" office:value="3.9298525308888" calcext:value-type="float">
            <text:p>3.9298525309</text:p>
          </table:table-cell>
          <table:table-cell table:style-name="ce47" table:formula="of:=[.$M$6]/[.$M$8]+ABS([.R202])*[.$O$6]/([.$M$8]*[.$M$8])" office:value-type="float" office:value="0.00217113965650323" calcext:value-type="float">
            <text:p>0.0021711397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3.94479872459147" calcext:value-type="float">
            <text:p>3.9447987246</text:p>
          </table:table-cell>
          <table:table-cell table:style-name="ce47" office:value-type="float" office:value="0.00217560743062718" calcext:value-type="float">
            <text:p>0.0021756074</text:p>
          </table:table-cell>
          <table:table-cell table:number-columns-repeated="4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9" calcext:value-type="float">
            <text:p>9</text:p>
          </table:table-cell>
          <table:table-cell table:style-name="ce33" table:formula="of:=[.H99]/[.$M$8]" office:value-type="float" office:value="3.82722200079713" calcext:value-type="float">
            <text:p>3.8272220008</text:p>
          </table:table-cell>
          <table:table-cell table:style-name="ce33" table:formula="of:=[.$M$6]/[.$M$8]+[.H99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9" calcext:value-type="float">
            <text:p>-9</text:p>
          </table:table-cell>
          <table:table-cell table:style-name="ce33" table:formula="of:=[.J99]/[.$M$8]" office:value-type="float" office:value="3.81426863292148" calcext:value-type="float">
            <text:p>3.8142686329</text:p>
          </table:table-cell>
          <table:table-cell table:style-name="ce33" table:formula="of:=[.$M$6]/[.$M$8]+[.J99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style-name="ce2" table:formula="of:=[.M203]" office:value-type="float" office:value="-13" calcext:value-type="float">
            <text:p>-13</text:p>
          </table:table-cell>
          <table:table-cell table:style-name="ce2" table:formula="of:=-1*[.N203]/[.$M$8]" office:value-type="float" office:value="3.93084894380231" calcext:value-type="float">
            <text:p>3.9308489438</text:p>
          </table:table-cell>
          <table:table-cell table:style-name="ce47" table:formula="of:=[.$M$6]/[.$M$8]+ABS([.N203])*[.$O$6]/([.$M$8]*[.$M$8])" office:value-type="float" office:value="0.00217143750811149" calcext:value-type="float">
            <text:p>0.0021714375</text:p>
          </table:table-cell>
          <table:table-cell table:style-name="ce2" table:formula="of:=[.O203]" office:value-type="float" office:value="-13" calcext:value-type="float">
            <text:p>-13</text:p>
          </table:table-cell>
          <table:table-cell table:style-name="ce2" table:formula="of:=-1*[.P203]/[.$M$8]" office:value-type="float" office:value="3.99461937026704" calcext:value-type="float">
            <text:p>3.9946193703</text:p>
          </table:table-cell>
          <table:table-cell table:style-name="ce47" table:formula="of:=[.$M$6]/[.$M$8]+ABS([.P203])*[.$O$6]/([.$M$8]*[.$M$8])" office:value-type="float" office:value="0.00219050001104037" calcext:value-type="float">
            <text:p>0.0021905</text:p>
          </table:table-cell>
          <table:table-cell table:style-name="ce2" table:formula="of:=[.Q203]" office:value-type="float" office:value="17" calcext:value-type="float">
            <text:p>17</text:p>
          </table:table-cell>
          <table:table-cell table:style-name="ce2" table:formula="of:=-1*[.R203]/[.$M$8]" office:value-type="float" office:value="3.92885611797529" calcext:value-type="float">
            <text:p>3.928856118</text:p>
          </table:table-cell>
          <table:table-cell table:style-name="ce47" table:formula="of:=[.$M$6]/[.$M$8]+ABS([.R203])*[.$O$6]/([.$M$8]*[.$M$8])" office:value-type="float" office:value="0.00217084180489496" calcext:value-type="float">
            <text:p>0.0021708418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3.93981666002391" calcext:value-type="float">
            <text:p>3.93981666</text:p>
          </table:table-cell>
          <table:table-cell table:style-name="ce47" office:value-type="float" office:value="0.00217411817258586" calcext:value-type="float">
            <text:p>0.0021741182</text:p>
          </table:table-cell>
          <table:table-cell table:number-columns-repeated="4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9.2" calcext:value-type="float">
            <text:p>9.2</text:p>
          </table:table-cell>
          <table:table-cell table:style-name="ce33" table:formula="of:=[.H100]/[.$M$8]" office:value-type="float" office:value="3.82722200079713" calcext:value-type="float">
            <text:p>3.8272220008</text:p>
          </table:table-cell>
          <table:table-cell table:style-name="ce33" table:formula="of:=[.$M$6]/[.$M$8]+[.H100]*[.$O$6]/([.$M$8]*[.$M$8])" office:value-type="float" office:value="0.00214046094085207" calcext:value-type="float">
            <text:p>0.0021404609</text:p>
          </table:table-cell>
          <table:table-cell table:style-name="ce33" office:value-type="float" office:value="-9.2" calcext:value-type="float">
            <text:p>-9.2</text:p>
          </table:table-cell>
          <table:table-cell table:style-name="ce33" table:formula="of:=[.J100]/[.$M$8]" office:value-type="float" office:value="3.81426863292148" calcext:value-type="float">
            <text:p>3.8142686329</text:p>
          </table:table-cell>
          <table:table-cell table:style-name="ce33" table:formula="of:=[.$M$6]/[.$M$8]+[.J100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style-name="ce2" table:formula="of:=[.M204]" office:value-type="float" office:value="-12" calcext:value-type="float">
            <text:p>-12</text:p>
          </table:table-cell>
          <table:table-cell table:style-name="ce2" table:formula="of:=-1*[.N204]/[.$M$8]" office:value-type="float" office:value="3.9298525308888" calcext:value-type="float">
            <text:p>3.9298525309</text:p>
          </table:table-cell>
          <table:table-cell table:style-name="ce47" table:formula="of:=[.$M$6]/[.$M$8]+ABS([.N204])*[.$O$6]/([.$M$8]*[.$M$8])" office:value-type="float" office:value="0.00217113965650323" calcext:value-type="float">
            <text:p>0.0021711397</text:p>
          </table:table-cell>
          <table:table-cell table:style-name="ce2" table:formula="of:=[.O204]" office:value-type="float" office:value="-12" calcext:value-type="float">
            <text:p>-12</text:p>
          </table:table-cell>
          <table:table-cell table:style-name="ce2" table:formula="of:=-1*[.P204]/[.$M$8]" office:value-type="float" office:value="3.98764447987246" calcext:value-type="float">
            <text:p>3.9876444799</text:p>
          </table:table-cell>
          <table:table-cell table:style-name="ce47" table:formula="of:=[.$M$6]/[.$M$8]+ABS([.P204])*[.$O$6]/([.$M$8]*[.$M$8])" office:value-type="float" office:value="0.00218841504978252" calcext:value-type="float">
            <text:p>0.002188415</text:p>
          </table:table-cell>
          <table:table-cell table:style-name="ce2" table:formula="of:=[.Q204]" office:value-type="float" office:value="18" calcext:value-type="float">
            <text:p>18</text:p>
          </table:table-cell>
          <table:table-cell table:style-name="ce2" table:formula="of:=-1*[.R204]/[.$M$8]" office:value-type="float" office:value="3.92885611797529" calcext:value-type="float">
            <text:p>3.928856118</text:p>
          </table:table-cell>
          <table:table-cell table:style-name="ce47" table:formula="of:=[.$M$6]/[.$M$8]+ABS([.R204])*[.$O$6]/([.$M$8]*[.$M$8])" office:value-type="float" office:value="0.00217084180489496" calcext:value-type="float">
            <text:p>0.0021708418</text:p>
          </table:table-cell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3.93782383419689" calcext:value-type="float">
            <text:p>3.9378238342</text:p>
          </table:table-cell>
          <table:table-cell table:style-name="ce47" office:value-type="float" office:value="0.00217352246936934" calcext:value-type="float">
            <text:p>0.0021735225</text:p>
          </table:table-cell>
          <table:table-cell table:number-columns-repeated="4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9.4" calcext:value-type="float">
            <text:p>9.4</text:p>
          </table:table-cell>
          <table:table-cell table:style-name="ce33" table:formula="of:=[.H101]/[.$M$8]" office:value-type="float" office:value="3.82821841371064" calcext:value-type="float">
            <text:p>3.8282184137</text:p>
          </table:table-cell>
          <table:table-cell table:style-name="ce33" table:formula="of:=[.$M$6]/[.$M$8]+[.H101]*[.$O$6]/([.$M$8]*[.$M$8])" office:value-type="float" office:value="0.00214075879246034" calcext:value-type="float">
            <text:p>0.0021407588</text:p>
          </table:table-cell>
          <table:table-cell table:style-name="ce33" office:value-type="float" office:value="-9.4" calcext:value-type="float">
            <text:p>-9.4</text:p>
          </table:table-cell>
          <table:table-cell table:style-name="ce33" table:formula="of:=[.J101]/[.$M$8]" office:value-type="float" office:value="3.81426863292148" calcext:value-type="float">
            <text:p>3.8142686329</text:p>
          </table:table-cell>
          <table:table-cell table:style-name="ce33" table:formula="of:=[.$M$6]/[.$M$8]+[.J10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1" calcext:value-type="float">
            <text:p>-11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19" calcext:value-type="float">
            <text:p>1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style-name="ce2" table:formula="of:=[.M205]" office:value-type="float" office:value="-11" calcext:value-type="float">
            <text:p>-11</text:p>
          </table:table-cell>
          <table:table-cell table:style-name="ce2" table:formula="of:=-1*[.N205]/[.$M$8]" office:value-type="float" office:value="3.9298525308888" calcext:value-type="float">
            <text:p>3.9298525309</text:p>
          </table:table-cell>
          <table:table-cell table:style-name="ce47" table:formula="of:=[.$M$6]/[.$M$8]+ABS([.N205])*[.$O$6]/([.$M$8]*[.$M$8])" office:value-type="float" office:value="0.00217113965650323" calcext:value-type="float">
            <text:p>0.0021711397</text:p>
          </table:table-cell>
          <table:table-cell table:style-name="ce2" table:formula="of:=[.O205]" office:value-type="float" office:value="-11" calcext:value-type="float">
            <text:p>-11</text:p>
          </table:table-cell>
          <table:table-cell table:style-name="ce2" table:formula="of:=-1*[.P205]/[.$M$8]" office:value-type="float" office:value="3.97768035073735" calcext:value-type="float">
            <text:p>3.9776803507</text:p>
          </table:table-cell>
          <table:table-cell table:style-name="ce47" table:formula="of:=[.$M$6]/[.$M$8]+ABS([.P205])*[.$O$6]/([.$M$8]*[.$M$8])" office:value-type="float" office:value="0.00218543653369988" calcext:value-type="float">
            <text:p>0.0021854365</text:p>
          </table:table-cell>
          <table:table-cell table:style-name="ce2" table:formula="of:=[.Q205]" office:value-type="float" office:value="19" calcext:value-type="float">
            <text:p>19</text:p>
          </table:table-cell>
          <table:table-cell table:style-name="ce2" table:formula="of:=-1*[.R205]/[.$M$8]" office:value-type="float" office:value="3.92885611797529" calcext:value-type="float">
            <text:p>3.928856118</text:p>
          </table:table-cell>
          <table:table-cell table:style-name="ce47" table:formula="of:=[.$M$6]/[.$M$8]+ABS([.R205])*[.$O$6]/([.$M$8]*[.$M$8])" office:value-type="float" office:value="0.00217084180489496" calcext:value-type="float">
            <text:p>0.0021708418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3.93583100836987" calcext:value-type="float">
            <text:p>3.9358310084</text:p>
          </table:table-cell>
          <table:table-cell table:style-name="ce47" office:value-type="float" office:value="0.00217292676615281" calcext:value-type="float">
            <text:p>0.0021729268</text:p>
          </table:table-cell>
          <table:table-cell table:number-columns-repeated="4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9.6" calcext:value-type="float">
            <text:p>9.6</text:p>
          </table:table-cell>
          <table:table-cell table:style-name="ce33" table:formula="of:=[.H102]/[.$M$8]" office:value-type="float" office:value="3.82821841371064" calcext:value-type="float">
            <text:p>3.8282184137</text:p>
          </table:table-cell>
          <table:table-cell table:style-name="ce33" table:formula="of:=[.$M$6]/[.$M$8]+[.H102]*[.$O$6]/([.$M$8]*[.$M$8])" office:value-type="float" office:value="0.00214075879246034" calcext:value-type="float">
            <text:p>0.0021407588</text:p>
          </table:table-cell>
          <table:table-cell table:style-name="ce33" office:value-type="float" office:value="-9.6" calcext:value-type="float">
            <text:p>-9.6</text:p>
          </table:table-cell>
          <table:table-cell table:style-name="ce33" table:formula="of:=[.J102]/[.$M$8]" office:value-type="float" office:value="3.81426863292148" calcext:value-type="float">
            <text:p>3.8142686329</text:p>
          </table:table-cell>
          <table:table-cell table:style-name="ce33" table:formula="of:=[.$M$6]/[.$M$8]+[.J102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style-name="ce2" table:formula="of:=[.M206]" office:value-type="float" office:value="-10" calcext:value-type="float">
            <text:p>-10</text:p>
          </table:table-cell>
          <table:table-cell table:style-name="ce2" table:formula="of:=-1*[.N206]/[.$M$8]" office:value-type="float" office:value="3.9298525308888" calcext:value-type="float">
            <text:p>3.9298525309</text:p>
          </table:table-cell>
          <table:table-cell table:style-name="ce47" table:formula="of:=[.$M$6]/[.$M$8]+ABS([.N206])*[.$O$6]/([.$M$8]*[.$M$8])" office:value-type="float" office:value="0.00217113965650323" calcext:value-type="float">
            <text:p>0.0021711397</text:p>
          </table:table-cell>
          <table:table-cell table:style-name="ce2" table:formula="of:=[.O206]" office:value-type="float" office:value="-10" calcext:value-type="float">
            <text:p>-10</text:p>
          </table:table-cell>
          <table:table-cell table:style-name="ce2" table:formula="of:=-1*[.P206]/[.$M$8]" office:value-type="float" office:value="3.97070546034277" calcext:value-type="float">
            <text:p>3.9707054603</text:p>
          </table:table-cell>
          <table:table-cell table:style-name="ce47" table:formula="of:=[.$M$6]/[.$M$8]+ABS([.P206])*[.$O$6]/([.$M$8]*[.$M$8])" office:value-type="float" office:value="0.00218335157244204" calcext:value-type="float">
            <text:p>0.0021833516</text:p>
          </table:table-cell>
          <table:table-cell table:style-name="ce2" table:formula="of:=[.Q206]" office:value-type="float" office:value="20" calcext:value-type="float">
            <text:p>20</text:p>
          </table:table-cell>
          <table:table-cell table:style-name="ce2" table:formula="of:=-1*[.R206]/[.$M$8]" office:value-type="float" office:value="3.92785970506178" calcext:value-type="float">
            <text:p>3.9278597051</text:p>
          </table:table-cell>
          <table:table-cell table:style-name="ce47" table:formula="of:=[.$M$6]/[.$M$8]+ABS([.R206])*[.$O$6]/([.$M$8]*[.$M$8])" office:value-type="float" office:value="0.0021705439532867" calcext:value-type="float">
            <text:p>0.002170544</text:p>
          </table:table-cell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3.93383818254285" calcext:value-type="float">
            <text:p>3.9338381825</text:p>
          </table:table-cell>
          <table:table-cell table:style-name="ce47" office:value-type="float" office:value="0.00217233106293628" calcext:value-type="float">
            <text:p>0.0021723311</text:p>
          </table:table-cell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table:style-name="ce33" office:value-type="float" office:value="9.8" calcext:value-type="float">
            <text:p>9.8</text:p>
          </table:table-cell>
          <table:table-cell table:style-name="ce33" table:formula="of:=[.H103]/[.$M$8]" office:value-type="float" office:value="3.82821841371064" calcext:value-type="float">
            <text:p>3.8282184137</text:p>
          </table:table-cell>
          <table:table-cell table:style-name="ce33" table:formula="of:=[.$M$6]/[.$M$8]+[.H103]*[.$O$6]/([.$M$8]*[.$M$8])" office:value-type="float" office:value="0.00214075879246034" calcext:value-type="float">
            <text:p>0.0021407588</text:p>
          </table:table-cell>
          <table:table-cell table:style-name="ce33" office:value-type="float" office:value="-9.8" calcext:value-type="float">
            <text:p>-9.8</text:p>
          </table:table-cell>
          <table:table-cell table:style-name="ce33" table:formula="of:=[.J103]/[.$M$8]" office:value-type="float" office:value="3.81426863292148" calcext:value-type="float">
            <text:p>3.8142686329</text:p>
          </table:table-cell>
          <table:table-cell table:style-name="ce33" table:formula="of:=[.$M$6]/[.$M$8]+[.J103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style-name="ce2" table:formula="of:=[.M207]" office:value-type="float" office:value="-9" calcext:value-type="float">
            <text:p>-9</text:p>
          </table:table-cell>
          <table:table-cell table:style-name="ce2" table:formula="of:=-1*[.N207]/[.$M$8]" office:value-type="float" office:value="3.92885611797529" calcext:value-type="float">
            <text:p>3.928856118</text:p>
          </table:table-cell>
          <table:table-cell table:style-name="ce47" table:formula="of:=[.$M$6]/[.$M$8]+ABS([.N207])*[.$O$6]/([.$M$8]*[.$M$8])" office:value-type="float" office:value="0.00217084180489496" calcext:value-type="float">
            <text:p>0.0021708418</text:p>
          </table:table-cell>
          <table:table-cell table:style-name="ce2" table:formula="of:=[.O207]" office:value-type="float" office:value="-9" calcext:value-type="float">
            <text:p>-9</text:p>
          </table:table-cell>
          <table:table-cell table:style-name="ce2" table:formula="of:=-1*[.P207]/[.$M$8]" office:value-type="float" office:value="3.96373056994819" calcext:value-type="float">
            <text:p>3.9637305699</text:p>
          </table:table-cell>
          <table:table-cell table:style-name="ce47" table:formula="of:=[.$M$6]/[.$M$8]+ABS([.P207])*[.$O$6]/([.$M$8]*[.$M$8])" office:value-type="float" office:value="0.00218126661118419" calcext:value-type="float">
            <text:p>0.0021812666</text:p>
          </table:table-cell>
          <table:table-cell table:style-name="ce2" table:formula="of:=[.Q207]" office:value-type="float" office:value="21" calcext:value-type="float">
            <text:p>21</text:p>
          </table:table-cell>
          <table:table-cell table:style-name="ce2" table:formula="of:=-1*[.R207]/[.$M$8]" office:value-type="float" office:value="3.92785970506178" calcext:value-type="float">
            <text:p>3.9278597051</text:p>
          </table:table-cell>
          <table:table-cell table:style-name="ce47" table:formula="of:=[.$M$6]/[.$M$8]+ABS([.R207])*[.$O$6]/([.$M$8]*[.$M$8])" office:value-type="float" office:value="0.0021705439532867" calcext:value-type="float">
            <text:p>0.002170544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3.93284176962933" calcext:value-type="float">
            <text:p>3.9328417696</text:p>
          </table:table-cell>
          <table:table-cell table:style-name="ce47" office:value-type="float" office:value="0.00217203321132802" calcext:value-type="float">
            <text:p>0.0021720332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33" office:value-type="float" office:value="10" calcext:value-type="float">
            <text:p>10</text:p>
          </table:table-cell>
          <table:table-cell table:style-name="ce33" table:formula="of:=[.H104]/[.$M$8]" office:value-type="float" office:value="3.82821841371064" calcext:value-type="float">
            <text:p>3.8282184137</text:p>
          </table:table-cell>
          <table:table-cell table:style-name="ce33" table:formula="of:=[.$M$6]/[.$M$8]+[.H104]*[.$O$6]/([.$M$8]*[.$M$8])" office:value-type="float" office:value="0.00214075879246034" calcext:value-type="float">
            <text:p>0.0021407588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table:formula="of:=[.J104]/[.$M$8]" office:value-type="float" office:value="3.81426863292148" calcext:value-type="float">
            <text:p>3.8142686329</text:p>
          </table:table-cell>
          <table:table-cell table:style-name="ce33" table:formula="of:=[.$M$6]/[.$M$8]+[.J104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8" calcext:value-type="float">
            <text:p>-8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style-name="ce2" table:formula="of:=[.M208]" office:value-type="float" office:value="-8" calcext:value-type="float">
            <text:p>-8</text:p>
          </table:table-cell>
          <table:table-cell table:style-name="ce2" table:formula="of:=-1*[.N208]/[.$M$8]" office:value-type="float" office:value="3.92885611797529" calcext:value-type="float">
            <text:p>3.928856118</text:p>
          </table:table-cell>
          <table:table-cell table:style-name="ce47" table:formula="of:=[.$M$6]/[.$M$8]+ABS([.N208])*[.$O$6]/([.$M$8]*[.$M$8])" office:value-type="float" office:value="0.00217084180489496" calcext:value-type="float">
            <text:p>0.0021708418</text:p>
          </table:table-cell>
          <table:table-cell table:style-name="ce2" table:formula="of:=[.O208]" office:value-type="float" office:value="-8" calcext:value-type="float">
            <text:p>-8</text:p>
          </table:table-cell>
          <table:table-cell table:style-name="ce2" table:formula="of:=-1*[.P208]/[.$M$8]" office:value-type="float" office:value="3.95874850538063" calcext:value-type="float">
            <text:p>3.9587485054</text:p>
          </table:table-cell>
          <table:table-cell table:style-name="ce47" table:formula="of:=[.$M$6]/[.$M$8]+ABS([.P208])*[.$O$6]/([.$M$8]*[.$M$8])" office:value-type="float" office:value="0.00217977735314287" calcext:value-type="float">
            <text:p>0.0021797774</text:p>
          </table:table-cell>
          <table:table-cell table:style-name="ce2" table:number-columns-repeated="2"/>
          <table:table-cell table:style-name="ce47"/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3.93084894380231" calcext:value-type="float">
            <text:p>3.9308489438</text:p>
          </table:table-cell>
          <table:table-cell table:style-name="ce47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" calcext:value-type="float">
            <text:p>-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style-name="ce2" table:formula="of:=[.M209]" office:value-type="float" office:value="-7" calcext:value-type="float">
            <text:p>-7</text:p>
          </table:table-cell>
          <table:table-cell table:style-name="ce2" table:formula="of:=-1*[.N209]/[.$M$8]" office:value-type="float" office:value="3.92885611797529" calcext:value-type="float">
            <text:p>3.928856118</text:p>
          </table:table-cell>
          <table:table-cell table:style-name="ce47" table:formula="of:=[.$M$6]/[.$M$8]+ABS([.N209])*[.$O$6]/([.$M$8]*[.$M$8])" office:value-type="float" office:value="0.00217084180489496" calcext:value-type="float">
            <text:p>0.0021708418</text:p>
          </table:table-cell>
          <table:table-cell table:style-name="ce2" table:formula="of:=[.O209]" office:value-type="float" office:value="-7" calcext:value-type="float">
            <text:p>-7</text:p>
          </table:table-cell>
          <table:table-cell table:style-name="ce2" table:formula="of:=-1*[.P209]/[.$M$8]" office:value-type="float" office:value="3.95376644081307" calcext:value-type="float">
            <text:p>3.9537664408</text:p>
          </table:table-cell>
          <table:table-cell table:style-name="ce47" table:formula="of:=[.$M$6]/[.$M$8]+ABS([.P209])*[.$O$6]/([.$M$8]*[.$M$8])" office:value-type="float" office:value="0.00217828809510156" calcext:value-type="float">
            <text:p>0.0021782881</text:p>
          </table:table-cell>
          <table:table-cell table:style-name="ce2" table:number-columns-repeated="2"/>
          <table:table-cell table:style-name="ce47"/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3.93084894380231" calcext:value-type="float">
            <text:p>3.9308489438</text:p>
          </table:table-cell>
          <table:table-cell table:style-name="ce47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" calcext:value-type="float">
            <text:p>-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210]" office:value-type="float" office:value="-6" calcext:value-type="float">
            <text:p>-6</text:p>
          </table:table-cell>
          <table:table-cell table:style-name="ce2" table:formula="of:=-1*[.N210]/[.$M$8]" office:value-type="float" office:value="3.92885611797529" calcext:value-type="float">
            <text:p>3.928856118</text:p>
          </table:table-cell>
          <table:table-cell table:style-name="ce47" table:formula="of:=[.$M$6]/[.$M$8]+ABS([.N210])*[.$O$6]/([.$M$8]*[.$M$8])" office:value-type="float" office:value="0.00217084180489496" calcext:value-type="float">
            <text:p>0.0021708418</text:p>
          </table:table-cell>
          <table:table-cell table:style-name="ce2" table:formula="of:=[.O210]" office:value-type="float" office:value="-6" calcext:value-type="float">
            <text:p>-6</text:p>
          </table:table-cell>
          <table:table-cell table:style-name="ce2" table:formula="of:=-1*[.P210]/[.$M$8]" office:value-type="float" office:value="3.95077720207254" calcext:value-type="float">
            <text:p>3.9507772021</text:p>
          </table:table-cell>
          <table:table-cell table:style-name="ce47" table:formula="of:=[.$M$6]/[.$M$8]+ABS([.P210])*[.$O$6]/([.$M$8]*[.$M$8])" office:value-type="float" office:value="0.00217739454027677" calcext:value-type="float">
            <text:p>0.0021773945</text:p>
          </table:table-cell>
          <table:table-cell table:style-name="ce2" table:number-columns-repeated="2"/>
          <table:table-cell table:style-name="ce47"/>
          <table:table-cell table:style-name="ce2" office:value-type="float" office:value="-23" calcext:value-type="float">
            <text:p>-23</text:p>
          </table:table-cell>
          <table:table-cell table:style-name="ce2" office:value-type="float" office:value="3.9298525308888" calcext:value-type="float">
            <text:p>3.9298525309</text:p>
          </table:table-cell>
          <table:table-cell table:style-name="ce47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5" calcext:value-type="float">
            <text:p>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211]" office:value-type="float" office:value="-5" calcext:value-type="float">
            <text:p>-5</text:p>
          </table:table-cell>
          <table:table-cell table:style-name="ce2" table:formula="of:=-1*[.N211]/[.$M$8]" office:value-type="float" office:value="3.92785970506178" calcext:value-type="float">
            <text:p>3.9278597051</text:p>
          </table:table-cell>
          <table:table-cell table:style-name="ce47" table:formula="of:=[.$M$6]/[.$M$8]+ABS([.N211])*[.$O$6]/([.$M$8]*[.$M$8])" office:value-type="float" office:value="0.0021705439532867" calcext:value-type="float">
            <text:p>0.002170544</text:p>
          </table:table-cell>
          <table:table-cell table:style-name="ce2" table:formula="of:=[.O211]" office:value-type="float" office:value="-5" calcext:value-type="float">
            <text:p>-5</text:p>
          </table:table-cell>
          <table:table-cell table:style-name="ce2" table:formula="of:=-1*[.P211]/[.$M$8]" office:value-type="float" office:value="3.94778796333201" calcext:value-type="float">
            <text:p>3.9477879633</text:p>
          </table:table-cell>
          <table:table-cell table:style-name="ce47" table:formula="of:=[.$M$6]/[.$M$8]+ABS([.P211])*[.$O$6]/([.$M$8]*[.$M$8])" office:value-type="float" office:value="0.00217650098545197" calcext:value-type="float">
            <text:p>0.002176501</text:p>
          </table:table-cell>
          <table:table-cell table:style-name="ce2" table:number-columns-repeated="2"/>
          <table:table-cell table:style-name="ce47"/>
          <table:table-cell table:style-name="ce2" office:value-type="float" office:value="-24" calcext:value-type="float">
            <text:p>-24</text:p>
          </table:table-cell>
          <table:table-cell table:style-name="ce2" office:value-type="float" office:value="3.92885611797529" calcext:value-type="float">
            <text:p>3.928856118</text:p>
          </table:table-cell>
          <table:table-cell table:style-name="ce47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212]" office:value-type="float" office:value="-4" calcext:value-type="float">
            <text:p>-4</text:p>
          </table:table-cell>
          <table:table-cell table:style-name="ce2" table:formula="of:=-1*[.N212]/[.$M$8]" office:value-type="float" office:value="3.92785970506178" calcext:value-type="float">
            <text:p>3.9278597051</text:p>
          </table:table-cell>
          <table:table-cell table:style-name="ce47" table:formula="of:=[.$M$6]/[.$M$8]+ABS([.N212])*[.$O$6]/([.$M$8]*[.$M$8])" office:value-type="float" office:value="0.0021705439532867" calcext:value-type="float">
            <text:p>0.002170544</text:p>
          </table:table-cell>
          <table:table-cell table:style-name="ce2" table:formula="of:=[.O212]" office:value-type="float" office:value="-4" calcext:value-type="float">
            <text:p>-4</text:p>
          </table:table-cell>
          <table:table-cell table:style-name="ce2" table:formula="of:=-1*[.P212]/[.$M$8]" office:value-type="float" office:value="3.94579513750498" calcext:value-type="float">
            <text:p>3.9457951375</text:p>
          </table:table-cell>
          <table:table-cell table:style-name="ce47" table:formula="of:=[.$M$6]/[.$M$8]+ABS([.P212])*[.$O$6]/([.$M$8]*[.$M$8])" office:value-type="float" office:value="0.00217590528223545" calcext:value-type="float">
            <text:p>0.0021759053</text:p>
          </table:table-cell>
          <table:table-cell table:style-name="ce2" table:number-columns-repeated="2"/>
          <table:table-cell table:style-name="ce47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3.92785970506178" calcext:value-type="float">
            <text:p>3.9278597051</text:p>
          </table:table-cell>
          <table:table-cell table:style-name="ce47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" calcext:value-type="float">
            <text:p>-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" calcext:value-type="float">
            <text:p>-3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213]" office:value-type="float" office:value="-3" calcext:value-type="float">
            <text:p>-3</text:p>
          </table:table-cell>
          <table:table-cell table:style-name="ce2" table:formula="of:=-1*[.N213]/[.$M$8]" office:value-type="float" office:value="3.92785970506178" calcext:value-type="float">
            <text:p>3.9278597051</text:p>
          </table:table-cell>
          <table:table-cell table:style-name="ce47" table:formula="of:=[.$M$6]/[.$M$8]+ABS([.N213])*[.$O$6]/([.$M$8]*[.$M$8])" office:value-type="float" office:value="0.0021705439532867" calcext:value-type="float">
            <text:p>0.002170544</text:p>
          </table:table-cell>
          <table:table-cell table:style-name="ce2" table:formula="of:=[.O213]" office:value-type="float" office:value="-3" calcext:value-type="float">
            <text:p>-3</text:p>
          </table:table-cell>
          <table:table-cell table:style-name="ce2" table:formula="of:=-1*[.P213]/[.$M$8]" office:value-type="float" office:value="3.94280589876445" calcext:value-type="float">
            <text:p>3.9428058988</text:p>
          </table:table-cell>
          <table:table-cell table:style-name="ce47" table:formula="of:=[.$M$6]/[.$M$8]+ABS([.P213])*[.$O$6]/([.$M$8]*[.$M$8])" office:value-type="float" office:value="0.00217501172741066" calcext:value-type="float">
            <text:p>0.0021750117</text:p>
          </table:table-cell>
          <table:table-cell table:style-name="ce2" table:number-columns-repeated="2"/>
          <table:table-cell table:style-name="ce47"/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3.92785970506178" calcext:value-type="float">
            <text:p>3.9278597051</text:p>
          </table:table-cell>
          <table:table-cell table:style-name="ce47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" calcext:value-type="float">
            <text:p>-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214]" office:value-type="float" office:value="-2" calcext:value-type="float">
            <text:p>-2</text:p>
          </table:table-cell>
          <table:table-cell table:style-name="ce2" table:formula="of:=-1*[.N214]/[.$M$8]" office:value-type="float" office:value="3.92785970506178" calcext:value-type="float">
            <text:p>3.9278597051</text:p>
          </table:table-cell>
          <table:table-cell table:style-name="ce47" table:formula="of:=[.$M$6]/[.$M$8]+ABS([.N214])*[.$O$6]/([.$M$8]*[.$M$8])" office:value-type="float" office:value="0.0021705439532867" calcext:value-type="float">
            <text:p>0.002170544</text:p>
          </table:table-cell>
          <table:table-cell table:style-name="ce2" table:formula="of:=[.O214]" office:value-type="float" office:value="-2" calcext:value-type="float">
            <text:p>-2</text:p>
          </table:table-cell>
          <table:table-cell table:style-name="ce2" table:formula="of:=-1*[.P214]/[.$M$8]" office:value-type="float" office:value="3.94081307293743" calcext:value-type="float">
            <text:p>3.9408130729</text:p>
          </table:table-cell>
          <table:table-cell table:style-name="ce47" table:formula="of:=[.$M$6]/[.$M$8]+ABS([.P214])*[.$O$6]/([.$M$8]*[.$M$8])" office:value-type="float" office:value="0.00217441602419413" calcext:value-type="float">
            <text:p>0.002174416</text:p>
          </table:table-cell>
          <table:table-cell table:style-name="ce2" table:number-columns-repeated="2"/>
          <table:table-cell table:style-name="ce47"/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3.92785970506178" calcext:value-type="float">
            <text:p>3.9278597051</text:p>
          </table:table-cell>
          <table:table-cell table:style-name="ce47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215]" office:value-type="float" office:value="-1" calcext:value-type="float">
            <text:p>-1</text:p>
          </table:table-cell>
          <table:table-cell table:style-name="ce2" table:formula="of:=-1*[.N215]/[.$M$8]" office:value-type="float" office:value="3.92785970506178" calcext:value-type="float">
            <text:p>3.9278597051</text:p>
          </table:table-cell>
          <table:table-cell table:style-name="ce47" table:formula="of:=[.$M$6]/[.$M$8]+ABS([.N215])*[.$O$6]/([.$M$8]*[.$M$8])" office:value-type="float" office:value="0.0021705439532867" calcext:value-type="float">
            <text:p>0.002170544</text:p>
          </table:table-cell>
          <table:table-cell table:style-name="ce2" table:formula="of:=[.O215]" office:value-type="float" office:value="-1" calcext:value-type="float">
            <text:p>-1</text:p>
          </table:table-cell>
          <table:table-cell table:style-name="ce2" table:formula="of:=-1*[.P215]/[.$M$8]" office:value-type="float" office:value="3.93981666002391" calcext:value-type="float">
            <text:p>3.93981666</text:p>
          </table:table-cell>
          <table:table-cell table:style-name="ce47" table:formula="of:=[.$M$6]/[.$M$8]+ABS([.P215])*[.$O$6]/([.$M$8]*[.$M$8])" office:value-type="float" office:value="0.00217411817258586" calcext:value-type="float">
            <text:p>0.0021741182</text:p>
          </table:table-cell>
          <table:table-cell table:style-name="ce2" table:number-columns-repeated="2"/>
          <table:table-cell table:style-name="ce47"/>
          <table:table-cell table:style-name="ce2" office:value-type="float" office:value="-28" calcext:value-type="float">
            <text:p>-28</text:p>
          </table:table-cell>
          <table:table-cell table:style-name="ce2" office:value-type="float" office:value="3.92686329214827" calcext:value-type="float">
            <text:p>3.9268632921</text:p>
          </table:table-cell>
          <table:table-cell table:style-name="ce47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style-name="ce2" table:formula="of:=[.M216]" office:value-type="float" office:value="2.22E-015" calcext:value-type="float">
            <text:p>2.22E-015</text:p>
          </table:table-cell>
          <table:table-cell table:style-name="ce2" table:formula="of:=-1*[.N216]/[.$M$8]" office:value-type="float" office:value="3.92686329214827" calcext:value-type="float">
            <text:p>3.9268632921</text:p>
          </table:table-cell>
          <table:table-cell table:style-name="ce47" table:formula="of:=[.$M$6]/[.$M$8]+ABS([.N216])*[.$O$6]/([.$M$8]*[.$M$8])" office:value-type="float" office:value="0.00217024610167844" calcext:value-type="float">
            <text:p>0.0021702461</text:p>
          </table:table-cell>
          <table:table-cell table:style-name="ce2" table:formula="of:=[.O216]" office:value-type="float" office:value="2.22E-015" calcext:value-type="float">
            <text:p>2.22E-015</text:p>
          </table:table-cell>
          <table:table-cell table:style-name="ce2" table:formula="of:=-1*[.P216]/[.$M$8]" office:value-type="float" office:value="3.93782383419689" calcext:value-type="float">
            <text:p>3.9378238342</text:p>
          </table:table-cell>
          <table:table-cell table:style-name="ce47" table:formula="of:=[.$M$6]/[.$M$8]+ABS([.P216])*[.$O$6]/([.$M$8]*[.$M$8])" office:value-type="float" office:value="0.00217352246936934" calcext:value-type="float">
            <text:p>0.0021735225</text:p>
          </table:table-cell>
          <table:table-cell table:style-name="ce2" table:number-columns-repeated="2"/>
          <table:table-cell table:style-name="ce47"/>
          <table:table-cell table:style-name="ce2" office:value-type="float" office:value="-29" calcext:value-type="float">
            <text:p>-29</text:p>
          </table:table-cell>
          <table:table-cell table:style-name="ce2" office:value-type="float" office:value="3.92686329214827" calcext:value-type="float">
            <text:p>3.9268632921</text:p>
          </table:table-cell>
          <table:table-cell table:style-name="ce47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217]" office:value-type="float" office:value="1" calcext:value-type="float">
            <text:p>1</text:p>
          </table:table-cell>
          <table:table-cell table:style-name="ce2" table:formula="of:=-1*[.N217]/[.$M$8]" office:value-type="float" office:value="3.92686329214827" calcext:value-type="float">
            <text:p>3.9268632921</text:p>
          </table:table-cell>
          <table:table-cell table:style-name="ce47" table:formula="of:=[.$M$6]/[.$M$8]+ABS([.N217])*[.$O$6]/([.$M$8]*[.$M$8])" office:value-type="float" office:value="0.00217024610167844" calcext:value-type="float">
            <text:p>0.0021702461</text:p>
          </table:table-cell>
          <table:table-cell table:style-name="ce2" table:formula="of:=[.O217]" office:value-type="float" office:value="1" calcext:value-type="float">
            <text:p>1</text:p>
          </table:table-cell>
          <table:table-cell table:style-name="ce2" table:formula="of:=-1*[.P217]/[.$M$8]" office:value-type="float" office:value="3.93583100836987" calcext:value-type="float">
            <text:p>3.9358310084</text:p>
          </table:table-cell>
          <table:table-cell table:style-name="ce47" table:formula="of:=[.$M$6]/[.$M$8]+ABS([.P217])*[.$O$6]/([.$M$8]*[.$M$8])" office:value-type="float" office:value="0.00217292676615281" calcext:value-type="float">
            <text:p>0.0021729268</text:p>
          </table:table-cell>
          <table:table-cell table:style-name="ce2" table:number-columns-repeated="2"/>
          <table:table-cell table:style-name="ce47"/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3.92686329214827" calcext:value-type="float">
            <text:p>3.9268632921</text:p>
          </table:table-cell>
          <table:table-cell table:style-name="ce47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218]" office:value-type="float" office:value="2" calcext:value-type="float">
            <text:p>2</text:p>
          </table:table-cell>
          <table:table-cell table:style-name="ce2" table:formula="of:=-1*[.N218]/[.$M$8]" office:value-type="float" office:value="3.92686329214827" calcext:value-type="float">
            <text:p>3.9268632921</text:p>
          </table:table-cell>
          <table:table-cell table:style-name="ce47" table:formula="of:=[.$M$6]/[.$M$8]+ABS([.N218])*[.$O$6]/([.$M$8]*[.$M$8])" office:value-type="float" office:value="0.00217024610167844" calcext:value-type="float">
            <text:p>0.0021702461</text:p>
          </table:table-cell>
          <table:table-cell table:style-name="ce2" table:formula="of:=[.O218]" office:value-type="float" office:value="2" calcext:value-type="float">
            <text:p>2</text:p>
          </table:table-cell>
          <table:table-cell table:style-name="ce2" table:formula="of:=-1*[.P218]/[.$M$8]" office:value-type="float" office:value="3.93483459545636" calcext:value-type="float">
            <text:p>3.9348345955</text:p>
          </table:table-cell>
          <table:table-cell table:style-name="ce47" table:formula="of:=[.$M$6]/[.$M$8]+ABS([.P218])*[.$O$6]/([.$M$8]*[.$M$8])" office:value-type="float" office:value="0.00217262891454455" calcext:value-type="float">
            <text:p>0.0021726289</text:p>
          </table:table-cell>
          <table:table-cell table:style-name="ce2" table:number-columns-repeated="2"/>
          <table:table-cell table:style-name="ce47"/>
          <table:table-cell table:style-name="ce2" office:value-type="float" office:value="-31" calcext:value-type="float">
            <text:p>-31</text:p>
          </table:table-cell>
          <table:table-cell table:style-name="ce2" office:value-type="float" office:value="3.92686329214827" calcext:value-type="float">
            <text:p>3.9268632921</text:p>
          </table:table-cell>
          <table:table-cell table:style-name="ce47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219]" office:value-type="float" office:value="3" calcext:value-type="float">
            <text:p>3</text:p>
          </table:table-cell>
          <table:table-cell table:style-name="ce2" table:formula="of:=-1*[.N219]/[.$M$8]" office:value-type="float" office:value="3.92686329214827" calcext:value-type="float">
            <text:p>3.9268632921</text:p>
          </table:table-cell>
          <table:table-cell table:style-name="ce47" table:formula="of:=[.$M$6]/[.$M$8]+ABS([.N219])*[.$O$6]/([.$M$8]*[.$M$8])" office:value-type="float" office:value="0.00217024610167844" calcext:value-type="float">
            <text:p>0.0021702461</text:p>
          </table:table-cell>
          <table:table-cell table:style-name="ce2" table:formula="of:=[.O219]" office:value-type="float" office:value="3" calcext:value-type="float">
            <text:p>3</text:p>
          </table:table-cell>
          <table:table-cell table:style-name="ce2" table:formula="of:=-1*[.P219]/[.$M$8]" office:value-type="float" office:value="3.93383818254285" calcext:value-type="float">
            <text:p>3.9338381825</text:p>
          </table:table-cell>
          <table:table-cell table:style-name="ce47" table:formula="of:=[.$M$6]/[.$M$8]+ABS([.P219])*[.$O$6]/([.$M$8]*[.$M$8])" office:value-type="float" office:value="0.00217233106293628" calcext:value-type="float">
            <text:p>0.0021723311</text:p>
          </table:table-cell>
          <table:table-cell table:style-name="ce2" table:number-columns-repeated="2"/>
          <table:table-cell table:style-name="ce47"/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220]" office:value-type="float" office:value="4" calcext:value-type="float">
            <text:p>4</text:p>
          </table:table-cell>
          <table:table-cell table:style-name="ce2" table:formula="of:=-1*[.N220]/[.$M$8]" office:value-type="float" office:value="3.92686329214827" calcext:value-type="float">
            <text:p>3.9268632921</text:p>
          </table:table-cell>
          <table:table-cell table:style-name="ce47" table:formula="of:=[.$M$6]/[.$M$8]+ABS([.N220])*[.$O$6]/([.$M$8]*[.$M$8])" office:value-type="float" office:value="0.00217024610167844" calcext:value-type="float">
            <text:p>0.0021702461</text:p>
          </table:table-cell>
          <table:table-cell table:style-name="ce2" table:formula="of:=[.O220]" office:value-type="float" office:value="4" calcext:value-type="float">
            <text:p>4</text:p>
          </table:table-cell>
          <table:table-cell table:style-name="ce2" table:formula="of:=-1*[.P220]/[.$M$8]" office:value-type="float" office:value="3.93284176962933" calcext:value-type="float">
            <text:p>3.9328417696</text:p>
          </table:table-cell>
          <table:table-cell table:style-name="ce47" table:formula="of:=[.$M$6]/[.$M$8]+ABS([.P220])*[.$O$6]/([.$M$8]*[.$M$8])" office:value-type="float" office:value="0.00217203321132802" calcext:value-type="float">
            <text:p>0.0021720332</text:p>
          </table:table-cell>
          <table:table-cell table:style-name="ce2" table:number-columns-repeated="2"/>
          <table:table-cell table:style-name="ce47"/>
          <table:table-cell table:style-name="ce2" office:value-type="float" office:value="-33" calcext:value-type="float">
            <text:p>-33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8" calcext:value-type="float">
            <text:p>8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221]" office:value-type="float" office:value="5" calcext:value-type="float">
            <text:p>5</text:p>
          </table:table-cell>
          <table:table-cell table:style-name="ce2" table:formula="of:=-1*[.N221]/[.$M$8]" office:value-type="float" office:value="3.92686329214827" calcext:value-type="float">
            <text:p>3.9268632921</text:p>
          </table:table-cell>
          <table:table-cell table:style-name="ce47" table:formula="of:=[.$M$6]/[.$M$8]+ABS([.N221])*[.$O$6]/([.$M$8]*[.$M$8])" office:value-type="float" office:value="0.00217024610167844" calcext:value-type="float">
            <text:p>0.0021702461</text:p>
          </table:table-cell>
          <table:table-cell table:style-name="ce2" table:formula="of:=[.O221]" office:value-type="float" office:value="5" calcext:value-type="float">
            <text:p>5</text:p>
          </table:table-cell>
          <table:table-cell table:style-name="ce2" table:formula="of:=-1*[.P221]/[.$M$8]" office:value-type="float" office:value="3.93284176962933" calcext:value-type="float">
            <text:p>3.9328417696</text:p>
          </table:table-cell>
          <table:table-cell table:style-name="ce47" table:formula="of:=[.$M$6]/[.$M$8]+ABS([.P221])*[.$O$6]/([.$M$8]*[.$M$8])" office:value-type="float" office:value="0.00217203321132802" calcext:value-type="float">
            <text:p>0.0021720332</text:p>
          </table:table-cell>
          <table:table-cell table:style-name="ce2" table:number-columns-repeated="2"/>
          <table:table-cell table:style-name="ce47"/>
          <table:table-cell table:style-name="ce2" office:value-type="float" office:value="-34" calcext:value-type="float">
            <text:p>-34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222]" office:value-type="float" office:value="6" calcext:value-type="float">
            <text:p>6</text:p>
          </table:table-cell>
          <table:table-cell table:style-name="ce2" table:formula="of:=-1*[.N222]/[.$M$8]" office:value-type="float" office:value="3.92686329214827" calcext:value-type="float">
            <text:p>3.9268632921</text:p>
          </table:table-cell>
          <table:table-cell table:style-name="ce47" table:formula="of:=[.$M$6]/[.$M$8]+ABS([.N222])*[.$O$6]/([.$M$8]*[.$M$8])" office:value-type="float" office:value="0.00217024610167844" calcext:value-type="float">
            <text:p>0.0021702461</text:p>
          </table:table-cell>
          <table:table-cell table:style-name="ce2" table:formula="of:=[.O222]" office:value-type="float" office:value="6" calcext:value-type="float">
            <text:p>6</text:p>
          </table:table-cell>
          <table:table-cell table:style-name="ce2" table:formula="of:=-1*[.P222]/[.$M$8]" office:value-type="float" office:value="3.93184535671582" calcext:value-type="float">
            <text:p>3.9318453567</text:p>
          </table:table-cell>
          <table:table-cell table:style-name="ce47" table:formula="of:=[.$M$6]/[.$M$8]+ABS([.P222])*[.$O$6]/([.$M$8]*[.$M$8])" office:value-type="float" office:value="0.00217173535971976" calcext:value-type="float">
            <text:p>0.0021717354</text:p>
          </table:table-cell>
          <table:table-cell table:style-name="ce2" table:number-columns-repeated="2"/>
          <table:table-cell table:style-name="ce47"/>
          <table:table-cell table:style-name="ce2" office:value-type="float" office:value="-35" calcext:value-type="float">
            <text:p>-35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223]" office:value-type="float" office:value="7" calcext:value-type="float">
            <text:p>7</text:p>
          </table:table-cell>
          <table:table-cell table:style-name="ce2" table:formula="of:=-1*[.N223]/[.$M$8]" office:value-type="float" office:value="3.92686329214827" calcext:value-type="float">
            <text:p>3.9268632921</text:p>
          </table:table-cell>
          <table:table-cell table:style-name="ce47" table:formula="of:=[.$M$6]/[.$M$8]+ABS([.N223])*[.$O$6]/([.$M$8]*[.$M$8])" office:value-type="float" office:value="0.00217024610167844" calcext:value-type="float">
            <text:p>0.0021702461</text:p>
          </table:table-cell>
          <table:table-cell table:style-name="ce2" table:formula="of:=[.O223]" office:value-type="float" office:value="7" calcext:value-type="float">
            <text:p>7</text:p>
          </table:table-cell>
          <table:table-cell table:style-name="ce2" table:formula="of:=-1*[.P223]/[.$M$8]" office:value-type="float" office:value="3.93084894380231" calcext:value-type="float">
            <text:p>3.9308489438</text:p>
          </table:table-cell>
          <table:table-cell table:style-name="ce47" table:formula="of:=[.$M$6]/[.$M$8]+ABS([.P223])*[.$O$6]/([.$M$8]*[.$M$8])" office:value-type="float" office:value="0.00217143750811149" calcext:value-type="float">
            <text:p>0.0021714375</text:p>
          </table:table-cell>
          <table:table-cell table:style-name="ce2" table:number-columns-repeated="2"/>
          <table:table-cell table:style-name="ce47"/>
          <table:table-cell table:style-name="ce2" office:value-type="float" office:value="-36" calcext:value-type="float">
            <text:p>-36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" calcext:value-type="float">
            <text:p>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style-name="ce2" table:formula="of:=[.M224]" office:value-type="float" office:value="8" calcext:value-type="float">
            <text:p>8</text:p>
          </table:table-cell>
          <table:table-cell table:style-name="ce2" table:formula="of:=-1*[.N224]/[.$M$8]" office:value-type="float" office:value="3.92686329214827" calcext:value-type="float">
            <text:p>3.9268632921</text:p>
          </table:table-cell>
          <table:table-cell table:style-name="ce47" table:formula="of:=[.$M$6]/[.$M$8]+ABS([.N224])*[.$O$6]/([.$M$8]*[.$M$8])" office:value-type="float" office:value="0.00217024610167844" calcext:value-type="float">
            <text:p>0.0021702461</text:p>
          </table:table-cell>
          <table:table-cell table:style-name="ce2" table:formula="of:=[.O224]" office:value-type="float" office:value="8" calcext:value-type="float">
            <text:p>8</text:p>
          </table:table-cell>
          <table:table-cell table:style-name="ce2" table:formula="of:=-1*[.P224]/[.$M$8]" office:value-type="float" office:value="3.9298525308888" calcext:value-type="float">
            <text:p>3.9298525309</text:p>
          </table:table-cell>
          <table:table-cell table:style-name="ce47" table:formula="of:=[.$M$6]/[.$M$8]+ABS([.P224])*[.$O$6]/([.$M$8]*[.$M$8])" office:value-type="float" office:value="0.00217113965650323" calcext:value-type="float">
            <text:p>0.0021711397</text:p>
          </table:table-cell>
          <table:table-cell table:style-name="ce2" table:number-columns-repeated="2"/>
          <table:table-cell table:style-name="ce47"/>
          <table:table-cell table:style-name="ce2" office:value-type="float" office:value="-37" calcext:value-type="float">
            <text:p>-37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" calcext:value-type="float">
            <text:p>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25]" office:value-type="float" office:value="9" calcext:value-type="float">
            <text:p>9</text:p>
          </table:table-cell>
          <table:table-cell table:style-name="ce2" table:formula="of:=-1*[.N225]/[.$M$8]" office:value-type="float" office:value="3.92586687923476" calcext:value-type="float">
            <text:p>3.9258668792</text:p>
          </table:table-cell>
          <table:table-cell table:style-name="ce47" table:formula="of:=[.$M$6]/[.$M$8]+ABS([.N225])*[.$O$6]/([.$M$8]*[.$M$8])" office:value-type="float" office:value="0.00216994825007017" calcext:value-type="float">
            <text:p>0.0021699483</text:p>
          </table:table-cell>
          <table:table-cell table:style-name="ce2" table:formula="of:=[.O225]" office:value-type="float" office:value="9" calcext:value-type="float">
            <text:p>9</text:p>
          </table:table-cell>
          <table:table-cell table:style-name="ce2" table:formula="of:=-1*[.P225]/[.$M$8]" office:value-type="float" office:value="3.9298525308888" calcext:value-type="float">
            <text:p>3.9298525309</text:p>
          </table:table-cell>
          <table:table-cell table:style-name="ce47" table:formula="of:=[.$M$6]/[.$M$8]+ABS([.P225])*[.$O$6]/([.$M$8]*[.$M$8])" office:value-type="float" office:value="0.00217113965650323" calcext:value-type="float">
            <text:p>0.0021711397</text:p>
          </table:table-cell>
          <table:table-cell table:style-name="ce2" table:number-columns-repeated="2"/>
          <table:table-cell table:style-name="ce47"/>
          <table:table-cell table:style-name="ce2" office:value-type="float" office:value="-38" calcext:value-type="float">
            <text:p>-38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3" calcext:value-type="float">
            <text:p>3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26]" office:value-type="float" office:value="10" calcext:value-type="float">
            <text:p>10</text:p>
          </table:table-cell>
          <table:table-cell table:style-name="ce2" table:formula="of:=-1*[.N226]/[.$M$8]" office:value-type="float" office:value="3.92586687923476" calcext:value-type="float">
            <text:p>3.9258668792</text:p>
          </table:table-cell>
          <table:table-cell table:style-name="ce47" table:formula="of:=[.$M$6]/[.$M$8]+ABS([.N226])*[.$O$6]/([.$M$8]*[.$M$8])" office:value-type="float" office:value="0.00216994825007017" calcext:value-type="float">
            <text:p>0.0021699483</text:p>
          </table:table-cell>
          <table:table-cell table:style-name="ce2" table:formula="of:=[.O226]" office:value-type="float" office:value="10" calcext:value-type="float">
            <text:p>10</text:p>
          </table:table-cell>
          <table:table-cell table:style-name="ce2" table:formula="of:=-1*[.P226]/[.$M$8]" office:value-type="float" office:value="3.92885611797529" calcext:value-type="float">
            <text:p>3.928856118</text:p>
          </table:table-cell>
          <table:table-cell table:style-name="ce47" table:formula="of:=[.$M$6]/[.$M$8]+ABS([.P226])*[.$O$6]/([.$M$8]*[.$M$8])" office:value-type="float" office:value="0.00217084180489496" calcext:value-type="float">
            <text:p>0.0021708418</text:p>
          </table:table-cell>
          <table:table-cell table:style-name="ce2" table:number-columns-repeated="2"/>
          <table:table-cell table:style-name="ce47"/>
          <table:table-cell table:style-name="ce2" office:value-type="float" office:value="-39" calcext:value-type="float">
            <text:p>-39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" calcext:value-type="float">
            <text:p>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27]" office:value-type="float" office:value="11" calcext:value-type="float">
            <text:p>11</text:p>
          </table:table-cell>
          <table:table-cell table:style-name="ce2" table:formula="of:=-1*[.N227]/[.$M$8]" office:value-type="float" office:value="3.92586687923476" calcext:value-type="float">
            <text:p>3.9258668792</text:p>
          </table:table-cell>
          <table:table-cell table:style-name="ce47" table:formula="of:=[.$M$6]/[.$M$8]+ABS([.N227])*[.$O$6]/([.$M$8]*[.$M$8])" office:value-type="float" office:value="0.00216994825007017" calcext:value-type="float">
            <text:p>0.0021699483</text:p>
          </table:table-cell>
          <table:table-cell table:style-name="ce2" table:formula="of:=[.O227]" office:value-type="float" office:value="11" calcext:value-type="float">
            <text:p>11</text:p>
          </table:table-cell>
          <table:table-cell table:style-name="ce2" table:formula="of:=-1*[.P227]/[.$M$8]" office:value-type="float" office:value="3.92885611797529" calcext:value-type="float">
            <text:p>3.928856118</text:p>
          </table:table-cell>
          <table:table-cell table:style-name="ce47" table:formula="of:=[.$M$6]/[.$M$8]+ABS([.P227])*[.$O$6]/([.$M$8]*[.$M$8])" office:value-type="float" office:value="0.00217084180489496" calcext:value-type="float">
            <text:p>0.0021708418</text:p>
          </table:table-cell>
          <table:table-cell table:style-name="ce2" table:number-columns-repeated="2"/>
          <table:table-cell table:style-name="ce47"/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" calcext:value-type="float">
            <text:p>1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28]" office:value-type="float" office:value="12" calcext:value-type="float">
            <text:p>12</text:p>
          </table:table-cell>
          <table:table-cell table:style-name="ce2" table:formula="of:=-1*[.N228]/[.$M$8]" office:value-type="float" office:value="3.92586687923476" calcext:value-type="float">
            <text:p>3.9258668792</text:p>
          </table:table-cell>
          <table:table-cell table:style-name="ce47" table:formula="of:=[.$M$6]/[.$M$8]+ABS([.N228])*[.$O$6]/([.$M$8]*[.$M$8])" office:value-type="float" office:value="0.00216994825007017" calcext:value-type="float">
            <text:p>0.0021699483</text:p>
          </table:table-cell>
          <table:table-cell table:style-name="ce2" table:formula="of:=[.O228]" office:value-type="float" office:value="12" calcext:value-type="float">
            <text:p>12</text:p>
          </table:table-cell>
          <table:table-cell table:style-name="ce2" table:formula="of:=-1*[.P228]/[.$M$8]" office:value-type="float" office:value="3.92785970506178" calcext:value-type="float">
            <text:p>3.9278597051</text:p>
          </table:table-cell>
          <table:table-cell table:style-name="ce47" table:formula="of:=[.$M$6]/[.$M$8]+ABS([.P228])*[.$O$6]/([.$M$8]*[.$M$8])" office:value-type="float" office:value="0.0021705439532867" calcext:value-type="float">
            <text:p>0.002170544</text:p>
          </table:table-cell>
          <table:table-cell table:style-name="ce2" table:number-columns-repeated="2"/>
          <table:table-cell table:style-name="ce47"/>
          <table:table-cell table:style-name="ce2" office:value-type="float" office:value="-41" calcext:value-type="float">
            <text:p>-41</text:p>
          </table:table-cell>
          <table:table-cell table:style-name="ce2" office:value-type="float" office:value="3.92586687923476" calcext:value-type="float">
            <text:p>3.9258668792</text:p>
          </table:table-cell>
          <table:table-cell table:style-name="ce47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29]" office:value-type="float" office:value="13" calcext:value-type="float">
            <text:p>13</text:p>
          </table:table-cell>
          <table:table-cell table:style-name="ce2" table:formula="of:=-1*[.N229]/[.$M$8]" office:value-type="float" office:value="3.92586687923476" calcext:value-type="float">
            <text:p>3.9258668792</text:p>
          </table:table-cell>
          <table:table-cell table:style-name="ce47" table:formula="of:=[.$M$6]/[.$M$8]+ABS([.N229])*[.$O$6]/([.$M$8]*[.$M$8])" office:value-type="float" office:value="0.00216994825007017" calcext:value-type="float">
            <text:p>0.0021699483</text:p>
          </table:table-cell>
          <table:table-cell table:style-name="ce2" table:formula="of:=[.O229]" office:value-type="float" office:value="13" calcext:value-type="float">
            <text:p>13</text:p>
          </table:table-cell>
          <table:table-cell table:style-name="ce2" table:formula="of:=-1*[.P229]/[.$M$8]" office:value-type="float" office:value="3.92785970506178" calcext:value-type="float">
            <text:p>3.9278597051</text:p>
          </table:table-cell>
          <table:table-cell table:style-name="ce47" table:formula="of:=[.$M$6]/[.$M$8]+ABS([.P229])*[.$O$6]/([.$M$8]*[.$M$8])" office:value-type="float" office:value="0.0021705439532867" calcext:value-type="float">
            <text:p>0.002170544</text:p>
          </table:table-cell>
          <table:table-cell table:style-name="ce2" table:number-columns-repeated="2"/>
          <table:table-cell table:style-name="ce47"/>
          <table:table-cell table:style-name="ce2" office:value-type="float" office:value="-42" calcext:value-type="float">
            <text:p>-42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30]" office:value-type="float" office:value="14" calcext:value-type="float">
            <text:p>14</text:p>
          </table:table-cell>
          <table:table-cell table:style-name="ce2" table:formula="of:=-1*[.N230]/[.$M$8]" office:value-type="float" office:value="3.92586687923476" calcext:value-type="float">
            <text:p>3.9258668792</text:p>
          </table:table-cell>
          <table:table-cell table:style-name="ce47" table:formula="of:=[.$M$6]/[.$M$8]+ABS([.N230])*[.$O$6]/([.$M$8]*[.$M$8])" office:value-type="float" office:value="0.00216994825007017" calcext:value-type="float">
            <text:p>0.0021699483</text:p>
          </table:table-cell>
          <table:table-cell table:style-name="ce2" table:formula="of:=[.O230]" office:value-type="float" office:value="14" calcext:value-type="float">
            <text:p>14</text:p>
          </table:table-cell>
          <table:table-cell table:style-name="ce2" table:formula="of:=-1*[.P230]/[.$M$8]" office:value-type="float" office:value="3.92785970506178" calcext:value-type="float">
            <text:p>3.9278597051</text:p>
          </table:table-cell>
          <table:table-cell table:style-name="ce47" table:formula="of:=[.$M$6]/[.$M$8]+ABS([.P230])*[.$O$6]/([.$M$8]*[.$M$8])" office:value-type="float" office:value="0.0021705439532867" calcext:value-type="float">
            <text:p>0.002170544</text:p>
          </table:table-cell>
          <table:table-cell table:style-name="ce2" table:number-columns-repeated="2"/>
          <table:table-cell table:style-name="ce47"/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31]" office:value-type="float" office:value="15" calcext:value-type="float">
            <text:p>15</text:p>
          </table:table-cell>
          <table:table-cell table:style-name="ce2" table:formula="of:=-1*[.N231]/[.$M$8]" office:value-type="float" office:value="3.92586687923476" calcext:value-type="float">
            <text:p>3.9258668792</text:p>
          </table:table-cell>
          <table:table-cell table:style-name="ce47" table:formula="of:=[.$M$6]/[.$M$8]+ABS([.N231])*[.$O$6]/([.$M$8]*[.$M$8])" office:value-type="float" office:value="0.00216994825007017" calcext:value-type="float">
            <text:p>0.0021699483</text:p>
          </table:table-cell>
          <table:table-cell table:style-name="ce2" table:formula="of:=[.O231]" office:value-type="float" office:value="15" calcext:value-type="float">
            <text:p>15</text:p>
          </table:table-cell>
          <table:table-cell table:style-name="ce2" table:formula="of:=-1*[.P231]/[.$M$8]" office:value-type="float" office:value="3.92686329214827" calcext:value-type="float">
            <text:p>3.9268632921</text:p>
          </table:table-cell>
          <table:table-cell table:style-name="ce47" table:formula="of:=[.$M$6]/[.$M$8]+ABS([.P231])*[.$O$6]/([.$M$8]*[.$M$8])" office:value-type="float" office:value="0.00217024610167844" calcext:value-type="float">
            <text:p>0.0021702461</text:p>
          </table:table-cell>
          <table:table-cell table:style-name="ce2" table:number-columns-repeated="2"/>
          <table:table-cell table:style-name="ce47"/>
          <table:table-cell table:style-name="ce2" office:value-type="float" office:value="-44" calcext:value-type="float">
            <text:p>-44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32]" office:value-type="float" office:value="16" calcext:value-type="float">
            <text:p>16</text:p>
          </table:table-cell>
          <table:table-cell table:style-name="ce2" table:formula="of:=-1*[.N232]/[.$M$8]" office:value-type="float" office:value="3.92586687923476" calcext:value-type="float">
            <text:p>3.9258668792</text:p>
          </table:table-cell>
          <table:table-cell table:style-name="ce47" table:formula="of:=[.$M$6]/[.$M$8]+ABS([.N232])*[.$O$6]/([.$M$8]*[.$M$8])" office:value-type="float" office:value="0.00216994825007017" calcext:value-type="float">
            <text:p>0.0021699483</text:p>
          </table:table-cell>
          <table:table-cell table:style-name="ce2" table:formula="of:=[.O232]" office:value-type="float" office:value="16" calcext:value-type="float">
            <text:p>16</text:p>
          </table:table-cell>
          <table:table-cell table:style-name="ce2" table:formula="of:=-1*[.P232]/[.$M$8]" office:value-type="float" office:value="3.92686329214827" calcext:value-type="float">
            <text:p>3.9268632921</text:p>
          </table:table-cell>
          <table:table-cell table:style-name="ce47" table:formula="of:=[.$M$6]/[.$M$8]+ABS([.P232])*[.$O$6]/([.$M$8]*[.$M$8])" office:value-type="float" office:value="0.00217024610167844" calcext:value-type="float">
            <text:p>0.0021702461</text:p>
          </table:table-cell>
          <table:table-cell table:style-name="ce2" table:number-columns-repeated="2"/>
          <table:table-cell table:style-name="ce47"/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4" calcext:value-type="float">
            <text:p>-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33]" office:value-type="float" office:value="17" calcext:value-type="float">
            <text:p>17</text:p>
          </table:table-cell>
          <table:table-cell table:style-name="ce2" table:formula="of:=-1*[.N233]/[.$M$8]" office:value-type="float" office:value="3.92586687923476" calcext:value-type="float">
            <text:p>3.9258668792</text:p>
          </table:table-cell>
          <table:table-cell table:style-name="ce47" table:formula="of:=[.$M$6]/[.$M$8]+ABS([.N233])*[.$O$6]/([.$M$8]*[.$M$8])" office:value-type="float" office:value="0.00216994825007017" calcext:value-type="float">
            <text:p>0.0021699483</text:p>
          </table:table-cell>
          <table:table-cell table:style-name="ce2" table:formula="of:=[.O233]" office:value-type="float" office:value="17" calcext:value-type="float">
            <text:p>17</text:p>
          </table:table-cell>
          <table:table-cell table:style-name="ce2" table:formula="of:=-1*[.P233]/[.$M$8]" office:value-type="float" office:value="3.92686329214827" calcext:value-type="float">
            <text:p>3.9268632921</text:p>
          </table:table-cell>
          <table:table-cell table:style-name="ce47" table:formula="of:=[.$M$6]/[.$M$8]+ABS([.P233])*[.$O$6]/([.$M$8]*[.$M$8])" office:value-type="float" office:value="0.00217024610167844" calcext:value-type="float">
            <text:p>0.0021702461</text:p>
          </table:table-cell>
          <table:table-cell table:style-name="ce2" table:number-columns-repeated="2"/>
          <table:table-cell table:style-name="ce47"/>
          <table:table-cell table:style-name="ce2" office:value-type="float" office:value="-46" calcext:value-type="float">
            <text:p>-46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5" calcext:value-type="float">
            <text:p>-5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34]" office:value-type="float" office:value="18" calcext:value-type="float">
            <text:p>18</text:p>
          </table:table-cell>
          <table:table-cell table:style-name="ce2" table:formula="of:=-1*[.N234]/[.$M$8]" office:value-type="float" office:value="3.92586687923476" calcext:value-type="float">
            <text:p>3.9258668792</text:p>
          </table:table-cell>
          <table:table-cell table:style-name="ce47" table:formula="of:=[.$M$6]/[.$M$8]+ABS([.N234])*[.$O$6]/([.$M$8]*[.$M$8])" office:value-type="float" office:value="0.00216994825007017" calcext:value-type="float">
            <text:p>0.0021699483</text:p>
          </table:table-cell>
          <table:table-cell table:style-name="ce2" table:formula="of:=[.O234]" office:value-type="float" office:value="18" calcext:value-type="float">
            <text:p>18</text:p>
          </table:table-cell>
          <table:table-cell table:style-name="ce2" table:formula="of:=-1*[.P234]/[.$M$8]" office:value-type="float" office:value="3.92686329214827" calcext:value-type="float">
            <text:p>3.9268632921</text:p>
          </table:table-cell>
          <table:table-cell table:style-name="ce47" table:formula="of:=[.$M$6]/[.$M$8]+ABS([.P234])*[.$O$6]/([.$M$8]*[.$M$8])" office:value-type="float" office:value="0.00217024610167844" calcext:value-type="float">
            <text:p>0.0021702461</text:p>
          </table:table-cell>
          <table:table-cell table:style-name="ce2" table:number-columns-repeated="2"/>
          <table:table-cell table:style-name="ce47"/>
          <table:table-cell table:style-name="ce2" office:value-type="float" office:value="-47" calcext:value-type="float">
            <text:p>-47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" calcext:value-type="float">
            <text:p>-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35]" office:value-type="float" office:value="19" calcext:value-type="float">
            <text:p>19</text:p>
          </table:table-cell>
          <table:table-cell table:style-name="ce2" table:formula="of:=-1*[.N235]/[.$M$8]" office:value-type="float" office:value="3.92586687923476" calcext:value-type="float">
            <text:p>3.9258668792</text:p>
          </table:table-cell>
          <table:table-cell table:style-name="ce47" table:formula="of:=[.$M$6]/[.$M$8]+ABS([.N235])*[.$O$6]/([.$M$8]*[.$M$8])" office:value-type="float" office:value="0.00216994825007017" calcext:value-type="float">
            <text:p>0.0021699483</text:p>
          </table:table-cell>
          <table:table-cell table:style-name="ce2" table:formula="of:=[.O235]" office:value-type="float" office:value="19" calcext:value-type="float">
            <text:p>19</text:p>
          </table:table-cell>
          <table:table-cell table:style-name="ce2" table:formula="of:=-1*[.P235]/[.$M$8]" office:value-type="float" office:value="3.92686329214827" calcext:value-type="float">
            <text:p>3.9268632921</text:p>
          </table:table-cell>
          <table:table-cell table:style-name="ce47" table:formula="of:=[.$M$6]/[.$M$8]+ABS([.P235])*[.$O$6]/([.$M$8]*[.$M$8])" office:value-type="float" office:value="0.00217024610167844" calcext:value-type="float">
            <text:p>0.0021702461</text:p>
          </table:table-cell>
          <table:table-cell table:style-name="ce2" table:number-columns-repeated="2"/>
          <table:table-cell table:style-name="ce47"/>
          <table:table-cell table:style-name="ce2" office:value-type="float" office:value="-48" calcext:value-type="float">
            <text:p>-48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4007" calcext:value-type="float">
            <text:p>-0.004007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36]" office:value-type="float" office:value="20" calcext:value-type="float">
            <text:p>20</text:p>
          </table:table-cell>
          <table:table-cell table:style-name="ce2" table:formula="of:=-1*[.N236]/[.$M$8]" office:value-type="float" office:value="3.92586687923476" calcext:value-type="float">
            <text:p>3.9258668792</text:p>
          </table:table-cell>
          <table:table-cell table:style-name="ce47" table:formula="of:=[.$M$6]/[.$M$8]+ABS([.N236])*[.$O$6]/([.$M$8]*[.$M$8])" office:value-type="float" office:value="0.00216994825007017" calcext:value-type="float">
            <text:p>0.0021699483</text:p>
          </table:table-cell>
          <table:table-cell table:style-name="ce2" table:formula="of:=[.O236]" office:value-type="float" office:value="20" calcext:value-type="float">
            <text:p>20</text:p>
          </table:table-cell>
          <table:table-cell table:style-name="ce2" table:formula="of:=-1*[.P236]/[.$M$8]" office:value-type="float" office:value="3.92586687923476" calcext:value-type="float">
            <text:p>3.9258668792</text:p>
          </table:table-cell>
          <table:table-cell table:style-name="ce47" table:formula="of:=[.$M$6]/[.$M$8]+ABS([.P236])*[.$O$6]/([.$M$8]*[.$M$8])" office:value-type="float" office:value="0.00216994825007017" calcext:value-type="float">
            <text:p>0.0021699483</text:p>
          </table:table-cell>
          <table:table-cell table:style-name="ce2" table:number-columns-repeated="2"/>
          <table:table-cell table:style-name="ce47"/>
          <table:table-cell table:style-name="ce2" office:value-type="float" office:value="-49" calcext:value-type="float">
            <text:p>-49</text:p>
          </table:table-cell>
          <table:table-cell table:style-name="ce2" office:value-type="float" office:value="3.92487046632124" calcext:value-type="float">
            <text:p>3.9248704663</text:p>
          </table:table-cell>
          <table:table-cell table:style-name="ce47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style-name="ce2" table:formula="of:=[.M237]" office:value-type="float" office:value="21" calcext:value-type="float">
            <text:p>21</text:p>
          </table:table-cell>
          <table:table-cell table:style-name="ce2" table:formula="of:=-1*[.N237]/[.$M$8]" office:value-type="float" office:value="3.92586687923476" calcext:value-type="float">
            <text:p>3.9258668792</text:p>
          </table:table-cell>
          <table:table-cell table:style-name="ce47" table:formula="of:=[.$M$6]/[.$M$8]+ABS([.N237])*[.$O$6]/([.$M$8]*[.$M$8])" office:value-type="float" office:value="0.00216994825007017" calcext:value-type="float">
            <text:p>0.0021699483</text:p>
          </table:table-cell>
          <table:table-cell table:style-name="ce2" table:formula="of:=[.O237]" office:value-type="float" office:value="21" calcext:value-type="float">
            <text:p>21</text:p>
          </table:table-cell>
          <table:table-cell table:style-name="ce2" table:formula="of:=-1*[.P237]/[.$M$8]" office:value-type="float" office:value="3.92586687923476" calcext:value-type="float">
            <text:p>3.9258668792</text:p>
          </table:table-cell>
          <table:table-cell table:style-name="ce47" table:formula="of:=[.$M$6]/[.$M$8]+ABS([.P237])*[.$O$6]/([.$M$8]*[.$M$8])" office:value-type="float" office:value="0.00216994825007017" calcext:value-type="float">
            <text:p>0.0021699483</text:p>
          </table:table-cell>
          <table:table-cell table:style-name="ce2" table:number-columns-repeated="2"/>
          <table:table-cell table:style-name="ce47"/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3.92387405340773" calcext:value-type="float">
            <text:p>3.9238740534</text:p>
          </table:table-cell>
          <table:table-cell table:style-name="ce47" office:value-type="float" office:value="0.00216935254685365" calcext:value-type="float">
            <text:p>0.00216935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4024" calcext:value-type="float">
            <text:p>-0.004024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47" calcext:value-type="float">
            <text:p>47</text:p>
          </table:table-cell>
          <table:table-cell office:value-type="float" office:value="-0.003938" calcext:value-type="float">
            <text:p>-0.003938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5" calcext:value-type="float">
            <text:p>-15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6" calcext:value-type="float">
            <text:p>-16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4" calcext:value-type="float">
            <text:p>-0.003974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4" calcext:value-type="float">
            <text:p>-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1" calcext:value-type="float">
            <text:p>3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0" calcext:value-type="float">
            <text:p>3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8" calcext:value-type="float">
            <text:p>28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7" calcext:value-type="float">
            <text:p>27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" calcext:value-type="float">
            <text:p>-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7" calcext:value-type="float">
            <text:p>-7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8" calcext:value-type="float">
            <text:p>-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2" calcext:value-type="float">
            <text:p>22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1" calcext:value-type="float">
            <text:p>21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0" calcext:value-type="float">
            <text:p>-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0" calcext:value-type="float">
            <text:p>20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1" calcext:value-type="float">
            <text:p>-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8" calcext:value-type="float">
            <text:p>18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3" calcext:value-type="float">
            <text:p>-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7" calcext:value-type="float">
            <text:p>17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4" calcext:value-type="float">
            <text:p>-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6" calcext:value-type="float">
            <text:p>-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46" calcext:value-type="float">
            <text:p>-4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7" calcext:value-type="float">
            <text:p>-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-47" calcext:value-type="float">
            <text:p>-4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8" calcext:value-type="float">
            <text:p>-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48" calcext:value-type="float">
            <text:p>-4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19" calcext:value-type="float">
            <text:p>-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1" calcext:value-type="float">
            <text:p>-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5" calcext:value-type="float">
            <text:p>-0.0039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2" calcext:value-type="float">
            <text:p>-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9" calcext:value-type="float">
            <text:p>-0.0039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3" calcext:value-type="float">
            <text:p>-23</text:p>
          </table:table-cell>
          <table:table-cell office:value-type="float" office:value="-0.00398" calcext:value-type="float">
            <text:p>-0.0039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51" calcext:value-type="float">
            <text:p>-0.00395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4" calcext:value-type="float">
            <text:p>-24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5" calcext:value-type="float">
            <text:p>-0.0039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53" calcext:value-type="float">
            <text:p>-0.003953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5" calcext:value-type="float">
            <text:p>-2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55" calcext:value-type="float">
            <text:p>-0.003955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6" calcext:value-type="float">
            <text:p>-26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6" calcext:value-type="float">
            <text:p>-0.0039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58" calcext:value-type="float">
            <text:p>-0.003958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7" calcext:value-type="float">
            <text:p>-27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7" calcext:value-type="float">
            <text:p>-27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61" calcext:value-type="float">
            <text:p>-0.00396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8" calcext:value-type="float">
            <text:p>-28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8" calcext:value-type="float">
            <text:p>-0.0039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29" calcext:value-type="float">
            <text:p>-2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69" calcext:value-type="float">
            <text:p>-0.00396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0" calcext:value-type="float">
            <text:p>-30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75" calcext:value-type="float">
            <text:p>-0.003975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1" calcext:value-type="float">
            <text:p>-31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85" calcext:value-type="float">
            <text:p>-0.003985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2" calcext:value-type="float">
            <text:p>-32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92" calcext:value-type="float">
            <text:p>-0.00399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3" calcext:value-type="float">
            <text:p>-3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4" calcext:value-type="float">
            <text:p>-34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4013" calcext:value-type="float">
            <text:p>-0.004013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5" calcext:value-type="float">
            <text:p>-3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402" calcext:value-type="float">
            <text:p>-0.0040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6" calcext:value-type="float">
            <text:p>-36</text:p>
          </table:table-cell>
          <table:table-cell office:value-type="float" office:value="-0.004003" calcext:value-type="float">
            <text:p>-0.004003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4026" calcext:value-type="float">
            <text:p>-0.004026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7" calcext:value-type="float">
            <text:p>-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39" calcext:value-type="float">
            <text:p>-39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0" calcext:value-type="float">
            <text:p>-4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1" calcext:value-type="float">
            <text:p>-41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2" calcext:value-type="float">
            <text:p>-42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77" calcext:value-type="float">
            <text:p>-0.003977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3" calcext:value-type="float">
            <text:p>-4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71" calcext:value-type="float">
            <text:p>-0.00397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4" calcext:value-type="float">
            <text:p>-44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63" calcext:value-type="float">
            <text:p>-0.003963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5" calcext:value-type="float">
            <text:p>-45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59" calcext:value-type="float">
            <text:p>-0.00395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6" calcext:value-type="float">
            <text:p>-46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54" calcext:value-type="float">
            <text:p>-0.00395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7" calcext:value-type="float">
            <text:p>-47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52" calcext:value-type="float">
            <text:p>-0.00395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8" calcext:value-type="float">
            <text:p>-48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5" calcext:value-type="float">
            <text:p>-0.00395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49" calcext:value-type="float">
            <text:p>-49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0" calcext:value-type="float">
            <text:p>-50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1" calcext:value-type="float">
            <text:p>-51</text:p>
          </table:table-cell>
          <table:table-cell office:value-type="float" office:value="-0.003962" calcext:value-type="float">
            <text:p>-0.003962</text:p>
          </table:table-cell>
          <table:table-cell table:number-columns-repeated="4"/>
          <table:table-cell office:value-type="float" office:value="-21" calcext:value-type="float">
            <text:p>-21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2" calcext:value-type="float">
            <text:p>-52</text:p>
          </table:table-cell>
          <table:table-cell office:value-type="float" office:value="-0.003958" calcext:value-type="float">
            <text:p>-0.003958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3" calcext:value-type="float">
            <text:p>-53</text:p>
          </table:table-cell>
          <table:table-cell office:value-type="float" office:value="-0.003956" calcext:value-type="float">
            <text:p>-0.003956</text:p>
          </table:table-cell>
          <table:table-cell table:number-columns-repeated="4"/>
          <table:table-cell office:value-type="float" office:value="-23" calcext:value-type="float">
            <text:p>-23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4" calcext:value-type="float">
            <text:p>-54</text:p>
          </table:table-cell>
          <table:table-cell office:value-type="float" office:value="-0.003953" calcext:value-type="float">
            <text:p>-0.003953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5" calcext:value-type="float">
            <text:p>-55</text:p>
          </table:table-cell>
          <table:table-cell office:value-type="float" office:value="-0.003951" calcext:value-type="float">
            <text:p>-0.003951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6" calcext:value-type="float">
            <text:p>-56</text:p>
          </table:table-cell>
          <table:table-cell office:value-type="float" office:value="-0.003949" calcext:value-type="float">
            <text:p>-0.003949</text:p>
          </table:table-cell>
          <table:table-cell table:number-columns-repeated="4"/>
          <table:table-cell office:value-type="float" office:value="-26" calcext:value-type="float">
            <text:p>-26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7" calcext:value-type="float">
            <text:p>-57</text:p>
          </table:table-cell>
          <table:table-cell office:value-type="float" office:value="-0.003947" calcext:value-type="float">
            <text:p>-0.003947</text:p>
          </table:table-cell>
          <table:table-cell table:number-columns-repeated="4"/>
          <table:table-cell office:value-type="float" office:value="-27" calcext:value-type="float">
            <text:p>-27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table:number-columns-repeated="4"/>
          <table:table-cell office:value-type="float" office:value="-28" calcext:value-type="float">
            <text:p>-28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59" calcext:value-type="float">
            <text:p>-59</text:p>
          </table:table-cell>
          <table:table-cell office:value-type="float" office:value="-0.003944" calcext:value-type="float">
            <text:p>-0.003944</text:p>
          </table:table-cell>
          <table:table-cell table:number-columns-repeated="4"/>
          <table:table-cell office:value-type="float" office:value="-29" calcext:value-type="float">
            <text:p>-29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1" calcext:value-type="float">
            <text:p>-31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2" calcext:value-type="float">
            <text:p>-62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2" calcext:value-type="float">
            <text:p>-32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4" calcext:value-type="float">
            <text:p>-64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4" calcext:value-type="float">
            <text:p>-34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6" calcext:value-type="float">
            <text:p>-66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6" calcext:value-type="float">
            <text:p>-36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7" calcext:value-type="float">
            <text:p>-37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69" calcext:value-type="float">
            <text:p>-69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0" calcext:value-type="float">
            <text:p>-70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8"/>
        </table:table-row>
        <table:table-row table:style-name="ro1" table:number-rows-repeated="13">
          <table:table-cell table:style-name="Default" table:number-columns-repeated="2"/>
          <table:table-cell table:number-columns-repeated="10"/>
          <table:table-cell table:style-name="Default" table:number-columns-repeated="8"/>
          <table:table-cell table:number-columns-repeated="13"/>
          <table:table-cell table:style-name="ce29"/>
          <table:table-cell table:number-columns-repeated="4"/>
        </table:table-row>
        <table:table-row table:style-name="ro1" table:number-rows-repeated="46">
          <table:table-cell table:style-name="Default" table:number-columns-repeated="2"/>
          <table:table-cell table:number-columns-repeated="10"/>
          <table:table-cell table:style-name="Default" table:number-columns-repeated="8"/>
          <table:table-cell table:number-columns-repeated="4"/>
          <table:table-cell table:style-name="Default"/>
          <table:table-cell table:number-columns-repeated="8"/>
          <table:table-cell table:style-name="ce29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Default" table:number-columns-repeated="8"/>
          <table:table-cell table:number-columns-repeated="4"/>
          <table:table-cell table:style-name="Default"/>
          <table:table-cell table:number-columns-repeated="8"/>
          <table:table-cell table:style-name="ce29"/>
          <table:table-cell table:number-columns-repeated="4"/>
        </table:table-row>
      </table:table>
      <table:table table:name="mag" table:style-name="ta1">
        <table:table-column table:style-name="co4" table:number-columns-repeated="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8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style-name="ce18" office:value-type="string" calcext:value-type="string" table:number-columns-spanned="12" table:number-rows-spanned="2">
            <text:p>FACE A</text:p>
          </table:table-cell>
          <table:covered-table-cell table:number-columns-repeated="11"/>
          <table:table-cell table:number-columns-repeated="17"/>
        </table:table-row>
        <table:table-row table:style-name="ro1">
          <table:covered-table-cell table:number-columns-repeated="12"/>
          <table:table-cell/>
          <table:table-cell table:style-name="ce55"/>
          <table:table-cell table:style-name="ce61" table:number-columns-repeated="8"/>
          <table:table-cell table:number-columns-repeated="7"/>
        </table:table-row>
        <table:table-row table:style-name="ro1">
          <table:table-cell table:number-columns-repeated="13"/>
          <table:table-cell table:style-name="ce56"/>
          <table:table-cell table:style-name="ce61" table:number-columns-repeated="8"/>
          <table:table-cell table:number-columns-repeated="7"/>
        </table:table-row>
        <table:table-row table:style-name="ro1">
          <table:table-cell table:number-columns-repeated="13"/>
          <table:table-cell table:style-name="ce10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 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table:style-name="ce57" office:value-type="string" calcext:value-type="string" table:number-columns-spanned="8" table:number-rows-spanned="1">
            <text:p>Resultados Obtidos Magnete Externo Face A – Tabela 14 </text:p>
          </table:table-cell>
          <table:covered-table-cell table:number-columns-repeated="7" table:style-name="ce62"/>
          <table:table-cell table:number-columns-repeated="8"/>
        </table:table-row>
        <table:table-row table:style-name="ro1"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 table:number-columns-repeated="2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3"/>
          <table:table-cell table:style-name="ce14" office:value-type="string" calcext:value-type="string">
            <text:p>D=0cm</text:p>
          </table:table-cell>
          <table:table-cell table:style-name="ce14"/>
          <table:table-cell table:style-name="ce21" office:value-type="string" calcext:value-type="string">
            <text:p>D=2cm</text:p>
          </table:table-cell>
          <table:table-cell table:style-name="ce21"/>
          <table:table-cell table:style-name="ce4" office:value-type="string" calcext:value-type="string">
            <text:p>D=3cm</text:p>
          </table:table-cell>
          <table:table-cell table:style-name="ce4"/>
          <table:table-cell table:style-name="ce71" office:value-type="string" calcext:value-type="string">
            <text:p>D=4cm</text:p>
          </table:table-cell>
          <table:table-cell table:style-name="ce71"/>
          <table:table-cell table:number-columns-repeated="2"/>
          <table:table-cell office:value-type="string" calcext:value-type="string">
            <text:p>ladoiman(cm)</text:p>
          </table:table-cell>
          <table:table-cell office:value-type="string" calcext:value-type="string">
            <text:p>grossuraiman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termo aux</text:p>
          </table:table-cell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style-name="ce14" table:number-columns-repeated="2"/>
          <table:table-cell table:style-name="ce21" table:number-columns-repeated="2"/>
          <table:table-cell table:style-name="ce4" table:number-columns-repeated="2"/>
          <table:table-cell table:style-name="ce71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0000001" calcext:value-type="float">
            <text:p>1E-010</text:p>
          </table:table-cell>
          <table:table-cell/>
          <table:table-cell table:formula="of:=-ATAN([.X9]*[.X9]/(2*([.Y9]+[.AA9])*(SQRT(4*([.Y9]+[.AA9])*([.Y9]+[.AA9])+[.X9]*[.X9]+[.X9]*[.X9]))))" office:value-type="float" office:value="-1.11976951491604" calcext:value-type="float">
            <text:p>-1.119769514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90" calcext:value-type="float">
            <text:p>9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20" calcext:value-type="float">
            <text:p>-2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51" calcext:value-type="float">
            <text:p>5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14" office:value-type="string" calcext:value-type="string">
            <text:p>Rmin →(ohm)</text:p>
          </table:table-cell>
          <table:table-cell table:style-name="ce14" office:value-type="string" calcext:value-type="string">
            <text:p>eRmin →(ohm)</text:p>
          </table:table-cell>
          <table:table-cell table:style-name="ce21" office:value-type="string" calcext:value-type="string">
            <text:p>Rmin →(ohm)</text:p>
          </table:table-cell>
          <table:table-cell table:style-name="ce21" office:value-type="string" calcext:value-type="string">
            <text:p>eRmin →(ohm)</text:p>
          </table:table-cell>
          <table:table-cell table:style-name="ce4" office:value-type="string" calcext:value-type="string">
            <text:p>Rmin →(ohm)</text:p>
          </table:table-cell>
          <table:table-cell table:style-name="ce4" office:value-type="string" calcext:value-type="string">
            <text:p>eRmin →(ohm)</text:p>
          </table:table-cell>
          <table:table-cell table:style-name="ce71" office:value-type="string" calcext:value-type="string">
            <text:p>Rmin →(ohm)</text:p>
          </table:table-cell>
          <table:table-cell table:style-name="ce71" office:value-type="string" calcext:value-type="string">
            <text:p>eRmin →(ohm)</text:p>
          </table:table-cell>
          <table:table-cell table:number-columns-repeated="8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9" calcext:value-type="float">
            <text:p>8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9" calcext:value-type="float">
            <text:p>-1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50" calcext:value-type="float">
            <text:p>5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14" office:value-type="float" office:value="3.93621" calcext:value-type="float">
            <text:p>3.93621</text:p>
          </table:table-cell>
          <table:table-cell table:style-name="ce14" office:value-type="float" office:value="0.00139333999999991" calcext:value-type="float">
            <text:p>0.00139334</text:p>
          </table:table-cell>
          <table:table-cell table:style-name="ce21" office:value-type="float" office:value="3.93421" calcext:value-type="float">
            <text:p>3.93421</text:p>
          </table:table-cell>
          <table:table-cell table:style-name="ce21" office:value-type="float" office:value="0.00139314" calcext:value-type="float">
            <text:p>0.00139314</text:p>
          </table:table-cell>
          <table:table-cell table:style-name="ce4" office:value-type="float" office:value="3.93621" calcext:value-type="float">
            <text:p>3.93621</text:p>
          </table:table-cell>
          <table:table-cell table:style-name="ce4" office:value-type="float" office:value="0.00139334" calcext:value-type="float">
            <text:p>0.00139334</text:p>
          </table:table-cell>
          <table:table-cell table:style-name="ce71" office:value-type="float" office:value="3.93721" calcext:value-type="float">
            <text:p>3.93721</text:p>
          </table:table-cell>
          <table:table-cell table:style-name="ce71" office:value-type="float" office:value="0.00139344" calcext:value-type="float">
            <text:p>0.00139344</text:p>
          </table:table-cell>
          <table:table-cell table:number-columns-repeated="8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8" calcext:value-type="float">
            <text:p>8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8" calcext:value-type="float">
            <text:p>-1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9" calcext:value-type="float">
            <text:p>4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14" office:value-type="string" calcext:value-type="string">
            <text:p>Rmax → (ohm)</text:p>
          </table:table-cell>
          <table:table-cell table:style-name="ce14" office:value-type="string" calcext:value-type="string">
            <text:p>eRmax → (ohm)</text:p>
          </table:table-cell>
          <table:table-cell table:style-name="ce21" office:value-type="string" calcext:value-type="string">
            <text:p>Rmax → (ohm)</text:p>
          </table:table-cell>
          <table:table-cell table:style-name="ce21" office:value-type="string" calcext:value-type="string">
            <text:p>eRmax → (ohm)</text:p>
          </table:table-cell>
          <table:table-cell table:style-name="ce4" office:value-type="string" calcext:value-type="string">
            <text:p>Rmax → (ohm)</text:p>
          </table:table-cell>
          <table:table-cell table:style-name="ce4" office:value-type="string" calcext:value-type="string">
            <text:p>eRmax → (ohm)</text:p>
          </table:table-cell>
          <table:table-cell table:style-name="ce71" office:value-type="string" calcext:value-type="string">
            <text:p>Rmax → (ohm)</text:p>
          </table:table-cell>
          <table:table-cell table:style-name="ce71" office:value-type="string" calcext:value-type="string">
            <text:p>eRmax → (ohm)</text:p>
          </table:table-cell>
          <table:table-cell table:number-columns-repeated="8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7" calcext:value-type="float">
            <text:p>8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7" calcext:value-type="float">
            <text:p>-1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8" calcext:value-type="float">
            <text:p>4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14" office:value-type="float" office:value="4.0122" calcext:value-type="float">
            <text:p>4.0122</text:p>
          </table:table-cell>
          <table:table-cell table:style-name="ce14" office:value-type="float" office:value="0.00140093999999991" calcext:value-type="float">
            <text:p>0.00140094</text:p>
          </table:table-cell>
          <table:table-cell table:style-name="ce21" office:value-type="float" office:value="4.02719" calcext:value-type="float">
            <text:p>4.02719</text:p>
          </table:table-cell>
          <table:table-cell table:style-name="ce21" office:value-type="float" office:value="0.00140244" calcext:value-type="float">
            <text:p>0.00140244</text:p>
          </table:table-cell>
          <table:table-cell table:style-name="ce4" office:value-type="float" office:value="4.02619" calcext:value-type="float">
            <text:p>4.02619</text:p>
          </table:table-cell>
          <table:table-cell table:style-name="ce4" office:value-type="float" office:value="0.00140234" calcext:value-type="float">
            <text:p>0.00140234</text:p>
          </table:table-cell>
          <table:table-cell table:style-name="ce71" office:value-type="float" office:value="4.02719" calcext:value-type="float">
            <text:p>4.02719</text:p>
          </table:table-cell>
          <table:table-cell table:style-name="ce71" office:value-type="float" office:value="0.00140244" calcext:value-type="float">
            <text:p>0.00140244</text:p>
          </table:table-cell>
          <table:table-cell table:number-columns-repeated="2"/>
          <table:table-cell office:value-type="string" calcext:value-type="string">
            <text:p>teorico</text:p>
          </table:table-cell>
          <table:table-cell table:number-columns-repeated="3"/>
          <table:table-cell office:value-type="string" calcext:value-type="string">
            <text:p>termo aux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6" calcext:value-type="float">
            <text:p>8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6" calcext:value-type="float">
            <text:p>-1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14" office:value-type="string" calcext:value-type="string">
            <text:p>dR → (ohm)</text:p>
          </table:table-cell>
          <table:table-cell table:style-name="ce14" office:value-type="string" calcext:value-type="string">
            <text:p>edR → (ohm)</text:p>
          </table:table-cell>
          <table:table-cell table:style-name="ce21" office:value-type="string" calcext:value-type="string">
            <text:p>dR → (ohm)</text:p>
          </table:table-cell>
          <table:table-cell table:style-name="ce21" office:value-type="string" calcext:value-type="string">
            <text:p>edR → (ohm)</text:p>
          </table:table-cell>
          <table:table-cell table:style-name="ce4" office:value-type="string" calcext:value-type="string">
            <text:p>dR → (ohm)</text:p>
          </table:table-cell>
          <table:table-cell table:style-name="ce4" office:value-type="string" calcext:value-type="string">
            <text:p>edR → (ohm)</text:p>
          </table:table-cell>
          <table:table-cell table:style-name="ce71" office:value-type="string" calcext:value-type="string">
            <text:p>dR → (ohm)</text:p>
          </table:table-cell>
          <table:table-cell table:style-name="ce71" office:value-type="string" calcext:value-type="string">
            <text:p>edR → (ohm)</text:p>
          </table:table-cell>
          <table:table-cell table:number-columns-repeated="6"/>
          <table:table-cell table:formula="of:=ATAN([.X9]*[.X9]/(2*[.AA9]*(SQRT(4*[.AA9]*[.AA9]+[.X9]*[.X9]+[.X9]*[.X9]))))" office:value-type="float" office:value="1.57079632670062" calcext:value-type="float">
            <text:p>1.5707963267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5" calcext:value-type="float">
            <text:p>8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-15" calcext:value-type="float">
            <text:p>-1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6" calcext:value-type="float">
            <text:p>4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table:formula="of:=[.N13]-[.N11]" office:value-type="float" office:value="0.07599" calcext:value-type="float">
            <text:p>0.07599</text:p>
          </table:table-cell>
          <table:table-cell table:style-name="ce14" table:formula="of:=[.O11]+[.O13]" office:value-type="float" office:value="0.00279427999999982" calcext:value-type="float">
            <text:p>0.00279428</text:p>
          </table:table-cell>
          <table:table-cell table:style-name="ce21" table:formula="of:=[.P13]-[.P11]" office:value-type="float" office:value="0.0929799999999998" calcext:value-type="float">
            <text:p>0.09298</text:p>
          </table:table-cell>
          <table:table-cell table:style-name="ce21" table:formula="of:=[.Q11]+[.Q13]" office:value-type="float" office:value="0.00279558" calcext:value-type="float">
            <text:p>0.00279558</text:p>
          </table:table-cell>
          <table:table-cell table:style-name="ce4" table:formula="of:=[.R13]-[.R11]" office:value-type="float" office:value="0.0899799999999997" calcext:value-type="float">
            <text:p>0.08998</text:p>
          </table:table-cell>
          <table:table-cell table:style-name="ce4" table:formula="of:=[.S11]+[.S13]" office:value-type="float" office:value="0.00279568" calcext:value-type="float">
            <text:p>0.00279568</text:p>
          </table:table-cell>
          <table:table-cell table:style-name="ce71" table:formula="of:=[.T13]-[.T11]" office:value-type="float" office:value="0.0899799999999997" calcext:value-type="float">
            <text:p>0.08998</text:p>
          </table:table-cell>
          <table:table-cell table:style-name="ce71" table:formula="of:=[.U11]+[.U13]" office:value-type="float" office:value="0.00279588" calcext:value-type="float">
            <text:p>0.00279588</text:p>
          </table:table-cell>
          <table:table-cell table:number-columns-repeated="8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4" calcext:value-type="float">
            <text:p>8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4" calcext:value-type="float">
            <text:p>-14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5" calcext:value-type="float">
            <text:p>4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table:number-columns-repeated="2"/>
          <table:table-cell table:style-name="ce21" table:number-columns-repeated="2"/>
          <table:table-cell table:style-name="ce4" table:number-columns-repeated="2"/>
          <table:table-cell table:style-name="ce71" table:number-columns-repeated="2"/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CGS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3" calcext:value-type="float">
            <text:p>83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3" calcext:value-type="float">
            <text:p>-13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4" calcext:value-type="float">
            <text:p>4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3" office:value-type="string" calcext:value-type="string" table:number-columns-spanned="8" table:number-rows-spanned="1">
            <text:p>FIT</text:p>
          </table:table-cell>
          <table:covered-table-cell table:style-name="ce14"/>
          <table:covered-table-cell table:number-columns-repeated="2" table:style-name="ce21"/>
          <table:covered-table-cell table:number-columns-repeated="2" table:style-name="ce4"/>
          <table:covered-table-cell table:number-columns-repeated="2" table:style-name="ce71"/>
          <table:table-cell table:number-columns-repeated="2"/>
          <table:table-cell office:value-type="string" calcext:value-type="string">
            <text:p>Bsuf(T)</text:p>
          </table:table-cell>
          <table:table-cell office:value-type="string" calcext:value-type="string">
            <text:p>Bsuf(G)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2" calcext:value-type="float">
            <text:p>8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2" calcext:value-type="float">
            <text:p>-1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3" calcext:value-type="float">
            <text:p>4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table:number-columns-repeated="2"/>
          <table:table-cell table:style-name="ce21" table:number-columns-repeated="2"/>
          <table:table-cell table:style-name="ce4" table:number-columns-repeated="2"/>
          <table:table-cell table:style-name="ce71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formula="of:=10^4*[.X1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1" calcext:value-type="float">
            <text:p>8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1" calcext:value-type="float">
            <text:p>-1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2" calcext:value-type="float">
            <text:p>4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office:value-type="string" calcext:value-type="string">
            <text:p>R(Hoff) (ohm)</text:p>
          </table:table-cell>
          <table:table-cell table:style-name="ce14" office:value-type="string" calcext:value-type="string">
            <text:p>eR(Hoff)(Ohm)</text:p>
          </table:table-cell>
          <table:table-cell table:style-name="ce21" office:value-type="string" calcext:value-type="string">
            <text:p>R(Hoff) (ohm)</text:p>
          </table:table-cell>
          <table:table-cell table:style-name="ce21" office:value-type="string" calcext:value-type="string">
            <text:p>eR(Hoff)(Ohm)</text:p>
          </table:table-cell>
          <table:table-cell table:style-name="ce4" office:value-type="string" calcext:value-type="string">
            <text:p>R(Hoff) (ohm)</text:p>
          </table:table-cell>
          <table:table-cell table:style-name="ce4" office:value-type="string" calcext:value-type="string">
            <text:p>eR(Hoff)(Ohm)</text:p>
          </table:table-cell>
          <table:table-cell table:style-name="ce71" office:value-type="string" calcext:value-type="string">
            <text:p>R(Hoff) (ohm)</text:p>
          </table:table-cell>
          <table:table-cell table:style-name="ce71" office:value-type="string" calcext:value-type="string">
            <text:p>eR(Hoff)(Ohm)</text:p>
          </table:table-cell>
          <table:table-cell table:number-columns-repeated="3"/>
          <table:table-cell office:value-type="string" calcext:value-type="string">
            <text:p>Hsuf(Oe)</text:p>
          </table:table-cell>
          <table:table-cell office:value-type="string" calcext:value-type="string">
            <text:p>Hr(Oe)</text:p>
          </table:table-cell>
          <table:table-cell office:value-type="string" calcext:value-type="string">
            <text:p>termo au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0" calcext:value-type="float">
            <text:p>8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0" calcext:value-type="float">
            <text:p>-1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1" calcext:value-type="float">
            <text:p>4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58" office:value-type="float" office:value="4.01147" calcext:value-type="float">
            <text:p>4.01E+000</text:p>
          </table:table-cell>
          <table:table-cell table:style-name="ce58" office:value-type="float" office:value="0.000709930000000192" calcext:value-type="float">
            <text:p>7.10E-004</text:p>
          </table:table-cell>
          <table:table-cell table:style-name="ce21" office:value-type="float" office:value="4.02747" calcext:value-type="float">
            <text:p>4.02747</text:p>
          </table:table-cell>
          <table:table-cell table:style-name="ce21" office:value-type="float" office:value="0.000849444" calcext:value-type="float">
            <text:p>0.000849444</text:p>
          </table:table-cell>
          <table:table-cell table:style-name="ce4" office:value-type="float" office:value="4.02586" calcext:value-type="float">
            <text:p>4.02586</text:p>
          </table:table-cell>
          <table:table-cell table:style-name="ce4" office:value-type="float" office:value="0.000873495" calcext:value-type="float">
            <text:p>0.000873495</text:p>
          </table:table-cell>
          <table:table-cell table:style-name="ce71" office:value-type="float" office:value="4.02616" calcext:value-type="float">
            <text:p>4.02616</text:p>
          </table:table-cell>
          <table:table-cell table:style-name="ce71" office:value-type="float" office:value="0.00081894" calcext:value-type="float">
            <text:p>0.00081894</text:p>
          </table:table-cell>
          <table:table-cell table:number-columns-repeated="3"/>
          <table:table-cell table:formula="of:=[.Y18]/[.Y24]" office:value-type="float" office:value="9523.80952380952" calcext:value-type="float">
            <text:p>9523.8095238095</text:p>
          </table:table-cell>
          <table:table-cell table:formula="of:=PI()*[.Y20]/[.AA20]" office:value-type="float" office:value="66337.3645478076" calcext:value-type="float">
            <text:p>66337.3645478076</text:p>
          </table:table-cell>
          <table:table-cell table:formula="of:=[.AB14]+[.AC9]" office:value-type="float" office:value="0.451026811784571" calcext:value-type="float">
            <text:p>0.45102681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79" calcext:value-type="float">
            <text:p>7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9" calcext:value-type="float">
            <text:p>-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0" calcext:value-type="float">
            <text:p>4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3" office:value-type="string" calcext:value-type="string">
            <text:p>b(Ohm erg^-2 cm^6) </text:p>
          </table:table-cell>
          <table:table-cell table:style-name="ce14" office:value-type="string" calcext:value-type="string">
            <text:p>eb(Ohm erg^-2 cm^6)</text:p>
          </table:table-cell>
          <table:table-cell table:style-name="ce20" office:value-type="string" calcext:value-type="string">
            <text:p>b(Ohm erg^-2 cm^6) </text:p>
          </table:table-cell>
          <table:table-cell table:style-name="ce21" office:value-type="string" calcext:value-type="string">
            <text:p>eb(Ohm erg^-2 cm^6)</text:p>
          </table:table-cell>
          <table:table-cell table:style-name="ce3" office:value-type="string" calcext:value-type="string">
            <text:p>b(Ohm erg^-2 cm^6) </text:p>
          </table:table-cell>
          <table:table-cell table:style-name="ce4" office:value-type="string" calcext:value-type="string">
            <text:p>eb(Ohm erg^-2 cm^6)</text:p>
          </table:table-cell>
          <table:table-cell table:style-name="ce72" office:value-type="string" calcext:value-type="string">
            <text:p>b(Ohm erg^-2 cm^6) </text:p>
          </table:table-cell>
          <table:table-cell table:style-name="ce71" office:value-type="string" calcext:value-type="string">
            <text:p>eb(Ohm erg^-2 cm^6)</text:p>
          </table:table-cell>
          <table:table-cell table:number-columns-repeated="2"/>
          <table:table-cell table:number-columns-repeated="2" office:value-type="string" calcext:value-type="string">
            <text:p>mu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8" calcext:value-type="float">
            <text:p>7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8" calcext:value-type="float">
            <text:p>-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9" calcext:value-type="float">
            <text:p>39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58" office:value-type="float" office:value="0.00000000663244" calcext:value-type="float">
            <text:p>6.63E-009</text:p>
          </table:table-cell>
          <table:table-cell table:style-name="ce58" office:value-type="float" office:value="0.000000000380841" calcext:value-type="float">
            <text:p>3.81E-010</text:p>
          </table:table-cell>
          <table:table-cell table:style-name="ce65" office:value-type="float" office:value="0.0000000115671" calcext:value-type="float">
            <text:p>1.16E-008</text:p>
          </table:table-cell>
          <table:table-cell table:style-name="ce65" office:value-type="float" office:value="0.000000000995658" calcext:value-type="float">
            <text:p>9.96E-010</text:p>
          </table:table-cell>
          <table:table-cell table:style-name="ce68" office:value-type="float" office:value="0.000000012234" calcext:value-type="float">
            <text:p>1.22E-008</text:p>
          </table:table-cell>
          <table:table-cell table:style-name="ce68" office:value-type="float" office:value="0.00000000101723" calcext:value-type="float">
            <text:p>1.02E-009</text:p>
          </table:table-cell>
          <table:table-cell table:style-name="ce73" office:value-type="float" office:value="0.0000000104365" calcext:value-type="float">
            <text:p>1.04E-008</text:p>
          </table:table-cell>
          <table:table-cell table:style-name="ce73" office:value-type="float" office:value="0.000000000982392" calcext:value-type="float">
            <text:p>9.82E-010</text:p>
          </table:table-cell>
          <table:table-cell table:number-columns-repeated="2"/>
          <table:table-cell table:formula="of:=4*PI()*10^-7" office:value-type="float" office:value="0.00000125663706143592" calcext:value-type="float">
            <text:p>1.25663706143592E-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7" calcext:value-type="float">
            <text:p>7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7" calcext:value-type="float">
            <text:p>-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office:value-type="string" calcext:value-type="string">
            <text:p>ku(erg cm^-3)</text:p>
          </table:table-cell>
          <table:table-cell table:style-name="ce14" office:value-type="string" calcext:value-type="string">
            <text:p>eku(erg cm^-3)</text:p>
          </table:table-cell>
          <table:table-cell table:style-name="ce21" office:value-type="string" calcext:value-type="string">
            <text:p>ku(erg cm^-3)</text:p>
          </table:table-cell>
          <table:table-cell table:style-name="ce21" office:value-type="string" calcext:value-type="string">
            <text:p>eku(erg cm^-3)</text:p>
          </table:table-cell>
          <table:table-cell table:style-name="ce4" office:value-type="string" calcext:value-type="string">
            <text:p>ku(erg cm^-3)</text:p>
          </table:table-cell>
          <table:table-cell table:style-name="ce4" office:value-type="string" calcext:value-type="string">
            <text:p>eku(erg cm^-3)</text:p>
          </table:table-cell>
          <table:table-cell table:style-name="ce71" office:value-type="string" calcext:value-type="string">
            <text:p>ku(erg cm^-3)</text:p>
          </table:table-cell>
          <table:table-cell table:style-name="ce71" office:value-type="string" calcext:value-type="string">
            <text:p>eku(erg cm^-3)</text:p>
          </table:table-cell>
          <table:table-cell table:number-columns-repeated="2"/>
          <table:table-cell table:number-columns-repeated="2" office:value-type="string" calcext:value-type="string">
            <text:p>m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6" calcext:value-type="float">
            <text:p>7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6" calcext:value-type="float">
            <text:p>-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37" calcext:value-type="float">
            <text:p>3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table:formula="of:=SQRT([.N15]/[.N22])" office:value-type="float" office:value="3384.86659863964" calcext:value-type="float">
            <text:p>3384.8665986396</text:p>
          </table:table-cell>
          <table:table-cell table:style-name="ce14" table:formula="of:=1/(2*[.N24])*(1/[.N22]*[.O15]+[.N15]*[.O22]/([.N22]*[.N22]))" office:value-type="float" office:value="159.414742948535" calcext:value-type="float">
            <text:p>159.4147429485</text:p>
          </table:table-cell>
          <table:table-cell table:style-name="ce21" table:formula="of:=SQRT([.P15]/[.P22])" office:value-type="float" office:value="2835.19233341026" calcext:value-type="float">
            <text:p>2835.1923334103</text:p>
          </table:table-cell>
          <table:table-cell table:style-name="ce21" table:formula="of:=1/(2*[.P24])*(1/[.P22]*[.Q15]+[.P15]*[.Q22]/([.P22]*[.P22]))" office:value-type="float" office:value="164.644131709452" calcext:value-type="float">
            <text:p>164.6441317095</text:p>
          </table:table-cell>
          <table:table-cell table:style-name="ce4" table:formula="of:=SQRT([.R15]/[.R22])" office:value-type="float" office:value="2711.9941996299" calcext:value-type="float">
            <text:p>2711.9941996299</text:p>
          </table:table-cell>
          <table:table-cell table:style-name="ce4" table:formula="of:=1/(2*[.R24])*(1/[.R22]*[.S15]+[.R15]*[.S22]/([.R22]*[.R22]))" office:value-type="float" office:value="154.879006117947" calcext:value-type="float">
            <text:p>154.8790061179</text:p>
          </table:table-cell>
          <table:table-cell table:style-name="ce71" table:formula="of:=SQRT([.T15]/[.T22])" office:value-type="float" office:value="2936.26707761326" calcext:value-type="float">
            <text:p>2936.2670776133</text:p>
          </table:table-cell>
          <table:table-cell table:style-name="ce71" table:formula="of:=1/(2*[.T24])*(1/[.T22]*[.U15]+[.T15]*[.U22]/([.T22]*[.T22]))" office:value-type="float" office:value="183.814203708963" calcext:value-type="float">
            <text:p>183.814203709</text:p>
          </table:table-cell>
          <table:table-cell table:number-columns-repeated="2"/>
          <table:table-cell table:formula="of:=[.X22]*[.Z9]" office:value-type="float" office:value="0.00000131946891450771" calcext:value-type="float">
            <text:p>1.31946891450771E-006</text:p>
          </table:table-cell>
          <table:table-cell table:formula="of:=[.Y22]*[.Z9]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5" calcext:value-type="float">
            <text:p>7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5" calcext:value-type="float">
            <text:p>-5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36" calcext:value-type="float">
            <text:p>3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office:value-type="string" calcext:value-type="string">
            <text:p>Hoff(Oe)</text:p>
          </table:table-cell>
          <table:table-cell table:style-name="ce14" office:value-type="string" calcext:value-type="string">
            <text:p>eHoff(Oe)</text:p>
          </table:table-cell>
          <table:table-cell table:style-name="ce21" office:value-type="string" calcext:value-type="string">
            <text:p>Hoff(Oe)</text:p>
          </table:table-cell>
          <table:table-cell table:style-name="ce21" office:value-type="string" calcext:value-type="string">
            <text:p>eHoff(Oe)</text:p>
          </table:table-cell>
          <table:table-cell table:style-name="ce4" office:value-type="string" calcext:value-type="string">
            <text:p>Hoff(Oe)</text:p>
          </table:table-cell>
          <table:table-cell table:style-name="ce4" office:value-type="string" calcext:value-type="string">
            <text:p>eHoff(Oe)</text:p>
          </table:table-cell>
          <table:table-cell table:style-name="ce71" office:value-type="string" calcext:value-type="string">
            <text:p>Hoff(Oe)</text:p>
          </table:table-cell>
          <table:table-cell table:style-name="ce71" office:value-type="string" calcext:value-type="string">
            <text:p>eHoff(Oe)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4" calcext:value-type="float">
            <text:p>7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4" calcext:value-type="float">
            <text:p>-4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59" office:value-type="float" office:value="38.758" calcext:value-type="float">
            <text:p>38.758</text:p>
          </table:table-cell>
          <table:table-cell table:style-name="ce58" office:value-type="float" office:value="0.0736461999999989" calcext:value-type="float">
            <text:p>7.36E-002</text:p>
          </table:table-cell>
          <table:table-cell table:style-name="ce21" office:value-type="float" office:value="14.3155" calcext:value-type="float">
            <text:p>14.3155</text:p>
          </table:table-cell>
          <table:table-cell table:style-name="ce21" office:value-type="float" office:value="0.0890344" calcext:value-type="float">
            <text:p>0.0890344</text:p>
          </table:table-cell>
          <table:table-cell table:style-name="ce4" office:value-type="float" office:value="8.85278" calcext:value-type="float">
            <text:p>8.85278</text:p>
          </table:table-cell>
          <table:table-cell table:style-name="ce4" office:value-type="float" office:value="0.0739466" calcext:value-type="float">
            <text:p>0.0739466</text:p>
          </table:table-cell>
          <table:table-cell table:style-name="ce71" office:value-type="float" office:value="4.07165" calcext:value-type="float">
            <text:p>4.07165</text:p>
          </table:table-cell>
          <table:table-cell table:style-name="ce71" office:value-type="float" office:value="0.111277" calcext:value-type="float">
            <text:p>0.11127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3" calcext:value-type="float">
            <text:p>7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-3" calcext:value-type="float">
            <text:p>-3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office:value-type="string" calcext:value-type="string">
            <text:p>Chi^2/nu</text:p>
          </table:table-cell>
          <table:table-cell table:style-name="ce14"/>
          <table:table-cell table:style-name="ce21" office:value-type="string" calcext:value-type="string">
            <text:p>Chi^2/nu</text:p>
          </table:table-cell>
          <table:table-cell table:style-name="ce21"/>
          <table:table-cell table:style-name="ce4" office:value-type="string" calcext:value-type="string">
            <text:p>Chi^2/nu</text:p>
          </table:table-cell>
          <table:table-cell table:style-name="ce4"/>
          <table:table-cell table:style-name="ce71" office:value-type="string" calcext:value-type="string">
            <text:p>Chi^2/nu</text:p>
          </table:table-cell>
          <table:table-cell table:style-name="ce71"/>
          <table:table-cell table:number-columns-repeated="2"/>
          <table:table-cell office:value-type="string" calcext:value-type="string">
            <text:p>D=0</text:p>
          </table:table-cell>
          <table:table-cell office:value-type="string" calcext:value-type="string">
            <text:p>D=2</text:p>
          </table:table-cell>
          <table:table-cell office:value-type="string" calcext:value-type="string">
            <text:p>D=3</text:p>
          </table:table-cell>
          <table:table-cell office:value-type="string" calcext:value-type="string">
            <text:p>D=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2" calcext:value-type="float">
            <text:p>7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2" calcext:value-type="float">
            <text:p>-2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4" table:formula="of:=6.658/7" office:value-type="float" office:value="0.951142857142857" calcext:value-type="float">
            <text:p>0.9511428571</text:p>
          </table:table-cell>
          <table:table-cell table:style-name="ce14"/>
          <table:table-cell table:style-name="ce21" table:formula="of:=3.969/4" office:value-type="float" office:value="0.99225" calcext:value-type="float">
            <text:p>0.99225</text:p>
          </table:table-cell>
          <table:table-cell table:style-name="ce21"/>
          <table:table-cell table:style-name="ce4" table:formula="of:=2.029/4" office:value-type="float" office:value="0.50725" calcext:value-type="float">
            <text:p>0.50725</text:p>
          </table:table-cell>
          <table:table-cell table:style-name="ce4"/>
          <table:table-cell table:style-name="ce71" table:formula="of:=3.153/4" office:value-type="float" office:value="0.78825" calcext:value-type="float">
            <text:p>0.78825</text:p>
          </table:table-cell>
          <table:table-cell table:style-name="ce71"/>
          <table:table-cell table:number-columns-repeated="2"/>
          <table:table-cell office:value-type="string" calcext:value-type="string">
            <text:p>Hteorico(Oe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1" calcext:value-type="float">
            <text:p>7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" calcext:value-type="float">
            <text:p>-1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0" table:number-columns-repeated="9"/>
          <table:table-cell/>
          <table:table-cell table:formula="of:=[.$Z$20]/PI()*[.X30]" office:value-type="float" office:value="5090.67829788909" calcext:value-type="float">
            <text:p>5090.6782978891</text:p>
          </table:table-cell>
          <table:table-cell table:formula="of:=[.$Z$20]/PI()*[.Y30]" office:value-type="float" office:value="961.951936157564" calcext:value-type="float">
            <text:p>961.9519361576</text:p>
          </table:table-cell>
          <table:table-cell table:formula="of:=[.$Z$20]/PI()*[.Z30]" office:value-type="float" office:value="494.844017891493" calcext:value-type="float">
            <text:p>494.8440178915</text:p>
          </table:table-cell>
          <table:table-cell table:formula="of:=[.$Z$20]/PI()*[.AA30]" office:value-type="float" office:value="282.460773105217" calcext:value-type="float">
            <text:p>282.46077310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0" calcext:value-type="float">
            <text:p>7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/>
          <table:table-cell table:style-name="ce10" table:number-columns-repeated="9"/>
          <table:table-cell/>
          <table:table-cell table:style-name="ce29" table:formula="of:=ATAN([.$X$9]*[.$X$9]/(2*[.X33]*(SQRT(4*[.X33]*[.X33]+[.$X$9]*[.$X$9]+[.$X$9]*[.$X$9]))))-ATAN([.$X$9]*[.$X$9]/(2*([.$Y$9]+[.X33])*(SQRT(4*([.$Y$9]+[.X33])*([.$Y$9]+[.X33])+[.$X$9]*[.$X$9]+[.$X$9]*[.$X$9]))))" office:value-type="float" office:value="0.241083402264371" calcext:value-type="float">
            <text:p>0.2410834023</text:p>
          </table:table-cell>
          <table:table-cell table:style-name="ce29" table:formula="of:=ATAN([.$X$9]*[.$X$9]/(2*[.Y33]*(SQRT(4*[.Y33]*[.Y33]+[.$X$9]*[.$X$9]+[.$X$9]*[.$X$9]))))-ATAN([.$X$9]*[.$X$9]/(2*([.$Y$9]+[.Y33])*(SQRT(4*([.$Y$9]+[.Y33])*([.$Y$9]+[.Y33])+[.$X$9]*[.$X$9]+[.$X$9]*[.$X$9]))))" office:value-type="float" office:value="0.0455559420597899" calcext:value-type="float">
            <text:p>0.0455559421</text:p>
          </table:table-cell>
          <table:table-cell table:style-name="ce29" table:formula="of:=ATAN([.$X$9]*[.$X$9]/(2*[.Z33]*(SQRT(4*[.Z33]*[.Z33]+[.$X$9]*[.$X$9]+[.$X$9]*[.$X$9]))))-ATAN([.$X$9]*[.$X$9]/(2*([.$Y$9]+[.Z33])*(SQRT(4*([.$Y$9]+[.Z33])*([.$Y$9]+[.Z33])+[.$X$9]*[.$X$9]+[.$X$9]*[.$X$9]))))" office:value-type="float" office:value="0.0234347315706281" calcext:value-type="float">
            <text:p>0.0234347316</text:p>
          </table:table-cell>
          <table:table-cell table:style-name="ce29" table:formula="of:=ATAN([.$X$9]*[.$X$9]/(2*[.AA33]*(SQRT(4*[.AA33]*[.AA33]+[.$X$9]*[.$X$9]+[.$X$9]*[.$X$9]))))-ATAN([.$X$9]*[.$X$9]/(2*([.$Y$9]+[.AA33])*(SQRT(4*([.$Y$9]+[.AA33])*([.$Y$9]+[.AA33])+[.$X$9]*[.$X$9]+[.$X$9]*[.$X$9]))))" office:value-type="float" office:value="0.0133767251045244" calcext:value-type="float">
            <text:p>0.01337672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69" calcext:value-type="float">
            <text:p>6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" calcext:value-type="float">
            <text:p>1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style-name="ce10" table:number-columns-repeated="10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68" calcext:value-type="float">
            <text:p>6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" calcext:value-type="float">
            <text:p>2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style-name="ce10" table:number-columns-repeated="10"/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67" calcext:value-type="float">
            <text:p>6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3" calcext:value-type="float">
            <text:p>3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style-name="ce10" table:number-columns-repeated="10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6" calcext:value-type="float">
            <text:p>6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4" calcext:value-type="float">
            <text:p>4</text:p>
          </table:table-cell>
          <table:table-cell office:value-type="float" office:value="3.98020395920816" calcext:value-type="float">
            <text:p>3.9802039592</text:p>
          </table:table-cell>
          <table:table-cell office:value-type="float" office:value="0.00139774084775127" calcext:value-type="float">
            <text:p>0.0013977408</text:p>
          </table:table-cell>
          <table:table-cell office:value-type="float" office:value="27" calcext:value-type="float">
            <text:p>27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style-name="ce10" table:number-columns-repeated="10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5" calcext:value-type="float">
            <text:p>6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5" calcext:value-type="float">
            <text:p>5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office:value-type="float" office:value="26" calcext:value-type="float">
            <text:p>26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/>
          <table:table-cell table:style-name="ce10" table:number-columns-repeated="9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4" calcext:value-type="float">
            <text:p>6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6" calcext:value-type="float">
            <text:p>6</text:p>
          </table:table-cell>
          <table:table-cell office:value-type="float" office:value="4.00719856028794" calcext:value-type="float">
            <text:p>4.0071985603</text:p>
          </table:table-cell>
          <table:table-cell office:value-type="float" office:value="0.00140043976807518" calcext:value-type="float">
            <text:p>0.0014004398</text:p>
          </table:table-cell>
          <table:table-cell office:value-type="float" office:value="25" calcext:value-type="float">
            <text:p>25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63" calcext:value-type="float">
            <text:p>6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7" calcext:value-type="float">
            <text:p>7</text:p>
          </table:table-cell>
          <table:table-cell office:value-type="float" office:value="4.01619676064787" calcext:value-type="float">
            <text:p>4.0161967606</text:p>
          </table:table-cell>
          <table:table-cell office:value-type="float" office:value="0.00140133940818315" calcext:value-type="float">
            <text:p>0.0014013394</text:p>
          </table:table-cell>
          <table:table-cell office:value-type="float" office:value="24" calcext:value-type="float">
            <text:p>24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/>
          <table:table-cell table:style-name="ce10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62" calcext:value-type="float">
            <text:p>6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8" calcext:value-type="float">
            <text:p>8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office:value-type="float" office:value="23" calcext:value-type="float">
            <text:p>23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/>
          <table:table-cell table:style-name="ce10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61" calcext:value-type="float">
            <text:p>6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9" calcext:value-type="float">
            <text:p>9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office:value-type="float" office:value="22" calcext:value-type="float">
            <text:p>2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Dados para teste da lei arctan face A – Tabela 14.1</text:p>
          </table:table-cell>
          <table:covered-table-cell table:number-columns-repeated="3" table:style-name="ce2"/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60" calcext:value-type="float">
            <text:p>6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0" calcext:value-type="float">
            <text:p>10</text:p>
          </table:table-cell>
          <table:table-cell office:value-type="float" office:value="4.02219556088782" calcext:value-type="float">
            <text:p>4.0221955609</text:p>
          </table:table-cell>
          <table:table-cell office:value-type="float" office:value="0.00140193916825513" calcext:value-type="float">
            <text:p>0.0014019392</text:p>
          </table:table-cell>
          <table:table-cell office:value-type="float" office:value="21" calcext:value-type="float">
            <text:p>21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2"/>
          <table:table-cell table:style-name="ce2" office:value-type="string" calcext:value-type="string">
            <text:p>d(cm)</text:p>
          </table:table-cell>
          <table:table-cell table:style-name="ce2" office:value-type="string" calcext:value-type="string">
            <text:p>Hoff(Oe)</text:p>
          </table:table-cell>
          <table:table-cell table:style-name="ce2" office:value-type="string" calcext:value-type="string">
            <text:p>ed(cm)</text:p>
          </table:table-cell>
          <table:table-cell table:style-name="ce2" office:value-type="string" calcext:value-type="string">
            <text:p>eHoff(Oe)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59" calcext:value-type="float">
            <text:p>5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1" calcext:value-type="float">
            <text:p>11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office:value-type="float" office:value="20" calcext:value-type="float">
            <text:p>20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6" office:value-type="float" office:value="38.758" calcext:value-type="float">
            <text:p>38.758</text:p>
          </table:table-cell>
          <table:table-cell table:style-name="ce2" office:value-type="float" office:value="0.05" calcext:value-type="float">
            <text:p>0.05</text:p>
          </table:table-cell>
          <table:table-cell table:style-name="ce69" office:value-type="float" office:value="0.0736461999999989" calcext:value-type="float">
            <text:p>7.36E-00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58" calcext:value-type="float">
            <text:p>5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2" calcext:value-type="float">
            <text:p>12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4.3155" calcext:value-type="float">
            <text:p>14.315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890344" calcext:value-type="float">
            <text:p>0.0890344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57" calcext:value-type="float">
            <text:p>5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3" calcext:value-type="float">
            <text:p>13</text:p>
          </table:table-cell>
          <table:table-cell office:value-type="float" office:value="3.98820235952809" calcext:value-type="float">
            <text:p>3.9882023595</text:p>
          </table:table-cell>
          <table:table-cell office:value-type="float" office:value="0.00139854052784724" calcext:value-type="float">
            <text:p>0.0013985405</text:p>
          </table:table-cell>
          <table:table-cell office:value-type="float" office:value="18" calcext:value-type="float">
            <text:p>18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.85278" calcext:value-type="float">
            <text:p>8.8527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739466" calcext:value-type="float">
            <text:p>0.0739466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office:value-type="float" office:value="56" calcext:value-type="float">
            <text:p>5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4" calcext:value-type="float">
            <text:p>14</text:p>
          </table:table-cell>
          <table:table-cell office:value-type="float" office:value="3.97920415916817" calcext:value-type="float">
            <text:p>3.9792041592</text:p>
          </table:table-cell>
          <table:table-cell office:value-type="float" office:value="0.00139764088773927" calcext:value-type="float">
            <text:p>0.0013976409</text:p>
          </table:table-cell>
          <table:table-cell office:value-type="float" office:value="17" calcext:value-type="float">
            <text:p>17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.07165" calcext:value-type="float">
            <text:p>4.0716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111277" calcext:value-type="float">
            <text:p>0.111277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55" calcext:value-type="float">
            <text:p>5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5" calcext:value-type="float">
            <text:p>15</text:p>
          </table:table-cell>
          <table:table-cell office:value-type="float" office:value="3.96920615876825" calcext:value-type="float">
            <text:p>3.9692061588</text:p>
          </table:table-cell>
          <table:table-cell office:value-type="float" office:value="0.0013966412876193" calcext:value-type="float">
            <text:p>0.0013966413</text:p>
          </table:table-cell>
          <table:table-cell office:value-type="float" office:value="16" calcext:value-type="float">
            <text:p>16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office:value-type="float" office:value="54" calcext:value-type="float">
            <text:p>5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6" calcext:value-type="float">
            <text:p>16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15" calcext:value-type="float">
            <text:p>1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office:value-type="float" office:value="53" calcext:value-type="float">
            <text:p>5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7" calcext:value-type="float">
            <text:p>1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office:value-type="float" office:value="14" calcext:value-type="float">
            <text:p>14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52" calcext:value-type="float">
            <text:p>5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8" calcext:value-type="float">
            <text:p>18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13" calcext:value-type="float">
            <text:p>13</text:p>
          </table:table-cell>
          <table:table-cell office:value-type="float" office:value="3.95720855828834" calcext:value-type="float">
            <text:p>3.9572085583</text:p>
          </table:table-cell>
          <table:table-cell office:value-type="float" office:value="0.00139544176747534" calcext:value-type="float">
            <text:p>0.001395441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95620875824835" calcext:value-type="float">
            <text:p>3.9562087582</text:p>
          </table:table-cell>
          <table:table-cell office:value-type="float" office:value="0.00139534180746334" calcext:value-type="float">
            <text:p>0.0013953418</text:p>
          </table:table-cell>
          <table:table-cell office:value-type="float" office:value="51" calcext:value-type="float">
            <text:p>5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9" calcext:value-type="float">
            <text:p>19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12" calcext:value-type="float">
            <text:p>12</text:p>
          </table:table-cell>
          <table:table-cell office:value-type="float" office:value="3.9622075584883" calcext:value-type="float">
            <text:p>3.9622075585</text:p>
          </table:table-cell>
          <table:table-cell office:value-type="float" office:value="0.00139594156753532" calcext:value-type="float">
            <text:p>0.001395941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6020795840832" calcext:value-type="float">
            <text:p>3.9602079584</text:p>
          </table:table-cell>
          <table:table-cell office:value-type="float" office:value="0.00139574164751133" calcext:value-type="float">
            <text:p>0.0013957416</text:p>
          </table:table-cell>
          <table:table-cell office:value-type="float" office:value="50" calcext:value-type="float">
            <text:p>5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0" calcext:value-type="float">
            <text:p>20</text:p>
          </table:table-cell>
          <table:table-cell office:value-type="float" office:value="3.9502099580084" calcext:value-type="float">
            <text:p>3.950209958</text:p>
          </table:table-cell>
          <table:table-cell office:value-type="float" office:value="0.00139474204739136" calcext:value-type="float">
            <text:p>0.001394742</text:p>
          </table:table-cell>
          <table:table-cell office:value-type="float" office:value="11" calcext:value-type="float">
            <text:p>11</text:p>
          </table:table-cell>
          <table:table-cell office:value-type="float" office:value="3.96820635872825" calcext:value-type="float">
            <text:p>3.9682063587</text:p>
          </table:table-cell>
          <table:table-cell office:value-type="float" office:value="0.0013965413276073" calcext:value-type="float">
            <text:p>0.0013965413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49" calcext:value-type="float">
            <text:p>4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1" calcext:value-type="float">
            <text:p>21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10" calcext:value-type="float">
            <text:p>10</text:p>
          </table:table-cell>
          <table:table-cell office:value-type="float" office:value="3.97420515896821" calcext:value-type="float">
            <text:p>3.974205159</text:p>
          </table:table-cell>
          <table:table-cell office:value-type="float" office:value="0.00139714108767928" calcext:value-type="float">
            <text:p>0.0013971411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96920615876825" calcext:value-type="float">
            <text:p>3.9692061588</text:p>
          </table:table-cell>
          <table:table-cell office:value-type="float" office:value="0.0013966412876193" calcext:value-type="float">
            <text:p>0.0013966413</text:p>
          </table:table-cell>
          <table:table-cell office:value-type="float" office:value="48" calcext:value-type="float">
            <text:p>4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2" calcext:value-type="float">
            <text:p>22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9" calcext:value-type="float">
            <text:p>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97420515896821" calcext:value-type="float">
            <text:p>3.974205159</text:p>
          </table:table-cell>
          <table:table-cell office:value-type="float" office:value="0.00139714108767928" calcext:value-type="float">
            <text:p>0.0013971411</text:p>
          </table:table-cell>
          <table:table-cell office:value-type="float" office:value="47" calcext:value-type="float">
            <text:p>4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3" calcext:value-type="float">
            <text:p>23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8" calcext:value-type="float">
            <text:p>8</text:p>
          </table:table-cell>
          <table:table-cell office:value-type="float" office:value="3.99520095980804" calcext:value-type="float">
            <text:p>3.9952009598</text:p>
          </table:table-cell>
          <table:table-cell office:value-type="float" office:value="0.00139924024793122" calcext:value-type="float">
            <text:p>0.0013992402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98420315936813" calcext:value-type="float">
            <text:p>3.9842031594</text:p>
          </table:table-cell>
          <table:table-cell office:value-type="float" office:value="0.00139814068779925" calcext:value-type="float">
            <text:p>0.0013981407</text:p>
          </table:table-cell>
          <table:table-cell office:value-type="float" office:value="46" calcext:value-type="float">
            <text:p>4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4" calcext:value-type="float">
            <text:p>24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7" calcext:value-type="float">
            <text:p>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office:value-type="float" office:value="45" calcext:value-type="float">
            <text:p>4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5" calcext:value-type="float">
            <text:p>25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" calcext:value-type="float">
            <text:p>6</text:p>
          </table:table-cell>
          <table:table-cell office:value-type="float" office:value="4.01719656068786" calcext:value-type="float">
            <text:p>4.0171965607</text:p>
          </table:table-cell>
          <table:table-cell office:value-type="float" office:value="0.00140143936819515" calcext:value-type="float">
            <text:p>0.0014014394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00119976004799" calcext:value-type="float">
            <text:p>4.00119976</text:p>
          </table:table-cell>
          <table:table-cell office:value-type="float" office:value="0.0013998400080032" calcext:value-type="float">
            <text:p>0.00139984</text:p>
          </table:table-cell>
          <table:table-cell office:value-type="float" office:value="44" calcext:value-type="float">
            <text:p>4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6" calcext:value-type="float">
            <text:p>26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5" calcext:value-type="float">
            <text:p>5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00719856028794" calcext:value-type="float">
            <text:p>4.0071985603</text:p>
          </table:table-cell>
          <table:table-cell office:value-type="float" office:value="0.00140043976807518" calcext:value-type="float">
            <text:p>0.0014004398</text:p>
          </table:table-cell>
          <table:table-cell office:value-type="float" office:value="43" calcext:value-type="float">
            <text:p>4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7" calcext:value-type="float">
            <text:p>27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4" calcext:value-type="float">
            <text:p>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0121975604879" calcext:value-type="float">
            <text:p>4.0121975605</text:p>
          </table:table-cell>
          <table:table-cell office:value-type="float" office:value="0.00140093956813516" calcext:value-type="float">
            <text:p>0.0014009396</text:p>
          </table:table-cell>
          <table:table-cell office:value-type="float" office:value="42" calcext:value-type="float">
            <text:p>4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3" calcext:value-type="float">
            <text:p>3</text:p>
          </table:table-cell>
          <table:table-cell office:value-type="float" office:value="4.02219556088782" calcext:value-type="float">
            <text:p>4.0221955609</text:p>
          </table:table-cell>
          <table:table-cell office:value-type="float" office:value="0.00140193916825513" calcext:value-type="float">
            <text:p>0.001401939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0121975604879" calcext:value-type="float">
            <text:p>4.0121975605</text:p>
          </table:table-cell>
          <table:table-cell office:value-type="float" office:value="0.00140093956813516" calcext:value-type="float">
            <text:p>0.0014009396</text:p>
          </table:table-cell>
          <table:table-cell office:value-type="float" office:value="41" calcext:value-type="float">
            <text:p>4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2" calcext:value-type="float">
            <text:p>2</text:p>
          </table:table-cell>
          <table:table-cell office:value-type="float" office:value="4.01819636072785" calcext:value-type="float">
            <text:p>4.0181963607</text:p>
          </table:table-cell>
          <table:table-cell office:value-type="float" office:value="0.00140153932820714" calcext:value-type="float">
            <text:p>0.0014015393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office:value-type="float" office:value="40" calcext:value-type="float">
            <text:p>4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" calcext:value-type="float">
            <text:p>1</text:p>
          </table:table-cell>
          <table:table-cell office:value-type="float" office:value="4.00419916016797" calcext:value-type="float">
            <text:p>4.0041991602</text:p>
          </table:table-cell>
          <table:table-cell office:value-type="float" office:value="0.00140013988803919" calcext:value-type="float">
            <text:p>0.0014001399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00419916016797" calcext:value-type="float">
            <text:p>4.0041991602</text:p>
          </table:table-cell>
          <table:table-cell office:value-type="float" office:value="0.00140013988803919" calcext:value-type="float">
            <text:p>0.0014001399</text:p>
          </table:table-cell>
          <table:table-cell office:value-type="float" office:value="39" calcext:value-type="float">
            <text:p>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9320135972805" calcext:value-type="float">
            <text:p>3.9932013597</text:p>
          </table:table-cell>
          <table:table-cell office:value-type="float" office:value="0.00139904032790722" calcext:value-type="float">
            <text:p>0.0013990403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99620075984803" calcext:value-type="float">
            <text:p>3.9962007598</text:p>
          </table:table-cell>
          <table:table-cell office:value-type="float" office:value="0.00139934020794321" calcext:value-type="float">
            <text:p>0.0013993402</text:p>
          </table:table-cell>
          <table:table-cell office:value-type="float" office:value="38" calcext:value-type="float">
            <text:p>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1" calcext:value-type="float">
            <text:p>-1</text:p>
          </table:table-cell>
          <table:table-cell office:value-type="float" office:value="3.97820435912817" calcext:value-type="float">
            <text:p>3.9782043591</text:p>
          </table:table-cell>
          <table:table-cell office:value-type="float" office:value="0.00139754092772727" calcext:value-type="float">
            <text:p>0.0013975409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99020195960808" calcext:value-type="float">
            <text:p>3.9902019596</text:p>
          </table:table-cell>
          <table:table-cell office:value-type="float" office:value="0.00139874044787123" calcext:value-type="float">
            <text:p>0.0013987404</text:p>
          </table:table-cell>
          <table:table-cell office:value-type="float" office:value="37" calcext:value-type="float">
            <text:p>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7020595880824" calcext:value-type="float">
            <text:p>3.9702059588</text:p>
          </table:table-cell>
          <table:table-cell office:value-type="float" office:value="0.0013967412476313" calcext:value-type="float">
            <text:p>0.001396741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98320335932813" calcext:value-type="float">
            <text:p>3.9832033593</text:p>
          </table:table-cell>
          <table:table-cell office:value-type="float" office:value="0.00139804072778726" calcext:value-type="float">
            <text:p>0.0013980407</text:p>
          </table:table-cell>
          <table:table-cell office:value-type="float" office:value="36" calcext:value-type="float">
            <text:p>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3" calcext:value-type="float">
            <text:p>-3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752049590082" calcext:value-type="float">
            <text:p>3.975204959</text:p>
          </table:table-cell>
          <table:table-cell office:value-type="float" office:value="0.00139724104769128" calcext:value-type="float">
            <text:p>0.001397241</text:p>
          </table:table-cell>
          <table:table-cell office:value-type="float" office:value="35" calcext:value-type="float">
            <text:p>3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4" calcext:value-type="float">
            <text:p>-4</text:p>
          </table:table-cell>
          <table:table-cell office:value-type="float" office:value="3.95720855828834" calcext:value-type="float">
            <text:p>3.9572085583</text:p>
          </table:table-cell>
          <table:table-cell office:value-type="float" office:value="0.00139544176747534" calcext:value-type="float">
            <text:p>0.0013954418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97020595880824" calcext:value-type="float">
            <text:p>3.9702059588</text:p>
          </table:table-cell>
          <table:table-cell office:value-type="float" office:value="0.0013967412476313" calcext:value-type="float">
            <text:p>0.0013967412</text:p>
          </table:table-cell>
          <table:table-cell office:value-type="float" office:value="34" calcext:value-type="float">
            <text:p>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6" calcext:value-type="float">
            <text:p>3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5" calcext:value-type="float">
            <text:p>-5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96420715856829" calcext:value-type="float">
            <text:p>3.9642071586</text:p>
          </table:table-cell>
          <table:table-cell office:value-type="float" office:value="0.00139614148755932" calcext:value-type="float">
            <text:p>0.0013961415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7" calcext:value-type="float">
            <text:p>3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6" calcext:value-type="float">
            <text:p>-6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96020795840832" calcext:value-type="float">
            <text:p>3.9602079584</text:p>
          </table:table-cell>
          <table:table-cell office:value-type="float" office:value="0.00139574164751133" calcext:value-type="float">
            <text:p>0.001395741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7" calcext:value-type="float">
            <text:p>-7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95620875824835" calcext:value-type="float">
            <text:p>3.9562087582</text:p>
          </table:table-cell>
          <table:table-cell office:value-type="float" office:value="0.00139534180746334" calcext:value-type="float">
            <text:p>0.0013953418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39" calcext:value-type="float">
            <text:p>3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8" calcext:value-type="float">
            <text:p>-8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40" calcext:value-type="float">
            <text:p>4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9" calcext:value-type="float">
            <text:p>-9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9502099580084" calcext:value-type="float">
            <text:p>3.950209958</text:p>
          </table:table-cell>
          <table:table-cell office:value-type="float" office:value="0.00139474204739136" calcext:value-type="float">
            <text:p>0.001394742</text:p>
          </table:table-cell>
          <table:table-cell office:value-type="float" office:value="29" calcext:value-type="float">
            <text:p>29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41" calcext:value-type="float">
            <text:p>4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0" calcext:value-type="float">
            <text:p>-10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28" calcext:value-type="float">
            <text:p>28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42" calcext:value-type="float">
            <text:p>4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1" calcext:value-type="float">
            <text:p>-11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27" calcext:value-type="float">
            <text:p>2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43" calcext:value-type="float">
            <text:p>4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2" calcext:value-type="float">
            <text:p>-12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26" calcext:value-type="float">
            <text:p>26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44" calcext:value-type="float">
            <text:p>4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3" calcext:value-type="float">
            <text:p>-13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25" calcext:value-type="float">
            <text:p>25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45" calcext:value-type="float">
            <text:p>4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4" calcext:value-type="float">
            <text:p>-14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24" calcext:value-type="float">
            <text:p>24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office:value-type="float" office:value="46" calcext:value-type="float">
            <text:p>4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5" calcext:value-type="float">
            <text:p>-15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23" calcext:value-type="float">
            <text:p>23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6" calcext:value-type="float">
            <text:p>-1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22" calcext:value-type="float">
            <text:p>22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office:value-type="float" office:value="48" calcext:value-type="float">
            <text:p>4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7" calcext:value-type="float">
            <text:p>-1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21" calcext:value-type="float">
            <text:p>21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office:value-type="float" office:value="49" calcext:value-type="float">
            <text:p>4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8" calcext:value-type="float">
            <text:p>-18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20" calcext:value-type="float">
            <text:p>20</text:p>
          </table:table-cell>
          <table:table-cell office:value-type="float" office:value="3.97720455908818" calcext:value-type="float">
            <text:p>3.9772045591</text:p>
          </table:table-cell>
          <table:table-cell office:value-type="float" office:value="0.00139744096771528" calcext:value-type="float">
            <text:p>0.001397441</text:p>
          </table:table-cell>
          <table:table-cell office:value-type="float" office:value="50" calcext:value-type="float">
            <text:p>5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9" calcext:value-type="float">
            <text:p>-19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9" calcext:value-type="float">
            <text:p>1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8" calcext:value-type="float">
            <text:p>18</text:p>
          </table:table-cell>
          <table:table-cell office:value-type="float" office:value="3.99920015996801" calcext:value-type="float">
            <text:p>3.99920016</text:p>
          </table:table-cell>
          <table:table-cell office:value-type="float" office:value="0.0013996400879792" calcext:value-type="float">
            <text:p>0.0013996401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7" calcext:value-type="float">
            <text:p>1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6" calcext:value-type="float">
            <text:p>16</text:p>
          </table:table-cell>
          <table:table-cell office:value-type="float" office:value="4.02119576084783" calcext:value-type="float">
            <text:p>4.0211957608</text:p>
          </table:table-cell>
          <table:table-cell office:value-type="float" office:value="0.00140183920824313" calcext:value-type="float">
            <text:p>0.001401839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5" calcext:value-type="float">
            <text:p>15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4" calcext:value-type="float">
            <text:p>1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3" calcext:value-type="float">
            <text:p>13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2" calcext:value-type="float">
            <text:p>12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1" calcext:value-type="float">
            <text:p>11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0" calcext:value-type="float">
            <text:p>10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9" calcext:value-type="float">
            <text:p>9</text:p>
          </table:table-cell>
          <table:table-cell office:value-type="float" office:value="3.97620475904819" calcext:value-type="float">
            <text:p>3.976204759</text:p>
          </table:table-cell>
          <table:table-cell office:value-type="float" office:value="0.00139734100770328" calcext:value-type="float">
            <text:p>0.001397341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8" calcext:value-type="float">
            <text:p>8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7" calcext:value-type="float">
            <text:p>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6" calcext:value-type="float">
            <text:p>6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5" calcext:value-type="float">
            <text:p>5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4" calcext:value-type="float">
            <text:p>4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3" calcext:value-type="float">
            <text:p>3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" calcext:value-type="float">
            <text:p>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1" calcext:value-type="float">
            <text:p>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0" calcext:value-type="float">
            <text:p>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1" calcext:value-type="float">
            <text:p>-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3" calcext:value-type="float">
            <text:p>-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4" calcext:value-type="float">
            <text:p>-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5" calcext:value-type="float">
            <text:p>-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6" calcext:value-type="float">
            <text:p>-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7" calcext:value-type="float">
            <text:p>-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8" calcext:value-type="float">
            <text:p>-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9" calcext:value-type="float">
            <text:p>-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10" calcext:value-type="float">
            <text:p>-1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-50" calcext:value-type="float">
            <text:p>-5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style-name="ce18" office:value-type="string" calcext:value-type="string" table:number-columns-spanned="12" table:number-rows-spanned="1">
            <text:p>FACE B</text:p>
          </table:table-cell>
          <table:covered-table-cell table:number-columns-repeated="11"/>
          <table:table-cell table:number-columns-repeated="1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 table:number-columns-repeated="2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3"/>
          <table:table-cell table:style-name="ce57" office:value-type="string" calcext:value-type="string" table:number-columns-spanned="8" table:number-rows-spanned="1">
            <text:p>Resultados Obtidos Magnete Externo Face B – Tabela 15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style-name="ce60" table:number-columns-repeated="2"/>
          <table:table-cell table:style-name="ce67" table:number-columns-repeated="2"/>
          <table:table-cell table:style-name="ce70" table:number-columns-repeated="2"/>
          <table:table-cell table:style-name="ce74" table:number-columns-repeated="2"/>
          <table:table-cell table:number-columns-repeated="8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80" calcext:value-type="float">
            <text:p>-80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50" calcext:value-type="float">
            <text:p>-5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51" calcext:value-type="float">
            <text:p>5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60" table:number-columns-repeated="2"/>
          <table:table-cell table:style-name="ce67" table:number-columns-repeated="2"/>
          <table:table-cell table:style-name="ce70" table:number-columns-repeated="2"/>
          <table:table-cell table:style-name="ce74" table:number-columns-repeated="2"/>
          <table:table-cell table:number-columns-repeated="8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9" calcext:value-type="float">
            <text:p>-7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50" calcext:value-type="float">
            <text:p>5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60" office:value-type="string" calcext:value-type="string">
            <text:p>D=0</text:p>
          </table:table-cell>
          <table:table-cell table:style-name="ce60"/>
          <table:table-cell table:style-name="ce67" office:value-type="string" calcext:value-type="string">
            <text:p>D=2</text:p>
          </table:table-cell>
          <table:table-cell table:style-name="ce67"/>
          <table:table-cell table:style-name="ce70" office:value-type="string" calcext:value-type="string">
            <text:p>D=3</text:p>
          </table:table-cell>
          <table:table-cell table:style-name="ce70"/>
          <table:table-cell table:style-name="ce74" office:value-type="string" calcext:value-type="string">
            <text:p>D=4</text:p>
          </table:table-cell>
          <table:table-cell table:style-name="ce74"/>
          <table:table-cell table:number-columns-repeated="8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8" calcext:value-type="float">
            <text:p>-78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9" calcext:value-type="float">
            <text:p>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60" table:number-columns-repeated="2"/>
          <table:table-cell table:style-name="ce67" table:number-columns-repeated="2"/>
          <table:table-cell table:style-name="ce70" table:number-columns-repeated="2"/>
          <table:table-cell table:style-name="ce74" table:number-columns-repeated="2"/>
          <table:table-cell table:number-columns-repeated="8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7" calcext:value-type="float">
            <text:p>-77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8" calcext:value-type="float">
            <text:p>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office:value-type="string" calcext:value-type="string">
            <text:p>Rmin →(ohm)</text:p>
          </table:table-cell>
          <table:table-cell table:style-name="ce14" office:value-type="string" calcext:value-type="string">
            <text:p>eRmin →(ohm)</text:p>
          </table:table-cell>
          <table:table-cell table:style-name="ce21" office:value-type="string" calcext:value-type="string">
            <text:p>Rmin →(ohm)</text:p>
          </table:table-cell>
          <table:table-cell table:style-name="ce21" office:value-type="string" calcext:value-type="string">
            <text:p>eRmin →(ohm)</text:p>
          </table:table-cell>
          <table:table-cell table:style-name="ce4" office:value-type="string" calcext:value-type="string">
            <text:p>Rmin →(ohm)</text:p>
          </table:table-cell>
          <table:table-cell table:style-name="ce4" office:value-type="string" calcext:value-type="string">
            <text:p>eRmin →(ohm)</text:p>
          </table:table-cell>
          <table:table-cell table:style-name="ce71" office:value-type="string" calcext:value-type="string">
            <text:p>Rmin →(ohm)</text:p>
          </table:table-cell>
          <table:table-cell table:style-name="ce71" office:value-type="string" calcext:value-type="string">
            <text:p>eRmin →(ohm)</text:p>
          </table:table-cell>
          <table:table-cell table:number-columns-repeated="8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6" calcext:value-type="float">
            <text:p>-76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7" calcext:value-type="float">
            <text:p>4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/>
          <table:table-cell table:style-name="ce14" office:value-type="float" office:value="3.92188" calcext:value-type="float">
            <text:p>3.92188</text:p>
          </table:table-cell>
          <table:table-cell table:style-name="ce14" office:value-type="float" office:value="0.00216876" calcext:value-type="float">
            <text:p>0.00216876</text:p>
          </table:table-cell>
          <table:table-cell table:style-name="ce21" office:value-type="float" office:value="3.92188" calcext:value-type="float">
            <text:p>3.92188</text:p>
          </table:table-cell>
          <table:table-cell table:style-name="ce21" office:value-type="float" office:value="0.00216876" calcext:value-type="float">
            <text:p>0.00216876</text:p>
          </table:table-cell>
          <table:table-cell table:style-name="ce4" office:value-type="float" office:value="3.92487" calcext:value-type="float">
            <text:p>3.92487</text:p>
          </table:table-cell>
          <table:table-cell table:style-name="ce4" office:value-type="float" office:value="0.00216965" calcext:value-type="float">
            <text:p>0.00216965</text:p>
          </table:table-cell>
          <table:table-cell table:style-name="ce71" office:value-type="float" office:value="3.92387" calcext:value-type="float">
            <text:p>3.92387</text:p>
          </table:table-cell>
          <table:table-cell table:style-name="ce71" office:value-type="float" office:value="0.00216935" calcext:value-type="float">
            <text:p>0.00216935</text:p>
          </table:table-cell>
          <table:table-cell table:number-columns-repeated="8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5" calcext:value-type="float">
            <text:p>-75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6" calcext:value-type="float">
            <text:p>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office:value-type="string" calcext:value-type="string">
            <text:p>Rmax → (ohm)</text:p>
          </table:table-cell>
          <table:table-cell table:style-name="ce14" office:value-type="string" calcext:value-type="string">
            <text:p>eRmax → (ohm)</text:p>
          </table:table-cell>
          <table:table-cell table:style-name="ce21" office:value-type="string" calcext:value-type="string">
            <text:p>Rmax → (ohm)</text:p>
          </table:table-cell>
          <table:table-cell table:style-name="ce21" office:value-type="string" calcext:value-type="string">
            <text:p>eRmax → (ohm)</text:p>
          </table:table-cell>
          <table:table-cell table:style-name="ce4" office:value-type="string" calcext:value-type="string">
            <text:p>Rmax → (ohm)</text:p>
          </table:table-cell>
          <table:table-cell table:style-name="ce4" office:value-type="string" calcext:value-type="string">
            <text:p>eRmax → (ohm)</text:p>
          </table:table-cell>
          <table:table-cell table:style-name="ce71" office:value-type="string" calcext:value-type="string">
            <text:p>Rmax → (ohm)</text:p>
          </table:table-cell>
          <table:table-cell table:style-name="ce71" office:value-type="string" calcext:value-type="string">
            <text:p>eRmax → (ohm)</text:p>
          </table:table-cell>
          <table:table-cell table:number-columns-repeated="8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4" calcext:value-type="float">
            <text:p>-74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5" calcext:value-type="float">
            <text:p>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office:value-type="float" office:value="3.9996" calcext:value-type="float">
            <text:p>3.9996</text:p>
          </table:table-cell>
          <table:table-cell table:style-name="ce14" office:value-type="float" office:value="0.00219199" calcext:value-type="float">
            <text:p>0.00219199</text:p>
          </table:table-cell>
          <table:table-cell table:style-name="ce21" office:value-type="float" office:value="4.00857" calcext:value-type="float">
            <text:p>4.00857</text:p>
          </table:table-cell>
          <table:table-cell table:style-name="ce21" office:value-type="float" office:value="0.00219467" calcext:value-type="float">
            <text:p>0.00219467</text:p>
          </table:table-cell>
          <table:table-cell table:style-name="ce4" office:value-type="float" office:value="4.01355" calcext:value-type="float">
            <text:p>4.01355</text:p>
          </table:table-cell>
          <table:table-cell table:style-name="ce4" office:value-type="float" office:value="0.00219616" calcext:value-type="float">
            <text:p>0.00219616</text:p>
          </table:table-cell>
          <table:table-cell table:style-name="ce71" office:value-type="float" office:value="4.01255" calcext:value-type="float">
            <text:p>4.01255</text:p>
          </table:table-cell>
          <table:table-cell table:style-name="ce71" office:value-type="float" office:value="0.00219586" calcext:value-type="float">
            <text:p>0.00219586</text:p>
          </table:table-cell>
          <table:table-cell table:number-columns-repeated="8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3" calcext:value-type="float">
            <text:p>-73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3" calcext:value-type="float">
            <text:p>-4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4" calcext:value-type="float">
            <text:p>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office:value-type="string" calcext:value-type="string">
            <text:p>dR → (ohm)</text:p>
          </table:table-cell>
          <table:table-cell table:style-name="ce14" office:value-type="string" calcext:value-type="string">
            <text:p>edR → (ohm)</text:p>
          </table:table-cell>
          <table:table-cell table:style-name="ce21" office:value-type="string" calcext:value-type="string">
            <text:p>dR → (ohm)</text:p>
          </table:table-cell>
          <table:table-cell table:style-name="ce21" office:value-type="string" calcext:value-type="string">
            <text:p>edR → (ohm)</text:p>
          </table:table-cell>
          <table:table-cell table:style-name="ce4" office:value-type="string" calcext:value-type="string">
            <text:p>dR → (ohm)</text:p>
          </table:table-cell>
          <table:table-cell table:style-name="ce4" office:value-type="string" calcext:value-type="string">
            <text:p>edR → (ohm)</text:p>
          </table:table-cell>
          <table:table-cell table:style-name="ce71" office:value-type="string" calcext:value-type="string">
            <text:p>dR → (ohm)</text:p>
          </table:table-cell>
          <table:table-cell table:style-name="ce71" office:value-type="string" calcext:value-type="string">
            <text:p>edR → (ohm)</text:p>
          </table:table-cell>
          <table:table-cell table:number-columns-repeated="8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2" calcext:value-type="float">
            <text:p>-72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2" calcext:value-type="float">
            <text:p>-4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3" calcext:value-type="float">
            <text:p>4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table:formula="of:=[.N131]-[.N129]" office:value-type="float" office:value="0.0777200000000002" calcext:value-type="float">
            <text:p>0.07772</text:p>
          </table:table-cell>
          <table:table-cell table:style-name="ce14" table:formula="of:=[.O129]+[.O131]" office:value-type="float" office:value="0.00436075" calcext:value-type="float">
            <text:p>0.00436075</text:p>
          </table:table-cell>
          <table:table-cell table:style-name="ce21" table:formula="of:=[.P131]-[.P129]" office:value-type="float" office:value="0.0866899999999999" calcext:value-type="float">
            <text:p>0.08669</text:p>
          </table:table-cell>
          <table:table-cell table:style-name="ce21" table:formula="of:=[.Q129]+[.Q131]" office:value-type="float" office:value="0.00436343" calcext:value-type="float">
            <text:p>0.00436343</text:p>
          </table:table-cell>
          <table:table-cell table:style-name="ce4" table:formula="of:=[.R131]-[.R129]" office:value-type="float" office:value="0.0886800000000001" calcext:value-type="float">
            <text:p>0.08868</text:p>
          </table:table-cell>
          <table:table-cell table:style-name="ce4" table:formula="of:=[.S129]+[.S131]" office:value-type="float" office:value="0.00436581" calcext:value-type="float">
            <text:p>0.00436581</text:p>
          </table:table-cell>
          <table:table-cell table:style-name="ce71" table:formula="of:=[.T131]-[.T129]" office:value-type="float" office:value="0.0886800000000001" calcext:value-type="float">
            <text:p>0.08868</text:p>
          </table:table-cell>
          <table:table-cell table:style-name="ce71" table:formula="of:=[.U129]+[.U131]" office:value-type="float" office:value="0.00436521" calcext:value-type="float">
            <text:p>0.00436521</text:p>
          </table:table-cell>
          <table:table-cell table:number-columns-repeated="8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1" calcext:value-type="float">
            <text:p>-71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2" calcext:value-type="float">
            <text:p>4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table:number-columns-repeated="2"/>
          <table:table-cell table:style-name="ce21" table:number-columns-repeated="2"/>
          <table:table-cell table:style-name="ce4" table:number-columns-repeated="2"/>
          <table:table-cell table:style-name="ce71" table:number-columns-repeated="2"/>
          <table:table-cell table:number-columns-repeated="8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0" calcext:value-type="float">
            <text:p>-7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1" calcext:value-type="float">
            <text:p>4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3" office:value-type="string" calcext:value-type="string" table:number-columns-spanned="8" table:number-rows-spanned="1">
            <text:p>FIT</text:p>
          </table:table-cell>
          <table:covered-table-cell table:style-name="ce14"/>
          <table:covered-table-cell table:number-columns-repeated="2" table:style-name="ce21"/>
          <table:covered-table-cell table:number-columns-repeated="2" table:style-name="ce4"/>
          <table:covered-table-cell table:number-columns-repeated="2" table:style-name="ce71"/>
          <table:table-cell table:number-columns-repeated="8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69" calcext:value-type="float">
            <text:p>-6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9" calcext:value-type="float">
            <text:p>-3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0" calcext:value-type="float">
            <text:p>4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table:number-columns-repeated="2"/>
          <table:table-cell table:style-name="ce21" table:number-columns-repeated="2"/>
          <table:table-cell table:style-name="ce4" table:number-columns-repeated="2"/>
          <table:table-cell table:style-name="ce71" table:number-columns-repeated="2"/>
          <table:table-cell table:number-columns-repeated="8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8" calcext:value-type="float">
            <text:p>-68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8" calcext:value-type="float">
            <text:p>-3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9" calcext:value-type="float">
            <text:p>3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office:value-type="string" calcext:value-type="string">
            <text:p>R(Hoff) (ohm)</text:p>
          </table:table-cell>
          <table:table-cell table:style-name="ce14" office:value-type="string" calcext:value-type="string">
            <text:p>eR(Hoff)(Ohm)</text:p>
          </table:table-cell>
          <table:table-cell table:style-name="ce21" office:value-type="string" calcext:value-type="string">
            <text:p>R(Hoff) (ohm)</text:p>
          </table:table-cell>
          <table:table-cell table:style-name="ce21" office:value-type="string" calcext:value-type="string">
            <text:p>eR(Hoff)(Ohm)</text:p>
          </table:table-cell>
          <table:table-cell table:style-name="ce4" office:value-type="string" calcext:value-type="string">
            <text:p>R(Hoff) (ohm)</text:p>
          </table:table-cell>
          <table:table-cell table:style-name="ce4" office:value-type="string" calcext:value-type="string">
            <text:p>eR(Hoff)(Ohm)</text:p>
          </table:table-cell>
          <table:table-cell table:style-name="ce71" office:value-type="string" calcext:value-type="string">
            <text:p>R(Hoff) (ohm)</text:p>
          </table:table-cell>
          <table:table-cell table:style-name="ce71" office:value-type="string" calcext:value-type="string">
            <text:p>eR(Hoff)(Ohm)</text:p>
          </table:table-cell>
          <table:table-cell table:number-columns-repeated="8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7" calcext:value-type="float">
            <text:p>-67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7" calcext:value-type="float">
            <text:p>-3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8" calcext:value-type="float">
            <text:p>3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3.99903" calcext:value-type="float">
            <text:p>3.99903</text:p>
          </table:table-cell>
          <table:table-cell office:value-type="float" office:value="0.00105049" calcext:value-type="float">
            <text:p>0.00105049</text:p>
          </table:table-cell>
          <table:table-cell office:value-type="float" office:value="4.00852" calcext:value-type="float">
            <text:p>4.00852</text:p>
          </table:table-cell>
          <table:table-cell office:value-type="float" office:value="0.00119191" calcext:value-type="float">
            <text:p>0.00119191</text:p>
          </table:table-cell>
          <table:table-cell office:value-type="float" office:value="4.01305" calcext:value-type="float">
            <text:p>4.01305</text:p>
          </table:table-cell>
          <table:table-cell office:value-type="float" office:value="0.00125105" calcext:value-type="float">
            <text:p>0.00125105</text:p>
          </table:table-cell>
          <table:table-cell office:value-type="float" office:value="4.01116" calcext:value-type="float">
            <text:p>4.01116</text:p>
          </table:table-cell>
          <table:table-cell office:value-type="float" office:value="0.0011488" calcext:value-type="float">
            <text:p>0.0011488</text:p>
          </table:table-cell>
          <table:table-cell table:number-columns-repeated="8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6" calcext:value-type="float">
            <text:p>-66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6" calcext:value-type="float">
            <text:p>-3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7" calcext:value-type="float">
            <text:p>3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3" office:value-type="string" calcext:value-type="string">
            <text:p>b(Ohm erg^-2 cm^6) </text:p>
          </table:table-cell>
          <table:table-cell table:style-name="ce14" office:value-type="string" calcext:value-type="string">
            <text:p>eb(Ohm erg^-2 cm^6)</text:p>
          </table:table-cell>
          <table:table-cell table:style-name="ce20" office:value-type="string" calcext:value-type="string">
            <text:p>b(Ohm erg^-2 cm^6) </text:p>
          </table:table-cell>
          <table:table-cell table:style-name="ce21" office:value-type="string" calcext:value-type="string">
            <text:p>eb(Ohm erg^-2 cm^6)</text:p>
          </table:table-cell>
          <table:table-cell table:style-name="ce3" office:value-type="string" calcext:value-type="string">
            <text:p>b(Ohm erg^-2 cm^6) </text:p>
          </table:table-cell>
          <table:table-cell table:style-name="ce4" office:value-type="string" calcext:value-type="string">
            <text:p>eb(Ohm erg^-2 cm^6)</text:p>
          </table:table-cell>
          <table:table-cell table:style-name="ce72" office:value-type="string" calcext:value-type="string">
            <text:p>b(Ohm erg^-2 cm^6) </text:p>
          </table:table-cell>
          <table:table-cell table:style-name="ce71" office:value-type="string" calcext:value-type="string">
            <text:p>eb(Ohm erg^-2 cm^6)</text:p>
          </table:table-cell>
          <table:table-cell table:number-columns-repeated="8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65" calcext:value-type="float">
            <text:p>-65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5" calcext:value-type="float">
            <text:p>-3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6" calcext:value-type="float">
            <text:p>3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0.00000000422325" calcext:value-type="float">
            <text:p>4.22325E-009</text:p>
          </table:table-cell>
          <table:table-cell office:value-type="float" office:value="0.000000000513125" calcext:value-type="float">
            <text:p>5.13125E-010</text:p>
          </table:table-cell>
          <table:table-cell office:value-type="float" office:value="0.00000000728085" calcext:value-type="float">
            <text:p>7.28085E-009</text:p>
          </table:table-cell>
          <table:table-cell office:value-type="float" office:value="0.000000000936572" calcext:value-type="float">
            <text:p>9.36572E-010</text:p>
          </table:table-cell>
          <table:table-cell office:value-type="float" office:value="0.0000000100334" calcext:value-type="float">
            <text:p>0.00000001</text:p>
          </table:table-cell>
          <table:table-cell office:value-type="float" office:value="0.00000000136587" calcext:value-type="float">
            <text:p>1.36587E-009</text:p>
          </table:table-cell>
          <table:table-cell office:value-type="float" office:value="0.00000000984223" calcext:value-type="float">
            <text:p>9.84223E-009</text:p>
          </table:table-cell>
          <table:table-cell office:value-type="float" office:value="0.000000000735081" calcext:value-type="float">
            <text:p>7.35081E-010</text:p>
          </table:table-cell>
          <table:table-cell table:number-columns-repeated="8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64" calcext:value-type="float">
            <text:p>-64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4" calcext:value-type="float">
            <text:p>-34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5" calcext:value-type="float">
            <text:p>3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office:value-type="string" calcext:value-type="string">
            <text:p>ku(erg cm^-3)</text:p>
          </table:table-cell>
          <table:table-cell table:style-name="ce14" office:value-type="string" calcext:value-type="string">
            <text:p>eku(erg cm^-3)</text:p>
          </table:table-cell>
          <table:table-cell table:style-name="ce21" office:value-type="string" calcext:value-type="string">
            <text:p>ku(erg cm^-3)</text:p>
          </table:table-cell>
          <table:table-cell table:style-name="ce21" office:value-type="string" calcext:value-type="string">
            <text:p>eku(erg cm^-3)</text:p>
          </table:table-cell>
          <table:table-cell table:style-name="ce4" office:value-type="string" calcext:value-type="string">
            <text:p>ku(erg cm^-3)</text:p>
          </table:table-cell>
          <table:table-cell table:style-name="ce4" office:value-type="string" calcext:value-type="string">
            <text:p>eku(erg cm^-3)</text:p>
          </table:table-cell>
          <table:table-cell table:style-name="ce71" office:value-type="string" calcext:value-type="string">
            <text:p>ku(erg cm^-3)</text:p>
          </table:table-cell>
          <table:table-cell table:style-name="ce71" office:value-type="string" calcext:value-type="string">
            <text:p>eku(erg cm^-3)</text:p>
          </table:table-cell>
          <table:table-cell table:number-columns-repeated="8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63" calcext:value-type="float">
            <text:p>-63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3" calcext:value-type="float">
            <text:p>-3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4" calcext:value-type="float">
            <text:p>3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table:formula="of:=SQRT([.N133]/[.N140])" office:value-type="float" office:value="4289.85882873746" calcext:value-type="float">
            <text:p>4289.8588287375</text:p>
          </table:table-cell>
          <table:table-cell table:style-name="ce14" table:formula="of:=1/(2*[.N142])*(1/[.N140]*[.O133]+[.N133]*[.O140]/([.N140]*[.N140]))" office:value-type="float" office:value="380.957687070461" calcext:value-type="float">
            <text:p>380.9576870705</text:p>
          </table:table-cell>
          <table:table-cell table:style-name="ce21" table:formula="of:=SQRT([.P133]/[.P140])" office:value-type="float" office:value="3450.59079607965" calcext:value-type="float">
            <text:p>3450.5907960797</text:p>
          </table:table-cell>
          <table:table-cell table:style-name="ce21" table:formula="of:=1/(2*[.P142])*(1/[.P140]*[.Q133]+[.P133]*[.Q140]/([.P140]*[.P140]))" office:value-type="float" office:value="308.77387217576" calcext:value-type="float">
            <text:p>308.7738721758</text:p>
          </table:table-cell>
          <table:table-cell table:style-name="ce4" table:formula="of:=SQRT([.R133]/[.R140])" office:value-type="float" office:value="2972.95803511279" calcext:value-type="float">
            <text:p>2972.9580351128</text:p>
          </table:table-cell>
          <table:table-cell table:style-name="ce4" table:formula="of:=1/(2*[.R142])*(1/[.R140]*[.S133]+[.R133]*[.S140]/([.R140]*[.R140]))" office:value-type="float" office:value="275.538765387803" calcext:value-type="float">
            <text:p>275.5387653878</text:p>
          </table:table-cell>
          <table:table-cell table:style-name="ce71" table:formula="of:=SQRT([.T133]/[.T140])" office:value-type="float" office:value="3001.69172081821" calcext:value-type="float">
            <text:p>3001.6917208182</text:p>
          </table:table-cell>
          <table:table-cell table:style-name="ce71" table:formula="of:=1/(2*[.T142])*(1/[.T140]*[.U133]+[.T133]*[.U140]/([.T140]*[.T140]))" office:value-type="float" office:value="185.970887197256" calcext:value-type="float">
            <text:p>185.9708871973</text:p>
          </table:table-cell>
          <table:table-cell table:number-columns-repeated="8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62" calcext:value-type="float">
            <text:p>-62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2" calcext:value-type="float">
            <text:p>-3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3" calcext:value-type="float">
            <text:p>3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office:value-type="string" calcext:value-type="string">
            <text:p>Hoff(Oe)</text:p>
          </table:table-cell>
          <table:table-cell table:style-name="ce14" office:value-type="string" calcext:value-type="string">
            <text:p>eHoff(Oe)</text:p>
          </table:table-cell>
          <table:table-cell table:style-name="ce21" office:value-type="string" calcext:value-type="string">
            <text:p>Hoff(Oe)</text:p>
          </table:table-cell>
          <table:table-cell table:style-name="ce21" office:value-type="string" calcext:value-type="string">
            <text:p>eHoff(Oe)</text:p>
          </table:table-cell>
          <table:table-cell table:style-name="ce4" office:value-type="string" calcext:value-type="string">
            <text:p>Hoff(Oe)</text:p>
          </table:table-cell>
          <table:table-cell table:style-name="ce4" office:value-type="string" calcext:value-type="string">
            <text:p>eHoff(Oe)</text:p>
          </table:table-cell>
          <table:table-cell table:style-name="ce71" office:value-type="string" calcext:value-type="string">
            <text:p>Hoff(Oe)</text:p>
          </table:table-cell>
          <table:table-cell table:style-name="ce71" office:value-type="string" calcext:value-type="string">
            <text:p>eHoff(Oe)</text:p>
          </table:table-cell>
          <table:table-cell table:number-columns-repeated="8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61" calcext:value-type="float">
            <text:p>-61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1" calcext:value-type="float">
            <text:p>-3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2" calcext:value-type="float">
            <text:p>3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-39.0557" calcext:value-type="float">
            <text:p>-39.0557</text:p>
          </table:table-cell>
          <table:table-cell office:value-type="float" office:value="0.166651" calcext:value-type="float">
            <text:p>0.166651</text:p>
          </table:table-cell>
          <table:table-cell office:value-type="float" office:value="-15.9398" calcext:value-type="float">
            <text:p>-15.9398</text:p>
          </table:table-cell>
          <table:table-cell office:value-type="float" office:value="0.139228" calcext:value-type="float">
            <text:p>0.139228</text:p>
          </table:table-cell>
          <table:table-cell office:value-type="float" office:value="-9.80802" calcext:value-type="float">
            <text:p>-9.80802</text:p>
          </table:table-cell>
          <table:table-cell office:value-type="float" office:value="0.153968" calcext:value-type="float">
            <text:p>0.153968</text:p>
          </table:table-cell>
          <table:table-cell office:value-type="float" office:value="-6.31409" calcext:value-type="float">
            <text:p>-6.31409</text:p>
          </table:table-cell>
          <table:table-cell office:value-type="float" office:value="0.0876382" calcext:value-type="float">
            <text:p>0.0876382</text:p>
          </table:table-cell>
          <table:table-cell table:number-columns-repeated="8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60" calcext:value-type="float">
            <text:p>-6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0" calcext:value-type="float">
            <text:p>-30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31" calcext:value-type="float">
            <text:p>3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office:value-type="string" calcext:value-type="string">
            <text:p>Chi^2/nu</text:p>
          </table:table-cell>
          <table:table-cell table:style-name="ce14"/>
          <table:table-cell table:style-name="ce21" office:value-type="string" calcext:value-type="string">
            <text:p>Chi^2/nu</text:p>
          </table:table-cell>
          <table:table-cell table:style-name="ce21"/>
          <table:table-cell table:style-name="ce4" office:value-type="string" calcext:value-type="string">
            <text:p>Chi^2/nu</text:p>
          </table:table-cell>
          <table:table-cell table:style-name="ce4"/>
          <table:table-cell table:style-name="ce71" office:value-type="string" calcext:value-type="string">
            <text:p>Chi^2/nu</text:p>
          </table:table-cell>
          <table:table-cell table:style-name="ce71"/>
          <table:table-cell table:number-columns-repeated="8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59" calcext:value-type="float">
            <text:p>-5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29" calcext:value-type="float">
            <text:p>-2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30" calcext:value-type="float">
            <text:p>3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4" table:formula="of:=0.9481/7" office:value-type="float" office:value="0.135442857142857" calcext:value-type="float">
            <text:p>0.1354428571</text:p>
          </table:table-cell>
          <table:table-cell table:style-name="ce14"/>
          <table:table-cell table:style-name="ce21" table:formula="of:=1.023/5" office:value-type="float" office:value="0.2046" calcext:value-type="float">
            <text:p>0.2046</text:p>
          </table:table-cell>
          <table:table-cell table:style-name="ce21"/>
          <table:table-cell table:style-name="ce4" table:formula="of:=1.825/4" office:value-type="float" office:value="0.45625" calcext:value-type="float">
            <text:p>0.45625</text:p>
          </table:table-cell>
          <table:table-cell table:style-name="ce4"/>
          <table:table-cell table:style-name="ce71" table:formula="of:=4.246/6" office:value-type="float" office:value="0.707666666666667" calcext:value-type="float">
            <text:p>0.7076666667</text:p>
          </table:table-cell>
          <table:table-cell table:style-name="ce71"/>
          <table:table-cell table:number-columns-repeated="8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58" calcext:value-type="float">
            <text:p>-58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28" calcext:value-type="float">
            <text:p>-28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29" calcext:value-type="float">
            <text:p>2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57" calcext:value-type="float">
            <text:p>-5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7" calcext:value-type="float">
            <text:p>-27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28" calcext:value-type="float">
            <text:p>2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63" office:value-type="string" calcext:value-type="string" table:number-columns-spanned="4" table:number-rows-spanned="1">
            <text:p>Dados para teste da lei arctan face B – Tabela 15.1</text:p>
          </table:table-cell>
          <table:covered-table-cell table:number-columns-repeated="3" table:style-name="ce64"/>
          <table:table-cell table:number-columns-repeated="11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56" calcext:value-type="float">
            <text:p>-56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6" calcext:value-type="float">
            <text:p>-2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27" calcext:value-type="float">
            <text:p>2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64" office:value-type="string" calcext:value-type="string">
            <text:p>d(cm)</text:p>
          </table:table-cell>
          <table:table-cell table:style-name="ce64" office:value-type="string" calcext:value-type="string">
            <text:p>Hoff(Oe)</text:p>
          </table:table-cell>
          <table:table-cell table:style-name="ce64" office:value-type="string" calcext:value-type="string">
            <text:p>ed(cm)</text:p>
          </table:table-cell>
          <table:table-cell table:style-name="ce64" office:value-type="string" calcext:value-type="string">
            <text:p>eHoff(Oe)</text:p>
          </table:table-cell>
          <table:table-cell table:number-columns-repeated="11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55" calcext:value-type="float">
            <text:p>-55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5" calcext:value-type="float">
            <text:p>-25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26" calcext:value-type="float">
            <text:p>2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-39.0557" calcext:value-type="float">
            <text:p>-39.0557</text:p>
          </table:table-cell>
          <table:table-cell table:style-name="ce64" office:value-type="float" office:value="0.05" calcext:value-type="float">
            <text:p>0.05</text:p>
          </table:table-cell>
          <table:table-cell table:style-name="ce64" office:value-type="float" office:value="0.166651" calcext:value-type="float">
            <text:p>0.166651</text:p>
          </table:table-cell>
          <table:table-cell table:number-columns-repeated="11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54" calcext:value-type="float">
            <text:p>-54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4" calcext:value-type="float">
            <text:p>-24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25" calcext:value-type="float">
            <text:p>2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-15.9398" calcext:value-type="float">
            <text:p>-15.9398</text:p>
          </table:table-cell>
          <table:table-cell table:style-name="ce64" office:value-type="float" office:value="0.05" calcext:value-type="float">
            <text:p>0.05</text:p>
          </table:table-cell>
          <table:table-cell table:style-name="ce64" office:value-type="float" office:value="0.139228" calcext:value-type="float">
            <text:p>0.139228</text:p>
          </table:table-cell>
          <table:table-cell table:number-columns-repeated="11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office:value-type="float" office:value="-53" calcext:value-type="float">
            <text:p>-53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3" calcext:value-type="float">
            <text:p>-23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24" calcext:value-type="float">
            <text:p>2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-9.80802" calcext:value-type="float">
            <text:p>-9.80802</text:p>
          </table:table-cell>
          <table:table-cell table:style-name="ce64" office:value-type="float" office:value="0.05" calcext:value-type="float">
            <text:p>0.05</text:p>
          </table:table-cell>
          <table:table-cell table:style-name="ce64" office:value-type="float" office:value="0.153968" calcext:value-type="float">
            <text:p>0.153968</text:p>
          </table:table-cell>
          <table:table-cell table:number-columns-repeated="11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52" calcext:value-type="float">
            <text:p>-52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2" calcext:value-type="float">
            <text:p>-22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23" calcext:value-type="float">
            <text:p>2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-6.31409" calcext:value-type="float">
            <text:p>-6.31409</text:p>
          </table:table-cell>
          <table:table-cell table:style-name="ce64" office:value-type="float" office:value="0.05" calcext:value-type="float">
            <text:p>0.05</text:p>
          </table:table-cell>
          <table:table-cell table:style-name="ce64" office:value-type="float" office:value="0.0876382" calcext:value-type="float">
            <text:p>0.0876382</text:p>
          </table:table-cell>
          <table:table-cell table:number-columns-repeated="11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-51" calcext:value-type="float">
            <text:p>-51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1" calcext:value-type="float">
            <text:p>-21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22" calcext:value-type="float">
            <text:p>2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0" calcext:value-type="float">
            <text:p>-20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office:value-type="float" office:value="21" calcext:value-type="float">
            <text:p>2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95376644081307" calcext:value-type="float">
            <text:p>3.9537664408</text:p>
          </table:table-cell>
          <table:table-cell office:value-type="float" office:value="0.00217828809510156" calcext:value-type="float">
            <text:p>0.0021782881</text:p>
          </table:table-cell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9" calcext:value-type="float">
            <text:p>-19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20" calcext:value-type="float">
            <text:p>2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8" calcext:value-type="float">
            <text:p>-18</text:p>
          </table:table-cell>
          <table:table-cell office:value-type="float" office:value="3.94978078915903" calcext:value-type="float">
            <text:p>3.9497807892</text:p>
          </table:table-cell>
          <table:table-cell office:value-type="float" office:value="0.0021770966886685" calcext:value-type="float">
            <text:p>0.0021770967</text:p>
          </table:table-cell>
          <table:table-cell office:value-type="float" office:value="19" calcext:value-type="float">
            <text:p>19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7" calcext:value-type="float">
            <text:p>-17</text:p>
          </table:table-cell>
          <table:table-cell office:value-type="float" office:value="3.9557592666401" calcext:value-type="float">
            <text:p>3.9557592666</text:p>
          </table:table-cell>
          <table:table-cell office:value-type="float" office:value="0.00217888379831808" calcext:value-type="float">
            <text:p>0.0021788838</text:p>
          </table:table-cell>
          <table:table-cell office:value-type="float" office:value="18" calcext:value-type="float">
            <text:p>18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96771622160223" calcext:value-type="float">
            <text:p>3.9677162216</text:p>
          </table:table-cell>
          <table:table-cell office:value-type="float" office:value="0.00218245801761725" calcext:value-type="float">
            <text:p>0.002182458</text:p>
          </table:table-cell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6" calcext:value-type="float">
            <text:p>-16</text:p>
          </table:table-cell>
          <table:table-cell office:value-type="float" office:value="3.96173774412116" calcext:value-type="float">
            <text:p>3.9617377441</text:p>
          </table:table-cell>
          <table:table-cell office:value-type="float" office:value="0.00218067090796767" calcext:value-type="float">
            <text:p>0.0021806709</text:p>
          </table:table-cell>
          <table:table-cell office:value-type="float" office:value="17" calcext:value-type="float">
            <text:p>17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97469111199681" calcext:value-type="float">
            <text:p>3.974691112</text:p>
          </table:table-cell>
          <table:table-cell office:value-type="float" office:value="0.00218454297887509" calcext:value-type="float">
            <text:p>0.002184543</text:p>
          </table:table-cell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5" calcext:value-type="float">
            <text:p>-15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16" calcext:value-type="float">
            <text:p>1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97967317656437" calcext:value-type="float">
            <text:p>3.9796731766</text:p>
          </table:table-cell>
          <table:table-cell office:value-type="float" office:value="0.00218603223691641" calcext:value-type="float">
            <text:p>0.0021860322</text:p>
          </table:table-cell>
          <table:table-cell office:value-type="float" office:value="-44" calcext:value-type="float">
            <text:p>-4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4" calcext:value-type="float">
            <text:p>-14</text:p>
          </table:table-cell>
          <table:table-cell office:value-type="float" office:value="3.98166600239139" calcext:value-type="float">
            <text:p>3.9816660024</text:p>
          </table:table-cell>
          <table:table-cell office:value-type="float" office:value="0.00218662794013294" calcext:value-type="float">
            <text:p>0.0021866279</text:p>
          </table:table-cell>
          <table:table-cell office:value-type="float" office:value="15" calcext:value-type="float">
            <text:p>15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98664806695895" calcext:value-type="float">
            <text:p>3.986648067</text:p>
          </table:table-cell>
          <table:table-cell office:value-type="float" office:value="0.00218811719817426" calcext:value-type="float">
            <text:p>0.0021881172</text:p>
          </table:table-cell>
          <table:table-cell office:value-type="float" office:value="-43" calcext:value-type="float">
            <text:p>-4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3" calcext:value-type="float">
            <text:p>-13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14" calcext:value-type="float">
            <text:p>14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office:value-type="float" office:value="-42" calcext:value-type="float">
            <text:p>-4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2" calcext:value-type="float">
            <text:p>-12</text:p>
          </table:table-cell>
          <table:table-cell office:value-type="float" office:value="4.00259067357513" calcext:value-type="float">
            <text:p>4.0025906736</text:p>
          </table:table-cell>
          <table:table-cell office:value-type="float" office:value="0.00219288282390648" calcext:value-type="float">
            <text:p>0.0021928828</text:p>
          </table:table-cell>
          <table:table-cell office:value-type="float" office:value="13" calcext:value-type="float">
            <text:p>13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99661219609406" calcext:value-type="float">
            <text:p>3.9966121961</text:p>
          </table:table-cell>
          <table:table-cell office:value-type="float" office:value="0.00219109571425689" calcext:value-type="float">
            <text:p>0.0021910957</text:p>
          </table:table-cell>
          <table:table-cell office:value-type="float" office:value="-41" calcext:value-type="float">
            <text:p>-4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11" calcext:value-type="float">
            <text:p>-11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office:value-type="float" office:value="12" calcext:value-type="float">
            <text:p>12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office:value-type="float" office:value="-40" calcext:value-type="float">
            <text:p>-4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10" calcext:value-type="float">
            <text:p>-10</text:p>
          </table:table-cell>
          <table:table-cell office:value-type="float" office:value="4.01355121562375" calcext:value-type="float">
            <text:p>4.0135512156</text:p>
          </table:table-cell>
          <table:table-cell office:value-type="float" office:value="0.00219615919159738" calcext:value-type="float">
            <text:p>0.0021961592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9996014348346" calcext:value-type="float">
            <text:p>3.9996014348</text:p>
          </table:table-cell>
          <table:table-cell office:value-type="float" office:value="0.00219198926908168" calcext:value-type="float">
            <text:p>0.0021919893</text:p>
          </table:table-cell>
          <table:table-cell office:value-type="float" office:value="-39" calcext:value-type="float">
            <text:p>-39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9" calcext:value-type="float">
            <text:p>-9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office:value-type="float" office:value="-38" calcext:value-type="float">
            <text:p>-38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office:value-type="float" office:value="0.00219407423033953" calcext:value-type="float">
            <text:p>0.002194074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1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-37" calcext:value-type="float">
            <text:p>-3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7" calcext:value-type="float">
            <text:p>-7</text:p>
          </table:table-cell>
          <table:table-cell office:value-type="float" office:value="3.99561578318055" calcext:value-type="float">
            <text:p>3.9956157832</text:p>
          </table:table-cell>
          <table:table-cell office:value-type="float" office:value="0.00219079786264863" calcext:value-type="float">
            <text:p>0.0021907979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table:number-columns-repeated="1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office:value-type="float" office:value="-36" calcext:value-type="float">
            <text:p>-3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6" calcext:value-type="float">
            <text:p>-6</text:p>
          </table:table-cell>
          <table:table-cell office:value-type="float" office:value="3.98664806695895" calcext:value-type="float">
            <text:p>3.986648067</text:p>
          </table:table-cell>
          <table:table-cell office:value-type="float" office:value="0.00218811719817426" calcext:value-type="float">
            <text:p>0.0021881172</text:p>
          </table:table-cell>
          <table:table-cell office:value-type="float" office:value="7" calcext:value-type="float">
            <text:p>7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table:number-columns-repeated="1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98565165404544" calcext:value-type="float">
            <text:p>3.985651654</text:p>
          </table:table-cell>
          <table:table-cell office:value-type="float" office:value="0.00218781934656599" calcext:value-type="float">
            <text:p>0.0021878193</text:p>
          </table:table-cell>
          <table:table-cell office:value-type="float" office:value="-35" calcext:value-type="float">
            <text:p>-35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5" calcext:value-type="float">
            <text:p>-5</text:p>
          </table:table-cell>
          <table:table-cell office:value-type="float" office:value="3.97568752491032" calcext:value-type="float">
            <text:p>3.9756875249</text:p>
          </table:table-cell>
          <table:table-cell office:value-type="float" office:value="0.00218484083048336" calcext:value-type="float">
            <text:p>0.0021848408</text:p>
          </table:table-cell>
          <table:table-cell office:value-type="float" office:value="6" calcext:value-type="float">
            <text:p>6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table:number-columns-repeated="1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97867676365086" calcext:value-type="float">
            <text:p>3.9786767637</text:p>
          </table:table-cell>
          <table:table-cell office:value-type="float" office:value="0.00218573438530815" calcext:value-type="float">
            <text:p>0.0021857344</text:p>
          </table:table-cell>
          <table:table-cell office:value-type="float" office:value="-34" calcext:value-type="float">
            <text:p>-3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4" calcext:value-type="float">
            <text:p>-4</text:p>
          </table:table-cell>
          <table:table-cell office:value-type="float" office:value="3.96871263451574" calcext:value-type="float">
            <text:p>3.9687126345</text:p>
          </table:table-cell>
          <table:table-cell office:value-type="float" office:value="0.00218275586922551" calcext:value-type="float">
            <text:p>0.0021827559</text:p>
          </table:table-cell>
          <table:table-cell office:value-type="float" office:value="5" calcext:value-type="float">
            <text:p>5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table:number-columns-repeated="1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-33" calcext:value-type="float">
            <text:p>-33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3" calcext:value-type="float">
            <text:p>-3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office:value-type="float" office:value="4" calcext:value-type="float">
            <text:p>4</text:p>
          </table:table-cell>
          <table:table-cell office:value-type="float" office:value="3.94380231167796" calcext:value-type="float">
            <text:p>3.9438023117</text:p>
          </table:table-cell>
          <table:table-cell office:value-type="float" office:value="0.00217530957901892" calcext:value-type="float">
            <text:p>0.0021753096</text:p>
          </table:table-cell>
          <table:table-cell table:number-columns-repeated="1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96572339577521" calcext:value-type="float">
            <text:p>3.9657233958</text:p>
          </table:table-cell>
          <table:table-cell office:value-type="float" office:value="0.00218186231440072" calcext:value-type="float">
            <text:p>0.0021818623</text:p>
          </table:table-cell>
          <table:table-cell office:value-type="float" office:value="-32" calcext:value-type="float">
            <text:p>-32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2" calcext:value-type="float">
            <text:p>-2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office:value-type="float" office:value="3" calcext:value-type="float">
            <text:p>3</text:p>
          </table:table-cell>
          <table:table-cell office:value-type="float" office:value="3.94679155041849" calcext:value-type="float">
            <text:p>3.9467915504</text:p>
          </table:table-cell>
          <table:table-cell office:value-type="float" office:value="0.00217620313384371" calcext:value-type="float">
            <text:p>0.0021762031</text:p>
          </table:table-cell>
          <table:table-cell table:number-columns-repeated="1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96074133120765" calcext:value-type="float">
            <text:p>3.9607413312</text:p>
          </table:table-cell>
          <table:table-cell office:value-type="float" office:value="0.0021803730563594" calcext:value-type="float">
            <text:p>0.0021803731</text:p>
          </table:table-cell>
          <table:table-cell office:value-type="float" office:value="-31" calcext:value-type="float">
            <text:p>-31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1" calcext:value-type="float">
            <text:p>-1</text:p>
          </table:table-cell>
          <table:table-cell office:value-type="float" office:value="3.95277002789956" calcext:value-type="float">
            <text:p>3.9527700279</text:p>
          </table:table-cell>
          <table:table-cell office:value-type="float" office:value="0.00217799024349329" calcext:value-type="float">
            <text:p>0.0021779902</text:p>
          </table:table-cell>
          <table:table-cell office:value-type="float" office:value="2" calcext:value-type="float">
            <text:p>2</text:p>
          </table:table-cell>
          <table:table-cell office:value-type="float" office:value="3.94978078915903" calcext:value-type="float">
            <text:p>3.9497807892</text:p>
          </table:table-cell>
          <table:table-cell office:value-type="float" office:value="0.0021770966886685" calcext:value-type="float">
            <text:p>0.0021770967</text:p>
          </table:table-cell>
          <table:table-cell table:number-columns-repeated="1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95476285372658" calcext:value-type="float">
            <text:p>3.9547628537</text:p>
          </table:table-cell>
          <table:table-cell office:value-type="float" office:value="0.00217858594670982" calcext:value-type="float">
            <text:p>0.0021785859</text:p>
          </table:table-cell>
          <table:table-cell office:value-type="float" office:value="-30" calcext:value-type="float">
            <text:p>-30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1" calcext:value-type="float">
            <text:p>1</text:p>
          </table:table-cell>
          <table:table-cell office:value-type="float" office:value="3.95476285372658" calcext:value-type="float">
            <text:p>3.9547628537</text:p>
          </table:table-cell>
          <table:table-cell office:value-type="float" office:value="0.00217858594670982" calcext:value-type="float">
            <text:p>0.0021785859</text:p>
          </table:table-cell>
          <table:table-cell table:number-columns-repeated="1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95077720207254" calcext:value-type="float">
            <text:p>3.9507772021</text:p>
          </table:table-cell>
          <table:table-cell office:value-type="float" office:value="0.00217739454027677" calcext:value-type="float">
            <text:p>0.0021773945</text:p>
          </table:table-cell>
          <table:table-cell office:value-type="float" office:value="-29" calcext:value-type="float">
            <text:p>-29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1" calcext:value-type="float">
            <text:p>1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6074133120765" calcext:value-type="float">
            <text:p>3.9607413312</text:p>
          </table:table-cell>
          <table:table-cell office:value-type="float" office:value="0.0021803730563594" calcext:value-type="float">
            <text:p>0.0021803731</text:p>
          </table:table-cell>
          <table:table-cell table:number-columns-repeated="1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94679155041849" calcext:value-type="float">
            <text:p>3.9467915504</text:p>
          </table:table-cell>
          <table:table-cell office:value-type="float" office:value="0.00217620313384371" calcext:value-type="float">
            <text:p>0.0021762031</text:p>
          </table:table-cell>
          <table:table-cell office:value-type="float" office:value="-28" calcext:value-type="float">
            <text:p>-28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2" calcext:value-type="float">
            <text:p>2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office:value-type="float" office:value="-1" calcext:value-type="float">
            <text:p>-1</text:p>
          </table:table-cell>
          <table:table-cell office:value-type="float" office:value="3.97070546034277" calcext:value-type="float">
            <text:p>3.9707054603</text:p>
          </table:table-cell>
          <table:table-cell office:value-type="float" office:value="0.00218335157244204" calcext:value-type="float">
            <text:p>0.0021833516</text:p>
          </table:table-cell>
          <table:table-cell table:number-columns-repeated="1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office:value-type="float" office:value="-27" calcext:value-type="float">
            <text:p>-27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office:value-type="float" office:value="3" calcext:value-type="float">
            <text:p>3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2" calcext:value-type="float">
            <text:p>-2</text:p>
          </table:table-cell>
          <table:table-cell office:value-type="float" office:value="3.97768035073735" calcext:value-type="float">
            <text:p>3.9776803507</text:p>
          </table:table-cell>
          <table:table-cell office:value-type="float" office:value="0.00218543653369988" calcext:value-type="float">
            <text:p>0.0021854365</text:p>
          </table:table-cell>
          <table:table-cell table:number-columns-repeated="17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26" calcext:value-type="float">
            <text:p>-26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4" calcext:value-type="float">
            <text:p>4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office:value-type="float" office:value="-3" calcext:value-type="float">
            <text:p>-3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table:number-columns-repeated="1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office:value-type="float" office:value="-25" calcext:value-type="float">
            <text:p>-25</text:p>
          </table:table-cell>
          <table:table-cell office:value-type="float" office:value="3.95277002789956" calcext:value-type="float">
            <text:p>3.9527700279</text:p>
          </table:table-cell>
          <table:table-cell office:value-type="float" office:value="0.00217799024349329" calcext:value-type="float">
            <text:p>0.0021779902</text:p>
          </table:table-cell>
          <table:table-cell office:value-type="float" office:value="5" calcext:value-type="float">
            <text:p>5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-4" calcext:value-type="float">
            <text:p>-4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table:number-columns-repeated="1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-24" calcext:value-type="float">
            <text:p>-24</text:p>
          </table:table-cell>
          <table:table-cell office:value-type="float" office:value="3.95874850538063" calcext:value-type="float">
            <text:p>3.9587485054</text:p>
          </table:table-cell>
          <table:table-cell office:value-type="float" office:value="0.00217977735314287" calcext:value-type="float">
            <text:p>0.0021797774</text:p>
          </table:table-cell>
          <table:table-cell office:value-type="float" office:value="6" calcext:value-type="float">
            <text:p>6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5" calcext:value-type="float">
            <text:p>-5</text:p>
          </table:table-cell>
          <table:table-cell office:value-type="float" office:value="4.00557991231566" calcext:value-type="float">
            <text:p>4.0055799123</text:p>
          </table:table-cell>
          <table:table-cell office:value-type="float" office:value="0.00219377637873127" calcext:value-type="float">
            <text:p>0.0021937764</text:p>
          </table:table-cell>
          <table:table-cell table:number-columns-repeated="17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office:value-type="float" office:value="-23" calcext:value-type="float">
            <text:p>-23</text:p>
          </table:table-cell>
          <table:table-cell office:value-type="float" office:value="3.9647269828617" calcext:value-type="float">
            <text:p>3.9647269829</text:p>
          </table:table-cell>
          <table:table-cell office:value-type="float" office:value="0.00218156446279246" calcext:value-type="float">
            <text:p>0.0021815645</text:p>
          </table:table-cell>
          <table:table-cell office:value-type="float" office:value="7" calcext:value-type="float">
            <text:p>7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office:value-type="float" office:value="-6" calcext:value-type="float">
            <text:p>-6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table:number-columns-repeated="1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office:value-type="float" office:value="-22" calcext:value-type="float">
            <text:p>-22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7" calcext:value-type="float">
            <text:p>-7</text:p>
          </table:table-cell>
          <table:table-cell office:value-type="float" office:value="4.01255480271024" calcext:value-type="float">
            <text:p>4.0125548027</text:p>
          </table:table-cell>
          <table:table-cell office:value-type="float" office:value="0.00219586133998911" calcext:value-type="float">
            <text:p>0.0021958613</text:p>
          </table:table-cell>
          <table:table-cell table:number-columns-repeated="17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21" calcext:value-type="float">
            <text:p>-21</text:p>
          </table:table-cell>
          <table:table-cell office:value-type="float" office:value="3.97967317656437" calcext:value-type="float">
            <text:p>3.9796731766</text:p>
          </table:table-cell>
          <table:table-cell office:value-type="float" office:value="0.00218603223691641" calcext:value-type="float">
            <text:p>0.002186032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office:value-type="float" office:value="0.00219407423033953" calcext:value-type="float">
            <text:p>0.0021940742</text:p>
          </table:table-cell>
          <table:table-cell table:number-columns-repeated="1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20" calcext:value-type="float">
            <text:p>-20</text:p>
          </table:table-cell>
          <table:table-cell office:value-type="float" office:value="3.98963730569948" calcext:value-type="float">
            <text:p>3.9896373057</text:p>
          </table:table-cell>
          <table:table-cell office:value-type="float" office:value="0.00218901075299905" calcext:value-type="float">
            <text:p>0.0021890108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9" calcext:value-type="float">
            <text:p>-9</text:p>
          </table:table-cell>
          <table:table-cell office:value-type="float" office:value="3.99760860900757" calcext:value-type="float">
            <text:p>3.997608609</text:p>
          </table:table-cell>
          <table:table-cell office:value-type="float" office:value="0.00219139356586516" calcext:value-type="float">
            <text:p>0.0021913936</text:p>
          </table:table-cell>
          <table:table-cell table:number-columns-repeated="17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19" calcext:value-type="float">
            <text:p>-19</text:p>
          </table:table-cell>
          <table:table-cell office:value-type="float" office:value="3.99561578318055" calcext:value-type="float">
            <text:p>3.9956157832</text:p>
          </table:table-cell>
          <table:table-cell office:value-type="float" office:value="0.00219079786264863" calcext:value-type="float">
            <text:p>0.0021907979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0" calcext:value-type="float">
            <text:p>-10</text:p>
          </table:table-cell>
          <table:table-cell office:value-type="float" office:value="3.98365882821841" calcext:value-type="float">
            <text:p>3.9836588282</text:p>
          </table:table-cell>
          <table:table-cell office:value-type="float" office:value="0.00218722364334947" calcext:value-type="float">
            <text:p>0.0021872236</text:p>
          </table:table-cell>
          <table:table-cell table:number-columns-repeated="17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18" calcext:value-type="float">
            <text:p>-18</text:p>
          </table:table-cell>
          <table:table-cell office:value-type="float" office:value="4.00159426066162" calcext:value-type="float">
            <text:p>4.0015942607</text:p>
          </table:table-cell>
          <table:table-cell office:value-type="float" office:value="0.00219258497229821" calcext:value-type="float">
            <text:p>0.002192585</text:p>
          </table:table-cell>
          <table:table-cell office:value-type="float" office:value="12" calcext:value-type="float">
            <text:p>12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1" calcext:value-type="float">
            <text:p>-11</text:p>
          </table:table-cell>
          <table:table-cell office:value-type="float" office:value="3.97469111199681" calcext:value-type="float">
            <text:p>3.974691112</text:p>
          </table:table-cell>
          <table:table-cell office:value-type="float" office:value="0.00218454297887509" calcext:value-type="float">
            <text:p>0.002184543</text:p>
          </table:table-cell>
          <table:table-cell table:number-columns-repeated="17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17" calcext:value-type="float">
            <text:p>-17</text:p>
          </table:table-cell>
          <table:table-cell office:value-type="float" office:value="4.00757273814269" calcext:value-type="float">
            <text:p>4.0075727381</text:p>
          </table:table-cell>
          <table:table-cell office:value-type="float" office:value="0.00219437208194779" calcext:value-type="float">
            <text:p>0.0021943721</text:p>
          </table:table-cell>
          <table:table-cell office:value-type="float" office:value="13" calcext:value-type="float">
            <text:p>13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2" calcext:value-type="float">
            <text:p>-12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table:number-columns-repeated="1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6" calcext:value-type="float">
            <text:p>-16</text:p>
          </table:table-cell>
          <table:table-cell office:value-type="float" office:value="4.0085691510562" calcext:value-type="float">
            <text:p>4.0085691511</text:p>
          </table:table-cell>
          <table:table-cell office:value-type="float" office:value="0.00219466993355606" calcext:value-type="float">
            <text:p>0.0021946699</text:p>
          </table:table-cell>
          <table:table-cell office:value-type="float" office:value="14" calcext:value-type="float">
            <text:p>1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table:number-columns-repeated="1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5" calcext:value-type="float">
            <text:p>-15</text:p>
          </table:table-cell>
          <table:table-cell office:value-type="float" office:value="4.00757273814269" calcext:value-type="float">
            <text:p>4.0075727381</text:p>
          </table:table-cell>
          <table:table-cell office:value-type="float" office:value="0.00219437208194779" calcext:value-type="float">
            <text:p>0.0021943721</text:p>
          </table:table-cell>
          <table:table-cell office:value-type="float" office:value="15" calcext:value-type="float">
            <text:p>15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4" calcext:value-type="float">
            <text:p>-14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table:number-columns-repeated="17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4" calcext:value-type="float">
            <text:p>-14</text:p>
          </table:table-cell>
          <table:table-cell office:value-type="float" office:value="4.00358708648864" calcext:value-type="float">
            <text:p>4.0035870865</text:p>
          </table:table-cell>
          <table:table-cell office:value-type="float" office:value="0.00219318067551474" calcext:value-type="float">
            <text:p>0.0021931807</text:p>
          </table:table-cell>
          <table:table-cell office:value-type="float" office:value="16" calcext:value-type="float">
            <text:p>16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5" calcext:value-type="float">
            <text:p>-15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table:number-columns-repeated="1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17" calcext:value-type="float">
            <text:p>1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6" calcext:value-type="float">
            <text:p>-16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table:number-columns-repeated="1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2" calcext:value-type="float">
            <text:p>-12</text:p>
          </table:table-cell>
          <table:table-cell office:value-type="float" office:value="3.98764447987246" calcext:value-type="float">
            <text:p>3.9876444799</text:p>
          </table:table-cell>
          <table:table-cell office:value-type="float" office:value="0.00218841504978252" calcext:value-type="float">
            <text:p>0.002188415</text:p>
          </table:table-cell>
          <table:table-cell office:value-type="float" office:value="18" calcext:value-type="float">
            <text:p>18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7" calcext:value-type="float">
            <text:p>-17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table:number-columns-repeated="17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1" calcext:value-type="float">
            <text:p>-11</text:p>
          </table:table-cell>
          <table:table-cell office:value-type="float" office:value="3.97768035073735" calcext:value-type="float">
            <text:p>3.9776803507</text:p>
          </table:table-cell>
          <table:table-cell office:value-type="float" office:value="0.00218543653369988" calcext:value-type="float">
            <text:p>0.0021854365</text:p>
          </table:table-cell>
          <table:table-cell office:value-type="float" office:value="19" calcext:value-type="float">
            <text:p>1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8" calcext:value-type="float">
            <text:p>-18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table:number-columns-repeated="1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0" calcext:value-type="float">
            <text:p>-10</text:p>
          </table:table-cell>
          <table:table-cell office:value-type="float" office:value="3.97070546034277" calcext:value-type="float">
            <text:p>3.9707054603</text:p>
          </table:table-cell>
          <table:table-cell office:value-type="float" office:value="0.00218335157244204" calcext:value-type="float">
            <text:p>0.0021833516</text:p>
          </table:table-cell>
          <table:table-cell office:value-type="float" office:value="20" calcext:value-type="float">
            <text:p>20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17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9" calcext:value-type="float">
            <text:p>-9</text:p>
          </table:table-cell>
          <table:table-cell office:value-type="float" office:value="3.96373056994819" calcext:value-type="float">
            <text:p>3.9637305699</text:p>
          </table:table-cell>
          <table:table-cell office:value-type="float" office:value="0.00218126661118419" calcext:value-type="float">
            <text:p>0.0021812666</text:p>
          </table:table-cell>
          <table:table-cell office:value-type="float" office:value="21" calcext:value-type="float">
            <text:p>2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20" calcext:value-type="float">
            <text:p>-2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1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8" calcext:value-type="float">
            <text:p>-8</text:p>
          </table:table-cell>
          <table:table-cell office:value-type="float" office:value="3.95874850538063" calcext:value-type="float">
            <text:p>3.9587485054</text:p>
          </table:table-cell>
          <table:table-cell office:value-type="float" office:value="0.00217977735314287" calcext:value-type="float">
            <text:p>0.0021797774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7" calcext:value-type="float">
            <text:p>-7</text:p>
          </table:table-cell>
          <table:table-cell office:value-type="float" office:value="3.95376644081307" calcext:value-type="float">
            <text:p>3.9537664408</text:p>
          </table:table-cell>
          <table:table-cell office:value-type="float" office:value="0.00217828809510156" calcext:value-type="float">
            <text:p>0.0021782881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6" calcext:value-type="float">
            <text:p>-6</text:p>
          </table:table-cell>
          <table:table-cell office:value-type="float" office:value="3.95077720207254" calcext:value-type="float">
            <text:p>3.9507772021</text:p>
          </table:table-cell>
          <table:table-cell office:value-type="float" office:value="0.00217739454027677" calcext:value-type="float">
            <text:p>0.0021773945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5" calcext:value-type="float">
            <text:p>-5</text:p>
          </table:table-cell>
          <table:table-cell office:value-type="float" office:value="3.94778796333201" calcext:value-type="float">
            <text:p>3.9477879633</text:p>
          </table:table-cell>
          <table:table-cell office:value-type="float" office:value="0.00217650098545197" calcext:value-type="float">
            <text:p>0.002176501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4" calcext:value-type="float">
            <text:p>-4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3" calcext:value-type="float">
            <text:p>-3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2" calcext:value-type="float">
            <text:p>-2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1" calcext:value-type="float">
            <text:p>-1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2.22E-015" calcext:value-type="float">
            <text:p>2.22E-01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1" calcext:value-type="float">
            <text:p>1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2" calcext:value-type="float">
            <text:p>2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" calcext:value-type="float">
            <text:p>3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4" calcext:value-type="float">
            <text:p>4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5" calcext:value-type="float">
            <text:p>5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6" calcext:value-type="float">
            <text:p>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7" calcext:value-type="float">
            <text:p>7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8" calcext:value-type="float">
            <text:p>8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9" calcext:value-type="float">
            <text:p>9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0" calcext:value-type="float">
            <text:p>10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1" calcext:value-type="float">
            <text:p>11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2" calcext:value-type="float">
            <text:p>1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3" calcext:value-type="float">
            <text:p>1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4" calcext:value-type="float">
            <text:p>14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5" calcext:value-type="float">
            <text:p>1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6" calcext:value-type="float">
            <text:p>1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7" calcext:value-type="float">
            <text:p>1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8" calcext:value-type="float">
            <text:p>1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9" calcext:value-type="float">
            <text:p>19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20" calcext:value-type="float">
            <text:p>2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21" calcext:value-type="float">
            <text:p>2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12:23.737068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1T21:13:18.283868234</dc:date>
    <meta:generator>LibreOffice/4.2.8.2$Linux_X86_64 LibreOffice_project/420m0$Build-2</meta:generator>
    <meta:editing-duration>PT16H13M13S</meta:editing-duration>
    <meta:editing-cycles>22</meta:editing-cycles>
    <meta:document-statistic meta:table-count="3" meta:cell-count="13225" meta:object-count="0"/>
  </office:meta>
</office:document-meta>
</file>